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7118in" table:align="left"/>
    </style:style>
    <style:style style:name="Table2.A" style:family="table-column">
      <style:table-column-properties style:column-width="0.3021in"/>
    </style:style>
    <style:style style:name="Table2.B" style:family="table-column">
      <style:table-column-properties style:column-width="6.4097in"/>
    </style:style>
    <style:style style:name="Table2.A1" style:family="table-cell">
      <style:table-cell-properties style:vertical-align="middle" fo:padding="0.0194in" fo:border="none"/>
    </style:style>
    <style:style style:name="Table2.B1" style:family="table-cell">
      <style:table-cell-properties fo:padding="0.0194in" fo:border="none"/>
    </style:style>
    <style:style style:name="Table2.106" style:family="table-row">
      <style:table-row-properties style:min-row-height="0.2229in"/>
    </style:style>
    <style:style style:name="Concepts" style:family="table">
      <style:table-properties style:width="7.5in" table:align="margins"/>
    </style:style>
    <style:style style:name="Concepts.A" style:family="table-column">
      <style:table-column-properties style:column-width="1.875in" style:rel-column-width="16383*"/>
    </style:style>
    <style:style style:name="Concepts.D" style:family="table-column">
      <style:table-column-properties style:column-width="1.875in" style:rel-column-width="16386*"/>
    </style:style>
    <style:style style:name="Concepts.A1" style:family="table-cell">
      <style:table-cell-properties fo:padding="0.0382in" fo:border-left="0.0007in solid #000000" fo:border-right="none" fo:border-top="0.0007in solid #000000" fo:border-bottom="0.0007in solid #000000"/>
    </style:style>
    <style:style style:name="Concepts.D1" style:family="table-cell">
      <style:table-cell-properties fo:padding="0.0382in" fo:border="0.0007in solid #000000"/>
    </style:style>
    <style:style style:name="Concepts.A2" style:family="table-cell">
      <style:table-cell-properties fo:padding="0.0382in" fo:border-left="0.0007in solid #000000" fo:border-right="none" fo:border-top="none" fo:border-bottom="0.0007in solid #000000"/>
    </style:style>
    <style:style style:name="Concepts.D2" style:family="table-cell">
      <style:table-cell-properties fo:padding="0.0382in" fo:border-left="0.0007in solid #000000" fo:border-right="0.0007in solid #000000" fo:border-top="none" fo:border-bottom="0.0007in solid #000000"/>
    </style:style>
    <style:style style:name="Table1" style:family="table">
      <style:table-properties style:width="6.7118in" table:align="left"/>
    </style:style>
    <style:style style:name="Table1.A" style:family="table-column">
      <style:table-column-properties style:column-width="0.3028in"/>
    </style:style>
    <style:style style:name="Table1.B" style:family="table-column">
      <style:table-column-properties style:column-width="6.409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3" style:family="table">
      <style:table-properties style:width="3.766in" table:align="left"/>
    </style:style>
    <style:style style:name="Table3.A" style:family="table-column">
      <style:table-column-properties style:column-width="0.3028in"/>
    </style:style>
    <style:style style:name="Table3.B" style:family="table-column">
      <style:table-column-properties style:column-width="3.4632in"/>
    </style:style>
    <style:style style:name="Table3.A1" style:family="table-cell">
      <style:table-cell-properties style:vertical-align="middle" fo:padding="0.0194in" fo:border="none"/>
    </style:style>
    <style:style style:name="Table3.B1" style:family="table-cell">
      <style:table-cell-properties fo:padding="0.0194in" fo:border="none"/>
    </style:style>
    <style:style style:name="Table4" style:family="table">
      <style:table-properties style:width="5.5139in" table:align="left"/>
    </style:style>
    <style:style style:name="Table4.A" style:family="table-column">
      <style:table-column-properties style:column-width="0.3028in"/>
    </style:style>
    <style:style style:name="Table4.B" style:family="table-column">
      <style:table-column-properties style:column-width="5.2111in"/>
    </style:style>
    <style:style style:name="Table4.A1" style:family="table-cell">
      <style:table-cell-properties style:vertical-align="middle" fo:padding="0.0194in" fo:border="none"/>
    </style:style>
    <style:style style:name="Table4.B1" style:family="table-cell">
      <style:table-cell-properties fo:padding="0.0194in" fo:border="none"/>
    </style:style>
    <style:style style:name="Table8" style:family="table">
      <style:table-properties style:width="4.1139in" table:align="left"/>
    </style:style>
    <style:style style:name="Table8.A" style:family="table-column">
      <style:table-column-properties style:column-width="0.3028in"/>
    </style:style>
    <style:style style:name="Table8.B" style:family="table-column">
      <style:table-column-properties style:column-width="3.8111in"/>
    </style:style>
    <style:style style:name="Table8.A1" style:family="table-cell">
      <style:table-cell-properties style:vertical-align="middle" fo:padding="0.0194in" fo:border="none"/>
    </style:style>
    <style:style style:name="Table8.B1" style:family="table-cell">
      <style:table-cell-properties fo:padding="0.0194in" fo:border="none"/>
    </style:style>
    <style:style style:name="Table6" style:family="table">
      <style:table-properties style:width="4.316in" table:align="left"/>
    </style:style>
    <style:style style:name="Table6.A" style:family="table-column">
      <style:table-column-properties style:column-width="0.3028in"/>
    </style:style>
    <style:style style:name="Table6.B" style:family="table-column">
      <style:table-column-properties style:column-width="4.0132in"/>
    </style:style>
    <style:style style:name="Table6.A1" style:family="table-cell">
      <style:table-cell-properties style:vertical-align="middle" fo:padding="0.0194in" fo:border="none"/>
    </style:style>
    <style:style style:name="Table6.B1" style:family="table-cell">
      <style:table-cell-properties fo:padding="0.0194in" fo:border="none"/>
    </style:style>
    <style:style style:name="Table7" style:family="table">
      <style:table-properties style:width="5.2597in" table:align="left"/>
    </style:style>
    <style:style style:name="Table7.A" style:family="table-column">
      <style:table-column-properties style:column-width="0.3028in"/>
    </style:style>
    <style:style style:name="Table7.B" style:family="table-column">
      <style:table-column-properties style:column-width="4.9569in"/>
    </style:style>
    <style:style style:name="Table7.A1" style:family="table-cell">
      <style:table-cell-properties style:vertical-align="middle" fo:padding="0.0194in" fo:border="none"/>
    </style:style>
    <style:style style:name="Table7.B1" style:family="table-cell">
      <style:table-cell-properties fo:padding="0.0194in" fo:border="none"/>
    </style:style>
    <style:style style:name="Table5" style:family="table">
      <style:table-properties style:width="4.9431in" table:align="left"/>
    </style:style>
    <style:style style:name="Table5.A" style:family="table-column">
      <style:table-column-properties style:column-width="0.3028in"/>
    </style:style>
    <style:style style:name="Table5.B" style:family="table-column">
      <style:table-column-properties style:column-width="4.6403in"/>
    </style:style>
    <style:style style:name="Table5.A1" style:family="table-cell">
      <style:table-cell-properties style:vertical-align="middle" fo:padding="0.0194in" fo:border="none"/>
    </style:style>
    <style:style style:name="Table5.B1" style:family="table-cell">
      <style:table-cell-properties fo:padding="0.0194in" fo:border="none"/>
    </style:style>
    <style:style style:name="Table9" style:family="table">
      <style:table-properties style:width="6.7201in" table:align="left"/>
    </style:style>
    <style:style style:name="Table9.A" style:family="table-column">
      <style:table-column-properties style:column-width="0.3028in"/>
    </style:style>
    <style:style style:name="Table9.B" style:family="table-column">
      <style:table-column-properties style:column-width="6.4174in"/>
    </style:style>
    <style:style style:name="Table9.A1" style:family="table-cell">
      <style:table-cell-properties style:vertical-align="middle" fo:padding="0.0194in" fo:border="none"/>
    </style:style>
    <style:style style:name="Table9.B1" style:family="table-cell">
      <style:table-cell-properties fo:padding="0.0194in" fo:border="none"/>
    </style:style>
    <style:style style:name="Table10" style:family="table">
      <style:table-properties style:width="4.3847in" table:align="left"/>
    </style:style>
    <style:style style:name="Table10.A" style:family="table-column">
      <style:table-column-properties style:column-width="0.3028in"/>
    </style:style>
    <style:style style:name="Table10.B" style:family="table-column">
      <style:table-column-properties style:column-width="4.0819in"/>
    </style:style>
    <style:style style:name="Table10.A1" style:family="table-cell">
      <style:table-cell-properties style:vertical-align="middle" fo:padding="0.0194in" fo:border="none"/>
    </style:style>
    <style:style style:name="Table10.B1" style:family="table-cell">
      <style:table-cell-properties fo:padding="0.0194in" fo:border="none"/>
    </style:style>
    <style:style style:name="Table11" style:family="table">
      <style:table-properties style:width="5.741in" table:align="left"/>
    </style:style>
    <style:style style:name="Table11.A" style:family="table-column">
      <style:table-column-properties style:column-width="0.3028in"/>
    </style:style>
    <style:style style:name="Table11.B" style:family="table-column">
      <style:table-column-properties style:column-width="5.4382in"/>
    </style:style>
    <style:style style:name="Table11.A1" style:family="table-cell">
      <style:table-cell-properties style:vertical-align="middle" fo:padding="0.0194in" fo:border="none"/>
    </style:style>
    <style:style style:name="Table11.B1" style:family="table-cell">
      <style:table-cell-properties fo:padding="0.0194in" fo:border="none"/>
    </style:style>
    <style:style style:name="Table12" style:family="table">
      <style:table-properties style:width="4.7285in" table:align="left"/>
    </style:style>
    <style:style style:name="Table12.A" style:family="table-column">
      <style:table-column-properties style:column-width="0.3028in"/>
    </style:style>
    <style:style style:name="Table12.B" style:family="table-column">
      <style:table-column-properties style:column-width="4.4257in"/>
    </style:style>
    <style:style style:name="Table12.A1" style:family="table-cell">
      <style:table-cell-properties style:vertical-align="middle" fo:padding="0.0194in" fo:border="none"/>
    </style:style>
    <style:style style:name="Table12.B1" style:family="table-cell">
      <style:table-cell-properties fo:padding="0.0194in" fo:border="none"/>
    </style:style>
    <style:style style:name="Table13" style:family="table">
      <style:table-properties style:width="6.4285in" table:align="left"/>
    </style:style>
    <style:style style:name="Table13.A" style:family="table-column">
      <style:table-column-properties style:column-width="0.3028in"/>
    </style:style>
    <style:style style:name="Table13.B" style:family="table-column">
      <style:table-column-properties style:column-width="6.1257in"/>
    </style:style>
    <style:style style:name="Table13.A1" style:family="table-cell">
      <style:table-cell-properties style:vertical-align="middle" fo:padding="0.0194in" fo:border="none"/>
    </style:style>
    <style:style style:name="Table13.B1" style:family="table-cell">
      <style:table-cell-properties fo:padding="0.0194in" fo:border="none"/>
    </style:style>
    <style:style style:name="Table14" style:family="table">
      <style:table-properties style:width="4.1785in" table:align="left"/>
    </style:style>
    <style:style style:name="Table14.A" style:family="table-column">
      <style:table-column-properties style:column-width="0.3028in"/>
    </style:style>
    <style:style style:name="Table14.B" style:family="table-column">
      <style:table-column-properties style:column-width="3.8757in"/>
    </style:style>
    <style:style style:name="Table14.A1" style:family="table-cell">
      <style:table-cell-properties style:vertical-align="middle" fo:padding="0.0194in" fo:border="none"/>
    </style:style>
    <style:style style:name="Table14.B1" style:family="table-cell">
      <style:table-cell-properties fo:padding="0.0194in" fo:border="none"/>
    </style:style>
    <style:style style:name="Table15" style:family="table">
      <style:table-properties style:width="6.291in" table:align="left"/>
    </style:style>
    <style:style style:name="Table15.A" style:family="table-column">
      <style:table-column-properties style:column-width="0.3028in"/>
    </style:style>
    <style:style style:name="Table15.B" style:family="table-column">
      <style:table-column-properties style:column-width="5.9882in"/>
    </style:style>
    <style:style style:name="Table15.A1" style:family="table-cell">
      <style:table-cell-properties style:vertical-align="middle" fo:padding="0.0194in" fo:border="none"/>
    </style:style>
    <style:style style:name="Table15.B1" style:family="table-cell">
      <style:table-cell-properties fo:padding="0.0194in" fo:border="none"/>
    </style:style>
    <style:style style:name="Table16" style:family="table">
      <style:table-properties style:width="4.2472in" table:align="left"/>
    </style:style>
    <style:style style:name="Table16.A" style:family="table-column">
      <style:table-column-properties style:column-width="0.3028in"/>
    </style:style>
    <style:style style:name="Table16.B" style:family="table-column">
      <style:table-column-properties style:column-width="3.9444in"/>
    </style:style>
    <style:style style:name="Table16.A1" style:family="table-cell">
      <style:table-cell-properties style:vertical-align="middle" fo:padding="0.0194in" fo:border="none"/>
    </style:style>
    <style:style style:name="Table16.B1" style:family="table-cell">
      <style:table-cell-properties fo:padding="0.0194in" fo:border="none"/>
    </style:style>
    <style:style style:name="Table17" style:family="table">
      <style:table-properties style:width="6.041in" table:align="left"/>
    </style:style>
    <style:style style:name="Table17.A" style:family="table-column">
      <style:table-column-properties style:column-width="0.3028in"/>
    </style:style>
    <style:style style:name="Table17.B" style:family="table-column">
      <style:table-column-properties style:column-width="5.7382in"/>
    </style:style>
    <style:style style:name="Table17.A1" style:family="table-cell">
      <style:table-cell-properties style:vertical-align="middle" fo:padding="0.0194in" fo:border="none"/>
    </style:style>
    <style:style style:name="Table17.B1" style:family="table-cell">
      <style:table-cell-properties fo:padding="0.0194in" fo:border="none"/>
    </style:style>
    <style:style style:name="Table18" style:family="table">
      <style:table-properties style:width="4.1097in" table:align="left"/>
    </style:style>
    <style:style style:name="Table18.A" style:family="table-column">
      <style:table-column-properties style:column-width="0.3028in"/>
    </style:style>
    <style:style style:name="Table18.B" style:family="table-column">
      <style:table-column-properties style:column-width="3.8069in"/>
    </style:style>
    <style:style style:name="Table18.A1" style:family="table-cell">
      <style:table-cell-properties style:vertical-align="middle" fo:padding="0.0194in" fo:border="none"/>
    </style:style>
    <style:style style:name="Table18.B1" style:family="table-cell">
      <style:table-cell-properties fo:padding="0.0194in" fo:border="none"/>
    </style:style>
    <style:style style:name="Table19" style:family="table">
      <style:table-properties style:width="4.8826in" table:align="left"/>
    </style:style>
    <style:style style:name="Table19.A" style:family="table-column">
      <style:table-column-properties style:column-width="0.3125in"/>
    </style:style>
    <style:style style:name="Table19.B" style:family="table-column">
      <style:table-column-properties style:column-width="4.5701in"/>
    </style:style>
    <style:style style:name="Table19.A1" style:family="table-cell">
      <style:table-cell-properties style:vertical-align="middle" fo:padding="0.0194in" fo:border="none"/>
    </style:style>
    <style:style style:name="Table19.B1" style:family="table-cell">
      <style:table-cell-properties fo:padding="0.0194in" fo:border="none"/>
    </style:style>
    <style:style style:name="Table20" style:family="table">
      <style:table-properties style:width="4.8701in" table:align="left"/>
    </style:style>
    <style:style style:name="Table20.A" style:family="table-column">
      <style:table-column-properties style:column-width="0.3028in"/>
    </style:style>
    <style:style style:name="Table20.B" style:family="table-column">
      <style:table-column-properties style:column-width="4.5674in"/>
    </style:style>
    <style:style style:name="Table20.A1" style:family="table-cell">
      <style:table-cell-properties style:vertical-align="middle" fo:padding="0.0194in" fo:border="none"/>
    </style:style>
    <style:style style:name="Table20.B1" style:family="table-cell">
      <style:table-cell-properties fo:padding="0.0194in" fo:border="none"/>
    </style:style>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size="26pt" style:font-size-asian="26pt" style:font-size-complex="26pt"/>
    </style:style>
    <style:style style:name="P3"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end"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P7" style:family="paragraph" style:parent-style-name="Standard">
      <style:paragraph-properties fo:line-height="100%" fo:text-align="start" style:justify-single-word="false"/>
      <style:text-properties fo:font-size="16pt" fo:font-weight="bold" style:font-size-asian="16pt" style:font-weight-asian="bold" style:font-size-complex="16pt" style:font-weight-complex="bold"/>
    </style:style>
    <style:style style:name="P8" style:family="paragraph" style:parent-style-name="Standard">
      <style:paragraph-properties fo:line-height="200%"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autospace="none"/>
      <style:text-properties style:font-name="TimesNewRomanPSMT" fo:font-size="16pt" style:font-name-asian="TimesNewRomanPSMT" style:font-size-asian="16pt" style:font-name-complex="TimesNewRomanPSMT" style:font-size-complex="16pt"/>
    </style:style>
    <style:style style:name="P11" style:family="paragraph" style:parent-style-name="Standard">
      <style:paragraph-properties style:text-autospace="none"/>
      <style:text-properties style:font-name="TimesNewRomanPSMT" fo:font-size="16pt" style:font-name-asian="TimesNewRomanPSMT" style:font-size-asian="16pt" style:font-name-complex="TimesNewRomanPSMT" style:font-size-complex="16pt"/>
    </style:style>
    <style:style style:name="P12" style:family="paragraph" style:parent-style-name="Standard">
      <style:paragraph-properties fo:text-align="start" style:justify-single-word="false"/>
      <style:text-properties style:font-name="TimesNewRomanPSMT" fo:font-size="16pt" fo:font-weight="normal" style:font-name-asian="TimesNewRomanPSMT" style:font-size-asian="16pt" style:font-weight-asian="normal" style:font-name-complex="TimesNewRomanPSMT" style:font-size-complex="16pt" style:font-weight-complex="normal"/>
    </style:style>
    <style:style style:name="P13" style:family="paragraph" style:parent-style-name="Standard">
      <style:paragraph-properties fo:line-height="200%"/>
    </style:style>
    <style:style style:name="P14" style:family="paragraph" style:parent-style-name="Standard">
      <style:paragraph-properties fo:line-height="200%" fo:text-align="start" style:justify-single-word="false"/>
    </style:style>
    <style:style style:name="P15" style:family="paragraph" style:parent-style-name="Standard">
      <style:paragraph-properties fo:line-height="100%" fo:text-align="start" style:justify-single-word="false"/>
      <style:text-properties fo:font-size="10pt" fo:font-weight="normal" style:font-size-asian="10pt" style:font-weight-asian="normal" style:font-size-complex="10pt" style:font-weight-complex="normal"/>
    </style:style>
    <style:style style:name="P16" style:family="paragraph" style:parent-style-name="Standard">
      <style:paragraph-properties fo:line-height="200%" fo:text-align="start" style:justify-single-word="false" fo:break-before="page"/>
      <style:text-properties fo:font-size="16pt" fo:font-weight="bold" style:font-size-asian="16pt" style:font-weight-asian="bold" style:font-size-complex="16pt" style:font-weight-complex="bold"/>
    </style:style>
    <style:style style:name="P17" style:family="paragraph" style:parent-style-name="Standard">
      <style:paragraph-properties fo:text-align="center" style:justify-single-word="false" fo:break-before="pag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start" style:justify-single-word="false"/>
      <style:text-properties fo:font-size="12pt" style:font-size-asian="12pt" style:font-size-complex="12pt"/>
    </style:style>
    <style:style style:name="P19"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0" style:family="paragraph" style:parent-style-name="Table_20_Contents">
      <style:paragraph-properties fo:text-align="start" style:justify-single-word="false"/>
      <style:text-properties fo:font-size="12pt" style:text-underline-style="none" style:font-size-asian="12pt" style:font-size-complex="12pt"/>
    </style:style>
    <style:style style:name="P21" style:family="paragraph" style:parent-style-name="Table_20_Contents">
      <style:text-properties fo:font-size="2pt" style:font-size-asian="2pt" style:font-size-complex="2pt"/>
    </style:style>
    <style:style style:name="P22" style:family="paragraph" style:parent-style-name="Table_20_Contents">
      <style:paragraph-properties fo:padding="0in" fo:border="none"/>
      <style:text-properties fo:color="#969896" style:font-name="Consolas" fo:font-size="9pt"/>
    </style:style>
    <style:style style:name="P23" style:family="paragraph" style:parent-style-name="Table_20_Contents">
      <style:paragraph-properties fo:padding="0in" fo:border="none"/>
      <style:text-properties fo:color="#333333" style:font-name="Consolas" fo:font-size="9pt"/>
    </style:style>
    <style:style style:name="P24" style:family="paragraph" style:parent-style-name="Table_20_Contents">
      <style:paragraph-properties fo:padding="0in" fo:border="none"/>
      <style:text-properties fo:color="#333333" style:font-name="Consolas" fo:font-size="9pt" style:font-size-asian="2pt" style:font-size-complex="2pt"/>
    </style:style>
    <style:style style:name="P25" style:family="paragraph" style:parent-style-name="Table_20_Contents">
      <style:paragraph-properties fo:padding="0in" fo:border="none"/>
      <style:text-properties fo:color="#a71d5d" style:font-name="Consolas" fo:font-size="9pt"/>
    </style:style>
    <style:style style:name="P26" style:family="paragraph" style:parent-style-name="Standard">
      <style:paragraph-properties fo:line-height="200%"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27" style:family="paragraph" style:parent-style-name="Standard" style:list-style-name="L1">
      <style:paragraph-properties fo:line-height="200%" fo:text-align="start" style:justify-single-word="false"/>
      <style:text-properties fo:font-size="12pt" fo:font-weight="normal" style:font-size-asian="12pt" style:font-weight-asian="normal" style:font-size-complex="12pt" style:font-weight-complex="normal"/>
    </style:style>
    <style:style style:name="P28" style:family="paragraph" style:parent-style-name="Standard" style:list-style-name="L2">
      <style:paragraph-properties fo:line-height="100%" fo:text-align="start" style:justify-single-word="false"/>
      <style:text-properties fo:font-size="12pt" fo:font-weight="normal" style:font-size-asian="12pt" style:font-weight-asian="normal" style:font-size-complex="12pt" style:font-weight-complex="normal"/>
    </style:style>
    <style:style style:name="P29" style:family="paragraph" style:parent-style-name="Table_20_Contents">
      <style:paragraph-properties fo:padding="0in" fo:border="none"/>
      <style:text-properties fo:color="#969896" style:font-name="Consolas" fo:font-size="9pt"/>
    </style:style>
    <style:style style:name="P30" style:family="paragraph" style:parent-style-name="Table_20_Contents">
      <style:paragraph-properties fo:padding="0in" fo:border="none"/>
      <style:text-properties fo:color="#a71d5d" style:font-name="Consolas" fo:font-size="9pt"/>
    </style:style>
    <style:style style:name="P31" style:family="paragraph" style:parent-style-name="Table_20_Contents">
      <style:paragraph-properties fo:padding="0in" fo:border="none"/>
      <style:text-properties fo:color="#183691" style:font-name="Consolas" fo:font-size="9pt"/>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style:text-position="super 58%"/>
    </style:style>
    <style:style style:name="T4" style:family="text">
      <style:text-properties fo:color="#a71d5d"/>
    </style:style>
    <style:style style:name="T5" style:family="text">
      <style:text-properties fo:color="#183691"/>
    </style:style>
    <style:style style:name="T6" style:family="text">
      <style:text-properties fo:color="#969896"/>
    </style:style>
    <style:style style:name="T7" style:family="text">
      <style:text-properties fo:color="#795da3"/>
    </style:style>
    <style:style style:name="T8" style:family="text">
      <style:text-properties fo:color="#0086b3"/>
    </style:style>
    <style:style style:name="T9" style:family="text">
      <style:text-properties fo:font-style="italic" style:font-style-asian="italic" style:font-style-complex="italic"/>
    </style:style>
    <style:style style:name="T10" style:family="text">
      <style:text-properties fo:font-variant="normal" fo:text-transform="none" fo:color="#183691" style:font-name="Consolas" fo:font-size="9pt" fo:letter-spacing="normal" fo:font-style="normal" fo:font-weight="normal"/>
    </style:style>
    <style:style style:name="T11" style:family="text">
      <style:text-properties fo:font-variant="normal" fo:text-transform="none" fo:color="#333333" style:font-name="Consolas" fo:font-size="9pt" fo:letter-spacing="normal" fo:font-style="normal" fo:font-weight="normal"/>
    </style:style>
    <style:style style:name="T12" style:family="text">
      <style:text-properties fo:font-variant="normal" fo:text-transform="none" fo:color="#333333" fo:letter-spacing="normal"/>
    </style:style>
    <style:style style:name="T13" style:family="text">
      <style:text-properties fo:font-variant="normal" fo:text-transform="none" fo:color="#a71d5d" style:font-name="Consolas" fo:font-size="9pt" fo:letter-spacing="normal" fo:font-style="normal" fo:font-weight="normal"/>
    </style:style>
    <style:style style:name="T14" style:family="text">
      <style:text-properties fo:font-variant="normal" fo:text-transform="none" fo:color="#0086b3" style:font-name="Consolas" fo:font-size="9pt" fo:letter-spacing="normal" fo:font-style="normal" fo:font-weight="normal"/>
    </style:style>
    <style:style style:name="T15" style:family="text">
      <style:text-properties fo:font-variant="normal" fo:text-transform="none" fo:color="#795da3" style:font-name="Consolas" fo:font-size="9pt" fo:letter-spacing="normal" fo:font-style="normal" fo:font-weight="normal"/>
    </style:style>
    <style:style style:name="T16" style:family="text">
      <style:text-properties fo:font-weight="bold" style:font-weight-asian="bold" style:font-weight-complex="bold"/>
    </style:style>
    <style:style style:name="T17" style:family="text">
      <style:text-properties fo:color="#ed6a4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Project 2</text:p>
      <text:p text:style-name="P4">&lt;Bulwark&g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CIS-17A 48983<text:tab/><text:tab/></text:p>
      <text:p text:style-name="P5"><text:tab/><text:tab/>Branden Hitt<text:tab/><text:tab/></text:p>
      <text:p text:style-name="P5">Date: 12/10/2015 <text:s text:c="6"/></text:p>
      <text:p text:style-name="P17"><text:tab/>Table of Contents</text:p>
      <text:p text:style-name="P12">1.Introduction..............................................................................................................3</text:p>
      <text:p text:style-name="P12"/>
      <text:p text:style-name="P10">2.Summary..................................................................................................................5</text:p>
      <text:p text:style-name="P10"/>
      <text:p text:style-name="P10">3.Future Improvements...............................................................................................7</text:p>
      <text:p text:style-name="P10"/>
      <text:p text:style-name="P10">4.Simple Program Function Overview........................................................................8</text:p>
      <text:p text:style-name="P10"/>
      <text:p text:style-name="P10">7.PsuedoCode.............................................................................................................9</text:p>
      <text:p text:style-name="P10"/>
      <text:p text:style-name="P10">8.Concepts from the Book........................................................................................15</text:p>
      <text:p text:style-name="P10"/>
      <text:p text:style-name="P10">9.References..............................................................................................................16</text:p>
      <text:p text:style-name="P10"/>
      <text:p text:style-name="P10">10.FlowCharts...........................................................................................................16</text:p>
      <text:p text:style-name="P10"/>
      <text:p text:style-name="P11">11.Program Code......................................................................................................16</text:p>
      <text:p text:style-name="P16"><text:tab/></text:p>
      <text:p text:style-name="P6">Introduction</text:p>
      <text:p text:style-name="P8">Title: Bulwark</text:p>
      <text:p text:style-name="P8">This is a small program that lets a user play a game of Bulwark, an RPG horde simulator. To put it into simple terms, you pick a character class, give your character a name, and fight through as many waves of enemies as you can before you die.</text:p>
      <text:p text:style-name="P8"><text:tab/>At the beginning of the program, the user is greeted by a message describing the conflict at hand:</text:p>
      <text:p text:style-name="P14"><text:span text:style-name="T1"><text:tab/><text:tab/>“</text:span><text:span text:style-name="T2">Quickly soldier, we need your help to defend the gates!</text:span></text:p>
      <text:p text:style-name="P26"><text:tab/><text:tab/>Cthulhu has brought a heinous army to destroy all of mankind!!</text:p>
      <text:p text:style-name="P14"><text:span text:style-name="T2"><text:tab/><text:tab/>Fight as long as you can and leave none standing!”</text:span><text:span text:style-name="T16"> </text:span></text:p>
      <text:p text:style-name="P8">They are then told to create a name for their character and pick a class. For instance, they could name themselves <text:span text:style-name="T9">Mark the Ruthless</text:span> and pick the <text:span text:style-name="T9">Beserker</text:span> class:</text:p>
      <text:p text:style-name="P8"><text:tab/>Available classes)</text:p>
      <text:p text:style-name="P8"><text:tab/><text:tab/>1. Ranger / weapon - bow / special - “HeadShot”</text:p>
      <text:p text:style-name="P8"><text:tab/><text:tab/>2.Warlock / weapon - staff / special - “Transfusion”</text:p>
      <text:p text:style-name="P8"><text:tab/><text:tab/>3.Paladin / weapon – sword / special - “Fortify”</text:p>
      <text:p text:style-name="P8"><text:tab/><text:tab/>4.Beserker <text:s/>/ weapon – war axe <text:s/>/ special - “Ragnarok”</text:p>
      <text:p text:style-name="P8"><text:tab/>From there, the player is thrown into the battle and they begin fighting wave after wave of enemies. Every wave contains a set of units that must be fought, one at a time.</text:p>
      <text:p text:style-name="P8"><text:tab/>Wave)</text:p>
      <text:list xml:id="list7938751303405343051" text:style-name="L1">
        <text:list-item>
          <text:list>
            <text:list-item>
              <text:list>
                <text:list-item>
                  <text:list>
                    <text:list-item>
                      <text:list>
                        <text:list-item>
                          <text:p text:style-name="P27">Random weak enemy – (young vampire, dark rider, lunatic, abomination, or cultist.)</text:p>
                          <text:p text:style-name="P27">-user gets some health back</text:p>
                        </text:list-item>
                        <text:list-item>
                          <text:p text:style-name="P27">Random weak enemy – (young vampire, dark rider, lunatic, abomination, or cultist.)</text:p>
                          <text:p text:style-name="P27">-user gets some health back</text:p>
                        </text:list-item>
                        <text:list-item>
                          <text:p text:style-name="P27"><text:soft-page-break/>Random elite* weak enemy – same thing as above just with better stats or extra modifier</text:p>
                          <text:p text:style-name="P27">-user gets health and a random stat bonus</text:p>
                        </text:list-item>
                        <text:list-item>
                          <text:p text:style-name="P27">Random moderate enemy – (elder vampire, dread horseman, maniac, monstrocity, or fanatic.)</text:p>
                          <text:p text:style-name="P27">-user gets some health back</text:p>
                        </text:list-item>
                        <text:list-item>
                          <text:p text:style-name="P27">Random moderate enemy – (elder vampire, dread horseman, maniac, monstrocity, or fanatic.)</text:p>
                          <text:p text:style-name="P27">-user gets some health back</text:p>
                        </text:list-item>
                        <text:list-item>
                          <text:p text:style-name="P27">Random elite* moderate enemy – same thing as above just with better stats or modifiers.</text:p>
                          <text:p text:style-name="P27">-user gets some health back and a random stat bonus</text:p>
                        </text:list-item>
                        <text:list-item>
                          <text:p text:style-name="P27">Random Boss – (Nosferatu, the Headless Horseman, Dr. Jeckyl, Frankenstein's Monster,</text:p>
                          <text:list>
                            <text:list-header>
                              <text:p text:style-name="P27">or Cthulhu.)</text:p>
                            </text:list-header>
                          </text:list>
                        </text:list-item>
                      </text:list>
                    </text:list-item>
                  </text:list>
                </text:list-item>
              </text:list>
            </text:list-item>
          </text:list>
        </text:list-item>
      </text:list>
      <text:p text:style-name="P8"><text:tab/><text:tab/><text:tab/>-user gets some health back, gains max health, and a random stat bonus</text:p>
      <text:p text:style-name="P8"><text:tab/>Combat)</text:p>
      <text:p text:style-name="P8"><text:tab/>Each time the player faces a new enemy, there is a round of combat until one of them is dead. By default the enemy attacks first unless the player has the “First Strike” <text:s/>weapon bonus. During the player's attack, they chose from 4 options:</text:p>
      <text:p text:style-name="P8"><text:tab/><text:tab/>1)Attack</text:p>
      <text:p text:style-name="P8"><text:tab/><text:tab/>2)Self-Heal</text:p>
      <text:p text:style-name="P8"><text:tab/><text:tab/>3)Use Special attack</text:p>
      <text:p text:style-name="P8"><text:tab/><text:tab/>4)Surrender (and die) <text:s text:c="3"/>*this is a way to exit the game early</text:p>
      <text:p text:style-name="P8"><text:tab/>The enemy will only use a regular attack during their turn but may also have other effects throughout the combat depending on the type of enemy.</text:p>
      <text:p text:style-name="P8"><text:tab/>*Note that both the player and the enemy has a chance to miss their attacks</text:p>
      <text:p text:style-name="P13"><text:tab/>As soon as a wave is completed, another wave is thrown at the player. This repeats until the player is <text:soft-page-break/>dead. From there the player is given their recorded stats which are also sent to a text file of the character's name. Last but not least, the player is prompted for whether or not they want to see the highscores from previous players. This is simply a file that is read and written (binary) that has a list of previous player's and their scores.</text:p>
      <text:p text:style-name="P8"/>
      <text:p text:style-name="P6">Summary</text:p>
      <text:p text:style-name="P8">Project size: 1695 lines (with comments)</text:p>
      <text:p text:style-name="P8">Number of Classes: 12</text:p>
      <text:p text:style-name="P8">Functions in Main: 14</text:p>
      <text:p text:style-name="P8"><text:tab/>For this project I decided to create some sort of adventure game that would have enemies and players so that I could utilize and get a lot of practice in with classes. What I ended up with was a game where a player must defend against an endless onslaught of random enemies and bosses.</text:p>
      <text:p text:style-name="P8"><text:tab/>To begin, I had to decide what sort of attributes an “Enemy” could have. This would be my practice with inheritance in general. It seemed that at least with enemies they would all have a name/type , a health value, and a damage value. The EnemyUnit class would end up being a base class for the various types of enemies that are generated. </text:p>
      <text:p text:style-name="P8"><text:tab/>First, I inherited the EnemyUnit class onto the weakest type of enemy which I reffered to as the CrapUnit class. When one of these are constructed, the game randomly chooses from set values to create the enemy. In addition to the inherrited attributes, my CrapUnit class was given a weakness and a type. The weakness was used to find out if they had less of a chance to hit a certain player type, whereas the “type” attribute was never actually implemented and instead was just given a value to describe the type of enemy. Beyond that, the CrapUnit class was also inherited into the elite class version called CrapUnitElite. The only difference with this class is that the units are called elite versions with improved stats and a bonus. The bonus attribute may have an effect during combat to aid the elite enemy.</text:p>
      <text:p text:style-name="P8"><text:tab/>Another inheritance from the EnemyUnit class was my ModerateUnit class. This was an enemy type that would be the next step up from the CrapUnit class. These units would also be randomly generated when created <text:soft-page-break/>and would have a different set of names and values to pick from. The idea up to that point was that there would be different levels of enemies to fight but there would be a random version so that it could be different every game: <text:s text:c="6"/></text:p>
      <text:p text:style-name="P8"/>
      <text:p text:style-name="P8"><text:tab/>*<text:span text:style-name="T9">CrapUnit &lt; CrapUnitElite &lt; ModerateUnit &lt; ModerateUnitElite &lt; BossUnit</text:span></text:p>
      <text:p text:style-name="P26"/>
      <text:p text:style-name="P8">I should note that the ModerateUnit class was similar to the CrapUnit class since it also added its own set of weaknesses and types. Beyond that, the ModerateUnit class was also inherited by the elite version of the class.</text:p>
      <text:p text:style-name="P8"><text:tab/>Last but not least, the EnemyUnit class was inherited by my BossUnit class. This was the class of enemy that I had decided would be at the end of an enemy wave and would give the toughest challenge. The boss is also randomly generated and has its own set of values in addition to a individual bonus effect and a special attack. The strongest of the bosses you can face is Cthulhu himself, whose special (if it is used) will automatically kill the player and end their run.</text:p>
      <text:p text:style-name="P8"><text:tab/>So now that I had the enemies worked out for how they might be implemented, I had to decide how the Player class would work. Similar to the enemy class, the Player class had a bunch of attributes and functions involved with its attributes. The biggest impact to the player is his initial choice on his archetype. The player is given 4 choices, and each one provides them with a unique playstyle:</text:p>
      <text:p text:style-name="P8"><text:tab/>Archetypes)</text:p>
      <text:p text:style-name="P8"><text:tab/><text:tab/>1)Ranger</text:p>
      <text:p text:style-name="P8"><text:tab/><text:tab/>2)Warlock</text:p>
      <text:p text:style-name="P8"><text:tab/><text:tab/>3)Paladin</text:p>
      <text:p text:style-name="P8"><text:tab/><text:tab/>4)Beserker</text:p>
      <text:p text:style-name="P8"><text:tab/>Through the Player class, I also decided to try out aggregation instead of inheritance. This was good practice for including a separate class inside another one. I achieved this effect by means of a Weapon class since every Player might have a Weapon. Seemed simple enough, yet I still had to understand how to implement <text:soft-page-break/>it and make it work correctly. Once that was all done, I merely had to get the gameplaye down.</text:p>
      <text:p text:style-name="P8"><text:tab/>Most of the gameplay takes place within functions in main. The organization of the combat was not too difficult to figure out, however understanding the notation involved with classes and their behaviors was a learning experience. Through a lot of trial and error I was eventually able to get a running game. The format is still not the prettiest, but I am more than happy with what I learned involving classes. Classes had made sense in concept, but I still had to learn what they would look like in practice.</text:p>
      <text:p text:style-name="P8"><text:tab/>Beyond the gameplay, I also implemented some file input and output as continued practice. At the end of each game, the current player's stats are sent both to a .txt file and to a .dat file (.dat file is sent in binary). The text file can be viewed outside the program, however the .dat file has a record of multiple games and would need to be read in through the game to be viewed (which can be done at the end if the player chooses). </text:p>
      <text:p text:style-name="P8"><text:tab/>To end my project, I tried to implement some other concepts that we had covered even if they did not have any real practical effect on the game. One instance of this was the vector template that we were learning about in class. You ,Dr. Lehr, had encouraged us to alter it in a way that would allow a push function that could be added. You also taught us how to make it more efficient by doubling the allocated size (when needed) instead of creating a new array every time. I really wanted to make sure I could implement the more efficient version and so I added it to my program. Sure enough, I got it to work and am happy I took the time since it was good practice with other things such as pointer's and destructors.</text:p>
      <text:p text:style-name="P8"><text:tab/>Overall, I feel that I have learned a great deal this semester and can see my improvement with coding every week. Hopefully, the game is somewhat enjoyable.</text:p>
      <text:p text:style-name="P6">Future Improvements</text:p>
      <text:p text:style-name="P8"><text:tab/>Most of what I would want to improve would be display wise, as usual. Once I have knowledge in GUIs I might revisit this program and make it more visually appealing. Other than that I would maybe work on balancing the game out since the player archetypes are not at all balanced and since the game can be very unforgiving.</text:p>
      <text:p text:style-name="P8"/>
      <text:p text:style-name="P8"><text:soft-page-break/></text:p>
      <text:p text:style-name="P6">Simple Program Function Overview</text:p>
      <text:p text:style-name="P8">main(</text:p>
      <text:p text:style-name="P8"><text:tab/>Player user; ← Player object creation</text:p>
      <text:p text:style-name="P8"><text:tab/>newWave(); <text:s text:c="2"/>← starts the actual game</text:p>
      <text:p text:style-name="P8"><text:tab/><text:tab/>*gameplay ends here</text:p>
      <text:p text:style-name="P8"><text:tab/>PlayerData records; ← structure for file I/O</text:p>
      <text:p text:style-name="P8"><text:tab/>retPD();<text:tab/> ← fill the structure</text:p>
      <text:p text:style-name="P8"><text:tab/>writeRec(): <text:s text:c="4"/>← write stats to txt file</text:p>
      <text:p text:style-name="P8"><text:tab/>writeHi(); <text:s text:c="2"/>← append stats to binary file</text:p>
      <text:p text:style-name="P8"><text:tab/>readHi(); <text:s/>← read stats from binary file</text:p>
      <text:p text:style-name="P8"><text:tab/>vecFun(); <text:s/>← vector template practice</text:p>
      <text:p text:style-name="P8">)</text:p>
      <text:p text:style-name="P8">newWave(</text:p>
      <text:p text:style-name="P8"><text:tab/>duelEn(); <text:s/>← fight a weak enemy</text:p>
      <text:p text:style-name="P8"><text:tab/><text:tab/>.addHel(); ← add health to player</text:p>
      <text:p text:style-name="P8"><text:tab/>duelEn(); <text:s/>← fight a weak enemy</text:p>
      <text:p text:style-name="P8"><text:tab/><text:tab/>.addHel(); ← add health to player</text:p>
      <text:p text:style-name="P8"><text:tab/>duelEEn(): ← fight elite weak enemy</text:p>
      <text:p text:style-name="P8"><text:tab/><text:tab/>.addHel(); <text:s/>← add health to player</text:p>
      <text:p text:style-name="P8"><text:tab/><text:tab/>statBon(); ← give player a bonus to their stats</text:p>
      <text:p text:style-name="P8"><text:tab/>duelMEn(); <text:s/>← fight a moderate enemy</text:p>
      <text:p text:style-name="P8"><text:tab/><text:tab/>.addHel(); ← add health to player</text:p>
      <text:p text:style-name="P8"><text:tab/>duelMEn(); <text:s/>← fight a moderate enemy</text:p>
      <text:p text:style-name="P8"><text:tab/><text:tab/>.addHel(); ← add health to player</text:p>
      <text:p text:style-name="P8"><text:soft-page-break/><text:tab/>duelMEE(); ← fight a moderate elite enemy</text:p>
      <text:p text:style-name="P8"><text:tab/><text:tab/>.addHel(); <text:s/>← add health to player</text:p>
      <text:p text:style-name="P8"><text:tab/><text:tab/>statBon(); ← give player a bonus to their stats</text:p>
      <text:p text:style-name="P8"><text:tab/>pauseG(): <text:s/>← pause the game</text:p>
      <text:p text:style-name="P8"><text:tab/>duelBos(); <text:s/>← duel a boss enemy</text:p>
      <text:p text:style-name="P8"><text:tab/><text:tab/>.addMaXH(); <text:s/>← add maximum health to player</text:p>
      <text:p text:style-name="P8"><text:tab/><text:tab/>.addHel(); <text:s/>← add health to player</text:p>
      <text:p text:style-name="P8"><text:tab/><text:tab/>statBon(); ← give a player bonus to their stats</text:p>
      <text:p text:style-name="P8"><text:tab/>*Player eventually dies after the wave is looped</text:p>
      <text:p text:style-name="P8"><text:tab/>user.setWave(); <text:s/>← sets the value for how many waves they beat</text:p>
      <text:p text:style-name="P8">)</text:p>
      <text:p text:style-name="P8"/>
      <text:p text:style-name="P6">Psuedocode</text:p>
      <text:p text:style-name="P15"/>
      <table:table table:name="Table2" table:style-name="Table2">
        <table:table-column table:style-name="Table2.A"/>
        <table:table-column table:style-name="Table2.B"/>
        <table:table-row>
          <table:table-cell table:style-name="Table2.A1" office:value-type="string">
            <text:p text:style-name="P22"><text:bookmark text:name="LC1100"/><text:bookmark text:name="LC1101"/>/* <text:bookmark text:name="L2100"/><text:bookmark text:name="L2101"/></text:p>
          </table:table-cell>
          <table:table-cell table:style-name="Table2.B1" office:value-type="string">
            <text:p text:style-name="P21"/>
          </table:table-cell>
        </table:table-row>
        <table:table-row>
          <table:table-cell table:style-name="Table2.A1" office:value-type="string">
            <text:p text:style-name="P21"><text:bookmark text:name="LC2100"/><text:bookmark text:name="LC2101"/></text:p>
          </table:table-cell>
          <table:table-cell table:style-name="Table2.A1" office:value-type="string">
            <text:p text:style-name="P22">* File: main.cpp<text:bookmark text:name="L3100"/><text:bookmark text:name="L3101"/></text:p>
          </table:table-cell>
        </table:table-row>
        <table:table-row>
          <table:table-cell table:style-name="Table2.A1" office:value-type="string">
            <text:p text:style-name="P21"><text:bookmark text:name="LC3100"/><text:bookmark text:name="LC3101"/></text:p>
          </table:table-cell>
          <table:table-cell table:style-name="Table2.A1" office:value-type="string">
            <text:p text:style-name="P22">* Author: Branden Hitt<text:bookmark text:name="L4100"/><text:bookmark text:name="L4101"/></text:p>
          </table:table-cell>
        </table:table-row>
        <table:table-row>
          <table:table-cell table:style-name="Table2.A1" office:value-type="string">
            <text:p text:style-name="P21"><text:bookmark text:name="LC4100"/><text:bookmark text:name="LC4101"/></text:p>
          </table:table-cell>
          <table:table-cell table:style-name="Table2.A1" office:value-type="string">
            <text:p text:style-name="P22">* Created on November 27th, 2015, 8:28 PM<text:bookmark text:name="L510"/><text:bookmark text:name="L511"/></text:p>
          </table:table-cell>
        </table:table-row>
        <table:table-row>
          <table:table-cell table:style-name="Table2.A1" office:value-type="string">
            <text:p text:style-name="P21"><text:bookmark text:name="LC510"/><text:bookmark text:name="LC511"/></text:p>
          </table:table-cell>
          <table:table-cell table:style-name="Table2.A1" office:value-type="string">
            <text:p text:style-name="P22">* Purpose: Bulwark (project #2, adventure game)<text:bookmark text:name="L610"/><text:bookmark text:name="L611"/></text:p>
          </table:table-cell>
        </table:table-row>
        <table:table-row>
          <table:table-cell table:style-name="Table2.A1" office:value-type="string">
            <text:p text:style-name="P21"><text:bookmark text:name="LC610"/><text:bookmark text:name="LC611"/></text:p>
          </table:table-cell>
          <table:table-cell table:style-name="Table2.A1" office:value-type="string">
            <text:p text:style-name="P22">*/<text:bookmark text:name="L710"/><text:bookmark text:name="L711"/></text:p>
          </table:table-cell>
        </table:table-row>
        <table:table-row>
          <table:table-cell table:style-name="Table2.A1" office:value-type="string">
            <text:p text:style-name="P21"><text:bookmark text:name="LC710"/><text:bookmark text:name="LC711"/></text:p>
          </table:table-cell>
          <table:table-cell table:style-name="Table2.A1" office:value-type="string">
            <text:p text:style-name="P21"><text:bookmark text:name="L810"/><text:bookmark text:name="L811"/></text:p>
          </table:table-cell>
        </table:table-row>
        <table:table-row>
          <table:table-cell table:style-name="Table2.A1" office:value-type="string">
            <text:p text:style-name="P21"><text:bookmark text:name="LC810"/><text:bookmark text:name="LC811"/></text:p>
          </table:table-cell>
          <table:table-cell table:style-name="Table2.A1" office:value-type="string">
            <text:p text:style-name="P22">//System Libraries<text:bookmark text:name="L910"/><text:bookmark text:name="L911"/></text:p>
          </table:table-cell>
        </table:table-row>
        <table:table-row>
          <table:table-cell table:style-name="Table2.A1" office:value-type="string">
            <text:p text:style-name="P21"><text:bookmark text:name="LC910"/><text:bookmark text:name="LC911"/></text:p>
          </table:table-cell>
          <table:table-cell table:style-name="Table2.A1" office:value-type="string">
            <text:p text:style-name="P22"><text:s/>//I/O standard<text:bookmark text:name="L1010"/><text:bookmark text:name="L1011"/></text:p>
          </table:table-cell>
        </table:table-row>
        <table:table-row>
          <table:table-cell table:style-name="Table2.A1" office:value-type="string">
            <text:p text:style-name="P21"><text:bookmark text:name="LC1010"/><text:bookmark text:name="LC1011"/></text:p>
          </table:table-cell>
          <table:table-cell table:style-name="Table2.A1" office:value-type="string">
            <text:p text:style-name="P22"><text:s/>//string library<text:bookmark text:name="L1110"/><text:bookmark text:name="L1111"/></text:p>
          </table:table-cell>
        </table:table-row>
        <table:table-row>
          <table:table-cell table:style-name="Table2.A1" office:value-type="string">
            <text:p text:style-name="P21"><text:bookmark text:name="LC1110"/><text:bookmark text:name="LC1111"/></text:p>
          </table:table-cell>
          <table:table-cell table:style-name="Table2.A1" office:value-type="string">
            <text:p text:style-name="P23"><text:span text:style-name="T5"><text:s/></text:span><text:span text:style-name="T6">//rand</text:span><text:bookmark text:name="L1210"/><text:bookmark text:name="L1211"/></text:p>
          </table:table-cell>
        </table:table-row>
        <table:table-row>
          <table:table-cell table:style-name="Table2.A1" office:value-type="string">
            <text:p text:style-name="P21"><text:bookmark text:name="LC1210"/><text:bookmark text:name="LC1211"/></text:p>
          </table:table-cell>
          <table:table-cell table:style-name="Table2.A1" office:value-type="string">
            <text:p text:style-name="P23"><text:span text:style-name="T5"><text:s/></text:span><text:span text:style-name="T6">//file i/o</text:span><text:bookmark text:name="L1310"/><text:bookmark text:name="L1311"/></text:p>
          </table:table-cell>
        </table:table-row>
        <table:table-row>
          <table:table-cell table:style-name="Table2.A1" office:value-type="string">
            <text:p text:style-name="P21"><text:bookmark text:name="LC1310"/><text:bookmark text:name="LC1311"/></text:p>
          </table:table-cell>
          <table:table-cell table:style-name="Table2.A1" office:value-type="string">
            <text:p text:style-name="P23"><text:span text:style-name="T5"><text:s/></text:span><text:span text:style-name="T6">//strcpy</text:span><text:bookmark text:name="L1410"/><text:bookmark text:name="L1411"/></text:p>
          </table:table-cell>
        </table:table-row>
        <table:table-row>
          <table:table-cell table:style-name="Table2.A1" office:value-type="string">
            <text:p text:style-name="P21"><text:bookmark text:name="LC1410"/><text:bookmark text:name="LC1411"/></text:p>
          </table:table-cell>
          <table:table-cell table:style-name="Table2.A1" office:value-type="string">
            <text:p text:style-name="P25"><text:bookmark text:name="L1510"/><text:bookmark text:name="L1511"/></text:p>
          </table:table-cell>
        </table:table-row>
        <table:table-row>
          <table:table-cell table:style-name="Table2.A1" office:value-type="string">
            <text:p text:style-name="P21"><text:bookmark text:name="LC1510"/><text:bookmark text:name="LC1511"/></text:p>
          </table:table-cell>
          <table:table-cell table:style-name="Table2.A1" office:value-type="string">
            <text:p text:style-name="P21"><text:bookmark text:name="L1610"/><text:bookmark text:name="L1611"/></text:p>
          </table:table-cell>
        </table:table-row>
        <table:table-row>
          <table:table-cell table:style-name="Table2.A1" office:value-type="string">
            <text:p text:style-name="P21"><text:bookmark text:name="LC1610"/><text:bookmark text:name="LC1611"/></text:p>
          </table:table-cell>
          <table:table-cell table:style-name="Table2.A1" office:value-type="string">
            <text:p text:style-name="P22">//User Libraries<text:bookmark text:name="L1710"/><text:bookmark text:name="L1711"/></text:p>
          </table:table-cell>
        </table:table-row>
        <table:table-row>
          <table:table-cell table:style-name="Table2.A1" office:value-type="string">
            <text:p text:style-name="P21"><text:bookmark text:name="LC1710"/><text:bookmark text:name="LC1711"/></text:p>
          </table:table-cell>
          <table:table-cell table:style-name="Table2.A1" office:value-type="string">
            <text:p text:style-name="P23"><text:span text:style-name="T5"><text:s/></text:span><text:span text:style-name="T6">//player library</text:span><text:bookmark text:name="L1810"/><text:bookmark text:name="L1811"/></text:p>
          </table:table-cell>
        </table:table-row>
        <table:table-row>
          <table:table-cell table:style-name="Table2.A1" office:value-type="string">
            <text:p text:style-name="P21"><text:bookmark text:name="LC1810"/><text:bookmark text:name="LC1811"/></text:p>
          </table:table-cell>
          <table:table-cell table:style-name="Table2.A1" office:value-type="string">
            <text:p text:style-name="P23"><text:span text:style-name="T5"><text:s/></text:span><text:span text:style-name="T6">//weapon library</text:span><text:bookmark text:name="L1910"/><text:bookmark text:name="L1911"/></text:p>
          </table:table-cell>
        </table:table-row>
        <table:table-row>
          <table:table-cell table:style-name="Table2.A1" office:value-type="string">
            <text:p text:style-name="P21"><text:bookmark text:name="LC1910"/><text:bookmark text:name="LC1911"/></text:p>
          </table:table-cell>
          <table:table-cell table:style-name="Table2.A1" office:value-type="string">
            <text:p text:style-name="P23"><text:span text:style-name="T5"><text:s/></text:span><text:span text:style-name="T6">//enemy library</text:span><text:bookmark text:name="L2010"/><text:bookmark text:name="L2011"/></text:p>
          </table:table-cell>
        </table:table-row>
        <table:table-row>
          <table:table-cell table:style-name="Table2.A1" office:value-type="string">
            <text:p text:style-name="P21"><text:bookmark text:name="LC2010"/><text:bookmark text:name="LC2011"/></text:p>
          </table:table-cell>
          <table:table-cell table:style-name="Table2.A1" office:value-type="string">
            <text:p text:style-name="P23"><text:span text:style-name="T5"><text:s/></text:span><text:span text:style-name="T6">//crap unit library</text:span><text:bookmark text:name="L2110"/><text:bookmark text:name="L2111"/></text:p>
          </table:table-cell>
        </table:table-row>
        <table:table-row>
          <table:table-cell table:style-name="Table2.A1" office:value-type="string">
            <text:p text:style-name="P21"><text:bookmark text:name="LC2110"/><text:bookmark text:name="LC2111"/></text:p>
          </table:table-cell>
          <table:table-cell table:style-name="Table2.A1" office:value-type="string">
            <text:p text:style-name="P23"><text:span text:style-name="T5"><text:s/></text:span><text:span text:style-name="T6">//crap unit elite library</text:span><text:bookmark text:name="L2210"/><text:bookmark text:name="L2211"/></text:p>
          </table:table-cell>
        </table:table-row>
        <table:table-row>
          <table:table-cell table:style-name="Table2.A1" office:value-type="string">
            <text:p text:style-name="P21"><text:bookmark text:name="LC2210"/><text:bookmark text:name="LC2211"/></text:p>
          </table:table-cell>
          <table:table-cell table:style-name="Table2.A1" office:value-type="string">
            <text:p text:style-name="P23"><text:span text:style-name="T5"><text:s/></text:span><text:span text:style-name="T6">//moderate unit library</text:span><text:bookmark text:name="L2310"/><text:bookmark text:name="L2311"/></text:p>
          </table:table-cell>
        </table:table-row>
        <table:table-row>
          <table:table-cell table:style-name="Table2.A1" office:value-type="string">
            <text:p text:style-name="P21"><text:bookmark text:name="LC2310"/><text:bookmark text:name="LC2311"/></text:p>
          </table:table-cell>
          <table:table-cell table:style-name="Table2.A1" office:value-type="string">
            <text:p text:style-name="P23"><text:span text:style-name="T5"><text:s/></text:span><text:span text:style-name="T6">//moderate unit elite library</text:span><text:bookmark text:name="L2410"/><text:bookmark text:name="L2411"/></text:p>
          </table:table-cell>
        </table:table-row>
        <table:table-row>
          <table:table-cell table:style-name="Table2.A1" office:value-type="string">
            <text:p text:style-name="P21"><text:bookmark text:name="LC2410"/><text:bookmark text:name="LC2411"/></text:p>
          </table:table-cell>
          <table:table-cell table:style-name="Table2.A1" office:value-type="string">
            <text:p text:style-name="P23"><text:span text:style-name="T5"><text:s/></text:span><text:span text:style-name="T6">//boss unit library</text:span><text:bookmark text:name="L2510"/><text:bookmark text:name="L2511"/></text:p>
          </table:table-cell>
        </table:table-row>
        <text:soft-page-break/>
        <table:table-row>
          <table:table-cell table:style-name="Table2.A1" office:value-type="string">
            <text:p text:style-name="P21"><text:bookmark text:name="LC2510"/><text:bookmark text:name="LC2511"/></text:p>
          </table:table-cell>
          <table:table-cell table:style-name="Table2.A1" office:value-type="string">
            <text:p text:style-name="P23"><text:span text:style-name="T5"><text:s/></text:span><text:span text:style-name="T6">//my vector library/template</text:span><text:bookmark text:name="L2610"/><text:bookmark text:name="L2611"/></text:p>
          </table:table-cell>
        </table:table-row>
        <table:table-row>
          <table:table-cell table:style-name="Table2.A1" office:value-type="string">
            <text:p text:style-name="P21"><text:bookmark text:name="LC2610"/><text:bookmark text:name="LC2611"/></text:p>
          </table:table-cell>
          <table:table-cell table:style-name="Table2.A1" office:value-type="string">
            <text:p text:style-name="P23"><text:span text:style-name="T5"><text:s/></text:span><text:span text:style-name="T6">//vector library</text:span><text:bookmark text:name="L2710"/><text:bookmark text:name="L2711"/></text:p>
          </table:table-cell>
        </table:table-row>
        <table:table-row>
          <table:table-cell table:style-name="Table2.A1" office:value-type="string">
            <text:p text:style-name="P21"><text:bookmark text:name="LC2710"/><text:bookmark text:name="LC2711"/></text:p>
          </table:table-cell>
          <table:table-cell table:style-name="Table2.A1" office:value-type="string">
            <text:p text:style-name="P23"><text:span text:style-name="T5"><text:s/></text:span><text:span text:style-name="T6">//unit abstract class</text:span><text:bookmark text:name="L2810"/><text:bookmark text:name="L2811"/></text:p>
          </table:table-cell>
        </table:table-row>
        <table:table-row>
          <table:table-cell table:style-name="Table2.A1" office:value-type="string">
            <text:p text:style-name="P21"><text:bookmark text:name="LC2810"/><text:bookmark text:name="LC2811"/></text:p>
          </table:table-cell>
          <table:table-cell table:style-name="Table2.A1" office:value-type="string">
            <text:p text:style-name="P22">//Global Constants<text:bookmark text:name="L2910"/><text:bookmark text:name="L2911"/></text:p>
          </table:table-cell>
        </table:table-row>
        <table:table-row>
          <table:table-cell table:style-name="Table2.A1" office:value-type="string">
            <text:p text:style-name="P21"><text:bookmark text:name="LC2910"/><text:bookmark text:name="LC2911"/></text:p>
          </table:table-cell>
          <table:table-cell table:style-name="Table2.A1" office:value-type="string">
            <text:p text:style-name="P21"><text:bookmark text:name="L3010"/><text:bookmark text:name="L3011"/></text:p>
          </table:table-cell>
        </table:table-row>
        <table:table-row>
          <table:table-cell table:style-name="Table2.A1" office:value-type="string">
            <text:p text:style-name="P21"><text:bookmark text:name="LC3010"/><text:bookmark text:name="LC3011"/></text:p>
          </table:table-cell>
          <table:table-cell table:style-name="Table2.A1" office:value-type="string">
            <text:p text:style-name="P22">//Function Prototypes<text:bookmark text:name="L3110"/><text:bookmark text:name="L3111"/></text:p>
          </table:table-cell>
        </table:table-row>
        <table:table-row>
          <table:table-cell table:style-name="Table2.A1" office:value-type="string">
            <text:p text:style-name="P21"><text:bookmark text:name="LC3110"/><text:bookmark text:name="LC3111"/></text:p>
          </table:table-cell>
          <table:table-cell table:style-name="Table2.A1" office:value-type="string">
            <text:p text:style-name="P23"><text:s text:c="2"/><text:span text:style-name="T6">//new wave of enemies</text:span><text:bookmark text:name="L3210"/><text:bookmark text:name="L3211"/></text:p>
          </table:table-cell>
        </table:table-row>
        <table:table-row>
          <table:table-cell table:style-name="Table2.A1" office:value-type="string">
            <text:p text:style-name="P21"><text:bookmark text:name="LC3210"/><text:bookmark text:name="LC3211"/></text:p>
          </table:table-cell>
          <table:table-cell table:style-name="Table2.A1" office:value-type="string">
            <text:p text:style-name="P23"><text:s text:c="2"/><text:span text:style-name="T6">//pick char move</text:span><text:bookmark text:name="L3310"/><text:bookmark text:name="L3311"/></text:p>
          </table:table-cell>
        </table:table-row>
        <table:table-row>
          <table:table-cell table:style-name="Table2.A1" office:value-type="string">
            <text:p text:style-name="P21"><text:bookmark text:name="LC3310"/><text:bookmark text:name="LC3311"/></text:p>
          </table:table-cell>
          <table:table-cell table:style-name="Table2.A1" office:value-type="string">
            <text:p text:style-name="P23"><text:s text:c="2"/><text:span text:style-name="T6">//duel enemy</text:span><text:bookmark text:name="L3410"/><text:bookmark text:name="L3411"/></text:p>
          </table:table-cell>
        </table:table-row>
        <table:table-row>
          <table:table-cell table:style-name="Table2.A1" office:value-type="string">
            <text:p text:style-name="P21"><text:bookmark text:name="LC3410"/><text:bookmark text:name="LC3411"/></text:p>
          </table:table-cell>
          <table:table-cell table:style-name="Table2.A1" office:value-type="string">
            <text:p text:style-name="P23"><text:s text:c="2"/><text:span text:style-name="T6">//duel elite enemy</text:span><text:bookmark text:name="L3510"/><text:bookmark text:name="L3511"/></text:p>
          </table:table-cell>
        </table:table-row>
        <table:table-row>
          <table:table-cell table:style-name="Table2.A1" office:value-type="string">
            <text:p text:style-name="P21"><text:bookmark text:name="LC3510"/><text:bookmark text:name="LC3511"/></text:p>
          </table:table-cell>
          <table:table-cell table:style-name="Table2.A1" office:value-type="string">
            <text:p text:style-name="P23"><text:s text:c="2"/><text:span text:style-name="T6">//duel moderate enemy</text:span><text:bookmark text:name="L3610"/><text:bookmark text:name="L3611"/></text:p>
          </table:table-cell>
        </table:table-row>
        <table:table-row>
          <table:table-cell table:style-name="Table2.A1" office:value-type="string">
            <text:p text:style-name="P21"><text:bookmark text:name="LC3610"/><text:bookmark text:name="LC3611"/></text:p>
          </table:table-cell>
          <table:table-cell table:style-name="Table2.A1" office:value-type="string">
            <text:p text:style-name="P23"><text:s text:c="2"/><text:span text:style-name="T6">//duel moderate elite enemy</text:span><text:bookmark text:name="L3710"/><text:bookmark text:name="L3711"/></text:p>
          </table:table-cell>
        </table:table-row>
        <table:table-row>
          <table:table-cell table:style-name="Table2.A1" office:value-type="string">
            <text:p text:style-name="P21"><text:bookmark text:name="LC3710"/><text:bookmark text:name="LC3711"/></text:p>
          </table:table-cell>
          <table:table-cell table:style-name="Table2.A1" office:value-type="string">
            <text:p text:style-name="P23"><text:s text:c="2"/><text:span text:style-name="T6">//duel boss</text:span><text:bookmark text:name="L3810"/><text:bookmark text:name="L3811"/></text:p>
          </table:table-cell>
        </table:table-row>
        <table:table-row>
          <table:table-cell table:style-name="Table2.A1" office:value-type="string">
            <text:p text:style-name="P21"><text:bookmark text:name="LC3810"/><text:bookmark text:name="LC3811"/></text:p>
          </table:table-cell>
          <table:table-cell table:style-name="Table2.A1" office:value-type="string">
            <text:p text:style-name="P23"><text:s text:c="2"/><text:span text:style-name="T6">//stat bonus for player</text:span><text:bookmark text:name="L3910"/><text:bookmark text:name="L3911"/></text:p>
          </table:table-cell>
        </table:table-row>
        <table:table-row>
          <table:table-cell table:style-name="Table2.A1" office:value-type="string">
            <text:p text:style-name="P21"><text:bookmark text:name="LC3910"/><text:bookmark text:name="LC3911"/></text:p>
          </table:table-cell>
          <table:table-cell table:style-name="Table2.A1" office:value-type="string">
            <text:p text:style-name="P23"><text:s text:c="2"/><text:span text:style-name="T6">//pause the game</text:span><text:bookmark text:name="L4010"/><text:bookmark text:name="L4011"/></text:p>
          </table:table-cell>
        </table:table-row>
        <table:table-row>
          <table:table-cell table:style-name="Table2.A1" office:value-type="string">
            <text:p text:style-name="P21"><text:bookmark text:name="LC4010"/><text:bookmark text:name="LC4011"/></text:p>
          </table:table-cell>
          <table:table-cell table:style-name="Table2.A1" office:value-type="string">
            <text:p text:style-name="P23"><text:s text:c="2"/><text:span text:style-name="T6">//write records to a file</text:span><text:bookmark text:name="L4110"/><text:bookmark text:name="L4111"/></text:p>
          </table:table-cell>
        </table:table-row>
        <table:table-row>
          <table:table-cell table:style-name="Table2.A1" office:value-type="string">
            <text:p text:style-name="P21"><text:bookmark text:name="LC4110"/><text:bookmark text:name="LC4111"/></text:p>
          </table:table-cell>
          <table:table-cell table:style-name="Table2.A1" office:value-type="string">
            <text:p text:style-name="P23"><text:s text:c="2"/><text:span text:style-name="T6">//write record to highscore file</text:span><text:bookmark text:name="L4210"/><text:bookmark text:name="L4211"/></text:p>
          </table:table-cell>
        </table:table-row>
        <table:table-row>
          <table:table-cell table:style-name="Table2.A1" office:value-type="string">
            <text:p text:style-name="P21"><text:bookmark text:name="LC4210"/><text:bookmark text:name="LC4211"/></text:p>
          </table:table-cell>
          <table:table-cell table:style-name="Table2.A1" office:value-type="string">
            <text:p text:style-name="P23"><text:s text:c="2"/><text:span text:style-name="T6">//read highscores to player</text:span><text:bookmark text:name="L4310"/><text:bookmark text:name="L4311"/></text:p>
          </table:table-cell>
        </table:table-row>
        <table:table-row>
          <table:table-cell table:style-name="Table2.A1" office:value-type="string">
            <text:p text:style-name="P21"><text:bookmark text:name="LC4310"/><text:bookmark text:name="LC4311"/></text:p>
          </table:table-cell>
          <table:table-cell table:style-name="Table2.A1" office:value-type="string">
            <text:p text:style-name="P23"><text:s text:c="2"/><text:span text:style-name="T6">//returns a structure from data</text:span><text:bookmark text:name="L4410"/><text:bookmark text:name="L4411"/></text:p>
          </table:table-cell>
        </table:table-row>
        <table:table-row>
          <table:table-cell table:style-name="Table2.A1" office:value-type="string">
            <text:p text:style-name="P21"><text:bookmark text:name="LC4410"/><text:bookmark text:name="LC4411"/></text:p>
          </table:table-cell>
          <table:table-cell table:style-name="Table2.A1" office:value-type="string">
            <text:p text:style-name="P23"><text:s text:c="2"/><text:span text:style-name="T6">//vector function</text:span><text:bookmark text:name="L4510"/><text:bookmark text:name="L4511"/></text:p>
          </table:table-cell>
        </table:table-row>
        <table:table-row>
          <table:table-cell table:style-name="Table2.A1" office:value-type="string">
            <text:p text:style-name="P21"><text:bookmark text:name="LC4510"/><text:bookmark text:name="LC4511"/></text:p>
          </table:table-cell>
          <table:table-cell table:style-name="Table2.A1" office:value-type="string">
            <text:p text:style-name="P22">//Execution Begins Here!<text:bookmark text:name="L4610"/><text:bookmark text:name="L4611"/></text:p>
          </table:table-cell>
        </table:table-row>
        <table:table-row>
          <table:table-cell table:style-name="Table2.A1" office:value-type="string">
            <text:p text:style-name="P21"><text:bookmark text:name="LC4610"/><text:bookmark text:name="LC4611"/></text:p>
          </table:table-cell>
          <table:table-cell table:style-name="Table2.A1" office:value-type="string">
            <text:p text:style-name="P23"><text:bookmark text:name="L4710"/><text:bookmark text:name="L4711"/></text:p>
          </table:table-cell>
        </table:table-row>
        <table:table-row>
          <table:table-cell table:style-name="Table2.A1" office:value-type="string">
            <text:p text:style-name="P21"><text:bookmark text:name="LC4710"/><text:bookmark text:name="LC4711"/></text:p>
          </table:table-cell>
          <table:table-cell table:style-name="Table2.A1" office:value-type="string">
            <text:p text:style-name="P22">//declare variables<text:bookmark text:name="L4810"/><text:bookmark text:name="L4811"/></text:p>
          </table:table-cell>
        </table:table-row>
        <table:table-row>
          <table:table-cell table:style-name="Table2.A1" office:value-type="string">
            <text:p text:style-name="P21"><text:bookmark text:name="LC4810"/><text:bookmark text:name="LC4811"/></text:p>
          </table:table-cell>
          <table:table-cell table:style-name="Table2.A1" office:value-type="string">
            <text:p text:style-name="P23"><text:s/><text:span text:style-name="T6">//character name</text:span><text:bookmark text:name="L4910"/><text:bookmark text:name="L4911"/></text:p>
          </table:table-cell>
        </table:table-row>
        <table:table-row>
          <table:table-cell table:style-name="Table2.A1" office:value-type="string">
            <text:p text:style-name="P21"><text:bookmark text:name="LC4910"/><text:bookmark text:name="LC4911"/></text:p>
          </table:table-cell>
          <table:table-cell table:style-name="Table2.A1" office:value-type="string">
            <text:p text:style-name="P22"><text:s/>//archetype choice<text:bookmark text:name="L5010"/><text:bookmark text:name="L5011"/></text:p>
          </table:table-cell>
        </table:table-row>
        <table:table-row>
          <table:table-cell table:style-name="Table2.A1" office:value-type="string">
            <text:p text:style-name="P21"><text:bookmark text:name="LC5010"/><text:bookmark text:name="LC5011"/></text:p>
          </table:table-cell>
          <table:table-cell table:style-name="Table2.A1" office:value-type="string">
            <text:p text:style-name="P23"><text:s/><text:span text:style-name="T6">//repeat</text:span><text:bookmark text:name="L512"/><text:bookmark text:name="L513"/></text:p>
          </table:table-cell>
        </table:table-row>
        <table:table-row>
          <table:table-cell table:style-name="Table2.A1" office:value-type="string">
            <text:p text:style-name="P21"><text:bookmark text:name="LC512"/><text:bookmark text:name="LC513"/></text:p>
          </table:table-cell>
          <table:table-cell table:style-name="Table2.A1" office:value-type="string">
            <text:p text:style-name="P23"><text:s/><text:span text:style-name="T6">//set random seed</text:span><text:bookmark text:name="L521"/><text:bookmark text:name="L522"/></text:p>
          </table:table-cell>
        </table:table-row>
        <table:table-row>
          <table:table-cell table:style-name="Table2.A1" office:value-type="string">
            <text:p text:style-name="P21"><text:bookmark text:name="LC521"/><text:bookmark text:name="LC522"/></text:p>
          </table:table-cell>
          <table:table-cell table:style-name="Table2.A1" office:value-type="string">
            <text:p text:style-name="P22">//greet the user<text:bookmark text:name="L531"/><text:bookmark text:name="L532"/></text:p>
          </table:table-cell>
        </table:table-row>
        <table:table-row>
          <table:table-cell table:style-name="Table2.A1" office:value-type="string">
            <text:p text:style-name="P21"><text:bookmark text:name="LC581"/><text:bookmark text:name="LC582"/></text:p>
          </table:table-cell>
          <table:table-cell table:style-name="Table2.A1" office:value-type="string">
            <text:p text:style-name="P22">//set up player file<text:bookmark text:name="L591"/><text:bookmark text:name="L592"/></text:p>
          </table:table-cell>
        </table:table-row>
        <table:table-row>
          <table:table-cell table:style-name="Table2.A1" office:value-type="string">
            <text:p text:style-name="P21"><text:bookmark text:name="LC751"/><text:bookmark text:name="LC752"/></text:p>
          </table:table-cell>
          <table:table-cell table:style-name="Table2.A1" office:value-type="string">
            <text:p text:style-name="P22">//create player object<text:bookmark text:name="L761"/><text:bookmark text:name="L762"/></text:p>
          </table:table-cell>
        </table:table-row>
        <table:table-row>
          <table:table-cell table:style-name="Table2.A1" office:value-type="string">
            <text:p text:style-name="P21"><text:bookmark text:name="LC761"/><text:bookmark text:name="LC762"/></text:p>
          </table:table-cell>
          <table:table-cell table:style-name="Table2.A1" office:value-type="string">
            <text:p text:style-name="P23"/>
          </table:table-cell>
        </table:table-row>
        <table:table-row>
          <table:table-cell table:style-name="Table2.A1" office:value-type="string">
            <text:p text:style-name="P21"><text:bookmark text:name="LC771"/><text:bookmark text:name="LC772"/></text:p>
          </table:table-cell>
          <table:table-cell table:style-name="Table2.A1" office:value-type="string">
            <text:p text:style-name="P22">//start waves<text:bookmark text:name="L781"/><text:bookmark text:name="L782"/></text:p>
          </table:table-cell>
        </table:table-row>
        <table:table-row>
          <table:table-cell table:style-name="Table2.A1" office:value-type="string">
            <text:p text:style-name="P21"><text:bookmark text:name="LC781"/><text:bookmark text:name="LC782"/></text:p>
          </table:table-cell>
          <table:table-cell table:style-name="Table2.A1" office:value-type="string">
            <text:p text:style-name="P23"><text:bookmark text:name="L791"/><text:bookmark text:name="L792"/></text:p>
          </table:table-cell>
        </table:table-row>
        <table:table-row>
          <table:table-cell table:style-name="Table2.A1" office:value-type="string">
            <text:p text:style-name="P21"><text:bookmark text:name="LC831"/><text:bookmark text:name="LC832"/></text:p>
          </table:table-cell>
          <table:table-cell table:style-name="Table2.A1" office:value-type="string">
            <text:p text:style-name="P22">//set player data<text:bookmark text:name="L841"/><text:bookmark text:name="L842"/></text:p>
          </table:table-cell>
        </table:table-row>
        <table:table-row>
          <table:table-cell table:style-name="Table2.A1" office:value-type="string">
            <text:p text:style-name="P21"><text:bookmark text:name="LC841"/><text:bookmark text:name="LC842"/></text:p>
          </table:table-cell>
          <table:table-cell table:style-name="Table2.A1" office:value-type="string">
            <text:p text:style-name="P23"><text:bookmark text:name="L851"/><text:bookmark text:name="L852"/></text:p>
          </table:table-cell>
        </table:table-row>
        <table:table-row>
          <table:table-cell table:style-name="Table2.A1" office:value-type="string">
            <text:p text:style-name="P21"><text:bookmark text:name="LC851"/><text:bookmark text:name="LC852"/></text:p>
          </table:table-cell>
          <table:table-cell table:style-name="Table2.A1" office:value-type="string">
            <text:p text:style-name="P23"><text:bookmark text:name="L861"/><text:bookmark text:name="L862"/></text:p>
          </table:table-cell>
        </table:table-row>
        <table:table-row>
          <table:table-cell table:style-name="Table2.A1" office:value-type="string">
            <text:p text:style-name="P21"><text:bookmark text:name="LC861"/><text:bookmark text:name="LC862"/></text:p>
          </table:table-cell>
          <table:table-cell table:style-name="Table2.A1" office:value-type="string">
            <text:p text:style-name="P22">//Output Stats to Player<text:bookmark text:name="L871"/><text:bookmark text:name="L872"/></text:p>
          </table:table-cell>
        </table:table-row>
        <table:table-row>
          <table:table-cell table:style-name="Table2.A1" office:value-type="string">
            <text:p text:style-name="P21"><text:bookmark text:name="LC981"/><text:bookmark text:name="LC982"/></text:p>
          </table:table-cell>
          <table:table-cell table:style-name="Table2.A1" office:value-type="string">
            <text:p text:style-name="P22">//write out data to txt<text:bookmark text:name="L991"/><text:bookmark text:name="L992"/></text:p>
          </table:table-cell>
        </table:table-row>
        <table:table-row>
          <table:table-cell table:style-name="Table2.A1" office:value-type="string">
            <text:p text:style-name="P21"><text:bookmark text:name="LC991"/><text:bookmark text:name="LC992"/></text:p>
          </table:table-cell>
          <table:table-cell table:style-name="Table2.A1" office:value-type="string">
            <text:p text:style-name="P23"><text:bookmark text:name="L1001"/><text:bookmark text:name="L1002"/></text:p>
          </table:table-cell>
        </table:table-row>
        <table:table-row>
          <table:table-cell table:style-name="Table2.A1" office:value-type="string">
            <text:p text:style-name="P21"><text:bookmark text:name="LC1001"/><text:bookmark text:name="LC1002"/></text:p>
          </table:table-cell>
          <table:table-cell table:style-name="Table2.A1" office:value-type="string">
            <text:p text:style-name="P22">//write out data to dat<text:bookmark text:name="L1012"/><text:bookmark text:name="L1013"/></text:p>
          </table:table-cell>
        </table:table-row>
        <table:table-row>
          <table:table-cell table:style-name="Table2.A1" office:value-type="string">
            <text:p text:style-name="P21"><text:bookmark text:name="LC1012"/><text:bookmark text:name="LC1013"/></text:p>
          </table:table-cell>
          <table:table-cell table:style-name="Table2.A1" office:value-type="string">
            <text:p text:style-name="P23"><text:bookmark text:name="L1021"/><text:bookmark text:name="L1022"/></text:p>
          </table:table-cell>
        </table:table-row>
        <table:table-row>
          <table:table-cell table:style-name="Table2.A1" office:value-type="string">
            <text:p text:style-name="P21"><text:bookmark text:name="LC1021"/><text:bookmark text:name="LC1022"/></text:p>
          </table:table-cell>
          <table:table-cell table:style-name="Table2.A1" office:value-type="string">
            <text:p text:style-name="P22">//read in data for output<text:bookmark text:name="L1031"/><text:bookmark text:name="L1032"/></text:p>
          </table:table-cell>
        </table:table-row>
        <table:table-row>
          <table:table-cell table:style-name="Table2.A1" office:value-type="string">
            <text:p text:style-name="P21"><text:bookmark text:name="LC1091"/><text:bookmark text:name="LC1092"/></text:p>
          </table:table-cell>
          <table:table-cell table:style-name="Table2.A1" office:value-type="string">
            <text:p text:style-name="P22">//vector fun<text:bookmark text:name="L1101"/><text:bookmark text:name="L1102"/></text:p>
          </table:table-cell>
        </table:table-row>
        <table:table-row>
          <table:table-cell table:style-name="Table2.A1" office:value-type="string">
            <text:p text:style-name="P21"><text:bookmark text:name="LC1102"/><text:bookmark text:name="LC1103"/></text:p>
          </table:table-cell>
          <table:table-cell table:style-name="Table2.A1" office:value-type="string">
            <text:p text:style-name="P23"><text:bookmark text:name="L1112"/><text:bookmark text:name="L1113"/></text:p>
          </table:table-cell>
        </table:table-row>
        <table:table-row>
          <table:table-cell table:style-name="Table2.A1" office:value-type="string">
            <text:p text:style-name="P21"><text:bookmark text:name="LC1112"/><text:bookmark text:name="LC1113"/></text:p>
          </table:table-cell>
          <table:table-cell table:style-name="Table2.A1" office:value-type="string">
            <text:p text:style-name="P22">//Exit Stage Right<text:bookmark text:name="L1121"/><text:bookmark text:name="L1122"/></text:p>
          </table:table-cell>
        </table:table-row>
        <table:table-row>
          <table:table-cell table:style-name="Table2.A1" office:value-type="string">
            <text:p text:style-name="P21"><text:bookmark text:name="LC1121"/><text:bookmark text:name="LC1122"/></text:p>
          </table:table-cell>
          <table:table-cell table:style-name="Table2.A1" office:value-type="string">
            <text:p text:style-name="P23"><text:bookmark text:name="L1131"/><text:bookmark text:name="L1132"/></text:p>
          </table:table-cell>
        </table:table-row>
        <table:table-row>
          <table:table-cell table:style-name="Table2.A1" office:value-type="string">
            <text:p text:style-name="P21"><text:bookmark text:name="LC1131"/><text:bookmark text:name="LC1132"/></text:p>
          </table:table-cell>
          <table:table-cell table:style-name="Table2.A1" office:value-type="string">
            <text:p text:style-name="P23"><text:bookmark text:name="L1141"/><text:bookmark text:name="L1142"/></text:p>
          </table:table-cell>
        </table:table-row>
        <table:table-row>
          <table:table-cell table:style-name="Table2.A1" office:value-type="string">
            <text:p text:style-name="P21"><text:bookmark text:name="LC1141"/><text:bookmark text:name="LC1142"/></text:p>
          </table:table-cell>
          <table:table-cell table:style-name="Table2.A1" office:value-type="string">
            <text:p text:style-name="P22">//*******************************//<text:bookmark text:name="L1151"/><text:bookmark text:name="L1152"/></text:p>
          </table:table-cell>
        </table:table-row>
        <table:table-row>
          <table:table-cell table:style-name="Table2.A1" office:value-type="string">
            <text:p text:style-name="P21"><text:bookmark text:name="LC1151"/><text:bookmark text:name="LC1152"/></text:p>
          </table:table-cell>
          <table:table-cell table:style-name="Table2.A1" office:value-type="string">
            <text:p text:style-name="P22">// pause //<text:bookmark text:name="L1161"/><text:bookmark text:name="L1162"/></text:p>
          </table:table-cell>
        </table:table-row>
        <table:table-row>
          <table:table-cell table:style-name="Table2.A1" office:value-type="string">
            <text:p text:style-name="P21"><text:bookmark text:name="LC1161"/><text:bookmark text:name="LC1162"/></text:p>
          </table:table-cell>
          <table:table-cell table:style-name="Table2.A1" office:value-type="string">
            <text:p text:style-name="P22">//*******************************//<text:bookmark text:name="L1171"/><text:bookmark text:name="L1172"/></text:p>
          </table:table-cell>
        </table:table-row>
        <table:table-row>
          <table:table-cell table:style-name="Table2.A1" office:value-type="string">
            <text:p text:style-name="P21"><text:bookmark text:name="LC1221"/><text:bookmark text:name="LC1222"/></text:p>
          </table:table-cell>
          <table:table-cell table:style-name="Table2.A1" office:value-type="string">
            <text:p text:style-name="P22"><text:s text:c="2"/>//prompt for enter key<text:bookmark text:name="L1231"/><text:bookmark text:name="L1232"/></text:p>
          </table:table-cell>
        </table:table-row>
        <table:table-row>
          <table:table-cell table:style-name="Table2.A1" office:value-type="string">
            <text:p text:style-name="P21"><text:bookmark text:name="LC1231"/><text:bookmark text:name="LC1232"/></text:p>
          </table:table-cell>
          <table:table-cell table:style-name="Table2.A1" office:value-type="string">
            <text:p text:style-name="P23"><text:bookmark text:name="L1241"/><text:bookmark text:name="L1242"/></text:p>
          </table:table-cell>
        </table:table-row>
        <text:soft-page-break/>
        <table:table-row>
          <table:table-cell table:style-name="Table2.A1" office:value-type="string">
            <text:p text:style-name="P21"><text:bookmark text:name="LC1241"/><text:bookmark text:name="LC1242"/></text:p>
          </table:table-cell>
          <table:table-cell table:style-name="Table2.A1" office:value-type="string">
            <text:p text:style-name="P23"><text:bookmark text:name="L1251"/><text:bookmark text:name="L1252"/></text:p>
          </table:table-cell>
        </table:table-row>
        <table:table-row>
          <table:table-cell table:style-name="Table2.A1" office:value-type="string">
            <text:p text:style-name="P21"><text:bookmark text:name="LC1251"/><text:bookmark text:name="LC1252"/></text:p>
          </table:table-cell>
          <table:table-cell table:style-name="Table2.A1" office:value-type="string">
            <text:p text:style-name="P22">//*******************************//<text:bookmark text:name="L1261"/><text:bookmark text:name="L1262"/></text:p>
          </table:table-cell>
        </table:table-row>
        <table:table-row>
          <table:table-cell table:style-name="Table2.A1" office:value-type="string">
            <text:p text:style-name="P21"><text:bookmark text:name="LC1261"/><text:bookmark text:name="LC1262"/></text:p>
          </table:table-cell>
          <table:table-cell table:style-name="Table2.A1" office:value-type="string">
            <text:p text:style-name="P22">// new wave //<text:bookmark text:name="L1271"/><text:bookmark text:name="L1272"/></text:p>
          </table:table-cell>
        </table:table-row>
        <table:table-row>
          <table:table-cell table:style-name="Table2.A1" office:value-type="string">
            <text:p text:style-name="P21"><text:bookmark text:name="LC1271"/><text:bookmark text:name="LC1272"/></text:p>
          </table:table-cell>
          <table:table-cell table:style-name="Table2.A1" office:value-type="string">
            <text:p text:style-name="P22">//*******************************//<text:bookmark text:name="L1281"/><text:bookmark text:name="L1282"/></text:p>
          </table:table-cell>
        </table:table-row>
        <table:table-row>
          <table:table-cell table:style-name="Table2.A1" office:value-type="string">
            <text:p text:style-name="P21"><text:bookmark text:name="LC1281"/><text:bookmark text:name="LC1282"/></text:p>
          </table:table-cell>
          <table:table-cell table:style-name="Table2.A1" office:value-type="string">
            <text:p text:style-name="P23"><text:bookmark text:name="L1291"/><text:bookmark text:name="L1292"/></text:p>
          </table:table-cell>
        </table:table-row>
        <table:table-row>
          <table:table-cell table:style-name="Table2.A1" office:value-type="string">
            <text:p text:style-name="P21"><text:bookmark text:name="LC1291"/><text:bookmark text:name="LC1292"/></text:p>
          </table:table-cell>
          <table:table-cell table:style-name="Table2.A1" office:value-type="string">
            <text:p text:style-name="P22">//declare variables<text:bookmark text:name="L1301"/><text:bookmark text:name="L1302"/></text:p>
          </table:table-cell>
        </table:table-row>
        <table:table-row>
          <table:table-cell table:style-name="Table2.A1" office:value-type="string">
            <text:p text:style-name="P21"><text:bookmark text:name="LC1301"/><text:bookmark text:name="LC1302"/></text:p>
          </table:table-cell>
          <table:table-cell table:style-name="Table2.A1" office:value-type="string">
            <text:p text:style-name="P23"><text:s/><text:span text:style-name="T6">//wave count</text:span><text:bookmark text:name="L1312"/><text:bookmark text:name="L1313"/></text:p>
          </table:table-cell>
        </table:table-row>
        <table:table-row>
          <table:table-cell table:style-name="Table2.A1" office:value-type="string">
            <text:p text:style-name="P21"><text:bookmark text:name="LC1312"/><text:bookmark text:name="LC1313"/></text:p>
          </table:table-cell>
          <table:table-cell table:style-name="Table2.A1" office:value-type="string">
            <text:p text:style-name="P23"><text:s/><text:span text:style-name="T6">//continue playing</text:span><text:bookmark text:name="L1321"/><text:bookmark text:name="L1322"/></text:p>
          </table:table-cell>
        </table:table-row>
        <table:table-row>
          <table:table-cell table:style-name="Table2.A1" office:value-type="string">
            <text:p text:style-name="P21"><text:bookmark text:name="LC1321"/><text:bookmark text:name="LC1322"/></text:p>
          </table:table-cell>
          <table:table-cell table:style-name="Table2.A1" office:value-type="string">
            <text:p text:style-name="P23"><text:bookmark text:name="L1331"/><text:bookmark text:name="L1332"/></text:p>
          </table:table-cell>
        </table:table-row>
        <table:table-row>
          <table:table-cell table:style-name="Table2.A1" office:value-type="string">
            <text:p text:style-name="P21"><text:bookmark text:name="LC1331"/><text:bookmark text:name="LC1332"/></text:p>
          </table:table-cell>
          <table:table-cell table:style-name="Table2.A1" office:value-type="string">
            <text:p text:style-name="P23"><text:bookmark text:name="L1341"/><text:bookmark text:name="L1342"/></text:p>
          </table:table-cell>
        </table:table-row>
        <table:table-row>
          <table:table-cell table:style-name="Table2.A1" office:value-type="string">
            <text:p text:style-name="P21"><text:bookmark text:name="LC1341"/><text:bookmark text:name="LC1342"/></text:p>
          </table:table-cell>
          <table:table-cell table:style-name="Table2.A1" office:value-type="string">
            <text:p text:style-name="P22">//enemy1<text:bookmark text:name="L1351"/><text:bookmark text:name="L1352"/></text:p>
          </table:table-cell>
        </table:table-row>
        <table:table-row>
          <table:table-cell table:style-name="Table2.A1" office:value-type="string">
            <text:p text:style-name="P21"><text:bookmark text:name="LC1351"/><text:bookmark text:name="LC1352"/></text:p>
          </table:table-cell>
          <table:table-cell table:style-name="Table2.A1" office:value-type="string">
            <text:p text:style-name="P23"><text:bookmark text:name="L1361"/><text:bookmark text:name="L1362"/></text:p>
          </table:table-cell>
        </table:table-row>
        <table:table-row>
          <table:table-cell table:style-name="Table2.A1" office:value-type="string">
            <text:p text:style-name="P21"><text:bookmark text:name="LC1361"/><text:bookmark text:name="LC1362"/></text:p>
          </table:table-cell>
          <table:table-cell table:style-name="Table2.A1" office:value-type="string">
            <text:p text:style-name="P23"><text:bookmark text:name="L1371"/><text:bookmark text:name="L1372"/></text:p>
          </table:table-cell>
        </table:table-row>
        <table:table-row>
          <table:table-cell table:style-name="Table2.A1" office:value-type="string">
            <text:p text:style-name="P21"><text:bookmark text:name="LC1371"/><text:bookmark text:name="LC1372"/></text:p>
          </table:table-cell>
          <table:table-cell table:style-name="Table2.A1" office:value-type="string">
            <text:p text:style-name="P22">//enemy2<text:bookmark text:name="L1381"/><text:bookmark text:name="L1382"/></text:p>
          </table:table-cell>
        </table:table-row>
        <table:table-row>
          <table:table-cell table:style-name="Table2.A1" office:value-type="string">
            <text:p text:style-name="P21"><text:bookmark text:name="LC1381"/><text:bookmark text:name="LC1382"/></text:p>
          </table:table-cell>
          <table:table-cell table:style-name="Table2.A1" office:value-type="string">
            <text:p text:style-name="P23"><text:bookmark text:name="L1391"/><text:bookmark text:name="L1392"/></text:p>
          </table:table-cell>
        </table:table-row>
        <table:table-row>
          <table:table-cell table:style-name="Table2.A1" office:value-type="string">
            <text:p text:style-name="P21"><text:bookmark text:name="LC1391"/><text:bookmark text:name="LC1392"/></text:p>
          </table:table-cell>
          <table:table-cell table:style-name="Table2.A1" office:value-type="string">
            <text:p text:style-name="P23"><text:bookmark text:name="L1401"/><text:bookmark text:name="L1402"/></text:p>
          </table:table-cell>
        </table:table-row>
        <table:table-row>
          <table:table-cell table:style-name="Table2.A1" office:value-type="string">
            <text:p text:style-name="P21"><text:bookmark text:name="LC1401"/><text:bookmark text:name="LC1402"/></text:p>
          </table:table-cell>
          <table:table-cell table:style-name="Table2.A1" office:value-type="string">
            <text:p text:style-name="P22">//elite enemy<text:bookmark text:name="L1412"/><text:bookmark text:name="L1413"/></text:p>
          </table:table-cell>
        </table:table-row>
        <table:table-row>
          <table:table-cell table:style-name="Table2.A1" office:value-type="string">
            <text:p text:style-name="P21"><text:bookmark text:name="LC1412"/><text:bookmark text:name="LC1413"/></text:p>
          </table:table-cell>
          <table:table-cell table:style-name="Table2.A1" office:value-type="string">
            <text:p text:style-name="P23"><text:bookmark text:name="L1421"/><text:bookmark text:name="L1422"/></text:p>
          </table:table-cell>
        </table:table-row>
        <table:table-row>
          <table:table-cell table:style-name="Table2.A1" office:value-type="string">
            <text:p text:style-name="P21"><text:bookmark text:name="LC1421"/><text:bookmark text:name="LC1422"/></text:p>
          </table:table-cell>
          <table:table-cell table:style-name="Table2.A1" office:value-type="string">
            <text:p text:style-name="P23"><text:bookmark text:name="L1431"/><text:bookmark text:name="L1432"/></text:p>
          </table:table-cell>
        </table:table-row>
        <table:table-row>
          <table:table-cell table:style-name="Table2.A1" office:value-type="string">
            <text:p text:style-name="P21"><text:bookmark text:name="LC1471"/><text:bookmark text:name="LC1472"/></text:p>
          </table:table-cell>
          <table:table-cell table:style-name="Table2.A1" office:value-type="string">
            <text:p text:style-name="P22">//enemy 4<text:bookmark text:name="L1481"/><text:bookmark text:name="L1482"/></text:p>
          </table:table-cell>
        </table:table-row>
        <table:table-row>
          <table:table-cell table:style-name="Table2.A1" office:value-type="string">
            <text:p text:style-name="P21"><text:bookmark text:name="LC1481"/><text:bookmark text:name="LC1482"/></text:p>
          </table:table-cell>
          <table:table-cell table:style-name="Table2.A1" office:value-type="string">
            <text:p text:style-name="P23"><text:bookmark text:name="L1491"/><text:bookmark text:name="L1492"/></text:p>
          </table:table-cell>
        </table:table-row>
        <table:table-row>
          <table:table-cell table:style-name="Table2.A1" office:value-type="string">
            <text:p text:style-name="P21"><text:bookmark text:name="LC1491"/><text:bookmark text:name="LC1492"/></text:p>
          </table:table-cell>
          <table:table-cell table:style-name="Table2.A1" office:value-type="string">
            <text:p text:style-name="P23"><text:bookmark text:name="L1501"/><text:bookmark text:name="L1502"/></text:p>
          </table:table-cell>
        </table:table-row>
        <table:table-row>
          <table:table-cell table:style-name="Table2.A1" office:value-type="string">
            <text:p text:style-name="P21"><text:bookmark text:name="LC1501"/><text:bookmark text:name="LC1502"/></text:p>
          </table:table-cell>
          <table:table-cell table:style-name="Table2.A1" office:value-type="string">
            <text:p text:style-name="P22">//enemy 5<text:bookmark text:name="L1512"/><text:bookmark text:name="L1513"/></text:p>
          </table:table-cell>
        </table:table-row>
        <table:table-row>
          <table:table-cell table:style-name="Table2.A1" office:value-type="string">
            <text:p text:style-name="P21"><text:bookmark text:name="LC1512"/><text:bookmark text:name="LC1513"/></text:p>
          </table:table-cell>
          <table:table-cell table:style-name="Table2.A1" office:value-type="string">
            <text:p text:style-name="P23"><text:bookmark text:name="L1521"/><text:bookmark text:name="L1522"/></text:p>
          </table:table-cell>
        </table:table-row>
        <table:table-row>
          <table:table-cell table:style-name="Table2.A1" office:value-type="string">
            <text:p text:style-name="P21"><text:bookmark text:name="LC1521"/><text:bookmark text:name="LC1522"/></text:p>
          </table:table-cell>
          <table:table-cell table:style-name="Table2.A1" office:value-type="string">
            <text:p text:style-name="P23"><text:bookmark text:name="L1531"/><text:bookmark text:name="L1532"/></text:p>
          </table:table-cell>
        </table:table-row>
        <table:table-row>
          <table:table-cell table:style-name="Table2.A1" office:value-type="string">
            <text:p text:style-name="P21"><text:bookmark text:name="LC1531"/><text:bookmark text:name="LC1532"/></text:p>
          </table:table-cell>
          <table:table-cell table:style-name="Table2.A1" office:value-type="string">
            <text:p text:style-name="P22">//enemy 6<text:bookmark text:name="L1541"/><text:bookmark text:name="L1542"/></text:p>
          </table:table-cell>
        </table:table-row>
        <table:table-row>
          <table:table-cell table:style-name="Table2.A1" office:value-type="string">
            <text:p text:style-name="P21"><text:bookmark text:name="LC1601"/><text:bookmark text:name="LC1602"/></text:p>
          </table:table-cell>
          <table:table-cell table:style-name="Table2.A1" office:value-type="string">
            <text:p text:style-name="P22">//boss<text:bookmark text:name="L1612"/><text:bookmark text:name="L1613"/></text:p>
          </table:table-cell>
        </table:table-row>
        <table:table-row>
          <table:table-cell table:style-name="Table2.A1" office:value-type="string">
            <text:p text:style-name="P21"><text:bookmark text:name="LC1761"/><text:bookmark text:name="LC1762"/></text:p>
          </table:table-cell>
          <table:table-cell table:style-name="Table2.A1" office:value-type="string">
            <text:p text:style-name="P22">//*******************************//<text:bookmark text:name="L1771"/><text:bookmark text:name="L1772"/></text:p>
          </table:table-cell>
        </table:table-row>
        <table:table-row>
          <table:table-cell table:style-name="Table2.A1" office:value-type="string">
            <text:p text:style-name="P21"><text:bookmark text:name="LC1771"/><text:bookmark text:name="LC1772"/></text:p>
          </table:table-cell>
          <table:table-cell table:style-name="Table2.A1" office:value-type="string">
            <text:p text:style-name="P22">// pick move //<text:bookmark text:name="L1781"/><text:bookmark text:name="L1782"/></text:p>
          </table:table-cell>
        </table:table-row>
        <table:table-row table:style-name="Table2.106">
          <table:table-cell table:style-name="Table2.A1" office:value-type="string">
            <text:p text:style-name="P21"><text:bookmark text:name="LC1781"/><text:bookmark text:name="LC1782"/></text:p>
          </table:table-cell>
          <table:table-cell table:style-name="Table2.A1" office:value-type="string">
            <text:p text:style-name="P22">//*******************************//<text:bookmark text:name="L1791"/><text:bookmark text:name="L1792"/></text:p>
          </table:table-cell>
        </table:table-row>
        <table:table-row>
          <table:table-cell table:style-name="Table2.A1" office:value-type="string">
            <text:p text:style-name="P21"><text:bookmark text:name="LC1791"/><text:bookmark text:name="LC1792"/></text:p>
          </table:table-cell>
          <table:table-cell table:style-name="Table2.A1" office:value-type="string">
            <text:p text:style-name="P23"><text:bookmark text:name="L1801"/><text:bookmark text:name="L1802"/></text:p>
          </table:table-cell>
        </table:table-row>
        <table:table-row>
          <table:table-cell table:style-name="Table2.A1" office:value-type="string">
            <text:p text:style-name="P21"><text:bookmark text:name="LC1801"/><text:bookmark text:name="LC1802"/></text:p>
          </table:table-cell>
          <table:table-cell table:style-name="Table2.A1" office:value-type="string">
            <text:p text:style-name="P22">//prompt for choice<text:bookmark text:name="L1812"/><text:bookmark text:name="L1813"/></text:p>
          </table:table-cell>
        </table:table-row>
        <table:table-row>
          <table:table-cell table:style-name="Table2.A1" office:value-type="string">
            <text:p text:style-name="P21"><text:bookmark text:name="LC1812"/><text:bookmark text:name="LC1813"/></text:p>
          </table:table-cell>
          <table:table-cell table:style-name="Table2.A1" office:value-type="string">
            <text:p text:style-name="P25"/>
          </table:table-cell>
        </table:table-row>
        <table:table-row>
          <table:table-cell table:style-name="Table2.A1" office:value-type="string">
            <text:p text:style-name="P21"><text:bookmark text:name="LC1931"/><text:bookmark text:name="LC1932"/></text:p>
          </table:table-cell>
          <table:table-cell table:style-name="Table2.A1" office:value-type="string">
            <text:p text:style-name="P22">//*******************************//<text:bookmark text:name="L1941"/><text:bookmark text:name="L1942"/></text:p>
          </table:table-cell>
        </table:table-row>
        <table:table-row>
          <table:table-cell table:style-name="Table2.A1" office:value-type="string">
            <text:p text:style-name="P21"><text:bookmark text:name="LC1941"/><text:bookmark text:name="LC1942"/></text:p>
          </table:table-cell>
          <table:table-cell table:style-name="Table2.A1" office:value-type="string">
            <text:p text:style-name="P22">// duel enemy //<text:bookmark text:name="L1951"/><text:bookmark text:name="L1952"/></text:p>
          </table:table-cell>
        </table:table-row>
        <table:table-row>
          <table:table-cell table:style-name="Table2.A1" office:value-type="string">
            <text:p text:style-name="P21"><text:bookmark text:name="LC1951"/><text:bookmark text:name="LC1952"/></text:p>
          </table:table-cell>
          <table:table-cell table:style-name="Table2.A1" office:value-type="string">
            <text:p text:style-name="P22">//*******************************//<text:bookmark text:name="L1961"/><text:bookmark text:name="L1962"/></text:p>
          </table:table-cell>
        </table:table-row>
        <table:table-row>
          <table:table-cell table:style-name="Table2.A1" office:value-type="string">
            <text:p text:style-name="P21"><text:bookmark text:name="LC1961"/><text:bookmark text:name="LC1962"/></text:p>
          </table:table-cell>
          <table:table-cell table:style-name="Table2.A1" office:value-type="string">
            <text:p text:style-name="P23"><text:bookmark text:name="L1971"/><text:bookmark text:name="L1972"/></text:p>
          </table:table-cell>
        </table:table-row>
        <table:table-row>
          <table:table-cell table:style-name="Table2.A1" office:value-type="string">
            <text:p text:style-name="P21"><text:bookmark text:name="LC1971"/><text:bookmark text:name="LC1972"/></text:p>
          </table:table-cell>
          <table:table-cell table:style-name="Table2.A1" office:value-type="string">
            <text:p text:style-name="P22">//declare variables<text:bookmark text:name="L1981"/><text:bookmark text:name="L1982"/></text:p>
          </table:table-cell>
        </table:table-row>
        <table:table-row>
          <table:table-cell table:style-name="Table2.A1" office:value-type="string">
            <text:p text:style-name="P21"><text:bookmark text:name="LC1981"/><text:bookmark text:name="LC1982"/></text:p>
          </table:table-cell>
          <table:table-cell table:style-name="Table2.A1" office:value-type="string">
            <text:p text:style-name="P23"><text:bookmark text:name="L1991"/><text:bookmark text:name="L1992"/></text:p>
          </table:table-cell>
        </table:table-row>
        <table:table-row>
          <table:table-cell table:style-name="Table2.A1" office:value-type="string">
            <text:p text:style-name="P21"><text:bookmark text:name="LC1991"/><text:bookmark text:name="LC1992"/></text:p>
          </table:table-cell>
          <table:table-cell table:style-name="Table2.A1" office:value-type="string">
            <text:p text:style-name="P22">//create enemy<text:bookmark text:name="L2001"/><text:bookmark text:name="L2002"/></text:p>
          </table:table-cell>
        </table:table-row>
        <table:table-row>
          <table:table-cell table:style-name="Table2.A1" office:value-type="string">
            <text:p text:style-name="P21"><text:bookmark text:name="LC2001"/><text:bookmark text:name="LC2002"/></text:p>
          </table:table-cell>
          <table:table-cell table:style-name="Table2.A1" office:value-type="string">
            <text:p text:style-name="P23"><text:bookmark text:name="L2012"/><text:bookmark text:name="L2013"/></text:p>
          </table:table-cell>
        </table:table-row>
        <table:table-row>
          <table:table-cell table:style-name="Table2.A1" office:value-type="string">
            <text:p text:style-name="P21"><text:bookmark text:name="LC2012"/><text:bookmark text:name="LC2013"/></text:p>
          </table:table-cell>
          <table:table-cell table:style-name="Table2.A1" office:value-type="string">
            <text:p text:style-name="P22">//introduce enemy<text:bookmark text:name="L2021"/><text:bookmark text:name="L2022"/></text:p>
          </table:table-cell>
        </table:table-row>
        <table:table-row>
          <table:table-cell table:style-name="Table2.A1" office:value-type="string">
            <text:p text:style-name="P21"><text:bookmark text:name="LC2021"/><text:bookmark text:name="LC2022"/></text:p>
          </table:table-cell>
          <table:table-cell table:style-name="Table2.A1" office:value-type="string">
            <text:p text:style-name="P23"><text:bookmark text:name="L2031"/><text:bookmark text:name="L2032"/></text:p>
          </table:table-cell>
        </table:table-row>
        <table:table-row>
          <table:table-cell table:style-name="Table2.A1" office:value-type="string">
            <text:p text:style-name="P21"><text:bookmark text:name="LC2031"/><text:bookmark text:name="LC2032"/></text:p>
          </table:table-cell>
          <table:table-cell table:style-name="Table2.A1" office:value-type="string">
            <text:p text:style-name="P22">//find who hits first<text:bookmark text:name="L2041"/><text:bookmark text:name="L2042"/></text:p>
          </table:table-cell>
        </table:table-row>
        <table:table-row>
          <table:table-cell table:style-name="Table2.A1" office:value-type="string">
            <text:p text:style-name="P21"><text:bookmark text:name="LC2041"/><text:bookmark text:name="LC2042"/></text:p>
          </table:table-cell>
          <table:table-cell table:style-name="Table2.A1" office:value-type="string">
            <text:p text:style-name="P23"><text:bookmark text:name="L2051"/><text:bookmark text:name="L2052"/></text:p>
          </table:table-cell>
        </table:table-row>
        <table:table-row>
          <table:table-cell table:style-name="Table2.A1" office:value-type="string">
            <text:p text:style-name="P21"><text:bookmark text:name="LC2051"/><text:bookmark text:name="LC2052"/></text:p>
          </table:table-cell>
          <table:table-cell table:style-name="Table2.A1" office:value-type="string">
            <text:p text:style-name="P23"><text:bookmark text:name="L2061"/><text:bookmark text:name="L2062"/></text:p>
          </table:table-cell>
        </table:table-row>
        <table:table-row>
          <table:table-cell table:style-name="Table2.A1" office:value-type="string">
            <text:p text:style-name="P21"><text:bookmark text:name="LC2061"/><text:bookmark text:name="LC2062"/></text:p>
          </table:table-cell>
          <table:table-cell table:style-name="Table2.A1" office:value-type="string">
            <text:p text:style-name="P22">//user hits first<text:bookmark text:name="L2071"/><text:bookmark text:name="L2072"/></text:p>
          </table:table-cell>
        </table:table-row>
        <table:table-row>
          <table:table-cell table:style-name="Table2.A1" office:value-type="string">
            <text:p text:style-name="P21"><text:bookmark text:name="LC2131"/><text:bookmark text:name="LC2132"/></text:p>
          </table:table-cell>
          <table:table-cell table:style-name="Table2.A1" office:value-type="string">
            <text:p text:style-name="P22"><text:s text:c="2"/>//loop<text:bookmark text:name="L2141"/><text:bookmark text:name="L2142"/></text:p>
          </table:table-cell>
        </table:table-row>
        <table:table-row>
          <table:table-cell table:style-name="Table2.A1" office:value-type="string">
            <text:p text:style-name="P21"><text:bookmark text:name="LC2141"/><text:bookmark text:name="LC2142"/></text:p>
          </table:table-cell>
          <table:table-cell table:style-name="Table2.A1" office:value-type="string">
            <text:p text:style-name="P22"><text:s text:c="2"/>//enemy attacks player<text:bookmark text:name="L2151"/><text:bookmark text:name="L2152"/></text:p>
          </table:table-cell>
        </table:table-row>
        <table:table-row>
          <table:table-cell table:style-name="Table2.A1" office:value-type="string">
            <text:p text:style-name="P21"><text:bookmark text:name="LC2231"/><text:bookmark text:name="LC2232"/></text:p>
          </table:table-cell>
          <table:table-cell table:style-name="Table2.A1" office:value-type="string">
            <text:p text:style-name="P22"><text:s text:c="2"/>//player attacks enemy<text:bookmark text:name="L2241"/><text:bookmark text:name="L2242"/></text:p>
          </table:table-cell>
        </table:table-row>
        <table:table-row>
          <table:table-cell table:style-name="Table2.A1" office:value-type="string">
            <text:p text:style-name="P21"><text:bookmark text:name="LC2461"/><text:bookmark text:name="LC2462"/></text:p>
          </table:table-cell>
          <table:table-cell table:style-name="Table2.A1" office:value-type="string">
            <text:p text:style-name="P23"><text:s/><text:span text:style-name="T6">//continue until one dead</text:span><text:bookmark text:name="L2471"/><text:bookmark text:name="L2472"/></text:p>
          </table:table-cell>
        </table:table-row>
        <text:soft-page-break/>
        <table:table-row>
          <table:table-cell table:style-name="Table2.A1" office:value-type="string">
            <text:p text:style-name="P21"><text:bookmark text:name="LC2471"/><text:bookmark text:name="LC2472"/></text:p>
          </table:table-cell>
          <table:table-cell table:style-name="Table2.A1" office:value-type="string">
            <text:p text:style-name="P22">//check for user death<text:bookmark text:name="L2481"/><text:bookmark text:name="L2482"/></text:p>
          </table:table-cell>
        </table:table-row>
        <table:table-row>
          <table:table-cell table:style-name="Table2.A1" office:value-type="string">
            <text:p text:style-name="P21"><text:bookmark text:name="LC2591"/><text:bookmark text:name="LC2592"/></text:p>
          </table:table-cell>
          <table:table-cell table:style-name="Table2.A1" office:value-type="string">
            <text:p text:style-name="P22">//*******************************//<text:bookmark text:name="L2601"/><text:bookmark text:name="L2602"/></text:p>
          </table:table-cell>
        </table:table-row>
        <table:table-row>
          <table:table-cell table:style-name="Table2.A1" office:value-type="string">
            <text:p text:style-name="P21"><text:bookmark text:name="LC2601"/><text:bookmark text:name="LC2602"/></text:p>
          </table:table-cell>
          <table:table-cell table:style-name="Table2.A1" office:value-type="string">
            <text:p text:style-name="P22">// duel elite enemy //<text:bookmark text:name="L2612"/><text:bookmark text:name="L2613"/></text:p>
          </table:table-cell>
        </table:table-row>
        <table:table-row>
          <table:table-cell table:style-name="Table2.A1" office:value-type="string">
            <text:p text:style-name="P21"><text:bookmark text:name="LC2612"/><text:bookmark text:name="LC2613"/></text:p>
          </table:table-cell>
          <table:table-cell table:style-name="Table2.A1" office:value-type="string">
            <text:p text:style-name="P22">//*******************************//<text:bookmark text:name="L2621"/><text:bookmark text:name="L2622"/></text:p>
          </table:table-cell>
        </table:table-row>
        <table:table-row>
          <table:table-cell table:style-name="Table2.A1" office:value-type="string">
            <text:p text:style-name="P21"><text:bookmark text:name="LC2621"/><text:bookmark text:name="LC2622"/></text:p>
          </table:table-cell>
          <table:table-cell table:style-name="Table2.A1" office:value-type="string">
            <text:p text:style-name="P23"><text:bookmark text:name="L2631"/><text:bookmark text:name="L2632"/></text:p>
          </table:table-cell>
        </table:table-row>
        <table:table-row>
          <table:table-cell table:style-name="Table2.A1" office:value-type="string">
            <text:p text:style-name="P21"><text:bookmark text:name="LC2631"/><text:bookmark text:name="LC2632"/></text:p>
          </table:table-cell>
          <table:table-cell table:style-name="Table2.A1" office:value-type="string">
            <text:p text:style-name="P22">//declare variables<text:bookmark text:name="L2641"/><text:bookmark text:name="L2642"/></text:p>
          </table:table-cell>
        </table:table-row>
        <table:table-row>
          <table:table-cell table:style-name="Table2.A1" office:value-type="string">
            <text:p text:style-name="P21"><text:bookmark text:name="LC2641"/><text:bookmark text:name="LC2642"/></text:p>
          </table:table-cell>
          <table:table-cell table:style-name="Table2.A1" office:value-type="string">
            <text:p text:style-name="P23"><text:bookmark text:name="L2651"/><text:bookmark text:name="L2652"/></text:p>
          </table:table-cell>
        </table:table-row>
        <table:table-row>
          <table:table-cell table:style-name="Table2.A1" office:value-type="string">
            <text:p text:style-name="P21"><text:bookmark text:name="LC2651"/><text:bookmark text:name="LC2652"/></text:p>
          </table:table-cell>
          <table:table-cell table:style-name="Table2.A1" office:value-type="string">
            <text:p text:style-name="P22">//create enemy<text:bookmark text:name="L2661"/><text:bookmark text:name="L2662"/></text:p>
          </table:table-cell>
        </table:table-row>
        <table:table-row>
          <table:table-cell table:style-name="Table2.A1" office:value-type="string">
            <text:p text:style-name="P21"><text:bookmark text:name="LC2661"/><text:bookmark text:name="LC2662"/></text:p>
          </table:table-cell>
          <table:table-cell table:style-name="Table2.A1" office:value-type="string">
            <text:p text:style-name="P23"><text:bookmark text:name="L2671"/><text:bookmark text:name="L2672"/></text:p>
          </table:table-cell>
        </table:table-row>
        <table:table-row>
          <table:table-cell table:style-name="Table2.A1" office:value-type="string">
            <text:p text:style-name="P21"><text:bookmark text:name="LC2671"/><text:bookmark text:name="LC2672"/></text:p>
          </table:table-cell>
          <table:table-cell table:style-name="Table2.A1" office:value-type="string">
            <text:p text:style-name="P22">//introduce enemy<text:bookmark text:name="L2681"/><text:bookmark text:name="L2682"/></text:p>
          </table:table-cell>
        </table:table-row>
        <table:table-row>
          <table:table-cell table:style-name="Table2.A1" office:value-type="string">
            <text:p text:style-name="P21"><text:bookmark text:name="LC2681"/><text:bookmark text:name="LC2682"/></text:p>
          </table:table-cell>
          <table:table-cell table:style-name="Table2.A1" office:value-type="string">
            <text:p text:style-name="P23"><text:bookmark text:name="L2691"/><text:bookmark text:name="L2692"/></text:p>
          </table:table-cell>
        </table:table-row>
        <table:table-row>
          <table:table-cell table:style-name="Table2.A1" office:value-type="string">
            <text:p text:style-name="P21"><text:bookmark text:name="LC2691"/><text:bookmark text:name="LC2692"/></text:p>
          </table:table-cell>
          <table:table-cell table:style-name="Table2.A1" office:value-type="string">
            <text:p text:style-name="P22">//find who hits first<text:bookmark text:name="L2701"/><text:bookmark text:name="L2702"/></text:p>
          </table:table-cell>
        </table:table-row>
        <table:table-row>
          <table:table-cell table:style-name="Table2.A1" office:value-type="string">
            <text:p text:style-name="P21"><text:bookmark text:name="LC2701"/><text:bookmark text:name="LC2702"/></text:p>
          </table:table-cell>
          <table:table-cell table:style-name="Table2.A1" office:value-type="string">
            <text:p text:style-name="P23"><text:bookmark text:name="L2712"/><text:bookmark text:name="L2713"/></text:p>
          </table:table-cell>
        </table:table-row>
        <table:table-row>
          <table:table-cell table:style-name="Table2.A1" office:value-type="string">
            <text:p text:style-name="P21"><text:bookmark text:name="LC2712"/><text:bookmark text:name="LC2713"/></text:p>
          </table:table-cell>
          <table:table-cell table:style-name="Table2.A1" office:value-type="string">
            <text:p text:style-name="P23"><text:bookmark text:name="L2721"/><text:bookmark text:name="L2722"/></text:p>
          </table:table-cell>
        </table:table-row>
        <table:table-row>
          <table:table-cell table:style-name="Table2.A1" office:value-type="string">
            <text:p text:style-name="P21"><text:bookmark text:name="LC2721"/><text:bookmark text:name="LC2722"/></text:p>
          </table:table-cell>
          <table:table-cell table:style-name="Table2.A1" office:value-type="string">
            <text:p text:style-name="P22">//user hits first<text:bookmark text:name="L2731"/><text:bookmark text:name="L2732"/></text:p>
          </table:table-cell>
        </table:table-row>
        <table:table-row>
          <table:table-cell table:style-name="Table2.A1" office:value-type="string">
            <text:p text:style-name="P21"><text:bookmark text:name="LC2812"/><text:bookmark text:name="LC2813"/></text:p>
          </table:table-cell>
          <table:table-cell table:style-name="Table2.A1" office:value-type="string">
            <text:p text:style-name="P22">//enemy attacks player<text:bookmark text:name="L2821"/><text:bookmark text:name="L2822"/></text:p>
          </table:table-cell>
        </table:table-row>
        <table:table-row>
          <table:table-cell table:style-name="Table2.A1" office:value-type="string">
            <text:p text:style-name="P21"><text:bookmark text:name="LC2961"/><text:bookmark text:name="LC2962"/></text:p>
          </table:table-cell>
          <table:table-cell table:style-name="Table2.A1" office:value-type="string">
            <text:p text:style-name="P22">//player attacks enemy<text:bookmark text:name="L2971"/><text:bookmark text:name="L2972"/></text:p>
          </table:table-cell>
        </table:table-row>
        <table:table-row>
          <table:table-cell table:style-name="Table2.A1" office:value-type="string">
            <text:p text:style-name="P21"><text:bookmark text:name="LC3191"/><text:bookmark text:name="LC3192"/></text:p>
          </table:table-cell>
          <table:table-cell table:style-name="Table2.A1" office:value-type="string">
            <text:p text:style-name="P23"><text:s/><text:span text:style-name="T6">//continue until one dead</text:span><text:bookmark text:name="L3201"/><text:bookmark text:name="L3202"/></text:p>
          </table:table-cell>
        </table:table-row>
        <table:table-row>
          <table:table-cell table:style-name="Table2.A1" office:value-type="string">
            <text:p text:style-name="P21"><text:bookmark text:name="LC3201"/><text:bookmark text:name="LC3202"/></text:p>
          </table:table-cell>
          <table:table-cell table:style-name="Table2.A1" office:value-type="string">
            <text:p text:style-name="P22">//check for user death<text:bookmark text:name="L3212"/><text:bookmark text:name="L3213"/></text:p>
          </table:table-cell>
        </table:table-row>
        <table:table-row>
          <table:table-cell table:style-name="Table2.A1" office:value-type="string">
            <text:p text:style-name="P21"><text:bookmark text:name="LC3321"/><text:bookmark text:name="LC3322"/></text:p>
          </table:table-cell>
          <table:table-cell table:style-name="Table2.A1" office:value-type="string">
            <text:p text:style-name="P22">//*******************************//<text:bookmark text:name="L3331"/><text:bookmark text:name="L3332"/></text:p>
          </table:table-cell>
        </table:table-row>
        <table:table-row>
          <table:table-cell table:style-name="Table2.A1" office:value-type="string">
            <text:p text:style-name="P21"><text:bookmark text:name="LC3331"/><text:bookmark text:name="LC3332"/></text:p>
          </table:table-cell>
          <table:table-cell table:style-name="Table2.A1" office:value-type="string">
            <text:p text:style-name="P22">// duel moderate enemy //<text:bookmark text:name="L3341"/><text:bookmark text:name="L3342"/></text:p>
          </table:table-cell>
        </table:table-row>
        <table:table-row>
          <table:table-cell table:style-name="Table2.A1" office:value-type="string">
            <text:p text:style-name="P21"><text:bookmark text:name="LC3341"/><text:bookmark text:name="LC3342"/></text:p>
          </table:table-cell>
          <table:table-cell table:style-name="Table2.A1" office:value-type="string">
            <text:p text:style-name="P22">//*******************************//<text:bookmark text:name="L3351"/><text:bookmark text:name="L3352"/></text:p>
          </table:table-cell>
        </table:table-row>
        <table:table-row>
          <table:table-cell table:style-name="Table2.A1" office:value-type="string">
            <text:p text:style-name="P21"><text:bookmark text:name="LC3351"/><text:bookmark text:name="LC3352"/></text:p>
          </table:table-cell>
          <table:table-cell table:style-name="Table2.A1" office:value-type="string">
            <text:p text:style-name="P23"><text:bookmark text:name="L3361"/><text:bookmark text:name="L3362"/></text:p>
          </table:table-cell>
        </table:table-row>
        <table:table-row>
          <table:table-cell table:style-name="Table2.A1" office:value-type="string">
            <text:p text:style-name="P21"><text:bookmark text:name="LC3361"/><text:bookmark text:name="LC3362"/></text:p>
          </table:table-cell>
          <table:table-cell table:style-name="Table2.A1" office:value-type="string">
            <text:p text:style-name="P22">//declare variables<text:bookmark text:name="L3371"/><text:bookmark text:name="L3372"/></text:p>
          </table:table-cell>
        </table:table-row>
        <table:table-row>
          <table:table-cell table:style-name="Table2.A1" office:value-type="string">
            <text:p text:style-name="P21"><text:bookmark text:name="LC3371"/><text:bookmark text:name="LC3372"/></text:p>
          </table:table-cell>
          <table:table-cell table:style-name="Table2.A1" office:value-type="string">
            <text:p text:style-name="P23"><text:bookmark text:name="L3381"/><text:bookmark text:name="L3382"/></text:p>
          </table:table-cell>
        </table:table-row>
        <table:table-row>
          <table:table-cell table:style-name="Table2.A1" office:value-type="string">
            <text:p text:style-name="P21"><text:bookmark text:name="LC3381"/><text:bookmark text:name="LC3382"/></text:p>
          </table:table-cell>
          <table:table-cell table:style-name="Table2.A1" office:value-type="string">
            <text:p text:style-name="P22">//create enemy<text:bookmark text:name="L3391"/><text:bookmark text:name="L3392"/></text:p>
          </table:table-cell>
        </table:table-row>
        <table:table-row>
          <table:table-cell table:style-name="Table2.A1" office:value-type="string">
            <text:p text:style-name="P21"><text:bookmark text:name="LC3391"/><text:bookmark text:name="LC3392"/></text:p>
          </table:table-cell>
          <table:table-cell table:style-name="Table2.A1" office:value-type="string">
            <text:p text:style-name="P23"><text:bookmark text:name="L3401"/><text:bookmark text:name="L3402"/></text:p>
          </table:table-cell>
        </table:table-row>
        <table:table-row>
          <table:table-cell table:style-name="Table2.A1" office:value-type="string">
            <text:p text:style-name="P21"><text:bookmark text:name="LC3401"/><text:bookmark text:name="LC3402"/></text:p>
          </table:table-cell>
          <table:table-cell table:style-name="Table2.A1" office:value-type="string">
            <text:p text:style-name="P22">//introduce enemy<text:bookmark text:name="L3412"/><text:bookmark text:name="L3413"/></text:p>
          </table:table-cell>
        </table:table-row>
        <table:table-row>
          <table:table-cell table:style-name="Table2.A1" office:value-type="string">
            <text:p text:style-name="P21"><text:bookmark text:name="LC3412"/><text:bookmark text:name="LC3413"/></text:p>
          </table:table-cell>
          <table:table-cell table:style-name="Table2.A1" office:value-type="string">
            <text:p text:style-name="P23"><text:bookmark text:name="L3421"/><text:bookmark text:name="L3422"/></text:p>
          </table:table-cell>
        </table:table-row>
        <table:table-row>
          <table:table-cell table:style-name="Table2.A1" office:value-type="string">
            <text:p text:style-name="P21"><text:bookmark text:name="LC3421"/><text:bookmark text:name="LC3422"/></text:p>
          </table:table-cell>
          <table:table-cell table:style-name="Table2.A1" office:value-type="string">
            <text:p text:style-name="P22">//find who hits first<text:bookmark text:name="L3431"/><text:bookmark text:name="L3432"/></text:p>
          </table:table-cell>
        </table:table-row>
        <table:table-row>
          <table:table-cell table:style-name="Table2.A1" office:value-type="string">
            <text:p text:style-name="P21"><text:bookmark text:name="LC3431"/><text:bookmark text:name="LC3432"/></text:p>
          </table:table-cell>
          <table:table-cell table:style-name="Table2.A1" office:value-type="string">
            <text:p text:style-name="P23"><text:bookmark text:name="L3441"/><text:bookmark text:name="L3442"/></text:p>
          </table:table-cell>
        </table:table-row>
        <table:table-row>
          <table:table-cell table:style-name="Table2.A1" office:value-type="string">
            <text:p text:style-name="P21"><text:bookmark text:name="LC3441"/><text:bookmark text:name="LC3442"/></text:p>
          </table:table-cell>
          <table:table-cell table:style-name="Table2.A1" office:value-type="string">
            <text:p text:style-name="P23"><text:bookmark text:name="L3451"/><text:bookmark text:name="L3452"/></text:p>
          </table:table-cell>
        </table:table-row>
        <table:table-row>
          <table:table-cell table:style-name="Table2.A1" office:value-type="string">
            <text:p text:style-name="P21"><text:bookmark text:name="LC3451"/><text:bookmark text:name="LC3452"/></text:p>
          </table:table-cell>
          <table:table-cell table:style-name="Table2.A1" office:value-type="string">
            <text:p text:style-name="P22">//user hits first<text:bookmark text:name="L3461"/><text:bookmark text:name="L3462"/></text:p>
          </table:table-cell>
        </table:table-row>
        <table:table-row>
          <table:table-cell table:style-name="Table2.A1" office:value-type="string">
            <text:p text:style-name="P21"><text:bookmark text:name="LC3531"/><text:bookmark text:name="LC3532"/></text:p>
          </table:table-cell>
          <table:table-cell table:style-name="Table2.A1" office:value-type="string">
            <text:p text:style-name="P22">//enemy attacks player<text:bookmark text:name="L3541"/><text:bookmark text:name="L3542"/></text:p>
          </table:table-cell>
        </table:table-row>
        <table:table-row>
          <table:table-cell table:style-name="Table2.A1" office:value-type="string">
            <text:p text:style-name="P21"><text:bookmark text:name="LC3621"/><text:bookmark text:name="LC3622"/></text:p>
          </table:table-cell>
          <table:table-cell table:style-name="Table2.A1" office:value-type="string">
            <text:p text:style-name="P22">//player attacks enemy<text:bookmark text:name="L3631"/><text:bookmark text:name="L3632"/></text:p>
          </table:table-cell>
        </table:table-row>
        <table:table-row>
          <table:table-cell table:style-name="Table2.A1" office:value-type="string">
            <text:p text:style-name="P21"><text:bookmark text:name="LC3851"/><text:bookmark text:name="LC3852"/></text:p>
          </table:table-cell>
          <table:table-cell table:style-name="Table2.A1" office:value-type="string">
            <text:p text:style-name="P23"><text:s/><text:span text:style-name="T6">//continue until one dead</text:span><text:bookmark text:name="L3861"/><text:bookmark text:name="L3862"/></text:p>
          </table:table-cell>
        </table:table-row>
        <table:table-row>
          <table:table-cell table:style-name="Table2.A1" office:value-type="string">
            <text:p text:style-name="P21"><text:bookmark text:name="LC3861"/><text:bookmark text:name="LC3862"/></text:p>
          </table:table-cell>
          <table:table-cell table:style-name="Table2.A1" office:value-type="string">
            <text:p text:style-name="P22">//check for user death<text:bookmark text:name="L3871"/><text:bookmark text:name="L3872"/></text:p>
          </table:table-cell>
        </table:table-row>
        <table:table-row>
          <table:table-cell table:style-name="Table2.A1" office:value-type="string">
            <text:p text:style-name="P21"><text:bookmark text:name="LC3981"/><text:bookmark text:name="LC3982"/></text:p>
          </table:table-cell>
          <table:table-cell table:style-name="Table2.A1" office:value-type="string">
            <text:p text:style-name="P22">//*******************************//<text:bookmark text:name="L3991"/><text:bookmark text:name="L3992"/></text:p>
          </table:table-cell>
        </table:table-row>
        <table:table-row>
          <table:table-cell table:style-name="Table2.A1" office:value-type="string">
            <text:p text:style-name="P21"><text:bookmark text:name="LC3991"/><text:bookmark text:name="LC3992"/></text:p>
          </table:table-cell>
          <table:table-cell table:style-name="Table2.A1" office:value-type="string">
            <text:p text:style-name="P22">// duel moderate elite enemy //<text:bookmark text:name="L4001"/><text:bookmark text:name="L4002"/></text:p>
          </table:table-cell>
        </table:table-row>
        <table:table-row>
          <table:table-cell table:style-name="Table2.A1" office:value-type="string">
            <text:p text:style-name="P21"><text:bookmark text:name="LC4001"/><text:bookmark text:name="LC4002"/></text:p>
          </table:table-cell>
          <table:table-cell table:style-name="Table2.A1" office:value-type="string">
            <text:p text:style-name="P22">//*******************************//<text:bookmark text:name="L4012"/><text:bookmark text:name="L4013"/></text:p>
          </table:table-cell>
        </table:table-row>
        <table:table-row>
          <table:table-cell table:style-name="Table2.A1" office:value-type="string">
            <text:p text:style-name="P21"><text:bookmark text:name="LC4012"/><text:bookmark text:name="LC4013"/></text:p>
          </table:table-cell>
          <table:table-cell table:style-name="Table2.A1" office:value-type="string">
            <text:p text:style-name="P23"><text:bookmark text:name="L4021"/><text:bookmark text:name="L4022"/></text:p>
          </table:table-cell>
        </table:table-row>
        <table:table-row>
          <table:table-cell table:style-name="Table2.A1" office:value-type="string">
            <text:p text:style-name="P21"><text:bookmark text:name="LC4021"/><text:bookmark text:name="LC4022"/></text:p>
          </table:table-cell>
          <table:table-cell table:style-name="Table2.A1" office:value-type="string">
            <text:p text:style-name="P22">//declare variables<text:bookmark text:name="L4031"/><text:bookmark text:name="L4032"/></text:p>
          </table:table-cell>
        </table:table-row>
        <table:table-row>
          <table:table-cell table:style-name="Table2.A1" office:value-type="string">
            <text:p text:style-name="P21"><text:bookmark text:name="LC4031"/><text:bookmark text:name="LC4032"/></text:p>
          </table:table-cell>
          <table:table-cell table:style-name="Table2.A1" office:value-type="string">
            <text:p text:style-name="P23"><text:bookmark text:name="L4041"/><text:bookmark text:name="L4042"/></text:p>
          </table:table-cell>
        </table:table-row>
        <table:table-row>
          <table:table-cell table:style-name="Table2.A1" office:value-type="string">
            <text:p text:style-name="P21"><text:bookmark text:name="LC4041"/><text:bookmark text:name="LC4042"/></text:p>
          </table:table-cell>
          <table:table-cell table:style-name="Table2.A1" office:value-type="string">
            <text:p text:style-name="P22">//create enemy<text:bookmark text:name="L4051"/><text:bookmark text:name="L4052"/></text:p>
          </table:table-cell>
        </table:table-row>
        <table:table-row>
          <table:table-cell table:style-name="Table2.A1" office:value-type="string">
            <text:p text:style-name="P21"><text:bookmark text:name="LC4051"/><text:bookmark text:name="LC4052"/></text:p>
          </table:table-cell>
          <table:table-cell table:style-name="Table2.A1" office:value-type="string">
            <text:p text:style-name="P23"><text:bookmark text:name="L4061"/><text:bookmark text:name="L4062"/></text:p>
          </table:table-cell>
        </table:table-row>
        <table:table-row>
          <table:table-cell table:style-name="Table2.A1" office:value-type="string">
            <text:p text:style-name="P21"><text:bookmark text:name="LC4061"/><text:bookmark text:name="LC4062"/></text:p>
          </table:table-cell>
          <table:table-cell table:style-name="Table2.A1" office:value-type="string">
            <text:p text:style-name="P22">//introduce enemy<text:bookmark text:name="L4071"/><text:bookmark text:name="L4072"/></text:p>
          </table:table-cell>
        </table:table-row>
        <table:table-row>
          <table:table-cell table:style-name="Table2.A1" office:value-type="string">
            <text:p text:style-name="P21"><text:bookmark text:name="LC4071"/><text:bookmark text:name="LC4072"/></text:p>
          </table:table-cell>
          <table:table-cell table:style-name="Table2.A1" office:value-type="string">
            <text:p text:style-name="P23"><text:bookmark text:name="L4081"/><text:bookmark text:name="L4082"/></text:p>
          </table:table-cell>
        </table:table-row>
        <table:table-row>
          <table:table-cell table:style-name="Table2.A1" office:value-type="string">
            <text:p text:style-name="P21"><text:bookmark text:name="LC4081"/><text:bookmark text:name="LC4082"/></text:p>
          </table:table-cell>
          <table:table-cell table:style-name="Table2.A1" office:value-type="string">
            <text:p text:style-name="P22">//find who hits first<text:bookmark text:name="L4091"/><text:bookmark text:name="L4092"/></text:p>
          </table:table-cell>
        </table:table-row>
        <table:table-row>
          <table:table-cell table:style-name="Table2.A1" office:value-type="string">
            <text:p text:style-name="P21"><text:bookmark text:name="LC4091"/><text:bookmark text:name="LC4092"/></text:p>
          </table:table-cell>
          <table:table-cell table:style-name="Table2.A1" office:value-type="string">
            <text:p text:style-name="P23"><text:bookmark text:name="L4102"/><text:bookmark text:name="L4103"/></text:p>
          </table:table-cell>
        </table:table-row>
        <table:table-row>
          <table:table-cell table:style-name="Table2.A1" office:value-type="string">
            <text:p text:style-name="P21"><text:bookmark text:name="LC4102"/><text:bookmark text:name="LC4103"/></text:p>
          </table:table-cell>
          <table:table-cell table:style-name="Table2.A1" office:value-type="string">
            <text:p text:style-name="P23"><text:bookmark text:name="L4112"/><text:bookmark text:name="L4113"/></text:p>
          </table:table-cell>
        </table:table-row>
        <table:table-row>
          <table:table-cell table:style-name="Table2.A1" office:value-type="string">
            <text:p text:style-name="P21"><text:bookmark text:name="LC4112"/><text:bookmark text:name="LC4113"/></text:p>
          </table:table-cell>
          <table:table-cell table:style-name="Table2.A1" office:value-type="string">
            <text:p text:style-name="P22">//user hits first<text:bookmark text:name="L4121"/><text:bookmark text:name="L4122"/></text:p>
          </table:table-cell>
        </table:table-row>
        <text:soft-page-break/>
        <table:table-row>
          <table:table-cell table:style-name="Table2.A1" office:value-type="string">
            <text:p text:style-name="P21"><text:bookmark text:name="LC4201"/><text:bookmark text:name="LC4202"/></text:p>
          </table:table-cell>
          <table:table-cell table:style-name="Table2.A1" office:value-type="string">
            <text:p text:style-name="P22">//enemy attacks player<text:bookmark text:name="L4212"/><text:bookmark text:name="L4213"/></text:p>
          </table:table-cell>
        </table:table-row>
        <table:table-row>
          <table:table-cell table:style-name="Table2.A1" office:value-type="string">
            <text:p text:style-name="P21"><text:bookmark text:name="LC4371"/><text:bookmark text:name="LC4372"/></text:p>
          </table:table-cell>
          <table:table-cell table:style-name="Table2.A1" office:value-type="string">
            <text:p text:style-name="P22">//player attacks enemy<text:bookmark text:name="L4381"/><text:bookmark text:name="L4382"/></text:p>
          </table:table-cell>
        </table:table-row>
        <table:table-row>
          <table:table-cell table:style-name="Table2.A1" office:value-type="string">
            <text:p text:style-name="P21"><text:bookmark text:name="LC4601"/><text:bookmark text:name="LC4602"/></text:p>
          </table:table-cell>
          <table:table-cell table:style-name="Table2.A1" office:value-type="string">
            <text:p text:style-name="P23"><text:s/><text:span text:style-name="T6">//continue until one dead</text:span><text:bookmark text:name="L4612"/><text:bookmark text:name="L4613"/></text:p>
          </table:table-cell>
        </table:table-row>
        <table:table-row>
          <table:table-cell table:style-name="Table2.A1" office:value-type="string">
            <text:p text:style-name="P21"><text:bookmark text:name="LC4612"/><text:bookmark text:name="LC4613"/></text:p>
          </table:table-cell>
          <table:table-cell table:style-name="Table2.A1" office:value-type="string">
            <text:p text:style-name="P22">//check for user death<text:bookmark text:name="L4621"/><text:bookmark text:name="L4622"/></text:p>
          </table:table-cell>
        </table:table-row>
        <table:table-row>
          <table:table-cell table:style-name="Table2.A1" office:value-type="string">
            <text:p text:style-name="P21"><text:bookmark text:name="LC4731"/><text:bookmark text:name="LC4732"/></text:p>
          </table:table-cell>
          <table:table-cell table:style-name="Table2.A1" office:value-type="string">
            <text:p text:style-name="P22">//*******************************//<text:bookmark text:name="L4741"/><text:bookmark text:name="L4742"/></text:p>
          </table:table-cell>
        </table:table-row>
        <table:table-row>
          <table:table-cell table:style-name="Table2.A1" office:value-type="string">
            <text:p text:style-name="P21"><text:bookmark text:name="LC4741"/><text:bookmark text:name="LC4742"/></text:p>
          </table:table-cell>
          <table:table-cell table:style-name="Table2.A1" office:value-type="string">
            <text:p text:style-name="P22">// duel boss //<text:bookmark text:name="L4751"/><text:bookmark text:name="L4752"/></text:p>
          </table:table-cell>
        </table:table-row>
        <table:table-row>
          <table:table-cell table:style-name="Table2.A1" office:value-type="string">
            <text:p text:style-name="P21"><text:bookmark text:name="LC4751"/><text:bookmark text:name="LC4752"/></text:p>
          </table:table-cell>
          <table:table-cell table:style-name="Table2.A1" office:value-type="string">
            <text:p text:style-name="P22">//*******************************//<text:bookmark text:name="L4761"/><text:bookmark text:name="L4762"/></text:p>
          </table:table-cell>
        </table:table-row>
        <table:table-row>
          <table:table-cell table:style-name="Table2.A1" office:value-type="string">
            <text:p text:style-name="P21"><text:bookmark text:name="LC4761"/><text:bookmark text:name="LC4762"/></text:p>
          </table:table-cell>
          <table:table-cell table:style-name="Table2.A1" office:value-type="string">
            <text:p text:style-name="P23"><text:bookmark text:name="L4771"/><text:bookmark text:name="L4772"/></text:p>
          </table:table-cell>
        </table:table-row>
        <table:table-row>
          <table:table-cell table:style-name="Table2.A1" office:value-type="string">
            <text:p text:style-name="P21"><text:bookmark text:name="LC4771"/><text:bookmark text:name="LC4772"/></text:p>
          </table:table-cell>
          <table:table-cell table:style-name="Table2.A1" office:value-type="string">
            <text:p text:style-name="P22">//declare variables<text:bookmark text:name="L4781"/><text:bookmark text:name="L4782"/></text:p>
          </table:table-cell>
        </table:table-row>
        <table:table-row>
          <table:table-cell table:style-name="Table2.A1" office:value-type="string">
            <text:p text:style-name="P21"><text:bookmark text:name="LC4781"/><text:bookmark text:name="LC4782"/></text:p>
          </table:table-cell>
          <table:table-cell table:style-name="Table2.A1" office:value-type="string">
            <text:p text:style-name="P23"><text:bookmark text:name="L4791"/><text:bookmark text:name="L4792"/></text:p>
          </table:table-cell>
        </table:table-row>
        <table:table-row>
          <table:table-cell table:style-name="Table2.A1" office:value-type="string">
            <text:p text:style-name="P21"><text:bookmark text:name="LC4791"/><text:bookmark text:name="LC4792"/></text:p>
          </table:table-cell>
          <table:table-cell table:style-name="Table2.A1" office:value-type="string">
            <text:p text:style-name="P23"><text:bookmark text:name="L4801"/><text:bookmark text:name="L4802"/></text:p>
          </table:table-cell>
        </table:table-row>
        <table:table-row>
          <table:table-cell table:style-name="Table2.A1" office:value-type="string">
            <text:p text:style-name="P21"><text:bookmark text:name="LC4801"/><text:bookmark text:name="LC4802"/></text:p>
          </table:table-cell>
          <table:table-cell table:style-name="Table2.A1" office:value-type="string">
            <text:p text:style-name="P22">//create enemy<text:bookmark text:name="L4812"/><text:bookmark text:name="L4813"/></text:p>
          </table:table-cell>
        </table:table-row>
        <table:table-row>
          <table:table-cell table:style-name="Table2.A1" office:value-type="string">
            <text:p text:style-name="P21"><text:bookmark text:name="LC4812"/><text:bookmark text:name="LC4813"/></text:p>
          </table:table-cell>
          <table:table-cell table:style-name="Table2.A1" office:value-type="string">
            <text:p text:style-name="P23"><text:bookmark text:name="L4821"/><text:bookmark text:name="L4822"/></text:p>
          </table:table-cell>
        </table:table-row>
        <table:table-row>
          <table:table-cell table:style-name="Table2.A1" office:value-type="string">
            <text:p text:style-name="P21"><text:bookmark text:name="LC4821"/><text:bookmark text:name="LC4822"/></text:p>
          </table:table-cell>
          <table:table-cell table:style-name="Table2.A1" office:value-type="string">
            <text:p text:style-name="P22">//introduce enemy<text:bookmark text:name="L4831"/><text:bookmark text:name="L4832"/></text:p>
          </table:table-cell>
        </table:table-row>
        <table:table-row>
          <table:table-cell table:style-name="Table2.A1" office:value-type="string">
            <text:p text:style-name="P21"><text:bookmark text:name="LC4831"/><text:bookmark text:name="LC4832"/></text:p>
          </table:table-cell>
          <table:table-cell table:style-name="Table2.A1" office:value-type="string">
            <text:p text:style-name="P23"><text:bookmark text:name="L4841"/><text:bookmark text:name="L4842"/></text:p>
          </table:table-cell>
        </table:table-row>
        <table:table-row>
          <table:table-cell table:style-name="Table2.A1" office:value-type="string">
            <text:p text:style-name="P21"><text:bookmark text:name="LC4841"/><text:bookmark text:name="LC4842"/></text:p>
          </table:table-cell>
          <table:table-cell table:style-name="Table2.A1" office:value-type="string">
            <text:p text:style-name="P22">//check for special<text:bookmark text:name="L4851"/><text:bookmark text:name="L4852"/></text:p>
          </table:table-cell>
        </table:table-row>
        <table:table-row>
          <table:table-cell table:style-name="Table2.A1" office:value-type="string">
            <text:p text:style-name="P21"><text:bookmark text:name="LC4912"/><text:bookmark text:name="LC4913"/></text:p>
          </table:table-cell>
          <table:table-cell table:style-name="Table2.A1" office:value-type="string">
            <text:p text:style-name="P22">//find who hits first<text:bookmark text:name="L4921"/><text:bookmark text:name="L4922"/></text:p>
          </table:table-cell>
        </table:table-row>
        <table:table-row>
          <table:table-cell table:style-name="Table2.A1" office:value-type="string">
            <text:p text:style-name="P21"><text:bookmark text:name="LC4921"/><text:bookmark text:name="LC4922"/></text:p>
          </table:table-cell>
          <table:table-cell table:style-name="Table2.A1" office:value-type="string">
            <text:p text:style-name="P23"><text:bookmark text:name="L4931"/><text:bookmark text:name="L4932"/></text:p>
          </table:table-cell>
        </table:table-row>
        <table:table-row>
          <table:table-cell table:style-name="Table2.A1" office:value-type="string">
            <text:p text:style-name="P21"><text:bookmark text:name="LC4931"/><text:bookmark text:name="LC4932"/></text:p>
          </table:table-cell>
          <table:table-cell table:style-name="Table2.A1" office:value-type="string">
            <text:p text:style-name="P22">//enemy hits first<text:bookmark text:name="L4941"/><text:bookmark text:name="L4942"/></text:p>
          </table:table-cell>
        </table:table-row>
        <table:table-row>
          <table:table-cell table:style-name="Table2.A1" office:value-type="string">
            <text:p text:style-name="P21"><text:bookmark text:name="LC4991"/><text:bookmark text:name="LC4992"/></text:p>
          </table:table-cell>
          <table:table-cell table:style-name="Table2.A1" office:value-type="string">
            <text:p text:style-name="P22">//user hits first (or second if the enemy has trample)<text:bookmark text:name="L5001"/><text:bookmark text:name="L5002"/></text:p>
          </table:table-cell>
        </table:table-row>
        <table:table-row>
          <table:table-cell table:style-name="Table2.A1" office:value-type="string">
            <text:p text:style-name="P21"><text:bookmark text:name="LC5001"/><text:bookmark text:name="LC5002"/></text:p>
          </table:table-cell>
          <table:table-cell table:style-name="Table2.A1" office:value-type="string">
            <text:p text:style-name="P23"><text:bookmark text:name="L5012"/><text:bookmark text:name="L5013"/></text:p>
          </table:table-cell>
        </table:table-row>
        <table:table-row>
          <table:table-cell table:style-name="Table2.A1" office:value-type="string">
            <text:p text:style-name="P21"><text:bookmark text:name="LC5012"/><text:bookmark text:name="LC5013"/></text:p>
          </table:table-cell>
          <table:table-cell table:style-name="Table2.A1" office:value-type="string">
            <text:p text:style-name="P22">//check for miss<text:bookmark text:name="L5021"/><text:bookmark text:name="L5022"/></text:p>
          </table:table-cell>
        </table:table-row>
        <table:table-row>
          <table:table-cell table:style-name="Table2.A1" office:value-type="string">
            <text:p text:style-name="P21"><text:bookmark text:name="LC5021"/><text:bookmark text:name="LC5022"/></text:p>
          </table:table-cell>
          <table:table-cell table:style-name="Table2.A1" office:value-type="string">
            <text:p text:style-name="P22">//deal damage<text:bookmark text:name="L5031"/><text:bookmark text:name="L5032"/></text:p>
          </table:table-cell>
        </table:table-row>
        <table:table-row>
          <table:table-cell table:style-name="Table2.A1" office:value-type="string">
            <text:p text:style-name="P21"><text:bookmark text:name="LC5031"/><text:bookmark text:name="LC5032"/></text:p>
          </table:table-cell>
          <table:table-cell table:style-name="Table2.A1" office:value-type="string">
            <text:p text:style-name="P23"><text:bookmark text:name="L5041"/><text:bookmark text:name="L5042"/></text:p>
          </table:table-cell>
        </table:table-row>
        <table:table-row>
          <table:table-cell table:style-name="Table2.A1" office:value-type="string">
            <text:p text:style-name="P21"><text:bookmark text:name="LC5061"/><text:bookmark text:name="LC5062"/></text:p>
          </table:table-cell>
          <table:table-cell table:style-name="Table2.A1" office:value-type="string">
            <text:p text:style-name="P22">//enemy attacks player<text:bookmark text:name="L5071"/><text:bookmark text:name="L5072"/></text:p>
          </table:table-cell>
        </table:table-row>
        <table:table-row>
          <table:table-cell table:style-name="Table2.A1" office:value-type="string">
            <text:p text:style-name="P21"><text:bookmark text:name="LC5091"/><text:bookmark text:name="LC5092"/></text:p>
          </table:table-cell>
          <table:table-cell table:style-name="Table2.A1" office:value-type="string">
            <text:p text:style-name="P23"><text:span text:style-name="T4"><text:s/></text:span><text:span text:style-name="T6">//check for dodge</text:span><text:bookmark text:name="L5101"/><text:bookmark text:name="L5102"/></text:p>
          </table:table-cell>
        </table:table-row>
        <table:table-row>
          <table:table-cell table:style-name="Table2.A1" office:value-type="string">
            <text:p text:style-name="P21"><text:bookmark text:name="LC5101"/><text:bookmark text:name="LC5102"/></text:p>
          </table:table-cell>
          <table:table-cell table:style-name="Table2.A1" office:value-type="string">
            <text:p text:style-name="P22">//check for miss<text:bookmark text:name="L5111"/><text:bookmark text:name="L5112"/></text:p>
          </table:table-cell>
        </table:table-row>
        <table:table-row>
          <table:table-cell table:style-name="Table2.A1" office:value-type="string">
            <text:p text:style-name="P21"><text:bookmark text:name="LC5111"/><text:bookmark text:name="LC5112"/></text:p>
          </table:table-cell>
          <table:table-cell table:style-name="Table2.A1" office:value-type="string">
            <text:p text:style-name="P23"><text:bookmark text:name="L5121"/><text:bookmark text:name="L5122"/></text:p>
          </table:table-cell>
        </table:table-row>
        <table:table-row>
          <table:table-cell table:style-name="Table2.A1" office:value-type="string">
            <text:p text:style-name="P21"><text:bookmark text:name="LC5121"/><text:bookmark text:name="LC5122"/></text:p>
          </table:table-cell>
          <table:table-cell table:style-name="Table2.A1" office:value-type="string">
            <text:p text:style-name="P22">//deal damage<text:bookmark text:name="L5131"/><text:bookmark text:name="L5132"/></text:p>
          </table:table-cell>
        </table:table-row>
        <table:table-row>
          <table:table-cell table:style-name="Table2.A1" office:value-type="string">
            <text:p text:style-name="P21"><text:bookmark text:name="LC523"/></text:p>
          </table:table-cell>
          <table:table-cell table:style-name="Table2.A1" office:value-type="string">
            <text:p text:style-name="P22">//player attacks enemy<text:bookmark text:name="L524"/></text:p>
          </table:table-cell>
        </table:table-row>
        <table:table-row>
          <table:table-cell table:style-name="Table2.A1" office:value-type="string">
            <text:p text:style-name="P21"><text:bookmark text:name="LC575"/></text:p>
          </table:table-cell>
          <table:table-cell table:style-name="Table2.A1" office:value-type="string">
            <text:p text:style-name="P23"><text:s/><text:span text:style-name="T6">//continue until one dead</text:span><text:bookmark text:name="L576"/></text:p>
          </table:table-cell>
        </table:table-row>
        <table:table-row>
          <table:table-cell table:style-name="Table2.A1" office:value-type="string">
            <text:p text:style-name="P21"><text:bookmark text:name="LC576"/></text:p>
          </table:table-cell>
          <table:table-cell table:style-name="Table2.A1" office:value-type="string">
            <text:p text:style-name="P22">//check for user death<text:bookmark text:name="L577"/></text:p>
          </table:table-cell>
        </table:table-row>
        <table:table-row>
          <table:table-cell table:style-name="Table2.A1" office:value-type="string">
            <text:p text:style-name="P21"><text:bookmark text:name="LC583"/></text:p>
          </table:table-cell>
          <table:table-cell table:style-name="Table2.A1" office:value-type="string">
            <text:p text:style-name="P22"><text:s/>//win prompt<text:bookmark text:name="L584"/></text:p>
          </table:table-cell>
        </table:table-row>
        <table:table-row>
          <table:table-cell table:style-name="Table2.A1" office:value-type="string">
            <text:p text:style-name="P21"><text:bookmark text:name="LC588"/></text:p>
          </table:table-cell>
          <table:table-cell table:style-name="Table2.A1" office:value-type="string">
            <text:p text:style-name="P22">//*******************************//<text:bookmark text:name="L589"/></text:p>
          </table:table-cell>
        </table:table-row>
        <table:table-row>
          <table:table-cell table:style-name="Table2.A1" office:value-type="string">
            <text:p text:style-name="P21"><text:bookmark text:name="LC589"/></text:p>
          </table:table-cell>
          <table:table-cell table:style-name="Table2.A1" office:value-type="string">
            <text:p text:style-name="P22">// stat bonus //<text:bookmark text:name="L590"/></text:p>
          </table:table-cell>
        </table:table-row>
        <table:table-row>
          <table:table-cell table:style-name="Table2.A1" office:value-type="string">
            <text:p text:style-name="P21"><text:bookmark text:name="LC590"/></text:p>
          </table:table-cell>
          <table:table-cell table:style-name="Table2.A1" office:value-type="string">
            <text:p text:style-name="P22">//*******************************//<text:bookmark text:name="L5911"/><text:bookmark text:name="L5912"/></text:p>
          </table:table-cell>
        </table:table-row>
        <table:table-row>
          <table:table-cell table:style-name="Table2.A1" office:value-type="string">
            <text:p text:style-name="P21"><text:bookmark text:name="LC5911"/><text:bookmark text:name="LC5912"/></text:p>
          </table:table-cell>
          <table:table-cell table:style-name="Table2.A1" office:value-type="string">
            <text:p text:style-name="P23"><text:bookmark text:name="L5921"/><text:bookmark text:name="L5922"/></text:p>
          </table:table-cell>
        </table:table-row>
        <table:table-row>
          <table:table-cell table:style-name="Table2.A1" office:value-type="string">
            <text:p text:style-name="P21"><text:bookmark text:name="LC5921"/><text:bookmark text:name="LC5922"/></text:p>
          </table:table-cell>
          <table:table-cell table:style-name="Table2.A1" office:value-type="string">
            <text:p text:style-name="P23"><text:bookmark text:name="L593"/></text:p>
          </table:table-cell>
        </table:table-row>
        <table:table-row>
          <table:table-cell table:style-name="Table2.A1" office:value-type="string">
            <text:p text:style-name="P21"><text:bookmark text:name="LC593"/></text:p>
          </table:table-cell>
          <table:table-cell table:style-name="Table2.A1" office:value-type="string">
            <text:p text:style-name="P23"><text:s/><text:span text:style-name="T6">//random bonus given</text:span><text:bookmark text:name="L594"/></text:p>
          </table:table-cell>
        </table:table-row>
        <table:table-row>
          <table:table-cell table:style-name="Table2.A1" office:value-type="string">
            <text:p text:style-name="P21"><text:bookmark text:name="LC594"/></text:p>
          </table:table-cell>
          <table:table-cell table:style-name="Table2.A1" office:value-type="string">
            <text:p text:style-name="P23"><text:bookmark text:name="L595"/></text:p>
          </table:table-cell>
        </table:table-row>
        <table:table-row>
          <table:table-cell table:style-name="Table2.A1" office:value-type="string">
            <text:p text:style-name="P21"><text:bookmark text:name="LC595"/></text:p>
          </table:table-cell>
          <table:table-cell table:style-name="Table2.A1" office:value-type="string">
            <text:p text:style-name="P22">//small health gain<text:bookmark text:name="L596"/></text:p>
          </table:table-cell>
        </table:table-row>
        <table:table-row>
          <table:table-cell table:style-name="Table2.A1" office:value-type="string">
            <text:p text:style-name="P21"><text:bookmark text:name="LC596"/></text:p>
          </table:table-cell>
          <table:table-cell table:style-name="Table2.A1" office:value-type="string">
            <text:p text:style-name="P23"><text:bookmark text:name="L597"/></text:p>
          </table:table-cell>
        </table:table-row>
        <table:table-row>
          <table:table-cell table:style-name="Table2.A1" office:value-type="string">
            <text:p text:style-name="P21"><text:bookmark text:name="LC599"/></text:p>
          </table:table-cell>
          <table:table-cell table:style-name="Table2.A1" office:value-type="string">
            <text:p text:style-name="P22">//big health gain<text:bookmark text:name="L600"/></text:p>
          </table:table-cell>
        </table:table-row>
        <table:table-row>
          <table:table-cell table:style-name="Table2.A1" office:value-type="string">
            <text:p text:style-name="P21"><text:bookmark text:name="LC600"/></text:p>
          </table:table-cell>
          <table:table-cell table:style-name="Table2.A1" office:value-type="string">
            <text:p text:style-name="P23"><text:bookmark text:name="L6011"/><text:bookmark text:name="L6012"/></text:p>
          </table:table-cell>
        </table:table-row>
        <table:table-row>
          <table:table-cell table:style-name="Table2.A1" office:value-type="string">
            <text:p text:style-name="P21"><text:bookmark text:name="LC603"/></text:p>
          </table:table-cell>
          <table:table-cell table:style-name="Table2.A1" office:value-type="string">
            <text:p text:style-name="P22">//small dps gain<text:bookmark text:name="L604"/></text:p>
          </table:table-cell>
        </table:table-row>
        <table:table-row>
          <table:table-cell table:style-name="Table2.A1" office:value-type="string">
            <text:p text:style-name="P21"><text:bookmark text:name="LC607"/></text:p>
          </table:table-cell>
          <table:table-cell table:style-name="Table2.A1" office:value-type="string">
            <text:p text:style-name="P22">//large dps gain<text:bookmark text:name="L608"/></text:p>
          </table:table-cell>
        </table:table-row>
        <table:table-row>
          <table:table-cell table:style-name="Table2.A1" office:value-type="string">
            <text:p text:style-name="P21"><text:bookmark text:name="LC6111"/><text:bookmark text:name="LC6112"/></text:p>
          </table:table-cell>
          <table:table-cell table:style-name="Table2.A1" office:value-type="string">
            <text:p text:style-name="P22">//small max health gain<text:bookmark text:name="L6121"/><text:bookmark text:name="L6122"/></text:p>
          </table:table-cell>
        </table:table-row>
        <table:table-row>
          <table:table-cell table:style-name="Table2.A1" office:value-type="string">
            <text:p text:style-name="P21"><text:bookmark text:name="LC615"/></text:p>
          </table:table-cell>
          <table:table-cell table:style-name="Table2.A1" office:value-type="string">
            <text:p text:style-name="P22">//large max health gain<text:bookmark text:name="L616"/></text:p>
          </table:table-cell>
        </table:table-row>
        <table:table-row>
          <table:table-cell table:style-name="Table2.A1" office:value-type="string">
            <text:p text:style-name="P21"><text:bookmark text:name="LC619"/></text:p>
          </table:table-cell>
          <table:table-cell table:style-name="Table2.A1" office:value-type="string">
            <text:p text:style-name="P22">//small health, max health, and dps gain<text:bookmark text:name="L620"/></text:p>
          </table:table-cell>
        </table:table-row>
        <table:table-row>
          <table:table-cell table:style-name="Table2.A1" office:value-type="string">
            <text:p text:style-name="P21"><text:bookmark text:name="LC628"/></text:p>
          </table:table-cell>
          <table:table-cell table:style-name="Table2.A1" office:value-type="string">
            <text:p text:style-name="P22">//*******************************//<text:bookmark text:name="L629"/></text:p>
          </table:table-cell>
        </table:table-row>
        <table:table-row>
          <table:table-cell table:style-name="Table2.A1" office:value-type="string">
            <text:p text:style-name="P21"><text:bookmark text:name="LC629"/></text:p>
          </table:table-cell>
          <table:table-cell table:style-name="Table2.A1" office:value-type="string">
            <text:p text:style-name="P22">// return PlayerData //<text:bookmark text:name="L630"/></text:p>
          </table:table-cell>
        </table:table-row>
        <text:soft-page-break/>
        <table:table-row>
          <table:table-cell table:style-name="Table2.A1" office:value-type="string">
            <text:p text:style-name="P21"><text:bookmark text:name="LC630"/></text:p>
          </table:table-cell>
          <table:table-cell table:style-name="Table2.A1" office:value-type="string">
            <text:p text:style-name="P22">//*******************************//<text:bookmark text:name="L6311"/><text:bookmark text:name="L6312"/></text:p>
          </table:table-cell>
        </table:table-row>
        <table:table-row>
          <table:table-cell table:style-name="Table2.A1" office:value-type="string">
            <text:p text:style-name="P21"><text:bookmark text:name="LC6311"/><text:bookmark text:name="LC6312"/></text:p>
          </table:table-cell>
          <table:table-cell table:style-name="Table2.A1" office:value-type="string">
            <text:p text:style-name="P23"><text:bookmark text:name="L6321"/><text:bookmark text:name="L6322"/></text:p>
          </table:table-cell>
        </table:table-row>
        <table:table-row>
          <table:table-cell table:style-name="Table2.A1" office:value-type="string">
            <text:p text:style-name="P21"><text:bookmark text:name="LC6321"/><text:bookmark text:name="LC6322"/></text:p>
          </table:table-cell>
          <table:table-cell table:style-name="Table2.A1" office:value-type="string">
            <text:p text:style-name="P22">//declare struct<text:bookmark text:name="L633"/></text:p>
          </table:table-cell>
        </table:table-row>
        <table:table-row>
          <table:table-cell table:style-name="Table2.A1" office:value-type="string">
            <text:p text:style-name="P21"><text:bookmark text:name="LC633"/></text:p>
          </table:table-cell>
          <table:table-cell table:style-name="Table2.A1" office:value-type="string">
            <text:p text:style-name="P22"><text:s/>//fill struct<text:bookmark text:name="L634"/></text:p>
          </table:table-cell>
        </table:table-row>
        <table:table-row>
          <table:table-cell table:style-name="Table2.A1" office:value-type="string">
            <text:p text:style-name="P21"><text:bookmark text:name="LC6411"/><text:bookmark text:name="LC6412"/></text:p>
          </table:table-cell>
          <table:table-cell table:style-name="Table2.A1" office:value-type="string">
            <text:p text:style-name="P22">//return struct<text:bookmark text:name="L6421"/><text:bookmark text:name="L6422"/></text:p>
          </table:table-cell>
        </table:table-row>
        <table:table-row>
          <table:table-cell table:style-name="Table2.A1" office:value-type="string">
            <text:p text:style-name="P21"><text:bookmark text:name="LC644"/></text:p>
          </table:table-cell>
          <table:table-cell table:style-name="Table2.A1" office:value-type="string">
            <text:p text:style-name="P22">//*******************************//<text:bookmark text:name="L645"/></text:p>
          </table:table-cell>
        </table:table-row>
        <table:table-row>
          <table:table-cell table:style-name="Table2.A1" office:value-type="string">
            <text:p text:style-name="P21"><text:bookmark text:name="LC645"/></text:p>
          </table:table-cell>
          <table:table-cell table:style-name="Table2.A1" office:value-type="string">
            <text:p text:style-name="P22">// write Record //<text:bookmark text:name="L646"/></text:p>
          </table:table-cell>
        </table:table-row>
        <table:table-row>
          <table:table-cell table:style-name="Table2.A1" office:value-type="string">
            <text:p text:style-name="P21"><text:bookmark text:name="LC646"/></text:p>
          </table:table-cell>
          <table:table-cell table:style-name="Table2.A1" office:value-type="string">
            <text:p text:style-name="P22">//*******************************//<text:bookmark text:name="L647"/></text:p>
          </table:table-cell>
        </table:table-row>
        <table:table-row>
          <table:table-cell table:style-name="Table2.A1" office:value-type="string">
            <text:p text:style-name="P21"><text:bookmark text:name="LC647"/></text:p>
          </table:table-cell>
          <table:table-cell table:style-name="Table2.A1" office:value-type="string">
            <text:p text:style-name="P23"><text:bookmark text:name="L648"/></text:p>
          </table:table-cell>
        </table:table-row>
        <table:table-row>
          <table:table-cell table:style-name="Table2.A1" office:value-type="string">
            <text:p text:style-name="P21"><text:bookmark text:name="LC648"/></text:p>
          </table:table-cell>
          <table:table-cell table:style-name="Table2.A1" office:value-type="string">
            <text:p text:style-name="P22">//open file<text:bookmark text:name="L649"/></text:p>
          </table:table-cell>
        </table:table-row>
        <table:table-row>
          <table:table-cell table:style-name="Table2.A1" office:value-type="string">
            <text:p text:style-name="P21"><text:bookmark text:name="LC6521"/><text:bookmark text:name="LC6522"/></text:p>
          </table:table-cell>
          <table:table-cell table:style-name="Table2.A1" office:value-type="string">
            <text:p text:style-name="P22">//write structure to file<text:bookmark text:name="L653"/></text:p>
          </table:table-cell>
        </table:table-row>
        <table:table-row>
          <table:table-cell table:style-name="Table2.A1" office:value-type="string">
            <text:p text:style-name="P21"><text:bookmark text:name="LC660"/></text:p>
          </table:table-cell>
          <table:table-cell table:style-name="Table2.A1" office:value-type="string">
            <text:p text:style-name="P22">//close file<text:bookmark text:name="L6611"/><text:bookmark text:name="L6612"/></text:p>
          </table:table-cell>
        </table:table-row>
        <table:table-row>
          <table:table-cell table:style-name="Table2.A1" office:value-type="string">
            <text:p text:style-name="P21"><text:bookmark text:name="LC663"/></text:p>
          </table:table-cell>
          <table:table-cell table:style-name="Table2.A1" office:value-type="string">
            <text:p text:style-name="P22">//*******************************//<text:bookmark text:name="L664"/></text:p>
          </table:table-cell>
        </table:table-row>
        <table:table-row>
          <table:table-cell table:style-name="Table2.A1" office:value-type="string">
            <text:p text:style-name="P21"><text:bookmark text:name="LC664"/></text:p>
          </table:table-cell>
          <table:table-cell table:style-name="Table2.A1" office:value-type="string">
            <text:p text:style-name="P22">// file i/o highscore //<text:bookmark text:name="L665"/></text:p>
          </table:table-cell>
        </table:table-row>
        <table:table-row>
          <table:table-cell table:style-name="Table2.A1" office:value-type="string">
            <text:p text:style-name="P21"><text:bookmark text:name="LC665"/></text:p>
          </table:table-cell>
          <table:table-cell table:style-name="Table2.A1" office:value-type="string">
            <text:p text:style-name="P22">//*******************************//<text:bookmark text:name="L666"/></text:p>
          </table:table-cell>
        </table:table-row>
        <table:table-row>
          <table:table-cell table:style-name="Table2.A1" office:value-type="string">
            <text:p text:style-name="P21"><text:bookmark text:name="LC667"/></text:p>
          </table:table-cell>
          <table:table-cell table:style-name="Table2.A1" office:value-type="string">
            <text:p text:style-name="P22">//create structure<text:bookmark text:name="L668"/></text:p>
          </table:table-cell>
        </table:table-row>
        <table:table-row>
          <table:table-cell table:style-name="Table2.A1" office:value-type="string">
            <text:p text:style-name="P21"><text:bookmark text:name="LC669"/></text:p>
          </table:table-cell>
          <table:table-cell table:style-name="Table2.A1" office:value-type="string">
            <text:p text:style-name="P22">//open file<text:bookmark text:name="L670"/></text:p>
          </table:table-cell>
        </table:table-row>
        <table:table-row>
          <table:table-cell table:style-name="Table2.A1" office:value-type="string">
            <text:p text:style-name="P21"><text:bookmark text:name="LC6721"/><text:bookmark text:name="LC6722"/></text:p>
          </table:table-cell>
          <table:table-cell table:style-name="Table2.A1" office:value-type="string">
            <text:p text:style-name="P22">//write file from structure<text:bookmark text:name="L673"/></text:p>
          </table:table-cell>
        </table:table-row>
        <table:table-row>
          <table:table-cell table:style-name="Table2.A1" office:value-type="string">
            <text:p text:style-name="P21"><text:bookmark text:name="LC674"/></text:p>
          </table:table-cell>
          <table:table-cell table:style-name="Table2.A1" office:value-type="string">
            <text:p text:style-name="P22">//close file<text:bookmark text:name="L675"/></text:p>
          </table:table-cell>
        </table:table-row>
        <table:table-row>
          <table:table-cell table:style-name="Table2.A1" office:value-type="string">
            <text:p text:style-name="P21"><text:bookmark text:name="LC677"/></text:p>
          </table:table-cell>
          <table:table-cell table:style-name="Table2.A1" office:value-type="string">
            <text:p text:style-name="P22">//*******************************//<text:bookmark text:name="L678"/></text:p>
          </table:table-cell>
        </table:table-row>
        <table:table-row>
          <table:table-cell table:style-name="Table2.A1" office:value-type="string">
            <text:p text:style-name="P21"><text:bookmark text:name="LC678"/></text:p>
          </table:table-cell>
          <table:table-cell table:style-name="Table2.A1" office:value-type="string">
            <text:p text:style-name="P22">// read Record //<text:bookmark text:name="L679"/></text:p>
          </table:table-cell>
        </table:table-row>
        <table:table-row>
          <table:table-cell table:style-name="Table2.A1" office:value-type="string">
            <text:p text:style-name="P21"><text:bookmark text:name="LC679"/></text:p>
          </table:table-cell>
          <table:table-cell table:style-name="Table2.A1" office:value-type="string">
            <text:p text:style-name="P22">//*******************************//<text:bookmark text:name="L680"/></text:p>
          </table:table-cell>
        </table:table-row>
        <table:table-row>
          <table:table-cell table:style-name="Table2.A1" office:value-type="string">
            <text:p text:style-name="P21"><text:bookmark text:name="LC6811"/><text:bookmark text:name="LC6812"/></text:p>
          </table:table-cell>
          <table:table-cell table:style-name="Table2.A1" office:value-type="string">
            <text:p text:style-name="P22">//create structure<text:bookmark text:name="L6821"/><text:bookmark text:name="L6822"/></text:p>
          </table:table-cell>
        </table:table-row>
        <table:table-row>
          <table:table-cell table:style-name="Table2.A1" office:value-type="string">
            <text:p text:style-name="P21"><text:bookmark text:name="LC6821"/><text:bookmark text:name="LC6822"/></text:p>
          </table:table-cell>
          <table:table-cell table:style-name="Table2.A1" office:value-type="string">
            <text:p text:style-name="P23"><text:bookmark text:name="L683"/></text:p>
          </table:table-cell>
        </table:table-row>
        <table:table-row>
          <table:table-cell table:style-name="Table2.A1" office:value-type="string">
            <text:p text:style-name="P21"><text:bookmark text:name="LC683"/></text:p>
          </table:table-cell>
          <table:table-cell table:style-name="Table2.A1" office:value-type="string">
            <text:p text:style-name="P22">//open file<text:bookmark text:name="L684"/></text:p>
          </table:table-cell>
        </table:table-row>
        <table:table-row>
          <table:table-cell table:style-name="Table2.A1" office:value-type="string">
            <text:p text:style-name="P21"><text:bookmark text:name="LC684"/></text:p>
          </table:table-cell>
          <table:table-cell table:style-name="Table2.A1" office:value-type="string">
            <text:p text:style-name="P23"><text:bookmark text:name="L685"/></text:p>
          </table:table-cell>
        </table:table-row>
        <table:table-row>
          <table:table-cell table:style-name="Table2.A1" office:value-type="string">
            <text:p text:style-name="P21"><text:bookmark text:name="LC685"/></text:p>
          </table:table-cell>
          <table:table-cell table:style-name="Table2.A1" office:value-type="string">
            <text:p text:style-name="P23"><text:bookmark text:name="L686"/></text:p>
          </table:table-cell>
        </table:table-row>
        <table:table-row>
          <table:table-cell table:style-name="Table2.A1" office:value-type="string">
            <text:p text:style-name="P21"><text:bookmark text:name="LC686"/></text:p>
          </table:table-cell>
          <table:table-cell table:style-name="Table2.A1" office:value-type="string">
            <text:p text:style-name="P23"><text:bookmark text:name="L687"/></text:p>
          </table:table-cell>
        </table:table-row>
        <table:table-row>
          <table:table-cell table:style-name="Table2.A1" office:value-type="string">
            <text:p text:style-name="P21"><text:bookmark text:name="LC687"/></text:p>
          </table:table-cell>
          <table:table-cell table:style-name="Table2.A1" office:value-type="string">
            <text:p text:style-name="P22">//read file into structure<text:bookmark text:name="L688"/></text:p>
          </table:table-cell>
        </table:table-row>
        <table:table-row>
          <table:table-cell table:style-name="Table2.A1" office:value-type="string">
            <text:p text:style-name="P21"><text:bookmark text:name="LC688"/></text:p>
          </table:table-cell>
          <table:table-cell table:style-name="Table2.A1" office:value-type="string">
            <text:p text:style-name="P23"><text:bookmark text:name="L689"/></text:p>
          </table:table-cell>
        </table:table-row>
        <table:table-row>
          <table:table-cell table:style-name="Table2.A1" office:value-type="string">
            <text:p text:style-name="P21"><text:bookmark text:name="LC689"/></text:p>
          </table:table-cell>
          <table:table-cell table:style-name="Table2.A1" office:value-type="string">
            <text:p text:style-name="P22">//output structure<text:bookmark text:name="L690"/></text:p>
          </table:table-cell>
        </table:table-row>
        <table:table-row>
          <table:table-cell table:style-name="Table2.A1" office:value-type="string">
            <text:p text:style-name="P21"><text:bookmark text:name="LC698"/></text:p>
          </table:table-cell>
          <table:table-cell table:style-name="Table2.A1" office:value-type="string">
            <text:p text:style-name="P21"><text:bookmark text:name="L699"/></text:p>
          </table:table-cell>
        </table:table-row>
        <table:table-row>
          <table:table-cell table:style-name="Table2.A1" office:value-type="string">
            <text:p text:style-name="P21"><text:bookmark text:name="LC699"/></text:p>
          </table:table-cell>
          <table:table-cell table:style-name="Table2.A1" office:value-type="string">
            <text:p text:style-name="P22">//close file<text:bookmark text:name="L700"/></text:p>
          </table:table-cell>
        </table:table-row>
        <table:table-row>
          <table:table-cell table:style-name="Table2.A1" office:value-type="string">
            <text:p text:style-name="P21"><text:bookmark text:name="LC7021"/><text:bookmark text:name="LC7022"/></text:p>
          </table:table-cell>
          <table:table-cell table:style-name="Table2.A1" office:value-type="string">
            <text:p text:style-name="P22">//*******************************//<text:bookmark text:name="L703"/></text:p>
          </table:table-cell>
        </table:table-row>
        <table:table-row>
          <table:table-cell table:style-name="Table2.A1" office:value-type="string">
            <text:p text:style-name="P21"><text:bookmark text:name="LC703"/></text:p>
          </table:table-cell>
          <table:table-cell table:style-name="Table2.A1" office:value-type="string">
            <text:p text:style-name="P22">// vector fun //<text:bookmark text:name="L704"/></text:p>
          </table:table-cell>
        </table:table-row>
        <table:table-row>
          <table:table-cell table:style-name="Table2.A1" office:value-type="string">
            <text:p text:style-name="P21"><text:bookmark text:name="LC704"/></text:p>
          </table:table-cell>
          <table:table-cell table:style-name="Table2.A1" office:value-type="string">
            <text:p text:style-name="P22">//*******************************//<text:bookmark text:name="L705"/></text:p>
          </table:table-cell>
        </table:table-row>
        <table:table-row>
          <table:table-cell table:style-name="Table2.A1" office:value-type="string">
            <text:p text:style-name="P21"><text:bookmark text:name="LC705"/></text:p>
          </table:table-cell>
          <table:table-cell table:style-name="Table2.A1" office:value-type="string">
            <text:p text:style-name="P23"><text:bookmark text:name="L706"/></text:p>
          </table:table-cell>
        </table:table-row>
        <table:table-row>
          <table:table-cell table:style-name="Table2.A1" office:value-type="string">
            <text:p text:style-name="P21"><text:bookmark text:name="LC706"/></text:p>
          </table:table-cell>
          <table:table-cell table:style-name="Table2.A1" office:value-type="string">
            <text:p text:style-name="P22">//create an array of vectors from template<text:bookmark text:name="L707"/></text:p>
          </table:table-cell>
        </table:table-row>
        <table:table-row>
          <table:table-cell table:style-name="Table2.A1" office:value-type="string">
            <text:p text:style-name="P21"><text:bookmark text:name="LC707"/></text:p>
          </table:table-cell>
          <table:table-cell table:style-name="Table2.A1" office:value-type="string">
            <text:p text:style-name="P23"><text:bookmark text:name="L708"/></text:p>
          </table:table-cell>
        </table:table-row>
        <table:table-row>
          <table:table-cell table:style-name="Table2.A1" office:value-type="string">
            <text:p text:style-name="P21"><text:bookmark text:name="LC708"/></text:p>
          </table:table-cell>
          <table:table-cell table:style-name="Table2.A1" office:value-type="string">
            <text:p text:style-name="P23"><text:bookmark text:name="L709"/></text:p>
          </table:table-cell>
        </table:table-row>
        <table:table-row>
          <table:table-cell table:style-name="Table2.A1" office:value-type="string">
            <text:p text:style-name="P21"><text:bookmark text:name="LC709"/></text:p>
          </table:table-cell>
          <table:table-cell table:style-name="Table2.A1" office:value-type="string">
            <text:p text:style-name="P22">/*for(int i=0;i&lt;11;i++){<text:bookmark text:name="L7101"/><text:bookmark text:name="L7102"/></text:p>
          </table:table-cell>
        </table:table-row>
        <table:table-row>
          <table:table-cell table:style-name="Table2.A1" office:value-type="string">
            <text:p text:style-name="P21"><text:bookmark text:name="LC7101"/><text:bookmark text:name="LC7102"/></text:p>
          </table:table-cell>
          <table:table-cell table:style-name="Table2.A1" office:value-type="string">
            <text:p text:style-name="P22">cout&lt;&lt;stuff[i]&lt;&lt;endl;<text:bookmark text:name="L7111"/><text:bookmark text:name="L7112"/></text:p>
          </table:table-cell>
        </table:table-row>
        <table:table-row>
          <table:table-cell table:style-name="Table2.A1" office:value-type="string">
            <text:p text:style-name="P21"><text:bookmark text:name="LC7111"/><text:bookmark text:name="LC7112"/></text:p>
          </table:table-cell>
          <table:table-cell table:style-name="Table2.A1" office:value-type="string">
            <text:p text:style-name="P22">}*/<text:bookmark text:name="L7121"/><text:bookmark text:name="L7122"/></text:p>
          </table:table-cell>
        </table:table-row>
        <table:table-row>
          <table:table-cell table:style-name="Table2.A1" office:value-type="string">
            <text:p text:style-name="P21"><text:bookmark text:name="LC7121"/><text:bookmark text:name="LC7122"/></text:p>
          </table:table-cell>
          <table:table-cell table:style-name="Table2.A1" office:value-type="string">
            <text:p text:style-name="P23">}</text:p>
          </table:table-cell>
        </table:table-row>
      </table:table>
      <text:p text:style-name="P15"/>
      <text:p text:style-name="P15"/>
      <text:p text:style-name="P15"/>
      <text:p text:style-name="P15"/>
      <text:p text:style-name="P15"/>
      <text:p text:style-name="P15"/>
      <text:p text:style-name="P15"/>
      <text:p text:style-name="P15"/>
      <text:p text:style-name="P15"/>
      <text:p text:style-name="P15"><text:soft-page-break/></text:p>
      <text:p text:style-name="P15"/>
      <text:p text:style-name="P7">Concepts from the Book (Savitch 9<text:span text:style-name="T3">th</text:span> Ed)</text:p>
      <text:p text:style-name="P7"/>
      <table:table table:name="Concepts" table:style-name="Concepts">
        <table:table-column table:style-name="Concepts.A" table:number-columns-repeated="3"/>
        <table:table-column table:style-name="Concepts.D"/>
        <table:table-row>
          <table:table-cell table:style-name="Concepts.A1" office:value-type="string">
            <text:p text:style-name="P19">Chapter</text:p>
          </table:table-cell>
          <table:table-cell table:style-name="Concepts.A1" office:value-type="string">
            <text:p text:style-name="P19">Concept</text:p>
          </table:table-cell>
          <table:table-cell table:style-name="Concepts.A1" office:value-type="string">
            <text:p text:style-name="P19">Description</text:p>
          </table:table-cell>
          <table:table-cell table:style-name="Concepts.D1" office:value-type="string">
            <text:p text:style-name="P19">Location</text:p>
          </table:table-cell>
        </table:table-row>
        <table:table-row>
          <table:table-cell table:style-name="Concepts.A2" office:value-type="string">
            <text:p text:style-name="P18">9. Pointers</text:p>
          </table:table-cell>
          <table:table-cell table:style-name="Concepts.A2" office:value-type="string">
            <text:p text:style-name="P18">T *aptr</text:p>
          </table:table-cell>
          <table:table-cell table:style-name="Concepts.A2" office:value-type="string">
            <text:p text:style-name="P18">Pointer variable</text:p>
          </table:table-cell>
          <table:table-cell table:style-name="Concepts.D2" office:value-type="string">
            <text:p text:style-name="P18">Line 20 “SimpleVector.h”</text:p>
          </table:table-cell>
        </table:table-row>
        <table:table-row>
          <table:table-cell table:style-name="Concepts.A2" office:value-type="string">
            <text:p text:style-name="P18"/>
          </table:table-cell>
          <table:table-cell table:style-name="Concepts.A2" office:value-type="string">
            <text:p text:style-name="P18"><text:span text:style-name="T11">aptr = </text:span><text:span text:style-name="T13">new</text:span><text:span text:style-name="T12"> </text:span><text:span text:style-name="T11">T [alSize];</text:span> </text:p>
          </table:table-cell>
          <table:table-cell table:style-name="Concepts.A2" office:value-type="string">
            <text:p text:style-name="P18">Initializing a dynamic array</text:p>
          </table:table-cell>
          <table:table-cell table:style-name="Concepts.D2" office:value-type="string">
            <text:p text:style-name="P18">Line 67 “SimpleVector.h”</text:p>
          </table:table-cell>
        </table:table-row>
        <table:table-row>
          <table:table-cell table:style-name="Concepts.A2" office:value-type="string">
            <text:p text:style-name="P18"/>
          </table:table-cell>
          <table:table-cell table:style-name="Concepts.A2" office:value-type="string">
            <text:p text:style-name="P18">T *aptr</text:p>
          </table:table-cell>
          <table:table-cell table:style-name="Concepts.A2" office:value-type="string">
            <text:p text:style-name="P18">Pointer to dynamic array</text:p>
          </table:table-cell>
          <table:table-cell table:style-name="Concepts.D2" office:value-type="string">
            <text:p text:style-name="P18">Line 20 “SimpleVector.h”</text:p>
          </table:table-cell>
        </table:table-row>
        <table:table-row>
          <table:table-cell table:style-name="Concepts.A2" office:value-type="string">
            <text:p text:style-name="P18"/>
          </table:table-cell>
          <table:table-cell table:style-name="Concepts.A2" office:value-type="string">
            <text:p text:style-name="P18">delete [] <text:s/>aptr;</text:p>
          </table:table-cell>
          <table:table-cell table:style-name="Concepts.A2" office:value-type="string">
            <text:p text:style-name="P18">De-allocation of array</text:p>
          </table:table-cell>
          <table:table-cell table:style-name="Concepts.D2" office:value-type="string">
            <text:p text:style-name="P18">Line 188 “SimpleVector.h”</text:p>
          </table:table-cell>
        </table:table-row>
        <table:table-row>
          <table:table-cell table:style-name="Concepts.A2" office:value-type="string">
            <text:p text:style-name="P18">10. Characters, C-Strings, string class</text:p>
          </table:table-cell>
          <table:table-cell table:style-name="Concepts.A2" office:value-type="string">
            <text:p text:style-name="P18">char name[SIZE]; </text:p>
          </table:table-cell>
          <table:table-cell table:style-name="Concepts.A2" office:value-type="string">
            <text:p text:style-name="P18">c-string</text:p>
          </table:table-cell>
          <table:table-cell table:style-name="Concepts.D2" office:value-type="string">
            <text:p text:style-name="P18">Line 15 “PlayerData.h”</text:p>
          </table:table-cell>
        </table:table-row>
        <table:table-row>
          <table:table-cell table:style-name="Concepts.A2" office:value-type="string">
            <text:p text:style-name="P18"/>
          </table:table-cell>
          <table:table-cell table:style-name="Concepts.A2" office:value-type="string">
            <text:p text:style-name="P20"><text:span text:style-name="T14">strcpy</text:span><text:span text:style-name="T11">(temp.name,user.</text:span><text:span text:style-name="T14">getName</text:span><text:span text:style-name="T11">().</text:span><text:span text:style-name="T14">c_str</text:span><text:span text:style-name="T11">());</text:span> </text:p>
          </table:table-cell>
          <table:table-cell table:style-name="Concepts.A2" office:value-type="string">
            <text:p text:style-name="P18">strcpy – copy a c-string into another</text:p>
          </table:table-cell>
          <table:table-cell table:style-name="Concepts.D2" office:value-type="string">
            <text:p text:style-name="P18">Line 634 main</text:p>
          </table:table-cell>
        </table:table-row>
        <table:table-row>
          <table:table-cell table:style-name="Concepts.A2" office:value-type="string">
            <text:p text:style-name="P18"/>
          </table:table-cell>
          <table:table-cell table:style-name="Concepts.A2" office:value-type="string">
            <text:p text:style-name="P18"><text:span text:style-name="T14">strcpy</text:span><text:span text:style-name="T11">(temp.name,user.</text:span><text:span text:style-name="T14">getName</text:span><text:span text:style-name="T11">().</text:span><text:span text:style-name="T14">c_str</text:span><text:span text:style-name="T11">());</text:span> </text:p>
          </table:table-cell>
          <table:table-cell table:style-name="Concepts.A2" office:value-type="string">
            <text:p text:style-name="P18">c_str() - send string to c-string</text:p>
          </table:table-cell>
          <table:table-cell table:style-name="Concepts.D2" office:value-type="string">
            <text:p text:style-name="P18">Line 634 main</text:p>
          </table:table-cell>
        </table:table-row>
        <table:table-row>
          <table:table-cell table:style-name="Concepts.A2" office:value-type="string">
            <text:p text:style-name="P18"/>
          </table:table-cell>
          <table:table-cell table:style-name="Concepts.A2" office:value-type="string">
            <text:p text:style-name="P18">string name;</text:p>
          </table:table-cell>
          <table:table-cell table:style-name="Concepts.A2" office:value-type="string">
            <text:p text:style-name="P18">String variable/object</text:p>
          </table:table-cell>
          <table:table-cell table:style-name="Concepts.D2" office:value-type="string">
            <text:p text:style-name="P18">Line 16 “Player.h”</text:p>
          </table:table-cell>
        </table:table-row>
        <table:table-row>
          <table:table-cell table:style-name="Concepts.A2" office:value-type="string">
            <text:p text:style-name="P18"/>
          </table:table-cell>
          <table:table-cell table:style-name="Concepts.A2" office:value-type="string">
            <text:p text:style-name="P18">getline();</text:p>
          </table:table-cell>
          <table:table-cell table:style-name="Concepts.A2" office:value-type="string">
            <text:p text:style-name="P18">Grabs a string from input</text:p>
          </table:table-cell>
          <table:table-cell table:style-name="Concepts.D2" office:value-type="string">
            <text:p text:style-name="P18">Line 60 main</text:p>
          </table:table-cell>
        </table:table-row>
        <table:table-row>
          <table:table-cell table:style-name="Concepts.A2" office:value-type="string">
            <text:p text:style-name="P18">11.Structured Data</text:p>
          </table:table-cell>
          <table:table-cell table:style-name="Concepts.A2" office:value-type="string">
            <text:p text:style-name="P18">struct PlayerData</text:p>
          </table:table-cell>
          <table:table-cell table:style-name="Concepts.A2" office:value-type="string">
            <text:p text:style-name="P18">Structure initialization</text:p>
          </table:table-cell>
          <table:table-cell table:style-name="Concepts.D2" office:value-type="string">
            <text:p text:style-name="P18">Line 14</text:p>
            <text:p text:style-name="P18">“PlayerData.h”</text:p>
          </table:table-cell>
        </table:table-row>
        <table:table-row>
          <table:table-cell table:style-name="Concepts.A2" office:value-type="string">
            <text:p text:style-name="P18"/>
          </table:table-cell>
          <table:table-cell table:style-name="Concepts.A2" office:value-type="string">
            <text:p text:style-name="P18">PlayerData temp</text:p>
          </table:table-cell>
          <table:table-cell table:style-name="Concepts.A2" office:value-type="string">
            <text:p text:style-name="P18">Structure Variable</text:p>
          </table:table-cell>
          <table:table-cell table:style-name="Concepts.D2" office:value-type="string">
            <text:p text:style-name="P18">Line 682 main</text:p>
          </table:table-cell>
        </table:table-row>
        <table:table-row>
          <table:table-cell table:style-name="Concepts.A2" office:value-type="string">
            <text:p text:style-name="P18"/>
          </table:table-cell>
          <table:table-cell table:style-name="Concepts.A2" office:value-type="string">
            <text:p text:style-name="P18">return temp</text:p>
          </table:table-cell>
          <table:table-cell table:style-name="Concepts.A2" office:value-type="string">
            <text:p text:style-name="P18">returning a structure</text:p>
          </table:table-cell>
          <table:table-cell table:style-name="Concepts.D2" office:value-type="string">
            <text:p text:style-name="P18">Line 642 main</text:p>
          </table:table-cell>
        </table:table-row>
        <table:table-row>
          <table:table-cell table:style-name="Concepts.A2" office:value-type="string">
            <text:p text:style-name="P18">12. Advanced File Operations</text:p>
          </table:table-cell>
          <table:table-cell table:style-name="Concepts.A2" office:value-type="string">
            <text:p text:style-name="P18">fstream fStuff</text:p>
          </table:table-cell>
          <table:table-cell table:style-name="Concepts.A2" office:value-type="string">
            <text:p text:style-name="P18">File stream object</text:p>
          </table:table-cell>
          <table:table-cell table:style-name="Concepts.D2" office:value-type="string">
            <text:p text:style-name="P18">Line 649 main</text:p>
          </table:table-cell>
        </table:table-row>
        <table:table-row>
          <table:table-cell table:style-name="Concepts.A2" office:value-type="string">
            <text:p text:style-name="P18"/>
          </table:table-cell>
          <table:table-cell table:style-name="Concepts.A2" office:value-type="string">
            <text:p text:style-name="P18">ios::in</text:p>
          </table:table-cell>
          <table:table-cell table:style-name="Concepts.A2" office:value-type="string">
            <text:p text:style-name="P18">Input mode</text:p>
          </table:table-cell>
          <table:table-cell table:style-name="Concepts.D2" office:value-type="string">
            <text:p text:style-name="P18">Line 685 main</text:p>
          </table:table-cell>
        </table:table-row>
        <table:table-row>
          <table:table-cell table:style-name="Concepts.A2" office:value-type="string">
            <text:p text:style-name="P18"/>
          </table:table-cell>
          <table:table-cell table:style-name="Concepts.A2" office:value-type="string">
            <text:p text:style-name="P18">ios::out</text:p>
          </table:table-cell>
          <table:table-cell table:style-name="Concepts.A2" office:value-type="string">
            <text:p text:style-name="P18">Output mode</text:p>
          </table:table-cell>
          <table:table-cell table:style-name="Concepts.D2" office:value-type="string">
            <text:p text:style-name="P18">Line 671 main</text:p>
          </table:table-cell>
        </table:table-row>
        <table:table-row>
          <table:table-cell table:style-name="Concepts.A2" office:value-type="string">
            <text:p text:style-name="P18"/>
          </table:table-cell>
          <table:table-cell table:style-name="Concepts.A2" office:value-type="string">
            <text:p text:style-name="P18">ios::binary</text:p>
          </table:table-cell>
          <table:table-cell table:style-name="Concepts.A2" office:value-type="string">
            <text:p text:style-name="P18">Binary mode</text:p>
          </table:table-cell>
          <table:table-cell table:style-name="Concepts.D2" office:value-type="string">
            <text:p text:style-name="P18">Line <text:s/>685 main</text:p>
          </table:table-cell>
        </table:table-row>
        <table:table-row>
          <table:table-cell table:style-name="Concepts.A2" office:value-type="string">
            <text:p text:style-name="P18"/>
          </table:table-cell>
          <table:table-cell table:style-name="Concepts.A2" office:value-type="string">
            <text:p text:style-name="P18">“Highscores.dat”</text:p>
          </table:table-cell>
          <table:table-cell table:style-name="Concepts.A2" office:value-type="string">
            <text:p text:style-name="P18">Binary File</text:p>
          </table:table-cell>
          <table:table-cell table:style-name="Concepts.D2" office:value-type="string">
            <text:p text:style-name="P18">Line 685 main</text:p>
          </table:table-cell>
        </table:table-row>
        <table:table-row>
          <table:table-cell table:style-name="Concepts.A2" office:value-type="string">
            <text:p text:style-name="P18"/>
          </table:table-cell>
          <table:table-cell table:style-name="Concepts.A2" office:value-type="string">
            <text:p text:style-name="P18">fin.read</text:p>
          </table:table-cell>
          <table:table-cell table:style-name="Concepts.A2" office:value-type="string">
            <text:p text:style-name="P18">Reads in binary input from a file</text:p>
          </table:table-cell>
          <table:table-cell table:style-name="Concepts.D2" office:value-type="string">
            <text:p text:style-name="P18">Line 688 main</text:p>
          </table:table-cell>
        </table:table-row>
        <table:table-row>
          <table:table-cell table:style-name="Concepts.A2" office:value-type="string">
            <text:p text:style-name="P18"/>
          </table:table-cell>
          <table:table-cell table:style-name="Concepts.A2" office:value-type="string">
            <text:p text:style-name="P18">fout.write</text:p>
          </table:table-cell>
          <table:table-cell table:style-name="Concepts.A2" office:value-type="string">
            <text:p text:style-name="P18">Writes out binary input to a file</text:p>
          </table:table-cell>
          <table:table-cell table:style-name="Concepts.D2" office:value-type="string">
            <text:p text:style-name="P18">Line 673 main</text:p>
          </table:table-cell>
        </table:table-row>
        <table:table-row>
          <table:table-cell table:style-name="Concepts.A2" office:value-type="string">
            <text:p text:style-name="P18"/>
          </table:table-cell>
          <table:table-cell table:style-name="Concepts.A2" office:value-type="string">
            <text:p text:style-name="P18">reinterpret_cast&lt;char *&gt;(&amp;p),sizeof(p)</text:p>
          </table:table-cell>
          <table:table-cell table:style-name="Concepts.A2" office:value-type="string">
            <text:p text:style-name="P18">Converts a pointer to one of a char *</text:p>
          </table:table-cell>
          <table:table-cell table:style-name="Concepts.D2" office:value-type="string">
            <text:p text:style-name="P18">Line 673 main</text:p>
          </table:table-cell>
        </table:table-row>
        <table:table-row>
          <table:table-cell table:style-name="Concepts.A2" office:value-type="string">
            <text:p text:style-name="P18">13. Intro to Classes</text:p>
          </table:table-cell>
          <table:table-cell table:style-name="Concepts.A2" office:value-type="string">
            <text:p text:style-name="P18">Class EnemyUnit</text:p>
          </table:table-cell>
          <table:table-cell table:style-name="Concepts.A2" office:value-type="string">
            <text:p text:style-name="P18">Class</text:p>
          </table:table-cell>
          <table:table-cell table:style-name="Concepts.D2" office:value-type="string">
            <text:p text:style-name="P18">Line 13 “EnemyUnit.h”</text:p>
          </table:table-cell>
        </table:table-row>
        <table:table-row>
          <table:table-cell table:style-name="Concepts.A2" office:value-type="string">
            <text:p text:style-name="P18"/>
          </table:table-cell>
          <table:table-cell table:style-name="Concepts.A2" office:value-type="string">
            <text:p text:style-name="P18">public:</text:p>
          </table:table-cell>
          <table:table-cell table:style-name="Concepts.A2" office:value-type="string">
            <text:p text:style-name="P18">Access specifiers</text:p>
          </table:table-cell>
          <table:table-cell table:style-name="Concepts.D2" office:value-type="string">
            <text:p text:style-name="P18">Line 19 “EnemyUnit.h”</text:p>
          </table:table-cell>
        </table:table-row>
        <table:table-row>
          <table:table-cell table:style-name="Concepts.A2" office:value-type="string">
            <text:p text:style-name="P18"/>
          </table:table-cell>
          <table:table-cell table:style-name="Concepts.A2" office:value-type="string">
            <text:p text:style-name="P18">getName</text:p>
          </table:table-cell>
          <table:table-cell table:style-name="Concepts.A2" office:value-type="string">
            <text:p text:style-name="P18">Accessor</text:p>
          </table:table-cell>
          <table:table-cell table:style-name="Concepts.D2" office:value-type="string">
            <text:p text:style-name="P18">Line 23 “EnemyUnit.h”</text:p>
          </table:table-cell>
        </table:table-row>
        <table:table-row>
          <table:table-cell table:style-name="Concepts.A2" office:value-type="string">
            <text:p text:style-name="P18"/>
          </table:table-cell>
          <table:table-cell table:style-name="Concepts.A2" office:value-type="string">
            <text:p text:style-name="P18">setName</text:p>
          </table:table-cell>
          <table:table-cell table:style-name="Concepts.A2" office:value-type="string">
            <text:p text:style-name="P18">Mutator</text:p>
          </table:table-cell>
          <table:table-cell table:style-name="Concepts.D2" office:value-type="string">
            <text:p text:style-name="P18">Line 22 “EnemyUnit.h”</text:p>
          </table:table-cell>
        </table:table-row>
        <text:soft-page-break/>
        <table:table-row>
          <table:table-cell table:style-name="Concepts.A2" office:value-type="string">
            <text:p text:style-name="P18"/>
          </table:table-cell>
          <table:table-cell table:style-name="Concepts.A2" office:value-type="string">
            <text:p text:style-name="P18">Player user()</text:p>
          </table:table-cell>
          <table:table-cell table:style-name="Concepts.A2" office:value-type="string">
            <text:p text:style-name="P18">Object initialization</text:p>
          </table:table-cell>
          <table:table-cell table:style-name="Concepts.D2" office:value-type="string">
            <text:p text:style-name="P18">Line 76 main</text:p>
          </table:table-cell>
        </table:table-row>
        <table:table-row>
          <table:table-cell table:style-name="Concepts.A2" office:value-type="string">
            <text:p text:style-name="P18"/>
          </table:table-cell>
          <table:table-cell table:style-name="Concepts.A2" office:value-type="string">
            <text:p text:style-name="P18"><text:span text:style-name="T13">int</text:span><text:span text:style-name="T12"> </text:span><text:span text:style-name="T15">getHlth</text:span><text:span text:style-name="T11">(){</text:span><text:span text:style-name="T13">return</text:span><text:span text:style-name="T12"> </text:span><text:span text:style-name="T11">health;}</text:span> </text:p>
          </table:table-cell>
          <table:table-cell table:style-name="Concepts.A2" office:value-type="string">
            <text:p text:style-name="P18">In-line member function</text:p>
          </table:table-cell>
          <table:table-cell table:style-name="Concepts.D2" office:value-type="string">
            <text:p text:style-name="P18">Line 25 “EnemyUnit.h”</text:p>
          </table:table-cell>
        </table:table-row>
        <table:table-row>
          <table:table-cell table:style-name="Concepts.A2" office:value-type="string">
            <text:p text:style-name="P18"/>
          </table:table-cell>
          <table:table-cell table:style-name="Concepts.A2" office:value-type="string">
            <text:p text:style-name="P18"><text:span text:style-name="T15">EnemyUnit</text:span><text:span text:style-name="T11">(string,</text:span><text:span text:style-name="T13">int</text:span><text:span text:style-name="T11">,</text:span><text:span text:style-name="T13">int</text:span><text:span text:style-name="T11">); </text:span></text:p>
          </table:table-cell>
          <table:table-cell table:style-name="Concepts.A2" office:value-type="string">
            <text:p text:style-name="P18">constructor</text:p>
          </table:table-cell>
          <table:table-cell table:style-name="Concepts.D2" office:value-type="string">
            <text:p text:style-name="P18">Line 21 “EnemyUnit.h”</text:p>
          </table:table-cell>
        </table:table-row>
        <table:table-row>
          <table:table-cell table:style-name="Concepts.A2" office:value-type="string">
            <text:p text:style-name="P18"/>
          </table:table-cell>
          <table:table-cell table:style-name="Concepts.A2" office:value-type="string">
            <text:p text:style-name="P18"><text:span text:style-name="T15">EnemyUnit</text:span><text:span text:style-name="T11">(){name=</text:span><text:span text:style-name="T10">"Empty"</text:span><text:span text:style-name="T11">,health=</text:span><text:span text:style-name="T14">0</text:span><text:span text:style-name="T11">,dps=</text:span><text:span text:style-name="T14">0</text:span><text:span text:style-name="T11">;}</text:span> </text:p>
          </table:table-cell>
          <table:table-cell table:style-name="Concepts.A2" office:value-type="string">
            <text:p text:style-name="P18">Defaulted constructor</text:p>
          </table:table-cell>
          <table:table-cell table:style-name="Concepts.D2" office:value-type="string">
            <text:p text:style-name="P18">Line 20 “EnemyUnit.h”</text:p>
          </table:table-cell>
        </table:table-row>
        <table:table-row>
          <table:table-cell table:style-name="Concepts.A2" office:value-type="string">
            <text:p text:style-name="P18"/>
          </table:table-cell>
          <table:table-cell table:style-name="Concepts.A2" office:value-type="string">
            <text:p text:style-name="P18">~SimpleVector()</text:p>
          </table:table-cell>
          <table:table-cell table:style-name="Concepts.A2" office:value-type="string">
            <text:p text:style-name="P18">destructor</text:p>
          </table:table-cell>
          <table:table-cell table:style-name="Concepts.D2" office:value-type="string">
            <text:p text:style-name="P18">Line 37 “SimpleVector.h”</text:p>
          </table:table-cell>
        </table:table-row>
        <table:table-row>
          <table:table-cell table:style-name="Concepts.A2" office:value-type="string">
            <text:p text:style-name="P18">14. More about Classes</text:p>
          </table:table-cell>
          <table:table-cell table:style-name="Concepts.A2" office:value-type="string">
            <text:p text:style-name="P18">static string allegiance</text:p>
          </table:table-cell>
          <table:table-cell table:style-name="Concepts.A2" office:value-type="string">
            <text:p text:style-name="P18">Static member variable</text:p>
          </table:table-cell>
          <table:table-cell table:style-name="Concepts.D2" office:value-type="string">
            <text:p text:style-name="P18">Line 18 “EnemyUnit.h”</text:p>
          </table:table-cell>
        </table:table-row>
        <table:table-row>
          <table:table-cell table:style-name="Concepts.A2" office:value-type="string">
            <text:p text:style-name="P18"/>
          </table:table-cell>
          <table:table-cell table:style-name="Concepts.A2" office:value-type="string">
            <text:p text:style-name="P18"><text:span text:style-name="T15">SimpleVector</text:span><text:span text:style-name="T11">(</text:span><text:span text:style-name="T13">const</text:span><text:span text:style-name="T12"> </text:span><text:span text:style-name="T11">SimpleVector &amp;);</text:span> </text:p>
          </table:table-cell>
          <table:table-cell table:style-name="Concepts.A2" office:value-type="string">
            <text:p text:style-name="P18">Copy constructor</text:p>
          </table:table-cell>
          <table:table-cell table:style-name="Concepts.D2" office:value-type="string">
            <text:p text:style-name="P18">Line 34 “SimpleVector.h”</text:p>
          </table:table-cell>
        </table:table-row>
        <table:table-row>
          <table:table-cell table:style-name="Concepts.A2" office:value-type="string">
            <text:p text:style-name="P18"/>
          </table:table-cell>
          <table:table-cell table:style-name="Concepts.A2" office:value-type="string">
            <text:p text:style-name="P18"><text:span text:style-name="T11">T &amp;</text:span><text:span text:style-name="T13">operator</text:span><text:span text:style-name="T11">[](</text:span><text:span text:style-name="T13">const</text:span><text:span text:style-name="T12"> </text:span><text:span text:style-name="T13">int</text:span><text:span text:style-name="T12"> </text:span><text:span text:style-name="T11">&amp;);</text:span> </text:p>
          </table:table-cell>
          <table:table-cell table:style-name="Concepts.A2" office:value-type="string">
            <text:p text:style-name="P18">Operator overloading</text:p>
          </table:table-cell>
          <table:table-cell table:style-name="Concepts.D2" office:value-type="string">
            <text:p text:style-name="P18">Line 47 “SimpleVector.h”</text:p>
          </table:table-cell>
        </table:table-row>
        <table:table-row>
          <table:table-cell table:style-name="Concepts.A2" office:value-type="string">
            <text:p text:style-name="P18"/>
          </table:table-cell>
          <table:table-cell table:style-name="Concepts.A2" office:value-type="string">
            <text:p text:style-name="P18">Weapon weapon;</text:p>
          </table:table-cell>
          <table:table-cell table:style-name="Concepts.A2" office:value-type="string">
            <text:p text:style-name="P18">aggregation</text:p>
          </table:table-cell>
          <table:table-cell table:style-name="Concepts.D2" office:value-type="string">
            <text:p text:style-name="P18">Line 23 “Player.h”</text:p>
          </table:table-cell>
        </table:table-row>
        <table:table-row>
          <table:table-cell table:style-name="Concepts.A2" office:value-type="string">
            <text:p text:style-name="P18">15. Inheritance, Polymorphism, and Virtual Functions</text:p>
          </table:table-cell>
          <table:table-cell table:style-name="Concepts.A2" office:value-type="string">
            <text:p text:style-name="P18"><text:span text:style-name="T13">class</text:span><text:span text:style-name="T12"> </text:span><text:span text:style-name="T15">ModerateUnit</text:span><text:span text:style-name="T11">: </text:span><text:span text:style-name="T13">public</text:span><text:span text:style-name="T12"> </text:span><text:span text:style-name="T15">EnemyUnit</text:span><text:span text:style-name="T11">{</text:span> </text:p>
          </table:table-cell>
          <table:table-cell table:style-name="Concepts.A2" office:value-type="string">
            <text:p text:style-name="P18">inheritance</text:p>
          </table:table-cell>
          <table:table-cell table:style-name="Concepts.D2" office:value-type="string">
            <text:p text:style-name="P18">Line 11 “ModerateUnit.h”</text:p>
          </table:table-cell>
        </table:table-row>
        <table:table-row>
          <table:table-cell table:style-name="Concepts.A2" office:value-type="string">
            <text:p text:style-name="P18"/>
          </table:table-cell>
          <table:table-cell table:style-name="Concepts.A2" office:value-type="string">
            <text:p text:style-name="P18">Protected:</text:p>
            <text:p text:style-name="P18"><text:s text:c="3"/>string type</text:p>
          </table:table-cell>
          <table:table-cell table:style-name="Concepts.A2" office:value-type="string">
            <text:p text:style-name="P18">Protected member</text:p>
          </table:table-cell>
          <table:table-cell table:style-name="Concepts.D2" office:value-type="string">
            <text:p text:style-name="P18">Line 12 “ModerateUnit.h”</text:p>
          </table:table-cell>
        </table:table-row>
        <table:table-row>
          <table:table-cell table:style-name="Concepts.A2" office:value-type="string">
            <text:p text:style-name="P18"/>
          </table:table-cell>
          <table:table-cell table:style-name="Concepts.A2" office:value-type="string">
            <text:p text:style-name="P18">virtual int getHate()=0;</text:p>
          </table:table-cell>
          <table:table-cell table:style-name="Concepts.A2" office:value-type="string">
            <text:p text:style-name="P18">Pure virtual function</text:p>
          </table:table-cell>
          <table:table-cell table:style-name="Concepts.D2" office:value-type="string">
            <text:p text:style-name="P18">Line 17 “Unit.h”</text:p>
          </table:table-cell>
        </table:table-row>
        <table:table-row>
          <table:table-cell table:style-name="Concepts.A2" office:value-type="string">
            <text:p text:style-name="P18">16. Exceptions, Templates, and STL</text:p>
          </table:table-cell>
          <table:table-cell table:style-name="Concepts.A2" office:value-type="string">
            <text:p text:style-name="P18">Try{}</text:p>
            <text:p text:style-name="P18">catch{</text:p>
          </table:table-cell>
          <table:table-cell table:style-name="Concepts.A2" office:value-type="string">
            <text:p text:style-name="P18">Exceptions</text:p>
          </table:table-cell>
          <table:table-cell table:style-name="Concepts.D2" office:value-type="string">
            <text:p text:style-name="P18">Line 65 “SimpleVector.h”</text:p>
          </table:table-cell>
        </table:table-row>
        <table:table-row>
          <table:table-cell table:style-name="Concepts.A2" office:value-type="string">
            <text:p text:style-name="P18"/>
          </table:table-cell>
          <table:table-cell table:style-name="Concepts.A2" office:value-type="string">
            <text:p text:style-name="P18"><text:span text:style-name="T13">template </text:span><text:span text:style-name="T11">&lt;</text:span><text:span text:style-name="T13">class</text:span><text:span text:style-name="T12"> </text:span><text:span text:style-name="T15">T</text:span><text:span text:style-name="T11">&gt;</text:span> </text:p>
          </table:table-cell>
          <table:table-cell table:style-name="Concepts.A2" office:value-type="string">
            <text:p text:style-name="P18">class template</text:p>
          </table:table-cell>
          <table:table-cell table:style-name="Concepts.D2" office:value-type="string">
            <text:p text:style-name="P18">Line 16 “SimpleVector.h”</text:p>
          </table:table-cell>
        </table:table-row>
      </table:table>
      <text:p text:style-name="P7">References</text:p>
      <text:p text:style-name="P9">1.Textbook – Starting out with C++ (Gaddis, 7<text:span text:style-name="T3">th</text:span> Edition)</text:p>
      <text:list xml:id="list5976908079240013509" text:style-name="L2">
        <text:list-item>
          <text:p text:style-name="P28">The Call of Cthulhu – H.P. Lovecraft</text:p>
        </text:list-item>
      </text:list>
      <text:p text:style-name="P7">Flowcharts</text:p>
      <text:p text:style-name="P9">Flowcharts can be found in the Flowcharts folder</text:p>
      <text:p text:style-name="P7">Program Code</text:p>
      <text:p text:style-name="P15"/>
      <table:table table:name="Table1" table:style-name="Table1">
        <table:table-column table:style-name="Table1.A"/>
        <table:table-column table:style-name="Table1.B"/>
        <table:table-row>
          <table:table-cell table:style-name="Table1.A1" office:value-type="string">
            <text:p text:style-name="P22"><text:bookmark text:name="LC1"/>/* <text:bookmark text:name="L2"/></text:p>
          </table:table-cell>
          <table:table-cell table:style-name="Table1.B1" office:value-type="string">
            <text:p text:style-name="P21"/>
          </table:table-cell>
        </table:table-row>
        <table:table-row>
          <table:table-cell table:style-name="Table1.A1" office:value-type="string">
            <text:p text:style-name="P21"><text:bookmark text:name="LC2"/></text:p>
          </table:table-cell>
          <table:table-cell table:style-name="Table1.A1" office:value-type="string">
            <text:p text:style-name="P22">* File: main.cpp<text:bookmark text:name="L3"/></text:p>
          </table:table-cell>
        </table:table-row>
        <table:table-row>
          <table:table-cell table:style-name="Table1.A1" office:value-type="string">
            <text:p text:style-name="P21"><text:bookmark text:name="LC3"/></text:p>
          </table:table-cell>
          <table:table-cell table:style-name="Table1.A1" office:value-type="string">
            <text:p text:style-name="P22">* Author: Branden Hitt<text:bookmark text:name="L4"/></text:p>
          </table:table-cell>
        </table:table-row>
        <table:table-row>
          <table:table-cell table:style-name="Table1.A1" office:value-type="string">
            <text:p text:style-name="P21"><text:bookmark text:name="LC4"/></text:p>
          </table:table-cell>
          <table:table-cell table:style-name="Table1.A1" office:value-type="string">
            <text:p text:style-name="P22">* Created on November 27th, 2015, 8:28 PM<text:bookmark text:name="L5"/></text:p>
          </table:table-cell>
        </table:table-row>
        <table:table-row>
          <table:table-cell table:style-name="Table1.A1" office:value-type="string">
            <text:p text:style-name="P21"><text:bookmark text:name="LC5"/></text:p>
          </table:table-cell>
          <table:table-cell table:style-name="Table1.A1" office:value-type="string">
            <text:p text:style-name="P22">* Purpose: Bulwark (project #2, adventure game)<text:bookmark text:name="L6"/></text:p>
          </table:table-cell>
        </table:table-row>
        <table:table-row>
          <table:table-cell table:style-name="Table1.A1" office:value-type="string">
            <text:p text:style-name="P21"><text:bookmark text:name="LC6"/></text:p>
          </table:table-cell>
          <table:table-cell table:style-name="Table1.A1" office:value-type="string">
            <text:p text:style-name="P22">*/<text:bookmark text:name="L7"/></text:p>
          </table:table-cell>
        </table:table-row>
        <table:table-row>
          <table:table-cell table:style-name="Table1.A1" office:value-type="string">
            <text:p text:style-name="P21"><text:bookmark text:name="LC7"/></text:p>
          </table:table-cell>
          <table:table-cell table:style-name="Table1.A1" office:value-type="string">
            <text:p text:style-name="P21"><text:bookmark text:name="L8"/></text:p>
          </table:table-cell>
        </table:table-row>
        <table:table-row>
          <table:table-cell table:style-name="Table1.A1" office:value-type="string">
            <text:p text:style-name="P21"><text:bookmark text:name="LC8"/></text:p>
          </table:table-cell>
          <table:table-cell table:style-name="Table1.A1" office:value-type="string">
            <text:p text:style-name="P22">//System Libraries<text:bookmark text:name="L9"/></text:p>
          </table:table-cell>
        </table:table-row>
        <table:table-row>
          <table:table-cell table:style-name="Table1.A1" office:value-type="string">
            <text:p text:style-name="P21"><text:bookmark text:name="LC9"/></text:p>
          </table:table-cell>
          <table:table-cell table:style-name="Table1.A1" office:value-type="string">
            <text:p text:style-name="P23">#<text:span text:style-name="T4">include</text:span> <text:span text:style-name="T5">&lt;iostream&gt;</text:span><text:span text:style-name="T6">//I/O standard</text:span><text:bookmark text:name="L10"/></text:p>
          </table:table-cell>
        </table:table-row>
        <table:table-row>
          <table:table-cell table:style-name="Table1.A1" office:value-type="string">
            <text:p text:style-name="P21"><text:bookmark text:name="LC10"/></text:p>
          </table:table-cell>
          <table:table-cell table:style-name="Table1.A1" office:value-type="string">
            <text:p text:style-name="P23">#<text:span text:style-name="T4">include</text:span> <text:span text:style-name="T5">&lt;string&gt;</text:span><text:span text:style-name="T6">//string library</text:span><text:bookmark text:name="L11"/></text:p>
          </table:table-cell>
        </table:table-row>
        <table:table-row>
          <table:table-cell table:style-name="Table1.A1" office:value-type="string">
            <text:p text:style-name="P21"><text:bookmark text:name="LC11"/></text:p>
          </table:table-cell>
          <table:table-cell table:style-name="Table1.A1" office:value-type="string">
            <text:p text:style-name="P23">#<text:span text:style-name="T4">include</text:span> <text:span text:style-name="T5">&lt;cstdlib&gt;</text:span><text:span text:style-name="T6">//rand</text:span><text:bookmark text:name="L12"/></text:p>
          </table:table-cell>
        </table:table-row>
        <table:table-row>
          <table:table-cell table:style-name="Table1.A1" office:value-type="string">
            <text:p text:style-name="P21"><text:bookmark text:name="LC12"/></text:p>
          </table:table-cell>
          <table:table-cell table:style-name="Table1.A1" office:value-type="string">
            <text:p text:style-name="P23">#<text:span text:style-name="T4">include</text:span> <text:span text:style-name="T5">&lt;fstream&gt;</text:span><text:span text:style-name="T6">//file i/o</text:span><text:bookmark text:name="L13"/></text:p>
          </table:table-cell>
        </table:table-row>
        <table:table-row>
          <table:table-cell table:style-name="Table1.A1" office:value-type="string">
            <text:p text:style-name="P21"><text:bookmark text:name="LC13"/></text:p>
          </table:table-cell>
          <table:table-cell table:style-name="Table1.A1" office:value-type="string">
            <text:p text:style-name="P23">#<text:span text:style-name="T4">include</text:span> <text:span text:style-name="T5">&lt;cstring&gt;</text:span><text:span text:style-name="T6">//strcpy</text:span><text:bookmark text:name="L14"/></text:p>
          </table:table-cell>
        </table:table-row>
        <table:table-row>
          <table:table-cell table:style-name="Table1.A1" office:value-type="string">
            <text:p text:style-name="P21"><text:bookmark text:name="LC14"/></text:p>
          </table:table-cell>
          <table:table-cell table:style-name="Table1.A1" office:value-type="string">
            <text:p text:style-name="P23"><text:span text:style-name="T4">using</text:span> <text:span text:style-name="T4">namespace</text:span> <text:span text:style-name="T7">std</text:span><text:span text:style-name="T4">;</text:span><text:bookmark text:name="L15"/></text:p>
          </table:table-cell>
        </table:table-row>
        <table:table-row>
          <table:table-cell table:style-name="Table1.A1" office:value-type="string">
            <text:p text:style-name="P21"><text:bookmark text:name="LC15"/></text:p>
          </table:table-cell>
          <table:table-cell table:style-name="Table1.A1" office:value-type="string">
            <text:p text:style-name="P21"><text:bookmark text:name="L16"/></text:p>
          </table:table-cell>
        </table:table-row>
        <text:soft-page-break/>
        <table:table-row>
          <table:table-cell table:style-name="Table1.A1" office:value-type="string">
            <text:p text:style-name="P21"><text:bookmark text:name="LC16"/></text:p>
          </table:table-cell>
          <table:table-cell table:style-name="Table1.A1" office:value-type="string">
            <text:p text:style-name="P22">//User Libraries<text:bookmark text:name="L17"/></text:p>
          </table:table-cell>
        </table:table-row>
        <table:table-row>
          <table:table-cell table:style-name="Table1.A1" office:value-type="string">
            <text:p text:style-name="P21"><text:bookmark text:name="LC17"/></text:p>
          </table:table-cell>
          <table:table-cell table:style-name="Table1.A1" office:value-type="string">
            <text:p text:style-name="P23">#<text:span text:style-name="T4">include</text:span> <text:span text:style-name="T5">"Player.h"</text:span><text:span text:style-name="T6">//player library</text:span><text:bookmark text:name="L18"/></text:p>
          </table:table-cell>
        </table:table-row>
        <table:table-row>
          <table:table-cell table:style-name="Table1.A1" office:value-type="string">
            <text:p text:style-name="P21"><text:bookmark text:name="LC18"/></text:p>
          </table:table-cell>
          <table:table-cell table:style-name="Table1.A1" office:value-type="string">
            <text:p text:style-name="P23">#<text:span text:style-name="T4">include</text:span> <text:span text:style-name="T5">"Weapon.h"</text:span><text:span text:style-name="T6">//weapon library</text:span><text:bookmark text:name="L19"/></text:p>
          </table:table-cell>
        </table:table-row>
        <table:table-row>
          <table:table-cell table:style-name="Table1.A1" office:value-type="string">
            <text:p text:style-name="P21"><text:bookmark text:name="LC19"/></text:p>
          </table:table-cell>
          <table:table-cell table:style-name="Table1.A1" office:value-type="string">
            <text:p text:style-name="P23">#<text:span text:style-name="T4">include</text:span> <text:span text:style-name="T5">"EnemyUnit.h"</text:span><text:span text:style-name="T6">//enemy library</text:span><text:bookmark text:name="L20"/></text:p>
          </table:table-cell>
        </table:table-row>
        <table:table-row>
          <table:table-cell table:style-name="Table1.A1" office:value-type="string">
            <text:p text:style-name="P21"><text:bookmark text:name="LC20"/></text:p>
          </table:table-cell>
          <table:table-cell table:style-name="Table1.A1" office:value-type="string">
            <text:p text:style-name="P23">#<text:span text:style-name="T4">include</text:span> <text:span text:style-name="T5">"CrapUnit.h"</text:span><text:span text:style-name="T6">//crap unit library</text:span><text:bookmark text:name="L21"/></text:p>
          </table:table-cell>
        </table:table-row>
        <table:table-row>
          <table:table-cell table:style-name="Table1.A1" office:value-type="string">
            <text:p text:style-name="P21"><text:bookmark text:name="LC21"/></text:p>
          </table:table-cell>
          <table:table-cell table:style-name="Table1.A1" office:value-type="string">
            <text:p text:style-name="P23">#<text:span text:style-name="T4">include</text:span> <text:span text:style-name="T5">"CrapUnitElite.h"</text:span><text:span text:style-name="T6">//crap unit elite library</text:span><text:bookmark text:name="L22"/></text:p>
          </table:table-cell>
        </table:table-row>
        <table:table-row>
          <table:table-cell table:style-name="Table1.A1" office:value-type="string">
            <text:p text:style-name="P21"><text:bookmark text:name="LC22"/></text:p>
          </table:table-cell>
          <table:table-cell table:style-name="Table1.A1" office:value-type="string">
            <text:p text:style-name="P23">#<text:span text:style-name="T4">include</text:span> <text:span text:style-name="T5">"ModerateUnit.h"</text:span><text:span text:style-name="T6">//moderate unit library</text:span><text:bookmark text:name="L23"/></text:p>
          </table:table-cell>
        </table:table-row>
        <table:table-row>
          <table:table-cell table:style-name="Table1.A1" office:value-type="string">
            <text:p text:style-name="P21"><text:bookmark text:name="LC23"/></text:p>
          </table:table-cell>
          <table:table-cell table:style-name="Table1.A1" office:value-type="string">
            <text:p text:style-name="P23">#<text:span text:style-name="T4">include</text:span> <text:span text:style-name="T5">"ModerateUnitElite.h"</text:span><text:span text:style-name="T6">//moderate unit elite library</text:span><text:bookmark text:name="L24"/></text:p>
          </table:table-cell>
        </table:table-row>
        <table:table-row>
          <table:table-cell table:style-name="Table1.A1" office:value-type="string">
            <text:p text:style-name="P21"><text:bookmark text:name="LC24"/></text:p>
          </table:table-cell>
          <table:table-cell table:style-name="Table1.A1" office:value-type="string">
            <text:p text:style-name="P23">#<text:span text:style-name="T4">include</text:span> <text:span text:style-name="T5">"BossUnit.h"</text:span><text:span text:style-name="T6">//boss unit library</text:span><text:bookmark text:name="L25"/></text:p>
          </table:table-cell>
        </table:table-row>
        <table:table-row>
          <table:table-cell table:style-name="Table1.A1" office:value-type="string">
            <text:p text:style-name="P21"><text:bookmark text:name="LC25"/></text:p>
          </table:table-cell>
          <table:table-cell table:style-name="Table1.A1" office:value-type="string">
            <text:p text:style-name="P23">#<text:span text:style-name="T4">include</text:span> <text:span text:style-name="T5">"SimpleVector.h"</text:span><text:span text:style-name="T6">//my vector library/template</text:span><text:bookmark text:name="L26"/></text:p>
          </table:table-cell>
        </table:table-row>
        <table:table-row>
          <table:table-cell table:style-name="Table1.A1" office:value-type="string">
            <text:p text:style-name="P21"><text:bookmark text:name="LC26"/></text:p>
          </table:table-cell>
          <table:table-cell table:style-name="Table1.A1" office:value-type="string">
            <text:p text:style-name="P23">#<text:span text:style-name="T4">include</text:span> <text:span text:style-name="T5">"PlayerData.h"</text:span><text:span text:style-name="T6">//vector library</text:span><text:bookmark text:name="L27"/></text:p>
          </table:table-cell>
        </table:table-row>
        <table:table-row>
          <table:table-cell table:style-name="Table1.A1" office:value-type="string">
            <text:p text:style-name="P21"><text:bookmark text:name="LC27"/></text:p>
          </table:table-cell>
          <table:table-cell table:style-name="Table1.A1" office:value-type="string">
            <text:p text:style-name="P23">#<text:span text:style-name="T4">include</text:span> <text:span text:style-name="T5">"Unit.h"</text:span><text:span text:style-name="T6">//unit abstract class</text:span><text:bookmark text:name="L28"/></text:p>
          </table:table-cell>
        </table:table-row>
        <table:table-row>
          <table:table-cell table:style-name="Table1.A1" office:value-type="string">
            <text:p text:style-name="P21"><text:bookmark text:name="LC28"/></text:p>
          </table:table-cell>
          <table:table-cell table:style-name="Table1.A1" office:value-type="string">
            <text:p text:style-name="P22">//Global Constants<text:bookmark text:name="L29"/></text:p>
          </table:table-cell>
        </table:table-row>
        <table:table-row>
          <table:table-cell table:style-name="Table1.A1" office:value-type="string">
            <text:p text:style-name="P21"><text:bookmark text:name="LC29"/></text:p>
          </table:table-cell>
          <table:table-cell table:style-name="Table1.A1" office:value-type="string">
            <text:p text:style-name="P21"><text:bookmark text:name="L30"/></text:p>
          </table:table-cell>
        </table:table-row>
        <table:table-row>
          <table:table-cell table:style-name="Table1.A1" office:value-type="string">
            <text:p text:style-name="P21"><text:bookmark text:name="LC30"/></text:p>
          </table:table-cell>
          <table:table-cell table:style-name="Table1.A1" office:value-type="string">
            <text:p text:style-name="P22">//Function Prototypes<text:bookmark text:name="L31"/></text:p>
          </table:table-cell>
        </table:table-row>
        <table:table-row>
          <table:table-cell table:style-name="Table1.A1" office:value-type="string">
            <text:p text:style-name="P21"><text:bookmark text:name="LC31"/></text:p>
          </table:table-cell>
          <table:table-cell table:style-name="Table1.A1" office:value-type="string">
            <text:p text:style-name="P23"><text:span text:style-name="T4">void</text:span> <text:span text:style-name="T7">newWave</text:span>(Player &amp;); <text:span text:style-name="T6">//new wave of enemies</text:span><text:bookmark text:name="L32"/></text:p>
          </table:table-cell>
        </table:table-row>
        <table:table-row>
          <table:table-cell table:style-name="Table1.A1" office:value-type="string">
            <text:p text:style-name="P21"><text:bookmark text:name="LC32"/></text:p>
          </table:table-cell>
          <table:table-cell table:style-name="Table1.A1" office:value-type="string">
            <text:p text:style-name="P23"><text:span text:style-name="T4">short</text:span> <text:span text:style-name="T7">pickMov</text:span>(Player &amp;); <text:span text:style-name="T6">//pick char move</text:span><text:bookmark text:name="L33"/></text:p>
          </table:table-cell>
        </table:table-row>
        <table:table-row>
          <table:table-cell table:style-name="Table1.A1" office:value-type="string">
            <text:p text:style-name="P21"><text:bookmark text:name="LC33"/></text:p>
          </table:table-cell>
          <table:table-cell table:style-name="Table1.A1" office:value-type="string">
            <text:p text:style-name="P23"><text:span text:style-name="T4">bool</text:span> <text:span text:style-name="T7">duelEn</text:span>(Player &amp;); <text:span text:style-name="T6">//duel enemy</text:span><text:bookmark text:name="L34"/></text:p>
          </table:table-cell>
        </table:table-row>
        <table:table-row>
          <table:table-cell table:style-name="Table1.A1" office:value-type="string">
            <text:p text:style-name="P21"><text:bookmark text:name="LC34"/></text:p>
          </table:table-cell>
          <table:table-cell table:style-name="Table1.A1" office:value-type="string">
            <text:p text:style-name="P23"><text:span text:style-name="T4">bool</text:span> <text:span text:style-name="T7">duelEEn</text:span>(Player &amp;); <text:span text:style-name="T6">//duel elite enemy</text:span><text:bookmark text:name="L35"/></text:p>
          </table:table-cell>
        </table:table-row>
        <table:table-row>
          <table:table-cell table:style-name="Table1.A1" office:value-type="string">
            <text:p text:style-name="P21"><text:bookmark text:name="LC35"/></text:p>
          </table:table-cell>
          <table:table-cell table:style-name="Table1.A1" office:value-type="string">
            <text:p text:style-name="P23"><text:span text:style-name="T4">bool</text:span> <text:span text:style-name="T7">duelMEn</text:span>(Player &amp;); <text:span text:style-name="T6">//duel moderate enemy</text:span><text:bookmark text:name="L36"/></text:p>
          </table:table-cell>
        </table:table-row>
        <table:table-row>
          <table:table-cell table:style-name="Table1.A1" office:value-type="string">
            <text:p text:style-name="P21"><text:bookmark text:name="LC36"/></text:p>
          </table:table-cell>
          <table:table-cell table:style-name="Table1.A1" office:value-type="string">
            <text:p text:style-name="P23"><text:span text:style-name="T4">bool</text:span> <text:span text:style-name="T7">duelMEE</text:span>(Player &amp;); <text:span text:style-name="T6">//duel moderate elite enemy</text:span><text:bookmark text:name="L37"/></text:p>
          </table:table-cell>
        </table:table-row>
        <table:table-row>
          <table:table-cell table:style-name="Table1.A1" office:value-type="string">
            <text:p text:style-name="P21"><text:bookmark text:name="LC37"/></text:p>
          </table:table-cell>
          <table:table-cell table:style-name="Table1.A1" office:value-type="string">
            <text:p text:style-name="P23"><text:span text:style-name="T4">bool</text:span> <text:span text:style-name="T7">duelBos</text:span>(Player &amp;); <text:span text:style-name="T6">//duel boss</text:span><text:bookmark text:name="L38"/></text:p>
          </table:table-cell>
        </table:table-row>
        <table:table-row>
          <table:table-cell table:style-name="Table1.A1" office:value-type="string">
            <text:p text:style-name="P21"><text:bookmark text:name="LC38"/></text:p>
          </table:table-cell>
          <table:table-cell table:style-name="Table1.A1" office:value-type="string">
            <text:p text:style-name="P23"><text:span text:style-name="T4">void</text:span> <text:span text:style-name="T7">statBon</text:span>(Player &amp;); <text:span text:style-name="T6">//stat bonus for player</text:span><text:bookmark text:name="L39"/></text:p>
          </table:table-cell>
        </table:table-row>
        <table:table-row>
          <table:table-cell table:style-name="Table1.A1" office:value-type="string">
            <text:p text:style-name="P21"><text:bookmark text:name="LC39"/></text:p>
          </table:table-cell>
          <table:table-cell table:style-name="Table1.A1" office:value-type="string">
            <text:p text:style-name="P23"><text:span text:style-name="T4">void</text:span> <text:span text:style-name="T7">pauseG</text:span>(); <text:span text:style-name="T6">//pause the game</text:span><text:bookmark text:name="L40"/></text:p>
          </table:table-cell>
        </table:table-row>
        <table:table-row>
          <table:table-cell table:style-name="Table1.A1" office:value-type="string">
            <text:p text:style-name="P21"><text:bookmark text:name="LC40"/></text:p>
          </table:table-cell>
          <table:table-cell table:style-name="Table1.A1" office:value-type="string">
            <text:p text:style-name="P23"><text:span text:style-name="T4">void</text:span> <text:span text:style-name="T7">writeRec</text:span>(PlayerData ,string); <text:span text:style-name="T6">//write records to a file</text:span><text:bookmark text:name="L41"/></text:p>
          </table:table-cell>
        </table:table-row>
        <table:table-row>
          <table:table-cell table:style-name="Table1.A1" office:value-type="string">
            <text:p text:style-name="P21"><text:bookmark text:name="LC41"/></text:p>
          </table:table-cell>
          <table:table-cell table:style-name="Table1.A1" office:value-type="string">
            <text:p text:style-name="P23"><text:span text:style-name="T4">void</text:span> <text:span text:style-name="T7">writeHi</text:span>(PlayerData); <text:span text:style-name="T6">//write record to highscore file</text:span><text:bookmark text:name="L42"/></text:p>
          </table:table-cell>
        </table:table-row>
        <table:table-row>
          <table:table-cell table:style-name="Table1.A1" office:value-type="string">
            <text:p text:style-name="P21"><text:bookmark text:name="LC42"/></text:p>
          </table:table-cell>
          <table:table-cell table:style-name="Table1.A1" office:value-type="string">
            <text:p text:style-name="P23"><text:span text:style-name="T4">void</text:span> <text:span text:style-name="T7">readHi</text:span>(); <text:span text:style-name="T6">//read highscores to player</text:span><text:bookmark text:name="L43"/></text:p>
          </table:table-cell>
        </table:table-row>
        <table:table-row>
          <table:table-cell table:style-name="Table1.A1" office:value-type="string">
            <text:p text:style-name="P21"><text:bookmark text:name="LC43"/></text:p>
          </table:table-cell>
          <table:table-cell table:style-name="Table1.A1" office:value-type="string">
            <text:p text:style-name="P23">PlayerData <text:span text:style-name="T7">retPD</text:span>(Player); <text:span text:style-name="T6">//returns a structure from data</text:span><text:bookmark text:name="L44"/></text:p>
          </table:table-cell>
        </table:table-row>
        <table:table-row>
          <table:table-cell table:style-name="Table1.A1" office:value-type="string">
            <text:p text:style-name="P21"><text:bookmark text:name="LC44"/></text:p>
          </table:table-cell>
          <table:table-cell table:style-name="Table1.A1" office:value-type="string">
            <text:p text:style-name="P23"><text:span text:style-name="T4">void</text:span> <text:span text:style-name="T7">vecFun</text:span>(); <text:span text:style-name="T6">//vector function</text:span><text:bookmark text:name="L45"/></text:p>
          </table:table-cell>
        </table:table-row>
        <table:table-row>
          <table:table-cell table:style-name="Table1.A1" office:value-type="string">
            <text:p text:style-name="P21"><text:bookmark text:name="LC45"/></text:p>
          </table:table-cell>
          <table:table-cell table:style-name="Table1.A1" office:value-type="string">
            <text:p text:style-name="P22">//Execution Begins Here!<text:bookmark text:name="L46"/></text:p>
          </table:table-cell>
        </table:table-row>
        <table:table-row>
          <table:table-cell table:style-name="Table1.A1" office:value-type="string">
            <text:p text:style-name="P21"><text:bookmark text:name="LC46"/></text:p>
          </table:table-cell>
          <table:table-cell table:style-name="Table1.A1" office:value-type="string">
            <text:p text:style-name="P23"><text:span text:style-name="T4">int</text:span> <text:span text:style-name="T7">main</text:span>(<text:span text:style-name="T4">int</text:span> argc, <text:span text:style-name="T4">char</text:span>** argv) {<text:bookmark text:name="L47"/></text:p>
          </table:table-cell>
        </table:table-row>
        <table:table-row>
          <table:table-cell table:style-name="Table1.A1" office:value-type="string">
            <text:p text:style-name="P21"><text:bookmark text:name="LC47"/></text:p>
          </table:table-cell>
          <table:table-cell table:style-name="Table1.A1" office:value-type="string">
            <text:p text:style-name="P22">//declare variables<text:bookmark text:name="L48"/></text:p>
          </table:table-cell>
        </table:table-row>
        <table:table-row>
          <table:table-cell table:style-name="Table1.A1" office:value-type="string">
            <text:p text:style-name="P21"><text:bookmark text:name="LC48"/></text:p>
          </table:table-cell>
          <table:table-cell table:style-name="Table1.A1" office:value-type="string">
            <text:p text:style-name="P23">string cName; <text:span text:style-name="T6">//character name</text:span><text:bookmark text:name="L49"/></text:p>
          </table:table-cell>
        </table:table-row>
        <table:table-row>
          <table:table-cell table:style-name="Table1.A1" office:value-type="string">
            <text:p text:style-name="P21"><text:bookmark text:name="LC49"/></text:p>
          </table:table-cell>
          <table:table-cell table:style-name="Table1.A1" office:value-type="string">
            <text:p text:style-name="P23"><text:span text:style-name="T4">short</text:span> archPic=<text:span text:style-name="T8">5</text:span>,hi=<text:span text:style-name="T8">0</text:span>;<text:span text:style-name="T6">//archetype choice</text:span><text:bookmark text:name="L50"/></text:p>
          </table:table-cell>
        </table:table-row>
        <table:table-row>
          <table:table-cell table:style-name="Table1.A1" office:value-type="string">
            <text:p text:style-name="P21"><text:bookmark text:name="LC50"/></text:p>
          </table:table-cell>
          <table:table-cell table:style-name="Table1.A1" office:value-type="string">
            <text:p text:style-name="P23"><text:span text:style-name="T4">bool</text:span> rep=<text:span text:style-name="T8">false</text:span>; <text:span text:style-name="T6">//repeat</text:span><text:bookmark text:name="L51"/></text:p>
          </table:table-cell>
        </table:table-row>
        <table:table-row>
          <table:table-cell table:style-name="Table1.A1" office:value-type="string">
            <text:p text:style-name="P21"><text:bookmark text:name="LC51"/></text:p>
          </table:table-cell>
          <table:table-cell table:style-name="Table1.A1" office:value-type="string">
            <text:p text:style-name="P23"><text:span text:style-name="T8">srand</text:span>(<text:span text:style-name="T4">static_cast</text:span>&lt;<text:span text:style-name="T4">unsigned</text:span> <text:span text:style-name="T4">int</text:span>&gt;(<text:span text:style-name="T8">time</text:span>(<text:span text:style-name="T8">0</text:span>))); <text:span text:style-name="T6">//set random seed</text:span><text:bookmark text:name="L52"/></text:p>
          </table:table-cell>
        </table:table-row>
        <table:table-row>
          <table:table-cell table:style-name="Table1.A1" office:value-type="string">
            <text:p text:style-name="P21"><text:bookmark text:name="LC52"/></text:p>
          </table:table-cell>
          <table:table-cell table:style-name="Table1.A1" office:value-type="string">
            <text:p text:style-name="P22">//greet the user<text:bookmark text:name="L53"/></text:p>
          </table:table-cell>
        </table:table-row>
        <table:table-row>
          <table:table-cell table:style-name="Table1.A1" office:value-type="string">
            <text:p text:style-name="P21"><text:bookmark text:name="LC53"/></text:p>
          </table:table-cell>
          <table:table-cell table:style-name="Table1.A1" office:value-type="string">
            <text:p text:style-name="P23">cout&lt;&lt;<text:span text:style-name="T5">"*****************************************************************"</text:span>&lt;&lt;endl;<text:bookmark text:name="L54"/></text:p>
          </table:table-cell>
        </table:table-row>
        <table:table-row>
          <table:table-cell table:style-name="Table1.A1" office:value-type="string">
            <text:p text:style-name="P21"><text:bookmark text:name="LC54"/></text:p>
          </table:table-cell>
          <table:table-cell table:style-name="Table1.A1" office:value-type="string">
            <text:p text:style-name="P23">cout&lt;&lt;<text:span text:style-name="T5">"| Quickly soldier, we need your help to defend the gates! |"</text:span>&lt;&lt;endl;<text:bookmark text:name="L55"/></text:p>
          </table:table-cell>
        </table:table-row>
        <table:table-row>
          <table:table-cell table:style-name="Table1.A1" office:value-type="string">
            <text:p text:style-name="P21"><text:bookmark text:name="LC55"/></text:p>
          </table:table-cell>
          <table:table-cell table:style-name="Table1.A1" office:value-type="string">
            <text:p text:style-name="P23">cout&lt;&lt;<text:span text:style-name="T5">"| Cthulhu has brought a heinous army to destroy all of mankind! |"</text:span>&lt;&lt;endl;<text:bookmark text:name="L56"/></text:p>
          </table:table-cell>
        </table:table-row>
        <table:table-row>
          <table:table-cell table:style-name="Table1.A1" office:value-type="string">
            <text:p text:style-name="P21"><text:bookmark text:name="LC56"/></text:p>
          </table:table-cell>
          <table:table-cell table:style-name="Table1.A1" office:value-type="string">
            <text:p text:style-name="P23">cout&lt;&lt;<text:span text:style-name="T5">"| Fight as long as you can and leave none standing! |"</text:span>&lt;&lt;endl;<text:bookmark text:name="L57"/></text:p>
          </table:table-cell>
        </table:table-row>
        <table:table-row>
          <table:table-cell table:style-name="Table1.A1" office:value-type="string">
            <text:p text:style-name="P21"><text:bookmark text:name="LC57"/></text:p>
          </table:table-cell>
          <table:table-cell table:style-name="Table1.A1" office:value-type="string">
            <text:p text:style-name="P23">cout&lt;&lt;<text:span text:style-name="T5">"*****************************************************************"</text:span>&lt;&lt;endl;<text:bookmark text:name="L58"/></text:p>
          </table:table-cell>
        </table:table-row>
        <table:table-row>
          <table:table-cell table:style-name="Table1.A1" office:value-type="string">
            <text:p text:style-name="P21"><text:bookmark text:name="LC58"/></text:p>
          </table:table-cell>
          <table:table-cell table:style-name="Table1.A1" office:value-type="string">
            <text:p text:style-name="P22">//set up player file<text:bookmark text:name="L59"/></text:p>
          </table:table-cell>
        </table:table-row>
        <table:table-row>
          <table:table-cell table:style-name="Table1.A1" office:value-type="string">
            <text:p text:style-name="P21"><text:bookmark text:name="LC59"/></text:p>
          </table:table-cell>
          <table:table-cell table:style-name="Table1.A1" office:value-type="string">
            <text:p text:style-name="P23">cout&lt;&lt;<text:span text:style-name="T5">"Before you go, what was your name? (Ex. Alexander the Great)"</text:span>&lt;&lt;endl;<text:bookmark text:name="L60"/></text:p>
          </table:table-cell>
        </table:table-row>
        <table:table-row>
          <table:table-cell table:style-name="Table1.A1" office:value-type="string">
            <text:p text:style-name="P21"><text:bookmark text:name="LC60"/></text:p>
          </table:table-cell>
          <table:table-cell table:style-name="Table1.A1" office:value-type="string">
            <text:p text:style-name="P23"><text:span text:style-name="T8">getline</text:span>(cin,cName);<text:bookmark text:name="L61"/></text:p>
          </table:table-cell>
        </table:table-row>
        <table:table-row>
          <table:table-cell table:style-name="Table1.A1" office:value-type="string">
            <text:p text:style-name="P21"><text:bookmark text:name="LC61"/></text:p>
          </table:table-cell>
          <table:table-cell table:style-name="Table1.A1" office:value-type="string">
            <text:p text:style-name="P23">cout&lt;&lt;<text:span text:style-name="T5">"Finally, what is your archetype."</text:span>&lt;&lt;endl;<text:bookmark text:name="L62"/></text:p>
          </table:table-cell>
        </table:table-row>
        <table:table-row>
          <table:table-cell table:style-name="Table1.A1" office:value-type="string">
            <text:p text:style-name="P21"><text:bookmark text:name="LC62"/></text:p>
          </table:table-cell>
          <table:table-cell table:style-name="Table1.A1" office:value-type="string">
            <text:p text:style-name="P23"><text:span text:style-name="T4">do</text:span>{<text:bookmark text:name="L63"/></text:p>
          </table:table-cell>
        </table:table-row>
        <table:table-row>
          <table:table-cell table:style-name="Table1.A1" office:value-type="string">
            <text:p text:style-name="P21"><text:bookmark text:name="LC63"/></text:p>
          </table:table-cell>
          <table:table-cell table:style-name="Table1.A1" office:value-type="string">
            <text:p text:style-name="P23">rep=<text:span text:style-name="T8">false</text:span>;<text:bookmark text:name="L64"/></text:p>
          </table:table-cell>
        </table:table-row>
        <table:table-row>
          <table:table-cell table:style-name="Table1.A1" office:value-type="string">
            <text:p text:style-name="P21"><text:bookmark text:name="LC64"/></text:p>
          </table:table-cell>
          <table:table-cell table:style-name="Table1.A1" office:value-type="string">
            <text:p text:style-name="P23">cout&lt;&lt;<text:span text:style-name="T5">"Enter in 1 for Ranger: "</text:span>&lt;&lt;endl;<text:bookmark text:name="L65"/></text:p>
          </table:table-cell>
        </table:table-row>
        <table:table-row>
          <table:table-cell table:style-name="Table1.A1" office:value-type="string">
            <text:p text:style-name="P21"><text:bookmark text:name="LC65"/></text:p>
          </table:table-cell>
          <table:table-cell table:style-name="Table1.A1" office:value-type="string">
            <text:p text:style-name="P23">cout&lt;&lt;<text:span text:style-name="T5">" 2 for Warlock:"</text:span>&lt;&lt;endl;<text:bookmark text:name="L66"/></text:p>
          </table:table-cell>
        </table:table-row>
        <table:table-row>
          <table:table-cell table:style-name="Table1.A1" office:value-type="string">
            <text:p text:style-name="P21"><text:bookmark text:name="LC66"/></text:p>
          </table:table-cell>
          <table:table-cell table:style-name="Table1.A1" office:value-type="string">
            <text:p text:style-name="P23">cout&lt;&lt;<text:span text:style-name="T5">" 3 for Paladin:"</text:span>&lt;&lt;endl;<text:bookmark text:name="L67"/></text:p>
          </table:table-cell>
        </table:table-row>
        <table:table-row>
          <table:table-cell table:style-name="Table1.A1" office:value-type="string">
            <text:p text:style-name="P21"><text:bookmark text:name="LC67"/></text:p>
          </table:table-cell>
          <table:table-cell table:style-name="Table1.A1" office:value-type="string">
            <text:p text:style-name="P23">cout&lt;&lt;<text:span text:style-name="T5">" 4 for Beserker:"</text:span>&lt;&lt;endl;<text:bookmark text:name="L68"/></text:p>
          </table:table-cell>
        </table:table-row>
        <text:soft-page-break/>
        <table:table-row>
          <table:table-cell table:style-name="Table1.A1" office:value-type="string">
            <text:p text:style-name="P21"><text:bookmark text:name="LC68"/></text:p>
          </table:table-cell>
          <table:table-cell table:style-name="Table1.A1" office:value-type="string">
            <text:p text:style-name="P23">cin&gt;&gt;archPic;<text:bookmark text:name="L69"/></text:p>
          </table:table-cell>
        </table:table-row>
        <table:table-row>
          <table:table-cell table:style-name="Table1.A1" office:value-type="string">
            <text:p text:style-name="P21"><text:bookmark text:name="LC69"/></text:p>
          </table:table-cell>
          <table:table-cell table:style-name="Table1.A1" office:value-type="string">
            <text:p text:style-name="P23"><text:span text:style-name="T4">if</text:span>(archPic&gt;<text:span text:style-name="T8">4</text:span>||archPic&lt;<text:span text:style-name="T8">1</text:span>){<text:bookmark text:name="L70"/></text:p>
          </table:table-cell>
        </table:table-row>
        <table:table-row>
          <table:table-cell table:style-name="Table1.A1" office:value-type="string">
            <text:p text:style-name="P21"><text:bookmark text:name="LC70"/></text:p>
          </table:table-cell>
          <table:table-cell table:style-name="Table1.A1" office:value-type="string">
            <text:p text:style-name="P23">cout&lt;&lt;<text:span text:style-name="T5">"Invalid Entry"</text:span>&lt;&lt;endl;<text:bookmark text:name="L71"/></text:p>
          </table:table-cell>
        </table:table-row>
        <table:table-row>
          <table:table-cell table:style-name="Table1.A1" office:value-type="string">
            <text:p text:style-name="P21"><text:bookmark text:name="LC71"/></text:p>
          </table:table-cell>
          <table:table-cell table:style-name="Table1.A1" office:value-type="string">
            <text:p text:style-name="P23">rep=<text:span text:style-name="T8">true</text:span>;<text:bookmark text:name="L72"/></text:p>
          </table:table-cell>
        </table:table-row>
        <table:table-row>
          <table:table-cell table:style-name="Table1.A1" office:value-type="string">
            <text:p text:style-name="P21"><text:bookmark text:name="LC72"/></text:p>
          </table:table-cell>
          <table:table-cell table:style-name="Table1.A1" office:value-type="string">
            <text:p text:style-name="P23">}<text:bookmark text:name="L73"/></text:p>
          </table:table-cell>
        </table:table-row>
        <table:table-row>
          <table:table-cell table:style-name="Table1.A1" office:value-type="string">
            <text:p text:style-name="P21"><text:bookmark text:name="LC73"/></text:p>
          </table:table-cell>
          <table:table-cell table:style-name="Table1.A1" office:value-type="string">
            <text:p text:style-name="P23">}<text:span text:style-name="T4">while</text:span>(rep==<text:span text:style-name="T8">true</text:span>);<text:bookmark text:name="L74"/></text:p>
          </table:table-cell>
        </table:table-row>
        <table:table-row>
          <table:table-cell table:style-name="Table1.A1" office:value-type="string">
            <text:p text:style-name="P21"><text:bookmark text:name="LC74"/></text:p>
          </table:table-cell>
          <table:table-cell table:style-name="Table1.A1" office:value-type="string">
            <text:p text:style-name="P23">cin.<text:span text:style-name="T8">ignore</text:span>();<text:bookmark text:name="L75"/></text:p>
          </table:table-cell>
        </table:table-row>
        <table:table-row>
          <table:table-cell table:style-name="Table1.A1" office:value-type="string">
            <text:p text:style-name="P21"><text:bookmark text:name="LC75"/></text:p>
          </table:table-cell>
          <table:table-cell table:style-name="Table1.A1" office:value-type="string">
            <text:p text:style-name="P22">//create player object<text:bookmark text:name="L76"/></text:p>
          </table:table-cell>
        </table:table-row>
        <table:table-row>
          <table:table-cell table:style-name="Table1.A1" office:value-type="string">
            <text:p text:style-name="P21"><text:bookmark text:name="LC76"/></text:p>
          </table:table-cell>
          <table:table-cell table:style-name="Table1.A1" office:value-type="string">
            <text:p text:style-name="P23">Player user(cName,archPic);<text:bookmark text:name="L77"/></text:p>
          </table:table-cell>
        </table:table-row>
        <table:table-row>
          <table:table-cell table:style-name="Table1.A1" office:value-type="string">
            <text:p text:style-name="P21"><text:bookmark text:name="LC77"/></text:p>
          </table:table-cell>
          <table:table-cell table:style-name="Table1.A1" office:value-type="string">
            <text:p text:style-name="P22">//start waves<text:bookmark text:name="L78"/></text:p>
          </table:table-cell>
        </table:table-row>
        <table:table-row>
          <table:table-cell table:style-name="Table1.A1" office:value-type="string">
            <text:p text:style-name="P21"><text:bookmark text:name="LC78"/></text:p>
          </table:table-cell>
          <table:table-cell table:style-name="Table1.A1" office:value-type="string">
            <text:p text:style-name="P23">cout&lt;&lt;<text:span text:style-name="T5">"God speed, "</text:span>&lt;&lt;user.<text:span text:style-name="T8">getArch</text:span>()&lt;&lt;<text:span text:style-name="T5">" "</text:span>&lt;&lt;user.<text:span text:style-name="T8">getName</text:span>()&lt;&lt;endl;<text:bookmark text:name="L79"/></text:p>
          </table:table-cell>
        </table:table-row>
        <table:table-row>
          <table:table-cell table:style-name="Table1.A1" office:value-type="string">
            <text:p text:style-name="P21"><text:bookmark text:name="LC79"/></text:p>
          </table:table-cell>
          <table:table-cell table:style-name="Table1.A1" office:value-type="string">
            <text:p text:style-name="P23">cout&lt;&lt;endl;<text:bookmark text:name="L80"/></text:p>
          </table:table-cell>
        </table:table-row>
        <table:table-row>
          <table:table-cell table:style-name="Table1.A1" office:value-type="string">
            <text:p text:style-name="P21"><text:bookmark text:name="LC80"/></text:p>
          </table:table-cell>
          <table:table-cell table:style-name="Table1.A1" office:value-type="string">
            <text:p text:style-name="P23">cout&lt;&lt;endl;<text:bookmark text:name="L81"/></text:p>
          </table:table-cell>
        </table:table-row>
        <table:table-row>
          <table:table-cell table:style-name="Table1.A1" office:value-type="string">
            <text:p text:style-name="P21"><text:bookmark text:name="LC81"/></text:p>
          </table:table-cell>
          <table:table-cell table:style-name="Table1.A1" office:value-type="string">
            <text:p text:style-name="P23">cout&lt;&lt;endl;<text:bookmark text:name="L82"/></text:p>
          </table:table-cell>
        </table:table-row>
        <table:table-row>
          <table:table-cell table:style-name="Table1.A1" office:value-type="string">
            <text:p text:style-name="P21"><text:bookmark text:name="LC82"/></text:p>
          </table:table-cell>
          <table:table-cell table:style-name="Table1.A1" office:value-type="string">
            <text:p text:style-name="P23"><text:span text:style-name="T8">newWave</text:span>(user);<text:bookmark text:name="L83"/></text:p>
          </table:table-cell>
        </table:table-row>
        <table:table-row>
          <table:table-cell table:style-name="Table1.A1" office:value-type="string">
            <text:p text:style-name="P21"><text:bookmark text:name="LC83"/></text:p>
          </table:table-cell>
          <table:table-cell table:style-name="Table1.A1" office:value-type="string">
            <text:p text:style-name="P22">//set player data<text:bookmark text:name="L84"/></text:p>
          </table:table-cell>
        </table:table-row>
        <table:table-row>
          <table:table-cell table:style-name="Table1.A1" office:value-type="string">
            <text:p text:style-name="P21"><text:bookmark text:name="LC84"/></text:p>
          </table:table-cell>
          <table:table-cell table:style-name="Table1.A1" office:value-type="string">
            <text:p text:style-name="P23">PlayerData records;<text:bookmark text:name="L85"/></text:p>
          </table:table-cell>
        </table:table-row>
        <table:table-row>
          <table:table-cell table:style-name="Table1.A1" office:value-type="string">
            <text:p text:style-name="P21"><text:bookmark text:name="LC85"/></text:p>
          </table:table-cell>
          <table:table-cell table:style-name="Table1.A1" office:value-type="string">
            <text:p text:style-name="P23">records=<text:span text:style-name="T8">retPD</text:span>(user);<text:bookmark text:name="L86"/></text:p>
          </table:table-cell>
        </table:table-row>
        <table:table-row>
          <table:table-cell table:style-name="Table1.A1" office:value-type="string">
            <text:p text:style-name="P21"><text:bookmark text:name="LC86"/></text:p>
          </table:table-cell>
          <table:table-cell table:style-name="Table1.A1" office:value-type="string">
            <text:p text:style-name="P22">//Output Stats to Player<text:bookmark text:name="L87"/></text:p>
          </table:table-cell>
        </table:table-row>
        <table:table-row>
          <table:table-cell table:style-name="Table1.A1" office:value-type="string">
            <text:p text:style-name="P21"><text:bookmark text:name="LC87"/></text:p>
          </table:table-cell>
          <table:table-cell table:style-name="Table1.A1" office:value-type="string">
            <text:p text:style-name="P23">cout&lt;&lt;endl;<text:bookmark text:name="L88"/></text:p>
          </table:table-cell>
        </table:table-row>
        <table:table-row>
          <table:table-cell table:style-name="Table1.A1" office:value-type="string">
            <text:p text:style-name="P21"><text:bookmark text:name="LC88"/></text:p>
          </table:table-cell>
          <table:table-cell table:style-name="Table1.A1" office:value-type="string">
            <text:p text:style-name="P23">cout&lt;&lt;<text:span text:style-name="T5">"Character Name : "</text:span>&lt;&lt;user.<text:span text:style-name="T8">getName</text:span>()&lt;&lt;endl;<text:bookmark text:name="L89"/></text:p>
          </table:table-cell>
        </table:table-row>
        <table:table-row>
          <table:table-cell table:style-name="Table1.A1" office:value-type="string">
            <text:p text:style-name="P21"><text:bookmark text:name="LC89"/></text:p>
          </table:table-cell>
          <table:table-cell table:style-name="Table1.A1" office:value-type="string">
            <text:p text:style-name="P23">cout&lt;&lt;<text:span text:style-name="T5">"Archetype : "</text:span>&lt;&lt;user.<text:span text:style-name="T8">getArch</text:span>()&lt;&lt;endl;<text:bookmark text:name="L90"/></text:p>
          </table:table-cell>
        </table:table-row>
        <table:table-row>
          <table:table-cell table:style-name="Table1.A1" office:value-type="string">
            <text:p text:style-name="P21"><text:bookmark text:name="LC90"/></text:p>
          </table:table-cell>
          <table:table-cell table:style-name="Table1.A1" office:value-type="string">
            <text:p text:style-name="P23">cout&lt;&lt;<text:span text:style-name="T5">"Health : "</text:span>&lt;&lt;user.<text:span text:style-name="T8">getHel</text:span>()&lt;&lt;endl;<text:bookmark text:name="L91"/></text:p>
          </table:table-cell>
        </table:table-row>
        <table:table-row>
          <table:table-cell table:style-name="Table1.A1" office:value-type="string">
            <text:p text:style-name="P21"><text:bookmark text:name="LC91"/></text:p>
          </table:table-cell>
          <table:table-cell table:style-name="Table1.A1" office:value-type="string">
            <text:p text:style-name="P23">cout&lt;&lt;<text:span text:style-name="T5">"Damage : "</text:span>&lt;&lt;user.<text:span text:style-name="T8">getDps</text:span>()&lt;&lt;endl;<text:bookmark text:name="L92"/></text:p>
          </table:table-cell>
        </table:table-row>
        <table:table-row>
          <table:table-cell table:style-name="Table1.A1" office:value-type="string">
            <text:p text:style-name="P21"><text:bookmark text:name="LC92"/></text:p>
          </table:table-cell>
          <table:table-cell table:style-name="Table1.A1" office:value-type="string">
            <text:p text:style-name="P23">cout&lt;&lt;<text:span text:style-name="T5">"Maximum Health : "</text:span>&lt;&lt;user.<text:span text:style-name="T8">getMaxH</text:span>()&lt;&lt;endl;<text:bookmark text:name="L93"/></text:p>
          </table:table-cell>
        </table:table-row>
        <table:table-row>
          <table:table-cell table:style-name="Table1.A1" office:value-type="string">
            <text:p text:style-name="P21"><text:bookmark text:name="LC93"/></text:p>
          </table:table-cell>
          <table:table-cell table:style-name="Table1.A1" office:value-type="string">
            <text:p text:style-name="P23">cout&lt;&lt;<text:span text:style-name="T5">"Weapon Name : "</text:span>&lt;&lt;user.<text:span text:style-name="T8">getWepn</text:span>().<text:span text:style-name="T8">getWNam</text:span>()&lt;&lt;endl;<text:bookmark text:name="L94"/></text:p>
          </table:table-cell>
        </table:table-row>
        <table:table-row>
          <table:table-cell table:style-name="Table1.A1" office:value-type="string">
            <text:p text:style-name="P21"><text:bookmark text:name="LC94"/></text:p>
          </table:table-cell>
          <table:table-cell table:style-name="Table1.A1" office:value-type="string">
            <text:p text:style-name="P23">cout&lt;&lt;<text:span text:style-name="T5">"Weapon Bonus : "</text:span>&lt;&lt;user.<text:span text:style-name="T8">getWepn</text:span>().<text:span text:style-name="T8">getWBon</text:span>()&lt;&lt;endl;<text:bookmark text:name="L95"/></text:p>
          </table:table-cell>
        </table:table-row>
        <table:table-row>
          <table:table-cell table:style-name="Table1.A1" office:value-type="string">
            <text:p text:style-name="P21"><text:bookmark text:name="LC95"/></text:p>
          </table:table-cell>
          <table:table-cell table:style-name="Table1.A1" office:value-type="string">
            <text:p text:style-name="P23">cout&lt;&lt;<text:span text:style-name="T5">"Waves Completed: "</text:span>&lt;&lt;user.<text:span text:style-name="T8">getWave</text:span>()&lt;&lt;endl;<text:bookmark text:name="L96"/></text:p>
          </table:table-cell>
        </table:table-row>
        <table:table-row>
          <table:table-cell table:style-name="Table1.A1" office:value-type="string">
            <text:p text:style-name="P21"><text:bookmark text:name="LC96"/></text:p>
          </table:table-cell>
          <table:table-cell table:style-name="Table1.A1" office:value-type="string">
            <text:p text:style-name="P23">cout&lt;&lt;endl;<text:bookmark text:name="L97"/></text:p>
          </table:table-cell>
        </table:table-row>
        <table:table-row>
          <table:table-cell table:style-name="Table1.A1" office:value-type="string">
            <text:p text:style-name="P21"><text:bookmark text:name="LC97"/></text:p>
          </table:table-cell>
          <table:table-cell table:style-name="Table1.A1" office:value-type="string">
            <text:p text:style-name="P23">cout&lt;&lt;endl;<text:bookmark text:name="L98"/></text:p>
          </table:table-cell>
        </table:table-row>
        <table:table-row>
          <table:table-cell table:style-name="Table1.A1" office:value-type="string">
            <text:p text:style-name="P21"><text:bookmark text:name="LC98"/></text:p>
          </table:table-cell>
          <table:table-cell table:style-name="Table1.A1" office:value-type="string">
            <text:p text:style-name="P22">//write out data to txt<text:bookmark text:name="L99"/></text:p>
          </table:table-cell>
        </table:table-row>
        <table:table-row>
          <table:table-cell table:style-name="Table1.A1" office:value-type="string">
            <text:p text:style-name="P21"><text:bookmark text:name="LC99"/></text:p>
          </table:table-cell>
          <table:table-cell table:style-name="Table1.A1" office:value-type="string">
            <text:p text:style-name="P23"><text:span text:style-name="T8">writeRec</text:span>(records,cName);<text:bookmark text:name="L100"/></text:p>
          </table:table-cell>
        </table:table-row>
        <table:table-row>
          <table:table-cell table:style-name="Table1.A1" office:value-type="string">
            <text:p text:style-name="P21"><text:bookmark text:name="LC100"/></text:p>
          </table:table-cell>
          <table:table-cell table:style-name="Table1.A1" office:value-type="string">
            <text:p text:style-name="P22">//write out data to dat<text:bookmark text:name="L101"/></text:p>
          </table:table-cell>
        </table:table-row>
        <table:table-row>
          <table:table-cell table:style-name="Table1.A1" office:value-type="string">
            <text:p text:style-name="P21"><text:bookmark text:name="LC101"/></text:p>
          </table:table-cell>
          <table:table-cell table:style-name="Table1.A1" office:value-type="string">
            <text:p text:style-name="P23"><text:span text:style-name="T8">writeHi</text:span>(records);<text:bookmark text:name="L102"/></text:p>
          </table:table-cell>
        </table:table-row>
        <table:table-row>
          <table:table-cell table:style-name="Table1.A1" office:value-type="string">
            <text:p text:style-name="P21"><text:bookmark text:name="LC102"/></text:p>
          </table:table-cell>
          <table:table-cell table:style-name="Table1.A1" office:value-type="string">
            <text:p text:style-name="P22">//read in data for output<text:bookmark text:name="L103"/></text:p>
          </table:table-cell>
        </table:table-row>
        <table:table-row>
          <table:table-cell table:style-name="Table1.A1" office:value-type="string">
            <text:p text:style-name="P21"><text:bookmark text:name="LC103"/></text:p>
          </table:table-cell>
          <table:table-cell table:style-name="Table1.A1" office:value-type="string">
            <text:p text:style-name="P23"><text:span text:style-name="T4">do</text:span>{<text:bookmark text:name="L104"/></text:p>
          </table:table-cell>
        </table:table-row>
        <table:table-row>
          <table:table-cell table:style-name="Table1.A1" office:value-type="string">
            <text:p text:style-name="P21"><text:bookmark text:name="LC104"/></text:p>
          </table:table-cell>
          <table:table-cell table:style-name="Table1.A1" office:value-type="string">
            <text:p text:style-name="P23">cout&lt;&lt;<text:span text:style-name="T5">"Would you like to view the High Scores?"</text:span>&lt;&lt;endl;<text:bookmark text:name="L105"/></text:p>
          </table:table-cell>
        </table:table-row>
        <table:table-row>
          <table:table-cell table:style-name="Table1.A1" office:value-type="string">
            <text:p text:style-name="P21"><text:bookmark text:name="LC105"/></text:p>
          </table:table-cell>
          <table:table-cell table:style-name="Table1.A1" office:value-type="string">
            <text:p text:style-name="P23">cout&lt;&lt;<text:span text:style-name="T5">"Enter in 1 for yes or 2 for no:"</text:span>&lt;&lt;endl;<text:bookmark text:name="L106"/></text:p>
          </table:table-cell>
        </table:table-row>
        <table:table-row>
          <table:table-cell table:style-name="Table1.A1" office:value-type="string">
            <text:p text:style-name="P21"><text:bookmark text:name="LC106"/></text:p>
          </table:table-cell>
          <table:table-cell table:style-name="Table1.A1" office:value-type="string">
            <text:p text:style-name="P23">cin&gt;&gt;hi;<text:bookmark text:name="L107"/></text:p>
          </table:table-cell>
        </table:table-row>
        <table:table-row>
          <table:table-cell table:style-name="Table1.A1" office:value-type="string">
            <text:p text:style-name="P21"><text:bookmark text:name="LC107"/></text:p>
          </table:table-cell>
          <table:table-cell table:style-name="Table1.A1" office:value-type="string">
            <text:p text:style-name="P23">}<text:span text:style-name="T4">while</text:span>(hi&lt;<text:span text:style-name="T8">1</text:span> || hi&gt;<text:span text:style-name="T8">2</text:span>);<text:bookmark text:name="L108"/></text:p>
          </table:table-cell>
        </table:table-row>
        <table:table-row>
          <table:table-cell table:style-name="Table1.A1" office:value-type="string">
            <text:p text:style-name="P21"><text:bookmark text:name="LC108"/></text:p>
          </table:table-cell>
          <table:table-cell table:style-name="Table1.A1" office:value-type="string">
            <text:p text:style-name="P23"><text:span text:style-name="T4">if</text:span>(hi==<text:span text:style-name="T8">1</text:span>) <text:span text:style-name="T8">readHi</text:span>();<text:bookmark text:name="L109"/></text:p>
          </table:table-cell>
        </table:table-row>
        <table:table-row>
          <table:table-cell table:style-name="Table1.A1" office:value-type="string">
            <text:p text:style-name="P21"><text:bookmark text:name="LC109"/></text:p>
          </table:table-cell>
          <table:table-cell table:style-name="Table1.A1" office:value-type="string">
            <text:p text:style-name="P22">//vector fun<text:bookmark text:name="L110"/></text:p>
          </table:table-cell>
        </table:table-row>
        <table:table-row>
          <table:table-cell table:style-name="Table1.A1" office:value-type="string">
            <text:p text:style-name="P21"><text:bookmark text:name="LC110"/></text:p>
          </table:table-cell>
          <table:table-cell table:style-name="Table1.A1" office:value-type="string">
            <text:p text:style-name="P23"><text:span text:style-name="T8">vecFun</text:span>();<text:bookmark text:name="L111"/></text:p>
          </table:table-cell>
        </table:table-row>
        <table:table-row>
          <table:table-cell table:style-name="Table1.A1" office:value-type="string">
            <text:p text:style-name="P21"><text:bookmark text:name="LC111"/></text:p>
          </table:table-cell>
          <table:table-cell table:style-name="Table1.A1" office:value-type="string">
            <text:p text:style-name="P22">//Exit Stage Right<text:bookmark text:name="L112"/></text:p>
          </table:table-cell>
        </table:table-row>
        <table:table-row>
          <table:table-cell table:style-name="Table1.A1" office:value-type="string">
            <text:p text:style-name="P21"><text:bookmark text:name="LC112"/></text:p>
          </table:table-cell>
          <table:table-cell table:style-name="Table1.A1" office:value-type="string">
            <text:p text:style-name="P23"><text:span text:style-name="T4">return</text:span> <text:span text:style-name="T8">0</text:span>;<text:bookmark text:name="L113"/></text:p>
          </table:table-cell>
        </table:table-row>
        <table:table-row>
          <table:table-cell table:style-name="Table1.A1" office:value-type="string">
            <text:p text:style-name="P21"><text:bookmark text:name="LC113"/></text:p>
          </table:table-cell>
          <table:table-cell table:style-name="Table1.A1" office:value-type="string">
            <text:p text:style-name="P23">}<text:bookmark text:name="L114"/></text:p>
          </table:table-cell>
        </table:table-row>
        <table:table-row>
          <table:table-cell table:style-name="Table1.A1" office:value-type="string">
            <text:p text:style-name="P21"><text:bookmark text:name="LC114"/></text:p>
          </table:table-cell>
          <table:table-cell table:style-name="Table1.A1" office:value-type="string">
            <text:p text:style-name="P22">//*******************************//<text:bookmark text:name="L115"/></text:p>
          </table:table-cell>
        </table:table-row>
        <table:table-row>
          <table:table-cell table:style-name="Table1.A1" office:value-type="string">
            <text:p text:style-name="P21"><text:bookmark text:name="LC115"/></text:p>
          </table:table-cell>
          <table:table-cell table:style-name="Table1.A1" office:value-type="string">
            <text:p text:style-name="P22">// pause //<text:bookmark text:name="L116"/></text:p>
          </table:table-cell>
        </table:table-row>
        <table:table-row>
          <table:table-cell table:style-name="Table1.A1" office:value-type="string">
            <text:p text:style-name="P21"><text:bookmark text:name="LC116"/></text:p>
          </table:table-cell>
          <table:table-cell table:style-name="Table1.A1" office:value-type="string">
            <text:p text:style-name="P22">//*******************************//<text:bookmark text:name="L117"/></text:p>
          </table:table-cell>
        </table:table-row>
        <table:table-row>
          <table:table-cell table:style-name="Table1.A1" office:value-type="string">
            <text:p text:style-name="P21"><text:bookmark text:name="LC117"/></text:p>
          </table:table-cell>
          <table:table-cell table:style-name="Table1.A1" office:value-type="string">
            <text:p text:style-name="P23"><text:span text:style-name="T4">void</text:span> <text:span text:style-name="T7">pauseG</text:span>(){<text:bookmark text:name="L118"/></text:p>
          </table:table-cell>
        </table:table-row>
        <table:table-row>
          <table:table-cell table:style-name="Table1.A1" office:value-type="string">
            <text:p text:style-name="P21"><text:bookmark text:name="LC118"/></text:p>
          </table:table-cell>
          <table:table-cell table:style-name="Table1.A1" office:value-type="string">
            <text:p text:style-name="P23">string trash;<text:bookmark text:name="L119"/></text:p>
          </table:table-cell>
        </table:table-row>
        <text:soft-page-break/>
        <table:table-row>
          <table:table-cell table:style-name="Table1.A1" office:value-type="string">
            <text:p text:style-name="P21"><text:bookmark text:name="LC119"/></text:p>
          </table:table-cell>
          <table:table-cell table:style-name="Table1.A1" office:value-type="string">
            <text:p text:style-name="P23">cout&lt;&lt;<text:span text:style-name="T5">"******************************"</text:span>&lt;&lt;endl;<text:bookmark text:name="L120"/></text:p>
          </table:table-cell>
        </table:table-row>
        <table:table-row>
          <table:table-cell table:style-name="Table1.A1" office:value-type="string">
            <text:p text:style-name="P21"><text:bookmark text:name="LC120"/></text:p>
          </table:table-cell>
          <table:table-cell table:style-name="Table1.A1" office:value-type="string">
            <text:p text:style-name="P23">cout&lt;&lt;<text:span text:style-name="T5">"*Enter to Continue... *"</text:span>&lt;&lt;endl;<text:bookmark text:name="L121"/></text:p>
          </table:table-cell>
        </table:table-row>
        <table:table-row>
          <table:table-cell table:style-name="Table1.A1" office:value-type="string">
            <text:p text:style-name="P21"><text:bookmark text:name="LC121"/></text:p>
          </table:table-cell>
          <table:table-cell table:style-name="Table1.A1" office:value-type="string">
            <text:p text:style-name="P23">cout&lt;&lt;<text:span text:style-name="T5">"******************************"</text:span>&lt;&lt;endl;<text:bookmark text:name="L122"/></text:p>
          </table:table-cell>
        </table:table-row>
        <table:table-row>
          <table:table-cell table:style-name="Table1.A1" office:value-type="string">
            <text:p text:style-name="P21"><text:bookmark text:name="LC122"/></text:p>
          </table:table-cell>
          <table:table-cell table:style-name="Table1.A1" office:value-type="string">
            <text:p text:style-name="P23">cin.<text:span text:style-name="T8">ignore</text:span>();<text:span text:style-name="T6">//prompt for enter key</text:span><text:bookmark text:name="L123"/></text:p>
          </table:table-cell>
        </table:table-row>
        <table:table-row>
          <table:table-cell table:style-name="Table1.A1" office:value-type="string">
            <text:p text:style-name="P21"><text:bookmark text:name="LC123"/></text:p>
          </table:table-cell>
          <table:table-cell table:style-name="Table1.A1" office:value-type="string">
            <text:p text:style-name="P23"><text:span text:style-name="T8">getline</text:span>(cin,trash);<text:bookmark text:name="L124"/></text:p>
          </table:table-cell>
        </table:table-row>
        <table:table-row>
          <table:table-cell table:style-name="Table1.A1" office:value-type="string">
            <text:p text:style-name="P21"><text:bookmark text:name="LC124"/></text:p>
          </table:table-cell>
          <table:table-cell table:style-name="Table1.A1" office:value-type="string">
            <text:p text:style-name="P23">}<text:bookmark text:name="L125"/></text:p>
          </table:table-cell>
        </table:table-row>
        <table:table-row>
          <table:table-cell table:style-name="Table1.A1" office:value-type="string">
            <text:p text:style-name="P21"><text:bookmark text:name="LC125"/></text:p>
          </table:table-cell>
          <table:table-cell table:style-name="Table1.A1" office:value-type="string">
            <text:p text:style-name="P22">//*******************************//<text:bookmark text:name="L126"/></text:p>
          </table:table-cell>
        </table:table-row>
        <table:table-row>
          <table:table-cell table:style-name="Table1.A1" office:value-type="string">
            <text:p text:style-name="P21"><text:bookmark text:name="LC126"/></text:p>
          </table:table-cell>
          <table:table-cell table:style-name="Table1.A1" office:value-type="string">
            <text:p text:style-name="P22">// new wave //<text:bookmark text:name="L127"/></text:p>
          </table:table-cell>
        </table:table-row>
        <table:table-row>
          <table:table-cell table:style-name="Table1.A1" office:value-type="string">
            <text:p text:style-name="P21"><text:bookmark text:name="LC127"/></text:p>
          </table:table-cell>
          <table:table-cell table:style-name="Table1.A1" office:value-type="string">
            <text:p text:style-name="P22">//*******************************//<text:bookmark text:name="L128"/></text:p>
          </table:table-cell>
        </table:table-row>
        <table:table-row>
          <table:table-cell table:style-name="Table1.A1" office:value-type="string">
            <text:p text:style-name="P21"><text:bookmark text:name="LC128"/></text:p>
          </table:table-cell>
          <table:table-cell table:style-name="Table1.A1" office:value-type="string">
            <text:p text:style-name="P23"><text:span text:style-name="T4">void</text:span> <text:span text:style-name="T7">newWave</text:span>(Player &amp;user){<text:bookmark text:name="L129"/></text:p>
          </table:table-cell>
        </table:table-row>
        <table:table-row>
          <table:table-cell table:style-name="Table1.A1" office:value-type="string">
            <text:p text:style-name="P21"><text:bookmark text:name="LC129"/></text:p>
          </table:table-cell>
          <table:table-cell table:style-name="Table1.A1" office:value-type="string">
            <text:p text:style-name="P22">//declare variables<text:bookmark text:name="L130"/></text:p>
          </table:table-cell>
        </table:table-row>
        <table:table-row>
          <table:table-cell table:style-name="Table1.A1" office:value-type="string">
            <text:p text:style-name="P21"><text:bookmark text:name="LC130"/></text:p>
          </table:table-cell>
          <table:table-cell table:style-name="Table1.A1" office:value-type="string">
            <text:p text:style-name="P23"><text:span text:style-name="T4">unsigned</text:span> <text:span text:style-name="T4">short</text:span> wCount=<text:span text:style-name="T8">0</text:span>; <text:span text:style-name="T6">//wave count</text:span><text:bookmark text:name="L131"/></text:p>
          </table:table-cell>
        </table:table-row>
        <table:table-row>
          <table:table-cell table:style-name="Table1.A1" office:value-type="string">
            <text:p text:style-name="P21"><text:bookmark text:name="LC131"/></text:p>
          </table:table-cell>
          <table:table-cell table:style-name="Table1.A1" office:value-type="string">
            <text:p text:style-name="P23"><text:span text:style-name="T4">bool</text:span> cont=<text:span text:style-name="T8">true</text:span>; <text:span text:style-name="T6">//continue playing</text:span><text:bookmark text:name="L132"/></text:p>
          </table:table-cell>
        </table:table-row>
        <table:table-row>
          <table:table-cell table:style-name="Table1.A1" office:value-type="string">
            <text:p text:style-name="P21"><text:bookmark text:name="LC132"/></text:p>
          </table:table-cell>
          <table:table-cell table:style-name="Table1.A1" office:value-type="string">
            <text:p text:style-name="P23"><text:span text:style-name="T4">do</text:span>{<text:bookmark text:name="L133"/></text:p>
          </table:table-cell>
        </table:table-row>
        <table:table-row>
          <table:table-cell table:style-name="Table1.A1" office:value-type="string">
            <text:p text:style-name="P21"><text:bookmark text:name="LC133"/></text:p>
          </table:table-cell>
          <table:table-cell table:style-name="Table1.A1" office:value-type="string">
            <text:p text:style-name="P23">cout&lt;&lt;<text:span text:style-name="T5">"Wave : "</text:span>&lt;&lt;wCount+<text:span text:style-name="T8">1</text:span>&lt;&lt;endl;<text:bookmark text:name="L134"/></text:p>
          </table:table-cell>
        </table:table-row>
        <table:table-row>
          <table:table-cell table:style-name="Table1.A1" office:value-type="string">
            <text:p text:style-name="P21"><text:bookmark text:name="LC134"/></text:p>
          </table:table-cell>
          <table:table-cell table:style-name="Table1.A1" office:value-type="string">
            <text:p text:style-name="P22">//enemy1<text:bookmark text:name="L135"/></text:p>
          </table:table-cell>
        </table:table-row>
        <table:table-row>
          <table:table-cell table:style-name="Table1.A1" office:value-type="string">
            <text:p text:style-name="P21"><text:bookmark text:name="LC135"/></text:p>
          </table:table-cell>
          <table:table-cell table:style-name="Table1.A1" office:value-type="string">
            <text:p text:style-name="P23"><text:span text:style-name="T4">if</text:span>(cont) cont=<text:span text:style-name="T8">duelEn</text:span>(user);<text:bookmark text:name="L136"/></text:p>
          </table:table-cell>
        </table:table-row>
        <table:table-row>
          <table:table-cell table:style-name="Table1.A1" office:value-type="string">
            <text:p text:style-name="P21"><text:bookmark text:name="LC136"/></text:p>
          </table:table-cell>
          <table:table-cell table:style-name="Table1.A1" office:value-type="string">
            <text:p text:style-name="P23"><text:span text:style-name="T4">if</text:span>(cont) cout&lt;&lt;<text:span text:style-name="T5">"(Kill Reward) "</text:span>, user.<text:span text:style-name="T8">addHel</text:span>(<text:span text:style-name="T8">50</text:span>);<text:bookmark text:name="L137"/></text:p>
          </table:table-cell>
        </table:table-row>
        <table:table-row>
          <table:table-cell table:style-name="Table1.A1" office:value-type="string">
            <text:p text:style-name="P21"><text:bookmark text:name="LC137"/></text:p>
          </table:table-cell>
          <table:table-cell table:style-name="Table1.A1" office:value-type="string">
            <text:p text:style-name="P22">//enemy2<text:bookmark text:name="L138"/></text:p>
          </table:table-cell>
        </table:table-row>
        <table:table-row>
          <table:table-cell table:style-name="Table1.A1" office:value-type="string">
            <text:p text:style-name="P21"><text:bookmark text:name="LC138"/></text:p>
          </table:table-cell>
          <table:table-cell table:style-name="Table1.A1" office:value-type="string">
            <text:p text:style-name="P23"><text:span text:style-name="T4">if</text:span>(cont) cont=<text:span text:style-name="T8">duelEn</text:span>(user);<text:bookmark text:name="L139"/></text:p>
          </table:table-cell>
        </table:table-row>
        <table:table-row>
          <table:table-cell table:style-name="Table1.A1" office:value-type="string">
            <text:p text:style-name="P21"><text:bookmark text:name="LC139"/></text:p>
          </table:table-cell>
          <table:table-cell table:style-name="Table1.A1" office:value-type="string">
            <text:p text:style-name="P23"><text:span text:style-name="T4">if</text:span>(cont) cout&lt;&lt;<text:span text:style-name="T5">"(Kill Reward) "</text:span>, user.<text:span text:style-name="T8">addHel</text:span>(<text:span text:style-name="T8">50</text:span>);<text:bookmark text:name="L140"/></text:p>
          </table:table-cell>
        </table:table-row>
        <table:table-row>
          <table:table-cell table:style-name="Table1.A1" office:value-type="string">
            <text:p text:style-name="P21"><text:bookmark text:name="LC140"/></text:p>
          </table:table-cell>
          <table:table-cell table:style-name="Table1.A1" office:value-type="string">
            <text:p text:style-name="P22">//elite enemy<text:bookmark text:name="L141"/></text:p>
          </table:table-cell>
        </table:table-row>
        <table:table-row>
          <table:table-cell table:style-name="Table1.A1" office:value-type="string">
            <text:p text:style-name="P21"><text:bookmark text:name="LC141"/></text:p>
          </table:table-cell>
          <table:table-cell table:style-name="Table1.A1" office:value-type="string">
            <text:p text:style-name="P23"><text:span text:style-name="T4">if</text:span>(cont) cont=<text:span text:style-name="T8">duelEEn</text:span>(user);<text:bookmark text:name="L142"/></text:p>
          </table:table-cell>
        </table:table-row>
        <table:table-row>
          <table:table-cell table:style-name="Table1.A1" office:value-type="string">
            <text:p text:style-name="P21"><text:bookmark text:name="LC142"/></text:p>
          </table:table-cell>
          <table:table-cell table:style-name="Table1.A1" office:value-type="string">
            <text:p text:style-name="P23"><text:span text:style-name="T4">if</text:span>(cont){<text:bookmark text:name="L143"/></text:p>
          </table:table-cell>
        </table:table-row>
        <table:table-row>
          <table:table-cell table:style-name="Table1.A1" office:value-type="string">
            <text:p text:style-name="P21"><text:bookmark text:name="LC143"/></text:p>
          </table:table-cell>
          <table:table-cell table:style-name="Table1.A1" office:value-type="string">
            <text:p text:style-name="P23">cout&lt;&lt;<text:span text:style-name="T5">"(Kill Reward) "</text:span>;<text:bookmark text:name="L144"/></text:p>
          </table:table-cell>
        </table:table-row>
        <table:table-row>
          <table:table-cell table:style-name="Table1.A1" office:value-type="string">
            <text:p text:style-name="P21"><text:bookmark text:name="LC144"/></text:p>
          </table:table-cell>
          <table:table-cell table:style-name="Table1.A1" office:value-type="string">
            <text:p text:style-name="P23">user.<text:span text:style-name="T8">addHel</text:span>(<text:span text:style-name="T8">100</text:span>);<text:bookmark text:name="L145"/></text:p>
          </table:table-cell>
        </table:table-row>
        <table:table-row>
          <table:table-cell table:style-name="Table1.A1" office:value-type="string">
            <text:p text:style-name="P21"><text:bookmark text:name="LC145"/></text:p>
          </table:table-cell>
          <table:table-cell table:style-name="Table1.A1" office:value-type="string">
            <text:p text:style-name="P23"><text:span text:style-name="T8">statBon</text:span>(user);<text:bookmark text:name="L146"/></text:p>
          </table:table-cell>
        </table:table-row>
        <table:table-row>
          <table:table-cell table:style-name="Table1.A1" office:value-type="string">
            <text:p text:style-name="P21"><text:bookmark text:name="LC146"/></text:p>
          </table:table-cell>
          <table:table-cell table:style-name="Table1.A1" office:value-type="string">
            <text:p text:style-name="P23">}<text:bookmark text:name="L147"/></text:p>
          </table:table-cell>
        </table:table-row>
        <table:table-row>
          <table:table-cell table:style-name="Table1.A1" office:value-type="string">
            <text:p text:style-name="P21"><text:bookmark text:name="LC147"/></text:p>
          </table:table-cell>
          <table:table-cell table:style-name="Table1.A1" office:value-type="string">
            <text:p text:style-name="P22">//enemy 4<text:bookmark text:name="L148"/></text:p>
          </table:table-cell>
        </table:table-row>
        <table:table-row>
          <table:table-cell table:style-name="Table1.A1" office:value-type="string">
            <text:p text:style-name="P21"><text:bookmark text:name="LC148"/></text:p>
          </table:table-cell>
          <table:table-cell table:style-name="Table1.A1" office:value-type="string">
            <text:p text:style-name="P23"><text:span text:style-name="T4">if</text:span>(cont) cont=<text:span text:style-name="T8">duelMEn</text:span>(user);<text:bookmark text:name="L149"/></text:p>
          </table:table-cell>
        </table:table-row>
        <table:table-row>
          <table:table-cell table:style-name="Table1.A1" office:value-type="string">
            <text:p text:style-name="P21"><text:bookmark text:name="LC149"/></text:p>
          </table:table-cell>
          <table:table-cell table:style-name="Table1.A1" office:value-type="string">
            <text:p text:style-name="P23"><text:span text:style-name="T4">if</text:span>(cont) cout&lt;&lt;<text:span text:style-name="T5">"(Kill Reward) "</text:span>, user.<text:span text:style-name="T8">addHel</text:span>(<text:span text:style-name="T8">50</text:span>);<text:bookmark text:name="L150"/></text:p>
          </table:table-cell>
        </table:table-row>
        <table:table-row>
          <table:table-cell table:style-name="Table1.A1" office:value-type="string">
            <text:p text:style-name="P21"><text:bookmark text:name="LC150"/></text:p>
          </table:table-cell>
          <table:table-cell table:style-name="Table1.A1" office:value-type="string">
            <text:p text:style-name="P22">//enemy 5<text:bookmark text:name="L151"/></text:p>
          </table:table-cell>
        </table:table-row>
        <table:table-row>
          <table:table-cell table:style-name="Table1.A1" office:value-type="string">
            <text:p text:style-name="P21"><text:bookmark text:name="LC151"/></text:p>
          </table:table-cell>
          <table:table-cell table:style-name="Table1.A1" office:value-type="string">
            <text:p text:style-name="P23"><text:span text:style-name="T4">if</text:span>(cont) cont=<text:span text:style-name="T8">duelMEn</text:span>(user);<text:bookmark text:name="L152"/></text:p>
          </table:table-cell>
        </table:table-row>
        <table:table-row>
          <table:table-cell table:style-name="Table1.A1" office:value-type="string">
            <text:p text:style-name="P21"><text:bookmark text:name="LC152"/></text:p>
          </table:table-cell>
          <table:table-cell table:style-name="Table1.A1" office:value-type="string">
            <text:p text:style-name="P23"><text:span text:style-name="T4">if</text:span>(cont) cout&lt;&lt;<text:span text:style-name="T5">"(Kill Reward) "</text:span>, user.<text:span text:style-name="T8">addHel</text:span>(<text:span text:style-name="T8">50</text:span>);<text:bookmark text:name="L153"/></text:p>
          </table:table-cell>
        </table:table-row>
        <table:table-row>
          <table:table-cell table:style-name="Table1.A1" office:value-type="string">
            <text:p text:style-name="P21"><text:bookmark text:name="LC153"/></text:p>
          </table:table-cell>
          <table:table-cell table:style-name="Table1.A1" office:value-type="string">
            <text:p text:style-name="P22">//enemy 6<text:bookmark text:name="L154"/></text:p>
          </table:table-cell>
        </table:table-row>
        <table:table-row>
          <table:table-cell table:style-name="Table1.A1" office:value-type="string">
            <text:p text:style-name="P21"><text:bookmark text:name="LC154"/></text:p>
          </table:table-cell>
          <table:table-cell table:style-name="Table1.A1" office:value-type="string">
            <text:p text:style-name="P23"><text:span text:style-name="T4">if</text:span>(cont) cont=<text:span text:style-name="T8">duelMEE</text:span>(user);<text:bookmark text:name="L155"/></text:p>
          </table:table-cell>
        </table:table-row>
        <table:table-row>
          <table:table-cell table:style-name="Table1.A1" office:value-type="string">
            <text:p text:style-name="P21"><text:bookmark text:name="LC155"/></text:p>
          </table:table-cell>
          <table:table-cell table:style-name="Table1.A1" office:value-type="string">
            <text:p text:style-name="P23"><text:span text:style-name="T4">if</text:span>(cont){<text:bookmark text:name="L156"/></text:p>
          </table:table-cell>
        </table:table-row>
        <table:table-row>
          <table:table-cell table:style-name="Table1.A1" office:value-type="string">
            <text:p text:style-name="P21"><text:bookmark text:name="LC156"/></text:p>
          </table:table-cell>
          <table:table-cell table:style-name="Table1.A1" office:value-type="string">
            <text:p text:style-name="P23">cout&lt;&lt;<text:span text:style-name="T5">"(Kill Reward) "</text:span>,<text:bookmark text:name="L157"/></text:p>
          </table:table-cell>
        </table:table-row>
        <table:table-row>
          <table:table-cell table:style-name="Table1.A1" office:value-type="string">
            <text:p text:style-name="P21"><text:bookmark text:name="LC157"/></text:p>
          </table:table-cell>
          <table:table-cell table:style-name="Table1.A1" office:value-type="string">
            <text:p text:style-name="P23">user.<text:span text:style-name="T8">addHel</text:span>(<text:span text:style-name="T8">100</text:span>);<text:bookmark text:name="L158"/></text:p>
          </table:table-cell>
        </table:table-row>
        <table:table-row>
          <table:table-cell table:style-name="Table1.A1" office:value-type="string">
            <text:p text:style-name="P21"><text:bookmark text:name="LC158"/></text:p>
          </table:table-cell>
          <table:table-cell table:style-name="Table1.A1" office:value-type="string">
            <text:p text:style-name="P23"><text:span text:style-name="T8">statBon</text:span>(user);<text:bookmark text:name="L159"/></text:p>
          </table:table-cell>
        </table:table-row>
        <table:table-row>
          <table:table-cell table:style-name="Table1.A1" office:value-type="string">
            <text:p text:style-name="P21"><text:bookmark text:name="LC159"/></text:p>
          </table:table-cell>
          <table:table-cell table:style-name="Table1.A1" office:value-type="string">
            <text:p text:style-name="P23">}<text:bookmark text:name="L160"/></text:p>
          </table:table-cell>
        </table:table-row>
        <table:table-row>
          <table:table-cell table:style-name="Table1.A1" office:value-type="string">
            <text:p text:style-name="P21"><text:bookmark text:name="LC160"/></text:p>
          </table:table-cell>
          <table:table-cell table:style-name="Table1.A1" office:value-type="string">
            <text:p text:style-name="P22">//boss<text:bookmark text:name="L161"/></text:p>
          </table:table-cell>
        </table:table-row>
        <table:table-row>
          <table:table-cell table:style-name="Table1.A1" office:value-type="string">
            <text:p text:style-name="P21"><text:bookmark text:name="LC161"/></text:p>
          </table:table-cell>
          <table:table-cell table:style-name="Table1.A1" office:value-type="string">
            <text:p text:style-name="P23"><text:span text:style-name="T4">if</text:span>(cont) cout&lt;&lt;<text:span text:style-name="T5">"PREPARE YOURSELF, A BOSS APPROACHES!!!"</text:span>&lt;&lt;endl;<text:bookmark text:name="L162"/></text:p>
          </table:table-cell>
        </table:table-row>
        <table:table-row>
          <table:table-cell table:style-name="Table1.A1" office:value-type="string">
            <text:p text:style-name="P21"><text:bookmark text:name="LC162"/></text:p>
          </table:table-cell>
          <table:table-cell table:style-name="Table1.A1" office:value-type="string">
            <text:p text:style-name="P23"><text:span text:style-name="T4">if</text:span>(cont) <text:span text:style-name="T8">pauseG</text:span>();<text:bookmark text:name="L163"/></text:p>
          </table:table-cell>
        </table:table-row>
        <table:table-row>
          <table:table-cell table:style-name="Table1.A1" office:value-type="string">
            <text:p text:style-name="P21"><text:bookmark text:name="LC163"/></text:p>
          </table:table-cell>
          <table:table-cell table:style-name="Table1.A1" office:value-type="string">
            <text:p text:style-name="P23"><text:span text:style-name="T4">if</text:span>(cont) cont=<text:span text:style-name="T8">duelBos</text:span>(user);<text:bookmark text:name="L164"/></text:p>
          </table:table-cell>
        </table:table-row>
        <table:table-row>
          <table:table-cell table:style-name="Table1.A1" office:value-type="string">
            <text:p text:style-name="P21"><text:bookmark text:name="LC164"/></text:p>
          </table:table-cell>
          <table:table-cell table:style-name="Table1.A1" office:value-type="string">
            <text:p text:style-name="P23"><text:span text:style-name="T4">if</text:span>(cont){<text:bookmark text:name="L165"/></text:p>
          </table:table-cell>
        </table:table-row>
        <table:table-row>
          <table:table-cell table:style-name="Table1.A1" office:value-type="string">
            <text:p text:style-name="P21"><text:bookmark text:name="LC165"/></text:p>
          </table:table-cell>
          <table:table-cell table:style-name="Table1.A1" office:value-type="string">
            <text:p text:style-name="P23">cout&lt;&lt;<text:span text:style-name="T5">"(Kill Reward) "</text:span>;<text:bookmark text:name="L166"/></text:p>
          </table:table-cell>
        </table:table-row>
        <table:table-row>
          <table:table-cell table:style-name="Table1.A1" office:value-type="string">
            <text:p text:style-name="P21"><text:bookmark text:name="LC166"/></text:p>
          </table:table-cell>
          <table:table-cell table:style-name="Table1.A1" office:value-type="string">
            <text:p text:style-name="P23">user.<text:span text:style-name="T8">addMaxH</text:span>(<text:span text:style-name="T8">25</text:span>);<text:bookmark text:name="L167"/></text:p>
          </table:table-cell>
        </table:table-row>
        <table:table-row>
          <table:table-cell table:style-name="Table1.A1" office:value-type="string">
            <text:p text:style-name="P21"><text:bookmark text:name="LC167"/></text:p>
          </table:table-cell>
          <table:table-cell table:style-name="Table1.A1" office:value-type="string">
            <text:p text:style-name="P23">cout&lt;&lt;<text:span text:style-name="T5">"(Kill Reward) "</text:span>;<text:bookmark text:name="L168"/></text:p>
          </table:table-cell>
        </table:table-row>
        <table:table-row>
          <table:table-cell table:style-name="Table1.A1" office:value-type="string">
            <text:p text:style-name="P21"><text:bookmark text:name="LC168"/></text:p>
          </table:table-cell>
          <table:table-cell table:style-name="Table1.A1" office:value-type="string">
            <text:p text:style-name="P23">user.<text:span text:style-name="T8">addHel</text:span>(<text:span text:style-name="T8">100</text:span>);<text:bookmark text:name="L169"/></text:p>
          </table:table-cell>
        </table:table-row>
        <table:table-row>
          <table:table-cell table:style-name="Table1.A1" office:value-type="string">
            <text:p text:style-name="P21"><text:bookmark text:name="LC169"/></text:p>
          </table:table-cell>
          <table:table-cell table:style-name="Table1.A1" office:value-type="string">
            <text:p text:style-name="P23"><text:span text:style-name="T8">statBon</text:span>(user);<text:bookmark text:name="L170"/></text:p>
          </table:table-cell>
        </table:table-row>
        <text:soft-page-break/>
        <table:table-row>
          <table:table-cell table:style-name="Table1.A1" office:value-type="string">
            <text:p text:style-name="P21"><text:bookmark text:name="LC170"/></text:p>
          </table:table-cell>
          <table:table-cell table:style-name="Table1.A1" office:value-type="string">
            <text:p text:style-name="P23">}<text:bookmark text:name="L171"/></text:p>
          </table:table-cell>
        </table:table-row>
        <table:table-row>
          <table:table-cell table:style-name="Table1.A1" office:value-type="string">
            <text:p text:style-name="P21"><text:bookmark text:name="LC171"/></text:p>
          </table:table-cell>
          <table:table-cell table:style-name="Table1.A1" office:value-type="string">
            <text:p text:style-name="P23"><text:span text:style-name="T4">if</text:span>(cont) wCount++;<text:bookmark text:name="L172"/></text:p>
          </table:table-cell>
        </table:table-row>
        <table:table-row>
          <table:table-cell table:style-name="Table1.A1" office:value-type="string">
            <text:p text:style-name="P21"><text:bookmark text:name="LC172"/></text:p>
          </table:table-cell>
          <table:table-cell table:style-name="Table1.A1" office:value-type="string">
            <text:p text:style-name="P23">}<text:span text:style-name="T4">while</text:span>(cont);<text:bookmark text:name="L173"/></text:p>
          </table:table-cell>
        </table:table-row>
        <table:table-row>
          <table:table-cell table:style-name="Table1.A1" office:value-type="string">
            <text:p text:style-name="P21"><text:bookmark text:name="LC173"/></text:p>
          </table:table-cell>
          <table:table-cell table:style-name="Table1.A1" office:value-type="string">
            <text:p text:style-name="P23">cout&lt;&lt;<text:span text:style-name="T5">"You have fought bravely"</text:span>&lt;&lt;endl;<text:bookmark text:name="L174"/></text:p>
          </table:table-cell>
        </table:table-row>
        <table:table-row>
          <table:table-cell table:style-name="Table1.A1" office:value-type="string">
            <text:p text:style-name="P21"><text:bookmark text:name="LC174"/></text:p>
          </table:table-cell>
          <table:table-cell table:style-name="Table1.A1" office:value-type="string">
            <text:p text:style-name="P23">user.<text:span text:style-name="T8">setWave</text:span>(wCount);<text:bookmark text:name="L175"/></text:p>
          </table:table-cell>
        </table:table-row>
        <table:table-row>
          <table:table-cell table:style-name="Table1.A1" office:value-type="string">
            <text:p text:style-name="P21"><text:bookmark text:name="LC175"/></text:p>
          </table:table-cell>
          <table:table-cell table:style-name="Table1.A1" office:value-type="string">
            <text:p text:style-name="P23">}<text:bookmark text:name="L176"/></text:p>
          </table:table-cell>
        </table:table-row>
        <table:table-row>
          <table:table-cell table:style-name="Table1.A1" office:value-type="string">
            <text:p text:style-name="P21"><text:bookmark text:name="LC176"/></text:p>
          </table:table-cell>
          <table:table-cell table:style-name="Table1.A1" office:value-type="string">
            <text:p text:style-name="P22">//*******************************//<text:bookmark text:name="L177"/></text:p>
          </table:table-cell>
        </table:table-row>
        <table:table-row>
          <table:table-cell table:style-name="Table1.A1" office:value-type="string">
            <text:p text:style-name="P21"><text:bookmark text:name="LC177"/></text:p>
          </table:table-cell>
          <table:table-cell table:style-name="Table1.A1" office:value-type="string">
            <text:p text:style-name="P22">// pick move //<text:bookmark text:name="L178"/></text:p>
          </table:table-cell>
        </table:table-row>
        <table:table-row>
          <table:table-cell table:style-name="Table1.A1" office:value-type="string">
            <text:p text:style-name="P21"><text:bookmark text:name="LC178"/></text:p>
          </table:table-cell>
          <table:table-cell table:style-name="Table1.A1" office:value-type="string">
            <text:p text:style-name="P22">//*******************************//<text:bookmark text:name="L179"/></text:p>
          </table:table-cell>
        </table:table-row>
        <table:table-row>
          <table:table-cell table:style-name="Table1.A1" office:value-type="string">
            <text:p text:style-name="P21"><text:bookmark text:name="LC179"/></text:p>
          </table:table-cell>
          <table:table-cell table:style-name="Table1.A1" office:value-type="string">
            <text:p text:style-name="P23"><text:span text:style-name="T4">short</text:span> <text:span text:style-name="T7">pickMov</text:span>(Player &amp;user){<text:bookmark text:name="L180"/></text:p>
          </table:table-cell>
        </table:table-row>
        <table:table-row>
          <table:table-cell table:style-name="Table1.A1" office:value-type="string">
            <text:p text:style-name="P21"><text:bookmark text:name="LC180"/></text:p>
          </table:table-cell>
          <table:table-cell table:style-name="Table1.A1" office:value-type="string">
            <text:p text:style-name="P23"><text:span text:style-name="T4">short</text:span> cho;<text:span text:style-name="T6">//prompt for choice</text:span><text:bookmark text:name="L181"/></text:p>
          </table:table-cell>
        </table:table-row>
        <table:table-row>
          <table:table-cell table:style-name="Table1.A1" office:value-type="string">
            <text:p text:style-name="P21"><text:bookmark text:name="LC181"/></text:p>
          </table:table-cell>
          <table:table-cell table:style-name="Table1.A1" office:value-type="string">
            <text:p text:style-name="P23"><text:span text:style-name="T4">do</text:span>{<text:bookmark text:name="L182"/></text:p>
          </table:table-cell>
        </table:table-row>
        <table:table-row>
          <table:table-cell table:style-name="Table1.A1" office:value-type="string">
            <text:p text:style-name="P21"><text:bookmark text:name="LC182"/></text:p>
          </table:table-cell>
          <table:table-cell table:style-name="Table1.A1" office:value-type="string">
            <text:p text:style-name="P23">cout&lt;&lt;<text:span text:style-name="T5">"Your Maximum Health: "</text:span>&lt;&lt;user.<text:span text:style-name="T8">getMaxH</text:span>()&lt;&lt;endl;<text:bookmark text:name="L183"/></text:p>
          </table:table-cell>
        </table:table-row>
        <table:table-row>
          <table:table-cell table:style-name="Table1.A1" office:value-type="string">
            <text:p text:style-name="P21"><text:bookmark text:name="LC183"/></text:p>
          </table:table-cell>
          <table:table-cell table:style-name="Table1.A1" office:value-type="string">
            <text:p text:style-name="P23">cout&lt;&lt;<text:span text:style-name="T5">"Your Current Health: "</text:span>&lt;&lt;user.<text:span text:style-name="T8">getHel</text:span>()&lt;&lt;endl;<text:bookmark text:name="L184"/></text:p>
          </table:table-cell>
        </table:table-row>
        <table:table-row>
          <table:table-cell table:style-name="Table1.A1" office:value-type="string">
            <text:p text:style-name="P21"><text:bookmark text:name="LC184"/></text:p>
          </table:table-cell>
          <table:table-cell table:style-name="Table1.A1" office:value-type="string">
            <text:p text:style-name="P23">cout&lt;&lt;<text:span text:style-name="T5">"1.Attack : "</text:span>&lt;&lt;user.<text:span text:style-name="T8">getDps</text:span>()&lt;&lt;<text:span text:style-name="T5">" (damage) ("</text:span>&lt;&lt;user.<text:span text:style-name="T8">getWepn</text:span>().<text:span text:style-name="T8">getWBon</text:span>()&lt;&lt;<text:span text:style-name="T5">")"</text:span>&lt;&lt;endl;<text:bookmark text:name="L185"/></text:p>
          </table:table-cell>
        </table:table-row>
        <table:table-row>
          <table:table-cell table:style-name="Table1.A1" office:value-type="string">
            <text:p text:style-name="P21"><text:bookmark text:name="LC185"/></text:p>
          </table:table-cell>
          <table:table-cell table:style-name="Table1.A1" office:value-type="string">
            <text:p text:style-name="P23">cout&lt;&lt;<text:span text:style-name="T5">"2.Self-Heal : "</text:span>&lt;&lt;user.<text:span text:style-name="T8">getSlfH</text:span>()&lt;&lt;<text:span text:style-name="T5">" (health)"</text:span>&lt;&lt;endl;<text:bookmark text:name="L186"/></text:p>
          </table:table-cell>
        </table:table-row>
        <table:table-row>
          <table:table-cell table:style-name="Table1.A1" office:value-type="string">
            <text:p text:style-name="P21"><text:bookmark text:name="LC186"/></text:p>
          </table:table-cell>
          <table:table-cell table:style-name="Table1.A1" office:value-type="string">
            <text:p text:style-name="P23">cout&lt;&lt;<text:span text:style-name="T5">"3.Special : "</text:span>&lt;&lt;user.<text:span text:style-name="T8">getSpec</text:span>()&lt;&lt;<text:span text:style-name="T5">" ("</text:span>&lt;&lt;user.<text:span text:style-name="T8">getSpC</text:span>()&lt;&lt;<text:span text:style-name="T5">" left)"</text:span>&lt;&lt;endl;<text:bookmark text:name="L187"/></text:p>
          </table:table-cell>
        </table:table-row>
        <table:table-row>
          <table:table-cell table:style-name="Table1.A1" office:value-type="string">
            <text:p text:style-name="P21"><text:bookmark text:name="LC187"/></text:p>
          </table:table-cell>
          <table:table-cell table:style-name="Table1.A1" office:value-type="string">
            <text:p text:style-name="P23">cout&lt;&lt;<text:span text:style-name="T5">"4.Surrender : (The coward's way out)"</text:span>&lt;&lt;endl;<text:bookmark text:name="L188"/></text:p>
          </table:table-cell>
        </table:table-row>
        <table:table-row>
          <table:table-cell table:style-name="Table1.A1" office:value-type="string">
            <text:p text:style-name="P21"><text:bookmark text:name="LC188"/></text:p>
          </table:table-cell>
          <table:table-cell table:style-name="Table1.A1" office:value-type="string">
            <text:p text:style-name="P23">cin&gt;&gt;cho;<text:bookmark text:name="L189"/></text:p>
          </table:table-cell>
        </table:table-row>
        <table:table-row>
          <table:table-cell table:style-name="Table1.A1" office:value-type="string">
            <text:p text:style-name="P21"><text:bookmark text:name="LC189"/></text:p>
          </table:table-cell>
          <table:table-cell table:style-name="Table1.A1" office:value-type="string">
            <text:p text:style-name="P23"><text:span text:style-name="T4">if</text:span>(cho==<text:span text:style-name="T8">3</text:span> &amp;&amp; user.<text:span text:style-name="T8">getSpC</text:span>()&lt;=<text:span text:style-name="T8">0</text:span>) cho=<text:span text:style-name="T8">6</text:span>;<text:bookmark text:name="L190"/></text:p>
          </table:table-cell>
        </table:table-row>
        <table:table-row>
          <table:table-cell table:style-name="Table1.A1" office:value-type="string">
            <text:p text:style-name="P21"><text:bookmark text:name="LC190"/></text:p>
          </table:table-cell>
          <table:table-cell table:style-name="Table1.A1" office:value-type="string">
            <text:p text:style-name="P23">}<text:span text:style-name="T4">while</text:span>(cho&lt;<text:span text:style-name="T8">1</text:span> || cho&gt;<text:span text:style-name="T8">4</text:span>);<text:bookmark text:name="L191"/></text:p>
          </table:table-cell>
        </table:table-row>
        <table:table-row>
          <table:table-cell table:style-name="Table1.A1" office:value-type="string">
            <text:p text:style-name="P21"><text:bookmark text:name="LC191"/></text:p>
          </table:table-cell>
          <table:table-cell table:style-name="Table1.A1" office:value-type="string">
            <text:p text:style-name="P23"><text:span text:style-name="T4">return</text:span> cho;<text:bookmark text:name="L192"/></text:p>
          </table:table-cell>
        </table:table-row>
        <table:table-row>
          <table:table-cell table:style-name="Table1.A1" office:value-type="string">
            <text:p text:style-name="P21"><text:bookmark text:name="LC192"/></text:p>
          </table:table-cell>
          <table:table-cell table:style-name="Table1.A1" office:value-type="string">
            <text:p text:style-name="P23">}<text:bookmark text:name="L193"/></text:p>
          </table:table-cell>
        </table:table-row>
        <table:table-row>
          <table:table-cell table:style-name="Table1.A1" office:value-type="string">
            <text:p text:style-name="P21"><text:bookmark text:name="LC193"/></text:p>
          </table:table-cell>
          <table:table-cell table:style-name="Table1.A1" office:value-type="string">
            <text:p text:style-name="P22">//*******************************//<text:bookmark text:name="L194"/></text:p>
          </table:table-cell>
        </table:table-row>
        <table:table-row>
          <table:table-cell table:style-name="Table1.A1" office:value-type="string">
            <text:p text:style-name="P21"><text:bookmark text:name="LC194"/></text:p>
          </table:table-cell>
          <table:table-cell table:style-name="Table1.A1" office:value-type="string">
            <text:p text:style-name="P22">// duel enemy //<text:bookmark text:name="L195"/></text:p>
          </table:table-cell>
        </table:table-row>
        <table:table-row>
          <table:table-cell table:style-name="Table1.A1" office:value-type="string">
            <text:p text:style-name="P21"><text:bookmark text:name="LC195"/></text:p>
          </table:table-cell>
          <table:table-cell table:style-name="Table1.A1" office:value-type="string">
            <text:p text:style-name="P22">//*******************************//<text:bookmark text:name="L196"/></text:p>
          </table:table-cell>
        </table:table-row>
        <table:table-row>
          <table:table-cell table:style-name="Table1.A1" office:value-type="string">
            <text:p text:style-name="P21"><text:bookmark text:name="LC196"/></text:p>
          </table:table-cell>
          <table:table-cell table:style-name="Table1.A1" office:value-type="string">
            <text:p text:style-name="P23"><text:span text:style-name="T4">bool</text:span> <text:span text:style-name="T7">duelEn</text:span>(Player &amp;user){<text:bookmark text:name="L197"/></text:p>
          </table:table-cell>
        </table:table-row>
        <table:table-row>
          <table:table-cell table:style-name="Table1.A1" office:value-type="string">
            <text:p text:style-name="P21"><text:bookmark text:name="LC197"/></text:p>
          </table:table-cell>
          <table:table-cell table:style-name="Table1.A1" office:value-type="string">
            <text:p text:style-name="P22">//declare variables<text:bookmark text:name="L198"/></text:p>
          </table:table-cell>
        </table:table-row>
        <table:table-row>
          <table:table-cell table:style-name="Table1.A1" office:value-type="string">
            <text:p text:style-name="P21"><text:bookmark text:name="LC198"/></text:p>
          </table:table-cell>
          <table:table-cell table:style-name="Table1.A1" office:value-type="string">
            <text:p text:style-name="P23"><text:span text:style-name="T4">short</text:span> hitCh=<text:span text:style-name="T8">0</text:span>, userCho=<text:span text:style-name="T8">0</text:span>;<text:bookmark text:name="L199"/></text:p>
          </table:table-cell>
        </table:table-row>
        <table:table-row>
          <table:table-cell table:style-name="Table1.A1" office:value-type="string">
            <text:p text:style-name="P21"><text:bookmark text:name="LC199"/></text:p>
          </table:table-cell>
          <table:table-cell table:style-name="Table1.A1" office:value-type="string">
            <text:p text:style-name="P22">//create enemy<text:bookmark text:name="L200"/></text:p>
          </table:table-cell>
        </table:table-row>
        <table:table-row>
          <table:table-cell table:style-name="Table1.A1" office:value-type="string">
            <text:p text:style-name="P21"><text:bookmark text:name="LC200"/></text:p>
          </table:table-cell>
          <table:table-cell table:style-name="Table1.A1" office:value-type="string">
            <text:p text:style-name="P23">CrapUnit enemy;<text:bookmark text:name="L201"/></text:p>
          </table:table-cell>
        </table:table-row>
        <table:table-row>
          <table:table-cell table:style-name="Table1.A1" office:value-type="string">
            <text:p text:style-name="P21"><text:bookmark text:name="LC201"/></text:p>
          </table:table-cell>
          <table:table-cell table:style-name="Table1.A1" office:value-type="string">
            <text:p text:style-name="P22">//introduce enemy<text:bookmark text:name="L202"/></text:p>
          </table:table-cell>
        </table:table-row>
        <table:table-row>
          <table:table-cell table:style-name="Table1.A1" office:value-type="string">
            <text:p text:style-name="P21"><text:bookmark text:name="LC202"/></text:p>
          </table:table-cell>
          <table:table-cell table:style-name="Table1.A1" office:value-type="string">
            <text:p text:style-name="P23">cout&lt;&lt;<text:span text:style-name="T5">"Before you stands an enemy "</text:span>&lt;&lt;enemy.<text:span text:style-name="T8">getName</text:span>()&lt;&lt;endl;<text:bookmark text:name="L203"/></text:p>
          </table:table-cell>
        </table:table-row>
        <table:table-row>
          <table:table-cell table:style-name="Table1.A1" office:value-type="string">
            <text:p text:style-name="P21"><text:bookmark text:name="LC203"/></text:p>
          </table:table-cell>
          <table:table-cell table:style-name="Table1.A1" office:value-type="string">
            <text:p text:style-name="P22">//find who hits first<text:bookmark text:name="L204"/></text:p>
          </table:table-cell>
        </table:table-row>
        <table:table-row>
          <table:table-cell table:style-name="Table1.A1" office:value-type="string">
            <text:p text:style-name="P21"><text:bookmark text:name="LC204"/></text:p>
          </table:table-cell>
          <table:table-cell table:style-name="Table1.A1" office:value-type="string">
            <text:p text:style-name="P23"><text:span text:style-name="T4">if</text:span>(user.<text:span text:style-name="T8">getWepn</text:span>().<text:span text:style-name="T8">getWBon</text:span>()==<text:span text:style-name="T5">"First Strike"</text:span>){<text:bookmark text:name="L205"/></text:p>
          </table:table-cell>
        </table:table-row>
        <table:table-row>
          <table:table-cell table:style-name="Table1.A1" office:value-type="string">
            <text:p text:style-name="P21"><text:bookmark text:name="LC205"/></text:p>
          </table:table-cell>
          <table:table-cell table:style-name="Table1.A1" office:value-type="string">
            <text:p text:style-name="P23">cout&lt;&lt;<text:span text:style-name="T5">"(First Strike) You get a free hit."</text:span>&lt;&lt;endl;<text:bookmark text:name="L206"/></text:p>
          </table:table-cell>
        </table:table-row>
        <table:table-row>
          <table:table-cell table:style-name="Table1.A1" office:value-type="string">
            <text:p text:style-name="P21"><text:bookmark text:name="LC206"/></text:p>
          </table:table-cell>
          <table:table-cell table:style-name="Table1.A1" office:value-type="string">
            <text:p text:style-name="P22">//user hits first<text:bookmark text:name="L207"/></text:p>
          </table:table-cell>
        </table:table-row>
        <table:table-row>
          <table:table-cell table:style-name="Table1.A1" office:value-type="string">
            <text:p text:style-name="P21"><text:bookmark text:name="LC207"/></text:p>
          </table:table-cell>
          <table:table-cell table:style-name="Table1.A1" office:value-type="string">
            <text:p text:style-name="P23">hitCh=<text:span text:style-name="T8">rand</text:span>()%<text:span text:style-name="T8">10</text:span>+<text:span text:style-name="T8">1</text:span>;<text:bookmark text:name="L208"/></text:p>
          </table:table-cell>
        </table:table-row>
        <table:table-row>
          <table:table-cell table:style-name="Table1.A1" office:value-type="string">
            <text:p text:style-name="P21"><text:bookmark text:name="LC208"/></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2</text:span>;<text:bookmark text:name="L209"/></text:p>
          </table:table-cell>
        </table:table-row>
        <table:table-row>
          <table:table-cell table:style-name="Table1.A1" office:value-type="string">
            <text:p text:style-name="P21"><text:bookmark text:name="LC209"/></text:p>
          </table:table-cell>
          <table:table-cell table:style-name="Table1.A1" office:value-type="string">
            <text:p text:style-name="P23"><text:span text:style-name="T4">if</text:span>(hitCh&lt;=<text:span text:style-name="T8">2</text:span>) cout&lt;&lt;<text:span text:style-name="T5">"You missed your attack."</text:span>&lt;&lt;endl;<text:bookmark text:name="L210"/></text:p>
          </table:table-cell>
        </table:table-row>
        <table:table-row>
          <table:table-cell table:style-name="Table1.A1" office:value-type="string">
            <text:p text:style-name="P21"><text:bookmark text:name="LC210"/></text:p>
          </table:table-cell>
          <table:table-cell table:style-name="Table1.A1" office:value-type="string">
            <text:p text:style-name="P23"><text:span text:style-name="T4">else</text:span> enemy.<text:span text:style-name="T8">takeDmg</text:span>(user.<text:span text:style-name="T8">getDps</text:span>());<text:bookmark text:name="L211"/></text:p>
          </table:table-cell>
        </table:table-row>
        <table:table-row>
          <table:table-cell table:style-name="Table1.A1" office:value-type="string">
            <text:p text:style-name="P21"><text:bookmark text:name="LC211"/></text:p>
          </table:table-cell>
          <table:table-cell table:style-name="Table1.A1" office:value-type="string">
            <text:p text:style-name="P23"><text:span text:style-name="T8">pauseG</text:span>();<text:bookmark text:name="L212"/></text:p>
          </table:table-cell>
        </table:table-row>
        <table:table-row>
          <table:table-cell table:style-name="Table1.A1" office:value-type="string">
            <text:p text:style-name="P21"><text:bookmark text:name="LC212"/></text:p>
          </table:table-cell>
          <table:table-cell table:style-name="Table1.A1" office:value-type="string">
            <text:p text:style-name="P23">}<text:bookmark text:name="L213"/></text:p>
          </table:table-cell>
        </table:table-row>
        <table:table-row>
          <table:table-cell table:style-name="Table1.A1" office:value-type="string">
            <text:p text:style-name="P21"><text:bookmark text:name="LC213"/></text:p>
          </table:table-cell>
          <table:table-cell table:style-name="Table1.A1" office:value-type="string">
            <text:p text:style-name="P23"><text:span text:style-name="T4">do</text:span>{ <text:span text:style-name="T6">//loop</text:span><text:bookmark text:name="L214"/></text:p>
          </table:table-cell>
        </table:table-row>
        <table:table-row>
          <table:table-cell table:style-name="Table1.A1" office:value-type="string">
            <text:p text:style-name="P21"><text:bookmark text:name="LC214"/></text:p>
          </table:table-cell>
          <table:table-cell table:style-name="Table1.A1" office:value-type="string">
            <text:p text:style-name="P22">//enemy attacks player<text:bookmark text:name="L215"/></text:p>
          </table:table-cell>
        </table:table-row>
        <table:table-row>
          <table:table-cell table:style-name="Table1.A1" office:value-type="string">
            <text:p text:style-name="P21"><text:bookmark text:name="LC215"/></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216"/></text:p>
          </table:table-cell>
        </table:table-row>
        <table:table-row>
          <table:table-cell table:style-name="Table1.A1" office:value-type="string">
            <text:p text:style-name="P21"><text:bookmark text:name="LC216"/></text:p>
          </table:table-cell>
          <table:table-cell table:style-name="Table1.A1" office:value-type="string">
            <text:p text:style-name="P23">hitCh=<text:span text:style-name="T8">rand</text:span>()%<text:span text:style-name="T8">10</text:span>+<text:span text:style-name="T8">1</text:span>;<text:bookmark text:name="L217"/></text:p>
          </table:table-cell>
        </table:table-row>
        <table:table-row>
          <table:table-cell table:style-name="Table1.A1" office:value-type="string">
            <text:p text:style-name="P21"><text:bookmark text:name="LC217"/></text:p>
          </table:table-cell>
          <table:table-cell table:style-name="Table1.A1" office:value-type="string">
            <text:p text:style-name="P23"><text:span text:style-name="T4">if</text:span>(enemy.<text:span text:style-name="T8">getWeak</text:span>()==user.<text:span text:style-name="T8">getArch</text:span>()) hitCh-=<text:span text:style-name="T8">1</text:span>;<text:bookmark text:name="L218"/></text:p>
          </table:table-cell>
        </table:table-row>
        <table:table-row>
          <table:table-cell table:style-name="Table1.A1" office:value-type="string">
            <text:p text:style-name="P21"><text:bookmark text:name="LC218"/></text:p>
          </table:table-cell>
          <table:table-cell table:style-name="Table1.A1" office:value-type="string">
            <text:p text:style-name="P23"><text:span text:style-name="T4">if</text:span>(user.<text:span text:style-name="T8">getWepn</text:span>().<text:span text:style-name="T8">getWBon</text:span>()==<text:span text:style-name="T5">"Dodge Chance"</text:span>) hitCh-=<text:span text:style-name="T8">2</text:span>;<text:bookmark text:name="L219"/></text:p>
          </table:table-cell>
        </table:table-row>
        <table:table-row>
          <table:table-cell table:style-name="Table1.A1" office:value-type="string">
            <text:p text:style-name="P21"><text:bookmark text:name="LC219"/></text:p>
          </table:table-cell>
          <table:table-cell table:style-name="Table1.A1" office:value-type="string">
            <text:p text:style-name="P23"><text:span text:style-name="T4">if</text:span>(hitCh&lt;=<text:span text:style-name="T8">3</text:span>) cout&lt;&lt;<text:span text:style-name="T5">"The enemy missed."</text:span>&lt;&lt;endl;<text:bookmark text:name="L220"/></text:p>
          </table:table-cell>
        </table:table-row>
        <table:table-row>
          <table:table-cell table:style-name="Table1.A1" office:value-type="string">
            <text:p text:style-name="P21"><text:bookmark text:name="LC220"/></text:p>
          </table:table-cell>
          <table:table-cell table:style-name="Table1.A1" office:value-type="string">
            <text:p text:style-name="P23"><text:span text:style-name="T4">else</text:span> user.<text:span text:style-name="T8">takeDam</text:span>(enemy.<text:span text:style-name="T8">getDps</text:span>());<text:bookmark text:name="L221"/></text:p>
          </table:table-cell>
        </table:table-row>
        <text:soft-page-break/>
        <table:table-row>
          <table:table-cell table:style-name="Table1.A1" office:value-type="string">
            <text:p text:style-name="P21"><text:bookmark text:name="LC221"/></text:p>
          </table:table-cell>
          <table:table-cell table:style-name="Table1.A1" office:value-type="string">
            <text:p text:style-name="P23">cout&lt;&lt;<text:span text:style-name="T5">"********************"</text:span>&lt;&lt;endl;<text:bookmark text:name="L222"/></text:p>
          </table:table-cell>
        </table:table-row>
        <table:table-row>
          <table:table-cell table:style-name="Table1.A1" office:value-type="string">
            <text:p text:style-name="P21"><text:bookmark text:name="LC222"/></text:p>
          </table:table-cell>
          <table:table-cell table:style-name="Table1.A1" office:value-type="string">
            <text:p text:style-name="P23">}<text:bookmark text:name="L223"/></text:p>
          </table:table-cell>
        </table:table-row>
        <table:table-row>
          <table:table-cell table:style-name="Table1.A1" office:value-type="string">
            <text:p text:style-name="P21"><text:bookmark text:name="LC223"/></text:p>
          </table:table-cell>
          <table:table-cell table:style-name="Table1.A1" office:value-type="string">
            <text:p text:style-name="P22">//player attacks enemy<text:bookmark text:name="L224"/></text:p>
          </table:table-cell>
        </table:table-row>
        <table:table-row>
          <table:table-cell table:style-name="Table1.A1" office:value-type="string">
            <text:p text:style-name="P21"><text:bookmark text:name="LC224"/></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225"/></text:p>
          </table:table-cell>
        </table:table-row>
        <table:table-row>
          <table:table-cell table:style-name="Table1.A1" office:value-type="string">
            <text:p text:style-name="P21"><text:bookmark text:name="LC225"/></text:p>
          </table:table-cell>
          <table:table-cell table:style-name="Table1.A1" office:value-type="string">
            <text:p text:style-name="P23">userCho=<text:span text:style-name="T8">pickMov</text:span>(user);<text:bookmark text:name="L226"/></text:p>
          </table:table-cell>
        </table:table-row>
        <table:table-row>
          <table:table-cell table:style-name="Table1.A1" office:value-type="string">
            <text:p text:style-name="P21"><text:bookmark text:name="LC226"/></text:p>
          </table:table-cell>
          <table:table-cell table:style-name="Table1.A1" office:value-type="string">
            <text:p text:style-name="P23">hitCh=<text:span text:style-name="T8">rand</text:span>()%<text:span text:style-name="T8">10</text:span>+<text:span text:style-name="T8">1</text:span>;<text:bookmark text:name="L227"/></text:p>
          </table:table-cell>
        </table:table-row>
        <table:table-row>
          <table:table-cell table:style-name="Table1.A1" office:value-type="string">
            <text:p text:style-name="P21"><text:bookmark text:name="LC227"/></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2</text:span>;<text:bookmark text:name="L228"/></text:p>
          </table:table-cell>
        </table:table-row>
        <table:table-row>
          <table:table-cell table:style-name="Table1.A1" office:value-type="string">
            <text:p text:style-name="P21"><text:bookmark text:name="LC228"/></text:p>
          </table:table-cell>
          <table:table-cell table:style-name="Table1.A1" office:value-type="string">
            <text:p text:style-name="P23"><text:span text:style-name="T4">if</text:span>(userCho==<text:span text:style-name="T8">1</text:span>){<text:bookmark text:name="L229"/></text:p>
          </table:table-cell>
        </table:table-row>
        <table:table-row>
          <table:table-cell table:style-name="Table1.A1" office:value-type="string">
            <text:p text:style-name="P21"><text:bookmark text:name="LC229"/></text:p>
          </table:table-cell>
          <table:table-cell table:style-name="Table1.A1" office:value-type="string">
            <text:p text:style-name="P23"><text:span text:style-name="T4">if</text:span>(hitCh&lt;=<text:span text:style-name="T8">2</text:span>) cout&lt;&lt;<text:span text:style-name="T5">"Your weapon has missed. No damage done."</text:span>&lt;&lt;endl;<text:bookmark text:name="L230"/></text:p>
          </table:table-cell>
        </table:table-row>
        <table:table-row>
          <table:table-cell table:style-name="Table1.A1" office:value-type="string">
            <text:p text:style-name="P21"><text:bookmark text:name="LC230"/></text:p>
          </table:table-cell>
          <table:table-cell table:style-name="Table1.A1" office:value-type="string">
            <text:p text:style-name="P23"><text:span text:style-name="T4">else</text:span>{<text:bookmark text:name="L231"/></text:p>
          </table:table-cell>
        </table:table-row>
        <table:table-row>
          <table:table-cell table:style-name="Table1.A1" office:value-type="string">
            <text:p text:style-name="P21"><text:bookmark text:name="LC231"/></text:p>
          </table:table-cell>
          <table:table-cell table:style-name="Table1.A1" office:value-type="string">
            <text:p text:style-name="P23">enemy.<text:span text:style-name="T8">takeDmg</text:span>(user.<text:span text:style-name="T8">getDps</text:span>());<text:bookmark text:name="L232"/></text:p>
          </table:table-cell>
        </table:table-row>
        <table:table-row>
          <table:table-cell table:style-name="Table1.A1" office:value-type="string">
            <text:p text:style-name="P21"><text:bookmark text:name="LC232"/></text:p>
          </table:table-cell>
          <table:table-cell table:style-name="Table1.A1" office:value-type="string">
            <text:p text:style-name="P23"><text:span text:style-name="T4">if</text:span>(user.<text:span text:style-name="T8">getWepn</text:span>().<text:span text:style-name="T8">getWBon</text:span>()==<text:span text:style-name="T5">"LifeSteal"</text:span>){<text:bookmark text:name="L233"/></text:p>
          </table:table-cell>
        </table:table-row>
        <table:table-row>
          <table:table-cell table:style-name="Table1.A1" office:value-type="string">
            <text:p text:style-name="P21"><text:bookmark text:name="LC233"/></text:p>
          </table:table-cell>
          <table:table-cell table:style-name="Table1.A1" office:value-type="string">
            <text:p text:style-name="P23">user.<text:span text:style-name="T8">addHel</text:span>(user.<text:span text:style-name="T8">getDps</text:span>());<text:bookmark text:name="L234"/></text:p>
          </table:table-cell>
        </table:table-row>
        <table:table-row>
          <table:table-cell table:style-name="Table1.A1" office:value-type="string">
            <text:p text:style-name="P21"><text:bookmark text:name="LC234"/></text:p>
          </table:table-cell>
          <table:table-cell table:style-name="Table1.A1" office:value-type="string">
            <text:p text:style-name="P23">}<text:bookmark text:name="L235"/></text:p>
          </table:table-cell>
        </table:table-row>
        <table:table-row>
          <table:table-cell table:style-name="Table1.A1" office:value-type="string">
            <text:p text:style-name="P21"><text:bookmark text:name="LC235"/></text:p>
          </table:table-cell>
          <table:table-cell table:style-name="Table1.A1" office:value-type="string">
            <text:p text:style-name="P23">}<text:bookmark text:name="L236"/></text:p>
          </table:table-cell>
        </table:table-row>
        <table:table-row>
          <table:table-cell table:style-name="Table1.A1" office:value-type="string">
            <text:p text:style-name="P21"><text:bookmark text:name="LC236"/></text:p>
          </table:table-cell>
          <table:table-cell table:style-name="Table1.A1" office:value-type="string">
            <text:p text:style-name="P23">}<text:span text:style-name="T4">else</text:span> <text:span text:style-name="T4">if</text:span>(userCho==<text:span text:style-name="T8">2</text:span>){<text:bookmark text:name="L237"/></text:p>
          </table:table-cell>
        </table:table-row>
        <table:table-row>
          <table:table-cell table:style-name="Table1.A1" office:value-type="string">
            <text:p text:style-name="P21"><text:bookmark text:name="LC237"/></text:p>
          </table:table-cell>
          <table:table-cell table:style-name="Table1.A1" office:value-type="string">
            <text:p text:style-name="P23">user.<text:span text:style-name="T8">healS</text:span>(); <text:bookmark text:name="L238"/></text:p>
          </table:table-cell>
        </table:table-row>
        <table:table-row>
          <table:table-cell table:style-name="Table1.A1" office:value-type="string">
            <text:p text:style-name="P21"><text:bookmark text:name="LC238"/></text:p>
          </table:table-cell>
          <table:table-cell table:style-name="Table1.A1" office:value-type="string">
            <text:p text:style-name="P23">}<text:span text:style-name="T4">else</text:span> <text:span text:style-name="T4">if</text:span>(userCho==<text:span text:style-name="T8">3</text:span>){<text:bookmark text:name="L239"/></text:p>
          </table:table-cell>
        </table:table-row>
        <table:table-row>
          <table:table-cell table:style-name="Table1.A1" office:value-type="string">
            <text:p text:style-name="P21"><text:bookmark text:name="LC239"/></text:p>
          </table:table-cell>
          <table:table-cell table:style-name="Table1.A1" office:value-type="string">
            <text:p text:style-name="P23">enemy.<text:span text:style-name="T8">setHlth</text:span>(user.<text:span text:style-name="T8">useSpec</text:span>(enemy.<text:span text:style-name="T8">getHlth</text:span>())); <text:bookmark text:name="L240"/></text:p>
          </table:table-cell>
        </table:table-row>
        <table:table-row>
          <table:table-cell table:style-name="Table1.A1" office:value-type="string">
            <text:p text:style-name="P21"><text:bookmark text:name="LC240"/></text:p>
          </table:table-cell>
          <table:table-cell table:style-name="Table1.A1" office:value-type="string">
            <text:p text:style-name="P23">}<text:span text:style-name="T4">else</text:span>{<text:bookmark text:name="L241"/></text:p>
          </table:table-cell>
        </table:table-row>
        <table:table-row>
          <table:table-cell table:style-name="Table1.A1" office:value-type="string">
            <text:p text:style-name="P21"><text:bookmark text:name="LC241"/></text:p>
          </table:table-cell>
          <table:table-cell table:style-name="Table1.A1" office:value-type="string">
            <text:p text:style-name="P23">user.<text:span text:style-name="T8">setHel</text:span>(<text:span text:style-name="T8">0</text:span>); <text:bookmark text:name="L242"/></text:p>
          </table:table-cell>
        </table:table-row>
        <table:table-row>
          <table:table-cell table:style-name="Table1.A1" office:value-type="string">
            <text:p text:style-name="P21"><text:bookmark text:name="LC242"/></text:p>
          </table:table-cell>
          <table:table-cell table:style-name="Table1.A1" office:value-type="string">
            <text:p text:style-name="P23">}<text:bookmark text:name="L243"/></text:p>
          </table:table-cell>
        </table:table-row>
        <table:table-row>
          <table:table-cell table:style-name="Table1.A1" office:value-type="string">
            <text:p text:style-name="P21"><text:bookmark text:name="LC243"/></text:p>
          </table:table-cell>
          <table:table-cell table:style-name="Table1.A1" office:value-type="string">
            <text:p text:style-name="P23"><text:span text:style-name="T8">pauseG</text:span>();<text:bookmark text:name="L244"/></text:p>
          </table:table-cell>
        </table:table-row>
        <table:table-row>
          <table:table-cell table:style-name="Table1.A1" office:value-type="string">
            <text:p text:style-name="P21"><text:bookmark text:name="LC244"/></text:p>
          </table:table-cell>
          <table:table-cell table:style-name="Table1.A1" office:value-type="string">
            <text:p text:style-name="P21"><text:bookmark text:name="L245"/></text:p>
          </table:table-cell>
        </table:table-row>
        <table:table-row>
          <table:table-cell table:style-name="Table1.A1" office:value-type="string">
            <text:p text:style-name="P21"><text:bookmark text:name="LC245"/></text:p>
          </table:table-cell>
          <table:table-cell table:style-name="Table1.A1" office:value-type="string">
            <text:p text:style-name="P23">}<text:bookmark text:name="L246"/></text:p>
          </table:table-cell>
        </table:table-row>
        <table:table-row>
          <table:table-cell table:style-name="Table1.A1" office:value-type="string">
            <text:p text:style-name="P21"><text:bookmark text:name="LC246"/></text:p>
          </table:table-cell>
          <table:table-cell table:style-name="Table1.A1" office:value-type="string">
            <text:p text:style-name="P23">}<text:span text:style-name="T4">while</text:span>((user.<text:span text:style-name="T8">getHel</text:span>()&gt;<text:span text:style-name="T8">0</text:span>) &amp;&amp; (enemy.<text:span text:style-name="T8">getHlth</text:span>()&gt;<text:span text:style-name="T8">0</text:span>)); <text:span text:style-name="T6">//continue until one dead</text:span><text:bookmark text:name="L247"/></text:p>
          </table:table-cell>
        </table:table-row>
        <table:table-row>
          <table:table-cell table:style-name="Table1.A1" office:value-type="string">
            <text:p text:style-name="P21"><text:bookmark text:name="LC247"/></text:p>
          </table:table-cell>
          <table:table-cell table:style-name="Table1.A1" office:value-type="string">
            <text:p text:style-name="P22">//check for user death<text:bookmark text:name="L248"/></text:p>
          </table:table-cell>
        </table:table-row>
        <table:table-row>
          <table:table-cell table:style-name="Table1.A1" office:value-type="string">
            <text:p text:style-name="P21"><text:bookmark text:name="LC248"/></text:p>
          </table:table-cell>
          <table:table-cell table:style-name="Table1.A1" office:value-type="string">
            <text:p text:style-name="P23"><text:span text:style-name="T4">if</text:span>(user.<text:span text:style-name="T8">getHel</text:span>()==<text:span text:style-name="T8">0</text:span>){<text:bookmark text:name="L249"/></text:p>
          </table:table-cell>
        </table:table-row>
        <table:table-row>
          <table:table-cell table:style-name="Table1.A1" office:value-type="string">
            <text:p text:style-name="P21"><text:bookmark text:name="LC249"/></text:p>
          </table:table-cell>
          <table:table-cell table:style-name="Table1.A1" office:value-type="string">
            <text:p text:style-name="P23">cout&lt;&lt;<text:span text:style-name="T5">"You have died"</text:span>&lt;&lt;endl;<text:bookmark text:name="L250"/></text:p>
          </table:table-cell>
        </table:table-row>
        <table:table-row>
          <table:table-cell table:style-name="Table1.A1" office:value-type="string">
            <text:p text:style-name="P21"><text:bookmark text:name="LC250"/></text:p>
          </table:table-cell>
          <table:table-cell table:style-name="Table1.A1" office:value-type="string">
            <text:p text:style-name="P23"><text:span text:style-name="T8">pauseG</text:span>();<text:bookmark text:name="L251"/></text:p>
          </table:table-cell>
        </table:table-row>
        <table:table-row>
          <table:table-cell table:style-name="Table1.A1" office:value-type="string">
            <text:p text:style-name="P21"><text:bookmark text:name="LC251"/></text:p>
          </table:table-cell>
          <table:table-cell table:style-name="Table1.A1" office:value-type="string">
            <text:p text:style-name="P23"><text:span text:style-name="T4">return</text:span> <text:span text:style-name="T8">false</text:span>;<text:bookmark text:name="L252"/></text:p>
          </table:table-cell>
        </table:table-row>
        <table:table-row>
          <table:table-cell table:style-name="Table1.A1" office:value-type="string">
            <text:p text:style-name="P21"><text:bookmark text:name="LC252"/></text:p>
          </table:table-cell>
          <table:table-cell table:style-name="Table1.A1" office:value-type="string">
            <text:p text:style-name="P23">}<text:bookmark text:name="L253"/></text:p>
          </table:table-cell>
        </table:table-row>
        <table:table-row>
          <table:table-cell table:style-name="Table1.A1" office:value-type="string">
            <text:p text:style-name="P21"><text:bookmark text:name="LC253"/></text:p>
          </table:table-cell>
          <table:table-cell table:style-name="Table1.A1" office:value-type="string">
            <text:p text:style-name="P23"><text:span text:style-name="T4">else</text:span>{<text:bookmark text:name="L254"/></text:p>
          </table:table-cell>
        </table:table-row>
        <table:table-row>
          <table:table-cell table:style-name="Table1.A1" office:value-type="string">
            <text:p text:style-name="P21"><text:bookmark text:name="LC254"/></text:p>
          </table:table-cell>
          <table:table-cell table:style-name="Table1.A1" office:value-type="string">
            <text:p text:style-name="P23">cout&lt;&lt;<text:span text:style-name="T5">"You have slain the enemy"</text:span>&lt;&lt;endl;<text:bookmark text:name="L255"/></text:p>
          </table:table-cell>
        </table:table-row>
        <table:table-row>
          <table:table-cell table:style-name="Table1.A1" office:value-type="string">
            <text:p text:style-name="P21"><text:bookmark text:name="LC255"/></text:p>
          </table:table-cell>
          <table:table-cell table:style-name="Table1.A1" office:value-type="string">
            <text:p text:style-name="P23"><text:span text:style-name="T8">pauseG</text:span>();<text:bookmark text:name="L256"/></text:p>
          </table:table-cell>
        </table:table-row>
        <table:table-row>
          <table:table-cell table:style-name="Table1.A1" office:value-type="string">
            <text:p text:style-name="P21"><text:bookmark text:name="LC256"/></text:p>
          </table:table-cell>
          <table:table-cell table:style-name="Table1.A1" office:value-type="string">
            <text:p text:style-name="P23"><text:span text:style-name="T4">return</text:span> <text:span text:style-name="T8">true</text:span>;<text:bookmark text:name="L257"/></text:p>
          </table:table-cell>
        </table:table-row>
        <table:table-row>
          <table:table-cell table:style-name="Table1.A1" office:value-type="string">
            <text:p text:style-name="P21"><text:bookmark text:name="LC257"/></text:p>
          </table:table-cell>
          <table:table-cell table:style-name="Table1.A1" office:value-type="string">
            <text:p text:style-name="P23">}<text:bookmark text:name="L258"/></text:p>
          </table:table-cell>
        </table:table-row>
        <table:table-row>
          <table:table-cell table:style-name="Table1.A1" office:value-type="string">
            <text:p text:style-name="P21"><text:bookmark text:name="LC258"/></text:p>
          </table:table-cell>
          <table:table-cell table:style-name="Table1.A1" office:value-type="string">
            <text:p text:style-name="P23">}<text:bookmark text:name="L259"/></text:p>
          </table:table-cell>
        </table:table-row>
        <table:table-row>
          <table:table-cell table:style-name="Table1.A1" office:value-type="string">
            <text:p text:style-name="P21"><text:bookmark text:name="LC259"/></text:p>
          </table:table-cell>
          <table:table-cell table:style-name="Table1.A1" office:value-type="string">
            <text:p text:style-name="P22">//*******************************//<text:bookmark text:name="L260"/></text:p>
          </table:table-cell>
        </table:table-row>
        <table:table-row>
          <table:table-cell table:style-name="Table1.A1" office:value-type="string">
            <text:p text:style-name="P21"><text:bookmark text:name="LC260"/></text:p>
          </table:table-cell>
          <table:table-cell table:style-name="Table1.A1" office:value-type="string">
            <text:p text:style-name="P22">// duel elite enemy //<text:bookmark text:name="L261"/></text:p>
          </table:table-cell>
        </table:table-row>
        <table:table-row>
          <table:table-cell table:style-name="Table1.A1" office:value-type="string">
            <text:p text:style-name="P21"><text:bookmark text:name="LC261"/></text:p>
          </table:table-cell>
          <table:table-cell table:style-name="Table1.A1" office:value-type="string">
            <text:p text:style-name="P22">//*******************************//<text:bookmark text:name="L262"/></text:p>
          </table:table-cell>
        </table:table-row>
        <table:table-row>
          <table:table-cell table:style-name="Table1.A1" office:value-type="string">
            <text:p text:style-name="P21"><text:bookmark text:name="LC262"/></text:p>
          </table:table-cell>
          <table:table-cell table:style-name="Table1.A1" office:value-type="string">
            <text:p text:style-name="P23"><text:span text:style-name="T4">bool</text:span> <text:span text:style-name="T7">duelEEn</text:span>(Player &amp;user){<text:bookmark text:name="L263"/></text:p>
          </table:table-cell>
        </table:table-row>
        <table:table-row>
          <table:table-cell table:style-name="Table1.A1" office:value-type="string">
            <text:p text:style-name="P21"><text:bookmark text:name="LC263"/></text:p>
          </table:table-cell>
          <table:table-cell table:style-name="Table1.A1" office:value-type="string">
            <text:p text:style-name="P22">//declare variables<text:bookmark text:name="L264"/></text:p>
          </table:table-cell>
        </table:table-row>
        <table:table-row>
          <table:table-cell table:style-name="Table1.A1" office:value-type="string">
            <text:p text:style-name="P21"><text:bookmark text:name="LC264"/></text:p>
          </table:table-cell>
          <table:table-cell table:style-name="Table1.A1" office:value-type="string">
            <text:p text:style-name="P23"><text:span text:style-name="T4">short</text:span> hitCh=<text:span text:style-name="T8">0</text:span>, userCho=<text:span text:style-name="T8">0</text:span>;<text:bookmark text:name="L265"/></text:p>
          </table:table-cell>
        </table:table-row>
        <table:table-row>
          <table:table-cell table:style-name="Table1.A1" office:value-type="string">
            <text:p text:style-name="P21"><text:bookmark text:name="LC265"/></text:p>
          </table:table-cell>
          <table:table-cell table:style-name="Table1.A1" office:value-type="string">
            <text:p text:style-name="P22">//create enemy<text:bookmark text:name="L266"/></text:p>
          </table:table-cell>
        </table:table-row>
        <table:table-row>
          <table:table-cell table:style-name="Table1.A1" office:value-type="string">
            <text:p text:style-name="P21"><text:bookmark text:name="LC266"/></text:p>
          </table:table-cell>
          <table:table-cell table:style-name="Table1.A1" office:value-type="string">
            <text:p text:style-name="P23">CrapUnitElite enemy;<text:bookmark text:name="L267"/></text:p>
          </table:table-cell>
        </table:table-row>
        <table:table-row>
          <table:table-cell table:style-name="Table1.A1" office:value-type="string">
            <text:p text:style-name="P21"><text:bookmark text:name="LC267"/></text:p>
          </table:table-cell>
          <table:table-cell table:style-name="Table1.A1" office:value-type="string">
            <text:p text:style-name="P22">//introduce enemy<text:bookmark text:name="L268"/></text:p>
          </table:table-cell>
        </table:table-row>
        <table:table-row>
          <table:table-cell table:style-name="Table1.A1" office:value-type="string">
            <text:p text:style-name="P21"><text:bookmark text:name="LC268"/></text:p>
          </table:table-cell>
          <table:table-cell table:style-name="Table1.A1" office:value-type="string">
            <text:p text:style-name="P23">cout&lt;&lt;<text:span text:style-name="T5">"Before you stands an enemy "</text:span>&lt;&lt;enemy.<text:span text:style-name="T8">getName</text:span>()&lt;&lt;endl;<text:bookmark text:name="L269"/></text:p>
          </table:table-cell>
        </table:table-row>
        <table:table-row>
          <table:table-cell table:style-name="Table1.A1" office:value-type="string">
            <text:p text:style-name="P21"><text:bookmark text:name="LC269"/></text:p>
          </table:table-cell>
          <table:table-cell table:style-name="Table1.A1" office:value-type="string">
            <text:p text:style-name="P22">//find who hits first<text:bookmark text:name="L270"/></text:p>
          </table:table-cell>
        </table:table-row>
        <table:table-row>
          <table:table-cell table:style-name="Table1.A1" office:value-type="string">
            <text:p text:style-name="P21"><text:bookmark text:name="LC270"/></text:p>
          </table:table-cell>
          <table:table-cell table:style-name="Table1.A1" office:value-type="string">
            <text:p text:style-name="P23"><text:span text:style-name="T4">if</text:span>(user.<text:span text:style-name="T8">getWepn</text:span>().<text:span text:style-name="T8">getWBon</text:span>()==<text:span text:style-name="T5">"First Strike"</text:span>){<text:bookmark text:name="L271"/></text:p>
          </table:table-cell>
        </table:table-row>
        <table:table-row>
          <table:table-cell table:style-name="Table1.A1" office:value-type="string">
            <text:p text:style-name="P21"><text:bookmark text:name="LC271"/></text:p>
          </table:table-cell>
          <table:table-cell table:style-name="Table1.A1" office:value-type="string">
            <text:p text:style-name="P23">cout&lt;&lt;<text:span text:style-name="T5">"(First Strike) You get a free attack"</text:span>&lt;&lt;endl;<text:bookmark text:name="L272"/></text:p>
          </table:table-cell>
        </table:table-row>
        <table:table-row>
          <table:table-cell table:style-name="Table1.A1" office:value-type="string">
            <text:p text:style-name="P21"><text:bookmark text:name="LC272"/></text:p>
          </table:table-cell>
          <table:table-cell table:style-name="Table1.A1" office:value-type="string">
            <text:p text:style-name="P22">//user hits first<text:bookmark text:name="L273"/></text:p>
          </table:table-cell>
        </table:table-row>
        <text:soft-page-break/>
        <table:table-row>
          <table:table-cell table:style-name="Table1.A1" office:value-type="string">
            <text:p text:style-name="P21"><text:bookmark text:name="LC273"/></text:p>
          </table:table-cell>
          <table:table-cell table:style-name="Table1.A1" office:value-type="string">
            <text:p text:style-name="P23">hitCh=<text:span text:style-name="T8">rand</text:span>()%<text:span text:style-name="T8">10</text:span>+<text:span text:style-name="T8">1</text:span>;<text:bookmark text:name="L274"/></text:p>
          </table:table-cell>
        </table:table-row>
        <table:table-row>
          <table:table-cell table:style-name="Table1.A1" office:value-type="string">
            <text:p text:style-name="P21"><text:bookmark text:name="LC274"/></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1</text:span>;<text:bookmark text:name="L275"/></text:p>
          </table:table-cell>
        </table:table-row>
        <table:table-row>
          <table:table-cell table:style-name="Table1.A1" office:value-type="string">
            <text:p text:style-name="P21"><text:bookmark text:name="LC275"/></text:p>
          </table:table-cell>
          <table:table-cell table:style-name="Table1.A1" office:value-type="string">
            <text:p text:style-name="P23"><text:span text:style-name="T4">if</text:span>(enemy.<text:span text:style-name="T8">getBon</text:span>()==<text:span text:style-name="T5">"Dodge Chance"</text:span>) hitCh-=<text:span text:style-name="T8">1</text:span>;<text:bookmark text:name="L276"/></text:p>
          </table:table-cell>
        </table:table-row>
        <table:table-row>
          <table:table-cell table:style-name="Table1.A1" office:value-type="string">
            <text:p text:style-name="P21"><text:bookmark text:name="LC276"/></text:p>
          </table:table-cell>
          <table:table-cell table:style-name="Table1.A1" office:value-type="string">
            <text:p text:style-name="P23"><text:span text:style-name="T4">if</text:span>(hitCh&lt;=<text:span text:style-name="T8">4</text:span>) cout&lt;&lt;<text:span text:style-name="T5">"You missed your attack."</text:span>&lt;&lt;endl;<text:bookmark text:name="L277"/></text:p>
          </table:table-cell>
        </table:table-row>
        <table:table-row>
          <table:table-cell table:style-name="Table1.A1" office:value-type="string">
            <text:p text:style-name="P21"><text:bookmark text:name="LC277"/></text:p>
          </table:table-cell>
          <table:table-cell table:style-name="Table1.A1" office:value-type="string">
            <text:p text:style-name="P23"><text:span text:style-name="T4">else</text:span> enemy.<text:span text:style-name="T8">takeDmg</text:span>(user.<text:span text:style-name="T8">getDps</text:span>());<text:bookmark text:name="L278"/></text:p>
          </table:table-cell>
        </table:table-row>
        <table:table-row>
          <table:table-cell table:style-name="Table1.A1" office:value-type="string">
            <text:p text:style-name="P21"><text:bookmark text:name="LC278"/></text:p>
          </table:table-cell>
          <table:table-cell table:style-name="Table1.A1" office:value-type="string">
            <text:p text:style-name="P23"><text:span text:style-name="T8">pauseG</text:span>();<text:bookmark text:name="L279"/></text:p>
          </table:table-cell>
        </table:table-row>
        <table:table-row>
          <table:table-cell table:style-name="Table1.A1" office:value-type="string">
            <text:p text:style-name="P21"><text:bookmark text:name="LC279"/></text:p>
          </table:table-cell>
          <table:table-cell table:style-name="Table1.A1" office:value-type="string">
            <text:p text:style-name="P23">}<text:bookmark text:name="L280"/></text:p>
          </table:table-cell>
        </table:table-row>
        <table:table-row>
          <table:table-cell table:style-name="Table1.A1" office:value-type="string">
            <text:p text:style-name="P21"><text:bookmark text:name="LC280"/></text:p>
          </table:table-cell>
          <table:table-cell table:style-name="Table1.A1" office:value-type="string">
            <text:p text:style-name="P23"><text:span text:style-name="T4">do</text:span>{<text:bookmark text:name="L281"/></text:p>
          </table:table-cell>
        </table:table-row>
        <table:table-row>
          <table:table-cell table:style-name="Table1.A1" office:value-type="string">
            <text:p text:style-name="P21"><text:bookmark text:name="LC281"/></text:p>
          </table:table-cell>
          <table:table-cell table:style-name="Table1.A1" office:value-type="string">
            <text:p text:style-name="P22">//enemy attacks player<text:bookmark text:name="L282"/></text:p>
          </table:table-cell>
        </table:table-row>
        <table:table-row>
          <table:table-cell table:style-name="Table1.A1" office:value-type="string">
            <text:p text:style-name="P21"><text:bookmark text:name="LC282"/></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283"/></text:p>
          </table:table-cell>
        </table:table-row>
        <table:table-row>
          <table:table-cell table:style-name="Table1.A1" office:value-type="string">
            <text:p text:style-name="P21"><text:bookmark text:name="LC283"/></text:p>
          </table:table-cell>
          <table:table-cell table:style-name="Table1.A1" office:value-type="string">
            <text:p text:style-name="P23">hitCh=<text:span text:style-name="T8">rand</text:span>()%<text:span text:style-name="T8">10</text:span>+<text:span text:style-name="T8">1</text:span>;<text:bookmark text:name="L284"/></text:p>
          </table:table-cell>
        </table:table-row>
        <table:table-row>
          <table:table-cell table:style-name="Table1.A1" office:value-type="string">
            <text:p text:style-name="P21"><text:bookmark text:name="LC284"/></text:p>
          </table:table-cell>
          <table:table-cell table:style-name="Table1.A1" office:value-type="string">
            <text:p text:style-name="P23"><text:span text:style-name="T4">if</text:span>(enemy.<text:span text:style-name="T8">getWeak</text:span>()==user.<text:span text:style-name="T8">getArch</text:span>()) hitCh-=<text:span text:style-name="T8">1</text:span>;<text:bookmark text:name="L285"/></text:p>
          </table:table-cell>
        </table:table-row>
        <table:table-row>
          <table:table-cell table:style-name="Table1.A1" office:value-type="string">
            <text:p text:style-name="P21"><text:bookmark text:name="LC285"/></text:p>
          </table:table-cell>
          <table:table-cell table:style-name="Table1.A1" office:value-type="string">
            <text:p text:style-name="P23"><text:span text:style-name="T4">if</text:span>(user.<text:span text:style-name="T8">getWepn</text:span>().<text:span text:style-name="T8">getWBon</text:span>()==<text:span text:style-name="T5">"Dodge Chance"</text:span>) hitCh-=<text:span text:style-name="T8">2</text:span>;<text:bookmark text:name="L286"/></text:p>
          </table:table-cell>
        </table:table-row>
        <table:table-row>
          <table:table-cell table:style-name="Table1.A1" office:value-type="string">
            <text:p text:style-name="P21"><text:bookmark text:name="LC286"/></text:p>
          </table:table-cell>
          <table:table-cell table:style-name="Table1.A1" office:value-type="string">
            <text:p text:style-name="P23"><text:span text:style-name="T4">if</text:span>(hitCh&lt;=<text:span text:style-name="T8">3</text:span>) cout&lt;&lt;<text:span text:style-name="T5">"The enemy missed."</text:span>&lt;&lt;endl;<text:bookmark text:name="L287"/></text:p>
          </table:table-cell>
        </table:table-row>
        <table:table-row>
          <table:table-cell table:style-name="Table1.A1" office:value-type="string">
            <text:p text:style-name="P21"><text:bookmark text:name="LC287"/></text:p>
          </table:table-cell>
          <table:table-cell table:style-name="Table1.A1" office:value-type="string">
            <text:p text:style-name="P23"><text:span text:style-name="T4">else</text:span> {<text:bookmark text:name="L288"/></text:p>
          </table:table-cell>
        </table:table-row>
        <table:table-row>
          <table:table-cell table:style-name="Table1.A1" office:value-type="string">
            <text:p text:style-name="P21"><text:bookmark text:name="LC288"/></text:p>
          </table:table-cell>
          <table:table-cell table:style-name="Table1.A1" office:value-type="string">
            <text:p text:style-name="P23">user.<text:span text:style-name="T8">takeDam</text:span>(enemy.<text:span text:style-name="T8">getDps</text:span>());<text:bookmark text:name="L289"/></text:p>
          </table:table-cell>
        </table:table-row>
        <table:table-row>
          <table:table-cell table:style-name="Table1.A1" office:value-type="string">
            <text:p text:style-name="P21"><text:bookmark text:name="LC289"/></text:p>
          </table:table-cell>
          <table:table-cell table:style-name="Table1.A1" office:value-type="string">
            <text:p text:style-name="P23"><text:span text:style-name="T4">if</text:span>(enemy.<text:span text:style-name="T8">getBon</text:span>()==<text:span text:style-name="T5">"LifeSteal"</text:span>){<text:bookmark text:name="L290"/></text:p>
          </table:table-cell>
        </table:table-row>
        <table:table-row>
          <table:table-cell table:style-name="Table1.A1" office:value-type="string">
            <text:p text:style-name="P21"><text:bookmark text:name="LC290"/></text:p>
          </table:table-cell>
          <table:table-cell table:style-name="Table1.A1" office:value-type="string">
            <text:p text:style-name="P23">cout&lt;&lt;<text:span text:style-name="T5">"(Lifesteal) The enemy stole life with his attack."</text:span>&lt;&lt;endl;<text:bookmark text:name="L291"/></text:p>
          </table:table-cell>
        </table:table-row>
        <table:table-row>
          <table:table-cell table:style-name="Table1.A1" office:value-type="string">
            <text:p text:style-name="P21"><text:bookmark text:name="LC291"/></text:p>
          </table:table-cell>
          <table:table-cell table:style-name="Table1.A1" office:value-type="string">
            <text:p text:style-name="P23">enemy.<text:span text:style-name="T8">setHlth</text:span>((enemy.<text:span text:style-name="T8">getHlth</text:span>())+enemy.<text:span text:style-name="T8">getDps</text:span>());<text:bookmark text:name="L292"/></text:p>
          </table:table-cell>
        </table:table-row>
        <table:table-row>
          <table:table-cell table:style-name="Table1.A1" office:value-type="string">
            <text:p text:style-name="P21"><text:bookmark text:name="LC292"/></text:p>
          </table:table-cell>
          <table:table-cell table:style-name="Table1.A1" office:value-type="string">
            <text:p text:style-name="P23">}<text:bookmark text:name="L293"/></text:p>
          </table:table-cell>
        </table:table-row>
        <table:table-row>
          <table:table-cell table:style-name="Table1.A1" office:value-type="string">
            <text:p text:style-name="P21"><text:bookmark text:name="LC293"/></text:p>
          </table:table-cell>
          <table:table-cell table:style-name="Table1.A1" office:value-type="string">
            <text:p text:style-name="P23">}<text:bookmark text:name="L294"/></text:p>
          </table:table-cell>
        </table:table-row>
        <table:table-row>
          <table:table-cell table:style-name="Table1.A1" office:value-type="string">
            <text:p text:style-name="P21"><text:bookmark text:name="LC294"/></text:p>
          </table:table-cell>
          <table:table-cell table:style-name="Table1.A1" office:value-type="string">
            <text:p text:style-name="P23">cout&lt;&lt;<text:span text:style-name="T5">"********************"</text:span>&lt;&lt;endl;<text:bookmark text:name="L295"/></text:p>
          </table:table-cell>
        </table:table-row>
        <table:table-row>
          <table:table-cell table:style-name="Table1.A1" office:value-type="string">
            <text:p text:style-name="P21"><text:bookmark text:name="LC295"/></text:p>
          </table:table-cell>
          <table:table-cell table:style-name="Table1.A1" office:value-type="string">
            <text:p text:style-name="P23">}<text:bookmark text:name="L296"/></text:p>
          </table:table-cell>
        </table:table-row>
        <table:table-row>
          <table:table-cell table:style-name="Table1.A1" office:value-type="string">
            <text:p text:style-name="P21"><text:bookmark text:name="LC296"/></text:p>
          </table:table-cell>
          <table:table-cell table:style-name="Table1.A1" office:value-type="string">
            <text:p text:style-name="P22">//player attacks enemy<text:bookmark text:name="L297"/></text:p>
          </table:table-cell>
        </table:table-row>
        <table:table-row>
          <table:table-cell table:style-name="Table1.A1" office:value-type="string">
            <text:p text:style-name="P21"><text:bookmark text:name="LC297"/></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298"/></text:p>
          </table:table-cell>
        </table:table-row>
        <table:table-row>
          <table:table-cell table:style-name="Table1.A1" office:value-type="string">
            <text:p text:style-name="P21"><text:bookmark text:name="LC298"/></text:p>
          </table:table-cell>
          <table:table-cell table:style-name="Table1.A1" office:value-type="string">
            <text:p text:style-name="P23">userCho=<text:span text:style-name="T8">pickMov</text:span>(user);<text:bookmark text:name="L299"/></text:p>
          </table:table-cell>
        </table:table-row>
        <table:table-row>
          <table:table-cell table:style-name="Table1.A1" office:value-type="string">
            <text:p text:style-name="P21"><text:bookmark text:name="LC299"/></text:p>
          </table:table-cell>
          <table:table-cell table:style-name="Table1.A1" office:value-type="string">
            <text:p text:style-name="P23">hitCh=<text:span text:style-name="T8">rand</text:span>()%<text:span text:style-name="T8">10</text:span>+<text:span text:style-name="T8">1</text:span>;<text:bookmark text:name="L300"/></text:p>
          </table:table-cell>
        </table:table-row>
        <table:table-row>
          <table:table-cell table:style-name="Table1.A1" office:value-type="string">
            <text:p text:style-name="P21"><text:bookmark text:name="LC300"/></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1</text:span>;<text:bookmark text:name="L301"/></text:p>
          </table:table-cell>
        </table:table-row>
        <table:table-row>
          <table:table-cell table:style-name="Table1.A1" office:value-type="string">
            <text:p text:style-name="P21"><text:bookmark text:name="LC301"/></text:p>
          </table:table-cell>
          <table:table-cell table:style-name="Table1.A1" office:value-type="string">
            <text:p text:style-name="P23"><text:span text:style-name="T4">if</text:span>(enemy.<text:span text:style-name="T8">getBon</text:span>()==<text:span text:style-name="T5">"Dodge Chance"</text:span>) hitCh-=<text:span text:style-name="T8">1</text:span>;<text:bookmark text:name="L302"/></text:p>
          </table:table-cell>
        </table:table-row>
        <table:table-row>
          <table:table-cell table:style-name="Table1.A1" office:value-type="string">
            <text:p text:style-name="P21"><text:bookmark text:name="LC302"/></text:p>
          </table:table-cell>
          <table:table-cell table:style-name="Table1.A1" office:value-type="string">
            <text:p text:style-name="P23"><text:span text:style-name="T4">if</text:span>(userCho==<text:span text:style-name="T8">1</text:span>){<text:bookmark text:name="L303"/></text:p>
          </table:table-cell>
        </table:table-row>
        <table:table-row>
          <table:table-cell table:style-name="Table1.A1" office:value-type="string">
            <text:p text:style-name="P21"><text:bookmark text:name="LC303"/></text:p>
          </table:table-cell>
          <table:table-cell table:style-name="Table1.A1" office:value-type="string">
            <text:p text:style-name="P23"><text:span text:style-name="T4">if</text:span>(hitCh&lt;=<text:span text:style-name="T8">4</text:span>) cout&lt;&lt;<text:span text:style-name="T5">"You weapon has missed. No damage done."</text:span>&lt;&lt;endl;<text:bookmark text:name="L304"/></text:p>
          </table:table-cell>
        </table:table-row>
        <table:table-row>
          <table:table-cell table:style-name="Table1.A1" office:value-type="string">
            <text:p text:style-name="P21"><text:bookmark text:name="LC304"/></text:p>
          </table:table-cell>
          <table:table-cell table:style-name="Table1.A1" office:value-type="string">
            <text:p text:style-name="P23"><text:span text:style-name="T4">else</text:span>{<text:bookmark text:name="L305"/></text:p>
          </table:table-cell>
        </table:table-row>
        <table:table-row>
          <table:table-cell table:style-name="Table1.A1" office:value-type="string">
            <text:p text:style-name="P21"><text:bookmark text:name="LC305"/></text:p>
          </table:table-cell>
          <table:table-cell table:style-name="Table1.A1" office:value-type="string">
            <text:p text:style-name="P23">enemy.<text:span text:style-name="T8">takeDmg</text:span>(user.<text:span text:style-name="T8">getDps</text:span>());<text:bookmark text:name="L306"/></text:p>
          </table:table-cell>
        </table:table-row>
        <table:table-row>
          <table:table-cell table:style-name="Table1.A1" office:value-type="string">
            <text:p text:style-name="P21"><text:bookmark text:name="LC306"/></text:p>
          </table:table-cell>
          <table:table-cell table:style-name="Table1.A1" office:value-type="string">
            <text:p text:style-name="P23"><text:span text:style-name="T4">if</text:span>(user.<text:span text:style-name="T8">getWepn</text:span>().<text:span text:style-name="T8">getWBon</text:span>()==<text:span text:style-name="T5">"LifeSteal"</text:span>){<text:bookmark text:name="L307"/></text:p>
          </table:table-cell>
        </table:table-row>
        <table:table-row>
          <table:table-cell table:style-name="Table1.A1" office:value-type="string">
            <text:p text:style-name="P21"><text:bookmark text:name="LC307"/></text:p>
          </table:table-cell>
          <table:table-cell table:style-name="Table1.A1" office:value-type="string">
            <text:p text:style-name="P23">user.<text:span text:style-name="T8">addHel</text:span>(user.<text:span text:style-name="T8">getDps</text:span>());<text:bookmark text:name="L308"/></text:p>
          </table:table-cell>
        </table:table-row>
        <table:table-row>
          <table:table-cell table:style-name="Table1.A1" office:value-type="string">
            <text:p text:style-name="P21"><text:bookmark text:name="LC308"/></text:p>
          </table:table-cell>
          <table:table-cell table:style-name="Table1.A1" office:value-type="string">
            <text:p text:style-name="P23">}<text:bookmark text:name="L309"/></text:p>
          </table:table-cell>
        </table:table-row>
        <table:table-row>
          <table:table-cell table:style-name="Table1.A1" office:value-type="string">
            <text:p text:style-name="P21"><text:bookmark text:name="LC309"/></text:p>
          </table:table-cell>
          <table:table-cell table:style-name="Table1.A1" office:value-type="string">
            <text:p text:style-name="P23">}<text:bookmark text:name="L310"/></text:p>
          </table:table-cell>
        </table:table-row>
        <table:table-row>
          <table:table-cell table:style-name="Table1.A1" office:value-type="string">
            <text:p text:style-name="P21"><text:bookmark text:name="LC310"/></text:p>
          </table:table-cell>
          <table:table-cell table:style-name="Table1.A1" office:value-type="string">
            <text:p text:style-name="P23">}<text:span text:style-name="T4">else</text:span> <text:span text:style-name="T4">if</text:span>(userCho==<text:span text:style-name="T8">2</text:span>){<text:bookmark text:name="L311"/></text:p>
          </table:table-cell>
        </table:table-row>
        <table:table-row>
          <table:table-cell table:style-name="Table1.A1" office:value-type="string">
            <text:p text:style-name="P21"><text:bookmark text:name="LC311"/></text:p>
          </table:table-cell>
          <table:table-cell table:style-name="Table1.A1" office:value-type="string">
            <text:p text:style-name="P23">user.<text:span text:style-name="T8">healS</text:span>(); <text:bookmark text:name="L312"/></text:p>
          </table:table-cell>
        </table:table-row>
        <table:table-row>
          <table:table-cell table:style-name="Table1.A1" office:value-type="string">
            <text:p text:style-name="P21"><text:bookmark text:name="LC312"/></text:p>
          </table:table-cell>
          <table:table-cell table:style-name="Table1.A1" office:value-type="string">
            <text:p text:style-name="P23">}<text:span text:style-name="T4">else</text:span> <text:span text:style-name="T4">if</text:span>(userCho==<text:span text:style-name="T8">3</text:span>){<text:bookmark text:name="L313"/></text:p>
          </table:table-cell>
        </table:table-row>
        <table:table-row>
          <table:table-cell table:style-name="Table1.A1" office:value-type="string">
            <text:p text:style-name="P21"><text:bookmark text:name="LC313"/></text:p>
          </table:table-cell>
          <table:table-cell table:style-name="Table1.A1" office:value-type="string">
            <text:p text:style-name="P23">enemy.<text:span text:style-name="T8">setHlth</text:span>(user.<text:span text:style-name="T8">useSpec</text:span>(enemy.<text:span text:style-name="T8">getHlth</text:span>())); <text:bookmark text:name="L314"/></text:p>
          </table:table-cell>
        </table:table-row>
        <table:table-row>
          <table:table-cell table:style-name="Table1.A1" office:value-type="string">
            <text:p text:style-name="P21"><text:bookmark text:name="LC314"/></text:p>
          </table:table-cell>
          <table:table-cell table:style-name="Table1.A1" office:value-type="string">
            <text:p text:style-name="P23">}<text:span text:style-name="T4">else</text:span>{<text:bookmark text:name="L315"/></text:p>
          </table:table-cell>
        </table:table-row>
        <table:table-row>
          <table:table-cell table:style-name="Table1.A1" office:value-type="string">
            <text:p text:style-name="P21"><text:bookmark text:name="LC315"/></text:p>
          </table:table-cell>
          <table:table-cell table:style-name="Table1.A1" office:value-type="string">
            <text:p text:style-name="P23">user.<text:span text:style-name="T8">setHel</text:span>(<text:span text:style-name="T8">0</text:span>); <text:bookmark text:name="L316"/></text:p>
          </table:table-cell>
        </table:table-row>
        <table:table-row>
          <table:table-cell table:style-name="Table1.A1" office:value-type="string">
            <text:p text:style-name="P21"><text:bookmark text:name="LC316"/></text:p>
          </table:table-cell>
          <table:table-cell table:style-name="Table1.A1" office:value-type="string">
            <text:p text:style-name="P23">}<text:bookmark text:name="L317"/></text:p>
          </table:table-cell>
        </table:table-row>
        <table:table-row>
          <table:table-cell table:style-name="Table1.A1" office:value-type="string">
            <text:p text:style-name="P21"><text:bookmark text:name="LC317"/></text:p>
          </table:table-cell>
          <table:table-cell table:style-name="Table1.A1" office:value-type="string">
            <text:p text:style-name="P23"><text:span text:style-name="T8">pauseG</text:span>();<text:bookmark text:name="L318"/></text:p>
          </table:table-cell>
        </table:table-row>
        <table:table-row>
          <table:table-cell table:style-name="Table1.A1" office:value-type="string">
            <text:p text:style-name="P21"><text:bookmark text:name="LC318"/></text:p>
          </table:table-cell>
          <table:table-cell table:style-name="Table1.A1" office:value-type="string">
            <text:p text:style-name="P23">}<text:bookmark text:name="L319"/></text:p>
          </table:table-cell>
        </table:table-row>
        <table:table-row>
          <table:table-cell table:style-name="Table1.A1" office:value-type="string">
            <text:p text:style-name="P21"><text:bookmark text:name="LC319"/></text:p>
          </table:table-cell>
          <table:table-cell table:style-name="Table1.A1" office:value-type="string">
            <text:p text:style-name="P23">}<text:span text:style-name="T4">while</text:span>((user.<text:span text:style-name="T8">getHel</text:span>()&gt;<text:span text:style-name="T8">0</text:span>) &amp;&amp; (enemy.<text:span text:style-name="T8">getHlth</text:span>()&gt;<text:span text:style-name="T8">0</text:span>)); <text:span text:style-name="T6">//continue until one dead</text:span><text:bookmark text:name="L320"/></text:p>
          </table:table-cell>
        </table:table-row>
        <table:table-row>
          <table:table-cell table:style-name="Table1.A1" office:value-type="string">
            <text:p text:style-name="P21"><text:bookmark text:name="LC320"/></text:p>
          </table:table-cell>
          <table:table-cell table:style-name="Table1.A1" office:value-type="string">
            <text:p text:style-name="P22">//check for user death<text:bookmark text:name="L321"/></text:p>
          </table:table-cell>
        </table:table-row>
        <table:table-row>
          <table:table-cell table:style-name="Table1.A1" office:value-type="string">
            <text:p text:style-name="P21"><text:bookmark text:name="LC321"/></text:p>
          </table:table-cell>
          <table:table-cell table:style-name="Table1.A1" office:value-type="string">
            <text:p text:style-name="P23"><text:span text:style-name="T4">if</text:span>(user.<text:span text:style-name="T8">getHel</text:span>()==<text:span text:style-name="T8">0</text:span>){<text:bookmark text:name="L322"/></text:p>
          </table:table-cell>
        </table:table-row>
        <table:table-row>
          <table:table-cell table:style-name="Table1.A1" office:value-type="string">
            <text:p text:style-name="P21"><text:bookmark text:name="LC322"/></text:p>
          </table:table-cell>
          <table:table-cell table:style-name="Table1.A1" office:value-type="string">
            <text:p text:style-name="P23">cout&lt;&lt;<text:span text:style-name="T5">"You have died"</text:span>&lt;&lt;endl;<text:bookmark text:name="L323"/></text:p>
          </table:table-cell>
        </table:table-row>
        <table:table-row>
          <table:table-cell table:style-name="Table1.A1" office:value-type="string">
            <text:p text:style-name="P21"><text:bookmark text:name="LC323"/></text:p>
          </table:table-cell>
          <table:table-cell table:style-name="Table1.A1" office:value-type="string">
            <text:p text:style-name="P23"><text:span text:style-name="T8">pauseG</text:span>();<text:bookmark text:name="L324"/></text:p>
          </table:table-cell>
        </table:table-row>
        <text:soft-page-break/>
        <table:table-row>
          <table:table-cell table:style-name="Table1.A1" office:value-type="string">
            <text:p text:style-name="P21"><text:bookmark text:name="LC324"/></text:p>
          </table:table-cell>
          <table:table-cell table:style-name="Table1.A1" office:value-type="string">
            <text:p text:style-name="P23"><text:span text:style-name="T4">return</text:span> <text:span text:style-name="T8">false</text:span>;<text:bookmark text:name="L325"/></text:p>
          </table:table-cell>
        </table:table-row>
        <table:table-row>
          <table:table-cell table:style-name="Table1.A1" office:value-type="string">
            <text:p text:style-name="P21"><text:bookmark text:name="LC325"/></text:p>
          </table:table-cell>
          <table:table-cell table:style-name="Table1.A1" office:value-type="string">
            <text:p text:style-name="P23">}<text:bookmark text:name="L326"/></text:p>
          </table:table-cell>
        </table:table-row>
        <table:table-row>
          <table:table-cell table:style-name="Table1.A1" office:value-type="string">
            <text:p text:style-name="P21"><text:bookmark text:name="LC326"/></text:p>
          </table:table-cell>
          <table:table-cell table:style-name="Table1.A1" office:value-type="string">
            <text:p text:style-name="P23"><text:span text:style-name="T4">else</text:span>{<text:bookmark text:name="L327"/></text:p>
          </table:table-cell>
        </table:table-row>
        <table:table-row>
          <table:table-cell table:style-name="Table1.A1" office:value-type="string">
            <text:p text:style-name="P21"><text:bookmark text:name="LC327"/></text:p>
          </table:table-cell>
          <table:table-cell table:style-name="Table1.A1" office:value-type="string">
            <text:p text:style-name="P23">cout&lt;&lt;<text:span text:style-name="T5">"You have slain the enemy"</text:span>&lt;&lt;endl;<text:bookmark text:name="L328"/></text:p>
          </table:table-cell>
        </table:table-row>
        <table:table-row>
          <table:table-cell table:style-name="Table1.A1" office:value-type="string">
            <text:p text:style-name="P21"><text:bookmark text:name="LC328"/></text:p>
          </table:table-cell>
          <table:table-cell table:style-name="Table1.A1" office:value-type="string">
            <text:p text:style-name="P23"><text:span text:style-name="T8">pauseG</text:span>();<text:bookmark text:name="L329"/></text:p>
          </table:table-cell>
        </table:table-row>
        <table:table-row>
          <table:table-cell table:style-name="Table1.A1" office:value-type="string">
            <text:p text:style-name="P21"><text:bookmark text:name="LC329"/></text:p>
          </table:table-cell>
          <table:table-cell table:style-name="Table1.A1" office:value-type="string">
            <text:p text:style-name="P23"><text:span text:style-name="T4">return</text:span> <text:span text:style-name="T8">true</text:span>;<text:bookmark text:name="L330"/></text:p>
          </table:table-cell>
        </table:table-row>
        <table:table-row>
          <table:table-cell table:style-name="Table1.A1" office:value-type="string">
            <text:p text:style-name="P21"><text:bookmark text:name="LC330"/></text:p>
          </table:table-cell>
          <table:table-cell table:style-name="Table1.A1" office:value-type="string">
            <text:p text:style-name="P23">}<text:bookmark text:name="L331"/></text:p>
          </table:table-cell>
        </table:table-row>
        <table:table-row>
          <table:table-cell table:style-name="Table1.A1" office:value-type="string">
            <text:p text:style-name="P21"><text:bookmark text:name="LC331"/></text:p>
          </table:table-cell>
          <table:table-cell table:style-name="Table1.A1" office:value-type="string">
            <text:p text:style-name="P23">}<text:bookmark text:name="L332"/></text:p>
          </table:table-cell>
        </table:table-row>
        <table:table-row>
          <table:table-cell table:style-name="Table1.A1" office:value-type="string">
            <text:p text:style-name="P21"><text:bookmark text:name="LC332"/></text:p>
          </table:table-cell>
          <table:table-cell table:style-name="Table1.A1" office:value-type="string">
            <text:p text:style-name="P22">//*******************************//<text:bookmark text:name="L333"/></text:p>
          </table:table-cell>
        </table:table-row>
        <table:table-row>
          <table:table-cell table:style-name="Table1.A1" office:value-type="string">
            <text:p text:style-name="P21"><text:bookmark text:name="LC333"/></text:p>
          </table:table-cell>
          <table:table-cell table:style-name="Table1.A1" office:value-type="string">
            <text:p text:style-name="P22">// duel moderate enemy //<text:bookmark text:name="L334"/></text:p>
          </table:table-cell>
        </table:table-row>
        <table:table-row>
          <table:table-cell table:style-name="Table1.A1" office:value-type="string">
            <text:p text:style-name="P21"><text:bookmark text:name="LC334"/></text:p>
          </table:table-cell>
          <table:table-cell table:style-name="Table1.A1" office:value-type="string">
            <text:p text:style-name="P22">//*******************************//<text:bookmark text:name="L335"/></text:p>
          </table:table-cell>
        </table:table-row>
        <table:table-row>
          <table:table-cell table:style-name="Table1.A1" office:value-type="string">
            <text:p text:style-name="P21"><text:bookmark text:name="LC335"/></text:p>
          </table:table-cell>
          <table:table-cell table:style-name="Table1.A1" office:value-type="string">
            <text:p text:style-name="P23"><text:span text:style-name="T4">bool</text:span> <text:span text:style-name="T7">duelMEn</text:span>(Player &amp;user){<text:bookmark text:name="L336"/></text:p>
          </table:table-cell>
        </table:table-row>
        <table:table-row>
          <table:table-cell table:style-name="Table1.A1" office:value-type="string">
            <text:p text:style-name="P21"><text:bookmark text:name="LC336"/></text:p>
          </table:table-cell>
          <table:table-cell table:style-name="Table1.A1" office:value-type="string">
            <text:p text:style-name="P22">//declare variables<text:bookmark text:name="L337"/></text:p>
          </table:table-cell>
        </table:table-row>
        <table:table-row>
          <table:table-cell table:style-name="Table1.A1" office:value-type="string">
            <text:p text:style-name="P21"><text:bookmark text:name="LC337"/></text:p>
          </table:table-cell>
          <table:table-cell table:style-name="Table1.A1" office:value-type="string">
            <text:p text:style-name="P23"><text:span text:style-name="T4">short</text:span> hitCh=<text:span text:style-name="T8">0</text:span>, userCho=<text:span text:style-name="T8">0</text:span>;<text:bookmark text:name="L338"/></text:p>
          </table:table-cell>
        </table:table-row>
        <table:table-row>
          <table:table-cell table:style-name="Table1.A1" office:value-type="string">
            <text:p text:style-name="P21"><text:bookmark text:name="LC338"/></text:p>
          </table:table-cell>
          <table:table-cell table:style-name="Table1.A1" office:value-type="string">
            <text:p text:style-name="P22">//create enemy<text:bookmark text:name="L339"/></text:p>
          </table:table-cell>
        </table:table-row>
        <table:table-row>
          <table:table-cell table:style-name="Table1.A1" office:value-type="string">
            <text:p text:style-name="P21"><text:bookmark text:name="LC339"/></text:p>
          </table:table-cell>
          <table:table-cell table:style-name="Table1.A1" office:value-type="string">
            <text:p text:style-name="P23">ModerateUnit enemy;<text:bookmark text:name="L340"/></text:p>
          </table:table-cell>
        </table:table-row>
        <table:table-row>
          <table:table-cell table:style-name="Table1.A1" office:value-type="string">
            <text:p text:style-name="P21"><text:bookmark text:name="LC340"/></text:p>
          </table:table-cell>
          <table:table-cell table:style-name="Table1.A1" office:value-type="string">
            <text:p text:style-name="P22">//introduce enemy<text:bookmark text:name="L341"/></text:p>
          </table:table-cell>
        </table:table-row>
        <table:table-row>
          <table:table-cell table:style-name="Table1.A1" office:value-type="string">
            <text:p text:style-name="P21"><text:bookmark text:name="LC341"/></text:p>
          </table:table-cell>
          <table:table-cell table:style-name="Table1.A1" office:value-type="string">
            <text:p text:style-name="P23">cout&lt;&lt;<text:span text:style-name="T5">"Before you stands an enemy "</text:span>&lt;&lt;enemy.<text:span text:style-name="T8">getName</text:span>()&lt;&lt;endl;<text:bookmark text:name="L342"/></text:p>
          </table:table-cell>
        </table:table-row>
        <table:table-row>
          <table:table-cell table:style-name="Table1.A1" office:value-type="string">
            <text:p text:style-name="P21"><text:bookmark text:name="LC342"/></text:p>
          </table:table-cell>
          <table:table-cell table:style-name="Table1.A1" office:value-type="string">
            <text:p text:style-name="P22">//find who hits first<text:bookmark text:name="L343"/></text:p>
          </table:table-cell>
        </table:table-row>
        <table:table-row>
          <table:table-cell table:style-name="Table1.A1" office:value-type="string">
            <text:p text:style-name="P21"><text:bookmark text:name="LC343"/></text:p>
          </table:table-cell>
          <table:table-cell table:style-name="Table1.A1" office:value-type="string">
            <text:p text:style-name="P23"><text:span text:style-name="T4">if</text:span>(user.<text:span text:style-name="T8">getWepn</text:span>().<text:span text:style-name="T8">getWBon</text:span>()==<text:span text:style-name="T5">"First Strike"</text:span>){<text:bookmark text:name="L344"/></text:p>
          </table:table-cell>
        </table:table-row>
        <table:table-row>
          <table:table-cell table:style-name="Table1.A1" office:value-type="string">
            <text:p text:style-name="P21"><text:bookmark text:name="LC344"/></text:p>
          </table:table-cell>
          <table:table-cell table:style-name="Table1.A1" office:value-type="string">
            <text:p text:style-name="P23">cout&lt;&lt;<text:span text:style-name="T5">"(First Strike) You get a free hit."</text:span>&lt;&lt;endl;<text:bookmark text:name="L345"/></text:p>
          </table:table-cell>
        </table:table-row>
        <table:table-row>
          <table:table-cell table:style-name="Table1.A1" office:value-type="string">
            <text:p text:style-name="P21"><text:bookmark text:name="LC345"/></text:p>
          </table:table-cell>
          <table:table-cell table:style-name="Table1.A1" office:value-type="string">
            <text:p text:style-name="P22">//user hits first<text:bookmark text:name="L346"/></text:p>
          </table:table-cell>
        </table:table-row>
        <table:table-row>
          <table:table-cell table:style-name="Table1.A1" office:value-type="string">
            <text:p text:style-name="P21"><text:bookmark text:name="LC346"/></text:p>
          </table:table-cell>
          <table:table-cell table:style-name="Table1.A1" office:value-type="string">
            <text:p text:style-name="P23">hitCh=<text:span text:style-name="T8">rand</text:span>()%<text:span text:style-name="T8">10</text:span>+<text:span text:style-name="T8">1</text:span>;<text:bookmark text:name="L347"/></text:p>
          </table:table-cell>
        </table:table-row>
        <table:table-row>
          <table:table-cell table:style-name="Table1.A1" office:value-type="string">
            <text:p text:style-name="P21"><text:bookmark text:name="LC347"/></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2</text:span>;<text:bookmark text:name="L348"/></text:p>
          </table:table-cell>
        </table:table-row>
        <table:table-row>
          <table:table-cell table:style-name="Table1.A1" office:value-type="string">
            <text:p text:style-name="P21"><text:bookmark text:name="LC348"/></text:p>
          </table:table-cell>
          <table:table-cell table:style-name="Table1.A1" office:value-type="string">
            <text:p text:style-name="P23"><text:span text:style-name="T4">if</text:span>(hitCh&lt;=<text:span text:style-name="T8">2</text:span>) cout&lt;&lt;<text:span text:style-name="T5">"You missed your attack."</text:span>&lt;&lt;endl;<text:bookmark text:name="L349"/></text:p>
          </table:table-cell>
        </table:table-row>
        <table:table-row>
          <table:table-cell table:style-name="Table1.A1" office:value-type="string">
            <text:p text:style-name="P21"><text:bookmark text:name="LC349"/></text:p>
          </table:table-cell>
          <table:table-cell table:style-name="Table1.A1" office:value-type="string">
            <text:p text:style-name="P23"><text:span text:style-name="T4">else</text:span> enemy.<text:span text:style-name="T8">takeDmg</text:span>(user.<text:span text:style-name="T8">getDps</text:span>());<text:bookmark text:name="L350"/></text:p>
          </table:table-cell>
        </table:table-row>
        <table:table-row>
          <table:table-cell table:style-name="Table1.A1" office:value-type="string">
            <text:p text:style-name="P21"><text:bookmark text:name="LC350"/></text:p>
          </table:table-cell>
          <table:table-cell table:style-name="Table1.A1" office:value-type="string">
            <text:p text:style-name="P23"><text:span text:style-name="T8">pauseG</text:span>();<text:bookmark text:name="L351"/></text:p>
          </table:table-cell>
        </table:table-row>
        <table:table-row>
          <table:table-cell table:style-name="Table1.A1" office:value-type="string">
            <text:p text:style-name="P21"><text:bookmark text:name="LC351"/></text:p>
          </table:table-cell>
          <table:table-cell table:style-name="Table1.A1" office:value-type="string">
            <text:p text:style-name="P23">}<text:bookmark text:name="L352"/></text:p>
          </table:table-cell>
        </table:table-row>
        <table:table-row>
          <table:table-cell table:style-name="Table1.A1" office:value-type="string">
            <text:p text:style-name="P21"><text:bookmark text:name="LC352"/></text:p>
          </table:table-cell>
          <table:table-cell table:style-name="Table1.A1" office:value-type="string">
            <text:p text:style-name="P23"><text:span text:style-name="T4">do</text:span>{<text:bookmark text:name="L353"/></text:p>
          </table:table-cell>
        </table:table-row>
        <table:table-row>
          <table:table-cell table:style-name="Table1.A1" office:value-type="string">
            <text:p text:style-name="P21"><text:bookmark text:name="LC353"/></text:p>
          </table:table-cell>
          <table:table-cell table:style-name="Table1.A1" office:value-type="string">
            <text:p text:style-name="P22">//enemy attacks player<text:bookmark text:name="L354"/></text:p>
          </table:table-cell>
        </table:table-row>
        <table:table-row>
          <table:table-cell table:style-name="Table1.A1" office:value-type="string">
            <text:p text:style-name="P21"><text:bookmark text:name="LC354"/></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355"/></text:p>
          </table:table-cell>
        </table:table-row>
        <table:table-row>
          <table:table-cell table:style-name="Table1.A1" office:value-type="string">
            <text:p text:style-name="P21"><text:bookmark text:name="LC355"/></text:p>
          </table:table-cell>
          <table:table-cell table:style-name="Table1.A1" office:value-type="string">
            <text:p text:style-name="P23">hitCh=<text:span text:style-name="T8">rand</text:span>()%<text:span text:style-name="T8">10</text:span>+<text:span text:style-name="T8">1</text:span>;<text:bookmark text:name="L356"/></text:p>
          </table:table-cell>
        </table:table-row>
        <table:table-row>
          <table:table-cell table:style-name="Table1.A1" office:value-type="string">
            <text:p text:style-name="P21"><text:bookmark text:name="LC356"/></text:p>
          </table:table-cell>
          <table:table-cell table:style-name="Table1.A1" office:value-type="string">
            <text:p text:style-name="P23"><text:span text:style-name="T4">if</text:span>(enemy.<text:span text:style-name="T8">getWeak</text:span>()==user.<text:span text:style-name="T8">getArch</text:span>()) hitCh-=<text:span text:style-name="T8">1</text:span>;<text:bookmark text:name="L357"/></text:p>
          </table:table-cell>
        </table:table-row>
        <table:table-row>
          <table:table-cell table:style-name="Table1.A1" office:value-type="string">
            <text:p text:style-name="P21"><text:bookmark text:name="LC357"/></text:p>
          </table:table-cell>
          <table:table-cell table:style-name="Table1.A1" office:value-type="string">
            <text:p text:style-name="P23"><text:span text:style-name="T4">if</text:span>(user.<text:span text:style-name="T8">getWepn</text:span>().<text:span text:style-name="T8">getWBon</text:span>()==<text:span text:style-name="T5">"Dodge Chance"</text:span>) hitCh-=<text:span text:style-name="T8">2</text:span>;<text:bookmark text:name="L358"/></text:p>
          </table:table-cell>
        </table:table-row>
        <table:table-row>
          <table:table-cell table:style-name="Table1.A1" office:value-type="string">
            <text:p text:style-name="P21"><text:bookmark text:name="LC358"/></text:p>
          </table:table-cell>
          <table:table-cell table:style-name="Table1.A1" office:value-type="string">
            <text:p text:style-name="P23"><text:span text:style-name="T4">if</text:span>(hitCh&lt;=<text:span text:style-name="T8">3</text:span>) cout&lt;&lt;<text:span text:style-name="T5">"The enemy missed."</text:span>&lt;&lt;endl;<text:bookmark text:name="L359"/></text:p>
          </table:table-cell>
        </table:table-row>
        <table:table-row>
          <table:table-cell table:style-name="Table1.A1" office:value-type="string">
            <text:p text:style-name="P21"><text:bookmark text:name="LC359"/></text:p>
          </table:table-cell>
          <table:table-cell table:style-name="Table1.A1" office:value-type="string">
            <text:p text:style-name="P23"><text:span text:style-name="T4">else</text:span> user.<text:span text:style-name="T8">takeDam</text:span>(enemy.<text:span text:style-name="T8">getDps</text:span>());<text:bookmark text:name="L360"/></text:p>
          </table:table-cell>
        </table:table-row>
        <table:table-row>
          <table:table-cell table:style-name="Table1.A1" office:value-type="string">
            <text:p text:style-name="P21"><text:bookmark text:name="LC360"/></text:p>
          </table:table-cell>
          <table:table-cell table:style-name="Table1.A1" office:value-type="string">
            <text:p text:style-name="P23">cout&lt;&lt;<text:span text:style-name="T5">"********************"</text:span>&lt;&lt;endl;<text:bookmark text:name="L361"/></text:p>
          </table:table-cell>
        </table:table-row>
        <table:table-row>
          <table:table-cell table:style-name="Table1.A1" office:value-type="string">
            <text:p text:style-name="P21"><text:bookmark text:name="LC361"/></text:p>
          </table:table-cell>
          <table:table-cell table:style-name="Table1.A1" office:value-type="string">
            <text:p text:style-name="P23">}<text:bookmark text:name="L362"/></text:p>
          </table:table-cell>
        </table:table-row>
        <table:table-row>
          <table:table-cell table:style-name="Table1.A1" office:value-type="string">
            <text:p text:style-name="P21"><text:bookmark text:name="LC362"/></text:p>
          </table:table-cell>
          <table:table-cell table:style-name="Table1.A1" office:value-type="string">
            <text:p text:style-name="P22">//player attacks enemy<text:bookmark text:name="L363"/></text:p>
          </table:table-cell>
        </table:table-row>
        <table:table-row>
          <table:table-cell table:style-name="Table1.A1" office:value-type="string">
            <text:p text:style-name="P21"><text:bookmark text:name="LC363"/></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364"/></text:p>
          </table:table-cell>
        </table:table-row>
        <table:table-row>
          <table:table-cell table:style-name="Table1.A1" office:value-type="string">
            <text:p text:style-name="P21"><text:bookmark text:name="LC364"/></text:p>
          </table:table-cell>
          <table:table-cell table:style-name="Table1.A1" office:value-type="string">
            <text:p text:style-name="P23">userCho=<text:span text:style-name="T8">pickMov</text:span>(user);<text:bookmark text:name="L365"/></text:p>
          </table:table-cell>
        </table:table-row>
        <table:table-row>
          <table:table-cell table:style-name="Table1.A1" office:value-type="string">
            <text:p text:style-name="P21"><text:bookmark text:name="LC365"/></text:p>
          </table:table-cell>
          <table:table-cell table:style-name="Table1.A1" office:value-type="string">
            <text:p text:style-name="P23">hitCh=<text:span text:style-name="T8">rand</text:span>()%<text:span text:style-name="T8">10</text:span>+<text:span text:style-name="T8">1</text:span>;<text:bookmark text:name="L366"/></text:p>
          </table:table-cell>
        </table:table-row>
        <table:table-row>
          <table:table-cell table:style-name="Table1.A1" office:value-type="string">
            <text:p text:style-name="P21"><text:bookmark text:name="LC366"/></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2</text:span>;<text:bookmark text:name="L367"/></text:p>
          </table:table-cell>
        </table:table-row>
        <table:table-row>
          <table:table-cell table:style-name="Table1.A1" office:value-type="string">
            <text:p text:style-name="P21"><text:bookmark text:name="LC367"/></text:p>
          </table:table-cell>
          <table:table-cell table:style-name="Table1.A1" office:value-type="string">
            <text:p text:style-name="P23"><text:span text:style-name="T4">if</text:span>(userCho==<text:span text:style-name="T8">1</text:span>){<text:bookmark text:name="L368"/></text:p>
          </table:table-cell>
        </table:table-row>
        <table:table-row>
          <table:table-cell table:style-name="Table1.A1" office:value-type="string">
            <text:p text:style-name="P21"><text:bookmark text:name="LC368"/></text:p>
          </table:table-cell>
          <table:table-cell table:style-name="Table1.A1" office:value-type="string">
            <text:p text:style-name="P23"><text:span text:style-name="T4">if</text:span>(hitCh&lt;=<text:span text:style-name="T8">2</text:span>) cout&lt;&lt;<text:span text:style-name="T5">"You weapon has missed. No damage done."</text:span>&lt;&lt;endl;<text:bookmark text:name="L369"/></text:p>
          </table:table-cell>
        </table:table-row>
        <table:table-row>
          <table:table-cell table:style-name="Table1.A1" office:value-type="string">
            <text:p text:style-name="P21"><text:bookmark text:name="LC369"/></text:p>
          </table:table-cell>
          <table:table-cell table:style-name="Table1.A1" office:value-type="string">
            <text:p text:style-name="P23"><text:span text:style-name="T4">else</text:span>{<text:bookmark text:name="L370"/></text:p>
          </table:table-cell>
        </table:table-row>
        <table:table-row>
          <table:table-cell table:style-name="Table1.A1" office:value-type="string">
            <text:p text:style-name="P21"><text:bookmark text:name="LC370"/></text:p>
          </table:table-cell>
          <table:table-cell table:style-name="Table1.A1" office:value-type="string">
            <text:p text:style-name="P23">enemy.<text:span text:style-name="T8">takeDmg</text:span>(user.<text:span text:style-name="T8">getDps</text:span>());<text:bookmark text:name="L371"/></text:p>
          </table:table-cell>
        </table:table-row>
        <table:table-row>
          <table:table-cell table:style-name="Table1.A1" office:value-type="string">
            <text:p text:style-name="P21"><text:bookmark text:name="LC371"/></text:p>
          </table:table-cell>
          <table:table-cell table:style-name="Table1.A1" office:value-type="string">
            <text:p text:style-name="P23"><text:span text:style-name="T4">if</text:span>(user.<text:span text:style-name="T8">getWepn</text:span>().<text:span text:style-name="T8">getWBon</text:span>()==<text:span text:style-name="T5">"LifeSteal"</text:span>){<text:bookmark text:name="L372"/></text:p>
          </table:table-cell>
        </table:table-row>
        <table:table-row>
          <table:table-cell table:style-name="Table1.A1" office:value-type="string">
            <text:p text:style-name="P21"><text:bookmark text:name="LC372"/></text:p>
          </table:table-cell>
          <table:table-cell table:style-name="Table1.A1" office:value-type="string">
            <text:p text:style-name="P23">user.<text:span text:style-name="T8">addHel</text:span>(user.<text:span text:style-name="T8">getDps</text:span>());<text:bookmark text:name="L373"/></text:p>
          </table:table-cell>
        </table:table-row>
        <table:table-row>
          <table:table-cell table:style-name="Table1.A1" office:value-type="string">
            <text:p text:style-name="P21"><text:bookmark text:name="LC373"/></text:p>
          </table:table-cell>
          <table:table-cell table:style-name="Table1.A1" office:value-type="string">
            <text:p text:style-name="P23">}<text:bookmark text:name="L374"/></text:p>
          </table:table-cell>
        </table:table-row>
        <table:table-row>
          <table:table-cell table:style-name="Table1.A1" office:value-type="string">
            <text:p text:style-name="P21"><text:bookmark text:name="LC374"/></text:p>
          </table:table-cell>
          <table:table-cell table:style-name="Table1.A1" office:value-type="string">
            <text:p text:style-name="P23">}<text:bookmark text:name="L375"/></text:p>
          </table:table-cell>
        </table:table-row>
        <text:soft-page-break/>
        <table:table-row>
          <table:table-cell table:style-name="Table1.A1" office:value-type="string">
            <text:p text:style-name="P21"><text:bookmark text:name="LC375"/></text:p>
          </table:table-cell>
          <table:table-cell table:style-name="Table1.A1" office:value-type="string">
            <text:p text:style-name="P23">}<text:span text:style-name="T4">else</text:span> <text:span text:style-name="T4">if</text:span>(userCho==<text:span text:style-name="T8">2</text:span>){<text:bookmark text:name="L376"/></text:p>
          </table:table-cell>
        </table:table-row>
        <table:table-row>
          <table:table-cell table:style-name="Table1.A1" office:value-type="string">
            <text:p text:style-name="P21"><text:bookmark text:name="LC376"/></text:p>
          </table:table-cell>
          <table:table-cell table:style-name="Table1.A1" office:value-type="string">
            <text:p text:style-name="P23">user.<text:span text:style-name="T8">healS</text:span>(); <text:bookmark text:name="L377"/></text:p>
          </table:table-cell>
        </table:table-row>
        <table:table-row>
          <table:table-cell table:style-name="Table1.A1" office:value-type="string">
            <text:p text:style-name="P21"><text:bookmark text:name="LC377"/></text:p>
          </table:table-cell>
          <table:table-cell table:style-name="Table1.A1" office:value-type="string">
            <text:p text:style-name="P23">}<text:span text:style-name="T4">else</text:span> <text:span text:style-name="T4">if</text:span>(userCho==<text:span text:style-name="T8">3</text:span>){<text:bookmark text:name="L378"/></text:p>
          </table:table-cell>
        </table:table-row>
        <table:table-row>
          <table:table-cell table:style-name="Table1.A1" office:value-type="string">
            <text:p text:style-name="P21"><text:bookmark text:name="LC378"/></text:p>
          </table:table-cell>
          <table:table-cell table:style-name="Table1.A1" office:value-type="string">
            <text:p text:style-name="P23">enemy.<text:span text:style-name="T8">setHlth</text:span>(user.<text:span text:style-name="T8">useSpec</text:span>(enemy.<text:span text:style-name="T8">getHlth</text:span>())); <text:bookmark text:name="L379"/></text:p>
          </table:table-cell>
        </table:table-row>
        <table:table-row>
          <table:table-cell table:style-name="Table1.A1" office:value-type="string">
            <text:p text:style-name="P21"><text:bookmark text:name="LC379"/></text:p>
          </table:table-cell>
          <table:table-cell table:style-name="Table1.A1" office:value-type="string">
            <text:p text:style-name="P23">}<text:span text:style-name="T4">else</text:span>{<text:bookmark text:name="L380"/></text:p>
          </table:table-cell>
        </table:table-row>
        <table:table-row>
          <table:table-cell table:style-name="Table1.A1" office:value-type="string">
            <text:p text:style-name="P21"><text:bookmark text:name="LC380"/></text:p>
          </table:table-cell>
          <table:table-cell table:style-name="Table1.A1" office:value-type="string">
            <text:p text:style-name="P23">user.<text:span text:style-name="T8">setHel</text:span>(<text:span text:style-name="T8">0</text:span>); <text:bookmark text:name="L381"/></text:p>
          </table:table-cell>
        </table:table-row>
        <table:table-row>
          <table:table-cell table:style-name="Table1.A1" office:value-type="string">
            <text:p text:style-name="P21"><text:bookmark text:name="LC381"/></text:p>
          </table:table-cell>
          <table:table-cell table:style-name="Table1.A1" office:value-type="string">
            <text:p text:style-name="P23">}<text:bookmark text:name="L382"/></text:p>
          </table:table-cell>
        </table:table-row>
        <table:table-row>
          <table:table-cell table:style-name="Table1.A1" office:value-type="string">
            <text:p text:style-name="P21"><text:bookmark text:name="LC382"/></text:p>
          </table:table-cell>
          <table:table-cell table:style-name="Table1.A1" office:value-type="string">
            <text:p text:style-name="P23"><text:span text:style-name="T8">pauseG</text:span>();<text:bookmark text:name="L383"/></text:p>
          </table:table-cell>
        </table:table-row>
        <table:table-row>
          <table:table-cell table:style-name="Table1.A1" office:value-type="string">
            <text:p text:style-name="P21"><text:bookmark text:name="LC383"/></text:p>
          </table:table-cell>
          <table:table-cell table:style-name="Table1.A1" office:value-type="string">
            <text:p text:style-name="P21"><text:bookmark text:name="L384"/></text:p>
          </table:table-cell>
        </table:table-row>
        <table:table-row>
          <table:table-cell table:style-name="Table1.A1" office:value-type="string">
            <text:p text:style-name="P21"><text:bookmark text:name="LC384"/></text:p>
          </table:table-cell>
          <table:table-cell table:style-name="Table1.A1" office:value-type="string">
            <text:p text:style-name="P23">}<text:bookmark text:name="L385"/></text:p>
          </table:table-cell>
        </table:table-row>
        <table:table-row>
          <table:table-cell table:style-name="Table1.A1" office:value-type="string">
            <text:p text:style-name="P21"><text:bookmark text:name="LC385"/></text:p>
          </table:table-cell>
          <table:table-cell table:style-name="Table1.A1" office:value-type="string">
            <text:p text:style-name="P23">}<text:span text:style-name="T4">while</text:span>((user.<text:span text:style-name="T8">getHel</text:span>()&gt;<text:span text:style-name="T8">0</text:span>) &amp;&amp; (enemy.<text:span text:style-name="T8">getHlth</text:span>()&gt;<text:span text:style-name="T8">0</text:span>)); <text:span text:style-name="T6">//continue until one dead</text:span><text:bookmark text:name="L386"/></text:p>
          </table:table-cell>
        </table:table-row>
        <table:table-row>
          <table:table-cell table:style-name="Table1.A1" office:value-type="string">
            <text:p text:style-name="P21"><text:bookmark text:name="LC386"/></text:p>
          </table:table-cell>
          <table:table-cell table:style-name="Table1.A1" office:value-type="string">
            <text:p text:style-name="P22">//check for user death<text:bookmark text:name="L387"/></text:p>
          </table:table-cell>
        </table:table-row>
        <table:table-row>
          <table:table-cell table:style-name="Table1.A1" office:value-type="string">
            <text:p text:style-name="P21"><text:bookmark text:name="LC387"/></text:p>
          </table:table-cell>
          <table:table-cell table:style-name="Table1.A1" office:value-type="string">
            <text:p text:style-name="P23"><text:span text:style-name="T4">if</text:span>(user.<text:span text:style-name="T8">getHel</text:span>()==<text:span text:style-name="T8">0</text:span>){<text:bookmark text:name="L388"/></text:p>
          </table:table-cell>
        </table:table-row>
        <table:table-row>
          <table:table-cell table:style-name="Table1.A1" office:value-type="string">
            <text:p text:style-name="P21"><text:bookmark text:name="LC388"/></text:p>
          </table:table-cell>
          <table:table-cell table:style-name="Table1.A1" office:value-type="string">
            <text:p text:style-name="P23">cout&lt;&lt;<text:span text:style-name="T5">"You have died"</text:span>&lt;&lt;endl;<text:bookmark text:name="L389"/></text:p>
          </table:table-cell>
        </table:table-row>
        <table:table-row>
          <table:table-cell table:style-name="Table1.A1" office:value-type="string">
            <text:p text:style-name="P21"><text:bookmark text:name="LC389"/></text:p>
          </table:table-cell>
          <table:table-cell table:style-name="Table1.A1" office:value-type="string">
            <text:p text:style-name="P23"><text:span text:style-name="T8">pauseG</text:span>();<text:bookmark text:name="L390"/></text:p>
          </table:table-cell>
        </table:table-row>
        <table:table-row>
          <table:table-cell table:style-name="Table1.A1" office:value-type="string">
            <text:p text:style-name="P21"><text:bookmark text:name="LC390"/></text:p>
          </table:table-cell>
          <table:table-cell table:style-name="Table1.A1" office:value-type="string">
            <text:p text:style-name="P23"><text:span text:style-name="T4">return</text:span> <text:span text:style-name="T8">false</text:span>;<text:bookmark text:name="L391"/></text:p>
          </table:table-cell>
        </table:table-row>
        <table:table-row>
          <table:table-cell table:style-name="Table1.A1" office:value-type="string">
            <text:p text:style-name="P21"><text:bookmark text:name="LC391"/></text:p>
          </table:table-cell>
          <table:table-cell table:style-name="Table1.A1" office:value-type="string">
            <text:p text:style-name="P23">}<text:bookmark text:name="L392"/></text:p>
          </table:table-cell>
        </table:table-row>
        <table:table-row>
          <table:table-cell table:style-name="Table1.A1" office:value-type="string">
            <text:p text:style-name="P21"><text:bookmark text:name="LC392"/></text:p>
          </table:table-cell>
          <table:table-cell table:style-name="Table1.A1" office:value-type="string">
            <text:p text:style-name="P23"><text:span text:style-name="T4">else</text:span>{<text:bookmark text:name="L393"/></text:p>
          </table:table-cell>
        </table:table-row>
        <table:table-row>
          <table:table-cell table:style-name="Table1.A1" office:value-type="string">
            <text:p text:style-name="P21"><text:bookmark text:name="LC393"/></text:p>
          </table:table-cell>
          <table:table-cell table:style-name="Table1.A1" office:value-type="string">
            <text:p text:style-name="P23">cout&lt;&lt;<text:span text:style-name="T5">"You have slain the enemy"</text:span>&lt;&lt;endl;<text:bookmark text:name="L394"/></text:p>
          </table:table-cell>
        </table:table-row>
        <table:table-row>
          <table:table-cell table:style-name="Table1.A1" office:value-type="string">
            <text:p text:style-name="P21"><text:bookmark text:name="LC394"/></text:p>
          </table:table-cell>
          <table:table-cell table:style-name="Table1.A1" office:value-type="string">
            <text:p text:style-name="P23"><text:span text:style-name="T8">pauseG</text:span>();<text:bookmark text:name="L395"/></text:p>
          </table:table-cell>
        </table:table-row>
        <table:table-row>
          <table:table-cell table:style-name="Table1.A1" office:value-type="string">
            <text:p text:style-name="P21"><text:bookmark text:name="LC395"/></text:p>
          </table:table-cell>
          <table:table-cell table:style-name="Table1.A1" office:value-type="string">
            <text:p text:style-name="P23"><text:span text:style-name="T4">return</text:span> <text:span text:style-name="T8">true</text:span>;<text:bookmark text:name="L396"/></text:p>
          </table:table-cell>
        </table:table-row>
        <table:table-row>
          <table:table-cell table:style-name="Table1.A1" office:value-type="string">
            <text:p text:style-name="P21"><text:bookmark text:name="LC396"/></text:p>
          </table:table-cell>
          <table:table-cell table:style-name="Table1.A1" office:value-type="string">
            <text:p text:style-name="P23">}<text:bookmark text:name="L397"/></text:p>
          </table:table-cell>
        </table:table-row>
        <table:table-row>
          <table:table-cell table:style-name="Table1.A1" office:value-type="string">
            <text:p text:style-name="P21"><text:bookmark text:name="LC397"/></text:p>
          </table:table-cell>
          <table:table-cell table:style-name="Table1.A1" office:value-type="string">
            <text:p text:style-name="P23">}<text:bookmark text:name="L398"/></text:p>
          </table:table-cell>
        </table:table-row>
        <table:table-row>
          <table:table-cell table:style-name="Table1.A1" office:value-type="string">
            <text:p text:style-name="P21"><text:bookmark text:name="LC398"/></text:p>
          </table:table-cell>
          <table:table-cell table:style-name="Table1.A1" office:value-type="string">
            <text:p text:style-name="P22">//*******************************//<text:bookmark text:name="L399"/></text:p>
          </table:table-cell>
        </table:table-row>
        <table:table-row>
          <table:table-cell table:style-name="Table1.A1" office:value-type="string">
            <text:p text:style-name="P21"><text:bookmark text:name="LC399"/></text:p>
          </table:table-cell>
          <table:table-cell table:style-name="Table1.A1" office:value-type="string">
            <text:p text:style-name="P22">// duel moderate elite enemy //<text:bookmark text:name="L400"/></text:p>
          </table:table-cell>
        </table:table-row>
        <table:table-row>
          <table:table-cell table:style-name="Table1.A1" office:value-type="string">
            <text:p text:style-name="P21"><text:bookmark text:name="LC400"/></text:p>
          </table:table-cell>
          <table:table-cell table:style-name="Table1.A1" office:value-type="string">
            <text:p text:style-name="P22">//*******************************//<text:bookmark text:name="L401"/></text:p>
          </table:table-cell>
        </table:table-row>
        <table:table-row>
          <table:table-cell table:style-name="Table1.A1" office:value-type="string">
            <text:p text:style-name="P21"><text:bookmark text:name="LC401"/></text:p>
          </table:table-cell>
          <table:table-cell table:style-name="Table1.A1" office:value-type="string">
            <text:p text:style-name="P23"><text:span text:style-name="T4">bool</text:span> <text:span text:style-name="T7">duelMEE</text:span>(Player &amp;user){<text:bookmark text:name="L402"/></text:p>
          </table:table-cell>
        </table:table-row>
        <table:table-row>
          <table:table-cell table:style-name="Table1.A1" office:value-type="string">
            <text:p text:style-name="P21"><text:bookmark text:name="LC402"/></text:p>
          </table:table-cell>
          <table:table-cell table:style-name="Table1.A1" office:value-type="string">
            <text:p text:style-name="P22">//declare variables<text:bookmark text:name="L403"/></text:p>
          </table:table-cell>
        </table:table-row>
        <table:table-row>
          <table:table-cell table:style-name="Table1.A1" office:value-type="string">
            <text:p text:style-name="P21"><text:bookmark text:name="LC403"/></text:p>
          </table:table-cell>
          <table:table-cell table:style-name="Table1.A1" office:value-type="string">
            <text:p text:style-name="P23"><text:span text:style-name="T4">short</text:span> hitCh=<text:span text:style-name="T8">0</text:span>, userCho=<text:span text:style-name="T8">0</text:span>;<text:bookmark text:name="L404"/></text:p>
          </table:table-cell>
        </table:table-row>
        <table:table-row>
          <table:table-cell table:style-name="Table1.A1" office:value-type="string">
            <text:p text:style-name="P21"><text:bookmark text:name="LC404"/></text:p>
          </table:table-cell>
          <table:table-cell table:style-name="Table1.A1" office:value-type="string">
            <text:p text:style-name="P22">//create enemy<text:bookmark text:name="L405"/></text:p>
          </table:table-cell>
        </table:table-row>
        <table:table-row>
          <table:table-cell table:style-name="Table1.A1" office:value-type="string">
            <text:p text:style-name="P21"><text:bookmark text:name="LC405"/></text:p>
          </table:table-cell>
          <table:table-cell table:style-name="Table1.A1" office:value-type="string">
            <text:p text:style-name="P23">ModerateUnitElite enemy;<text:bookmark text:name="L406"/></text:p>
          </table:table-cell>
        </table:table-row>
        <table:table-row>
          <table:table-cell table:style-name="Table1.A1" office:value-type="string">
            <text:p text:style-name="P21"><text:bookmark text:name="LC406"/></text:p>
          </table:table-cell>
          <table:table-cell table:style-name="Table1.A1" office:value-type="string">
            <text:p text:style-name="P22">//introduce enemy<text:bookmark text:name="L407"/></text:p>
          </table:table-cell>
        </table:table-row>
        <table:table-row>
          <table:table-cell table:style-name="Table1.A1" office:value-type="string">
            <text:p text:style-name="P21"><text:bookmark text:name="LC407"/></text:p>
          </table:table-cell>
          <table:table-cell table:style-name="Table1.A1" office:value-type="string">
            <text:p text:style-name="P23">cout&lt;&lt;<text:span text:style-name="T5">"Before you stands an enemy "</text:span>&lt;&lt;enemy.<text:span text:style-name="T8">getName</text:span>()&lt;&lt;endl;<text:bookmark text:name="L408"/></text:p>
          </table:table-cell>
        </table:table-row>
        <table:table-row>
          <table:table-cell table:style-name="Table1.A1" office:value-type="string">
            <text:p text:style-name="P21"><text:bookmark text:name="LC408"/></text:p>
          </table:table-cell>
          <table:table-cell table:style-name="Table1.A1" office:value-type="string">
            <text:p text:style-name="P22">//find who hits first<text:bookmark text:name="L409"/></text:p>
          </table:table-cell>
        </table:table-row>
        <table:table-row>
          <table:table-cell table:style-name="Table1.A1" office:value-type="string">
            <text:p text:style-name="P21"><text:bookmark text:name="LC409"/></text:p>
          </table:table-cell>
          <table:table-cell table:style-name="Table1.A1" office:value-type="string">
            <text:p text:style-name="P23"><text:span text:style-name="T4">if</text:span>(user.<text:span text:style-name="T8">getWepn</text:span>().<text:span text:style-name="T8">getWBon</text:span>()==<text:span text:style-name="T5">"First Strike"</text:span>){<text:bookmark text:name="L410"/></text:p>
          </table:table-cell>
        </table:table-row>
        <table:table-row>
          <table:table-cell table:style-name="Table1.A1" office:value-type="string">
            <text:p text:style-name="P21"><text:bookmark text:name="LC410"/></text:p>
          </table:table-cell>
          <table:table-cell table:style-name="Table1.A1" office:value-type="string">
            <text:p text:style-name="P23">cout&lt;&lt;<text:span text:style-name="T5">"(First Strike) You get a free attack"</text:span>&lt;&lt;endl;<text:bookmark text:name="L411"/></text:p>
          </table:table-cell>
        </table:table-row>
        <table:table-row>
          <table:table-cell table:style-name="Table1.A1" office:value-type="string">
            <text:p text:style-name="P21"><text:bookmark text:name="LC411"/></text:p>
          </table:table-cell>
          <table:table-cell table:style-name="Table1.A1" office:value-type="string">
            <text:p text:style-name="P22">//user hits first<text:bookmark text:name="L412"/></text:p>
          </table:table-cell>
        </table:table-row>
        <table:table-row>
          <table:table-cell table:style-name="Table1.A1" office:value-type="string">
            <text:p text:style-name="P21"><text:bookmark text:name="LC412"/></text:p>
          </table:table-cell>
          <table:table-cell table:style-name="Table1.A1" office:value-type="string">
            <text:p text:style-name="P23">hitCh=<text:span text:style-name="T8">rand</text:span>()%<text:span text:style-name="T8">10</text:span>+<text:span text:style-name="T8">1</text:span>;<text:bookmark text:name="L413"/></text:p>
          </table:table-cell>
        </table:table-row>
        <table:table-row>
          <table:table-cell table:style-name="Table1.A1" office:value-type="string">
            <text:p text:style-name="P21"><text:bookmark text:name="LC413"/></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1</text:span>;<text:bookmark text:name="L414"/></text:p>
          </table:table-cell>
        </table:table-row>
        <table:table-row>
          <table:table-cell table:style-name="Table1.A1" office:value-type="string">
            <text:p text:style-name="P21"><text:bookmark text:name="LC414"/></text:p>
          </table:table-cell>
          <table:table-cell table:style-name="Table1.A1" office:value-type="string">
            <text:p text:style-name="P23"><text:span text:style-name="T4">if</text:span>(enemy.<text:span text:style-name="T8">getBon</text:span>()==<text:span text:style-name="T5">"Dodge Chance"</text:span>) hitCh-=<text:span text:style-name="T8">1</text:span>;<text:bookmark text:name="L415"/></text:p>
          </table:table-cell>
        </table:table-row>
        <table:table-row>
          <table:table-cell table:style-name="Table1.A1" office:value-type="string">
            <text:p text:style-name="P21"><text:bookmark text:name="LC415"/></text:p>
          </table:table-cell>
          <table:table-cell table:style-name="Table1.A1" office:value-type="string">
            <text:p text:style-name="P23"><text:span text:style-name="T4">if</text:span>(hitCh&lt;=<text:span text:style-name="T8">4</text:span>) cout&lt;&lt;<text:span text:style-name="T5">"You missed your attack."</text:span>&lt;&lt;endl;<text:bookmark text:name="L416"/></text:p>
          </table:table-cell>
        </table:table-row>
        <table:table-row>
          <table:table-cell table:style-name="Table1.A1" office:value-type="string">
            <text:p text:style-name="P21"><text:bookmark text:name="LC416"/></text:p>
          </table:table-cell>
          <table:table-cell table:style-name="Table1.A1" office:value-type="string">
            <text:p text:style-name="P23"><text:span text:style-name="T4">else</text:span> enemy.<text:span text:style-name="T8">takeDmg</text:span>(user.<text:span text:style-name="T8">getDps</text:span>());<text:bookmark text:name="L417"/></text:p>
          </table:table-cell>
        </table:table-row>
        <table:table-row>
          <table:table-cell table:style-name="Table1.A1" office:value-type="string">
            <text:p text:style-name="P21"><text:bookmark text:name="LC417"/></text:p>
          </table:table-cell>
          <table:table-cell table:style-name="Table1.A1" office:value-type="string">
            <text:p text:style-name="P23"><text:span text:style-name="T8">pauseG</text:span>();<text:bookmark text:name="L418"/></text:p>
          </table:table-cell>
        </table:table-row>
        <table:table-row>
          <table:table-cell table:style-name="Table1.A1" office:value-type="string">
            <text:p text:style-name="P21"><text:bookmark text:name="LC418"/></text:p>
          </table:table-cell>
          <table:table-cell table:style-name="Table1.A1" office:value-type="string">
            <text:p text:style-name="P23">}<text:bookmark text:name="L419"/></text:p>
          </table:table-cell>
        </table:table-row>
        <table:table-row>
          <table:table-cell table:style-name="Table1.A1" office:value-type="string">
            <text:p text:style-name="P21"><text:bookmark text:name="LC419"/></text:p>
          </table:table-cell>
          <table:table-cell table:style-name="Table1.A1" office:value-type="string">
            <text:p text:style-name="P23"><text:span text:style-name="T4">do</text:span>{<text:bookmark text:name="L420"/></text:p>
          </table:table-cell>
        </table:table-row>
        <table:table-row>
          <table:table-cell table:style-name="Table1.A1" office:value-type="string">
            <text:p text:style-name="P21"><text:bookmark text:name="LC420"/></text:p>
          </table:table-cell>
          <table:table-cell table:style-name="Table1.A1" office:value-type="string">
            <text:p text:style-name="P22">//enemy attacks player<text:bookmark text:name="L421"/></text:p>
          </table:table-cell>
        </table:table-row>
        <table:table-row>
          <table:table-cell table:style-name="Table1.A1" office:value-type="string">
            <text:p text:style-name="P21"><text:bookmark text:name="LC421"/></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422"/></text:p>
          </table:table-cell>
        </table:table-row>
        <table:table-row>
          <table:table-cell table:style-name="Table1.A1" office:value-type="string">
            <text:p text:style-name="P21"><text:bookmark text:name="LC422"/></text:p>
          </table:table-cell>
          <table:table-cell table:style-name="Table1.A1" office:value-type="string">
            <text:p text:style-name="P23">hitCh=<text:span text:style-name="T8">rand</text:span>()%<text:span text:style-name="T8">10</text:span>+<text:span text:style-name="T8">1</text:span>;<text:bookmark text:name="L423"/></text:p>
          </table:table-cell>
        </table:table-row>
        <table:table-row>
          <table:table-cell table:style-name="Table1.A1" office:value-type="string">
            <text:p text:style-name="P21"><text:bookmark text:name="LC423"/></text:p>
          </table:table-cell>
          <table:table-cell table:style-name="Table1.A1" office:value-type="string">
            <text:p text:style-name="P23"><text:span text:style-name="T4">if</text:span>(enemy.<text:span text:style-name="T8">getWeak</text:span>()==user.<text:span text:style-name="T8">getArch</text:span>()) hitCh-=<text:span text:style-name="T8">1</text:span>;<text:bookmark text:name="L424"/></text:p>
          </table:table-cell>
        </table:table-row>
        <table:table-row>
          <table:table-cell table:style-name="Table1.A1" office:value-type="string">
            <text:p text:style-name="P21"><text:bookmark text:name="LC424"/></text:p>
          </table:table-cell>
          <table:table-cell table:style-name="Table1.A1" office:value-type="string">
            <text:p text:style-name="P23"><text:span text:style-name="T4">if</text:span>(user.<text:span text:style-name="T8">getWepn</text:span>().<text:span text:style-name="T8">getWBon</text:span>()==<text:span text:style-name="T5">"Dodge Chance"</text:span>) hitCh-=<text:span text:style-name="T8">2</text:span>;<text:bookmark text:name="L425"/></text:p>
          </table:table-cell>
        </table:table-row>
        <table:table-row>
          <table:table-cell table:style-name="Table1.A1" office:value-type="string">
            <text:p text:style-name="P21"><text:bookmark text:name="LC425"/></text:p>
          </table:table-cell>
          <table:table-cell table:style-name="Table1.A1" office:value-type="string">
            <text:p text:style-name="P23"><text:span text:style-name="T4">if</text:span>(hitCh&lt;=<text:span text:style-name="T8">3</text:span>) cout&lt;&lt;<text:span text:style-name="T5">"The enemy missed."</text:span>&lt;&lt;endl;<text:bookmark text:name="L426"/></text:p>
          </table:table-cell>
        </table:table-row>
        <table:table-row>
          <table:table-cell table:style-name="Table1.A1" office:value-type="string">
            <text:p text:style-name="P21"><text:bookmark text:name="LC426"/></text:p>
          </table:table-cell>
          <table:table-cell table:style-name="Table1.A1" office:value-type="string">
            <text:p text:style-name="P23"><text:span text:style-name="T4">else</text:span> {<text:bookmark text:name="L427"/></text:p>
          </table:table-cell>
        </table:table-row>
        <text:soft-page-break/>
        <table:table-row>
          <table:table-cell table:style-name="Table1.A1" office:value-type="string">
            <text:p text:style-name="P21"><text:bookmark text:name="LC427"/></text:p>
          </table:table-cell>
          <table:table-cell table:style-name="Table1.A1" office:value-type="string">
            <text:p text:style-name="P23">user.<text:span text:style-name="T8">takeDam</text:span>(enemy.<text:span text:style-name="T8">getDps</text:span>());<text:bookmark text:name="L428"/></text:p>
          </table:table-cell>
        </table:table-row>
        <table:table-row>
          <table:table-cell table:style-name="Table1.A1" office:value-type="string">
            <text:p text:style-name="P21"><text:bookmark text:name="LC428"/></text:p>
          </table:table-cell>
          <table:table-cell table:style-name="Table1.A1" office:value-type="string">
            <text:p text:style-name="P23"><text:span text:style-name="T4">if</text:span>(enemy.<text:span text:style-name="T8">getBon</text:span>()==<text:span text:style-name="T5">"Rupture"</text:span>){<text:bookmark text:name="L429"/></text:p>
          </table:table-cell>
        </table:table-row>
        <table:table-row>
          <table:table-cell table:style-name="Table1.A1" office:value-type="string">
            <text:p text:style-name="P21"><text:bookmark text:name="LC429"/></text:p>
          </table:table-cell>
          <table:table-cell table:style-name="Table1.A1" office:value-type="string">
            <text:p text:style-name="P23">cout&lt;&lt;<text:span text:style-name="T5">"(Rupture) The enemy has left a permanent wound."</text:span>&lt;&lt;endl;<text:bookmark text:name="L430"/></text:p>
          </table:table-cell>
        </table:table-row>
        <table:table-row>
          <table:table-cell table:style-name="Table1.A1" office:value-type="string">
            <text:p text:style-name="P21"><text:bookmark text:name="LC430"/></text:p>
          </table:table-cell>
          <table:table-cell table:style-name="Table1.A1" office:value-type="string">
            <text:p text:style-name="P23">cout&lt;&lt;<text:span text:style-name="T5">" -20 to your maximum health"</text:span>&lt;&lt;endl;<text:bookmark text:name="L431"/></text:p>
          </table:table-cell>
        </table:table-row>
        <table:table-row>
          <table:table-cell table:style-name="Table1.A1" office:value-type="string">
            <text:p text:style-name="P21"><text:bookmark text:name="LC431"/></text:p>
          </table:table-cell>
          <table:table-cell table:style-name="Table1.A1" office:value-type="string">
            <text:p text:style-name="P23">user.<text:span text:style-name="T8">setMaxH</text:span>((user.<text:span text:style-name="T8">getMaxH</text:span>())-<text:span text:style-name="T8">20</text:span>);<text:bookmark text:name="L432"/></text:p>
          </table:table-cell>
        </table:table-row>
        <table:table-row>
          <table:table-cell table:style-name="Table1.A1" office:value-type="string">
            <text:p text:style-name="P21"><text:bookmark text:name="LC432"/></text:p>
          </table:table-cell>
          <table:table-cell table:style-name="Table1.A1" office:value-type="string">
            <text:p text:style-name="P23"><text:span text:style-name="T4">if</text:span>(user.<text:span text:style-name="T8">getMaxH</text:span>()&gt;user.<text:span text:style-name="T8">getHel</text:span>()) user.<text:span text:style-name="T8">setHel</text:span>(user.<text:span text:style-name="T8">getMaxH</text:span>());<text:bookmark text:name="L433"/></text:p>
          </table:table-cell>
        </table:table-row>
        <table:table-row>
          <table:table-cell table:style-name="Table1.A1" office:value-type="string">
            <text:p text:style-name="P21"><text:bookmark text:name="LC433"/></text:p>
          </table:table-cell>
          <table:table-cell table:style-name="Table1.A1" office:value-type="string">
            <text:p text:style-name="P23">}<text:bookmark text:name="L434"/></text:p>
          </table:table-cell>
        </table:table-row>
        <table:table-row>
          <table:table-cell table:style-name="Table1.A1" office:value-type="string">
            <text:p text:style-name="P21"><text:bookmark text:name="LC434"/></text:p>
          </table:table-cell>
          <table:table-cell table:style-name="Table1.A1" office:value-type="string">
            <text:p text:style-name="P23">}<text:bookmark text:name="L435"/></text:p>
          </table:table-cell>
        </table:table-row>
        <table:table-row>
          <table:table-cell table:style-name="Table1.A1" office:value-type="string">
            <text:p text:style-name="P21"><text:bookmark text:name="LC435"/></text:p>
          </table:table-cell>
          <table:table-cell table:style-name="Table1.A1" office:value-type="string">
            <text:p text:style-name="P23">cout&lt;&lt;<text:span text:style-name="T5">"********************"</text:span>&lt;&lt;endl;<text:bookmark text:name="L436"/></text:p>
          </table:table-cell>
        </table:table-row>
        <table:table-row>
          <table:table-cell table:style-name="Table1.A1" office:value-type="string">
            <text:p text:style-name="P21"><text:bookmark text:name="LC436"/></text:p>
          </table:table-cell>
          <table:table-cell table:style-name="Table1.A1" office:value-type="string">
            <text:p text:style-name="P23">}<text:bookmark text:name="L437"/></text:p>
          </table:table-cell>
        </table:table-row>
        <table:table-row>
          <table:table-cell table:style-name="Table1.A1" office:value-type="string">
            <text:p text:style-name="P21"><text:bookmark text:name="LC437"/></text:p>
          </table:table-cell>
          <table:table-cell table:style-name="Table1.A1" office:value-type="string">
            <text:p text:style-name="P22">//player attacks enemy<text:bookmark text:name="L438"/></text:p>
          </table:table-cell>
        </table:table-row>
        <table:table-row>
          <table:table-cell table:style-name="Table1.A1" office:value-type="string">
            <text:p text:style-name="P21"><text:bookmark text:name="LC438"/></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439"/></text:p>
          </table:table-cell>
        </table:table-row>
        <table:table-row>
          <table:table-cell table:style-name="Table1.A1" office:value-type="string">
            <text:p text:style-name="P21"><text:bookmark text:name="LC439"/></text:p>
          </table:table-cell>
          <table:table-cell table:style-name="Table1.A1" office:value-type="string">
            <text:p text:style-name="P23">userCho=<text:span text:style-name="T8">pickMov</text:span>(user);<text:bookmark text:name="L440"/></text:p>
          </table:table-cell>
        </table:table-row>
        <table:table-row>
          <table:table-cell table:style-name="Table1.A1" office:value-type="string">
            <text:p text:style-name="P21"><text:bookmark text:name="LC440"/></text:p>
          </table:table-cell>
          <table:table-cell table:style-name="Table1.A1" office:value-type="string">
            <text:p text:style-name="P23">hitCh=<text:span text:style-name="T8">rand</text:span>()%<text:span text:style-name="T8">10</text:span>+<text:span text:style-name="T8">1</text:span>;<text:bookmark text:name="L441"/></text:p>
          </table:table-cell>
        </table:table-row>
        <table:table-row>
          <table:table-cell table:style-name="Table1.A1" office:value-type="string">
            <text:p text:style-name="P21"><text:bookmark text:name="LC441"/></text:p>
          </table:table-cell>
          <table:table-cell table:style-name="Table1.A1" office:value-type="string">
            <text:p text:style-name="P23"><text:span text:style-name="T4">if</text:span>(enemy.<text:span text:style-name="T8">getWeak</text:span>()==user.<text:span text:style-name="T8">getArch</text:span>()||enemy.<text:span text:style-name="T8">getWeak</text:span>()==<text:span text:style-name="T5">"Any"</text:span>) hitCh+=<text:span text:style-name="T8">1</text:span>;<text:bookmark text:name="L442"/></text:p>
          </table:table-cell>
        </table:table-row>
        <table:table-row>
          <table:table-cell table:style-name="Table1.A1" office:value-type="string">
            <text:p text:style-name="P21"><text:bookmark text:name="LC442"/></text:p>
          </table:table-cell>
          <table:table-cell table:style-name="Table1.A1" office:value-type="string">
            <text:p text:style-name="P23"><text:span text:style-name="T4">if</text:span>(enemy.<text:span text:style-name="T8">getBon</text:span>()==<text:span text:style-name="T5">"Dodge Chance"</text:span>) hitCh-=<text:span text:style-name="T8">1</text:span>;<text:bookmark text:name="L443"/></text:p>
          </table:table-cell>
        </table:table-row>
        <table:table-row>
          <table:table-cell table:style-name="Table1.A1" office:value-type="string">
            <text:p text:style-name="P21"><text:bookmark text:name="LC443"/></text:p>
          </table:table-cell>
          <table:table-cell table:style-name="Table1.A1" office:value-type="string">
            <text:p text:style-name="P23"><text:span text:style-name="T4">if</text:span>(userCho==<text:span text:style-name="T8">1</text:span>){<text:bookmark text:name="L444"/></text:p>
          </table:table-cell>
        </table:table-row>
        <table:table-row>
          <table:table-cell table:style-name="Table1.A1" office:value-type="string">
            <text:p text:style-name="P21"><text:bookmark text:name="LC444"/></text:p>
          </table:table-cell>
          <table:table-cell table:style-name="Table1.A1" office:value-type="string">
            <text:p text:style-name="P23"><text:span text:style-name="T4">if</text:span>(hitCh&lt;=<text:span text:style-name="T8">4</text:span>) cout&lt;&lt;<text:span text:style-name="T5">"You weapon has missed. No damage done."</text:span>&lt;&lt;endl;<text:bookmark text:name="L445"/></text:p>
          </table:table-cell>
        </table:table-row>
        <table:table-row>
          <table:table-cell table:style-name="Table1.A1" office:value-type="string">
            <text:p text:style-name="P21"><text:bookmark text:name="LC445"/></text:p>
          </table:table-cell>
          <table:table-cell table:style-name="Table1.A1" office:value-type="string">
            <text:p text:style-name="P23"><text:span text:style-name="T4">else</text:span>{<text:bookmark text:name="L446"/></text:p>
          </table:table-cell>
        </table:table-row>
        <table:table-row>
          <table:table-cell table:style-name="Table1.A1" office:value-type="string">
            <text:p text:style-name="P21"><text:bookmark text:name="LC446"/></text:p>
          </table:table-cell>
          <table:table-cell table:style-name="Table1.A1" office:value-type="string">
            <text:p text:style-name="P23">enemy.<text:span text:style-name="T8">takeDmg</text:span>(user.<text:span text:style-name="T8">getDps</text:span>());<text:bookmark text:name="L447"/></text:p>
          </table:table-cell>
        </table:table-row>
        <table:table-row>
          <table:table-cell table:style-name="Table1.A1" office:value-type="string">
            <text:p text:style-name="P21"><text:bookmark text:name="LC447"/></text:p>
          </table:table-cell>
          <table:table-cell table:style-name="Table1.A1" office:value-type="string">
            <text:p text:style-name="P23"><text:span text:style-name="T4">if</text:span>(user.<text:span text:style-name="T8">getWepn</text:span>().<text:span text:style-name="T8">getWBon</text:span>()==<text:span text:style-name="T5">"LifeSteal"</text:span>){<text:bookmark text:name="L448"/></text:p>
          </table:table-cell>
        </table:table-row>
        <table:table-row>
          <table:table-cell table:style-name="Table1.A1" office:value-type="string">
            <text:p text:style-name="P21"><text:bookmark text:name="LC448"/></text:p>
          </table:table-cell>
          <table:table-cell table:style-name="Table1.A1" office:value-type="string">
            <text:p text:style-name="P23">user.<text:span text:style-name="T8">addHel</text:span>(user.<text:span text:style-name="T8">getDps</text:span>());<text:bookmark text:name="L449"/></text:p>
          </table:table-cell>
        </table:table-row>
        <table:table-row>
          <table:table-cell table:style-name="Table1.A1" office:value-type="string">
            <text:p text:style-name="P21"><text:bookmark text:name="LC449"/></text:p>
          </table:table-cell>
          <table:table-cell table:style-name="Table1.A1" office:value-type="string">
            <text:p text:style-name="P23">}<text:bookmark text:name="L450"/></text:p>
          </table:table-cell>
        </table:table-row>
        <table:table-row>
          <table:table-cell table:style-name="Table1.A1" office:value-type="string">
            <text:p text:style-name="P21"><text:bookmark text:name="LC450"/></text:p>
          </table:table-cell>
          <table:table-cell table:style-name="Table1.A1" office:value-type="string">
            <text:p text:style-name="P23">}<text:bookmark text:name="L451"/></text:p>
          </table:table-cell>
        </table:table-row>
        <table:table-row>
          <table:table-cell table:style-name="Table1.A1" office:value-type="string">
            <text:p text:style-name="P21"><text:bookmark text:name="LC451"/></text:p>
          </table:table-cell>
          <table:table-cell table:style-name="Table1.A1" office:value-type="string">
            <text:p text:style-name="P23">}<text:span text:style-name="T4">else</text:span> <text:span text:style-name="T4">if</text:span>(userCho==<text:span text:style-name="T8">2</text:span>){<text:bookmark text:name="L452"/></text:p>
          </table:table-cell>
        </table:table-row>
        <table:table-row>
          <table:table-cell table:style-name="Table1.A1" office:value-type="string">
            <text:p text:style-name="P21"><text:bookmark text:name="LC452"/></text:p>
          </table:table-cell>
          <table:table-cell table:style-name="Table1.A1" office:value-type="string">
            <text:p text:style-name="P23">user.<text:span text:style-name="T8">healS</text:span>(); <text:bookmark text:name="L453"/></text:p>
          </table:table-cell>
        </table:table-row>
        <table:table-row>
          <table:table-cell table:style-name="Table1.A1" office:value-type="string">
            <text:p text:style-name="P21"><text:bookmark text:name="LC453"/></text:p>
          </table:table-cell>
          <table:table-cell table:style-name="Table1.A1" office:value-type="string">
            <text:p text:style-name="P23">}<text:span text:style-name="T4">else</text:span> <text:span text:style-name="T4">if</text:span>(userCho==<text:span text:style-name="T8">3</text:span>){<text:bookmark text:name="L454"/></text:p>
          </table:table-cell>
        </table:table-row>
        <table:table-row>
          <table:table-cell table:style-name="Table1.A1" office:value-type="string">
            <text:p text:style-name="P21"><text:bookmark text:name="LC454"/></text:p>
          </table:table-cell>
          <table:table-cell table:style-name="Table1.A1" office:value-type="string">
            <text:p text:style-name="P23">enemy.<text:span text:style-name="T8">setHlth</text:span>(user.<text:span text:style-name="T8">useSpec</text:span>(enemy.<text:span text:style-name="T8">getHlth</text:span>())); <text:bookmark text:name="L455"/></text:p>
          </table:table-cell>
        </table:table-row>
        <table:table-row>
          <table:table-cell table:style-name="Table1.A1" office:value-type="string">
            <text:p text:style-name="P21"><text:bookmark text:name="LC455"/></text:p>
          </table:table-cell>
          <table:table-cell table:style-name="Table1.A1" office:value-type="string">
            <text:p text:style-name="P23">}<text:span text:style-name="T4">else</text:span>{<text:bookmark text:name="L456"/></text:p>
          </table:table-cell>
        </table:table-row>
        <table:table-row>
          <table:table-cell table:style-name="Table1.A1" office:value-type="string">
            <text:p text:style-name="P21"><text:bookmark text:name="LC456"/></text:p>
          </table:table-cell>
          <table:table-cell table:style-name="Table1.A1" office:value-type="string">
            <text:p text:style-name="P23">user.<text:span text:style-name="T8">setHel</text:span>(<text:span text:style-name="T8">0</text:span>); <text:bookmark text:name="L457"/></text:p>
          </table:table-cell>
        </table:table-row>
        <table:table-row>
          <table:table-cell table:style-name="Table1.A1" office:value-type="string">
            <text:p text:style-name="P21"><text:bookmark text:name="LC457"/></text:p>
          </table:table-cell>
          <table:table-cell table:style-name="Table1.A1" office:value-type="string">
            <text:p text:style-name="P23">}<text:bookmark text:name="L458"/></text:p>
          </table:table-cell>
        </table:table-row>
        <table:table-row>
          <table:table-cell table:style-name="Table1.A1" office:value-type="string">
            <text:p text:style-name="P21"><text:bookmark text:name="LC458"/></text:p>
          </table:table-cell>
          <table:table-cell table:style-name="Table1.A1" office:value-type="string">
            <text:p text:style-name="P23"><text:span text:style-name="T8">pauseG</text:span>();<text:bookmark text:name="L459"/></text:p>
          </table:table-cell>
        </table:table-row>
        <table:table-row>
          <table:table-cell table:style-name="Table1.A1" office:value-type="string">
            <text:p text:style-name="P21"><text:bookmark text:name="LC459"/></text:p>
          </table:table-cell>
          <table:table-cell table:style-name="Table1.A1" office:value-type="string">
            <text:p text:style-name="P23">}<text:bookmark text:name="L460"/></text:p>
          </table:table-cell>
        </table:table-row>
        <table:table-row>
          <table:table-cell table:style-name="Table1.A1" office:value-type="string">
            <text:p text:style-name="P21"><text:bookmark text:name="LC460"/></text:p>
          </table:table-cell>
          <table:table-cell table:style-name="Table1.A1" office:value-type="string">
            <text:p text:style-name="P23">}<text:span text:style-name="T4">while</text:span>((user.<text:span text:style-name="T8">getHel</text:span>()&gt;<text:span text:style-name="T8">0</text:span>) &amp;&amp; (enemy.<text:span text:style-name="T8">getHlth</text:span>()&gt;<text:span text:style-name="T8">0</text:span>)); <text:span text:style-name="T6">//continue until one dead</text:span><text:bookmark text:name="L461"/></text:p>
          </table:table-cell>
        </table:table-row>
        <table:table-row>
          <table:table-cell table:style-name="Table1.A1" office:value-type="string">
            <text:p text:style-name="P21"><text:bookmark text:name="LC461"/></text:p>
          </table:table-cell>
          <table:table-cell table:style-name="Table1.A1" office:value-type="string">
            <text:p text:style-name="P22">//check for user death<text:bookmark text:name="L462"/></text:p>
          </table:table-cell>
        </table:table-row>
        <table:table-row>
          <table:table-cell table:style-name="Table1.A1" office:value-type="string">
            <text:p text:style-name="P21"><text:bookmark text:name="LC462"/></text:p>
          </table:table-cell>
          <table:table-cell table:style-name="Table1.A1" office:value-type="string">
            <text:p text:style-name="P23"><text:span text:style-name="T4">if</text:span>(user.<text:span text:style-name="T8">getHel</text:span>()==<text:span text:style-name="T8">0</text:span>){<text:bookmark text:name="L463"/></text:p>
          </table:table-cell>
        </table:table-row>
        <table:table-row>
          <table:table-cell table:style-name="Table1.A1" office:value-type="string">
            <text:p text:style-name="P21"><text:bookmark text:name="LC463"/></text:p>
          </table:table-cell>
          <table:table-cell table:style-name="Table1.A1" office:value-type="string">
            <text:p text:style-name="P23">cout&lt;&lt;<text:span text:style-name="T5">"You have died"</text:span>&lt;&lt;endl;<text:bookmark text:name="L464"/></text:p>
          </table:table-cell>
        </table:table-row>
        <table:table-row>
          <table:table-cell table:style-name="Table1.A1" office:value-type="string">
            <text:p text:style-name="P21"><text:bookmark text:name="LC464"/></text:p>
          </table:table-cell>
          <table:table-cell table:style-name="Table1.A1" office:value-type="string">
            <text:p text:style-name="P23"><text:span text:style-name="T8">pauseG</text:span>();<text:bookmark text:name="L465"/></text:p>
          </table:table-cell>
        </table:table-row>
        <table:table-row>
          <table:table-cell table:style-name="Table1.A1" office:value-type="string">
            <text:p text:style-name="P21"><text:bookmark text:name="LC465"/></text:p>
          </table:table-cell>
          <table:table-cell table:style-name="Table1.A1" office:value-type="string">
            <text:p text:style-name="P23"><text:span text:style-name="T4">return</text:span> <text:span text:style-name="T8">false</text:span>;<text:bookmark text:name="L466"/></text:p>
          </table:table-cell>
        </table:table-row>
        <table:table-row>
          <table:table-cell table:style-name="Table1.A1" office:value-type="string">
            <text:p text:style-name="P21"><text:bookmark text:name="LC466"/></text:p>
          </table:table-cell>
          <table:table-cell table:style-name="Table1.A1" office:value-type="string">
            <text:p text:style-name="P23">}<text:bookmark text:name="L467"/></text:p>
          </table:table-cell>
        </table:table-row>
        <table:table-row>
          <table:table-cell table:style-name="Table1.A1" office:value-type="string">
            <text:p text:style-name="P21"><text:bookmark text:name="LC467"/></text:p>
          </table:table-cell>
          <table:table-cell table:style-name="Table1.A1" office:value-type="string">
            <text:p text:style-name="P23"><text:span text:style-name="T4">else</text:span>{<text:bookmark text:name="L468"/></text:p>
          </table:table-cell>
        </table:table-row>
        <table:table-row>
          <table:table-cell table:style-name="Table1.A1" office:value-type="string">
            <text:p text:style-name="P21"><text:bookmark text:name="LC468"/></text:p>
          </table:table-cell>
          <table:table-cell table:style-name="Table1.A1" office:value-type="string">
            <text:p text:style-name="P23">cout&lt;&lt;<text:span text:style-name="T5">"You have slain the enemy"</text:span>&lt;&lt;endl;<text:bookmark text:name="L469"/></text:p>
          </table:table-cell>
        </table:table-row>
        <table:table-row>
          <table:table-cell table:style-name="Table1.A1" office:value-type="string">
            <text:p text:style-name="P21"><text:bookmark text:name="LC469"/></text:p>
          </table:table-cell>
          <table:table-cell table:style-name="Table1.A1" office:value-type="string">
            <text:p text:style-name="P23"><text:span text:style-name="T8">pauseG</text:span>();<text:bookmark text:name="L470"/></text:p>
          </table:table-cell>
        </table:table-row>
        <table:table-row>
          <table:table-cell table:style-name="Table1.A1" office:value-type="string">
            <text:p text:style-name="P21"><text:bookmark text:name="LC470"/></text:p>
          </table:table-cell>
          <table:table-cell table:style-name="Table1.A1" office:value-type="string">
            <text:p text:style-name="P23"><text:span text:style-name="T4">return</text:span> <text:span text:style-name="T8">true</text:span>;<text:bookmark text:name="L471"/></text:p>
          </table:table-cell>
        </table:table-row>
        <table:table-row>
          <table:table-cell table:style-name="Table1.A1" office:value-type="string">
            <text:p text:style-name="P21"><text:bookmark text:name="LC471"/></text:p>
          </table:table-cell>
          <table:table-cell table:style-name="Table1.A1" office:value-type="string">
            <text:p text:style-name="P23">}<text:bookmark text:name="L472"/></text:p>
          </table:table-cell>
        </table:table-row>
        <table:table-row>
          <table:table-cell table:style-name="Table1.A1" office:value-type="string">
            <text:p text:style-name="P21"><text:bookmark text:name="LC472"/></text:p>
          </table:table-cell>
          <table:table-cell table:style-name="Table1.A1" office:value-type="string">
            <text:p text:style-name="P23">}<text:bookmark text:name="L473"/></text:p>
          </table:table-cell>
        </table:table-row>
        <table:table-row>
          <table:table-cell table:style-name="Table1.A1" office:value-type="string">
            <text:p text:style-name="P21"><text:bookmark text:name="LC473"/></text:p>
          </table:table-cell>
          <table:table-cell table:style-name="Table1.A1" office:value-type="string">
            <text:p text:style-name="P22">//*******************************//<text:bookmark text:name="L474"/></text:p>
          </table:table-cell>
        </table:table-row>
        <table:table-row>
          <table:table-cell table:style-name="Table1.A1" office:value-type="string">
            <text:p text:style-name="P21"><text:bookmark text:name="LC474"/></text:p>
          </table:table-cell>
          <table:table-cell table:style-name="Table1.A1" office:value-type="string">
            <text:p text:style-name="P22">// duel boss //<text:bookmark text:name="L475"/></text:p>
          </table:table-cell>
        </table:table-row>
        <table:table-row>
          <table:table-cell table:style-name="Table1.A1" office:value-type="string">
            <text:p text:style-name="P21"><text:bookmark text:name="LC475"/></text:p>
          </table:table-cell>
          <table:table-cell table:style-name="Table1.A1" office:value-type="string">
            <text:p text:style-name="P22">//*******************************//<text:bookmark text:name="L476"/></text:p>
          </table:table-cell>
        </table:table-row>
        <table:table-row>
          <table:table-cell table:style-name="Table1.A1" office:value-type="string">
            <text:p text:style-name="P21"><text:bookmark text:name="LC476"/></text:p>
          </table:table-cell>
          <table:table-cell table:style-name="Table1.A1" office:value-type="string">
            <text:p text:style-name="P23"><text:span text:style-name="T4">bool</text:span> <text:span text:style-name="T7">duelBos</text:span>(Player &amp;user){<text:bookmark text:name="L477"/></text:p>
          </table:table-cell>
        </table:table-row>
        <table:table-row>
          <table:table-cell table:style-name="Table1.A1" office:value-type="string">
            <text:p text:style-name="P21"><text:bookmark text:name="LC477"/></text:p>
          </table:table-cell>
          <table:table-cell table:style-name="Table1.A1" office:value-type="string">
            <text:p text:style-name="P22">//declare variables<text:bookmark text:name="L478"/></text:p>
          </table:table-cell>
        </table:table-row>
        <text:soft-page-break/>
        <table:table-row>
          <table:table-cell table:style-name="Table1.A1" office:value-type="string">
            <text:p text:style-name="P21"><text:bookmark text:name="LC478"/></text:p>
          </table:table-cell>
          <table:table-cell table:style-name="Table1.A1" office:value-type="string">
            <text:p text:style-name="P23"><text:span text:style-name="T4">short</text:span> hitCh=<text:span text:style-name="T8">0</text:span>, userCho=<text:span text:style-name="T8">0</text:span>, spez=<text:span text:style-name="T8">0</text:span>, fear=<text:span text:style-name="T8">0</text:span>,hyde=<text:span text:style-name="T8">0</text:span>,devour=<text:span text:style-name="T8">0</text:span>;<text:bookmark text:name="L479"/></text:p>
          </table:table-cell>
        </table:table-row>
        <table:table-row>
          <table:table-cell table:style-name="Table1.A1" office:value-type="string">
            <text:p text:style-name="P21"><text:bookmark text:name="LC479"/></text:p>
          </table:table-cell>
          <table:table-cell table:style-name="Table1.A1" office:value-type="string">
            <text:p text:style-name="P23"><text:span text:style-name="T4">int</text:span> temp=<text:span text:style-name="T8">0</text:span>;<text:bookmark text:name="L480"/></text:p>
          </table:table-cell>
        </table:table-row>
        <table:table-row>
          <table:table-cell table:style-name="Table1.A1" office:value-type="string">
            <text:p text:style-name="P21"><text:bookmark text:name="LC480"/></text:p>
          </table:table-cell>
          <table:table-cell table:style-name="Table1.A1" office:value-type="string">
            <text:p text:style-name="P22">//create enemy<text:bookmark text:name="L481"/></text:p>
          </table:table-cell>
        </table:table-row>
        <table:table-row>
          <table:table-cell table:style-name="Table1.A1" office:value-type="string">
            <text:p text:style-name="P21"><text:bookmark text:name="LC481"/></text:p>
          </table:table-cell>
          <table:table-cell table:style-name="Table1.A1" office:value-type="string">
            <text:p text:style-name="P23">BossUnit enemy;<text:bookmark text:name="L482"/></text:p>
          </table:table-cell>
        </table:table-row>
        <table:table-row>
          <table:table-cell table:style-name="Table1.A1" office:value-type="string">
            <text:p text:style-name="P21"><text:bookmark text:name="LC482"/></text:p>
          </table:table-cell>
          <table:table-cell table:style-name="Table1.A1" office:value-type="string">
            <text:p text:style-name="P22">//introduce enemy<text:bookmark text:name="L483"/></text:p>
          </table:table-cell>
        </table:table-row>
        <table:table-row>
          <table:table-cell table:style-name="Table1.A1" office:value-type="string">
            <text:p text:style-name="P21"><text:bookmark text:name="LC483"/></text:p>
          </table:table-cell>
          <table:table-cell table:style-name="Table1.A1" office:value-type="string">
            <text:p text:style-name="P23">cout&lt;&lt;<text:span text:style-name="T5">"Before you stands the abhorrent "</text:span>&lt;&lt;enemy.<text:span text:style-name="T8">getName</text:span>()&lt;&lt;endl;<text:bookmark text:name="L484"/></text:p>
          </table:table-cell>
        </table:table-row>
        <table:table-row>
          <table:table-cell table:style-name="Table1.A1" office:value-type="string">
            <text:p text:style-name="P21"><text:bookmark text:name="LC484"/></text:p>
          </table:table-cell>
          <table:table-cell table:style-name="Table1.A1" office:value-type="string">
            <text:p text:style-name="P22">//check for special<text:bookmark text:name="L485"/></text:p>
          </table:table-cell>
        </table:table-row>
        <table:table-row>
          <table:table-cell table:style-name="Table1.A1" office:value-type="string">
            <text:p text:style-name="P21"><text:bookmark text:name="LC485"/></text:p>
          </table:table-cell>
          <table:table-cell table:style-name="Table1.A1" office:value-type="string">
            <text:p text:style-name="P23"><text:span text:style-name="T4">if</text:span>(enemy.<text:span text:style-name="T8">getBon</text:span>()==<text:span text:style-name="T5">"Toxic"</text:span>){<text:bookmark text:name="L486"/></text:p>
          </table:table-cell>
        </table:table-row>
        <table:table-row>
          <table:table-cell table:style-name="Table1.A1" office:value-type="string">
            <text:p text:style-name="P21"><text:bookmark text:name="LC486"/></text:p>
          </table:table-cell>
          <table:table-cell table:style-name="Table1.A1" office:value-type="string">
            <text:p text:style-name="P23">cout&lt;&lt;<text:span text:style-name="T5">"(Toxic) A vile cloud has lowered your resilience."</text:span>&lt;&lt;endl;<text:span text:style-name="T6">//check for bonus</text:span><text:bookmark text:name="L487"/></text:p>
          </table:table-cell>
        </table:table-row>
        <table:table-row>
          <table:table-cell table:style-name="Table1.A1" office:value-type="string">
            <text:p text:style-name="P21"><text:bookmark text:name="LC487"/></text:p>
          </table:table-cell>
          <table:table-cell table:style-name="Table1.A1" office:value-type="string">
            <text:p text:style-name="P23">cout&lt;&lt;<text:span text:style-name="T5">" -100 to your maximum health."</text:span>&lt;&lt;endl;<text:bookmark text:name="L488"/></text:p>
          </table:table-cell>
        </table:table-row>
        <table:table-row>
          <table:table-cell table:style-name="Table1.A1" office:value-type="string">
            <text:p text:style-name="P21"><text:bookmark text:name="LC488"/></text:p>
          </table:table-cell>
          <table:table-cell table:style-name="Table1.A1" office:value-type="string">
            <text:p text:style-name="P23">user.<text:span text:style-name="T8">setMaxH</text:span>((user.<text:span text:style-name="T8">getMaxH</text:span>())-<text:span text:style-name="T8">100</text:span>);<text:bookmark text:name="L489"/></text:p>
          </table:table-cell>
        </table:table-row>
        <table:table-row>
          <table:table-cell table:style-name="Table1.A1" office:value-type="string">
            <text:p text:style-name="P21"><text:bookmark text:name="LC489"/></text:p>
          </table:table-cell>
          <table:table-cell table:style-name="Table1.A1" office:value-type="string">
            <text:p text:style-name="P23"><text:span text:style-name="T4">if</text:span>(user.<text:span text:style-name="T8">getHel</text:span>()&gt;user.<text:span text:style-name="T8">getMaxH</text:span>()) user.<text:span text:style-name="T8">setHel</text:span>(user.<text:span text:style-name="T8">getMaxH</text:span>());<text:bookmark text:name="L490"/></text:p>
          </table:table-cell>
        </table:table-row>
        <table:table-row>
          <table:table-cell table:style-name="Table1.A1" office:value-type="string">
            <text:p text:style-name="P21"><text:bookmark text:name="LC490"/></text:p>
          </table:table-cell>
          <table:table-cell table:style-name="Table1.A1" office:value-type="string">
            <text:p text:style-name="P23">}<text:bookmark text:name="L491"/></text:p>
          </table:table-cell>
        </table:table-row>
        <table:table-row>
          <table:table-cell table:style-name="Table1.A1" office:value-type="string">
            <text:p text:style-name="P21"><text:bookmark text:name="LC491"/></text:p>
          </table:table-cell>
          <table:table-cell table:style-name="Table1.A1" office:value-type="string">
            <text:p text:style-name="P22">//find who hits first<text:bookmark text:name="L492"/></text:p>
          </table:table-cell>
        </table:table-row>
        <table:table-row>
          <table:table-cell table:style-name="Table1.A1" office:value-type="string">
            <text:p text:style-name="P21"><text:bookmark text:name="LC492"/></text:p>
          </table:table-cell>
          <table:table-cell table:style-name="Table1.A1" office:value-type="string">
            <text:p text:style-name="P23"><text:span text:style-name="T4">if</text:span>(enemy.<text:span text:style-name="T8">getSpec</text:span>()==<text:span text:style-name="T5">"Trample"</text:span>&amp;&amp; user.<text:span text:style-name="T8">getHel</text:span>()&gt;<text:span text:style-name="T8">100</text:span>){<text:bookmark text:name="L493"/></text:p>
          </table:table-cell>
        </table:table-row>
        <table:table-row>
          <table:table-cell table:style-name="Table1.A1" office:value-type="string">
            <text:p text:style-name="P21"><text:bookmark text:name="LC493"/></text:p>
          </table:table-cell>
          <table:table-cell table:style-name="Table1.A1" office:value-type="string">
            <text:p text:style-name="P23">cout&lt;&lt;<text:span text:style-name="T5">"(Trample) Hoofs storm across your person."</text:span>&lt;&lt;endl;<text:span text:style-name="T6">//enemy hits first</text:span><text:bookmark text:name="L494"/></text:p>
          </table:table-cell>
        </table:table-row>
        <table:table-row>
          <table:table-cell table:style-name="Table1.A1" office:value-type="string">
            <text:p text:style-name="P21"><text:bookmark text:name="LC494"/></text:p>
          </table:table-cell>
          <table:table-cell table:style-name="Table1.A1" office:value-type="string">
            <text:p text:style-name="P23">cout&lt;&lt;<text:span text:style-name="T5">" -100 health"</text:span>&lt;&lt;endl;<text:bookmark text:name="L495"/></text:p>
          </table:table-cell>
        </table:table-row>
        <table:table-row>
          <table:table-cell table:style-name="Table1.A1" office:value-type="string">
            <text:p text:style-name="P21"><text:bookmark text:name="LC495"/></text:p>
          </table:table-cell>
          <table:table-cell table:style-name="Table1.A1" office:value-type="string">
            <text:p text:style-name="P23">user.<text:span text:style-name="T8">takeDam</text:span>(<text:span text:style-name="T8">100</text:span>);<text:bookmark text:name="L496"/></text:p>
          </table:table-cell>
        </table:table-row>
        <table:table-row>
          <table:table-cell table:style-name="Table1.A1" office:value-type="string">
            <text:p text:style-name="P21"><text:bookmark text:name="LC496"/></text:p>
          </table:table-cell>
          <table:table-cell table:style-name="Table1.A1" office:value-type="string">
            <text:p text:style-name="P23">}<text:bookmark text:name="L497"/></text:p>
          </table:table-cell>
        </table:table-row>
        <table:table-row>
          <table:table-cell table:style-name="Table1.A1" office:value-type="string">
            <text:p text:style-name="P21"><text:bookmark text:name="LC497"/></text:p>
          </table:table-cell>
          <table:table-cell table:style-name="Table1.A1" office:value-type="string">
            <text:p text:style-name="P23"><text:span text:style-name="T4">if</text:span>(user.<text:span text:style-name="T8">getWepn</text:span>().<text:span text:style-name="T8">getWBon</text:span>()==<text:span text:style-name="T5">"First Strike"</text:span>){<text:bookmark text:name="L498"/></text:p>
          </table:table-cell>
        </table:table-row>
        <table:table-row>
          <table:table-cell table:style-name="Table1.A1" office:value-type="string">
            <text:p text:style-name="P21"><text:bookmark text:name="LC498"/></text:p>
          </table:table-cell>
          <table:table-cell table:style-name="Table1.A1" office:value-type="string">
            <text:p text:style-name="P23">cout&lt;&lt;<text:span text:style-name="T5">"(First Strike) You get a free hit."</text:span>&lt;&lt;endl;<text:bookmark text:name="L499"/></text:p>
          </table:table-cell>
        </table:table-row>
        <table:table-row>
          <table:table-cell table:style-name="Table1.A1" office:value-type="string">
            <text:p text:style-name="P21"><text:bookmark text:name="LC499"/></text:p>
          </table:table-cell>
          <table:table-cell table:style-name="Table1.A1" office:value-type="string">
            <text:p text:style-name="P22">//user hits first (or second if the enemy has trample)<text:bookmark text:name="L500"/></text:p>
          </table:table-cell>
        </table:table-row>
        <table:table-row>
          <table:table-cell table:style-name="Table1.A1" office:value-type="string">
            <text:p text:style-name="P21"><text:bookmark text:name="LC500"/></text:p>
          </table:table-cell>
          <table:table-cell table:style-name="Table1.A1" office:value-type="string">
            <text:p text:style-name="P23">hitCh=<text:span text:style-name="T8">rand</text:span>()%<text:span text:style-name="T8">10</text:span>+<text:span text:style-name="T8">1</text:span>;<text:bookmark text:name="L501"/></text:p>
          </table:table-cell>
        </table:table-row>
        <table:table-row>
          <table:table-cell table:style-name="Table1.A1" office:value-type="string">
            <text:p text:style-name="P21"><text:bookmark text:name="LC501"/></text:p>
          </table:table-cell>
          <table:table-cell table:style-name="Table1.A1" office:value-type="string">
            <text:p text:style-name="P23"><text:span text:style-name="T4">if</text:span>(hitCh&lt;=<text:span text:style-name="T8">3</text:span>) cout&lt;&lt;<text:span text:style-name="T5">"You missed your attack."</text:span>&lt;&lt;endl;<text:span text:style-name="T6">//check for miss</text:span><text:bookmark text:name="L502"/></text:p>
          </table:table-cell>
        </table:table-row>
        <table:table-row>
          <table:table-cell table:style-name="Table1.A1" office:value-type="string">
            <text:p text:style-name="P21"><text:bookmark text:name="LC502"/></text:p>
          </table:table-cell>
          <table:table-cell table:style-name="Table1.A1" office:value-type="string">
            <text:p text:style-name="P23"><text:span text:style-name="T4">else</text:span> enemy.<text:span text:style-name="T8">takeDmg</text:span>(user.<text:span text:style-name="T8">getDps</text:span>()),hyde++;<text:span text:style-name="T6">//deal damage</text:span><text:bookmark text:name="L503"/></text:p>
          </table:table-cell>
        </table:table-row>
        <table:table-row>
          <table:table-cell table:style-name="Table1.A1" office:value-type="string">
            <text:p text:style-name="P21"><text:bookmark text:name="LC503"/></text:p>
          </table:table-cell>
          <table:table-cell table:style-name="Table1.A1" office:value-type="string">
            <text:p text:style-name="P23"><text:span text:style-name="T8">pauseG</text:span>();<text:bookmark text:name="L504"/></text:p>
          </table:table-cell>
        </table:table-row>
        <table:table-row>
          <table:table-cell table:style-name="Table1.A1" office:value-type="string">
            <text:p text:style-name="P21"><text:bookmark text:name="LC504"/></text:p>
          </table:table-cell>
          <table:table-cell table:style-name="Table1.A1" office:value-type="string">
            <text:p text:style-name="P23">}<text:bookmark text:name="L505"/></text:p>
          </table:table-cell>
        </table:table-row>
        <table:table-row>
          <table:table-cell table:style-name="Table1.A1" office:value-type="string">
            <text:p text:style-name="P21"><text:bookmark text:name="LC505"/></text:p>
          </table:table-cell>
          <table:table-cell table:style-name="Table1.A1" office:value-type="string">
            <text:p text:style-name="P23"><text:span text:style-name="T4">do</text:span>{<text:bookmark text:name="L506"/></text:p>
          </table:table-cell>
        </table:table-row>
        <table:table-row>
          <table:table-cell table:style-name="Table1.A1" office:value-type="string">
            <text:p text:style-name="P21"><text:bookmark text:name="LC506"/></text:p>
          </table:table-cell>
          <table:table-cell table:style-name="Table1.A1" office:value-type="string">
            <text:p text:style-name="P22">//enemy attacks player<text:bookmark text:name="L507"/></text:p>
          </table:table-cell>
        </table:table-row>
        <table:table-row>
          <table:table-cell table:style-name="Table1.A1" office:value-type="string">
            <text:p text:style-name="P21"><text:bookmark text:name="LC507"/></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508"/></text:p>
          </table:table-cell>
        </table:table-row>
        <table:table-row>
          <table:table-cell table:style-name="Table1.A1" office:value-type="string">
            <text:p text:style-name="P21"><text:bookmark text:name="LC508"/></text:p>
          </table:table-cell>
          <table:table-cell table:style-name="Table1.A1" office:value-type="string">
            <text:p text:style-name="P23">hitCh=<text:span text:style-name="T8">rand</text:span>()%<text:span text:style-name="T8">10</text:span>+<text:span text:style-name="T8">1</text:span>;<text:bookmark text:name="L509"/></text:p>
          </table:table-cell>
        </table:table-row>
        <table:table-row>
          <table:table-cell table:style-name="Table1.A1" office:value-type="string">
            <text:p text:style-name="P21"><text:bookmark text:name="LC509"/></text:p>
          </table:table-cell>
          <table:table-cell table:style-name="Table1.A1" office:value-type="string">
            <text:p text:style-name="P23"><text:span text:style-name="T4">if</text:span>(user.<text:span text:style-name="T8">getWepn</text:span>().<text:span text:style-name="T8">getWBon</text:span>()==<text:span text:style-name="T5">"Dodge Chance"</text:span>) hitCh-=<text:span text:style-name="T8">2</text:span>;<text:span text:style-name="T6">//check for dodge</text:span><text:bookmark text:name="L5103"/><text:bookmark text:name="L5104"/></text:p>
          </table:table-cell>
        </table:table-row>
        <table:table-row>
          <table:table-cell table:style-name="Table1.A1" office:value-type="string">
            <text:p text:style-name="P21"><text:bookmark text:name="LC5103"/><text:bookmark text:name="LC5104"/></text:p>
          </table:table-cell>
          <table:table-cell table:style-name="Table1.A1" office:value-type="string">
            <text:p text:style-name="P23"><text:span text:style-name="T4">if</text:span>(hitCh&lt;=<text:span text:style-name="T8">1</text:span>) cout&lt;&lt;<text:span text:style-name="T5">"The enemy missed."</text:span>&lt;&lt;endl;<text:span text:style-name="T6">//check for miss</text:span><text:bookmark text:name="L5113"/><text:bookmark text:name="L5114"/></text:p>
          </table:table-cell>
        </table:table-row>
        <table:table-row>
          <table:table-cell table:style-name="Table1.A1" office:value-type="string">
            <text:p text:style-name="P21"><text:bookmark text:name="LC5113"/><text:bookmark text:name="LC5114"/></text:p>
          </table:table-cell>
          <table:table-cell table:style-name="Table1.A1" office:value-type="string">
            <text:p text:style-name="P23"><text:span text:style-name="T4">else</text:span> {<text:bookmark text:name="L5123"/><text:bookmark text:name="L5124"/></text:p>
          </table:table-cell>
        </table:table-row>
        <table:table-row>
          <table:table-cell table:style-name="Table1.A1" office:value-type="string">
            <text:p text:style-name="P21"><text:bookmark text:name="LC5123"/><text:bookmark text:name="LC5124"/></text:p>
          </table:table-cell>
          <table:table-cell table:style-name="Table1.A1" office:value-type="string">
            <text:p text:style-name="P23">user.<text:span text:style-name="T8">takeDam</text:span>(enemy.<text:span text:style-name="T8">getDps</text:span>());<text:span text:style-name="T6">//deal damage</text:span><text:bookmark text:name="L5133"/><text:bookmark text:name="L5134"/></text:p>
          </table:table-cell>
        </table:table-row>
        <table:table-row>
          <table:table-cell table:style-name="Table1.A1" office:value-type="string">
            <text:p text:style-name="P21"><text:bookmark text:name="LC5131"/><text:bookmark text:name="LC5132"/></text:p>
          </table:table-cell>
          <table:table-cell table:style-name="Table1.A1" office:value-type="string">
            <text:p text:style-name="P23"><text:span text:style-name="T4">if</text:span>(enemy.<text:span text:style-name="T8">getBon</text:span>()==<text:span text:style-name="T5">"LifeSteal"</text:span>) enemy.<text:span text:style-name="T8">setHlth</text:span>((enemy.<text:span text:style-name="T8">getHlth</text:span>())+enemy.<text:span text:style-name="T8">getDps</text:span>());<text:bookmark text:name="L514"/></text:p>
          </table:table-cell>
        </table:table-row>
        <table:table-row>
          <table:table-cell table:style-name="Table1.A1" office:value-type="string">
            <text:p text:style-name="P21"><text:bookmark text:name="LC514"/></text:p>
          </table:table-cell>
          <table:table-cell table:style-name="Table1.A1" office:value-type="string">
            <text:p text:style-name="P23">cout&lt;&lt;<text:span text:style-name="T5">"(LifeSteal) "</text:span>&lt;&lt;enemy.<text:span text:style-name="T8">getName</text:span>()&lt;&lt;<text:span text:style-name="T5">" has stolen life equal to the damage dealt"</text:span>&lt;&lt;endl;<text:bookmark text:name="L515"/></text:p>
          </table:table-cell>
        </table:table-row>
        <table:table-row>
          <table:table-cell table:style-name="Table1.A1" office:value-type="string">
            <text:p text:style-name="P21"><text:bookmark text:name="LC515"/></text:p>
          </table:table-cell>
          <table:table-cell table:style-name="Table1.A1" office:value-type="string">
            <text:p text:style-name="P23">}<text:bookmark text:name="L516"/></text:p>
          </table:table-cell>
        </table:table-row>
        <table:table-row>
          <table:table-cell table:style-name="Table1.A1" office:value-type="string">
            <text:p text:style-name="P21"><text:bookmark text:name="LC516"/></text:p>
          </table:table-cell>
          <table:table-cell table:style-name="Table1.A1" office:value-type="string">
            <text:p text:style-name="P23">cout&lt;&lt;<text:span text:style-name="T5">"********************"</text:span>&lt;&lt;endl;<text:bookmark text:name="L517"/></text:p>
          </table:table-cell>
        </table:table-row>
        <table:table-row>
          <table:table-cell table:style-name="Table1.A1" office:value-type="string">
            <text:p text:style-name="P21"><text:bookmark text:name="LC517"/></text:p>
          </table:table-cell>
          <table:table-cell table:style-name="Table1.A1" office:value-type="string">
            <text:p text:style-name="P23">}<text:bookmark text:name="L518"/></text:p>
          </table:table-cell>
        </table:table-row>
        <table:table-row>
          <table:table-cell table:style-name="Table1.A1" office:value-type="string">
            <text:p text:style-name="P21"><text:bookmark text:name="LC518"/></text:p>
          </table:table-cell>
          <table:table-cell table:style-name="Table1.A1" office:value-type="string">
            <text:p text:style-name="P23">devour=<text:span text:style-name="T8">rand</text:span>()%<text:span text:style-name="T8">4</text:span>+<text:span text:style-name="T8">1</text:span>;<text:bookmark text:name="L519"/></text:p>
          </table:table-cell>
        </table:table-row>
        <table:table-row>
          <table:table-cell table:style-name="Table1.A1" office:value-type="string">
            <text:p text:style-name="P21"><text:bookmark text:name="LC519"/></text:p>
          </table:table-cell>
          <table:table-cell table:style-name="Table1.A1" office:value-type="string">
            <text:p text:style-name="P23"><text:span text:style-name="T4">if</text:span>(devour==<text:span text:style-name="T8">1</text:span> &amp;&amp; enemy.<text:span text:style-name="T8">getSpec</text:span>()==<text:span text:style-name="T5">"Devour"</text:span>){<text:bookmark text:name="L520"/></text:p>
          </table:table-cell>
        </table:table-row>
        <table:table-row>
          <table:table-cell table:style-name="Table1.A1" office:value-type="string">
            <text:p text:style-name="P21"><text:bookmark text:name="LC520"/></text:p>
          </table:table-cell>
          <table:table-cell table:style-name="Table1.A1" office:value-type="string">
            <text:p text:style-name="P23">cout&lt;&lt;<text:span text:style-name="T5">"(Devour) The Great Old One Cthulhu has devoured you whole."</text:span>&lt;&lt;endl;<text:bookmark text:name="L5211"/><text:bookmark text:name="L5212"/></text:p>
          </table:table-cell>
        </table:table-row>
        <table:table-row>
          <table:table-cell table:style-name="Table1.A1" office:value-type="string">
            <text:p text:style-name="P21"><text:bookmark text:name="LC5211"/><text:bookmark text:name="LC5212"/></text:p>
          </table:table-cell>
          <table:table-cell table:style-name="Table1.A1" office:value-type="string">
            <text:p text:style-name="P23">user.<text:span text:style-name="T8">setHel</text:span>(<text:span text:style-name="T8">0</text:span>);<text:bookmark text:name="L5221"/><text:bookmark text:name="L5222"/></text:p>
          </table:table-cell>
        </table:table-row>
        <table:table-row>
          <table:table-cell table:style-name="Table1.A1" office:value-type="string">
            <text:p text:style-name="P21"><text:bookmark text:name="LC5221"/><text:bookmark text:name="LC5222"/></text:p>
          </table:table-cell>
          <table:table-cell table:style-name="Table1.A1" office:value-type="string">
            <text:p text:style-name="P23">}<text:bookmark text:name="L523"/></text:p>
          </table:table-cell>
        </table:table-row>
        <table:table-row>
          <table:table-cell table:style-name="Table1.A1" office:value-type="string">
            <text:p text:style-name="P21"><text:bookmark text:name="LC5231"/><text:bookmark text:name="LC5232"/></text:p>
          </table:table-cell>
          <table:table-cell table:style-name="Table1.A1" office:value-type="string">
            <text:p text:style-name="P22">//player attacks enemy<text:bookmark text:name="L5241"/><text:bookmark text:name="L5242"/></text:p>
          </table:table-cell>
        </table:table-row>
        <table:table-row>
          <table:table-cell table:style-name="Table1.A1" office:value-type="string">
            <text:p text:style-name="P21"><text:bookmark text:name="LC524"/></text:p>
          </table:table-cell>
          <table:table-cell table:style-name="Table1.A1" office:value-type="string">
            <text:p text:style-name="P23"><text:span text:style-name="T4">if</text:span>((enemy.<text:span text:style-name="T8">getHlth</text:span>()!=<text:span text:style-name="T8">0</text:span>) &amp;&amp; (user.<text:span text:style-name="T8">getHel</text:span>()!=<text:span text:style-name="T8">0</text:span>)){<text:bookmark text:name="L525"/></text:p>
          </table:table-cell>
        </table:table-row>
        <table:table-row>
          <table:table-cell table:style-name="Table1.A1" office:value-type="string">
            <text:p text:style-name="P21"><text:bookmark text:name="LC525"/></text:p>
          </table:table-cell>
          <table:table-cell table:style-name="Table1.A1" office:value-type="string">
            <text:p text:style-name="P23">userCho=<text:span text:style-name="T8">pickMov</text:span>(user);<text:bookmark text:name="L526"/></text:p>
          </table:table-cell>
        </table:table-row>
        <table:table-row>
          <table:table-cell table:style-name="Table1.A1" office:value-type="string">
            <text:p text:style-name="P21"><text:bookmark text:name="LC526"/></text:p>
          </table:table-cell>
          <table:table-cell table:style-name="Table1.A1" office:value-type="string">
            <text:p text:style-name="P23">hitCh=<text:span text:style-name="T8">rand</text:span>()%<text:span text:style-name="T8">10</text:span>+<text:span text:style-name="T8">1</text:span>;<text:bookmark text:name="L527"/></text:p>
          </table:table-cell>
        </table:table-row>
        <table:table-row>
          <table:table-cell table:style-name="Table1.A1" office:value-type="string">
            <text:p text:style-name="P21"><text:bookmark text:name="LC527"/></text:p>
          </table:table-cell>
          <table:table-cell table:style-name="Table1.A1" office:value-type="string">
            <text:p text:style-name="P23"><text:span text:style-name="T4">if</text:span>(enemy.<text:span text:style-name="T8">getBon</text:span>()==<text:span text:style-name="T5">"Fear"</text:span>) fear=<text:span text:style-name="T8">rand</text:span>()%<text:span text:style-name="T8">3</text:span>+<text:span text:style-name="T8">1</text:span>;<text:bookmark text:name="L528"/></text:p>
          </table:table-cell>
        </table:table-row>
        <table:table-row>
          <table:table-cell table:style-name="Table1.A1" office:value-type="string">
            <text:p text:style-name="P21"><text:bookmark text:name="LC528"/></text:p>
          </table:table-cell>
          <table:table-cell table:style-name="Table1.A1" office:value-type="string">
            <text:p text:style-name="P23"><text:span text:style-name="T4">if</text:span>(fear==<text:span text:style-name="T8">1</text:span>){<text:bookmark text:name="L529"/></text:p>
          </table:table-cell>
        </table:table-row>
        <text:soft-page-break/>
        <table:table-row>
          <table:table-cell table:style-name="Table1.A1" office:value-type="string">
            <text:p text:style-name="P21"><text:bookmark text:name="LC529"/></text:p>
          </table:table-cell>
          <table:table-cell table:style-name="Table1.A1" office:value-type="string">
            <text:p text:style-name="P23">hitCh=<text:span text:style-name="T8">1</text:span>;<text:bookmark text:name="L530"/></text:p>
          </table:table-cell>
        </table:table-row>
        <table:table-row>
          <table:table-cell table:style-name="Table1.A1" office:value-type="string">
            <text:p text:style-name="P21"><text:bookmark text:name="LC530"/></text:p>
          </table:table-cell>
          <table:table-cell table:style-name="Table1.A1" office:value-type="string">
            <text:p text:style-name="P23">cout&lt;&lt;<text:span text:style-name="T5">"(Fear) "</text:span>&lt;&lt;enemy.<text:span text:style-name="T8">getName</text:span>()&lt;&lt;<text:span text:style-name="T5">" has struck you with fright."</text:span>&lt;&lt;endl;<text:bookmark text:name="L5311"/><text:bookmark text:name="L5312"/></text:p>
          </table:table-cell>
        </table:table-row>
        <table:table-row>
          <table:table-cell table:style-name="Table1.A1" office:value-type="string">
            <text:p text:style-name="P21"><text:bookmark text:name="LC531"/></text:p>
          </table:table-cell>
          <table:table-cell table:style-name="Table1.A1" office:value-type="string">
            <text:p text:style-name="P23">}<text:bookmark text:name="L5321"/><text:bookmark text:name="L5322"/></text:p>
          </table:table-cell>
        </table:table-row>
        <table:table-row>
          <table:table-cell table:style-name="Table1.A1" office:value-type="string">
            <text:p text:style-name="P21"><text:bookmark text:name="LC532"/></text:p>
          </table:table-cell>
          <table:table-cell table:style-name="Table1.A1" office:value-type="string">
            <text:p text:style-name="P23"><text:span text:style-name="T4">if</text:span>(userCho==<text:span text:style-name="T8">1</text:span>){<text:bookmark text:name="L533"/></text:p>
          </table:table-cell>
        </table:table-row>
        <table:table-row>
          <table:table-cell table:style-name="Table1.A1" office:value-type="string">
            <text:p text:style-name="P21"><text:bookmark text:name="LC533"/></text:p>
          </table:table-cell>
          <table:table-cell table:style-name="Table1.A1" office:value-type="string">
            <text:p text:style-name="P23"><text:span text:style-name="T4">if</text:span>(hitCh==<text:span text:style-name="T8">1</text:span>&amp;&amp; enemy.<text:span text:style-name="T8">getBon</text:span>()==<text:span text:style-name="T5">"The Call"</text:span>){<text:bookmark text:name="L534"/></text:p>
          </table:table-cell>
        </table:table-row>
        <table:table-row>
          <table:table-cell table:style-name="Table1.A1" office:value-type="string">
            <text:p text:style-name="P21"><text:bookmark text:name="LC534"/></text:p>
          </table:table-cell>
          <table:table-cell table:style-name="Table1.A1" office:value-type="string">
            <text:p text:style-name="P23">cout&lt;&lt;<text:span text:style-name="T5">"(The Call) You lose focus and harm yourself."</text:span>&lt;&lt;endl;<text:bookmark text:name="L535"/></text:p>
          </table:table-cell>
        </table:table-row>
        <table:table-row>
          <table:table-cell table:style-name="Table1.A1" office:value-type="string">
            <text:p text:style-name="P21"><text:bookmark text:name="LC535"/></text:p>
          </table:table-cell>
          <table:table-cell table:style-name="Table1.A1" office:value-type="string">
            <text:p text:style-name="P23">cout&lt;&lt;<text:span text:style-name="T5">"You take "</text:span>&lt;&lt;user.<text:span text:style-name="T8">getDps</text:span>()&lt;&lt;<text:span text:style-name="T5">" damage."</text:span>&lt;&lt;endl;<text:bookmark text:name="L536"/></text:p>
          </table:table-cell>
        </table:table-row>
        <table:table-row>
          <table:table-cell table:style-name="Table1.A1" office:value-type="string">
            <text:p text:style-name="P21"><text:bookmark text:name="LC536"/></text:p>
          </table:table-cell>
          <table:table-cell table:style-name="Table1.A1" office:value-type="string">
            <text:p text:style-name="P23">user.<text:span text:style-name="T8">takeDam</text:span>(user.<text:span text:style-name="T8">getDps</text:span>());<text:bookmark text:name="L537"/></text:p>
          </table:table-cell>
        </table:table-row>
        <table:table-row>
          <table:table-cell table:style-name="Table1.A1" office:value-type="string">
            <text:p text:style-name="P21"><text:bookmark text:name="LC537"/></text:p>
          </table:table-cell>
          <table:table-cell table:style-name="Table1.A1" office:value-type="string">
            <text:p text:style-name="P23">}<text:bookmark text:name="L538"/></text:p>
          </table:table-cell>
        </table:table-row>
        <table:table-row>
          <table:table-cell table:style-name="Table1.A1" office:value-type="string">
            <text:p text:style-name="P21"><text:bookmark text:name="LC538"/></text:p>
          </table:table-cell>
          <table:table-cell table:style-name="Table1.A1" office:value-type="string">
            <text:p text:style-name="P23"><text:span text:style-name="T4">else</text:span> <text:span text:style-name="T4">if</text:span>(hitCh&lt;=<text:span text:style-name="T8">3</text:span>) cout&lt;&lt;<text:span text:style-name="T5">"You weapon has missed. No damage done."</text:span>&lt;&lt;endl;<text:bookmark text:name="L539"/></text:p>
          </table:table-cell>
        </table:table-row>
        <table:table-row>
          <table:table-cell table:style-name="Table1.A1" office:value-type="string">
            <text:p text:style-name="P21"><text:bookmark text:name="LC539"/></text:p>
          </table:table-cell>
          <table:table-cell table:style-name="Table1.A1" office:value-type="string">
            <text:p text:style-name="P23"><text:span text:style-name="T4">else</text:span>{<text:bookmark text:name="L540"/></text:p>
          </table:table-cell>
        </table:table-row>
        <table:table-row>
          <table:table-cell table:style-name="Table1.A1" office:value-type="string">
            <text:p text:style-name="P21"><text:bookmark text:name="LC540"/></text:p>
          </table:table-cell>
          <table:table-cell table:style-name="Table1.A1" office:value-type="string">
            <text:p text:style-name="P23">enemy.<text:span text:style-name="T8">takeDmg</text:span>(user.<text:span text:style-name="T8">getDps</text:span>());<text:bookmark text:name="L541"/></text:p>
          </table:table-cell>
        </table:table-row>
        <table:table-row>
          <table:table-cell table:style-name="Table1.A1" office:value-type="string">
            <text:p text:style-name="P21"><text:bookmark text:name="LC541"/></text:p>
          </table:table-cell>
          <table:table-cell table:style-name="Table1.A1" office:value-type="string">
            <text:p text:style-name="P23">hyde++;<text:bookmark text:name="L542"/></text:p>
          </table:table-cell>
        </table:table-row>
        <table:table-row>
          <table:table-cell table:style-name="Table1.A1" office:value-type="string">
            <text:p text:style-name="P21"><text:bookmark text:name="LC542"/></text:p>
          </table:table-cell>
          <table:table-cell table:style-name="Table1.A1" office:value-type="string">
            <text:p text:style-name="P23"><text:span text:style-name="T4">if</text:span>(user.<text:span text:style-name="T8">getWepn</text:span>().<text:span text:style-name="T8">getWBon</text:span>()==<text:span text:style-name="T5">"LifeSteal"</text:span>){<text:bookmark text:name="L543"/></text:p>
          </table:table-cell>
        </table:table-row>
        <table:table-row>
          <table:table-cell table:style-name="Table1.A1" office:value-type="string">
            <text:p text:style-name="P21"><text:bookmark text:name="LC543"/></text:p>
          </table:table-cell>
          <table:table-cell table:style-name="Table1.A1" office:value-type="string">
            <text:p text:style-name="P23">user.<text:span text:style-name="T8">addHel</text:span>(user.<text:span text:style-name="T8">getDps</text:span>());<text:bookmark text:name="L544"/></text:p>
          </table:table-cell>
        </table:table-row>
        <table:table-row>
          <table:table-cell table:style-name="Table1.A1" office:value-type="string">
            <text:p text:style-name="P21"><text:bookmark text:name="LC544"/></text:p>
          </table:table-cell>
          <table:table-cell table:style-name="Table1.A1" office:value-type="string">
            <text:p text:style-name="P23">}<text:bookmark text:name="L545"/></text:p>
          </table:table-cell>
        </table:table-row>
        <table:table-row>
          <table:table-cell table:style-name="Table1.A1" office:value-type="string">
            <text:p text:style-name="P21"><text:bookmark text:name="LC545"/></text:p>
          </table:table-cell>
          <table:table-cell table:style-name="Table1.A1" office:value-type="string">
            <text:p text:style-name="P23"><text:span text:style-name="T4">if</text:span>(enemy.<text:span text:style-name="T8">getBon</text:span>()==<text:span text:style-name="T5">"Conduit"</text:span>){<text:bookmark text:name="L546"/></text:p>
          </table:table-cell>
        </table:table-row>
        <table:table-row>
          <table:table-cell table:style-name="Table1.A1" office:value-type="string">
            <text:p text:style-name="P21"><text:bookmark text:name="LC546"/></text:p>
          </table:table-cell>
          <table:table-cell table:style-name="Table1.A1" office:value-type="string">
            <text:p text:style-name="P23">cout&lt;&lt;<text:span text:style-name="T5">"(Conduit) Electricity forks off the creature and onto you"</text:span>&lt;&lt;endl;<text:bookmark text:name="L547"/></text:p>
          </table:table-cell>
        </table:table-row>
        <table:table-row>
          <table:table-cell table:style-name="Table1.A1" office:value-type="string">
            <text:p text:style-name="P21"><text:bookmark text:name="LC547"/></text:p>
          </table:table-cell>
          <table:table-cell table:style-name="Table1.A1" office:value-type="string">
            <text:p text:style-name="P23">cout&lt;&lt;<text:span text:style-name="T5">" 20 Damage to your health."</text:span>&lt;&lt;endl;<text:bookmark text:name="L548"/></text:p>
          </table:table-cell>
        </table:table-row>
        <table:table-row>
          <table:table-cell table:style-name="Table1.A1" office:value-type="string">
            <text:p text:style-name="P21"><text:bookmark text:name="LC548"/></text:p>
          </table:table-cell>
          <table:table-cell table:style-name="Table1.A1" office:value-type="string">
            <text:p text:style-name="P23">user.<text:span text:style-name="T8">takeDam</text:span>(<text:span text:style-name="T8">20</text:span>);<text:bookmark text:name="L549"/></text:p>
          </table:table-cell>
        </table:table-row>
        <table:table-row>
          <table:table-cell table:style-name="Table1.A1" office:value-type="string">
            <text:p text:style-name="P21"><text:bookmark text:name="LC549"/></text:p>
          </table:table-cell>
          <table:table-cell table:style-name="Table1.A1" office:value-type="string">
            <text:p text:style-name="P23">}<text:bookmark text:name="L550"/></text:p>
          </table:table-cell>
        </table:table-row>
        <table:table-row>
          <table:table-cell table:style-name="Table1.A1" office:value-type="string">
            <text:p text:style-name="P21"><text:bookmark text:name="LC550"/></text:p>
          </table:table-cell>
          <table:table-cell table:style-name="Table1.A1" office:value-type="string">
            <text:p text:style-name="P23">}<text:bookmark text:name="L551"/></text:p>
          </table:table-cell>
        </table:table-row>
        <table:table-row>
          <table:table-cell table:style-name="Table1.A1" office:value-type="string">
            <text:p text:style-name="P21"><text:bookmark text:name="LC551"/></text:p>
          </table:table-cell>
          <table:table-cell table:style-name="Table1.A1" office:value-type="string">
            <text:p text:style-name="P23">}<text:span text:style-name="T4">else</text:span> <text:span text:style-name="T4">if</text:span>(userCho==<text:span text:style-name="T8">2</text:span>){<text:bookmark text:name="L552"/></text:p>
          </table:table-cell>
        </table:table-row>
        <table:table-row>
          <table:table-cell table:style-name="Table1.A1" office:value-type="string">
            <text:p text:style-name="P21"><text:bookmark text:name="LC552"/></text:p>
          </table:table-cell>
          <table:table-cell table:style-name="Table1.A1" office:value-type="string">
            <text:p text:style-name="P23">user.<text:span text:style-name="T8">healS</text:span>(); <text:bookmark text:name="L553"/></text:p>
          </table:table-cell>
        </table:table-row>
        <table:table-row>
          <table:table-cell table:style-name="Table1.A1" office:value-type="string">
            <text:p text:style-name="P21"><text:bookmark text:name="LC553"/></text:p>
          </table:table-cell>
          <table:table-cell table:style-name="Table1.A1" office:value-type="string">
            <text:p text:style-name="P23">}<text:span text:style-name="T4">else</text:span> <text:span text:style-name="T4">if</text:span>(userCho==<text:span text:style-name="T8">3</text:span>){<text:bookmark text:name="L554"/></text:p>
          </table:table-cell>
        </table:table-row>
        <table:table-row>
          <table:table-cell table:style-name="Table1.A1" office:value-type="string">
            <text:p text:style-name="P21"><text:bookmark text:name="LC554"/></text:p>
          </table:table-cell>
          <table:table-cell table:style-name="Table1.A1" office:value-type="string">
            <text:p text:style-name="P23">enemy.<text:span text:style-name="T8">setHlth</text:span>(user.<text:span text:style-name="T8">useSpec</text:span>(enemy.<text:span text:style-name="T8">getHlth</text:span>())); <text:bookmark text:name="L555"/></text:p>
          </table:table-cell>
        </table:table-row>
        <table:table-row>
          <table:table-cell table:style-name="Table1.A1" office:value-type="string">
            <text:p text:style-name="P21"><text:bookmark text:name="LC555"/></text:p>
          </table:table-cell>
          <table:table-cell table:style-name="Table1.A1" office:value-type="string">
            <text:p text:style-name="P23">}<text:span text:style-name="T4">else</text:span>{<text:bookmark text:name="L556"/></text:p>
          </table:table-cell>
        </table:table-row>
        <table:table-row>
          <table:table-cell table:style-name="Table1.A1" office:value-type="string">
            <text:p text:style-name="P21"><text:bookmark text:name="LC556"/></text:p>
          </table:table-cell>
          <table:table-cell table:style-name="Table1.A1" office:value-type="string">
            <text:p text:style-name="P23">user.<text:span text:style-name="T8">setHel</text:span>(<text:span text:style-name="T8">0</text:span>); <text:bookmark text:name="L557"/></text:p>
          </table:table-cell>
        </table:table-row>
        <table:table-row>
          <table:table-cell table:style-name="Table1.A1" office:value-type="string">
            <text:p text:style-name="P21"><text:bookmark text:name="LC557"/></text:p>
          </table:table-cell>
          <table:table-cell table:style-name="Table1.A1" office:value-type="string">
            <text:p text:style-name="P23">}<text:bookmark text:name="L558"/></text:p>
          </table:table-cell>
        </table:table-row>
        <table:table-row>
          <table:table-cell table:style-name="Table1.A1" office:value-type="string">
            <text:p text:style-name="P21"><text:bookmark text:name="LC558"/></text:p>
          </table:table-cell>
          <table:table-cell table:style-name="Table1.A1" office:value-type="string">
            <text:p text:style-name="P23"><text:span text:style-name="T8">pauseG</text:span>();<text:bookmark text:name="L559"/></text:p>
          </table:table-cell>
        </table:table-row>
        <table:table-row>
          <table:table-cell table:style-name="Table1.A1" office:value-type="string">
            <text:p text:style-name="P21"><text:bookmark text:name="LC559"/></text:p>
          </table:table-cell>
          <table:table-cell table:style-name="Table1.A1" office:value-type="string">
            <text:p text:style-name="P21"><text:bookmark text:name="L560"/></text:p>
          </table:table-cell>
        </table:table-row>
        <table:table-row>
          <table:table-cell table:style-name="Table1.A1" office:value-type="string">
            <text:p text:style-name="P21"><text:bookmark text:name="LC560"/></text:p>
          </table:table-cell>
          <table:table-cell table:style-name="Table1.A1" office:value-type="string">
            <text:p text:style-name="P23">}<text:bookmark text:name="L561"/></text:p>
          </table:table-cell>
        </table:table-row>
        <table:table-row>
          <table:table-cell table:style-name="Table1.A1" office:value-type="string">
            <text:p text:style-name="P21"><text:bookmark text:name="LC561"/></text:p>
          </table:table-cell>
          <table:table-cell table:style-name="Table1.A1" office:value-type="string">
            <text:p text:style-name="P23"><text:span text:style-name="T4">if</text:span>((spez==<text:span text:style-name="T8">0</text:span>)&amp;&amp;(enemy.<text:span text:style-name="T8">getHlth</text:span>()&lt;=<text:span text:style-name="T8">100</text:span>)&amp;&amp;(enemy.<text:span text:style-name="T8">getSpec</text:span>()==<text:span text:style-name="T5">"LifeSwap"</text:span>)){<text:bookmark text:name="L562"/></text:p>
          </table:table-cell>
        </table:table-row>
        <table:table-row>
          <table:table-cell table:style-name="Table1.A1" office:value-type="string">
            <text:p text:style-name="P21"><text:bookmark text:name="LC562"/></text:p>
          </table:table-cell>
          <table:table-cell table:style-name="Table1.A1" office:value-type="string">
            <text:p text:style-name="P23">cout&lt;&lt;<text:span text:style-name="T5">"(LifeSwap) Your life totals have been swapped"</text:span>&lt;&lt;endl;<text:bookmark text:name="L563"/></text:p>
          </table:table-cell>
        </table:table-row>
        <table:table-row>
          <table:table-cell table:style-name="Table1.A1" office:value-type="string">
            <text:p text:style-name="P21"><text:bookmark text:name="LC563"/></text:p>
          </table:table-cell>
          <table:table-cell table:style-name="Table1.A1" office:value-type="string">
            <text:p text:style-name="P23">temp=enemy.<text:span text:style-name="T8">getHlth</text:span>();<text:bookmark text:name="L564"/></text:p>
          </table:table-cell>
        </table:table-row>
        <table:table-row>
          <table:table-cell table:style-name="Table1.A1" office:value-type="string">
            <text:p text:style-name="P21"><text:bookmark text:name="LC564"/></text:p>
          </table:table-cell>
          <table:table-cell table:style-name="Table1.A1" office:value-type="string">
            <text:p text:style-name="P23">enemy.<text:span text:style-name="T8">setHlth</text:span>(user.<text:span text:style-name="T8">getHel</text:span>());<text:bookmark text:name="L565"/></text:p>
          </table:table-cell>
        </table:table-row>
        <table:table-row>
          <table:table-cell table:style-name="Table1.A1" office:value-type="string">
            <text:p text:style-name="P21"><text:bookmark text:name="LC565"/></text:p>
          </table:table-cell>
          <table:table-cell table:style-name="Table1.A1" office:value-type="string">
            <text:p text:style-name="P23">user.<text:span text:style-name="T8">setHel</text:span>(temp);<text:bookmark text:name="L566"/></text:p>
          </table:table-cell>
        </table:table-row>
        <table:table-row>
          <table:table-cell table:style-name="Table1.A1" office:value-type="string">
            <text:p text:style-name="P21"><text:bookmark text:name="LC566"/></text:p>
          </table:table-cell>
          <table:table-cell table:style-name="Table1.A1" office:value-type="string">
            <text:p text:style-name="P23">spez++;<text:bookmark text:name="L567"/></text:p>
          </table:table-cell>
        </table:table-row>
        <table:table-row>
          <table:table-cell table:style-name="Table1.A1" office:value-type="string">
            <text:p text:style-name="P21"><text:bookmark text:name="LC567"/></text:p>
          </table:table-cell>
          <table:table-cell table:style-name="Table1.A1" office:value-type="string">
            <text:p text:style-name="P23">}<text:bookmark text:name="L568"/></text:p>
          </table:table-cell>
        </table:table-row>
        <table:table-row>
          <table:table-cell table:style-name="Table1.A1" office:value-type="string">
            <text:p text:style-name="P21"><text:bookmark text:name="LC568"/></text:p>
          </table:table-cell>
          <table:table-cell table:style-name="Table1.A1" office:value-type="string">
            <text:p text:style-name="P23"><text:span text:style-name="T4">if</text:span>((spez==<text:span text:style-name="T8">0</text:span>)&amp;&amp;(hyde&gt;=<text:span text:style-name="T8">5</text:span>)&amp;&amp;(enemy.<text:span text:style-name="T8">getSpec</text:span>()==<text:span text:style-name="T5">"Anger"</text:span>)){<text:bookmark text:name="L569"/></text:p>
          </table:table-cell>
        </table:table-row>
        <table:table-row>
          <table:table-cell table:style-name="Table1.A1" office:value-type="string">
            <text:p text:style-name="P21"><text:bookmark text:name="LC569"/></text:p>
          </table:table-cell>
          <table:table-cell table:style-name="Table1.A1" office:value-type="string">
            <text:p text:style-name="P23">cout&lt;&lt;<text:span text:style-name="T5">"(Anger) You have driven "</text:span>&lt;&lt;enemy.<text:span text:style-name="T8">getName</text:span>()&lt;&lt;<text:span text:style-name="T5">" to desperation."</text:span>&lt;&lt;endl;<text:bookmark text:name="L570"/></text:p>
          </table:table-cell>
        </table:table-row>
        <table:table-row>
          <table:table-cell table:style-name="Table1.A1" office:value-type="string">
            <text:p text:style-name="P21"><text:bookmark text:name="LC570"/></text:p>
          </table:table-cell>
          <table:table-cell table:style-name="Table1.A1" office:value-type="string">
            <text:p text:style-name="P23">cout&lt;&lt;<text:span text:style-name="T5">"After swallowing a nefarious concoction, he has embraced his"</text:span>&lt;&lt;endl;<text:bookmark text:name="L571"/></text:p>
          </table:table-cell>
        </table:table-row>
        <table:table-row>
          <table:table-cell table:style-name="Table1.A1" office:value-type="string">
            <text:p text:style-name="P21"><text:bookmark text:name="LC571"/></text:p>
          </table:table-cell>
          <table:table-cell table:style-name="Table1.A1" office:value-type="string">
            <text:p text:style-name="P23">cout&lt;&lt;<text:span text:style-name="T5">"inner Mr. Hyde."</text:span>&lt;&lt;endl;<text:bookmark text:name="L572"/></text:p>
          </table:table-cell>
        </table:table-row>
        <table:table-row>
          <table:table-cell table:style-name="Table1.A1" office:value-type="string">
            <text:p text:style-name="P21"><text:bookmark text:name="LC572"/></text:p>
          </table:table-cell>
          <table:table-cell table:style-name="Table1.A1" office:value-type="string">
            <text:p text:style-name="P23">enemy.<text:span text:style-name="T8">setDps</text:span>(<text:span text:style-name="T8">200</text:span>);<text:bookmark text:name="L573"/></text:p>
          </table:table-cell>
        </table:table-row>
        <table:table-row>
          <table:table-cell table:style-name="Table1.A1" office:value-type="string">
            <text:p text:style-name="P21"><text:bookmark text:name="LC573"/></text:p>
          </table:table-cell>
          <table:table-cell table:style-name="Table1.A1" office:value-type="string">
            <text:p text:style-name="P23">spez++;<text:bookmark text:name="L574"/></text:p>
          </table:table-cell>
        </table:table-row>
        <table:table-row>
          <table:table-cell table:style-name="Table1.A1" office:value-type="string">
            <text:p text:style-name="P21"><text:bookmark text:name="LC574"/></text:p>
          </table:table-cell>
          <table:table-cell table:style-name="Table1.A1" office:value-type="string">
            <text:p text:style-name="P23">}<text:bookmark text:name="L575"/></text:p>
          </table:table-cell>
        </table:table-row>
        <table:table-row>
          <table:table-cell table:style-name="Table1.A1" office:value-type="string">
            <text:p text:style-name="P21"><text:bookmark text:name="LC5751"/><text:bookmark text:name="LC5752"/></text:p>
          </table:table-cell>
          <table:table-cell table:style-name="Table1.A1" office:value-type="string">
            <text:p text:style-name="P23">}<text:span text:style-name="T4">while</text:span>((user.<text:span text:style-name="T8">getHel</text:span>()&gt;<text:span text:style-name="T8">0</text:span>) &amp;&amp; (enemy.<text:span text:style-name="T8">getHlth</text:span>()&gt;<text:span text:style-name="T8">0</text:span>)); <text:span text:style-name="T6">//continue until one dead</text:span><text:bookmark text:name="L5761"/><text:bookmark text:name="L5762"/></text:p>
          </table:table-cell>
        </table:table-row>
        <table:table-row>
          <table:table-cell table:style-name="Table1.A1" office:value-type="string">
            <text:p text:style-name="P21"><text:bookmark text:name="LC5761"/><text:bookmark text:name="LC5762"/></text:p>
          </table:table-cell>
          <table:table-cell table:style-name="Table1.A1" office:value-type="string">
            <text:p text:style-name="P22">//check for user death<text:bookmark text:name="L5771"/><text:bookmark text:name="L5772"/></text:p>
          </table:table-cell>
        </table:table-row>
        <table:table-row>
          <table:table-cell table:style-name="Table1.A1" office:value-type="string">
            <text:p text:style-name="P21"><text:bookmark text:name="LC577"/></text:p>
          </table:table-cell>
          <table:table-cell table:style-name="Table1.A1" office:value-type="string">
            <text:p text:style-name="P23"><text:span text:style-name="T4">if</text:span>(user.<text:span text:style-name="T8">getHel</text:span>()==<text:span text:style-name="T8">0</text:span>){<text:bookmark text:name="L578"/></text:p>
          </table:table-cell>
        </table:table-row>
        <table:table-row>
          <table:table-cell table:style-name="Table1.A1" office:value-type="string">
            <text:p text:style-name="P21"><text:bookmark text:name="LC578"/></text:p>
          </table:table-cell>
          <table:table-cell table:style-name="Table1.A1" office:value-type="string">
            <text:p text:style-name="P23">cout&lt;&lt;<text:span text:style-name="T5">"You have died"</text:span>&lt;&lt;endl;<text:bookmark text:name="L579"/></text:p>
          </table:table-cell>
        </table:table-row>
        <table:table-row>
          <table:table-cell table:style-name="Table1.A1" office:value-type="string">
            <text:p text:style-name="P21"><text:bookmark text:name="LC579"/></text:p>
          </table:table-cell>
          <table:table-cell table:style-name="Table1.A1" office:value-type="string">
            <text:p text:style-name="P23"><text:span text:style-name="T8">pauseG</text:span>();<text:bookmark text:name="L580"/></text:p>
          </table:table-cell>
        </table:table-row>
        <table:table-row>
          <table:table-cell table:style-name="Table1.A1" office:value-type="string">
            <text:p text:style-name="P21"><text:bookmark text:name="LC580"/></text:p>
          </table:table-cell>
          <table:table-cell table:style-name="Table1.A1" office:value-type="string">
            <text:p text:style-name="P23"><text:span text:style-name="T4">return</text:span> <text:span text:style-name="T8">false</text:span>;<text:bookmark text:name="L581"/></text:p>
          </table:table-cell>
        </table:table-row>
        <text:soft-page-break/>
        <table:table-row>
          <table:table-cell table:style-name="Table1.A1" office:value-type="string">
            <text:p text:style-name="P21"><text:bookmark text:name="LC5811"/><text:bookmark text:name="LC5812"/></text:p>
          </table:table-cell>
          <table:table-cell table:style-name="Table1.A1" office:value-type="string">
            <text:p text:style-name="P23">}<text:bookmark text:name="L582"/></text:p>
          </table:table-cell>
        </table:table-row>
        <table:table-row>
          <table:table-cell table:style-name="Table1.A1" office:value-type="string">
            <text:p text:style-name="P21"><text:bookmark text:name="LC5821"/><text:bookmark text:name="LC5822"/></text:p>
          </table:table-cell>
          <table:table-cell table:style-name="Table1.A1" office:value-type="string">
            <text:p text:style-name="P23"><text:span text:style-name="T4">else</text:span>{<text:bookmark text:name="L583"/></text:p>
          </table:table-cell>
        </table:table-row>
        <table:table-row>
          <table:table-cell table:style-name="Table1.A1" office:value-type="string">
            <text:p text:style-name="P21"><text:bookmark text:name="LC5831"/><text:bookmark text:name="LC5832"/></text:p>
          </table:table-cell>
          <table:table-cell table:style-name="Table1.A1" office:value-type="string">
            <text:p text:style-name="P23">cout&lt;&lt;<text:span text:style-name="T5">"You have slain the enemy"</text:span>&lt;&lt;endl;<text:span text:style-name="T6">//win prompt</text:span><text:bookmark text:name="L5841"/><text:bookmark text:name="L5842"/></text:p>
          </table:table-cell>
        </table:table-row>
        <table:table-row>
          <table:table-cell table:style-name="Table1.A1" office:value-type="string">
            <text:p text:style-name="P21"><text:bookmark text:name="LC584"/></text:p>
          </table:table-cell>
          <table:table-cell table:style-name="Table1.A1" office:value-type="string">
            <text:p text:style-name="P23"><text:span text:style-name="T8">pauseG</text:span>();<text:bookmark text:name="L585"/></text:p>
          </table:table-cell>
        </table:table-row>
        <table:table-row>
          <table:table-cell table:style-name="Table1.A1" office:value-type="string">
            <text:p text:style-name="P21"><text:bookmark text:name="LC585"/></text:p>
          </table:table-cell>
          <table:table-cell table:style-name="Table1.A1" office:value-type="string">
            <text:p text:style-name="P23"><text:span text:style-name="T4">return</text:span> <text:span text:style-name="T8">true</text:span>;<text:bookmark text:name="L586"/></text:p>
          </table:table-cell>
        </table:table-row>
        <table:table-row>
          <table:table-cell table:style-name="Table1.A1" office:value-type="string">
            <text:p text:style-name="P21"><text:bookmark text:name="LC586"/></text:p>
          </table:table-cell>
          <table:table-cell table:style-name="Table1.A1" office:value-type="string">
            <text:p text:style-name="P23">}<text:bookmark text:name="L587"/></text:p>
          </table:table-cell>
        </table:table-row>
        <table:table-row>
          <table:table-cell table:style-name="Table1.A1" office:value-type="string">
            <text:p text:style-name="P21"><text:bookmark text:name="LC587"/></text:p>
          </table:table-cell>
          <table:table-cell table:style-name="Table1.A1" office:value-type="string">
            <text:p text:style-name="P23">}<text:bookmark text:name="L588"/></text:p>
          </table:table-cell>
        </table:table-row>
        <table:table-row>
          <table:table-cell table:style-name="Table1.A1" office:value-type="string">
            <text:p text:style-name="P21"><text:bookmark text:name="LC5881"/><text:bookmark text:name="LC5882"/></text:p>
          </table:table-cell>
          <table:table-cell table:style-name="Table1.A1" office:value-type="string">
            <text:p text:style-name="P22">//*******************************//<text:bookmark text:name="L5891"/><text:bookmark text:name="L5892"/></text:p>
          </table:table-cell>
        </table:table-row>
        <table:table-row>
          <table:table-cell table:style-name="Table1.A1" office:value-type="string">
            <text:p text:style-name="P21"><text:bookmark text:name="LC5891"/><text:bookmark text:name="LC5892"/></text:p>
          </table:table-cell>
          <table:table-cell table:style-name="Table1.A1" office:value-type="string">
            <text:p text:style-name="P22">// stat bonus //<text:bookmark text:name="L5901"/><text:bookmark text:name="L5902"/></text:p>
          </table:table-cell>
        </table:table-row>
        <table:table-row>
          <table:table-cell table:style-name="Table1.A1" office:value-type="string">
            <text:p text:style-name="P21"><text:bookmark text:name="LC5901"/><text:bookmark text:name="LC5902"/></text:p>
          </table:table-cell>
          <table:table-cell table:style-name="Table1.A1" office:value-type="string">
            <text:p text:style-name="P22">//*******************************//<text:bookmark text:name="L5913"/><text:bookmark text:name="L5914"/></text:p>
          </table:table-cell>
        </table:table-row>
        <table:table-row>
          <table:table-cell table:style-name="Table1.A1" office:value-type="string">
            <text:p text:style-name="P21"><text:bookmark text:name="LC591"/></text:p>
          </table:table-cell>
          <table:table-cell table:style-name="Table1.A1" office:value-type="string">
            <text:p text:style-name="P23"><text:span text:style-name="T4">void</text:span> <text:span text:style-name="T7">statBon</text:span>(Player &amp;user){<text:bookmark text:name="L5923"/><text:bookmark text:name="L5924"/></text:p>
          </table:table-cell>
        </table:table-row>
        <table:table-row>
          <table:table-cell table:style-name="Table1.A1" office:value-type="string">
            <text:p text:style-name="P21"><text:bookmark text:name="LC592"/></text:p>
          </table:table-cell>
          <table:table-cell table:style-name="Table1.A1" office:value-type="string">
            <text:p text:style-name="P23"><text:span text:style-name="T4">short</text:span> luck;<text:bookmark text:name="L5931"/><text:bookmark text:name="L5932"/></text:p>
          </table:table-cell>
        </table:table-row>
        <table:table-row>
          <table:table-cell table:style-name="Table1.A1" office:value-type="string">
            <text:p text:style-name="P21"><text:bookmark text:name="LC5931"/><text:bookmark text:name="LC5932"/></text:p>
          </table:table-cell>
          <table:table-cell table:style-name="Table1.A1" office:value-type="string">
            <text:p text:style-name="P23">luck=<text:span text:style-name="T8">rand</text:span>()%<text:span text:style-name="T8">7</text:span>+<text:span text:style-name="T8">1</text:span>;<text:span text:style-name="T6">//random bonus given</text:span><text:bookmark text:name="L5941"/><text:bookmark text:name="L5942"/></text:p>
          </table:table-cell>
        </table:table-row>
        <table:table-row>
          <table:table-cell table:style-name="Table1.A1" office:value-type="string">
            <text:p text:style-name="P21"><text:bookmark text:name="LC5941"/><text:bookmark text:name="LC5942"/></text:p>
          </table:table-cell>
          <table:table-cell table:style-name="Table1.A1" office:value-type="string">
            <text:p text:style-name="P23"><text:span text:style-name="T4">if</text:span>(luck==<text:span text:style-name="T8">1</text:span>){<text:bookmark text:name="L5951"/><text:bookmark text:name="L5952"/></text:p>
          </table:table-cell>
        </table:table-row>
        <table:table-row>
          <table:table-cell table:style-name="Table1.A1" office:value-type="string">
            <text:p text:style-name="P21"><text:bookmark text:name="LC5951"/><text:bookmark text:name="LC5952"/></text:p>
          </table:table-cell>
          <table:table-cell table:style-name="Table1.A1" office:value-type="string">
            <text:p text:style-name="P22">//small health gain<text:bookmark text:name="L5961"/><text:bookmark text:name="L5962"/></text:p>
          </table:table-cell>
        </table:table-row>
        <table:table-row>
          <table:table-cell table:style-name="Table1.A1" office:value-type="string">
            <text:p text:style-name="P21"><text:bookmark text:name="LC5961"/><text:bookmark text:name="LC5962"/></text:p>
          </table:table-cell>
          <table:table-cell table:style-name="Table1.A1" office:value-type="string">
            <text:p text:style-name="P23">user.<text:span text:style-name="T8">setHel</text:span>((user.<text:span text:style-name="T8">getHel</text:span>())+<text:span text:style-name="T8">20</text:span>);<text:bookmark text:name="L5971"/><text:bookmark text:name="L5972"/></text:p>
          </table:table-cell>
        </table:table-row>
        <table:table-row>
          <table:table-cell table:style-name="Table1.A1" office:value-type="string">
            <text:p text:style-name="P21"><text:bookmark text:name="LC597"/></text:p>
          </table:table-cell>
          <table:table-cell table:style-name="Table1.A1" office:value-type="string">
            <text:p text:style-name="P23">cout&lt;&lt;<text:span text:style-name="T5">"(Bonus) You have been healed +20 health."</text:span>&lt;&lt;endl;<text:bookmark text:name="L598"/></text:p>
          </table:table-cell>
        </table:table-row>
        <table:table-row>
          <table:table-cell table:style-name="Table1.A1" office:value-type="string">
            <text:p text:style-name="P21"><text:bookmark text:name="LC598"/></text:p>
          </table:table-cell>
          <table:table-cell table:style-name="Table1.A1" office:value-type="string">
            <text:p text:style-name="P23">}<text:span text:style-name="T4">else</text:span> <text:span text:style-name="T4">if</text:span>(luck==<text:span text:style-name="T8">2</text:span>){<text:bookmark text:name="L599"/></text:p>
          </table:table-cell>
        </table:table-row>
        <table:table-row>
          <table:table-cell table:style-name="Table1.A1" office:value-type="string">
            <text:p text:style-name="P21"><text:bookmark text:name="LC5991"/><text:bookmark text:name="LC5992"/></text:p>
          </table:table-cell>
          <table:table-cell table:style-name="Table1.A1" office:value-type="string">
            <text:p text:style-name="P22">//big health gain<text:bookmark text:name="L6001"/><text:bookmark text:name="L6002"/></text:p>
          </table:table-cell>
        </table:table-row>
        <table:table-row>
          <table:table-cell table:style-name="Table1.A1" office:value-type="string">
            <text:p text:style-name="P21"><text:bookmark text:name="LC6001"/><text:bookmark text:name="LC6002"/></text:p>
          </table:table-cell>
          <table:table-cell table:style-name="Table1.A1" office:value-type="string">
            <text:p text:style-name="P23">user.<text:span text:style-name="T8">setHel</text:span>((user.<text:span text:style-name="T8">getHel</text:span>())+<text:span text:style-name="T8">50</text:span>);<text:bookmark text:name="L601"/></text:p>
          </table:table-cell>
        </table:table-row>
        <table:table-row>
          <table:table-cell table:style-name="Table1.A1" office:value-type="string">
            <text:p text:style-name="P21"><text:bookmark text:name="LC601"/></text:p>
          </table:table-cell>
          <table:table-cell table:style-name="Table1.A1" office:value-type="string">
            <text:p text:style-name="P23">cout&lt;&lt;<text:span text:style-name="T5">"(Bonus) You have been healed +50 health."</text:span>&lt;&lt;endl;<text:bookmark text:name="L602"/></text:p>
          </table:table-cell>
        </table:table-row>
        <table:table-row>
          <table:table-cell table:style-name="Table1.A1" office:value-type="string">
            <text:p text:style-name="P21"><text:bookmark text:name="LC602"/></text:p>
          </table:table-cell>
          <table:table-cell table:style-name="Table1.A1" office:value-type="string">
            <text:p text:style-name="P23">}<text:span text:style-name="T4">else</text:span> <text:span text:style-name="T4">if</text:span>(luck==<text:span text:style-name="T8">3</text:span>){<text:bookmark text:name="L603"/></text:p>
          </table:table-cell>
        </table:table-row>
        <table:table-row>
          <table:table-cell table:style-name="Table1.A1" office:value-type="string">
            <text:p text:style-name="P21"><text:bookmark text:name="LC6031"/><text:bookmark text:name="LC6032"/></text:p>
          </table:table-cell>
          <table:table-cell table:style-name="Table1.A1" office:value-type="string">
            <text:p text:style-name="P22">//small dps gain<text:bookmark text:name="L6041"/><text:bookmark text:name="L6042"/></text:p>
          </table:table-cell>
        </table:table-row>
        <table:table-row>
          <table:table-cell table:style-name="Table1.A1" office:value-type="string">
            <text:p text:style-name="P21"><text:bookmark text:name="LC604"/></text:p>
          </table:table-cell>
          <table:table-cell table:style-name="Table1.A1" office:value-type="string">
            <text:p text:style-name="P23">user.<text:span text:style-name="T8">setDps</text:span>((user.<text:span text:style-name="T8">getDps</text:span>())+<text:span text:style-name="T8">10</text:span>);<text:bookmark text:name="L605"/></text:p>
          </table:table-cell>
        </table:table-row>
        <table:table-row>
          <table:table-cell table:style-name="Table1.A1" office:value-type="string">
            <text:p text:style-name="P21"><text:bookmark text:name="LC605"/></text:p>
          </table:table-cell>
          <table:table-cell table:style-name="Table1.A1" office:value-type="string">
            <text:p text:style-name="P23">cout&lt;&lt;<text:span text:style-name="T5">"(Bonus) You have gained +10 to your damage."</text:span>&lt;&lt;endl;<text:bookmark text:name="L606"/></text:p>
          </table:table-cell>
        </table:table-row>
        <table:table-row>
          <table:table-cell table:style-name="Table1.A1" office:value-type="string">
            <text:p text:style-name="P21"><text:bookmark text:name="LC606"/></text:p>
          </table:table-cell>
          <table:table-cell table:style-name="Table1.A1" office:value-type="string">
            <text:p text:style-name="P23">}<text:span text:style-name="T4">else</text:span> <text:span text:style-name="T4">if</text:span>(luck==<text:span text:style-name="T8">4</text:span>){<text:bookmark text:name="L607"/></text:p>
          </table:table-cell>
        </table:table-row>
        <table:table-row>
          <table:table-cell table:style-name="Table1.A1" office:value-type="string">
            <text:p text:style-name="P21"><text:bookmark text:name="LC6071"/><text:bookmark text:name="LC6072"/></text:p>
          </table:table-cell>
          <table:table-cell table:style-name="Table1.A1" office:value-type="string">
            <text:p text:style-name="P22">//large dps gain<text:bookmark text:name="L6081"/><text:bookmark text:name="L6082"/></text:p>
          </table:table-cell>
        </table:table-row>
        <table:table-row>
          <table:table-cell table:style-name="Table1.A1" office:value-type="string">
            <text:p text:style-name="P21"><text:bookmark text:name="LC608"/></text:p>
          </table:table-cell>
          <table:table-cell table:style-name="Table1.A1" office:value-type="string">
            <text:p text:style-name="P23">user.<text:span text:style-name="T8">setDps</text:span>((user.<text:span text:style-name="T8">getDps</text:span>())+<text:span text:style-name="T8">20</text:span>);<text:bookmark text:name="L609"/></text:p>
          </table:table-cell>
        </table:table-row>
        <table:table-row>
          <table:table-cell table:style-name="Table1.A1" office:value-type="string">
            <text:p text:style-name="P21"><text:bookmark text:name="LC609"/></text:p>
          </table:table-cell>
          <table:table-cell table:style-name="Table1.A1" office:value-type="string">
            <text:p text:style-name="P23">cout&lt;&lt;<text:span text:style-name="T5">"(Bonus) You have gained +20 to your damage."</text:span>&lt;&lt;endl;<text:bookmark text:name="L6101"/><text:bookmark text:name="L6102"/></text:p>
          </table:table-cell>
        </table:table-row>
        <table:table-row>
          <table:table-cell table:style-name="Table1.A1" office:value-type="string">
            <text:p text:style-name="P21"><text:bookmark text:name="LC6101"/><text:bookmark text:name="LC6102"/></text:p>
          </table:table-cell>
          <table:table-cell table:style-name="Table1.A1" office:value-type="string">
            <text:p text:style-name="P23">}<text:span text:style-name="T4">else</text:span> <text:span text:style-name="T4">if</text:span>(luck==<text:span text:style-name="T8">5</text:span>){<text:bookmark text:name="L6111"/><text:bookmark text:name="L6112"/></text:p>
          </table:table-cell>
        </table:table-row>
        <table:table-row>
          <table:table-cell table:style-name="Table1.A1" office:value-type="string">
            <text:p text:style-name="P21"><text:bookmark text:name="LC6113"/><text:bookmark text:name="LC6114"/></text:p>
          </table:table-cell>
          <table:table-cell table:style-name="Table1.A1" office:value-type="string">
            <text:p text:style-name="P22">//small max health gain<text:bookmark text:name="L612"/></text:p>
          </table:table-cell>
        </table:table-row>
        <table:table-row>
          <table:table-cell table:style-name="Table1.A1" office:value-type="string">
            <text:p text:style-name="P21"><text:bookmark text:name="LC612"/></text:p>
          </table:table-cell>
          <table:table-cell table:style-name="Table1.A1" office:value-type="string">
            <text:p text:style-name="P23">user.<text:span text:style-name="T8">setMaxH</text:span>((user.<text:span text:style-name="T8">getMaxH</text:span>())+<text:span text:style-name="T8">30</text:span>);<text:bookmark text:name="L613"/></text:p>
          </table:table-cell>
        </table:table-row>
        <table:table-row>
          <table:table-cell table:style-name="Table1.A1" office:value-type="string">
            <text:p text:style-name="P21"><text:bookmark text:name="LC613"/></text:p>
          </table:table-cell>
          <table:table-cell table:style-name="Table1.A1" office:value-type="string">
            <text:p text:style-name="P23">cout&lt;&lt;<text:span text:style-name="T5">"(Bonus) You have gained +30 to your maximum health."</text:span>&lt;&lt;endl;<text:bookmark text:name="L614"/></text:p>
          </table:table-cell>
        </table:table-row>
        <table:table-row>
          <table:table-cell table:style-name="Table1.A1" office:value-type="string">
            <text:p text:style-name="P21"><text:bookmark text:name="LC614"/></text:p>
          </table:table-cell>
          <table:table-cell table:style-name="Table1.A1" office:value-type="string">
            <text:p text:style-name="P23">}<text:span text:style-name="T4">else</text:span> <text:span text:style-name="T4">if</text:span>(luck==<text:span text:style-name="T8">6</text:span>){<text:bookmark text:name="L615"/></text:p>
          </table:table-cell>
        </table:table-row>
        <table:table-row>
          <table:table-cell table:style-name="Table1.A1" office:value-type="string">
            <text:p text:style-name="P21"><text:bookmark text:name="LC6151"/><text:bookmark text:name="LC6152"/></text:p>
          </table:table-cell>
          <table:table-cell table:style-name="Table1.A1" office:value-type="string">
            <text:p text:style-name="P22">//large max health gain<text:bookmark text:name="L6161"/><text:bookmark text:name="L6162"/></text:p>
          </table:table-cell>
        </table:table-row>
        <table:table-row>
          <table:table-cell table:style-name="Table1.A1" office:value-type="string">
            <text:p text:style-name="P21"><text:bookmark text:name="LC616"/></text:p>
          </table:table-cell>
          <table:table-cell table:style-name="Table1.A1" office:value-type="string">
            <text:p text:style-name="P23">user.<text:span text:style-name="T8">setMaxH</text:span>((user.<text:span text:style-name="T8">getMaxH</text:span>())+<text:span text:style-name="T8">60</text:span>);<text:bookmark text:name="L617"/></text:p>
          </table:table-cell>
        </table:table-row>
        <table:table-row>
          <table:table-cell table:style-name="Table1.A1" office:value-type="string">
            <text:p text:style-name="P21"><text:bookmark text:name="LC617"/></text:p>
          </table:table-cell>
          <table:table-cell table:style-name="Table1.A1" office:value-type="string">
            <text:p text:style-name="P23">cout&lt;&lt;<text:span text:style-name="T5">"(Bonus) You have gained +60 to your maximum health."</text:span>&lt;&lt;endl;<text:bookmark text:name="L618"/></text:p>
          </table:table-cell>
        </table:table-row>
        <table:table-row>
          <table:table-cell table:style-name="Table1.A1" office:value-type="string">
            <text:p text:style-name="P21"><text:bookmark text:name="LC618"/></text:p>
          </table:table-cell>
          <table:table-cell table:style-name="Table1.A1" office:value-type="string">
            <text:p text:style-name="P23">}<text:span text:style-name="T4">else</text:span>{<text:bookmark text:name="L619"/></text:p>
          </table:table-cell>
        </table:table-row>
        <table:table-row>
          <table:table-cell table:style-name="Table1.A1" office:value-type="string">
            <text:p text:style-name="P21"><text:bookmark text:name="LC6191"/><text:bookmark text:name="LC6192"/></text:p>
          </table:table-cell>
          <table:table-cell table:style-name="Table1.A1" office:value-type="string">
            <text:p text:style-name="P22">//small health, max health, and dps gain<text:bookmark text:name="L6201"/><text:bookmark text:name="L6202"/></text:p>
          </table:table-cell>
        </table:table-row>
        <table:table-row>
          <table:table-cell table:style-name="Table1.A1" office:value-type="string">
            <text:p text:style-name="P21"><text:bookmark text:name="LC620"/></text:p>
          </table:table-cell>
          <table:table-cell table:style-name="Table1.A1" office:value-type="string">
            <text:p text:style-name="P23">user.<text:span text:style-name="T8">setMaxH</text:span>((user.<text:span text:style-name="T8">getMaxH</text:span>())+<text:span text:style-name="T8">20</text:span>);<text:bookmark text:name="L621"/></text:p>
          </table:table-cell>
        </table:table-row>
        <table:table-row>
          <table:table-cell table:style-name="Table1.A1" office:value-type="string">
            <text:p text:style-name="P21"><text:bookmark text:name="LC621"/></text:p>
          </table:table-cell>
          <table:table-cell table:style-name="Table1.A1" office:value-type="string">
            <text:p text:style-name="P23">user.<text:span text:style-name="T8">setHel</text:span>((user.<text:span text:style-name="T8">getHel</text:span>())+<text:span text:style-name="T8">20</text:span>);<text:bookmark text:name="L622"/></text:p>
          </table:table-cell>
        </table:table-row>
        <table:table-row>
          <table:table-cell table:style-name="Table1.A1" office:value-type="string">
            <text:p text:style-name="P21"><text:bookmark text:name="LC622"/></text:p>
          </table:table-cell>
          <table:table-cell table:style-name="Table1.A1" office:value-type="string">
            <text:p text:style-name="P23">user.<text:span text:style-name="T8">setDps</text:span>((user.<text:span text:style-name="T8">getDps</text:span>())+<text:span text:style-name="T8">20</text:span>);<text:bookmark text:name="L623"/></text:p>
          </table:table-cell>
        </table:table-row>
        <table:table-row>
          <table:table-cell table:style-name="Table1.A1" office:value-type="string">
            <text:p text:style-name="P21"><text:bookmark text:name="LC623"/></text:p>
          </table:table-cell>
          <table:table-cell table:style-name="Table1.A1" office:value-type="string">
            <text:p text:style-name="P23">cout&lt;&lt;<text:span text:style-name="T5">"(Bonus) You have gained +20 to your max health, +20 to your "</text:span>&lt;&lt;endl;<text:bookmark text:name="L624"/></text:p>
          </table:table-cell>
        </table:table-row>
        <table:table-row>
          <table:table-cell table:style-name="Table1.A1" office:value-type="string">
            <text:p text:style-name="P21"><text:bookmark text:name="LC624"/></text:p>
          </table:table-cell>
          <table:table-cell table:style-name="Table1.A1" office:value-type="string">
            <text:p text:style-name="P23">cout&lt;&lt;<text:span text:style-name="T5">" current health, and +20 to your damage."</text:span>&lt;&lt;endl;<text:bookmark text:name="L625"/></text:p>
          </table:table-cell>
        </table:table-row>
        <table:table-row>
          <table:table-cell table:style-name="Table1.A1" office:value-type="string">
            <text:p text:style-name="P21"><text:bookmark text:name="LC625"/></text:p>
          </table:table-cell>
          <table:table-cell table:style-name="Table1.A1" office:value-type="string">
            <text:p text:style-name="P23">}<text:bookmark text:name="L626"/></text:p>
          </table:table-cell>
        </table:table-row>
        <table:table-row>
          <table:table-cell table:style-name="Table1.A1" office:value-type="string">
            <text:p text:style-name="P21"><text:bookmark text:name="LC626"/></text:p>
          </table:table-cell>
          <table:table-cell table:style-name="Table1.A1" office:value-type="string">
            <text:p text:style-name="P23"><text:span text:style-name="T8">pauseG</text:span>();<text:bookmark text:name="L627"/></text:p>
          </table:table-cell>
        </table:table-row>
        <table:table-row>
          <table:table-cell table:style-name="Table1.A1" office:value-type="string">
            <text:p text:style-name="P21"><text:bookmark text:name="LC627"/></text:p>
          </table:table-cell>
          <table:table-cell table:style-name="Table1.A1" office:value-type="string">
            <text:p text:style-name="P23">}<text:bookmark text:name="L628"/></text:p>
          </table:table-cell>
        </table:table-row>
        <table:table-row>
          <table:table-cell table:style-name="Table1.A1" office:value-type="string">
            <text:p text:style-name="P21"><text:bookmark text:name="LC6281"/><text:bookmark text:name="LC6282"/></text:p>
          </table:table-cell>
          <table:table-cell table:style-name="Table1.A1" office:value-type="string">
            <text:p text:style-name="P22">//*******************************//<text:bookmark text:name="L6291"/><text:bookmark text:name="L6292"/></text:p>
          </table:table-cell>
        </table:table-row>
        <table:table-row>
          <table:table-cell table:style-name="Table1.A1" office:value-type="string">
            <text:p text:style-name="P21"><text:bookmark text:name="LC6291"/><text:bookmark text:name="LC6292"/></text:p>
          </table:table-cell>
          <table:table-cell table:style-name="Table1.A1" office:value-type="string">
            <text:p text:style-name="P22">// return PlayerData //<text:bookmark text:name="L6301"/><text:bookmark text:name="L6302"/></text:p>
          </table:table-cell>
        </table:table-row>
        <table:table-row>
          <table:table-cell table:style-name="Table1.A1" office:value-type="string">
            <text:p text:style-name="P21"><text:bookmark text:name="LC6301"/><text:bookmark text:name="LC6302"/></text:p>
          </table:table-cell>
          <table:table-cell table:style-name="Table1.A1" office:value-type="string">
            <text:p text:style-name="P22">//*******************************//<text:bookmark text:name="L631"/></text:p>
          </table:table-cell>
        </table:table-row>
        <table:table-row>
          <table:table-cell table:style-name="Table1.A1" office:value-type="string">
            <text:p text:style-name="P21"><text:bookmark text:name="LC631"/></text:p>
          </table:table-cell>
          <table:table-cell table:style-name="Table1.A1" office:value-type="string">
            <text:p text:style-name="P23">PlayerData <text:span text:style-name="T7">retPD</text:span>(Player user){<text:bookmark text:name="L632"/></text:p>
          </table:table-cell>
        </table:table-row>
        <text:soft-page-break/>
        <table:table-row>
          <table:table-cell table:style-name="Table1.A1" office:value-type="string">
            <text:p text:style-name="P21"><text:bookmark text:name="LC632"/></text:p>
          </table:table-cell>
          <table:table-cell table:style-name="Table1.A1" office:value-type="string">
            <text:p text:style-name="P22">//declare struct<text:bookmark text:name="L6331"/><text:bookmark text:name="L6332"/></text:p>
          </table:table-cell>
        </table:table-row>
        <table:table-row>
          <table:table-cell table:style-name="Table1.A1" office:value-type="string">
            <text:p text:style-name="P21"><text:bookmark text:name="LC6331"/><text:bookmark text:name="LC6332"/></text:p>
          </table:table-cell>
          <table:table-cell table:style-name="Table1.A1" office:value-type="string">
            <text:p text:style-name="P23">PlayerData temp;<text:span text:style-name="T6">//fill struct</text:span><text:bookmark text:name="L6341"/><text:bookmark text:name="L6342"/></text:p>
          </table:table-cell>
        </table:table-row>
        <table:table-row>
          <table:table-cell table:style-name="Table1.A1" office:value-type="string">
            <text:p text:style-name="P21"><text:bookmark text:name="LC634"/></text:p>
          </table:table-cell>
          <table:table-cell table:style-name="Table1.A1" office:value-type="string">
            <text:p text:style-name="P23"><text:span text:style-name="T8">strcpy</text:span>(temp.name,user.<text:span text:style-name="T8">getName</text:span>().<text:span text:style-name="T8">c_str</text:span>());<text:bookmark text:name="L635"/></text:p>
          </table:table-cell>
        </table:table-row>
        <table:table-row>
          <table:table-cell table:style-name="Table1.A1" office:value-type="string">
            <text:p text:style-name="P21"><text:bookmark text:name="LC635"/></text:p>
          </table:table-cell>
          <table:table-cell table:style-name="Table1.A1" office:value-type="string">
            <text:p text:style-name="P23">temp.maxHlth=user.<text:span text:style-name="T8">getMaxH</text:span>();<text:bookmark text:name="L636"/></text:p>
          </table:table-cell>
        </table:table-row>
        <table:table-row>
          <table:table-cell table:style-name="Table1.A1" office:value-type="string">
            <text:p text:style-name="P21"><text:bookmark text:name="LC636"/></text:p>
          </table:table-cell>
          <table:table-cell table:style-name="Table1.A1" office:value-type="string">
            <text:p text:style-name="P23">temp.dps=user.<text:span text:style-name="T8">getDps</text:span>();<text:bookmark text:name="L637"/></text:p>
          </table:table-cell>
        </table:table-row>
        <table:table-row>
          <table:table-cell table:style-name="Table1.A1" office:value-type="string">
            <text:p text:style-name="P21"><text:bookmark text:name="LC637"/></text:p>
          </table:table-cell>
          <table:table-cell table:style-name="Table1.A1" office:value-type="string">
            <text:p text:style-name="P23"><text:span text:style-name="T8">strcpy</text:span>(temp.arch,user.<text:span text:style-name="T8">getArch</text:span>().<text:span text:style-name="T8">c_str</text:span>());<text:bookmark text:name="L638"/></text:p>
          </table:table-cell>
        </table:table-row>
        <table:table-row>
          <table:table-cell table:style-name="Table1.A1" office:value-type="string">
            <text:p text:style-name="P21"><text:bookmark text:name="LC638"/></text:p>
          </table:table-cell>
          <table:table-cell table:style-name="Table1.A1" office:value-type="string">
            <text:p text:style-name="P23"><text:span text:style-name="T8">strcpy</text:span>(temp.weapon,user.<text:span text:style-name="T8">getWepn</text:span>().<text:span text:style-name="T8">getWNam</text:span>().<text:span text:style-name="T8">c_str</text:span>());<text:bookmark text:name="L639"/></text:p>
          </table:table-cell>
        </table:table-row>
        <table:table-row>
          <table:table-cell table:style-name="Table1.A1" office:value-type="string">
            <text:p text:style-name="P21"><text:bookmark text:name="LC639"/></text:p>
          </table:table-cell>
          <table:table-cell table:style-name="Table1.A1" office:value-type="string">
            <text:p text:style-name="P23"><text:span text:style-name="T8">strcpy</text:span>(temp.special,user.<text:span text:style-name="T8">getSpec</text:span>().<text:span text:style-name="T8">c_str</text:span>());<text:bookmark text:name="L640"/></text:p>
          </table:table-cell>
        </table:table-row>
        <table:table-row>
          <table:table-cell table:style-name="Table1.A1" office:value-type="string">
            <text:p text:style-name="P21"><text:bookmark text:name="LC640"/></text:p>
          </table:table-cell>
          <table:table-cell table:style-name="Table1.A1" office:value-type="string">
            <text:p text:style-name="P23">temp.waveC=user.<text:span text:style-name="T8">getWave</text:span>();<text:bookmark text:name="L641"/></text:p>
          </table:table-cell>
        </table:table-row>
        <table:table-row>
          <table:table-cell table:style-name="Table1.A1" office:value-type="string">
            <text:p text:style-name="P21"><text:bookmark text:name="LC641"/></text:p>
          </table:table-cell>
          <table:table-cell table:style-name="Table1.A1" office:value-type="string">
            <text:p text:style-name="P22">//return struct<text:bookmark text:name="L642"/></text:p>
          </table:table-cell>
        </table:table-row>
        <table:table-row>
          <table:table-cell table:style-name="Table1.A1" office:value-type="string">
            <text:p text:style-name="P21"><text:bookmark text:name="LC642"/></text:p>
          </table:table-cell>
          <table:table-cell table:style-name="Table1.A1" office:value-type="string">
            <text:p text:style-name="P23"><text:span text:style-name="T4">return</text:span> temp;<text:bookmark text:name="L643"/></text:p>
          </table:table-cell>
        </table:table-row>
        <table:table-row>
          <table:table-cell table:style-name="Table1.A1" office:value-type="string">
            <text:p text:style-name="P21"><text:bookmark text:name="LC643"/></text:p>
          </table:table-cell>
          <table:table-cell table:style-name="Table1.A1" office:value-type="string">
            <text:p text:style-name="P23">}<text:bookmark text:name="L644"/></text:p>
          </table:table-cell>
        </table:table-row>
        <table:table-row>
          <table:table-cell table:style-name="Table1.A1" office:value-type="string">
            <text:p text:style-name="P21"><text:bookmark text:name="LC6441"/><text:bookmark text:name="LC6442"/></text:p>
          </table:table-cell>
          <table:table-cell table:style-name="Table1.A1" office:value-type="string">
            <text:p text:style-name="P22">//*******************************//<text:bookmark text:name="L6451"/><text:bookmark text:name="L6452"/></text:p>
          </table:table-cell>
        </table:table-row>
        <table:table-row>
          <table:table-cell table:style-name="Table1.A1" office:value-type="string">
            <text:p text:style-name="P21"><text:bookmark text:name="LC6451"/><text:bookmark text:name="LC6452"/></text:p>
          </table:table-cell>
          <table:table-cell table:style-name="Table1.A1" office:value-type="string">
            <text:p text:style-name="P22">// write Record //<text:bookmark text:name="L6461"/><text:bookmark text:name="L6462"/></text:p>
          </table:table-cell>
        </table:table-row>
        <table:table-row>
          <table:table-cell table:style-name="Table1.A1" office:value-type="string">
            <text:p text:style-name="P21"><text:bookmark text:name="LC6461"/><text:bookmark text:name="LC6462"/></text:p>
          </table:table-cell>
          <table:table-cell table:style-name="Table1.A1" office:value-type="string">
            <text:p text:style-name="P22">//*******************************//<text:bookmark text:name="L6471"/><text:bookmark text:name="L6472"/></text:p>
          </table:table-cell>
        </table:table-row>
        <table:table-row>
          <table:table-cell table:style-name="Table1.A1" office:value-type="string">
            <text:p text:style-name="P21"><text:bookmark text:name="LC6471"/><text:bookmark text:name="LC6472"/></text:p>
          </table:table-cell>
          <table:table-cell table:style-name="Table1.A1" office:value-type="string">
            <text:p text:style-name="P23"><text:span text:style-name="T4">void</text:span> <text:span text:style-name="T7">writeRec</text:span>(PlayerData r, string cName){<text:bookmark text:name="L6481"/><text:bookmark text:name="L6482"/></text:p>
          </table:table-cell>
        </table:table-row>
        <table:table-row>
          <table:table-cell table:style-name="Table1.A1" office:value-type="string">
            <text:p text:style-name="P21"><text:bookmark text:name="LC6481"/><text:bookmark text:name="LC6482"/></text:p>
          </table:table-cell>
          <table:table-cell table:style-name="Table1.A1" office:value-type="string">
            <text:p text:style-name="P22">//open file<text:bookmark text:name="L6491"/><text:bookmark text:name="L6492"/></text:p>
          </table:table-cell>
        </table:table-row>
        <table:table-row>
          <table:table-cell table:style-name="Table1.A1" office:value-type="string">
            <text:p text:style-name="P21"><text:bookmark text:name="LC649"/></text:p>
          </table:table-cell>
          <table:table-cell table:style-name="Table1.A1" office:value-type="string">
            <text:p text:style-name="P23">fstream fStuff;<text:bookmark text:name="L650"/></text:p>
          </table:table-cell>
        </table:table-row>
        <table:table-row>
          <table:table-cell table:style-name="Table1.A1" office:value-type="string">
            <text:p text:style-name="P21"><text:bookmark text:name="LC650"/></text:p>
          </table:table-cell>
          <table:table-cell table:style-name="Table1.A1" office:value-type="string">
            <text:p text:style-name="P23">cName+=<text:span text:style-name="T5">".txt"</text:span>;<text:bookmark text:name="L651"/></text:p>
          </table:table-cell>
        </table:table-row>
        <table:table-row>
          <table:table-cell table:style-name="Table1.A1" office:value-type="string">
            <text:p text:style-name="P21"><text:bookmark text:name="LC651"/></text:p>
          </table:table-cell>
          <table:table-cell table:style-name="Table1.A1" office:value-type="string">
            <text:p text:style-name="P23">fStuff.<text:span text:style-name="T8">open</text:span>(cName.<text:span text:style-name="T8">c_str</text:span>(), ios::out);<text:bookmark text:name="L652"/></text:p>
          </table:table-cell>
        </table:table-row>
        <table:table-row>
          <table:table-cell table:style-name="Table1.A1" office:value-type="string">
            <text:p text:style-name="P21"><text:bookmark text:name="LC652"/></text:p>
          </table:table-cell>
          <table:table-cell table:style-name="Table1.A1" office:value-type="string">
            <text:p text:style-name="P22">//write structure to file<text:bookmark text:name="L6531"/><text:bookmark text:name="L6532"/></text:p>
          </table:table-cell>
        </table:table-row>
        <table:table-row>
          <table:table-cell table:style-name="Table1.A1" office:value-type="string">
            <text:p text:style-name="P21"><text:bookmark text:name="LC653"/></text:p>
          </table:table-cell>
          <table:table-cell table:style-name="Table1.A1" office:value-type="string">
            <text:p text:style-name="P23">fStuff&lt;&lt;<text:span text:style-name="T5">"Name : "</text:span>&lt;&lt;r.name&lt;&lt;endl;<text:bookmark text:name="L654"/></text:p>
          </table:table-cell>
        </table:table-row>
        <table:table-row>
          <table:table-cell table:style-name="Table1.A1" office:value-type="string">
            <text:p text:style-name="P21"><text:bookmark text:name="LC654"/></text:p>
          </table:table-cell>
          <table:table-cell table:style-name="Table1.A1" office:value-type="string">
            <text:p text:style-name="P23">fStuff&lt;&lt;<text:span text:style-name="T5">"Maximum Health : "</text:span>&lt;&lt;r.maxHlth&lt;&lt;endl;<text:bookmark text:name="L655"/></text:p>
          </table:table-cell>
        </table:table-row>
        <table:table-row>
          <table:table-cell table:style-name="Table1.A1" office:value-type="string">
            <text:p text:style-name="P21"><text:bookmark text:name="LC655"/></text:p>
          </table:table-cell>
          <table:table-cell table:style-name="Table1.A1" office:value-type="string">
            <text:p text:style-name="P23">fStuff&lt;&lt;<text:span text:style-name="T5">"Damage : "</text:span>&lt;&lt;r.dps&lt;&lt;endl;<text:bookmark text:name="L656"/></text:p>
          </table:table-cell>
        </table:table-row>
        <table:table-row>
          <table:table-cell table:style-name="Table1.A1" office:value-type="string">
            <text:p text:style-name="P21"><text:bookmark text:name="LC656"/></text:p>
          </table:table-cell>
          <table:table-cell table:style-name="Table1.A1" office:value-type="string">
            <text:p text:style-name="P23">fStuff&lt;&lt;<text:span text:style-name="T5">"Archetype : "</text:span>&lt;&lt;r.arch&lt;&lt;endl;<text:bookmark text:name="L657"/></text:p>
          </table:table-cell>
        </table:table-row>
        <table:table-row>
          <table:table-cell table:style-name="Table1.A1" office:value-type="string">
            <text:p text:style-name="P21"><text:bookmark text:name="LC657"/></text:p>
          </table:table-cell>
          <table:table-cell table:style-name="Table1.A1" office:value-type="string">
            <text:p text:style-name="P23">fStuff&lt;&lt;<text:span text:style-name="T5">"Weapon : "</text:span>&lt;&lt;r.weapon&lt;&lt;endl;<text:bookmark text:name="L658"/></text:p>
          </table:table-cell>
        </table:table-row>
        <table:table-row>
          <table:table-cell table:style-name="Table1.A1" office:value-type="string">
            <text:p text:style-name="P21"><text:bookmark text:name="LC658"/></text:p>
          </table:table-cell>
          <table:table-cell table:style-name="Table1.A1" office:value-type="string">
            <text:p text:style-name="P23">fStuff&lt;&lt;<text:span text:style-name="T5">"Special : "</text:span>&lt;&lt;r.special&lt;&lt;endl;<text:bookmark text:name="L659"/></text:p>
          </table:table-cell>
        </table:table-row>
        <table:table-row>
          <table:table-cell table:style-name="Table1.A1" office:value-type="string">
            <text:p text:style-name="P21"><text:bookmark text:name="LC659"/></text:p>
          </table:table-cell>
          <table:table-cell table:style-name="Table1.A1" office:value-type="string">
            <text:p text:style-name="P23">fStuff&lt;&lt;<text:span text:style-name="T5">"Waves Completed : "</text:span>&lt;&lt;r.waveC&lt;&lt;endl;<text:bookmark text:name="L660"/></text:p>
          </table:table-cell>
        </table:table-row>
        <table:table-row>
          <table:table-cell table:style-name="Table1.A1" office:value-type="string">
            <text:p text:style-name="P21"><text:bookmark text:name="LC6601"/><text:bookmark text:name="LC6602"/></text:p>
          </table:table-cell>
          <table:table-cell table:style-name="Table1.A1" office:value-type="string">
            <text:p text:style-name="P22">//close file<text:bookmark text:name="L661"/></text:p>
          </table:table-cell>
        </table:table-row>
        <table:table-row>
          <table:table-cell table:style-name="Table1.A1" office:value-type="string">
            <text:p text:style-name="P21"><text:bookmark text:name="LC661"/></text:p>
          </table:table-cell>
          <table:table-cell table:style-name="Table1.A1" office:value-type="string">
            <text:p text:style-name="P23">fStuff.<text:span text:style-name="T8">close</text:span>(); <text:bookmark text:name="L662"/></text:p>
          </table:table-cell>
        </table:table-row>
        <table:table-row>
          <table:table-cell table:style-name="Table1.A1" office:value-type="string">
            <text:p text:style-name="P21"><text:bookmark text:name="LC662"/></text:p>
          </table:table-cell>
          <table:table-cell table:style-name="Table1.A1" office:value-type="string">
            <text:p text:style-name="P23">}<text:bookmark text:name="L663"/></text:p>
          </table:table-cell>
        </table:table-row>
        <table:table-row>
          <table:table-cell table:style-name="Table1.A1" office:value-type="string">
            <text:p text:style-name="P21"><text:bookmark text:name="LC6631"/><text:bookmark text:name="LC6632"/></text:p>
          </table:table-cell>
          <table:table-cell table:style-name="Table1.A1" office:value-type="string">
            <text:p text:style-name="P22">//*******************************//<text:bookmark text:name="L6641"/><text:bookmark text:name="L6642"/></text:p>
          </table:table-cell>
        </table:table-row>
        <table:table-row>
          <table:table-cell table:style-name="Table1.A1" office:value-type="string">
            <text:p text:style-name="P21"><text:bookmark text:name="LC6641"/><text:bookmark text:name="LC6642"/></text:p>
          </table:table-cell>
          <table:table-cell table:style-name="Table1.A1" office:value-type="string">
            <text:p text:style-name="P22">// file i/o highscore //<text:bookmark text:name="L6651"/><text:bookmark text:name="L6652"/></text:p>
          </table:table-cell>
        </table:table-row>
        <table:table-row>
          <table:table-cell table:style-name="Table1.A1" office:value-type="string">
            <text:p text:style-name="P21"><text:bookmark text:name="LC6651"/><text:bookmark text:name="LC6652"/></text:p>
          </table:table-cell>
          <table:table-cell table:style-name="Table1.A1" office:value-type="string">
            <text:p text:style-name="P22">//*******************************//<text:bookmark text:name="L6661"/><text:bookmark text:name="L6662"/></text:p>
          </table:table-cell>
        </table:table-row>
        <table:table-row>
          <table:table-cell table:style-name="Table1.A1" office:value-type="string">
            <text:p text:style-name="P21"><text:bookmark text:name="LC666"/></text:p>
          </table:table-cell>
          <table:table-cell table:style-name="Table1.A1" office:value-type="string">
            <text:p text:style-name="P23"><text:span text:style-name="T4">void</text:span> <text:span text:style-name="T7">writeHi</text:span>(PlayerData r){<text:bookmark text:name="L667"/></text:p>
          </table:table-cell>
        </table:table-row>
        <table:table-row>
          <table:table-cell table:style-name="Table1.A1" office:value-type="string">
            <text:p text:style-name="P21"><text:bookmark text:name="LC6671"/><text:bookmark text:name="LC6672"/></text:p>
          </table:table-cell>
          <table:table-cell table:style-name="Table1.A1" office:value-type="string">
            <text:p text:style-name="P22">//create structure<text:bookmark text:name="L6681"/><text:bookmark text:name="L6682"/></text:p>
          </table:table-cell>
        </table:table-row>
        <table:table-row>
          <table:table-cell table:style-name="Table1.A1" office:value-type="string">
            <text:p text:style-name="P21"><text:bookmark text:name="LC668"/></text:p>
          </table:table-cell>
          <table:table-cell table:style-name="Table1.A1" office:value-type="string">
            <text:p text:style-name="P23">PlayerData temp;<text:bookmark text:name="L669"/></text:p>
          </table:table-cell>
        </table:table-row>
        <table:table-row>
          <table:table-cell table:style-name="Table1.A1" office:value-type="string">
            <text:p text:style-name="P21"><text:bookmark text:name="LC6691"/><text:bookmark text:name="LC6692"/></text:p>
          </table:table-cell>
          <table:table-cell table:style-name="Table1.A1" office:value-type="string">
            <text:p text:style-name="P22">//open file<text:bookmark text:name="L6701"/><text:bookmark text:name="L6702"/></text:p>
          </table:table-cell>
        </table:table-row>
        <table:table-row>
          <table:table-cell table:style-name="Table1.A1" office:value-type="string">
            <text:p text:style-name="P21"><text:bookmark text:name="LC670"/></text:p>
          </table:table-cell>
          <table:table-cell table:style-name="Table1.A1" office:value-type="string">
            <text:p text:style-name="P23">fstream fout;<text:bookmark text:name="L671"/></text:p>
          </table:table-cell>
        </table:table-row>
        <table:table-row>
          <table:table-cell table:style-name="Table1.A1" office:value-type="string">
            <text:p text:style-name="P21"><text:bookmark text:name="LC671"/></text:p>
          </table:table-cell>
          <table:table-cell table:style-name="Table1.A1" office:value-type="string">
            <text:p text:style-name="P23">fout.<text:span text:style-name="T8">open</text:span>(<text:span text:style-name="T5">"Highscores.dat"</text:span>, ios::out | ios::binary | ios::app);<text:bookmark text:name="L672"/></text:p>
          </table:table-cell>
        </table:table-row>
        <table:table-row>
          <table:table-cell table:style-name="Table1.A1" office:value-type="string">
            <text:p text:style-name="P21"><text:bookmark text:name="LC672"/></text:p>
          </table:table-cell>
          <table:table-cell table:style-name="Table1.A1" office:value-type="string">
            <text:p text:style-name="P22">//write file from structure<text:bookmark text:name="L6731"/><text:bookmark text:name="L6732"/></text:p>
          </table:table-cell>
        </table:table-row>
        <table:table-row>
          <table:table-cell table:style-name="Table1.A1" office:value-type="string">
            <text:p text:style-name="P21"><text:bookmark text:name="LC673"/></text:p>
          </table:table-cell>
          <table:table-cell table:style-name="Table1.A1" office:value-type="string">
            <text:p text:style-name="P23">fout.<text:span text:style-name="T8">write</text:span>(<text:span text:style-name="T4">reinterpret_cast</text:span>&lt;<text:span text:style-name="T4">char</text:span> *&gt;(&amp;r),<text:span text:style-name="T4">sizeof</text:span>(r));<text:bookmark text:name="L674"/></text:p>
          </table:table-cell>
        </table:table-row>
        <table:table-row>
          <table:table-cell table:style-name="Table1.A1" office:value-type="string">
            <text:p text:style-name="P21"><text:bookmark text:name="LC6741"/><text:bookmark text:name="LC6742"/></text:p>
          </table:table-cell>
          <table:table-cell table:style-name="Table1.A1" office:value-type="string">
            <text:p text:style-name="P22">//close file<text:bookmark text:name="L6751"/><text:bookmark text:name="L6752"/></text:p>
          </table:table-cell>
        </table:table-row>
        <table:table-row>
          <table:table-cell table:style-name="Table1.A1" office:value-type="string">
            <text:p text:style-name="P21"><text:bookmark text:name="LC675"/></text:p>
          </table:table-cell>
          <table:table-cell table:style-name="Table1.A1" office:value-type="string">
            <text:p text:style-name="P23">fout.<text:span text:style-name="T8">close</text:span>();<text:bookmark text:name="L676"/></text:p>
          </table:table-cell>
        </table:table-row>
        <table:table-row>
          <table:table-cell table:style-name="Table1.A1" office:value-type="string">
            <text:p text:style-name="P21"><text:bookmark text:name="LC676"/></text:p>
          </table:table-cell>
          <table:table-cell table:style-name="Table1.A1" office:value-type="string">
            <text:p text:style-name="P23">}<text:bookmark text:name="L677"/></text:p>
          </table:table-cell>
        </table:table-row>
        <table:table-row>
          <table:table-cell table:style-name="Table1.A1" office:value-type="string">
            <text:p text:style-name="P21"><text:bookmark text:name="LC6771"/><text:bookmark text:name="LC6772"/></text:p>
          </table:table-cell>
          <table:table-cell table:style-name="Table1.A1" office:value-type="string">
            <text:p text:style-name="P22">//*******************************//<text:bookmark text:name="L6781"/><text:bookmark text:name="L6782"/></text:p>
          </table:table-cell>
        </table:table-row>
        <table:table-row>
          <table:table-cell table:style-name="Table1.A1" office:value-type="string">
            <text:p text:style-name="P21"><text:bookmark text:name="LC6781"/><text:bookmark text:name="LC6782"/></text:p>
          </table:table-cell>
          <table:table-cell table:style-name="Table1.A1" office:value-type="string">
            <text:p text:style-name="P22">// read Record //<text:bookmark text:name="L6791"/><text:bookmark text:name="L6792"/></text:p>
          </table:table-cell>
        </table:table-row>
        <table:table-row>
          <table:table-cell table:style-name="Table1.A1" office:value-type="string">
            <text:p text:style-name="P21"><text:bookmark text:name="LC6791"/><text:bookmark text:name="LC6792"/></text:p>
          </table:table-cell>
          <table:table-cell table:style-name="Table1.A1" office:value-type="string">
            <text:p text:style-name="P22">//*******************************//<text:bookmark text:name="L6801"/><text:bookmark text:name="L6802"/></text:p>
          </table:table-cell>
        </table:table-row>
        <table:table-row>
          <table:table-cell table:style-name="Table1.A1" office:value-type="string">
            <text:p text:style-name="P21"><text:bookmark text:name="LC680"/></text:p>
          </table:table-cell>
          <table:table-cell table:style-name="Table1.A1" office:value-type="string">
            <text:p text:style-name="P23"><text:span text:style-name="T4">void</text:span> <text:span text:style-name="T7">readHi</text:span>(){<text:bookmark text:name="L681"/></text:p>
          </table:table-cell>
        </table:table-row>
        <table:table-row>
          <table:table-cell table:style-name="Table1.A1" office:value-type="string">
            <text:p text:style-name="P21"><text:bookmark text:name="LC681"/></text:p>
          </table:table-cell>
          <table:table-cell table:style-name="Table1.A1" office:value-type="string">
            <text:p text:style-name="P22">//create structure<text:bookmark text:name="L682"/></text:p>
          </table:table-cell>
        </table:table-row>
        <table:table-row>
          <table:table-cell table:style-name="Table1.A1" office:value-type="string">
            <text:p text:style-name="P21"><text:bookmark text:name="LC682"/></text:p>
          </table:table-cell>
          <table:table-cell table:style-name="Table1.A1" office:value-type="string">
            <text:p text:style-name="P23">PlayerData temp;<text:bookmark text:name="L6831"/><text:bookmark text:name="L6832"/></text:p>
          </table:table-cell>
        </table:table-row>
        <text:soft-page-break/>
        <table:table-row>
          <table:table-cell table:style-name="Table1.A1" office:value-type="string">
            <text:p text:style-name="P21"><text:bookmark text:name="LC6831"/><text:bookmark text:name="LC6832"/></text:p>
          </table:table-cell>
          <table:table-cell table:style-name="Table1.A1" office:value-type="string">
            <text:p text:style-name="P22">//open file<text:bookmark text:name="L6841"/><text:bookmark text:name="L6842"/></text:p>
          </table:table-cell>
        </table:table-row>
        <table:table-row>
          <table:table-cell table:style-name="Table1.A1" office:value-type="string">
            <text:p text:style-name="P21"><text:bookmark text:name="LC6841"/><text:bookmark text:name="LC6842"/></text:p>
          </table:table-cell>
          <table:table-cell table:style-name="Table1.A1" office:value-type="string">
            <text:p text:style-name="P23">fstream fin;<text:bookmark text:name="L6851"/><text:bookmark text:name="L6852"/></text:p>
          </table:table-cell>
        </table:table-row>
        <table:table-row>
          <table:table-cell table:style-name="Table1.A1" office:value-type="string">
            <text:p text:style-name="P21"><text:bookmark text:name="LC6851"/><text:bookmark text:name="LC6852"/></text:p>
          </table:table-cell>
          <table:table-cell table:style-name="Table1.A1" office:value-type="string">
            <text:p text:style-name="P23">fin.<text:span text:style-name="T8">open</text:span>(<text:span text:style-name="T5">"Highscores.dat"</text:span>, ios::in | ios::binary);<text:bookmark text:name="L6861"/><text:bookmark text:name="L6862"/></text:p>
          </table:table-cell>
        </table:table-row>
        <table:table-row>
          <table:table-cell table:style-name="Table1.A1" office:value-type="string">
            <text:p text:style-name="P21"><text:bookmark text:name="LC6861"/><text:bookmark text:name="LC6862"/></text:p>
          </table:table-cell>
          <table:table-cell table:style-name="Table1.A1" office:value-type="string">
            <text:p text:style-name="P23"><text:span text:style-name="T4">while</text:span>(fin){<text:bookmark text:name="L6871"/><text:bookmark text:name="L6872"/></text:p>
          </table:table-cell>
        </table:table-row>
        <table:table-row>
          <table:table-cell table:style-name="Table1.A1" office:value-type="string">
            <text:p text:style-name="P21"><text:bookmark text:name="LC6871"/><text:bookmark text:name="LC6872"/></text:p>
          </table:table-cell>
          <table:table-cell table:style-name="Table1.A1" office:value-type="string">
            <text:p text:style-name="P22">//read file into structure<text:bookmark text:name="L6881"/><text:bookmark text:name="L6882"/></text:p>
          </table:table-cell>
        </table:table-row>
        <table:table-row>
          <table:table-cell table:style-name="Table1.A1" office:value-type="string">
            <text:p text:style-name="P21"><text:bookmark text:name="LC6881"/><text:bookmark text:name="LC6882"/></text:p>
          </table:table-cell>
          <table:table-cell table:style-name="Table1.A1" office:value-type="string">
            <text:p text:style-name="P23">fin.<text:span text:style-name="T8">read</text:span>(<text:span text:style-name="T4">reinterpret_cast</text:span>&lt;<text:span text:style-name="T4">char</text:span> *&gt;(&amp;temp),<text:span text:style-name="T4">sizeof</text:span>(temp));<text:bookmark text:name="L6891"/><text:bookmark text:name="L6892"/></text:p>
          </table:table-cell>
        </table:table-row>
        <table:table-row>
          <table:table-cell table:style-name="Table1.A1" office:value-type="string">
            <text:p text:style-name="P21"><text:bookmark text:name="LC6891"/><text:bookmark text:name="LC6892"/></text:p>
          </table:table-cell>
          <table:table-cell table:style-name="Table1.A1" office:value-type="string">
            <text:p text:style-name="P22">//output structure<text:bookmark text:name="L6901"/><text:bookmark text:name="L6902"/></text:p>
          </table:table-cell>
        </table:table-row>
        <table:table-row>
          <table:table-cell table:style-name="Table1.A1" office:value-type="string">
            <text:p text:style-name="P21"><text:bookmark text:name="LC690"/></text:p>
          </table:table-cell>
          <table:table-cell table:style-name="Table1.A1" office:value-type="string">
            <text:p text:style-name="P23">cout&lt;&lt;<text:span text:style-name="T5">"Name : "</text:span>&lt;&lt;temp.name&lt;&lt;endl;<text:bookmark text:name="L691"/></text:p>
          </table:table-cell>
        </table:table-row>
        <table:table-row>
          <table:table-cell table:style-name="Table1.A1" office:value-type="string">
            <text:p text:style-name="P21"><text:bookmark text:name="LC691"/></text:p>
          </table:table-cell>
          <table:table-cell table:style-name="Table1.A1" office:value-type="string">
            <text:p text:style-name="P23">cout&lt;&lt;<text:span text:style-name="T5">"Maximum Health : "</text:span>&lt;&lt;temp.maxHlth&lt;&lt;endl;<text:bookmark text:name="L692"/></text:p>
          </table:table-cell>
        </table:table-row>
        <table:table-row>
          <table:table-cell table:style-name="Table1.A1" office:value-type="string">
            <text:p text:style-name="P21"><text:bookmark text:name="LC692"/></text:p>
          </table:table-cell>
          <table:table-cell table:style-name="Table1.A1" office:value-type="string">
            <text:p text:style-name="P23">cout&lt;&lt;<text:span text:style-name="T5">"Damage : "</text:span>&lt;&lt;temp.dps&lt;&lt;endl;<text:bookmark text:name="L693"/></text:p>
          </table:table-cell>
        </table:table-row>
        <table:table-row>
          <table:table-cell table:style-name="Table1.A1" office:value-type="string">
            <text:p text:style-name="P21"><text:bookmark text:name="LC693"/></text:p>
          </table:table-cell>
          <table:table-cell table:style-name="Table1.A1" office:value-type="string">
            <text:p text:style-name="P23">cout&lt;&lt;<text:span text:style-name="T5">"Archetype : "</text:span>&lt;&lt;temp.arch&lt;&lt;endl;<text:bookmark text:name="L694"/></text:p>
          </table:table-cell>
        </table:table-row>
        <table:table-row>
          <table:table-cell table:style-name="Table1.A1" office:value-type="string">
            <text:p text:style-name="P21"><text:bookmark text:name="LC694"/></text:p>
          </table:table-cell>
          <table:table-cell table:style-name="Table1.A1" office:value-type="string">
            <text:p text:style-name="P23">cout&lt;&lt;<text:span text:style-name="T5">"Weapon : "</text:span>&lt;&lt;temp.weapon&lt;&lt;endl;<text:bookmark text:name="L695"/></text:p>
          </table:table-cell>
        </table:table-row>
        <table:table-row>
          <table:table-cell table:style-name="Table1.A1" office:value-type="string">
            <text:p text:style-name="P21"><text:bookmark text:name="LC695"/></text:p>
          </table:table-cell>
          <table:table-cell table:style-name="Table1.A1" office:value-type="string">
            <text:p text:style-name="P23">cout&lt;&lt;<text:span text:style-name="T5">"Special : "</text:span>&lt;&lt;temp.special&lt;&lt;endl;<text:bookmark text:name="L696"/></text:p>
          </table:table-cell>
        </table:table-row>
        <table:table-row>
          <table:table-cell table:style-name="Table1.A1" office:value-type="string">
            <text:p text:style-name="P21"><text:bookmark text:name="LC696"/></text:p>
          </table:table-cell>
          <table:table-cell table:style-name="Table1.A1" office:value-type="string">
            <text:p text:style-name="P23">cout&lt;&lt;<text:span text:style-name="T5">"Waves Completed : "</text:span>&lt;&lt;temp.waveC&lt;&lt;endl;<text:bookmark text:name="L697"/></text:p>
          </table:table-cell>
        </table:table-row>
        <table:table-row>
          <table:table-cell table:style-name="Table1.A1" office:value-type="string">
            <text:p text:style-name="P21"><text:bookmark text:name="LC697"/></text:p>
          </table:table-cell>
          <table:table-cell table:style-name="Table1.A1" office:value-type="string">
            <text:p text:style-name="P23">}<text:bookmark text:name="L698"/></text:p>
          </table:table-cell>
        </table:table-row>
        <table:table-row>
          <table:table-cell table:style-name="Table1.A1" office:value-type="string">
            <text:p text:style-name="P21"><text:bookmark text:name="LC6981"/><text:bookmark text:name="LC6982"/></text:p>
          </table:table-cell>
          <table:table-cell table:style-name="Table1.A1" office:value-type="string">
            <text:p text:style-name="P21"><text:bookmark text:name="L6991"/><text:bookmark text:name="L6992"/></text:p>
          </table:table-cell>
        </table:table-row>
        <table:table-row>
          <table:table-cell table:style-name="Table1.A1" office:value-type="string">
            <text:p text:style-name="P21"><text:bookmark text:name="LC6991"/><text:bookmark text:name="LC6992"/></text:p>
          </table:table-cell>
          <table:table-cell table:style-name="Table1.A1" office:value-type="string">
            <text:p text:style-name="P22">//close file<text:bookmark text:name="L7001"/><text:bookmark text:name="L7002"/></text:p>
          </table:table-cell>
        </table:table-row>
        <table:table-row>
          <table:table-cell table:style-name="Table1.A1" office:value-type="string">
            <text:p text:style-name="P21"><text:bookmark text:name="LC700"/></text:p>
          </table:table-cell>
          <table:table-cell table:style-name="Table1.A1" office:value-type="string">
            <text:p text:style-name="P23">fin.<text:span text:style-name="T8">close</text:span>();<text:bookmark text:name="L701"/></text:p>
          </table:table-cell>
        </table:table-row>
        <table:table-row>
          <table:table-cell table:style-name="Table1.A1" office:value-type="string">
            <text:p text:style-name="P21"><text:bookmark text:name="LC701"/></text:p>
          </table:table-cell>
          <table:table-cell table:style-name="Table1.A1" office:value-type="string">
            <text:p text:style-name="P23">}<text:bookmark text:name="L702"/></text:p>
          </table:table-cell>
        </table:table-row>
        <table:table-row>
          <table:table-cell table:style-name="Table1.A1" office:value-type="string">
            <text:p text:style-name="P21"><text:bookmark text:name="LC702"/></text:p>
          </table:table-cell>
          <table:table-cell table:style-name="Table1.A1" office:value-type="string">
            <text:p text:style-name="P22">//*******************************//<text:bookmark text:name="L7031"/><text:bookmark text:name="L7032"/></text:p>
          </table:table-cell>
        </table:table-row>
        <table:table-row>
          <table:table-cell table:style-name="Table1.A1" office:value-type="string">
            <text:p text:style-name="P21"><text:bookmark text:name="LC7031"/><text:bookmark text:name="LC7032"/></text:p>
          </table:table-cell>
          <table:table-cell table:style-name="Table1.A1" office:value-type="string">
            <text:p text:style-name="P22">// vector fun //<text:bookmark text:name="L7041"/><text:bookmark text:name="L7042"/></text:p>
          </table:table-cell>
        </table:table-row>
        <table:table-row>
          <table:table-cell table:style-name="Table1.A1" office:value-type="string">
            <text:p text:style-name="P21"><text:bookmark text:name="LC7041"/><text:bookmark text:name="LC7042"/></text:p>
          </table:table-cell>
          <table:table-cell table:style-name="Table1.A1" office:value-type="string">
            <text:p text:style-name="P22">//*******************************//<text:bookmark text:name="L7051"/><text:bookmark text:name="L7052"/></text:p>
          </table:table-cell>
        </table:table-row>
        <table:table-row>
          <table:table-cell table:style-name="Table1.A1" office:value-type="string">
            <text:p text:style-name="P21"><text:bookmark text:name="LC7051"/><text:bookmark text:name="LC7052"/></text:p>
          </table:table-cell>
          <table:table-cell table:style-name="Table1.A1" office:value-type="string">
            <text:p text:style-name="P23"><text:span text:style-name="T4">void</text:span> <text:span text:style-name="T7">vecFun</text:span>(){<text:bookmark text:name="L7061"/><text:bookmark text:name="L7062"/></text:p>
          </table:table-cell>
        </table:table-row>
        <table:table-row>
          <table:table-cell table:style-name="Table1.A1" office:value-type="string">
            <text:p text:style-name="P21"><text:bookmark text:name="LC7061"/><text:bookmark text:name="LC7062"/></text:p>
          </table:table-cell>
          <table:table-cell table:style-name="Table1.A1" office:value-type="string">
            <text:p text:style-name="P22">//create an array of vectors from template<text:bookmark text:name="L7071"/><text:bookmark text:name="L7072"/></text:p>
          </table:table-cell>
        </table:table-row>
        <table:table-row>
          <table:table-cell table:style-name="Table1.A1" office:value-type="string">
            <text:p text:style-name="P21"><text:bookmark text:name="LC7071"/><text:bookmark text:name="LC7072"/></text:p>
          </table:table-cell>
          <table:table-cell table:style-name="Table1.A1" office:value-type="string">
            <text:p text:style-name="P23">SimpleVector&lt;<text:span text:style-name="T4">int</text:span>&gt; <text:span text:style-name="T8">stuff</text:span>(<text:span text:style-name="T8">10</text:span>);<text:bookmark text:name="L7081"/><text:bookmark text:name="L7082"/></text:p>
          </table:table-cell>
        </table:table-row>
        <table:table-row>
          <table:table-cell table:style-name="Table1.A1" office:value-type="string">
            <text:p text:style-name="P21"><text:bookmark text:name="LC7081"/><text:bookmark text:name="LC7082"/></text:p>
          </table:table-cell>
          <table:table-cell table:style-name="Table1.A1" office:value-type="string">
            <text:p text:style-name="P23">stuff.<text:span text:style-name="T8">pushEle</text:span>(<text:span text:style-name="T8">5</text:span>);<text:bookmark text:name="L7091"/><text:bookmark text:name="L7092"/></text:p>
          </table:table-cell>
        </table:table-row>
        <table:table-row>
          <table:table-cell table:style-name="Table1.A1" office:value-type="string">
            <text:p text:style-name="P21"><text:bookmark text:name="LC7091"/><text:bookmark text:name="LC7092"/></text:p>
          </table:table-cell>
          <table:table-cell table:style-name="Table1.A1" office:value-type="string">
            <text:p text:style-name="P22">/*for(int i=0;i&lt;11;i++){<text:bookmark text:name="L7103"/><text:bookmark text:name="L7104"/></text:p>
          </table:table-cell>
        </table:table-row>
        <table:table-row>
          <table:table-cell table:style-name="Table1.A1" office:value-type="string">
            <text:p text:style-name="P21"><text:bookmark text:name="LC7103"/><text:bookmark text:name="LC7104"/></text:p>
          </table:table-cell>
          <table:table-cell table:style-name="Table1.A1" office:value-type="string">
            <text:p text:style-name="P22">cout&lt;&lt;stuff[i]&lt;&lt;endl;<text:bookmark text:name="L7113"/><text:bookmark text:name="L7114"/></text:p>
          </table:table-cell>
        </table:table-row>
        <table:table-row>
          <table:table-cell table:style-name="Table1.A1" office:value-type="string">
            <text:p text:style-name="P21"><text:bookmark text:name="LC7113"/><text:bookmark text:name="LC7114"/></text:p>
          </table:table-cell>
          <table:table-cell table:style-name="Table1.A1" office:value-type="string">
            <text:p text:style-name="P22">}*/<text:bookmark text:name="L712"/></text:p>
          </table:table-cell>
        </table:table-row>
        <table:table-row>
          <table:table-cell table:style-name="Table1.A1" office:value-type="string">
            <text:p text:style-name="P21"><text:bookmark text:name="LC712"/></text:p>
          </table:table-cell>
          <table:table-cell table:style-name="Table1.A1" office:value-type="string">
            <text:p text:style-name="P23">}</text:p>
          </table:table-cell>
        </table:table-row>
      </table:table>
      <text:p text:style-name="P15"/>
      <text:p text:style-name="P15"/>
      <table:table table:name="Table3" table:style-name="Table3">
        <table:table-column table:style-name="Table3.A"/>
        <table:table-column table:style-name="Table3.B"/>
        <table:table-row>
          <table:table-cell table:style-name="Table3.A1" office:value-type="string">
            <text:p text:style-name="P22"><text:bookmark text:name="LC1104"/><text:bookmark text:name="LC1105"/>/* <text:bookmark text:name="L2102"/><text:bookmark text:name="L2103"/></text:p>
          </table:table-cell>
          <table:table-cell table:style-name="Table3.B1" office:value-type="string">
            <text:p text:style-name="P21"/>
          </table:table-cell>
        </table:table-row>
        <table:table-row>
          <table:table-cell table:style-name="Table3.A1" office:value-type="string">
            <text:p text:style-name="P21"><text:bookmark text:name="LC2102"/><text:bookmark text:name="LC2103"/></text:p>
          </table:table-cell>
          <table:table-cell table:style-name="Table3.A1" office:value-type="string">
            <text:p text:style-name="P22">* File: Unit.h<text:bookmark text:name="L3102"/><text:bookmark text:name="L3103"/></text:p>
          </table:table-cell>
        </table:table-row>
        <table:table-row>
          <table:table-cell table:style-name="Table3.A1" office:value-type="string">
            <text:p text:style-name="P21"><text:bookmark text:name="LC3102"/><text:bookmark text:name="LC3103"/></text:p>
          </table:table-cell>
          <table:table-cell table:style-name="Table3.A1" office:value-type="string">
            <text:p text:style-name="P22">* Author: Branden<text:bookmark text:name="L4104"/><text:bookmark text:name="L4105"/></text:p>
          </table:table-cell>
        </table:table-row>
        <table:table-row>
          <table:table-cell table:style-name="Table3.A1" office:value-type="string">
            <text:p text:style-name="P21"><text:bookmark text:name="LC4104"/><text:bookmark text:name="LC4105"/></text:p>
          </table:table-cell>
          <table:table-cell table:style-name="Table3.A1" office:value-type="string">
            <text:p text:style-name="P22">* Purpose: Abstract base class<text:bookmark text:name="L5100"/><text:bookmark text:name="L5105"/></text:p>
          </table:table-cell>
        </table:table-row>
        <table:table-row>
          <table:table-cell table:style-name="Table3.A1" office:value-type="string">
            <text:p text:style-name="P21"><text:bookmark text:name="LC5100"/><text:bookmark text:name="LC5105"/></text:p>
          </table:table-cell>
          <table:table-cell table:style-name="Table3.A1" office:value-type="string">
            <text:p text:style-name="P22">* Created on December 11, 2015, 8:12 PM<text:bookmark text:name="L6100"/><text:bookmark text:name="L6103"/></text:p>
          </table:table-cell>
        </table:table-row>
        <table:table-row>
          <table:table-cell table:style-name="Table3.A1" office:value-type="string">
            <text:p text:style-name="P21"><text:bookmark text:name="LC6100"/><text:bookmark text:name="LC6103"/></text:p>
          </table:table-cell>
          <table:table-cell table:style-name="Table3.A1" office:value-type="string">
            <text:p text:style-name="P22">*/<text:bookmark text:name="L713"/><text:bookmark text:name="L714"/></text:p>
          </table:table-cell>
        </table:table-row>
        <table:table-row>
          <table:table-cell table:style-name="Table3.A1" office:value-type="string">
            <text:p text:style-name="P21"><text:bookmark text:name="LC713"/><text:bookmark text:name="LC714"/></text:p>
          </table:table-cell>
          <table:table-cell table:style-name="Table3.A1" office:value-type="string">
            <text:p text:style-name="P23">#<text:span text:style-name="T4">include</text:span> <text:span text:style-name="T5">&lt;string&gt;</text:span><text:bookmark text:name="L812"/><text:bookmark text:name="L813"/></text:p>
          </table:table-cell>
        </table:table-row>
        <table:table-row>
          <table:table-cell table:style-name="Table3.A1" office:value-type="string">
            <text:p text:style-name="P21"><text:bookmark text:name="LC812"/><text:bookmark text:name="LC813"/></text:p>
          </table:table-cell>
          <table:table-cell table:style-name="Table3.A1" office:value-type="string">
            <text:p text:style-name="P23"><text:span text:style-name="T4">using</text:span> <text:span text:style-name="T4">namespace</text:span> <text:span text:style-name="T7">std</text:span><text:span text:style-name="T4">;</text:span><text:bookmark text:name="L912"/><text:bookmark text:name="L913"/></text:p>
          </table:table-cell>
        </table:table-row>
        <table:table-row>
          <table:table-cell table:style-name="Table3.A1" office:value-type="string">
            <text:p text:style-name="P21"><text:bookmark text:name="LC912"/><text:bookmark text:name="LC913"/></text:p>
          </table:table-cell>
          <table:table-cell table:style-name="Table3.A1" office:value-type="string">
            <text:p text:style-name="P23">#<text:span text:style-name="T4">ifndef</text:span> UNIT_H<text:bookmark text:name="L1014"/><text:bookmark text:name="L1015"/></text:p>
          </table:table-cell>
        </table:table-row>
        <table:table-row>
          <table:table-cell table:style-name="Table3.A1" office:value-type="string">
            <text:p text:style-name="P21"><text:bookmark text:name="LC1014"/><text:bookmark text:name="LC1015"/></text:p>
          </table:table-cell>
          <table:table-cell table:style-name="Table3.A1" office:value-type="string">
            <text:p text:style-name="P23">#<text:span text:style-name="T4">define</text:span> <text:span text:style-name="T7">UNIT_H</text:span><text:bookmark text:name="L1114"/><text:bookmark text:name="L1115"/></text:p>
          </table:table-cell>
        </table:table-row>
        <table:table-row>
          <table:table-cell table:style-name="Table3.A1" office:value-type="string">
            <text:p text:style-name="P21"><text:bookmark text:name="LC1114"/><text:bookmark text:name="LC1115"/></text:p>
          </table:table-cell>
          <table:table-cell table:style-name="Table3.A1" office:value-type="string">
            <text:p text:style-name="P21"><text:bookmark text:name="L1212"/><text:bookmark text:name="L1213"/></text:p>
          </table:table-cell>
        </table:table-row>
        <table:table-row>
          <table:table-cell table:style-name="Table3.A1" office:value-type="string">
            <text:p text:style-name="P21"><text:bookmark text:name="LC1212"/><text:bookmark text:name="LC1213"/></text:p>
          </table:table-cell>
          <table:table-cell table:style-name="Table3.A1" office:value-type="string">
            <text:p text:style-name="P23"><text:span text:style-name="T4">class</text:span> <text:span text:style-name="T7">Unit</text:span>{<text:bookmark text:name="L1314"/><text:bookmark text:name="L1315"/></text:p>
          </table:table-cell>
        </table:table-row>
        <table:table-row>
          <table:table-cell table:style-name="Table3.A1" office:value-type="string">
            <text:p text:style-name="P21"><text:bookmark text:name="LC1314"/><text:bookmark text:name="LC1315"/></text:p>
          </table:table-cell>
          <table:table-cell table:style-name="Table3.A1" office:value-type="string">
            <text:p text:style-name="P25">private:<text:bookmark text:name="L1414"/><text:bookmark text:name="L1415"/></text:p>
          </table:table-cell>
        </table:table-row>
        <table:table-row>
          <table:table-cell table:style-name="Table3.A1" office:value-type="string">
            <text:p text:style-name="P21"><text:bookmark text:name="LC1414"/><text:bookmark text:name="LC1415"/></text:p>
          </table:table-cell>
          <table:table-cell table:style-name="Table3.A1" office:value-type="string">
            <text:p text:style-name="P23"><text:span text:style-name="T4">int</text:span> hate;<text:bookmark text:name="L1514"/><text:bookmark text:name="L1515"/></text:p>
          </table:table-cell>
        </table:table-row>
        <table:table-row>
          <table:table-cell table:style-name="Table3.A1" office:value-type="string">
            <text:p text:style-name="P21"><text:bookmark text:name="LC1514"/><text:bookmark text:name="LC1515"/></text:p>
          </table:table-cell>
          <table:table-cell table:style-name="Table3.A1" office:value-type="string">
            <text:p text:style-name="P25">public:<text:bookmark text:name="L1614"/><text:bookmark text:name="L1615"/></text:p>
          </table:table-cell>
        </table:table-row>
        <table:table-row>
          <table:table-cell table:style-name="Table3.A1" office:value-type="string">
            <text:p text:style-name="P21"><text:bookmark text:name="LC1612"/><text:bookmark text:name="LC1613"/></text:p>
          </table:table-cell>
          <table:table-cell table:style-name="Table3.A1" office:value-type="string">
            <text:p text:style-name="P23"><text:span text:style-name="T7">Unit</text:span>(){ hate=<text:span text:style-name="T8">0</text:span>;} <text:span text:style-name="T6">//constructor</text:span><text:bookmark text:name="L1712"/><text:bookmark text:name="L1713"/></text:p>
          </table:table-cell>
        </table:table-row>
        <table:table-row>
          <table:table-cell table:style-name="Table3.A1" office:value-type="string">
            <text:p text:style-name="P21"><text:bookmark text:name="LC1712"/><text:bookmark text:name="LC1713"/></text:p>
          </table:table-cell>
          <table:table-cell table:style-name="Table3.A1" office:value-type="string">
            <text:p text:style-name="P23"><text:span text:style-name="T4">virtual</text:span> <text:span text:style-name="T4">int</text:span> <text:span text:style-name="T7">getHate</text:span>()=0; <text:span text:style-name="T6">//pure virtual function</text:span><text:bookmark text:name="L1814"/><text:bookmark text:name="L1815"/></text:p>
          </table:table-cell>
        </table:table-row>
        <table:table-row>
          <table:table-cell table:style-name="Table3.A1" office:value-type="string">
            <text:p text:style-name="P21"><text:bookmark text:name="LC1814"/><text:bookmark text:name="LC1815"/></text:p>
          </table:table-cell>
          <table:table-cell table:style-name="Table3.A1" office:value-type="string">
            <text:p text:style-name="P23">};<text:bookmark text:name="L1912"/><text:bookmark text:name="L1913"/></text:p>
          </table:table-cell>
        </table:table-row>
        <table:table-row>
          <table:table-cell table:style-name="Table3.A1" office:value-type="string">
            <text:p text:style-name="P21"><text:bookmark text:name="LC1912"/><text:bookmark text:name="LC1913"/></text:p>
          </table:table-cell>
          <table:table-cell table:style-name="Table3.A1" office:value-type="string">
            <text:p text:style-name="P21"><text:bookmark text:name="L2014"/><text:bookmark text:name="L2015"/></text:p>
          </table:table-cell>
        </table:table-row>
        <table:table-row>
          <table:table-cell table:style-name="Table3.A1" office:value-type="string">
            <text:p text:style-name="P21"><text:bookmark text:name="LC2014"/><text:bookmark text:name="LC2015"/></text:p>
          </table:table-cell>
          <table:table-cell table:style-name="Table3.A1" office:value-type="string">
            <text:p text:style-name="P23">#<text:span text:style-name="T4">endif</text:span> <text:span text:style-name="T6">/* UNIT_H */</text:span></text:p>
          </table:table-cell>
        </table:table-row>
      </table:table>
      <text:p text:style-name="P15"/>
      <text:p text:style-name="P15"/>
      <table:table table:name="Table4" table:style-name="Table4">
        <table:table-column table:style-name="Table4.A"/>
        <table:table-column table:style-name="Table4.B"/>
        <text:soft-page-break/>
        <table:table-row>
          <table:table-cell table:style-name="Table4.A1" office:value-type="string">
            <text:p text:style-name="P22"><text:bookmark text:name="LC1106"/><text:bookmark text:name="LC1107"/>/* <text:bookmark text:name="L2104"/><text:bookmark text:name="L2105"/></text:p>
          </table:table-cell>
          <table:table-cell table:style-name="Table4.B1" office:value-type="string">
            <text:p text:style-name="P21"/>
          </table:table-cell>
        </table:table-row>
        <table:table-row>
          <table:table-cell table:style-name="Table4.A1" office:value-type="string">
            <text:p text:style-name="P21"><text:bookmark text:name="LC2104"/><text:bookmark text:name="LC2105"/></text:p>
          </table:table-cell>
          <table:table-cell table:style-name="Table4.A1" office:value-type="string">
            <text:p text:style-name="P22">* File: EnemyUnit.h<text:bookmark text:name="L3104"/><text:bookmark text:name="L3105"/></text:p>
          </table:table-cell>
        </table:table-row>
        <table:table-row>
          <table:table-cell table:style-name="Table4.A1" office:value-type="string">
            <text:p text:style-name="P21"><text:bookmark text:name="LC3104"/><text:bookmark text:name="LC3105"/></text:p>
          </table:table-cell>
          <table:table-cell table:style-name="Table4.A1" office:value-type="string">
            <text:p text:style-name="P22">* Author: Branden Hitt<text:bookmark text:name="L4106"/><text:bookmark text:name="L4107"/></text:p>
          </table:table-cell>
        </table:table-row>
        <table:table-row>
          <table:table-cell table:style-name="Table4.A1" office:value-type="string">
            <text:p text:style-name="P21"><text:bookmark text:name="LC4106"/><text:bookmark text:name="LC4107"/></text:p>
          </table:table-cell>
          <table:table-cell table:style-name="Table4.A1" office:value-type="string">
            <text:p text:style-name="P22">* Purpose: Specification of the EnemyUnit Class<text:bookmark text:name="L5106"/><text:bookmark text:name="L5107"/></text:p>
          </table:table-cell>
        </table:table-row>
        <table:table-row>
          <table:table-cell table:style-name="Table4.A1" office:value-type="string">
            <text:p text:style-name="P21"><text:bookmark text:name="LC5106"/><text:bookmark text:name="LC5107"/></text:p>
          </table:table-cell>
          <table:table-cell table:style-name="Table4.A1" office:value-type="string">
            <text:p text:style-name="P22">* Created on November 27, 2015, 8:30 PM<text:bookmark text:name="L6104"/><text:bookmark text:name="L6105"/></text:p>
          </table:table-cell>
        </table:table-row>
        <table:table-row>
          <table:table-cell table:style-name="Table4.A1" office:value-type="string">
            <text:p text:style-name="P21"><text:bookmark text:name="LC6104"/><text:bookmark text:name="LC6105"/></text:p>
          </table:table-cell>
          <table:table-cell table:style-name="Table4.A1" office:value-type="string">
            <text:p text:style-name="P22">*/<text:bookmark text:name="L715"/><text:bookmark text:name="L716"/></text:p>
          </table:table-cell>
        </table:table-row>
        <table:table-row>
          <table:table-cell table:style-name="Table4.A1" office:value-type="string">
            <text:p text:style-name="P21"><text:bookmark text:name="LC715"/><text:bookmark text:name="LC716"/></text:p>
          </table:table-cell>
          <table:table-cell table:style-name="Table4.A1" office:value-type="string">
            <text:p text:style-name="P23">#<text:span text:style-name="T4">include</text:span> <text:span text:style-name="T5">&lt;string&gt;</text:span><text:bookmark text:name="L814"/><text:bookmark text:name="L815"/></text:p>
          </table:table-cell>
        </table:table-row>
        <table:table-row>
          <table:table-cell table:style-name="Table4.A1" office:value-type="string">
            <text:p text:style-name="P21"><text:bookmark text:name="LC814"/><text:bookmark text:name="LC815"/></text:p>
          </table:table-cell>
          <table:table-cell table:style-name="Table4.A1" office:value-type="string">
            <text:p text:style-name="P23"><text:span text:style-name="T4">using</text:span> <text:span text:style-name="T4">namespace</text:span> <text:span text:style-name="T7">std</text:span><text:span text:style-name="T4">;</text:span><text:bookmark text:name="L914"/><text:bookmark text:name="L915"/></text:p>
          </table:table-cell>
        </table:table-row>
        <table:table-row>
          <table:table-cell table:style-name="Table4.A1" office:value-type="string">
            <text:p text:style-name="P21"><text:bookmark text:name="LC914"/><text:bookmark text:name="LC915"/></text:p>
          </table:table-cell>
          <table:table-cell table:style-name="Table4.A1" office:value-type="string">
            <text:p text:style-name="P21"><text:bookmark text:name="L1016"/><text:bookmark text:name="L1017"/></text:p>
          </table:table-cell>
        </table:table-row>
        <table:table-row>
          <table:table-cell table:style-name="Table4.A1" office:value-type="string">
            <text:p text:style-name="P21"><text:bookmark text:name="LC1016"/><text:bookmark text:name="LC1017"/></text:p>
          </table:table-cell>
          <table:table-cell table:style-name="Table4.A1" office:value-type="string">
            <text:p text:style-name="P23">#<text:span text:style-name="T4">ifndef</text:span> ENEMYUNIT_H<text:bookmark text:name="L1116"/><text:bookmark text:name="L1117"/></text:p>
          </table:table-cell>
        </table:table-row>
        <table:table-row>
          <table:table-cell table:style-name="Table4.A1" office:value-type="string">
            <text:p text:style-name="P21"><text:bookmark text:name="LC1116"/><text:bookmark text:name="LC1117"/></text:p>
          </table:table-cell>
          <table:table-cell table:style-name="Table4.A1" office:value-type="string">
            <text:p text:style-name="P23">#<text:span text:style-name="T4">define</text:span> <text:span text:style-name="T7">ENEMYUNIT_H</text:span><text:bookmark text:name="L1214"/><text:bookmark text:name="L1215"/></text:p>
          </table:table-cell>
        </table:table-row>
        <table:table-row>
          <table:table-cell table:style-name="Table4.A1" office:value-type="string">
            <text:p text:style-name="P21"><text:bookmark text:name="LC1214"/><text:bookmark text:name="LC1215"/></text:p>
          </table:table-cell>
          <table:table-cell table:style-name="Table4.A1" office:value-type="string">
            <text:p text:style-name="P23">#<text:span text:style-name="T4">include</text:span> <text:span text:style-name="T5">"Unit.h"</text:span><text:bookmark text:name="L1316"/><text:bookmark text:name="L1317"/></text:p>
          </table:table-cell>
        </table:table-row>
        <table:table-row>
          <table:table-cell table:style-name="Table4.A1" office:value-type="string">
            <text:p text:style-name="P21"><text:bookmark text:name="LC1316"/><text:bookmark text:name="LC1317"/></text:p>
          </table:table-cell>
          <table:table-cell table:style-name="Table4.A1" office:value-type="string">
            <text:p text:style-name="P23"><text:span text:style-name="T4">class</text:span> <text:span text:style-name="T7">EnemyUnit</text:span>: <text:span text:style-name="T4">public</text:span> <text:span text:style-name="T7">Unit</text:span>{<text:bookmark text:name="L1416"/><text:bookmark text:name="L1417"/></text:p>
          </table:table-cell>
        </table:table-row>
        <table:table-row>
          <table:table-cell table:style-name="Table4.A1" office:value-type="string">
            <text:p text:style-name="P21"><text:bookmark text:name="LC1416"/><text:bookmark text:name="LC1417"/></text:p>
          </table:table-cell>
          <table:table-cell table:style-name="Table4.A1" office:value-type="string">
            <text:p text:style-name="P25">protected:<text:bookmark text:name="L1516"/><text:bookmark text:name="L1517"/></text:p>
          </table:table-cell>
        </table:table-row>
        <table:table-row>
          <table:table-cell table:style-name="Table4.A1" office:value-type="string">
            <text:p text:style-name="P21"><text:bookmark text:name="LC1516"/><text:bookmark text:name="LC1517"/></text:p>
          </table:table-cell>
          <table:table-cell table:style-name="Table4.A1" office:value-type="string">
            <text:p text:style-name="P23">string name;<text:bookmark text:name="L1616"/><text:bookmark text:name="L1617"/></text:p>
          </table:table-cell>
        </table:table-row>
        <table:table-row>
          <table:table-cell table:style-name="Table4.A1" office:value-type="string">
            <text:p text:style-name="P21"><text:bookmark text:name="LC1614"/><text:bookmark text:name="LC1615"/></text:p>
          </table:table-cell>
          <table:table-cell table:style-name="Table4.A1" office:value-type="string">
            <text:p text:style-name="P23"><text:span text:style-name="T4">int</text:span> health;<text:bookmark text:name="L1714"/><text:bookmark text:name="L1715"/></text:p>
          </table:table-cell>
        </table:table-row>
        <table:table-row>
          <table:table-cell table:style-name="Table4.A1" office:value-type="string">
            <text:p text:style-name="P21"><text:bookmark text:name="LC1714"/><text:bookmark text:name="LC1715"/></text:p>
          </table:table-cell>
          <table:table-cell table:style-name="Table4.A1" office:value-type="string">
            <text:p text:style-name="P23"><text:span text:style-name="T4">int</text:span> dps;<text:bookmark text:name="L1816"/><text:bookmark text:name="L1817"/></text:p>
          </table:table-cell>
        </table:table-row>
        <table:table-row>
          <table:table-cell table:style-name="Table4.A1" office:value-type="string">
            <text:p text:style-name="P21"><text:bookmark text:name="LC1816"/><text:bookmark text:name="LC1817"/></text:p>
          </table:table-cell>
          <table:table-cell table:style-name="Table4.A1" office:value-type="string">
            <text:p text:style-name="P23"><text:span text:style-name="T4">static</text:span> string allegiance;<text:bookmark text:name="L1914"/><text:bookmark text:name="L1915"/></text:p>
          </table:table-cell>
        </table:table-row>
        <table:table-row>
          <table:table-cell table:style-name="Table4.A1" office:value-type="string">
            <text:p text:style-name="P21"><text:bookmark text:name="LC1914"/><text:bookmark text:name="LC1915"/></text:p>
          </table:table-cell>
          <table:table-cell table:style-name="Table4.A1" office:value-type="string">
            <text:p text:style-name="P25">public:<text:bookmark text:name="L2016"/><text:bookmark text:name="L2017"/></text:p>
          </table:table-cell>
        </table:table-row>
        <table:table-row>
          <table:table-cell table:style-name="Table4.A1" office:value-type="string">
            <text:p text:style-name="P21"><text:bookmark text:name="LC2016"/><text:bookmark text:name="LC2017"/></text:p>
          </table:table-cell>
          <table:table-cell table:style-name="Table4.A1" office:value-type="string">
            <text:p text:style-name="P23"><text:span text:style-name="T7">EnemyUnit</text:span>(){name=<text:span text:style-name="T5">"Empty"</text:span>,health=<text:span text:style-name="T8">0</text:span>,dps=<text:span text:style-name="T8">0</text:span>;} <text:span text:style-name="T6">//Default Constructor (in-line)</text:span><text:bookmark text:name="L2112"/><text:bookmark text:name="L2113"/></text:p>
          </table:table-cell>
        </table:table-row>
        <table:table-row>
          <table:table-cell table:style-name="Table4.A1" office:value-type="string">
            <text:p text:style-name="P21"><text:bookmark text:name="LC2112"/><text:bookmark text:name="LC2113"/></text:p>
          </table:table-cell>
          <table:table-cell table:style-name="Table4.A1" office:value-type="string">
            <text:p text:style-name="P23"><text:span text:style-name="T7">EnemyUnit</text:span>(string,<text:span text:style-name="T4">int</text:span>,<text:span text:style-name="T4">int</text:span>); <text:span text:style-name="T6">//Constructor</text:span><text:bookmark text:name="L2212"/><text:bookmark text:name="L2213"/></text:p>
          </table:table-cell>
        </table:table-row>
        <table:table-row>
          <table:table-cell table:style-name="Table4.A1" office:value-type="string">
            <text:p text:style-name="P21"><text:bookmark text:name="LC2212"/><text:bookmark text:name="LC2213"/></text:p>
          </table:table-cell>
          <table:table-cell table:style-name="Table4.A1" office:value-type="string">
            <text:p text:style-name="P23"><text:span text:style-name="T4">void</text:span> <text:span text:style-name="T7">setName</text:span>(string); <text:span text:style-name="T6">//Mutator</text:span><text:bookmark text:name="L2312"/><text:bookmark text:name="L2313"/></text:p>
          </table:table-cell>
        </table:table-row>
        <table:table-row>
          <table:table-cell table:style-name="Table4.A1" office:value-type="string">
            <text:p text:style-name="P21"><text:bookmark text:name="LC2312"/><text:bookmark text:name="LC2313"/></text:p>
          </table:table-cell>
          <table:table-cell table:style-name="Table4.A1" office:value-type="string">
            <text:p text:style-name="P23">string <text:span text:style-name="T7">getName</text:span>(); <text:span text:style-name="T6">//Accessor</text:span><text:bookmark text:name="L2412"/><text:bookmark text:name="L2413"/></text:p>
          </table:table-cell>
        </table:table-row>
        <table:table-row>
          <table:table-cell table:style-name="Table4.A1" office:value-type="string">
            <text:p text:style-name="P21"><text:bookmark text:name="LC2412"/><text:bookmark text:name="LC2413"/></text:p>
          </table:table-cell>
          <table:table-cell table:style-name="Table4.A1" office:value-type="string">
            <text:p text:style-name="P23"><text:span text:style-name="T4">void</text:span> <text:span text:style-name="T7">setHlth</text:span>(<text:span text:style-name="T4">int</text:span>); <text:span text:style-name="T6">//Mutator</text:span><text:bookmark text:name="L2512"/><text:bookmark text:name="L2513"/></text:p>
          </table:table-cell>
        </table:table-row>
        <table:table-row>
          <table:table-cell table:style-name="Table4.A1" office:value-type="string">
            <text:p text:style-name="P21"><text:bookmark text:name="LC2512"/><text:bookmark text:name="LC2513"/></text:p>
          </table:table-cell>
          <table:table-cell table:style-name="Table4.A1" office:value-type="string">
            <text:p text:style-name="P23"><text:span text:style-name="T4">int</text:span> <text:span text:style-name="T7">getHlth</text:span>(){<text:span text:style-name="T4">return</text:span> health;} <text:span text:style-name="T6">//Accessor (in-line)</text:span><text:bookmark text:name="L2614"/><text:bookmark text:name="L2615"/></text:p>
          </table:table-cell>
        </table:table-row>
        <table:table-row>
          <table:table-cell table:style-name="Table4.A1" office:value-type="string">
            <text:p text:style-name="P21"><text:bookmark text:name="LC2614"/><text:bookmark text:name="LC2615"/></text:p>
          </table:table-cell>
          <table:table-cell table:style-name="Table4.A1" office:value-type="string">
            <text:p text:style-name="P23"><text:span text:style-name="T4">void</text:span> <text:span text:style-name="T7">setDps</text:span>(<text:span text:style-name="T4">int</text:span>); <text:span text:style-name="T6">//Mutator</text:span><text:bookmark text:name="L2714"/><text:bookmark text:name="L2715"/></text:p>
          </table:table-cell>
        </table:table-row>
        <table:table-row>
          <table:table-cell table:style-name="Table4.A1" office:value-type="string">
            <text:p text:style-name="P21"><text:bookmark text:name="LC2714"/><text:bookmark text:name="LC2715"/></text:p>
          </table:table-cell>
          <table:table-cell table:style-name="Table4.A1" office:value-type="string">
            <text:p text:style-name="P23"><text:span text:style-name="T4">int</text:span> <text:span text:style-name="T7">getDps</text:span>(); <text:span text:style-name="T6">//Accessor</text:span><text:bookmark text:name="L2812"/><text:bookmark text:name="L2813"/></text:p>
          </table:table-cell>
        </table:table-row>
        <table:table-row>
          <table:table-cell table:style-name="Table4.A1" office:value-type="string">
            <text:p text:style-name="P21"><text:bookmark text:name="LC2814"/><text:bookmark text:name="LC2815"/></text:p>
          </table:table-cell>
          <table:table-cell table:style-name="Table4.A1" office:value-type="string">
            <text:p text:style-name="P23"><text:span text:style-name="T4">void</text:span> <text:span text:style-name="T7">takeDmg</text:span>(<text:span text:style-name="T4">int</text:span>); <text:span text:style-name="T6">//take damage function</text:span><text:bookmark text:name="L2912"/><text:bookmark text:name="L2913"/></text:p>
          </table:table-cell>
        </table:table-row>
        <table:table-row>
          <table:table-cell table:style-name="Table4.A1" office:value-type="string">
            <text:p text:style-name="P21"><text:bookmark text:name="LC2912"/><text:bookmark text:name="LC2913"/></text:p>
          </table:table-cell>
          <table:table-cell table:style-name="Table4.A1" office:value-type="string">
            <text:p text:style-name="P23"><text:span text:style-name="T4">int</text:span> <text:span text:style-name="T7">getHate</text:span>(){ <text:span text:style-name="T4">return</text:span> <text:span text:style-name="T8">0</text:span>;}<text:bookmark text:name="L3012"/><text:bookmark text:name="L3013"/></text:p>
          </table:table-cell>
        </table:table-row>
        <table:table-row>
          <table:table-cell table:style-name="Table4.A1" office:value-type="string">
            <text:p text:style-name="P21"><text:bookmark text:name="LC3012"/><text:bookmark text:name="LC3013"/></text:p>
          </table:table-cell>
          <table:table-cell table:style-name="Table4.A1" office:value-type="string">
            <text:p text:style-name="P23">};<text:bookmark text:name="L3112"/><text:bookmark text:name="L3113"/></text:p>
          </table:table-cell>
        </table:table-row>
        <table:table-row>
          <table:table-cell table:style-name="Table4.A1" office:value-type="string">
            <text:p text:style-name="P21"><text:bookmark text:name="LC3112"/><text:bookmark text:name="LC3113"/></text:p>
          </table:table-cell>
          <table:table-cell table:style-name="Table4.A1" office:value-type="string">
            <text:p text:style-name="P21"><text:bookmark text:name="L3214"/><text:bookmark text:name="L3215"/></text:p>
          </table:table-cell>
        </table:table-row>
        <table:table-row>
          <table:table-cell table:style-name="Table4.A1" office:value-type="string">
            <text:p text:style-name="P21"><text:bookmark text:name="LC3212"/><text:bookmark text:name="LC3213"/></text:p>
          </table:table-cell>
          <table:table-cell table:style-name="Table4.A1" office:value-type="string">
            <text:p text:style-name="P23">#<text:span text:style-name="T4">endif</text:span> <text:span text:style-name="T6">/* ENEMYUNIT_H */</text:span></text:p>
          </table:table-cell>
        </table:table-row>
      </table:table>
      <text:p text:style-name="P15"/>
      <text:p text:style-name="P15"/>
      <table:table table:name="Table8" table:style-name="Table8">
        <table:table-column table:style-name="Table8.A"/>
        <table:table-column table:style-name="Table8.B"/>
        <table:table-row>
          <table:table-cell table:style-name="Table8.A1" office:value-type="string">
            <text:p text:style-name="P22"><text:bookmark text:name="LC1130"/><text:bookmark text:name="LC1133"/>/* <text:bookmark text:name="L2122"/><text:bookmark text:name="L2123"/></text:p>
          </table:table-cell>
          <table:table-cell table:style-name="Table8.B1" office:value-type="string">
            <text:p text:style-name="P21"/>
          </table:table-cell>
        </table:table-row>
        <table:table-row>
          <table:table-cell table:style-name="Table8.A1" office:value-type="string">
            <text:p text:style-name="P21"><text:bookmark text:name="LC2122"/><text:bookmark text:name="LC2123"/></text:p>
          </table:table-cell>
          <table:table-cell table:style-name="Table8.A1" office:value-type="string">
            <text:p text:style-name="P22">* File: EnemyUnit.h<text:bookmark text:name="L3120"/><text:bookmark text:name="L3121"/></text:p>
          </table:table-cell>
        </table:table-row>
        <table:table-row>
          <table:table-cell table:style-name="Table8.A1" office:value-type="string">
            <text:p text:style-name="P21"><text:bookmark text:name="LC3120"/><text:bookmark text:name="LC3121"/></text:p>
          </table:table-cell>
          <table:table-cell table:style-name="Table8.A1" office:value-type="string">
            <text:p text:style-name="P22">* Author: Branden Hitt<text:bookmark text:name="L4120"/><text:bookmark text:name="L4123"/></text:p>
          </table:table-cell>
        </table:table-row>
        <table:table-row>
          <table:table-cell table:style-name="Table8.A1" office:value-type="string">
            <text:p text:style-name="P21"><text:bookmark text:name="LC4120"/><text:bookmark text:name="LC4121"/></text:p>
          </table:table-cell>
          <table:table-cell table:style-name="Table8.A1" office:value-type="string">
            <text:p text:style-name="P22">* Purpose: Implementation of the EnemyUnit Class<text:bookmark text:name="L5120"/><text:bookmark text:name="L5125"/></text:p>
          </table:table-cell>
        </table:table-row>
        <table:table-row>
          <table:table-cell table:style-name="Table8.A1" office:value-type="string">
            <text:p text:style-name="P21"><text:bookmark text:name="LC5120"/><text:bookmark text:name="LC5125"/></text:p>
          </table:table-cell>
          <table:table-cell table:style-name="Table8.A1" office:value-type="string">
            <text:p text:style-name="P22">* Created on November 27, 2015, 8:40 PM<text:bookmark text:name="L6114"/><text:bookmark text:name="L6115"/></text:p>
          </table:table-cell>
        </table:table-row>
        <table:table-row>
          <table:table-cell table:style-name="Table8.A1" office:value-type="string">
            <text:p text:style-name="P21"><text:bookmark text:name="LC6116"/><text:bookmark text:name="LC6117"/></text:p>
          </table:table-cell>
          <table:table-cell table:style-name="Table8.A1" office:value-type="string">
            <text:p text:style-name="P22">*/<text:bookmark text:name="L723"/><text:bookmark text:name="L724"/></text:p>
          </table:table-cell>
        </table:table-row>
        <table:table-row>
          <table:table-cell table:style-name="Table8.A1" office:value-type="string">
            <text:p text:style-name="P21"><text:bookmark text:name="LC723"/><text:bookmark text:name="LC724"/></text:p>
          </table:table-cell>
          <table:table-cell table:style-name="Table8.A1" office:value-type="string">
            <text:p text:style-name="P21"><text:bookmark text:name="L822"/><text:bookmark text:name="L823"/></text:p>
          </table:table-cell>
        </table:table-row>
        <table:table-row>
          <table:table-cell table:style-name="Table8.A1" office:value-type="string">
            <text:p text:style-name="P21"><text:bookmark text:name="LC822"/><text:bookmark text:name="LC823"/></text:p>
          </table:table-cell>
          <table:table-cell table:style-name="Table8.A1" office:value-type="string">
            <text:p text:style-name="P23">#<text:span text:style-name="T4">include</text:span> <text:span text:style-name="T5">"EnemyUnit.h"</text:span><text:bookmark text:name="L922"/><text:bookmark text:name="L923"/></text:p>
          </table:table-cell>
        </table:table-row>
        <table:table-row>
          <table:table-cell table:style-name="Table8.A1" office:value-type="string">
            <text:p text:style-name="P21"><text:bookmark text:name="LC922"/><text:bookmark text:name="LC923"/></text:p>
          </table:table-cell>
          <table:table-cell table:style-name="Table8.A1" office:value-type="string">
            <text:p text:style-name="P23">#<text:span text:style-name="T4">include</text:span> <text:span text:style-name="T5">&lt;string&gt;</text:span><text:bookmark text:name="L1026"/><text:bookmark text:name="L1027"/></text:p>
          </table:table-cell>
        </table:table-row>
        <table:table-row>
          <table:table-cell table:style-name="Table8.A1" office:value-type="string">
            <text:p text:style-name="P21"><text:bookmark text:name="LC1026"/><text:bookmark text:name="LC1027"/></text:p>
          </table:table-cell>
          <table:table-cell table:style-name="Table8.A1" office:value-type="string">
            <text:p text:style-name="P23">#<text:span text:style-name="T4">include</text:span> <text:span text:style-name="T5">&lt;iostream&gt;</text:span><text:bookmark text:name="L1126"/><text:bookmark text:name="L1127"/></text:p>
          </table:table-cell>
        </table:table-row>
        <table:table-row>
          <table:table-cell table:style-name="Table8.A1" office:value-type="string">
            <text:p text:style-name="P21"><text:bookmark text:name="LC1134"/><text:bookmark text:name="LC1135"/></text:p>
          </table:table-cell>
          <table:table-cell table:style-name="Table8.A1" office:value-type="string">
            <text:p text:style-name="P23"><text:span text:style-name="T4">using</text:span> <text:span text:style-name="T4">namespace</text:span> <text:span text:style-name="T7">std</text:span><text:span text:style-name="T4">;</text:span><text:bookmark text:name="L1222"/><text:bookmark text:name="L1223"/></text:p>
          </table:table-cell>
        </table:table-row>
        <table:table-row>
          <table:table-cell table:style-name="Table8.A1" office:value-type="string">
            <text:p text:style-name="P21"><text:bookmark text:name="LC1224"/><text:bookmark text:name="LC1225"/></text:p>
          </table:table-cell>
          <table:table-cell table:style-name="Table8.A1" office:value-type="string">
            <text:p text:style-name="P21"><text:bookmark text:name="L1326"/><text:bookmark text:name="L1327"/></text:p>
          </table:table-cell>
        </table:table-row>
        <table:table-row>
          <table:table-cell table:style-name="Table8.A1" office:value-type="string">
            <text:p text:style-name="P21"><text:bookmark text:name="LC1326"/><text:bookmark text:name="LC1327"/></text:p>
          </table:table-cell>
          <table:table-cell table:style-name="Table8.A1" office:value-type="string">
            <text:p text:style-name="P23">string EnemyUnit::allegiance=<text:span text:style-name="T5">"The Dark Lord Cthulhu"</text:span>;<text:bookmark text:name="L1426"/><text:bookmark text:name="L1427"/></text:p>
          </table:table-cell>
        </table:table-row>
        <table:table-row>
          <table:table-cell table:style-name="Table8.A1" office:value-type="string">
            <text:p text:style-name="P21"><text:bookmark text:name="LC1426"/><text:bookmark text:name="LC1427"/></text:p>
          </table:table-cell>
          <table:table-cell table:style-name="Table8.A1" office:value-type="string">
            <text:p text:style-name="P21"><text:bookmark text:name="L1526"/><text:bookmark text:name="L1527"/></text:p>
          </table:table-cell>
        </table:table-row>
        <table:table-row>
          <table:table-cell table:style-name="Table8.A1" office:value-type="string">
            <text:p text:style-name="P21"><text:bookmark text:name="LC1526"/><text:bookmark text:name="LC1527"/></text:p>
          </table:table-cell>
          <table:table-cell table:style-name="Table8.A1" office:value-type="string">
            <text:p text:style-name="P23"><text:span text:style-name="T7">EnemyUnit::EnemyUnit</text:span>(string n, <text:span text:style-name="T4">int</text:span> h, <text:span text:style-name="T4">int</text:span> d){<text:bookmark text:name="L1624"/><text:bookmark text:name="L1625"/></text:p>
          </table:table-cell>
        </table:table-row>
        <table:table-row>
          <table:table-cell table:style-name="Table8.A1" office:value-type="string">
            <text:p text:style-name="P21"><text:bookmark text:name="LC1622"/><text:bookmark text:name="LC1623"/></text:p>
          </table:table-cell>
          <table:table-cell table:style-name="Table8.A1" office:value-type="string">
            <text:p text:style-name="P23">name=n;<text:bookmark text:name="L1722"/><text:bookmark text:name="L1723"/></text:p>
          </table:table-cell>
        </table:table-row>
        <table:table-row>
          <table:table-cell table:style-name="Table8.A1" office:value-type="string">
            <text:p text:style-name="P21"><text:bookmark text:name="LC1722"/><text:bookmark text:name="LC1723"/></text:p>
          </table:table-cell>
          <table:table-cell table:style-name="Table8.A1" office:value-type="string">
            <text:p text:style-name="P23">health=h;<text:bookmark text:name="L1824"/><text:bookmark text:name="L1825"/></text:p>
          </table:table-cell>
        </table:table-row>
        <table:table-row>
          <table:table-cell table:style-name="Table8.A1" office:value-type="string">
            <text:p text:style-name="P21"><text:bookmark text:name="LC1824"/><text:bookmark text:name="LC1825"/></text:p>
          </table:table-cell>
          <table:table-cell table:style-name="Table8.A1" office:value-type="string">
            <text:p text:style-name="P23">dps=d;<text:bookmark text:name="L1922"/><text:bookmark text:name="L1923"/></text:p>
          </table:table-cell>
        </table:table-row>
        <table:table-row>
          <table:table-cell table:style-name="Table8.A1" office:value-type="string">
            <text:p text:style-name="P21"><text:bookmark text:name="LC1922"/><text:bookmark text:name="LC1923"/></text:p>
          </table:table-cell>
          <table:table-cell table:style-name="Table8.A1" office:value-type="string">
            <text:p text:style-name="P23">}<text:bookmark text:name="L2026"/><text:bookmark text:name="L2027"/></text:p>
          </table:table-cell>
        </table:table-row>
        <table:table-row>
          <table:table-cell table:style-name="Table8.A1" office:value-type="string">
            <text:p text:style-name="P21"><text:bookmark text:name="LC2026"/><text:bookmark text:name="LC2027"/></text:p>
          </table:table-cell>
          <table:table-cell table:style-name="Table8.A1" office:value-type="string">
            <text:p text:style-name="P23"><text:span text:style-name="T4">void</text:span> <text:span text:style-name="T7">EnemyUnit::setName</text:span>(string n){<text:bookmark text:name="L2124"/><text:bookmark text:name="L2125"/></text:p>
          </table:table-cell>
        </table:table-row>
        <table:table-row>
          <table:table-cell table:style-name="Table8.A1" office:value-type="string">
            <text:p text:style-name="P21"><text:bookmark text:name="LC2124"/><text:bookmark text:name="LC2125"/></text:p>
          </table:table-cell>
          <table:table-cell table:style-name="Table8.A1" office:value-type="string">
            <text:p text:style-name="P23">name=n;<text:bookmark text:name="L2220"/><text:bookmark text:name="L2221"/></text:p>
          </table:table-cell>
        </table:table-row>
        <text:soft-page-break/>
        <table:table-row>
          <table:table-cell table:style-name="Table8.A1" office:value-type="string">
            <text:p text:style-name="P21"><text:bookmark text:name="LC2220"/><text:bookmark text:name="LC2221"/></text:p>
          </table:table-cell>
          <table:table-cell table:style-name="Table8.A1" office:value-type="string">
            <text:p text:style-name="P23">}<text:bookmark text:name="L2320"/><text:bookmark text:name="L2321"/></text:p>
          </table:table-cell>
        </table:table-row>
        <table:table-row>
          <table:table-cell table:style-name="Table8.A1" office:value-type="string">
            <text:p text:style-name="P21"><text:bookmark text:name="LC2320"/><text:bookmark text:name="LC2321"/></text:p>
          </table:table-cell>
          <table:table-cell table:style-name="Table8.A1" office:value-type="string">
            <text:p text:style-name="P21"><text:bookmark text:name="L2420"/><text:bookmark text:name="L2421"/></text:p>
          </table:table-cell>
        </table:table-row>
        <table:table-row>
          <table:table-cell table:style-name="Table8.A1" office:value-type="string">
            <text:p text:style-name="P21"><text:bookmark text:name="LC2420"/><text:bookmark text:name="LC2421"/></text:p>
          </table:table-cell>
          <table:table-cell table:style-name="Table8.A1" office:value-type="string">
            <text:p text:style-name="P23">string <text:span text:style-name="T7">EnemyUnit::getName</text:span>(){<text:bookmark text:name="L2520"/><text:bookmark text:name="L2521"/></text:p>
          </table:table-cell>
        </table:table-row>
        <table:table-row>
          <table:table-cell table:style-name="Table8.A1" office:value-type="string">
            <text:p text:style-name="P21"><text:bookmark text:name="LC2520"/><text:bookmark text:name="LC2521"/></text:p>
          </table:table-cell>
          <table:table-cell table:style-name="Table8.A1" office:value-type="string">
            <text:p text:style-name="P23"><text:span text:style-name="T4">return</text:span> name;<text:bookmark text:name="L2624"/><text:bookmark text:name="L2625"/></text:p>
          </table:table-cell>
        </table:table-row>
        <table:table-row>
          <table:table-cell table:style-name="Table8.A1" office:value-type="string">
            <text:p text:style-name="P21"><text:bookmark text:name="LC2624"/><text:bookmark text:name="LC2625"/></text:p>
          </table:table-cell>
          <table:table-cell table:style-name="Table8.A1" office:value-type="string">
            <text:p text:style-name="P23">}<text:bookmark text:name="L2720"/><text:bookmark text:name="L2723"/></text:p>
          </table:table-cell>
        </table:table-row>
        <table:table-row>
          <table:table-cell table:style-name="Table8.A1" office:value-type="string">
            <text:p text:style-name="P21"><text:bookmark text:name="LC2720"/><text:bookmark text:name="LC2723"/></text:p>
          </table:table-cell>
          <table:table-cell table:style-name="Table8.A1" office:value-type="string">
            <text:p text:style-name="P23"><text:span text:style-name="T4">void</text:span> <text:span text:style-name="T7">EnemyUnit::setHlth</text:span>(<text:span text:style-name="T4">int</text:span> h){<text:bookmark text:name="L2818"/><text:bookmark text:name="L2819"/></text:p>
          </table:table-cell>
        </table:table-row>
        <table:table-row>
          <table:table-cell table:style-name="Table8.A1" office:value-type="string">
            <text:p text:style-name="P21"><text:bookmark text:name="LC2820"/><text:bookmark text:name="LC2821"/></text:p>
          </table:table-cell>
          <table:table-cell table:style-name="Table8.A1" office:value-type="string">
            <text:p text:style-name="P23">health=h;<text:bookmark text:name="L2918"/><text:bookmark text:name="L2919"/></text:p>
          </table:table-cell>
        </table:table-row>
        <table:table-row>
          <table:table-cell table:style-name="Table8.A1" office:value-type="string">
            <text:p text:style-name="P21"><text:bookmark text:name="LC2918"/><text:bookmark text:name="LC2919"/></text:p>
          </table:table-cell>
          <table:table-cell table:style-name="Table8.A1" office:value-type="string">
            <text:p text:style-name="P23">}<text:bookmark text:name="L3018"/><text:bookmark text:name="L3019"/></text:p>
          </table:table-cell>
        </table:table-row>
        <table:table-row>
          <table:table-cell table:style-name="Table8.A1" office:value-type="string">
            <text:p text:style-name="P21"><text:bookmark text:name="LC3018"/><text:bookmark text:name="LC3019"/></text:p>
          </table:table-cell>
          <table:table-cell table:style-name="Table8.A1" office:value-type="string">
            <text:p text:style-name="P23"><text:span text:style-name="T4">void</text:span> <text:span text:style-name="T7">EnemyUnit::setDps</text:span>(<text:span text:style-name="T4">int</text:span> d){<text:bookmark text:name="L3122"/><text:bookmark text:name="L3123"/></text:p>
          </table:table-cell>
        </table:table-row>
        <table:table-row>
          <table:table-cell table:style-name="Table8.A1" office:value-type="string">
            <text:p text:style-name="P21"><text:bookmark text:name="LC3122"/><text:bookmark text:name="LC3123"/></text:p>
          </table:table-cell>
          <table:table-cell table:style-name="Table8.A1" office:value-type="string">
            <text:p text:style-name="P23">dps=d;<text:bookmark text:name="L3220"/><text:bookmark text:name="L3221"/></text:p>
          </table:table-cell>
        </table:table-row>
        <table:table-row>
          <table:table-cell table:style-name="Table8.A1" office:value-type="string">
            <text:p text:style-name="P21"><text:bookmark text:name="LC3218"/><text:bookmark text:name="LC3219"/></text:p>
          </table:table-cell>
          <table:table-cell table:style-name="Table8.A1" office:value-type="string">
            <text:p text:style-name="P23">}<text:bookmark text:name="L3316"/><text:bookmark text:name="L3317"/></text:p>
          </table:table-cell>
        </table:table-row>
        <table:table-row>
          <table:table-cell table:style-name="Table8.A1" office:value-type="string">
            <text:p text:style-name="P21"><text:bookmark text:name="LC3316"/><text:bookmark text:name="LC3317"/></text:p>
          </table:table-cell>
          <table:table-cell table:style-name="Table8.A1" office:value-type="string">
            <text:p text:style-name="P23"><text:span text:style-name="T4">int</text:span> <text:span text:style-name="T7">EnemyUnit::getDps</text:span>(){<text:bookmark text:name="L3418"/><text:bookmark text:name="L3419"/></text:p>
          </table:table-cell>
        </table:table-row>
        <table:table-row>
          <table:table-cell table:style-name="Table8.A1" office:value-type="string">
            <text:p text:style-name="P21"><text:bookmark text:name="LC3418"/><text:bookmark text:name="LC3419"/></text:p>
          </table:table-cell>
          <table:table-cell table:style-name="Table8.A1" office:value-type="string">
            <text:p text:style-name="P23"><text:span text:style-name="T4">return</text:span> dps;<text:bookmark text:name="L3516"/><text:bookmark text:name="L3517"/></text:p>
          </table:table-cell>
        </table:table-row>
        <table:table-row>
          <table:table-cell table:style-name="Table8.A1" office:value-type="string">
            <text:p text:style-name="P21"><text:bookmark text:name="LC3516"/><text:bookmark text:name="LC3517"/></text:p>
          </table:table-cell>
          <table:table-cell table:style-name="Table8.A1" office:value-type="string">
            <text:p text:style-name="P23">}<text:bookmark text:name="L3616"/><text:bookmark text:name="L3617"/></text:p>
          </table:table-cell>
        </table:table-row>
        <table:table-row>
          <table:table-cell table:style-name="Table8.A1" office:value-type="string">
            <text:p text:style-name="P21"><text:bookmark text:name="LC3616"/><text:bookmark text:name="LC3617"/></text:p>
          </table:table-cell>
          <table:table-cell table:style-name="Table8.A1" office:value-type="string">
            <text:p text:style-name="P23"><text:span text:style-name="T4">void</text:span> <text:span text:style-name="T7">EnemyUnit::takeDmg</text:span>(<text:span text:style-name="T4">int</text:span> d){<text:bookmark text:name="L3716"/><text:bookmark text:name="L3717"/></text:p>
          </table:table-cell>
        </table:table-row>
        <table:table-row>
          <table:table-cell table:style-name="Table8.A1" office:value-type="string">
            <text:p text:style-name="P21"><text:bookmark text:name="LC3716"/><text:bookmark text:name="LC3717"/></text:p>
          </table:table-cell>
          <table:table-cell table:style-name="Table8.A1" office:value-type="string">
            <text:p text:style-name="P23">cout&lt;&lt;<text:span text:style-name="T5">"You hit them for "</text:span>&lt;&lt;d&lt;&lt;<text:span text:style-name="T5">" damage!"</text:span>&lt;&lt;endl;<text:bookmark text:name="L3816"/><text:bookmark text:name="L3817"/></text:p>
          </table:table-cell>
        </table:table-row>
        <table:table-row>
          <table:table-cell table:style-name="Table8.A1" office:value-type="string">
            <text:p text:style-name="P21"><text:bookmark text:name="LC3816"/><text:bookmark text:name="LC3817"/></text:p>
          </table:table-cell>
          <table:table-cell table:style-name="Table8.A1" office:value-type="string">
            <text:p text:style-name="P23">health-=d;<text:bookmark text:name="L3916"/><text:bookmark text:name="L3917"/></text:p>
          </table:table-cell>
        </table:table-row>
        <table:table-row>
          <table:table-cell table:style-name="Table8.A1" office:value-type="string">
            <text:p text:style-name="P21"><text:bookmark text:name="LC3916"/><text:bookmark text:name="LC3917"/></text:p>
          </table:table-cell>
          <table:table-cell table:style-name="Table8.A1" office:value-type="string">
            <text:p text:style-name="P23"><text:span text:style-name="T4">if</text:span>(health&lt;<text:span text:style-name="T8">0</text:span>) health=<text:span text:style-name="T8">0</text:span>;<text:bookmark text:name="L4018"/><text:bookmark text:name="L4019"/></text:p>
          </table:table-cell>
        </table:table-row>
        <table:table-row>
          <table:table-cell table:style-name="Table8.A1" office:value-type="string">
            <text:p text:style-name="P21"><text:bookmark text:name="LC4018"/><text:bookmark text:name="LC4019"/></text:p>
          </table:table-cell>
          <table:table-cell table:style-name="Table8.A1" office:value-type="string">
            <text:p text:style-name="P23">}</text:p>
          </table:table-cell>
        </table:table-row>
      </table:table>
      <text:p text:style-name="P15"/>
      <text:p text:style-name="P15"/>
      <table:table table:name="Table6" table:style-name="Table6">
        <table:table-column table:style-name="Table6.A"/>
        <table:table-column table:style-name="Table6.B"/>
        <table:table-row>
          <table:table-cell table:style-name="Table6.A1" office:value-type="string">
            <text:p text:style-name="P22"><text:bookmark text:name="LC1120"/><text:bookmark text:name="LC1123"/>/* <text:bookmark text:name="L2108"/><text:bookmark text:name="L2109"/></text:p>
          </table:table-cell>
          <table:table-cell table:style-name="Table6.B1" office:value-type="string">
            <text:p text:style-name="P21"/>
          </table:table-cell>
        </table:table-row>
        <table:table-row>
          <table:table-cell table:style-name="Table6.A1" office:value-type="string">
            <text:p text:style-name="P21"><text:bookmark text:name="LC2108"/><text:bookmark text:name="LC2109"/></text:p>
          </table:table-cell>
          <table:table-cell table:style-name="Table6.A1" office:value-type="string">
            <text:p text:style-name="P22">* File: CrapUnit.h<text:bookmark text:name="L3108"/><text:bookmark text:name="L3109"/></text:p>
          </table:table-cell>
        </table:table-row>
        <table:table-row>
          <table:table-cell table:style-name="Table6.A1" office:value-type="string">
            <text:p text:style-name="P21"><text:bookmark text:name="LC3108"/><text:bookmark text:name="LC3109"/></text:p>
          </table:table-cell>
          <table:table-cell table:style-name="Table6.A1" office:value-type="string">
            <text:p text:style-name="P22">* Author: Branden Hitt<text:bookmark text:name="L4114"/><text:bookmark text:name="L4115"/></text:p>
          </table:table-cell>
        </table:table-row>
        <table:table-row>
          <table:table-cell table:style-name="Table6.A1" office:value-type="string">
            <text:p text:style-name="P21"><text:bookmark text:name="LC4114"/><text:bookmark text:name="LC4115"/></text:p>
          </table:table-cell>
          <table:table-cell table:style-name="Table6.A1" office:value-type="string">
            <text:p text:style-name="P22">* Purpose: Specification of the CrapUnit class<text:bookmark text:name="L5110"/><text:bookmark text:name="L5115"/></text:p>
          </table:table-cell>
        </table:table-row>
        <table:table-row>
          <table:table-cell table:style-name="Table6.A1" office:value-type="string">
            <text:p text:style-name="P21"><text:bookmark text:name="LC5110"/><text:bookmark text:name="LC5115"/></text:p>
          </table:table-cell>
          <table:table-cell table:style-name="Table6.A1" office:value-type="string">
            <text:p text:style-name="P22">* Created on December 1, 2015, 1:25 PM<text:bookmark text:name="L6108"/><text:bookmark text:name="L6109"/></text:p>
          </table:table-cell>
        </table:table-row>
        <table:table-row>
          <table:table-cell table:style-name="Table6.A1" office:value-type="string">
            <text:p text:style-name="P21"><text:bookmark text:name="LC6108"/><text:bookmark text:name="LC6109"/></text:p>
          </table:table-cell>
          <table:table-cell table:style-name="Table6.A1" office:value-type="string">
            <text:p text:style-name="P22">*/<text:bookmark text:name="L719"/><text:bookmark text:name="L720"/></text:p>
          </table:table-cell>
        </table:table-row>
        <table:table-row>
          <table:table-cell table:style-name="Table6.A1" office:value-type="string">
            <text:p text:style-name="P21"><text:bookmark text:name="LC719"/><text:bookmark text:name="LC720"/></text:p>
          </table:table-cell>
          <table:table-cell table:style-name="Table6.A1" office:value-type="string">
            <text:p text:style-name="P21"><text:bookmark text:name="L818"/><text:bookmark text:name="L819"/></text:p>
          </table:table-cell>
        </table:table-row>
        <table:table-row>
          <table:table-cell table:style-name="Table6.A1" office:value-type="string">
            <text:p text:style-name="P21"><text:bookmark text:name="LC818"/><text:bookmark text:name="LC819"/></text:p>
          </table:table-cell>
          <table:table-cell table:style-name="Table6.A1" office:value-type="string">
            <text:p text:style-name="P23">#<text:span text:style-name="T4">ifndef</text:span> CRAPUNIT_H<text:bookmark text:name="L918"/><text:bookmark text:name="L919"/></text:p>
          </table:table-cell>
        </table:table-row>
        <table:table-row>
          <table:table-cell table:style-name="Table6.A1" office:value-type="string">
            <text:p text:style-name="P21"><text:bookmark text:name="LC918"/><text:bookmark text:name="LC919"/></text:p>
          </table:table-cell>
          <table:table-cell table:style-name="Table6.A1" office:value-type="string">
            <text:p text:style-name="P23">#<text:span text:style-name="T4">define</text:span> <text:span text:style-name="T7">CRAPUNIT_H</text:span><text:bookmark text:name="L1020"/><text:bookmark text:name="L1023"/></text:p>
          </table:table-cell>
        </table:table-row>
        <table:table-row>
          <table:table-cell table:style-name="Table6.A1" office:value-type="string">
            <text:p text:style-name="P21"><text:bookmark text:name="LC1020"/><text:bookmark text:name="LC1023"/></text:p>
          </table:table-cell>
          <table:table-cell table:style-name="Table6.A1" office:value-type="string">
            <text:p text:style-name="P21"><text:bookmark text:name="L1120"/><text:bookmark text:name="L1123"/></text:p>
          </table:table-cell>
        </table:table-row>
        <table:table-row>
          <table:table-cell table:style-name="Table6.A1" office:value-type="string">
            <text:p text:style-name="P21"><text:bookmark text:name="LC1124"/><text:bookmark text:name="LC1125"/></text:p>
          </table:table-cell>
          <table:table-cell table:style-name="Table6.A1" office:value-type="string">
            <text:p text:style-name="P23">#<text:span text:style-name="T4">include</text:span> <text:span text:style-name="T5">"EnemyUnit.h"</text:span><text:bookmark text:name="L1218"/><text:bookmark text:name="L1219"/></text:p>
          </table:table-cell>
        </table:table-row>
        <table:table-row>
          <table:table-cell table:style-name="Table6.A1" office:value-type="string">
            <text:p text:style-name="P21"><text:bookmark text:name="LC1218"/><text:bookmark text:name="LC1219"/></text:p>
          </table:table-cell>
          <table:table-cell table:style-name="Table6.A1" office:value-type="string">
            <text:p text:style-name="P21"><text:bookmark text:name="L1320"/><text:bookmark text:name="L1323"/></text:p>
          </table:table-cell>
        </table:table-row>
        <table:table-row>
          <table:table-cell table:style-name="Table6.A1" office:value-type="string">
            <text:p text:style-name="P21"><text:bookmark text:name="LC1320"/><text:bookmark text:name="LC1323"/></text:p>
          </table:table-cell>
          <table:table-cell table:style-name="Table6.A1" office:value-type="string">
            <text:p text:style-name="P23"><text:span text:style-name="T4">class</text:span> <text:span text:style-name="T7">CrapUnit</text:span> : <text:span text:style-name="T4">public</text:span> <text:span text:style-name="T7">EnemyUnit</text:span>{<text:bookmark text:name="L1420"/><text:bookmark text:name="L1423"/></text:p>
          </table:table-cell>
        </table:table-row>
        <table:table-row>
          <table:table-cell table:style-name="Table6.A1" office:value-type="string">
            <text:p text:style-name="P21"><text:bookmark text:name="LC1420"/><text:bookmark text:name="LC1423"/></text:p>
          </table:table-cell>
          <table:table-cell table:style-name="Table6.A1" office:value-type="string">
            <text:p text:style-name="P25">protected:<text:bookmark text:name="L1520"/><text:bookmark text:name="L1523"/></text:p>
          </table:table-cell>
        </table:table-row>
        <table:table-row>
          <table:table-cell table:style-name="Table6.A1" office:value-type="string">
            <text:p text:style-name="P21"><text:bookmark text:name="LC1520"/><text:bookmark text:name="LC1523"/></text:p>
          </table:table-cell>
          <table:table-cell table:style-name="Table6.A1" office:value-type="string">
            <text:p text:style-name="P23">string type; <text:bookmark text:name="L1620"/><text:bookmark text:name="L1621"/></text:p>
          </table:table-cell>
        </table:table-row>
        <table:table-row>
          <table:table-cell table:style-name="Table6.A1" office:value-type="string">
            <text:p text:style-name="P21"><text:bookmark text:name="LC1618"/><text:bookmark text:name="LC1619"/></text:p>
          </table:table-cell>
          <table:table-cell table:style-name="Table6.A1" office:value-type="string">
            <text:p text:style-name="P23">string weakness;<text:bookmark text:name="L1718"/><text:bookmark text:name="L1719"/></text:p>
          </table:table-cell>
        </table:table-row>
        <table:table-row>
          <table:table-cell table:style-name="Table6.A1" office:value-type="string">
            <text:p text:style-name="P21"><text:bookmark text:name="LC1718"/><text:bookmark text:name="LC1719"/></text:p>
          </table:table-cell>
          <table:table-cell table:style-name="Table6.A1" office:value-type="string">
            <text:p text:style-name="P25">public:<text:bookmark text:name="L1820"/><text:bookmark text:name="L1821"/></text:p>
          </table:table-cell>
        </table:table-row>
        <table:table-row>
          <table:table-cell table:style-name="Table6.A1" office:value-type="string">
            <text:p text:style-name="P21"><text:bookmark text:name="LC1820"/><text:bookmark text:name="LC1821"/></text:p>
          </table:table-cell>
          <table:table-cell table:style-name="Table6.A1" office:value-type="string">
            <text:p text:style-name="P23"><text:span text:style-name="T7">CrapUnit</text:span>(); <text:span text:style-name="T6">//Default Constructor</text:span><text:bookmark text:name="L1918"/><text:bookmark text:name="L1919"/></text:p>
          </table:table-cell>
        </table:table-row>
        <table:table-row>
          <table:table-cell table:style-name="Table6.A1" office:value-type="string">
            <text:p text:style-name="P21"><text:bookmark text:name="LC1918"/><text:bookmark text:name="LC1919"/></text:p>
          </table:table-cell>
          <table:table-cell table:style-name="Table6.A1" office:value-type="string">
            <text:p text:style-name="P23"><text:span text:style-name="T7">CrapUnit</text:span>(string,<text:span text:style-name="T4">int</text:span>,<text:span text:style-name="T4">int</text:span>,string,string); <text:span text:style-name="T6">//Constructor</text:span><text:bookmark text:name="L2020"/><text:bookmark text:name="L2023"/></text:p>
          </table:table-cell>
        </table:table-row>
        <table:table-row>
          <table:table-cell table:style-name="Table6.A1" office:value-type="string">
            <text:p text:style-name="P21"><text:bookmark text:name="LC2020"/><text:bookmark text:name="LC2023"/></text:p>
          </table:table-cell>
          <table:table-cell table:style-name="Table6.A1" office:value-type="string">
            <text:p text:style-name="P23"><text:span text:style-name="T4">void</text:span> <text:span text:style-name="T7">setType</text:span>(string); <text:span text:style-name="T6">//Mutator</text:span><text:bookmark text:name="L2116"/><text:bookmark text:name="L2117"/></text:p>
          </table:table-cell>
        </table:table-row>
        <table:table-row>
          <table:table-cell table:style-name="Table6.A1" office:value-type="string">
            <text:p text:style-name="P21"><text:bookmark text:name="LC2116"/><text:bookmark text:name="LC2117"/></text:p>
          </table:table-cell>
          <table:table-cell table:style-name="Table6.A1" office:value-type="string">
            <text:p text:style-name="P23"><text:span text:style-name="T4">void</text:span> <text:span text:style-name="T7">setWeak</text:span>(string); <text:span text:style-name="T6">//Mutator</text:span><text:bookmark text:name="L2216"/><text:bookmark text:name="L2217"/></text:p>
          </table:table-cell>
        </table:table-row>
        <table:table-row>
          <table:table-cell table:style-name="Table6.A1" office:value-type="string">
            <text:p text:style-name="P21"><text:bookmark text:name="LC2216"/><text:bookmark text:name="LC2217"/></text:p>
          </table:table-cell>
          <table:table-cell table:style-name="Table6.A1" office:value-type="string">
            <text:p text:style-name="P23">string <text:span text:style-name="T7">getType</text:span>(){ <text:span text:style-name="T4">return</text:span> type;} <text:span text:style-name="T6">//Accessor (in-line)</text:span><text:bookmark text:name="L2316"/><text:bookmark text:name="L2317"/></text:p>
          </table:table-cell>
        </table:table-row>
        <table:table-row>
          <table:table-cell table:style-name="Table6.A1" office:value-type="string">
            <text:p text:style-name="P21"><text:bookmark text:name="LC2316"/><text:bookmark text:name="LC2317"/></text:p>
          </table:table-cell>
          <table:table-cell table:style-name="Table6.A1" office:value-type="string">
            <text:p text:style-name="P23">string <text:span text:style-name="T7">getWeak</text:span>(){ <text:span text:style-name="T4">return</text:span> weakness;} <text:span text:style-name="T6">//Accessor (in-line)</text:span><text:bookmark text:name="L2416"/><text:bookmark text:name="L2417"/></text:p>
          </table:table-cell>
        </table:table-row>
        <table:table-row>
          <table:table-cell table:style-name="Table6.A1" office:value-type="string">
            <text:p text:style-name="P21"><text:bookmark text:name="LC2416"/><text:bookmark text:name="LC2417"/></text:p>
          </table:table-cell>
          <table:table-cell table:style-name="Table6.A1" office:value-type="string">
            <text:p text:style-name="P23">};<text:bookmark text:name="L2516"/><text:bookmark text:name="L2517"/></text:p>
          </table:table-cell>
        </table:table-row>
        <table:table-row>
          <table:table-cell table:style-name="Table6.A1" office:value-type="string">
            <text:p text:style-name="P21"><text:bookmark text:name="LC2516"/><text:bookmark text:name="LC2517"/></text:p>
          </table:table-cell>
          <table:table-cell table:style-name="Table6.A1" office:value-type="string">
            <text:p text:style-name="P21"><text:bookmark text:name="L2618"/><text:bookmark text:name="L2619"/></text:p>
          </table:table-cell>
        </table:table-row>
        <table:table-row>
          <table:table-cell table:style-name="Table6.A1" office:value-type="string">
            <text:p text:style-name="P21"><text:bookmark text:name="LC2618"/><text:bookmark text:name="LC2619"/></text:p>
          </table:table-cell>
          <table:table-cell table:style-name="Table6.A1" office:value-type="string">
            <text:p text:style-name="P23">#<text:span text:style-name="T4">endif</text:span> <text:span text:style-name="T6">/* CRAPUNIT_H */</text:span></text:p>
          </table:table-cell>
        </table:table-row>
      </table:table>
      <text:p text:style-name="P15"/>
      <text:p text:style-name="P15"/>
      <table:table table:name="Table7" table:style-name="Table7">
        <table:table-column table:style-name="Table7.A"/>
        <table:table-column table:style-name="Table7.B"/>
        <table:table-row>
          <table:table-cell table:style-name="Table7.A1" office:value-type="string">
            <text:p text:style-name="P22"><text:bookmark text:name="LC1126"/><text:bookmark text:name="LC1127"/>/* <text:bookmark text:name="L2118"/><text:bookmark text:name="L2119"/></text:p>
          </table:table-cell>
          <table:table-cell table:style-name="Table7.B1" office:value-type="string">
            <text:p text:style-name="P21"/>
          </table:table-cell>
        </table:table-row>
        <table:table-row>
          <table:table-cell table:style-name="Table7.A1" office:value-type="string">
            <text:p text:style-name="P21"><text:bookmark text:name="LC2118"/><text:bookmark text:name="LC2119"/></text:p>
          </table:table-cell>
          <table:table-cell table:style-name="Table7.A1" office:value-type="string">
            <text:p text:style-name="P22">* File: CrapUnit.h<text:bookmark text:name="L3116"/><text:bookmark text:name="L3117"/></text:p>
          </table:table-cell>
        </table:table-row>
        <table:table-row>
          <table:table-cell table:style-name="Table7.A1" office:value-type="string">
            <text:p text:style-name="P21"><text:bookmark text:name="LC3116"/><text:bookmark text:name="LC3117"/></text:p>
          </table:table-cell>
          <table:table-cell table:style-name="Table7.A1" office:value-type="string">
            <text:p text:style-name="P22">* Author: Branden Hitt<text:bookmark text:name="L4116"/><text:bookmark text:name="L4117"/></text:p>
          </table:table-cell>
        </table:table-row>
        <table:table-row>
          <table:table-cell table:style-name="Table7.A1" office:value-type="string">
            <text:p text:style-name="P21"><text:bookmark text:name="LC4116"/><text:bookmark text:name="LC4117"/></text:p>
          </table:table-cell>
          <table:table-cell table:style-name="Table7.A1" office:value-type="string">
            <text:p text:style-name="P22">* Purpose: Implementation of the CrapUnit class<text:bookmark text:name="L5116"/><text:bookmark text:name="L5117"/></text:p>
          </table:table-cell>
        </table:table-row>
        <table:table-row>
          <table:table-cell table:style-name="Table7.A1" office:value-type="string">
            <text:p text:style-name="P21"><text:bookmark text:name="LC5116"/><text:bookmark text:name="LC5117"/></text:p>
          </table:table-cell>
          <table:table-cell table:style-name="Table7.A1" office:value-type="string">
            <text:p text:style-name="P22">* Created on December 1, 2015, 1:35 PM<text:bookmark text:name="L6110"/><text:bookmark text:name="L6113"/></text:p>
          </table:table-cell>
        </table:table-row>
        <table:table-row>
          <table:table-cell table:style-name="Table7.A1" office:value-type="string">
            <text:p text:style-name="P21"><text:bookmark text:name="LC6110"/><text:bookmark text:name="LC6115"/></text:p>
          </table:table-cell>
          <table:table-cell table:style-name="Table7.A1" office:value-type="string">
            <text:p text:style-name="P22">*/<text:bookmark text:name="L721"/><text:bookmark text:name="L722"/></text:p>
          </table:table-cell>
        </table:table-row>
        <table:table-row>
          <table:table-cell table:style-name="Table7.A1" office:value-type="string">
            <text:p text:style-name="P21"><text:bookmark text:name="LC721"/><text:bookmark text:name="LC722"/></text:p>
          </table:table-cell>
          <table:table-cell table:style-name="Table7.A1" office:value-type="string">
            <text:p text:style-name="P21"><text:bookmark text:name="L820"/><text:bookmark text:name="L821"/></text:p>
          </table:table-cell>
        </table:table-row>
        <text:soft-page-break/>
        <table:table-row>
          <table:table-cell table:style-name="Table7.A1" office:value-type="string">
            <text:p text:style-name="P21"><text:bookmark text:name="LC820"/><text:bookmark text:name="LC821"/></text:p>
          </table:table-cell>
          <table:table-cell table:style-name="Table7.A1" office:value-type="string">
            <text:p text:style-name="P23">#<text:span text:style-name="T4">include</text:span> <text:span text:style-name="T5">"CrapUnit.h"</text:span><text:bookmark text:name="L920"/><text:bookmark text:name="L921"/></text:p>
          </table:table-cell>
        </table:table-row>
        <table:table-row>
          <table:table-cell table:style-name="Table7.A1" office:value-type="string">
            <text:p text:style-name="P21"><text:bookmark text:name="LC920"/><text:bookmark text:name="LC921"/></text:p>
          </table:table-cell>
          <table:table-cell table:style-name="Table7.A1" office:value-type="string">
            <text:p text:style-name="P23">#<text:span text:style-name="T4">include</text:span> <text:span text:style-name="T5">&lt;cstdlib&gt;</text:span><text:bookmark text:name="L1024"/><text:bookmark text:name="L1025"/></text:p>
          </table:table-cell>
        </table:table-row>
        <table:table-row>
          <table:table-cell table:style-name="Table7.A1" office:value-type="string">
            <text:p text:style-name="P21"><text:bookmark text:name="LC1024"/><text:bookmark text:name="LC1025"/></text:p>
          </table:table-cell>
          <table:table-cell table:style-name="Table7.A1" office:value-type="string">
            <text:p text:style-name="P23">#<text:span text:style-name="T4">include</text:span> <text:span text:style-name="T5">&lt;iostream&gt;</text:span><text:bookmark text:name="L1124"/><text:bookmark text:name="L1125"/></text:p>
          </table:table-cell>
        </table:table-row>
        <table:table-row>
          <table:table-cell table:style-name="Table7.A1" office:value-type="string">
            <text:p text:style-name="P21"><text:bookmark text:name="LC1128"/><text:bookmark text:name="LC1129"/></text:p>
          </table:table-cell>
          <table:table-cell table:style-name="Table7.A1" office:value-type="string">
            <text:p text:style-name="P21"><text:bookmark text:name="L1220"/><text:bookmark text:name="L1221"/></text:p>
          </table:table-cell>
        </table:table-row>
        <table:table-row>
          <table:table-cell table:style-name="Table7.A1" office:value-type="string">
            <text:p text:style-name="P21"><text:bookmark text:name="LC1220"/><text:bookmark text:name="LC1223"/></text:p>
          </table:table-cell>
          <table:table-cell table:style-name="Table7.A1" office:value-type="string">
            <text:p text:style-name="P23"><text:span text:style-name="T7">CrapUnit::CrapUnit</text:span>(){<text:bookmark text:name="L1324"/><text:bookmark text:name="L1325"/></text:p>
          </table:table-cell>
        </table:table-row>
        <table:table-row>
          <table:table-cell table:style-name="Table7.A1" office:value-type="string">
            <text:p text:style-name="P21"><text:bookmark text:name="LC1324"/><text:bookmark text:name="LC1325"/></text:p>
          </table:table-cell>
          <table:table-cell table:style-name="Table7.A1" office:value-type="string">
            <text:p text:style-name="P23"><text:span text:style-name="T8">srand</text:span>(<text:span text:style-name="T4">static_cast</text:span>&lt;<text:span text:style-name="T4">unsigned</text:span> <text:span text:style-name="T4">int</text:span>&gt;(<text:span text:style-name="T8">time</text:span>(<text:span text:style-name="T8">0</text:span>)));<text:bookmark text:name="L1424"/><text:bookmark text:name="L1425"/></text:p>
          </table:table-cell>
        </table:table-row>
        <table:table-row>
          <table:table-cell table:style-name="Table7.A1" office:value-type="string">
            <text:p text:style-name="P21"><text:bookmark text:name="LC1424"/><text:bookmark text:name="LC1425"/></text:p>
          </table:table-cell>
          <table:table-cell table:style-name="Table7.A1" office:value-type="string">
            <text:p text:style-name="P23"><text:span text:style-name="T4">int</text:span> pick=(<text:span text:style-name="T8">rand</text:span>()%<text:span text:style-name="T8">5</text:span>+<text:span text:style-name="T8">1</text:span>);<text:bookmark text:name="L1524"/><text:bookmark text:name="L1525"/></text:p>
          </table:table-cell>
        </table:table-row>
        <table:table-row>
          <table:table-cell table:style-name="Table7.A1" office:value-type="string">
            <text:p text:style-name="P21"><text:bookmark text:name="LC1524"/><text:bookmark text:name="LC1525"/></text:p>
          </table:table-cell>
          <table:table-cell table:style-name="Table7.A1" office:value-type="string">
            <text:p text:style-name="P23"><text:span text:style-name="T4">if</text:span>(pick==<text:span text:style-name="T8">1</text:span>){<text:bookmark text:name="L1622"/><text:bookmark text:name="L1623"/></text:p>
          </table:table-cell>
        </table:table-row>
        <table:table-row>
          <table:table-cell table:style-name="Table7.A1" office:value-type="string">
            <text:p text:style-name="P21"><text:bookmark text:name="LC1620"/><text:bookmark text:name="LC1621"/></text:p>
          </table:table-cell>
          <table:table-cell table:style-name="Table7.A1" office:value-type="string">
            <text:p text:style-name="P23">name=<text:span text:style-name="T5">"Young Vampire"</text:span>;<text:bookmark text:name="L1720"/><text:bookmark text:name="L1721"/></text:p>
          </table:table-cell>
        </table:table-row>
        <table:table-row>
          <table:table-cell table:style-name="Table7.A1" office:value-type="string">
            <text:p text:style-name="P21"><text:bookmark text:name="LC1720"/><text:bookmark text:name="LC1721"/></text:p>
          </table:table-cell>
          <table:table-cell table:style-name="Table7.A1" office:value-type="string">
            <text:p text:style-name="P23">health=<text:span text:style-name="T8">160</text:span>;<text:bookmark text:name="L1822"/><text:bookmark text:name="L1823"/></text:p>
          </table:table-cell>
        </table:table-row>
        <table:table-row>
          <table:table-cell table:style-name="Table7.A1" office:value-type="string">
            <text:p text:style-name="P21"><text:bookmark text:name="LC1822"/><text:bookmark text:name="LC1823"/></text:p>
          </table:table-cell>
          <table:table-cell table:style-name="Table7.A1" office:value-type="string">
            <text:p text:style-name="P23">dps=<text:span text:style-name="T8">25</text:span>;<text:bookmark text:name="L1920"/><text:bookmark text:name="L1921"/></text:p>
          </table:table-cell>
        </table:table-row>
        <table:table-row>
          <table:table-cell table:style-name="Table7.A1" office:value-type="string">
            <text:p text:style-name="P21"><text:bookmark text:name="LC1920"/><text:bookmark text:name="LC1921"/></text:p>
          </table:table-cell>
          <table:table-cell table:style-name="Table7.A1" office:value-type="string">
            <text:p text:style-name="P23">type=<text:span text:style-name="T5">"Vampire"</text:span>;<text:bookmark text:name="L2024"/><text:bookmark text:name="L2025"/></text:p>
          </table:table-cell>
        </table:table-row>
        <table:table-row>
          <table:table-cell table:style-name="Table7.A1" office:value-type="string">
            <text:p text:style-name="P21"><text:bookmark text:name="LC2024"/><text:bookmark text:name="LC2025"/></text:p>
          </table:table-cell>
          <table:table-cell table:style-name="Table7.A1" office:value-type="string">
            <text:p text:style-name="P23">weakness=<text:span text:style-name="T5">"Paladin"</text:span>;<text:bookmark text:name="L2120"/><text:bookmark text:name="L2121"/></text:p>
          </table:table-cell>
        </table:table-row>
        <table:table-row>
          <table:table-cell table:style-name="Table7.A1" office:value-type="string">
            <text:p text:style-name="P21"><text:bookmark text:name="LC2120"/><text:bookmark text:name="LC2121"/></text:p>
          </table:table-cell>
          <table:table-cell table:style-name="Table7.A1" office:value-type="string">
            <text:p text:style-name="P23">}<text:span text:style-name="T4">else</text:span> <text:span text:style-name="T4">if</text:span>(pick==<text:span text:style-name="T8">2</text:span>){<text:bookmark text:name="L2218"/><text:bookmark text:name="L2219"/></text:p>
          </table:table-cell>
        </table:table-row>
        <table:table-row>
          <table:table-cell table:style-name="Table7.A1" office:value-type="string">
            <text:p text:style-name="P21"><text:bookmark text:name="LC2218"/><text:bookmark text:name="LC2219"/></text:p>
          </table:table-cell>
          <table:table-cell table:style-name="Table7.A1" office:value-type="string">
            <text:p text:style-name="P23">name=<text:span text:style-name="T5">"Dark Rider"</text:span>;<text:bookmark text:name="L2318"/><text:bookmark text:name="L2319"/></text:p>
          </table:table-cell>
        </table:table-row>
        <table:table-row>
          <table:table-cell table:style-name="Table7.A1" office:value-type="string">
            <text:p text:style-name="P21"><text:bookmark text:name="LC2318"/><text:bookmark text:name="LC2319"/></text:p>
          </table:table-cell>
          <table:table-cell table:style-name="Table7.A1" office:value-type="string">
            <text:p text:style-name="P23">health=<text:span text:style-name="T8">140</text:span>;<text:bookmark text:name="L2418"/><text:bookmark text:name="L2419"/></text:p>
          </table:table-cell>
        </table:table-row>
        <table:table-row>
          <table:table-cell table:style-name="Table7.A1" office:value-type="string">
            <text:p text:style-name="P21"><text:bookmark text:name="LC2418"/><text:bookmark text:name="LC2419"/></text:p>
          </table:table-cell>
          <table:table-cell table:style-name="Table7.A1" office:value-type="string">
            <text:p text:style-name="P23">dps=<text:span text:style-name="T8">30</text:span>;<text:bookmark text:name="L2518"/><text:bookmark text:name="L2519"/></text:p>
          </table:table-cell>
        </table:table-row>
        <table:table-row>
          <table:table-cell table:style-name="Table7.A1" office:value-type="string">
            <text:p text:style-name="P21"><text:bookmark text:name="LC2518"/><text:bookmark text:name="LC2519"/></text:p>
          </table:table-cell>
          <table:table-cell table:style-name="Table7.A1" office:value-type="string">
            <text:p text:style-name="P23">type=<text:span text:style-name="T5">"Vandal"</text:span>;<text:bookmark text:name="L2620"/><text:bookmark text:name="L2623"/></text:p>
          </table:table-cell>
        </table:table-row>
        <table:table-row>
          <table:table-cell table:style-name="Table7.A1" office:value-type="string">
            <text:p text:style-name="P21"><text:bookmark text:name="LC2620"/><text:bookmark text:name="LC2623"/></text:p>
          </table:table-cell>
          <table:table-cell table:style-name="Table7.A1" office:value-type="string">
            <text:p text:style-name="P23">weakness=<text:span text:style-name="T5">"Ranger"</text:span>;<text:bookmark text:name="L2718"/><text:bookmark text:name="L2719"/></text:p>
          </table:table-cell>
        </table:table-row>
        <table:table-row>
          <table:table-cell table:style-name="Table7.A1" office:value-type="string">
            <text:p text:style-name="P21"><text:bookmark text:name="LC2718"/><text:bookmark text:name="LC2719"/></text:p>
          </table:table-cell>
          <table:table-cell table:style-name="Table7.A1" office:value-type="string">
            <text:p text:style-name="P23">}<text:span text:style-name="T4">else</text:span> <text:span text:style-name="T4">if</text:span>(pick==<text:span text:style-name="T8">3</text:span>){<text:bookmark text:name="L2816"/><text:bookmark text:name="L2817"/></text:p>
          </table:table-cell>
        </table:table-row>
        <table:table-row>
          <table:table-cell table:style-name="Table7.A1" office:value-type="string">
            <text:p text:style-name="P21"><text:bookmark text:name="LC2818"/><text:bookmark text:name="LC2819"/></text:p>
          </table:table-cell>
          <table:table-cell table:style-name="Table7.A1" office:value-type="string">
            <text:p text:style-name="P23">name=<text:span text:style-name="T5">"Lunatic"</text:span>;<text:bookmark text:name="L2916"/><text:bookmark text:name="L2917"/></text:p>
          </table:table-cell>
        </table:table-row>
        <table:table-row>
          <table:table-cell table:style-name="Table7.A1" office:value-type="string">
            <text:p text:style-name="P21"><text:bookmark text:name="LC2916"/><text:bookmark text:name="LC2917"/></text:p>
          </table:table-cell>
          <table:table-cell table:style-name="Table7.A1" office:value-type="string">
            <text:p text:style-name="P23">health=<text:span text:style-name="T8">100</text:span>;<text:bookmark text:name="L3016"/><text:bookmark text:name="L3017"/></text:p>
          </table:table-cell>
        </table:table-row>
        <table:table-row>
          <table:table-cell table:style-name="Table7.A1" office:value-type="string">
            <text:p text:style-name="P21"><text:bookmark text:name="LC3016"/><text:bookmark text:name="LC3017"/></text:p>
          </table:table-cell>
          <table:table-cell table:style-name="Table7.A1" office:value-type="string">
            <text:p text:style-name="P23">dps=<text:span text:style-name="T8">50</text:span>;<text:bookmark text:name="L3118"/><text:bookmark text:name="L3119"/></text:p>
          </table:table-cell>
        </table:table-row>
        <table:table-row>
          <table:table-cell table:style-name="Table7.A1" office:value-type="string">
            <text:p text:style-name="P21"><text:bookmark text:name="LC3118"/><text:bookmark text:name="LC3119"/></text:p>
          </table:table-cell>
          <table:table-cell table:style-name="Table7.A1" office:value-type="string">
            <text:p text:style-name="P23">type=<text:span text:style-name="T5">"Mad Scientist"</text:span>;<text:bookmark text:name="L3218"/><text:bookmark text:name="L3219"/></text:p>
          </table:table-cell>
        </table:table-row>
        <table:table-row>
          <table:table-cell table:style-name="Table7.A1" office:value-type="string">
            <text:p text:style-name="P21"><text:bookmark text:name="LC3216"/><text:bookmark text:name="LC3217"/></text:p>
          </table:table-cell>
          <table:table-cell table:style-name="Table7.A1" office:value-type="string">
            <text:p text:style-name="P23">weakness=<text:span text:style-name="T5">"Warlock"</text:span>;<text:bookmark text:name="L3314"/><text:bookmark text:name="L3315"/></text:p>
          </table:table-cell>
        </table:table-row>
        <table:table-row>
          <table:table-cell table:style-name="Table7.A1" office:value-type="string">
            <text:p text:style-name="P21"><text:bookmark text:name="LC3314"/><text:bookmark text:name="LC3315"/></text:p>
          </table:table-cell>
          <table:table-cell table:style-name="Table7.A1" office:value-type="string">
            <text:p text:style-name="P23">}<text:span text:style-name="T4">else</text:span> <text:span text:style-name="T4">if</text:span>(pick==<text:span text:style-name="T8">4</text:span>){<text:bookmark text:name="L3416"/><text:bookmark text:name="L3417"/></text:p>
          </table:table-cell>
        </table:table-row>
        <table:table-row>
          <table:table-cell table:style-name="Table7.A1" office:value-type="string">
            <text:p text:style-name="P21"><text:bookmark text:name="LC3416"/><text:bookmark text:name="LC3417"/></text:p>
          </table:table-cell>
          <table:table-cell table:style-name="Table7.A1" office:value-type="string">
            <text:p text:style-name="P23">name=<text:span text:style-name="T5">"Abomination"</text:span>;<text:bookmark text:name="L3514"/><text:bookmark text:name="L3515"/></text:p>
          </table:table-cell>
        </table:table-row>
        <table:table-row>
          <table:table-cell table:style-name="Table7.A1" office:value-type="string">
            <text:p text:style-name="P21"><text:bookmark text:name="LC3514"/><text:bookmark text:name="LC3515"/></text:p>
          </table:table-cell>
          <table:table-cell table:style-name="Table7.A1" office:value-type="string">
            <text:p text:style-name="P23">health=<text:span text:style-name="T8">200</text:span>;<text:bookmark text:name="L3614"/><text:bookmark text:name="L3615"/></text:p>
          </table:table-cell>
        </table:table-row>
        <table:table-row>
          <table:table-cell table:style-name="Table7.A1" office:value-type="string">
            <text:p text:style-name="P21"><text:bookmark text:name="LC3614"/><text:bookmark text:name="LC3615"/></text:p>
          </table:table-cell>
          <table:table-cell table:style-name="Table7.A1" office:value-type="string">
            <text:p text:style-name="P23">dps=<text:span text:style-name="T8">20</text:span>;<text:bookmark text:name="L3714"/><text:bookmark text:name="L3715"/></text:p>
          </table:table-cell>
        </table:table-row>
        <table:table-row>
          <table:table-cell table:style-name="Table7.A1" office:value-type="string">
            <text:p text:style-name="P21"><text:bookmark text:name="LC3714"/><text:bookmark text:name="LC3715"/></text:p>
          </table:table-cell>
          <table:table-cell table:style-name="Table7.A1" office:value-type="string">
            <text:p text:style-name="P23">type=<text:span text:style-name="T5">"Frankenstein"</text:span>;<text:bookmark text:name="L3814"/><text:bookmark text:name="L3815"/></text:p>
          </table:table-cell>
        </table:table-row>
        <table:table-row>
          <table:table-cell table:style-name="Table7.A1" office:value-type="string">
            <text:p text:style-name="P21"><text:bookmark text:name="LC3814"/><text:bookmark text:name="LC3815"/></text:p>
          </table:table-cell>
          <table:table-cell table:style-name="Table7.A1" office:value-type="string">
            <text:p text:style-name="P23">weakness=<text:span text:style-name="T5">"Beserker"</text:span>;<text:bookmark text:name="L3914"/><text:bookmark text:name="L3915"/></text:p>
          </table:table-cell>
        </table:table-row>
        <table:table-row>
          <table:table-cell table:style-name="Table7.A1" office:value-type="string">
            <text:p text:style-name="P21"><text:bookmark text:name="LC3914"/><text:bookmark text:name="LC3915"/></text:p>
          </table:table-cell>
          <table:table-cell table:style-name="Table7.A1" office:value-type="string">
            <text:p text:style-name="P23">}<text:span text:style-name="T4">else</text:span>{<text:bookmark text:name="L4016"/><text:bookmark text:name="L4017"/></text:p>
          </table:table-cell>
        </table:table-row>
        <table:table-row>
          <table:table-cell table:style-name="Table7.A1" office:value-type="string">
            <text:p text:style-name="P21"><text:bookmark text:name="LC4016"/><text:bookmark text:name="LC4017"/></text:p>
          </table:table-cell>
          <table:table-cell table:style-name="Table7.A1" office:value-type="string">
            <text:p text:style-name="P23">name=<text:span text:style-name="T5">"Cultist"</text:span>;<text:bookmark text:name="L4118"/><text:bookmark text:name="L4119"/></text:p>
          </table:table-cell>
        </table:table-row>
        <table:table-row>
          <table:table-cell table:style-name="Table7.A1" office:value-type="string">
            <text:p text:style-name="P21"><text:bookmark text:name="LC4118"/><text:bookmark text:name="LC4119"/></text:p>
          </table:table-cell>
          <table:table-cell table:style-name="Table7.A1" office:value-type="string">
            <text:p text:style-name="P23">health=<text:span text:style-name="T8">50</text:span>;<text:bookmark text:name="L4214"/><text:bookmark text:name="L4215"/></text:p>
          </table:table-cell>
        </table:table-row>
        <table:table-row>
          <table:table-cell table:style-name="Table7.A1" office:value-type="string">
            <text:p text:style-name="P21"><text:bookmark text:name="LC4212"/><text:bookmark text:name="LC4213"/></text:p>
          </table:table-cell>
          <table:table-cell table:style-name="Table7.A1" office:value-type="string">
            <text:p text:style-name="P23">dps=<text:span text:style-name="T8">120</text:span>;<text:bookmark text:name="L4312"/><text:bookmark text:name="L4313"/></text:p>
          </table:table-cell>
        </table:table-row>
        <table:table-row>
          <table:table-cell table:style-name="Table7.A1" office:value-type="string">
            <text:p text:style-name="P21"><text:bookmark text:name="LC4312"/><text:bookmark text:name="LC4313"/></text:p>
          </table:table-cell>
          <table:table-cell table:style-name="Table7.A1" office:value-type="string">
            <text:p text:style-name="P23">type=<text:span text:style-name="T5">"Cthulhu Spawn"</text:span>;<text:bookmark text:name="L4412"/><text:bookmark text:name="L4413"/></text:p>
          </table:table-cell>
        </table:table-row>
        <table:table-row>
          <table:table-cell table:style-name="Table7.A1" office:value-type="string">
            <text:p text:style-name="P21"><text:bookmark text:name="LC4412"/><text:bookmark text:name="LC4413"/></text:p>
          </table:table-cell>
          <table:table-cell table:style-name="Table7.A1" office:value-type="string">
            <text:p text:style-name="P23">weakness=<text:span text:style-name="T5">"Any"</text:span>;<text:bookmark text:name="L4512"/><text:bookmark text:name="L4513"/></text:p>
          </table:table-cell>
        </table:table-row>
        <table:table-row>
          <table:table-cell table:style-name="Table7.A1" office:value-type="string">
            <text:p text:style-name="P21"><text:bookmark text:name="LC4512"/><text:bookmark text:name="LC4513"/></text:p>
          </table:table-cell>
          <table:table-cell table:style-name="Table7.A1" office:value-type="string">
            <text:p text:style-name="P23">}<text:bookmark text:name="L4614"/><text:bookmark text:name="L4615"/></text:p>
          </table:table-cell>
        </table:table-row>
        <table:table-row>
          <table:table-cell table:style-name="Table7.A1" office:value-type="string">
            <text:p text:style-name="P21"><text:bookmark text:name="LC4614"/><text:bookmark text:name="LC4615"/></text:p>
          </table:table-cell>
          <table:table-cell table:style-name="Table7.A1" office:value-type="string">
            <text:p text:style-name="P23">}<text:bookmark text:name="L4712"/><text:bookmark text:name="L4713"/></text:p>
          </table:table-cell>
        </table:table-row>
        <table:table-row>
          <table:table-cell table:style-name="Table7.A1" office:value-type="string">
            <text:p text:style-name="P21"><text:bookmark text:name="LC4712"/><text:bookmark text:name="LC4713"/></text:p>
          </table:table-cell>
          <table:table-cell table:style-name="Table7.A1" office:value-type="string">
            <text:p text:style-name="P23"><text:span text:style-name="T7">CrapUnit::CrapUnit</text:span>(string na, <text:span text:style-name="T4">int</text:span> he, <text:span text:style-name="T4">int</text:span> d, string ty, string weak){<text:bookmark text:name="L4814"/><text:bookmark text:name="L4815"/></text:p>
          </table:table-cell>
        </table:table-row>
        <table:table-row>
          <table:table-cell table:style-name="Table7.A1" office:value-type="string">
            <text:p text:style-name="P21"><text:bookmark text:name="LC4814"/><text:bookmark text:name="LC4815"/></text:p>
          </table:table-cell>
          <table:table-cell table:style-name="Table7.A1" office:value-type="string">
            <text:p text:style-name="P23">name=na;<text:bookmark text:name="L4912"/><text:bookmark text:name="L4913"/></text:p>
          </table:table-cell>
        </table:table-row>
        <table:table-row>
          <table:table-cell table:style-name="Table7.A1" office:value-type="string">
            <text:p text:style-name="P21"><text:bookmark text:name="LC4914"/><text:bookmark text:name="LC4915"/></text:p>
          </table:table-cell>
          <table:table-cell table:style-name="Table7.A1" office:value-type="string">
            <text:p text:style-name="P23">health=he;<text:bookmark text:name="L5014"/><text:bookmark text:name="L5015"/></text:p>
          </table:table-cell>
        </table:table-row>
        <table:table-row>
          <table:table-cell table:style-name="Table7.A1" office:value-type="string">
            <text:p text:style-name="P21"><text:bookmark text:name="LC5014"/><text:bookmark text:name="LC5015"/></text:p>
          </table:table-cell>
          <table:table-cell table:style-name="Table7.A1" office:value-type="string">
            <text:p text:style-name="P23">dps=d;<text:bookmark text:name="L5118"/><text:bookmark text:name="L5119"/></text:p>
          </table:table-cell>
        </table:table-row>
        <table:table-row>
          <table:table-cell table:style-name="Table7.A1" office:value-type="string">
            <text:p text:style-name="P21"><text:bookmark text:name="LC5118"/><text:bookmark text:name="LC5119"/></text:p>
          </table:table-cell>
          <table:table-cell table:style-name="Table7.A1" office:value-type="string">
            <text:p text:style-name="P23">type=ty;<text:bookmark text:name="L5210"/><text:bookmark text:name="L5213"/></text:p>
          </table:table-cell>
        </table:table-row>
        <table:table-row>
          <table:table-cell table:style-name="Table7.A1" office:value-type="string">
            <text:p text:style-name="P21"><text:bookmark text:name="LC5210"/><text:bookmark text:name="LC5213"/></text:p>
          </table:table-cell>
          <table:table-cell table:style-name="Table7.A1" office:value-type="string">
            <text:p text:style-name="P23">weakness=weak;<text:bookmark text:name="L5310"/><text:bookmark text:name="L5313"/></text:p>
          </table:table-cell>
        </table:table-row>
        <table:table-row>
          <table:table-cell table:style-name="Table7.A1" office:value-type="string">
            <text:p text:style-name="P21"><text:bookmark text:name="LC5310"/><text:bookmark text:name="LC5311"/></text:p>
          </table:table-cell>
          <table:table-cell table:style-name="Table7.A1" office:value-type="string">
            <text:p text:style-name="P23">}<text:bookmark text:name="L5410"/><text:bookmark text:name="L5411"/></text:p>
          </table:table-cell>
        </table:table-row>
        <table:table-row>
          <table:table-cell table:style-name="Table7.A1" office:value-type="string">
            <text:p text:style-name="P21"><text:bookmark text:name="LC5410"/><text:bookmark text:name="LC5411"/></text:p>
          </table:table-cell>
          <table:table-cell table:style-name="Table7.A1" office:value-type="string">
            <text:p text:style-name="P23"><text:span text:style-name="T4">void</text:span> <text:span text:style-name="T7">CrapUnit::setType</text:span>(string t){<text:bookmark text:name="L5510"/><text:bookmark text:name="L5511"/></text:p>
          </table:table-cell>
        </table:table-row>
        <table:table-row>
          <table:table-cell table:style-name="Table7.A1" office:value-type="string">
            <text:p text:style-name="P21"><text:bookmark text:name="LC5510"/><text:bookmark text:name="LC5511"/></text:p>
          </table:table-cell>
          <table:table-cell table:style-name="Table7.A1" office:value-type="string">
            <text:p text:style-name="P23">type=t;<text:bookmark text:name="L5610"/><text:bookmark text:name="L5611"/></text:p>
          </table:table-cell>
        </table:table-row>
        <table:table-row>
          <table:table-cell table:style-name="Table7.A1" office:value-type="string">
            <text:p text:style-name="P21"><text:bookmark text:name="LC5610"/><text:bookmark text:name="LC5611"/></text:p>
          </table:table-cell>
          <table:table-cell table:style-name="Table7.A1" office:value-type="string">
            <text:p text:style-name="P23">}<text:bookmark text:name="L5710"/><text:bookmark text:name="L5711"/></text:p>
          </table:table-cell>
        </table:table-row>
        <table:table-row>
          <table:table-cell table:style-name="Table7.A1" office:value-type="string">
            <text:p text:style-name="P21"><text:bookmark text:name="LC5710"/><text:bookmark text:name="LC5711"/></text:p>
          </table:table-cell>
          <table:table-cell table:style-name="Table7.A1" office:value-type="string">
            <text:p text:style-name="P23"><text:span text:style-name="T4">void</text:span> <text:span text:style-name="T7">CrapUnit::setWeak</text:span>(string w){<text:bookmark text:name="L5810"/><text:bookmark text:name="L5811"/></text:p>
          </table:table-cell>
        </table:table-row>
        <table:table-row>
          <table:table-cell table:style-name="Table7.A1" office:value-type="string">
            <text:p text:style-name="P21"><text:bookmark text:name="LC5810"/><text:bookmark text:name="LC5813"/></text:p>
          </table:table-cell>
          <table:table-cell table:style-name="Table7.A1" office:value-type="string">
            <text:p text:style-name="P23">weakness=w;<text:bookmark text:name="L5910"/><text:bookmark text:name="L5915"/></text:p>
          </table:table-cell>
        </table:table-row>
        <table:table-row>
          <table:table-cell table:style-name="Table7.A1" office:value-type="string">
            <text:p text:style-name="P21"><text:bookmark text:name="LC5910"/><text:bookmark text:name="LC5913"/></text:p>
          </table:table-cell>
          <table:table-cell table:style-name="Table7.A1" office:value-type="string">
            <text:p text:style-name="P23">}</text:p>
          </table:table-cell>
        </table:table-row>
      </table:table>
      <text:p text:style-name="P15"><text:soft-page-break/></text:p>
      <text:p text:style-name="P15"/>
      <table:table table:name="Table5" table:style-name="Table5">
        <table:table-column table:style-name="Table5.A"/>
        <table:table-column table:style-name="Table5.B"/>
        <table:table-row>
          <table:table-cell table:style-name="Table5.A1" office:value-type="string">
            <text:p text:style-name="P22"><text:bookmark text:name="LC1108"/><text:bookmark text:name="LC1109"/>/* <text:bookmark text:name="L2106"/><text:bookmark text:name="L2107"/></text:p>
          </table:table-cell>
          <table:table-cell table:style-name="Table5.B1" office:value-type="string">
            <text:p text:style-name="P21"/>
          </table:table-cell>
        </table:table-row>
        <table:table-row>
          <table:table-cell table:style-name="Table5.A1" office:value-type="string">
            <text:p text:style-name="P21"><text:bookmark text:name="LC2106"/><text:bookmark text:name="LC2107"/></text:p>
          </table:table-cell>
          <table:table-cell table:style-name="Table5.A1" office:value-type="string">
            <text:p text:style-name="P22">* File: CrapUnitElite.h<text:bookmark text:name="L3106"/><text:bookmark text:name="L3107"/></text:p>
          </table:table-cell>
        </table:table-row>
        <table:table-row>
          <table:table-cell table:style-name="Table5.A1" office:value-type="string">
            <text:p text:style-name="P21"><text:bookmark text:name="LC3106"/><text:bookmark text:name="LC3107"/></text:p>
          </table:table-cell>
          <table:table-cell table:style-name="Table5.A1" office:value-type="string">
            <text:p text:style-name="P22">* Author: Branden Hitt<text:bookmark text:name="L4108"/><text:bookmark text:name="L4109"/></text:p>
          </table:table-cell>
        </table:table-row>
        <table:table-row>
          <table:table-cell table:style-name="Table5.A1" office:value-type="string">
            <text:p text:style-name="P21"><text:bookmark text:name="LC4108"/><text:bookmark text:name="LC4109"/></text:p>
          </table:table-cell>
          <table:table-cell table:style-name="Table5.A1" office:value-type="string">
            <text:p text:style-name="P22">* Purpose: Specification of the CrapUnitElite class<text:bookmark text:name="L5108"/><text:bookmark text:name="L5109"/></text:p>
          </table:table-cell>
        </table:table-row>
        <table:table-row>
          <table:table-cell table:style-name="Table5.A1" office:value-type="string">
            <text:p text:style-name="P21"><text:bookmark text:name="LC5108"/><text:bookmark text:name="LC5109"/></text:p>
          </table:table-cell>
          <table:table-cell table:style-name="Table5.A1" office:value-type="string">
            <text:p text:style-name="P22">* Created on December 1, 2015, 1:48 PM<text:bookmark text:name="L6106"/><text:bookmark text:name="L6107"/></text:p>
          </table:table-cell>
        </table:table-row>
        <table:table-row>
          <table:table-cell table:style-name="Table5.A1" office:value-type="string">
            <text:p text:style-name="P21"><text:bookmark text:name="LC6106"/><text:bookmark text:name="LC6107"/></text:p>
          </table:table-cell>
          <table:table-cell table:style-name="Table5.A1" office:value-type="string">
            <text:p text:style-name="P22">*/<text:bookmark text:name="L717"/><text:bookmark text:name="L718"/></text:p>
          </table:table-cell>
        </table:table-row>
        <table:table-row>
          <table:table-cell table:style-name="Table5.A1" office:value-type="string">
            <text:p text:style-name="P21"><text:bookmark text:name="LC717"/><text:bookmark text:name="LC718"/></text:p>
          </table:table-cell>
          <table:table-cell table:style-name="Table5.A1" office:value-type="string">
            <text:p text:style-name="P21"><text:bookmark text:name="L816"/><text:bookmark text:name="L817"/></text:p>
          </table:table-cell>
        </table:table-row>
        <table:table-row>
          <table:table-cell table:style-name="Table5.A1" office:value-type="string">
            <text:p text:style-name="P21"><text:bookmark text:name="LC816"/><text:bookmark text:name="LC817"/></text:p>
          </table:table-cell>
          <table:table-cell table:style-name="Table5.A1" office:value-type="string">
            <text:p text:style-name="P23">#<text:span text:style-name="T4">ifndef</text:span> CRAPUNITELITE_H<text:bookmark text:name="L916"/><text:bookmark text:name="L917"/></text:p>
          </table:table-cell>
        </table:table-row>
        <table:table-row>
          <table:table-cell table:style-name="Table5.A1" office:value-type="string">
            <text:p text:style-name="P21"><text:bookmark text:name="LC916"/><text:bookmark text:name="LC917"/></text:p>
          </table:table-cell>
          <table:table-cell table:style-name="Table5.A1" office:value-type="string">
            <text:p text:style-name="P23">#<text:span text:style-name="T4">define</text:span> <text:span text:style-name="T7">CRAPUNITELITE_H</text:span><text:bookmark text:name="L1018"/><text:bookmark text:name="L1019"/></text:p>
          </table:table-cell>
        </table:table-row>
        <table:table-row>
          <table:table-cell table:style-name="Table5.A1" office:value-type="string">
            <text:p text:style-name="P21"><text:bookmark text:name="LC1018"/><text:bookmark text:name="LC1019"/></text:p>
          </table:table-cell>
          <table:table-cell table:style-name="Table5.A1" office:value-type="string">
            <text:p text:style-name="P21"><text:bookmark text:name="L1118"/><text:bookmark text:name="L1119"/></text:p>
          </table:table-cell>
        </table:table-row>
        <table:table-row>
          <table:table-cell table:style-name="Table5.A1" office:value-type="string">
            <text:p text:style-name="P21"><text:bookmark text:name="LC1118"/><text:bookmark text:name="LC1119"/></text:p>
          </table:table-cell>
          <table:table-cell table:style-name="Table5.A1" office:value-type="string">
            <text:p text:style-name="P23">#<text:span text:style-name="T4">include</text:span> <text:span text:style-name="T5">"CrapUnit.h"</text:span><text:bookmark text:name="L1216"/><text:bookmark text:name="L1217"/></text:p>
          </table:table-cell>
        </table:table-row>
        <table:table-row>
          <table:table-cell table:style-name="Table5.A1" office:value-type="string">
            <text:p text:style-name="P21"><text:bookmark text:name="LC1216"/><text:bookmark text:name="LC1217"/></text:p>
          </table:table-cell>
          <table:table-cell table:style-name="Table5.A1" office:value-type="string">
            <text:p text:style-name="P21"><text:bookmark text:name="L1318"/><text:bookmark text:name="L1319"/></text:p>
          </table:table-cell>
        </table:table-row>
        <table:table-row>
          <table:table-cell table:style-name="Table5.A1" office:value-type="string">
            <text:p text:style-name="P21"><text:bookmark text:name="LC1318"/><text:bookmark text:name="LC1319"/></text:p>
          </table:table-cell>
          <table:table-cell table:style-name="Table5.A1" office:value-type="string">
            <text:p text:style-name="P23"><text:span text:style-name="T4">class</text:span> <text:span text:style-name="T7">CrapUnitElite</text:span> : <text:span text:style-name="T4">public</text:span> <text:span text:style-name="T7">CrapUnit</text:span> {<text:bookmark text:name="L1418"/><text:bookmark text:name="L1419"/></text:p>
          </table:table-cell>
        </table:table-row>
        <table:table-row>
          <table:table-cell table:style-name="Table5.A1" office:value-type="string">
            <text:p text:style-name="P21"><text:bookmark text:name="LC1418"/><text:bookmark text:name="LC1419"/></text:p>
          </table:table-cell>
          <table:table-cell table:style-name="Table5.A1" office:value-type="string">
            <text:p text:style-name="P25">private:<text:bookmark text:name="L1518"/><text:bookmark text:name="L1519"/></text:p>
          </table:table-cell>
        </table:table-row>
        <table:table-row>
          <table:table-cell table:style-name="Table5.A1" office:value-type="string">
            <text:p text:style-name="P21"><text:bookmark text:name="LC1518"/><text:bookmark text:name="LC1519"/></text:p>
          </table:table-cell>
          <table:table-cell table:style-name="Table5.A1" office:value-type="string">
            <text:p text:style-name="P23">string bonus;<text:bookmark text:name="L1618"/><text:bookmark text:name="L1619"/></text:p>
          </table:table-cell>
        </table:table-row>
        <table:table-row>
          <table:table-cell table:style-name="Table5.A1" office:value-type="string">
            <text:p text:style-name="P21"><text:bookmark text:name="LC1616"/><text:bookmark text:name="LC1617"/></text:p>
          </table:table-cell>
          <table:table-cell table:style-name="Table5.A1" office:value-type="string">
            <text:p text:style-name="P25">public:<text:bookmark text:name="L1716"/><text:bookmark text:name="L1717"/></text:p>
          </table:table-cell>
        </table:table-row>
        <table:table-row>
          <table:table-cell table:style-name="Table5.A1" office:value-type="string">
            <text:p text:style-name="P21"><text:bookmark text:name="LC1716"/><text:bookmark text:name="LC1717"/></text:p>
          </table:table-cell>
          <table:table-cell table:style-name="Table5.A1" office:value-type="string">
            <text:p text:style-name="P23"><text:span text:style-name="T7">CrapUnitElite</text:span>(); <text:span text:style-name="T6">//Defaulted Constructor</text:span><text:bookmark text:name="L1818"/><text:bookmark text:name="L1819"/></text:p>
          </table:table-cell>
        </table:table-row>
        <table:table-row>
          <table:table-cell table:style-name="Table5.A1" office:value-type="string">
            <text:p text:style-name="P21"><text:bookmark text:name="LC1818"/><text:bookmark text:name="LC1819"/></text:p>
          </table:table-cell>
          <table:table-cell table:style-name="Table5.A1" office:value-type="string">
            <text:p text:style-name="P23"><text:span text:style-name="T7">CrapUnitElite</text:span>(string,<text:span text:style-name="T4">int</text:span>,<text:span text:style-name="T4">int</text:span>,string,string,string); <text:span text:style-name="T6">//Constructor</text:span><text:bookmark text:name="L1916"/><text:bookmark text:name="L1917"/></text:p>
          </table:table-cell>
        </table:table-row>
        <table:table-row>
          <table:table-cell table:style-name="Table5.A1" office:value-type="string">
            <text:p text:style-name="P21"><text:bookmark text:name="LC1916"/><text:bookmark text:name="LC1917"/></text:p>
          </table:table-cell>
          <table:table-cell table:style-name="Table5.A1" office:value-type="string">
            <text:p text:style-name="P23"><text:span text:style-name="T4">void</text:span> <text:span text:style-name="T7">setBon</text:span>(string); <text:span text:style-name="T6">//Mutator</text:span><text:bookmark text:name="L2018"/><text:bookmark text:name="L2019"/></text:p>
          </table:table-cell>
        </table:table-row>
        <table:table-row>
          <table:table-cell table:style-name="Table5.A1" office:value-type="string">
            <text:p text:style-name="P21"><text:bookmark text:name="LC2018"/><text:bookmark text:name="LC2019"/></text:p>
          </table:table-cell>
          <table:table-cell table:style-name="Table5.A1" office:value-type="string">
            <text:p text:style-name="P23">string <text:span text:style-name="T7">getBon</text:span>(); <text:span text:style-name="T6">//Accessor</text:span><text:bookmark text:name="L2114"/><text:bookmark text:name="L2115"/></text:p>
          </table:table-cell>
        </table:table-row>
        <table:table-row>
          <table:table-cell table:style-name="Table5.A1" office:value-type="string">
            <text:p text:style-name="P21"><text:bookmark text:name="LC2114"/><text:bookmark text:name="LC2115"/></text:p>
          </table:table-cell>
          <table:table-cell table:style-name="Table5.A1" office:value-type="string">
            <text:p text:style-name="P23">};<text:bookmark text:name="L2214"/><text:bookmark text:name="L2215"/></text:p>
          </table:table-cell>
        </table:table-row>
        <table:table-row>
          <table:table-cell table:style-name="Table5.A1" office:value-type="string">
            <text:p text:style-name="P21"><text:bookmark text:name="LC2214"/><text:bookmark text:name="LC2215"/></text:p>
          </table:table-cell>
          <table:table-cell table:style-name="Table5.A1" office:value-type="string">
            <text:p text:style-name="P21"><text:bookmark text:name="L2314"/><text:bookmark text:name="L2315"/></text:p>
          </table:table-cell>
        </table:table-row>
        <table:table-row>
          <table:table-cell table:style-name="Table5.A1" office:value-type="string">
            <text:p text:style-name="P21"><text:bookmark text:name="LC2314"/><text:bookmark text:name="LC2315"/></text:p>
          </table:table-cell>
          <table:table-cell table:style-name="Table5.A1" office:value-type="string">
            <text:p text:style-name="P23">#<text:span text:style-name="T4">endif</text:span> <text:span text:style-name="T6">/* CRAPUNITELITE_H */</text:span></text:p>
          </table:table-cell>
        </table:table-row>
      </table:table>
      <text:p text:style-name="P15"/>
      <text:p text:style-name="P15"/>
      <table:table table:name="Table9" table:style-name="Table9">
        <table:table-column table:style-name="Table9.A"/>
        <table:table-column table:style-name="Table9.B"/>
        <table:table-row>
          <table:table-cell table:style-name="Table9.A1" office:value-type="string">
            <text:p text:style-name="P22"><text:bookmark text:name="LC1136"/><text:bookmark text:name="LC1137"/>/* <text:bookmark text:name="L2126"/><text:bookmark text:name="L2127"/></text:p>
          </table:table-cell>
          <table:table-cell table:style-name="Table9.B1" office:value-type="string">
            <text:p text:style-name="P21"/>
          </table:table-cell>
        </table:table-row>
        <table:table-row>
          <table:table-cell table:style-name="Table9.A1" office:value-type="string">
            <text:p text:style-name="P21"><text:bookmark text:name="LC2126"/><text:bookmark text:name="LC2127"/></text:p>
          </table:table-cell>
          <table:table-cell table:style-name="Table9.A1" office:value-type="string">
            <text:p text:style-name="P22">* File: CrapUnitElite.h<text:bookmark text:name="L3114"/><text:bookmark text:name="L3115"/></text:p>
          </table:table-cell>
        </table:table-row>
        <table:table-row>
          <table:table-cell table:style-name="Table9.A1" office:value-type="string">
            <text:p text:style-name="P21"><text:bookmark text:name="LC3114"/><text:bookmark text:name="LC3115"/></text:p>
          </table:table-cell>
          <table:table-cell table:style-name="Table9.A1" office:value-type="string">
            <text:p text:style-name="P22">* Author: Branden Hitt<text:bookmark text:name="L4124"/><text:bookmark text:name="L4125"/></text:p>
          </table:table-cell>
        </table:table-row>
        <table:table-row>
          <table:table-cell table:style-name="Table9.A1" office:value-type="string">
            <text:p text:style-name="P21"><text:bookmark text:name="LC4122"/><text:bookmark text:name="LC4123"/></text:p>
          </table:table-cell>
          <table:table-cell table:style-name="Table9.A1" office:value-type="string">
            <text:p text:style-name="P22">* Purpose: Specification of the CrapUnitElite class<text:bookmark text:name="L5126"/><text:bookmark text:name="L5127"/></text:p>
          </table:table-cell>
        </table:table-row>
        <table:table-row>
          <table:table-cell table:style-name="Table9.A1" office:value-type="string">
            <text:p text:style-name="P21"><text:bookmark text:name="LC5126"/><text:bookmark text:name="LC5127"/></text:p>
          </table:table-cell>
          <table:table-cell table:style-name="Table9.A1" office:value-type="string">
            <text:p text:style-name="P22">* Created on December 1, 2015, 1:54 PM<text:bookmark text:name="L6116"/><text:bookmark text:name="L6117"/></text:p>
          </table:table-cell>
        </table:table-row>
        <table:table-row>
          <table:table-cell table:style-name="Table9.A1" office:value-type="string">
            <text:p text:style-name="P21"><text:bookmark text:name="LC6118"/><text:bookmark text:name="LC6119"/></text:p>
          </table:table-cell>
          <table:table-cell table:style-name="Table9.A1" office:value-type="string">
            <text:p text:style-name="P22">*/<text:bookmark text:name="L725"/><text:bookmark text:name="L726"/></text:p>
          </table:table-cell>
        </table:table-row>
        <table:table-row>
          <table:table-cell table:style-name="Table9.A1" office:value-type="string">
            <text:p text:style-name="P21"><text:bookmark text:name="LC725"/><text:bookmark text:name="LC726"/></text:p>
          </table:table-cell>
          <table:table-cell table:style-name="Table9.A1" office:value-type="string">
            <text:p text:style-name="P23">#<text:span text:style-name="T4">include</text:span> <text:span text:style-name="T5">&lt;cstdlib&gt;</text:span><text:bookmark text:name="L824"/><text:bookmark text:name="L825"/></text:p>
          </table:table-cell>
        </table:table-row>
        <table:table-row>
          <table:table-cell table:style-name="Table9.A1" office:value-type="string">
            <text:p text:style-name="P21"><text:bookmark text:name="LC824"/><text:bookmark text:name="LC825"/></text:p>
          </table:table-cell>
          <table:table-cell table:style-name="Table9.A1" office:value-type="string">
            <text:p text:style-name="P23">#<text:span text:style-name="T4">include</text:span> <text:span text:style-name="T5">"CrapUnitElite.h"</text:span><text:bookmark text:name="L924"/><text:bookmark text:name="L925"/></text:p>
          </table:table-cell>
        </table:table-row>
        <table:table-row>
          <table:table-cell table:style-name="Table9.A1" office:value-type="string">
            <text:p text:style-name="P21"><text:bookmark text:name="LC924"/><text:bookmark text:name="LC925"/></text:p>
          </table:table-cell>
          <table:table-cell table:style-name="Table9.A1" office:value-type="string">
            <text:p text:style-name="P21"><text:bookmark text:name="L1028"/><text:bookmark text:name="L1029"/></text:p>
          </table:table-cell>
        </table:table-row>
        <table:table-row>
          <table:table-cell table:style-name="Table9.A1" office:value-type="string">
            <text:p text:style-name="P21"><text:bookmark text:name="LC1028"/><text:bookmark text:name="LC1029"/></text:p>
          </table:table-cell>
          <table:table-cell table:style-name="Table9.A1" office:value-type="string">
            <text:p text:style-name="P23"><text:span text:style-name="T7">CrapUnitElite::CrapUnitElite</text:span>(){<text:bookmark text:name="L1128"/><text:bookmark text:name="L1129"/></text:p>
          </table:table-cell>
        </table:table-row>
        <table:table-row>
          <table:table-cell table:style-name="Table9.A1" office:value-type="string">
            <text:p text:style-name="P21"><text:bookmark text:name="LC1138"/><text:bookmark text:name="LC1139"/></text:p>
          </table:table-cell>
          <table:table-cell table:style-name="Table9.A1" office:value-type="string">
            <text:p text:style-name="P23"><text:span text:style-name="T8">srand</text:span>(<text:span text:style-name="T4">static_cast</text:span>&lt;<text:span text:style-name="T4">unsigned</text:span> <text:span text:style-name="T4">int</text:span>&gt;(<text:span text:style-name="T8">time</text:span>(<text:span text:style-name="T8">0</text:span>)));<text:bookmark text:name="L1224"/><text:bookmark text:name="L1225"/></text:p>
          </table:table-cell>
        </table:table-row>
        <table:table-row>
          <table:table-cell table:style-name="Table9.A1" office:value-type="string">
            <text:p text:style-name="P21"><text:bookmark text:name="LC1226"/><text:bookmark text:name="LC1227"/></text:p>
          </table:table-cell>
          <table:table-cell table:style-name="Table9.A1" office:value-type="string">
            <text:p text:style-name="P23"><text:span text:style-name="T4">int</text:span> pick=(<text:span text:style-name="T8">rand</text:span>()%<text:span text:style-name="T8">5</text:span>+<text:span text:style-name="T8">1</text:span>);<text:bookmark text:name="L1328"/><text:bookmark text:name="L1329"/></text:p>
          </table:table-cell>
        </table:table-row>
        <table:table-row>
          <table:table-cell table:style-name="Table9.A1" office:value-type="string">
            <text:p text:style-name="P21"><text:bookmark text:name="LC1328"/><text:bookmark text:name="LC1329"/></text:p>
          </table:table-cell>
          <table:table-cell table:style-name="Table9.A1" office:value-type="string">
            <text:p text:style-name="P23"><text:span text:style-name="T4">if</text:span>(pick==<text:span text:style-name="T8">1</text:span>){<text:bookmark text:name="L1428"/><text:bookmark text:name="L1429"/></text:p>
          </table:table-cell>
        </table:table-row>
        <table:table-row>
          <table:table-cell table:style-name="Table9.A1" office:value-type="string">
            <text:p text:style-name="P21"><text:bookmark text:name="LC1428"/><text:bookmark text:name="LC1429"/></text:p>
          </table:table-cell>
          <table:table-cell table:style-name="Table9.A1" office:value-type="string">
            <text:p text:style-name="P23">name=<text:span text:style-name="T5">"Young Vampire Elite*"</text:span>;<text:bookmark text:name="L1528"/><text:bookmark text:name="L1529"/></text:p>
          </table:table-cell>
        </table:table-row>
        <table:table-row>
          <table:table-cell table:style-name="Table9.A1" office:value-type="string">
            <text:p text:style-name="P21"><text:bookmark text:name="LC1528"/><text:bookmark text:name="LC1529"/></text:p>
          </table:table-cell>
          <table:table-cell table:style-name="Table9.A1" office:value-type="string">
            <text:p text:style-name="P23">health=<text:span text:style-name="T8">320</text:span>;<text:bookmark text:name="L1626"/><text:bookmark text:name="L1627"/></text:p>
          </table:table-cell>
        </table:table-row>
        <table:table-row>
          <table:table-cell table:style-name="Table9.A1" office:value-type="string">
            <text:p text:style-name="P21"><text:bookmark text:name="LC1624"/><text:bookmark text:name="LC1625"/></text:p>
          </table:table-cell>
          <table:table-cell table:style-name="Table9.A1" office:value-type="string">
            <text:p text:style-name="P23">dps=<text:span text:style-name="T8">25</text:span>;<text:bookmark text:name="L1724"/><text:bookmark text:name="L1725"/></text:p>
          </table:table-cell>
        </table:table-row>
        <table:table-row>
          <table:table-cell table:style-name="Table9.A1" office:value-type="string">
            <text:p text:style-name="P21"><text:bookmark text:name="LC1724"/><text:bookmark text:name="LC1725"/></text:p>
          </table:table-cell>
          <table:table-cell table:style-name="Table9.A1" office:value-type="string">
            <text:p text:style-name="P23">type=<text:span text:style-name="T5">"Vampire"</text:span>;<text:bookmark text:name="L1826"/><text:bookmark text:name="L1827"/></text:p>
          </table:table-cell>
        </table:table-row>
        <table:table-row>
          <table:table-cell table:style-name="Table9.A1" office:value-type="string">
            <text:p text:style-name="P21"><text:bookmark text:name="LC1826"/><text:bookmark text:name="LC1827"/></text:p>
          </table:table-cell>
          <table:table-cell table:style-name="Table9.A1" office:value-type="string">
            <text:p text:style-name="P23">weakness=<text:span text:style-name="T5">"Paladin"</text:span>;<text:bookmark text:name="L1924"/><text:bookmark text:name="L1925"/></text:p>
          </table:table-cell>
        </table:table-row>
        <table:table-row>
          <table:table-cell table:style-name="Table9.A1" office:value-type="string">
            <text:p text:style-name="P21"><text:bookmark text:name="LC1924"/><text:bookmark text:name="LC1925"/></text:p>
          </table:table-cell>
          <table:table-cell table:style-name="Table9.A1" office:value-type="string">
            <text:p text:style-name="P23">bonus=<text:span text:style-name="T5">"LifeSteal"</text:span>;<text:bookmark text:name="L2028"/><text:bookmark text:name="L2029"/></text:p>
          </table:table-cell>
        </table:table-row>
        <table:table-row>
          <table:table-cell table:style-name="Table9.A1" office:value-type="string">
            <text:p text:style-name="P21"><text:bookmark text:name="LC2028"/><text:bookmark text:name="LC2029"/></text:p>
          </table:table-cell>
          <table:table-cell table:style-name="Table9.A1" office:value-type="string">
            <text:p text:style-name="P23">}<text:span text:style-name="T4">else</text:span> <text:span text:style-name="T4">if</text:span>(pick==<text:span text:style-name="T8">2</text:span>){<text:bookmark text:name="L2128"/><text:bookmark text:name="L2129"/></text:p>
          </table:table-cell>
        </table:table-row>
        <table:table-row>
          <table:table-cell table:style-name="Table9.A1" office:value-type="string">
            <text:p text:style-name="P21"><text:bookmark text:name="LC2128"/><text:bookmark text:name="LC2129"/></text:p>
          </table:table-cell>
          <table:table-cell table:style-name="Table9.A1" office:value-type="string">
            <text:p text:style-name="P23">name=<text:span text:style-name="T5">"Dark Rider Elite*"</text:span>;<text:bookmark text:name="L2222"/><text:bookmark text:name="L2223"/></text:p>
          </table:table-cell>
        </table:table-row>
        <table:table-row>
          <table:table-cell table:style-name="Table9.A1" office:value-type="string">
            <text:p text:style-name="P21"><text:bookmark text:name="LC2222"/><text:bookmark text:name="LC2223"/></text:p>
          </table:table-cell>
          <table:table-cell table:style-name="Table9.A1" office:value-type="string">
            <text:p text:style-name="P23">health=<text:span text:style-name="T8">280</text:span>;<text:bookmark text:name="L2322"/><text:bookmark text:name="L2323"/></text:p>
          </table:table-cell>
        </table:table-row>
        <table:table-row>
          <table:table-cell table:style-name="Table9.A1" office:value-type="string">
            <text:p text:style-name="P21"><text:bookmark text:name="LC2322"/><text:bookmark text:name="LC2323"/></text:p>
          </table:table-cell>
          <table:table-cell table:style-name="Table9.A1" office:value-type="string">
            <text:p text:style-name="P23">dps=<text:span text:style-name="T8">30</text:span>;<text:bookmark text:name="L2414"/><text:bookmark text:name="L2415"/></text:p>
          </table:table-cell>
        </table:table-row>
        <table:table-row>
          <table:table-cell table:style-name="Table9.A1" office:value-type="string">
            <text:p text:style-name="P21"><text:bookmark text:name="LC2414"/><text:bookmark text:name="LC2415"/></text:p>
          </table:table-cell>
          <table:table-cell table:style-name="Table9.A1" office:value-type="string">
            <text:p text:style-name="P23">type=<text:span text:style-name="T5">"Vandal"</text:span>;<text:bookmark text:name="L2514"/><text:bookmark text:name="L2515"/></text:p>
          </table:table-cell>
        </table:table-row>
        <table:table-row>
          <table:table-cell table:style-name="Table9.A1" office:value-type="string">
            <text:p text:style-name="P21"><text:bookmark text:name="LC2514"/><text:bookmark text:name="LC2515"/></text:p>
          </table:table-cell>
          <table:table-cell table:style-name="Table9.A1" office:value-type="string">
            <text:p text:style-name="P23">weakness=<text:span text:style-name="T5">"Ranger"</text:span>;<text:bookmark text:name="L2616"/><text:bookmark text:name="L2617"/></text:p>
          </table:table-cell>
        </table:table-row>
        <table:table-row>
          <table:table-cell table:style-name="Table9.A1" office:value-type="string">
            <text:p text:style-name="P21"><text:bookmark text:name="LC2616"/><text:bookmark text:name="LC2617"/></text:p>
          </table:table-cell>
          <table:table-cell table:style-name="Table9.A1" office:value-type="string">
            <text:p text:style-name="P23">bonus=<text:span text:style-name="T5">"None"</text:span>;<text:bookmark text:name="L2716"/><text:bookmark text:name="L2717"/></text:p>
          </table:table-cell>
        </table:table-row>
        <table:table-row>
          <table:table-cell table:style-name="Table9.A1" office:value-type="string">
            <text:p text:style-name="P21"><text:bookmark text:name="LC2716"/><text:bookmark text:name="LC2717"/></text:p>
          </table:table-cell>
          <table:table-cell table:style-name="Table9.A1" office:value-type="string">
            <text:p text:style-name="P23">}<text:span text:style-name="T4">else</text:span> <text:span text:style-name="T4">if</text:span>(pick==<text:span text:style-name="T8">3</text:span>){<text:bookmark text:name="L2814"/><text:bookmark text:name="L2815"/></text:p>
          </table:table-cell>
        </table:table-row>
        <table:table-row>
          <table:table-cell table:style-name="Table9.A1" office:value-type="string">
            <text:p text:style-name="P21"><text:bookmark text:name="LC2816"/><text:bookmark text:name="LC2817"/></text:p>
          </table:table-cell>
          <table:table-cell table:style-name="Table9.A1" office:value-type="string">
            <text:p text:style-name="P23">name=<text:span text:style-name="T5">"Lunatic Elite*"</text:span>;<text:bookmark text:name="L2914"/><text:bookmark text:name="L2915"/></text:p>
          </table:table-cell>
        </table:table-row>
        <text:soft-page-break/>
        <table:table-row>
          <table:table-cell table:style-name="Table9.A1" office:value-type="string">
            <text:p text:style-name="P21"><text:bookmark text:name="LC2914"/><text:bookmark text:name="LC2915"/></text:p>
          </table:table-cell>
          <table:table-cell table:style-name="Table9.A1" office:value-type="string">
            <text:p text:style-name="P23">health=<text:span text:style-name="T8">200</text:span>;<text:bookmark text:name="L3014"/><text:bookmark text:name="L3015"/></text:p>
          </table:table-cell>
        </table:table-row>
        <table:table-row>
          <table:table-cell table:style-name="Table9.A1" office:value-type="string">
            <text:p text:style-name="P21"><text:bookmark text:name="LC3014"/><text:bookmark text:name="LC3015"/></text:p>
          </table:table-cell>
          <table:table-cell table:style-name="Table9.A1" office:value-type="string">
            <text:p text:style-name="P23">dps=<text:span text:style-name="T8">50</text:span>;<text:bookmark text:name="L3124"/><text:bookmark text:name="L3125"/></text:p>
          </table:table-cell>
        </table:table-row>
        <table:table-row>
          <table:table-cell table:style-name="Table9.A1" office:value-type="string">
            <text:p text:style-name="P21"><text:bookmark text:name="LC3124"/><text:bookmark text:name="LC3125"/></text:p>
          </table:table-cell>
          <table:table-cell table:style-name="Table9.A1" office:value-type="string">
            <text:p text:style-name="P23">type=<text:span text:style-name="T5">"Mad Scientist"</text:span>;<text:bookmark text:name="L3216"/><text:bookmark text:name="L3217"/></text:p>
          </table:table-cell>
        </table:table-row>
        <table:table-row>
          <table:table-cell table:style-name="Table9.A1" office:value-type="string">
            <text:p text:style-name="P21"><text:bookmark text:name="LC3214"/><text:bookmark text:name="LC3215"/></text:p>
          </table:table-cell>
          <table:table-cell table:style-name="Table9.A1" office:value-type="string">
            <text:p text:style-name="P23">weakness=<text:span text:style-name="T5">"Warlock"</text:span>;<text:bookmark text:name="L3312"/><text:bookmark text:name="L3313"/></text:p>
          </table:table-cell>
        </table:table-row>
        <table:table-row>
          <table:table-cell table:style-name="Table9.A1" office:value-type="string">
            <text:p text:style-name="P21"><text:bookmark text:name="LC3312"/><text:bookmark text:name="LC3313"/></text:p>
          </table:table-cell>
          <table:table-cell table:style-name="Table9.A1" office:value-type="string">
            <text:p text:style-name="P23">bonus=<text:span text:style-name="T5">"None"</text:span>;<text:bookmark text:name="L3414"/><text:bookmark text:name="L3415"/></text:p>
          </table:table-cell>
        </table:table-row>
        <table:table-row>
          <table:table-cell table:style-name="Table9.A1" office:value-type="string">
            <text:p text:style-name="P21"><text:bookmark text:name="LC3414"/><text:bookmark text:name="LC3415"/></text:p>
          </table:table-cell>
          <table:table-cell table:style-name="Table9.A1" office:value-type="string">
            <text:p text:style-name="P23">}<text:span text:style-name="T4">else</text:span> <text:span text:style-name="T4">if</text:span>(pick==<text:span text:style-name="T8">4</text:span>){<text:bookmark text:name="L3512"/><text:bookmark text:name="L3513"/></text:p>
          </table:table-cell>
        </table:table-row>
        <table:table-row>
          <table:table-cell table:style-name="Table9.A1" office:value-type="string">
            <text:p text:style-name="P21"><text:bookmark text:name="LC3512"/><text:bookmark text:name="LC3513"/></text:p>
          </table:table-cell>
          <table:table-cell table:style-name="Table9.A1" office:value-type="string">
            <text:p text:style-name="P23">name=<text:span text:style-name="T5">"Abomination Elite*"</text:span>;<text:bookmark text:name="L3612"/><text:bookmark text:name="L3613"/></text:p>
          </table:table-cell>
        </table:table-row>
        <table:table-row>
          <table:table-cell table:style-name="Table9.A1" office:value-type="string">
            <text:p text:style-name="P21"><text:bookmark text:name="LC3612"/><text:bookmark text:name="LC3613"/></text:p>
          </table:table-cell>
          <table:table-cell table:style-name="Table9.A1" office:value-type="string">
            <text:p text:style-name="P23">health=<text:span text:style-name="T8">400</text:span>;<text:bookmark text:name="L3712"/><text:bookmark text:name="L3713"/></text:p>
          </table:table-cell>
        </table:table-row>
        <table:table-row>
          <table:table-cell table:style-name="Table9.A1" office:value-type="string">
            <text:p text:style-name="P21"><text:bookmark text:name="LC3712"/><text:bookmark text:name="LC3713"/></text:p>
          </table:table-cell>
          <table:table-cell table:style-name="Table9.A1" office:value-type="string">
            <text:p text:style-name="P23">dps=<text:span text:style-name="T8">20</text:span>;<text:bookmark text:name="L3812"/><text:bookmark text:name="L3813"/></text:p>
          </table:table-cell>
        </table:table-row>
        <table:table-row>
          <table:table-cell table:style-name="Table9.A1" office:value-type="string">
            <text:p text:style-name="P21"><text:bookmark text:name="LC3812"/><text:bookmark text:name="LC3813"/></text:p>
          </table:table-cell>
          <table:table-cell table:style-name="Table9.A1" office:value-type="string">
            <text:p text:style-name="P23">type=<text:span text:style-name="T5">"Frankenstein"</text:span>;<text:bookmark text:name="L3912"/><text:bookmark text:name="L3913"/></text:p>
          </table:table-cell>
        </table:table-row>
        <table:table-row>
          <table:table-cell table:style-name="Table9.A1" office:value-type="string">
            <text:p text:style-name="P21"><text:bookmark text:name="LC3912"/><text:bookmark text:name="LC3913"/></text:p>
          </table:table-cell>
          <table:table-cell table:style-name="Table9.A1" office:value-type="string">
            <text:p text:style-name="P23">weakness=<text:span text:style-name="T5">"Beserker"</text:span>;<text:bookmark text:name="L4014"/><text:bookmark text:name="L4015"/></text:p>
          </table:table-cell>
        </table:table-row>
        <table:table-row>
          <table:table-cell table:style-name="Table9.A1" office:value-type="string">
            <text:p text:style-name="P21"><text:bookmark text:name="LC4014"/><text:bookmark text:name="LC4015"/></text:p>
          </table:table-cell>
          <table:table-cell table:style-name="Table9.A1" office:value-type="string">
            <text:p text:style-name="P23">bonus=<text:span text:style-name="T5">"Dodge Chance"</text:span>;<text:bookmark text:name="L4126"/><text:bookmark text:name="L4127"/></text:p>
          </table:table-cell>
        </table:table-row>
        <table:table-row>
          <table:table-cell table:style-name="Table9.A1" office:value-type="string">
            <text:p text:style-name="P21"><text:bookmark text:name="LC4124"/><text:bookmark text:name="LC4125"/></text:p>
          </table:table-cell>
          <table:table-cell table:style-name="Table9.A1" office:value-type="string">
            <text:p text:style-name="P23">}<text:span text:style-name="T4">else</text:span>{<text:bookmark text:name="L4216"/><text:bookmark text:name="L4217"/></text:p>
          </table:table-cell>
        </table:table-row>
        <table:table-row>
          <table:table-cell table:style-name="Table9.A1" office:value-type="string">
            <text:p text:style-name="P21"><text:bookmark text:name="LC4214"/><text:bookmark text:name="LC4215"/></text:p>
          </table:table-cell>
          <table:table-cell table:style-name="Table9.A1" office:value-type="string">
            <text:p text:style-name="P23">name=<text:span text:style-name="T5">"Cultist Elite*"</text:span>;<text:bookmark text:name="L4314"/><text:bookmark text:name="L4315"/></text:p>
          </table:table-cell>
        </table:table-row>
        <table:table-row>
          <table:table-cell table:style-name="Table9.A1" office:value-type="string">
            <text:p text:style-name="P21"><text:bookmark text:name="LC4314"/><text:bookmark text:name="LC4315"/></text:p>
          </table:table-cell>
          <table:table-cell table:style-name="Table9.A1" office:value-type="string">
            <text:p text:style-name="P23">health=<text:span text:style-name="T8">100</text:span>;<text:bookmark text:name="L4414"/><text:bookmark text:name="L4415"/></text:p>
          </table:table-cell>
        </table:table-row>
        <table:table-row>
          <table:table-cell table:style-name="Table9.A1" office:value-type="string">
            <text:p text:style-name="P21"><text:bookmark text:name="LC4414"/><text:bookmark text:name="LC4415"/></text:p>
          </table:table-cell>
          <table:table-cell table:style-name="Table9.A1" office:value-type="string">
            <text:p text:style-name="P23">dps=<text:span text:style-name="T8">120</text:span>;<text:bookmark text:name="L4514"/><text:bookmark text:name="L4515"/></text:p>
          </table:table-cell>
        </table:table-row>
        <table:table-row>
          <table:table-cell table:style-name="Table9.A1" office:value-type="string">
            <text:p text:style-name="P21"><text:bookmark text:name="LC4514"/><text:bookmark text:name="LC4515"/></text:p>
          </table:table-cell>
          <table:table-cell table:style-name="Table9.A1" office:value-type="string">
            <text:p text:style-name="P23">type=<text:span text:style-name="T5">"Vampire"</text:span>;<text:bookmark text:name="L4616"/><text:bookmark text:name="L4617"/></text:p>
          </table:table-cell>
        </table:table-row>
        <table:table-row>
          <table:table-cell table:style-name="Table9.A1" office:value-type="string">
            <text:p text:style-name="P21"><text:bookmark text:name="LC4616"/><text:bookmark text:name="LC4617"/></text:p>
          </table:table-cell>
          <table:table-cell table:style-name="Table9.A1" office:value-type="string">
            <text:p text:style-name="P23">weakness=<text:span text:style-name="T5">"Any"</text:span>;<text:bookmark text:name="L4714"/><text:bookmark text:name="L4715"/></text:p>
          </table:table-cell>
        </table:table-row>
        <table:table-row>
          <table:table-cell table:style-name="Table9.A1" office:value-type="string">
            <text:p text:style-name="P21"><text:bookmark text:name="LC4714"/><text:bookmark text:name="LC4715"/></text:p>
          </table:table-cell>
          <table:table-cell table:style-name="Table9.A1" office:value-type="string">
            <text:p text:style-name="P23">bonus=<text:span text:style-name="T5">"None"</text:span>;<text:bookmark text:name="L4816"/><text:bookmark text:name="L4817"/></text:p>
          </table:table-cell>
        </table:table-row>
        <table:table-row>
          <table:table-cell table:style-name="Table9.A1" office:value-type="string">
            <text:p text:style-name="P21"><text:bookmark text:name="LC4816"/><text:bookmark text:name="LC4817"/></text:p>
          </table:table-cell>
          <table:table-cell table:style-name="Table9.A1" office:value-type="string">
            <text:p text:style-name="P23">}<text:bookmark text:name="L4914"/><text:bookmark text:name="L4915"/></text:p>
          </table:table-cell>
        </table:table-row>
        <table:table-row>
          <table:table-cell table:style-name="Table9.A1" office:value-type="string">
            <text:p text:style-name="P21"><text:bookmark text:name="LC4916"/><text:bookmark text:name="LC4917"/></text:p>
          </table:table-cell>
          <table:table-cell table:style-name="Table9.A1" office:value-type="string">
            <text:p text:style-name="P23">}<text:bookmark text:name="L5016"/><text:bookmark text:name="L5017"/></text:p>
          </table:table-cell>
        </table:table-row>
        <table:table-row>
          <table:table-cell table:style-name="Table9.A1" office:value-type="string">
            <text:p text:style-name="P21"><text:bookmark text:name="LC5016"/><text:bookmark text:name="LC5017"/></text:p>
          </table:table-cell>
          <table:table-cell table:style-name="Table9.A1" office:value-type="string">
            <text:p text:style-name="P23"><text:span text:style-name="T7">CrapUnitElite::CrapUnitElite</text:span>(string na, <text:span text:style-name="T4">int</text:span> he, <text:span text:style-name="T4">int</text:span> d, string ty, string weak,string bon){<text:bookmark text:name="L5128"/><text:bookmark text:name="L5129"/></text:p>
          </table:table-cell>
        </table:table-row>
        <table:table-row>
          <table:table-cell table:style-name="Table9.A1" office:value-type="string">
            <text:p text:style-name="P21"><text:bookmark text:name="LC5128"/><text:bookmark text:name="LC5129"/></text:p>
          </table:table-cell>
          <table:table-cell table:style-name="Table9.A1" office:value-type="string">
            <text:p text:style-name="P23">name=na;<text:bookmark text:name="L5214"/><text:bookmark text:name="L5215"/></text:p>
          </table:table-cell>
        </table:table-row>
        <table:table-row>
          <table:table-cell table:style-name="Table9.A1" office:value-type="string">
            <text:p text:style-name="P21"><text:bookmark text:name="LC5214"/><text:bookmark text:name="LC5215"/></text:p>
          </table:table-cell>
          <table:table-cell table:style-name="Table9.A1" office:value-type="string">
            <text:p text:style-name="P23">health=he;<text:bookmark text:name="L5314"/><text:bookmark text:name="L5315"/></text:p>
          </table:table-cell>
        </table:table-row>
        <table:table-row>
          <table:table-cell table:style-name="Table9.A1" office:value-type="string">
            <text:p text:style-name="P21"><text:bookmark text:name="LC5312"/><text:bookmark text:name="LC5313"/></text:p>
          </table:table-cell>
          <table:table-cell table:style-name="Table9.A1" office:value-type="string">
            <text:p text:style-name="P23">dps=d;<text:bookmark text:name="L5412"/><text:bookmark text:name="L5413"/></text:p>
          </table:table-cell>
        </table:table-row>
        <table:table-row>
          <table:table-cell table:style-name="Table9.A1" office:value-type="string">
            <text:p text:style-name="P21"><text:bookmark text:name="LC5412"/><text:bookmark text:name="LC5413"/></text:p>
          </table:table-cell>
          <table:table-cell table:style-name="Table9.A1" office:value-type="string">
            <text:p text:style-name="P23">type=ty;<text:bookmark text:name="L5512"/><text:bookmark text:name="L5513"/></text:p>
          </table:table-cell>
        </table:table-row>
        <table:table-row>
          <table:table-cell table:style-name="Table9.A1" office:value-type="string">
            <text:p text:style-name="P21"><text:bookmark text:name="LC5512"/><text:bookmark text:name="LC5513"/></text:p>
          </table:table-cell>
          <table:table-cell table:style-name="Table9.A1" office:value-type="string">
            <text:p text:style-name="P23">weakness=weak;<text:bookmark text:name="L5612"/><text:bookmark text:name="L5613"/></text:p>
          </table:table-cell>
        </table:table-row>
        <table:table-row>
          <table:table-cell table:style-name="Table9.A1" office:value-type="string">
            <text:p text:style-name="P21"><text:bookmark text:name="LC5612"/><text:bookmark text:name="LC5613"/></text:p>
          </table:table-cell>
          <table:table-cell table:style-name="Table9.A1" office:value-type="string">
            <text:p text:style-name="P23">bonus=bon;<text:bookmark text:name="L5712"/><text:bookmark text:name="L5713"/></text:p>
          </table:table-cell>
        </table:table-row>
        <table:table-row>
          <table:table-cell table:style-name="Table9.A1" office:value-type="string">
            <text:p text:style-name="P21"><text:bookmark text:name="LC5712"/><text:bookmark text:name="LC5713"/></text:p>
          </table:table-cell>
          <table:table-cell table:style-name="Table9.A1" office:value-type="string">
            <text:p text:style-name="P23">}<text:bookmark text:name="L5812"/><text:bookmark text:name="L5813"/></text:p>
          </table:table-cell>
        </table:table-row>
        <table:table-row>
          <table:table-cell table:style-name="Table9.A1" office:value-type="string">
            <text:p text:style-name="P21"><text:bookmark text:name="LC5814"/><text:bookmark text:name="LC5815"/></text:p>
          </table:table-cell>
          <table:table-cell table:style-name="Table9.A1" office:value-type="string">
            <text:p text:style-name="P23"><text:span text:style-name="T4">void</text:span> <text:span text:style-name="T7">CrapUnitElite::setBon</text:span>(string bon){<text:bookmark text:name="L5916"/><text:bookmark text:name="L5917"/></text:p>
          </table:table-cell>
        </table:table-row>
        <table:table-row>
          <table:table-cell table:style-name="Table9.A1" office:value-type="string">
            <text:p text:style-name="P21"><text:bookmark text:name="LC5914"/><text:bookmark text:name="LC5915"/></text:p>
          </table:table-cell>
          <table:table-cell table:style-name="Table9.A1" office:value-type="string">
            <text:p text:style-name="P23">bonus=bon;<text:bookmark text:name="L6010"/><text:bookmark text:name="L6013"/></text:p>
          </table:table-cell>
        </table:table-row>
        <table:table-row>
          <table:table-cell table:style-name="Table9.A1" office:value-type="string">
            <text:p text:style-name="P21"><text:bookmark text:name="LC6010"/><text:bookmark text:name="LC6011"/></text:p>
          </table:table-cell>
          <table:table-cell table:style-name="Table9.A1" office:value-type="string">
            <text:p text:style-name="P23">}<text:bookmark text:name="L6118"/><text:bookmark text:name="L6119"/></text:p>
          </table:table-cell>
        </table:table-row>
        <table:table-row>
          <table:table-cell table:style-name="Table9.A1" office:value-type="string">
            <text:p text:style-name="P21"><text:bookmark text:name="LC6120"/><text:bookmark text:name="LC6121"/></text:p>
          </table:table-cell>
          <table:table-cell table:style-name="Table9.A1" office:value-type="string">
            <text:p text:style-name="P23">string <text:span text:style-name="T7">CrapUnitElite::getBon</text:span>(){<text:bookmark text:name="L6210"/><text:bookmark text:name="L6211"/></text:p>
          </table:table-cell>
        </table:table-row>
        <table:table-row>
          <table:table-cell table:style-name="Table9.A1" office:value-type="string">
            <text:p text:style-name="P21"><text:bookmark text:name="LC6210"/><text:bookmark text:name="LC6211"/></text:p>
          </table:table-cell>
          <table:table-cell table:style-name="Table9.A1" office:value-type="string">
            <text:p text:style-name="P23"><text:span text:style-name="T4">return</text:span> bonus;<text:bookmark text:name="L6310"/><text:bookmark text:name="L6313"/></text:p>
          </table:table-cell>
        </table:table-row>
        <table:table-row>
          <table:table-cell table:style-name="Table9.A1" office:value-type="string">
            <text:p text:style-name="P21"><text:bookmark text:name="LC6310"/><text:bookmark text:name="LC6313"/></text:p>
          </table:table-cell>
          <table:table-cell table:style-name="Table9.A1" office:value-type="string">
            <text:p text:style-name="P23">}</text:p>
          </table:table-cell>
        </table:table-row>
      </table:table>
      <text:p text:style-name="P15"/>
      <text:p text:style-name="P15"/>
      <table:table table:name="Table10" table:style-name="Table10">
        <table:table-column table:style-name="Table10.A"/>
        <table:table-column table:style-name="Table10.B"/>
        <table:table-row>
          <table:table-cell table:style-name="Table10.A1" office:value-type="string">
            <text:p text:style-name="P22"><text:bookmark text:name="LC1140"/><text:bookmark text:name="LC1143"/>/* <text:bookmark text:name="L2130"/><text:bookmark text:name="L2131"/></text:p>
          </table:table-cell>
          <table:table-cell table:style-name="Table10.B1" office:value-type="string">
            <text:p text:style-name="P21"/>
          </table:table-cell>
        </table:table-row>
        <table:table-row>
          <table:table-cell table:style-name="Table10.A1" office:value-type="string">
            <text:p text:style-name="P21"><text:bookmark text:name="LC2130"/><text:bookmark text:name="LC2133"/></text:p>
          </table:table-cell>
          <table:table-cell table:style-name="Table10.A1" office:value-type="string">
            <text:p text:style-name="P22">* File: ModerateUnit.h<text:bookmark text:name="L3126"/><text:bookmark text:name="L3127"/></text:p>
          </table:table-cell>
        </table:table-row>
        <table:table-row>
          <table:table-cell table:style-name="Table10.A1" office:value-type="string">
            <text:p text:style-name="P21"><text:bookmark text:name="LC3126"/><text:bookmark text:name="LC3127"/></text:p>
          </table:table-cell>
          <table:table-cell table:style-name="Table10.A1" office:value-type="string">
            <text:p text:style-name="P22">* Author: Branden<text:bookmark text:name="L4128"/><text:bookmark text:name="L4129"/></text:p>
          </table:table-cell>
        </table:table-row>
        <table:table-row>
          <table:table-cell table:style-name="Table10.A1" office:value-type="string">
            <text:p text:style-name="P21"><text:bookmark text:name="LC4126"/><text:bookmark text:name="LC4127"/></text:p>
          </table:table-cell>
          <table:table-cell table:style-name="Table10.A1" office:value-type="string">
            <text:p text:style-name="P22">* Purpose: Specification for the ModerateUnit class<text:bookmark text:name="L5130"/><text:bookmark text:name="L5135"/></text:p>
          </table:table-cell>
        </table:table-row>
        <table:table-row>
          <table:table-cell table:style-name="Table10.A1" office:value-type="string">
            <text:p text:style-name="P21"><text:bookmark text:name="LC5130"/><text:bookmark text:name="LC5133"/></text:p>
          </table:table-cell>
          <table:table-cell table:style-name="Table10.A1" office:value-type="string">
            <text:p text:style-name="P22">* Created on December 3, 2015, 12:42 PM<text:bookmark text:name="L6120"/><text:bookmark text:name="L6123"/></text:p>
          </table:table-cell>
        </table:table-row>
        <table:table-row>
          <table:table-cell table:style-name="Table10.A1" office:value-type="string">
            <text:p text:style-name="P21"><text:bookmark text:name="LC6122"/><text:bookmark text:name="LC6123"/></text:p>
          </table:table-cell>
          <table:table-cell table:style-name="Table10.A1" office:value-type="string">
            <text:p text:style-name="P22">*/<text:bookmark text:name="L727"/><text:bookmark text:name="L728"/></text:p>
          </table:table-cell>
        </table:table-row>
        <table:table-row>
          <table:table-cell table:style-name="Table10.A1" office:value-type="string">
            <text:p text:style-name="P21"><text:bookmark text:name="LC727"/><text:bookmark text:name="LC728"/></text:p>
          </table:table-cell>
          <table:table-cell table:style-name="Table10.A1" office:value-type="string">
            <text:p text:style-name="P21"><text:bookmark text:name="L826"/><text:bookmark text:name="L827"/></text:p>
          </table:table-cell>
        </table:table-row>
        <table:table-row>
          <table:table-cell table:style-name="Table10.A1" office:value-type="string">
            <text:p text:style-name="P21"><text:bookmark text:name="LC826"/><text:bookmark text:name="LC827"/></text:p>
          </table:table-cell>
          <table:table-cell table:style-name="Table10.A1" office:value-type="string">
            <text:p text:style-name="P23">#<text:span text:style-name="T4">ifndef</text:span> MODERATEUNIT_H<text:bookmark text:name="L926"/><text:bookmark text:name="L927"/></text:p>
          </table:table-cell>
        </table:table-row>
        <table:table-row>
          <table:table-cell table:style-name="Table10.A1" office:value-type="string">
            <text:p text:style-name="P21"><text:bookmark text:name="LC926"/><text:bookmark text:name="LC927"/></text:p>
          </table:table-cell>
          <table:table-cell table:style-name="Table10.A1" office:value-type="string">
            <text:p text:style-name="P23">#<text:span text:style-name="T4">define</text:span> <text:span text:style-name="T7">MODERATEUNIT_H</text:span><text:bookmark text:name="L1030"/><text:bookmark text:name="L1033"/></text:p>
          </table:table-cell>
        </table:table-row>
        <table:table-row>
          <table:table-cell table:style-name="Table10.A1" office:value-type="string">
            <text:p text:style-name="P21"><text:bookmark text:name="LC1030"/><text:bookmark text:name="LC1031"/></text:p>
          </table:table-cell>
          <table:table-cell table:style-name="Table10.A1" office:value-type="string">
            <text:p text:style-name="P23">#<text:span text:style-name="T4">include</text:span> <text:span text:style-name="T5">"EnemyUnit.h"</text:span><text:bookmark text:name="L1130"/><text:bookmark text:name="L1133"/></text:p>
          </table:table-cell>
        </table:table-row>
        <table:table-row>
          <table:table-cell table:style-name="Table10.A1" office:value-type="string">
            <text:p text:style-name="P21"><text:bookmark text:name="LC1144"/><text:bookmark text:name="LC1145"/></text:p>
          </table:table-cell>
          <table:table-cell table:style-name="Table10.A1" office:value-type="string">
            <text:p text:style-name="P23"><text:span text:style-name="T4">class</text:span> <text:span text:style-name="T7">ModerateUnit</text:span>: <text:span text:style-name="T4">public</text:span> <text:span text:style-name="T7">EnemyUnit</text:span>{<text:bookmark text:name="L1226"/><text:bookmark text:name="L1227"/></text:p>
          </table:table-cell>
        </table:table-row>
        <table:table-row>
          <table:table-cell table:style-name="Table10.A1" office:value-type="string">
            <text:p text:style-name="P21"><text:bookmark text:name="LC1228"/><text:bookmark text:name="LC1229"/></text:p>
          </table:table-cell>
          <table:table-cell table:style-name="Table10.A1" office:value-type="string">
            <text:p text:style-name="P25">protected:<text:bookmark text:name="L1330"/><text:bookmark text:name="L1333"/></text:p>
          </table:table-cell>
        </table:table-row>
        <table:table-row>
          <table:table-cell table:style-name="Table10.A1" office:value-type="string">
            <text:p text:style-name="P21"><text:bookmark text:name="LC1330"/><text:bookmark text:name="LC1333"/></text:p>
          </table:table-cell>
          <table:table-cell table:style-name="Table10.A1" office:value-type="string">
            <text:p text:style-name="P23">string type;<text:bookmark text:name="L1430"/><text:bookmark text:name="L1433"/></text:p>
          </table:table-cell>
        </table:table-row>
        <table:table-row>
          <table:table-cell table:style-name="Table10.A1" office:value-type="string">
            <text:p text:style-name="P21"><text:bookmark text:name="LC1430"/><text:bookmark text:name="LC1431"/></text:p>
          </table:table-cell>
          <table:table-cell table:style-name="Table10.A1" office:value-type="string">
            <text:p text:style-name="P23">string weakness;<text:bookmark text:name="L1530"/><text:bookmark text:name="L1533"/></text:p>
          </table:table-cell>
        </table:table-row>
        <table:table-row>
          <table:table-cell table:style-name="Table10.A1" office:value-type="string">
            <text:p text:style-name="P21"><text:bookmark text:name="LC1530"/><text:bookmark text:name="LC1533"/></text:p>
          </table:table-cell>
          <table:table-cell table:style-name="Table10.A1" office:value-type="string">
            <text:p text:style-name="P25">public:<text:bookmark text:name="L1628"/><text:bookmark text:name="L1629"/></text:p>
          </table:table-cell>
        </table:table-row>
        <text:soft-page-break/>
        <table:table-row>
          <table:table-cell table:style-name="Table10.A1" office:value-type="string">
            <text:p text:style-name="P21"><text:bookmark text:name="LC1626"/><text:bookmark text:name="LC1627"/></text:p>
          </table:table-cell>
          <table:table-cell table:style-name="Table10.A1" office:value-type="string">
            <text:p text:style-name="P23"><text:span text:style-name="T7">ModerateUnit</text:span>(); <text:span text:style-name="T6">//Default Constructor</text:span><text:bookmark text:name="L1726"/><text:bookmark text:name="L1727"/></text:p>
          </table:table-cell>
        </table:table-row>
        <table:table-row>
          <table:table-cell table:style-name="Table10.A1" office:value-type="string">
            <text:p text:style-name="P21"><text:bookmark text:name="LC1726"/><text:bookmark text:name="LC1727"/></text:p>
          </table:table-cell>
          <table:table-cell table:style-name="Table10.A1" office:value-type="string">
            <text:p text:style-name="P23"><text:span text:style-name="T7">ModerateUnit</text:span>(string,<text:span text:style-name="T4">int</text:span>,<text:span text:style-name="T4">int</text:span>,string,string); <text:span text:style-name="T6">//Constructor</text:span><text:bookmark text:name="L1828"/><text:bookmark text:name="L1829"/></text:p>
          </table:table-cell>
        </table:table-row>
        <table:table-row>
          <table:table-cell table:style-name="Table10.A1" office:value-type="string">
            <text:p text:style-name="P21"><text:bookmark text:name="LC1828"/><text:bookmark text:name="LC1829"/></text:p>
          </table:table-cell>
          <table:table-cell table:style-name="Table10.A1" office:value-type="string">
            <text:p text:style-name="P23"><text:span text:style-name="T4">void</text:span> <text:span text:style-name="T7">setType</text:span>(string); <text:span text:style-name="T6">//Mutator</text:span><text:bookmark text:name="L1926"/><text:bookmark text:name="L1927"/></text:p>
          </table:table-cell>
        </table:table-row>
        <table:table-row>
          <table:table-cell table:style-name="Table10.A1" office:value-type="string">
            <text:p text:style-name="P21"><text:bookmark text:name="LC1926"/><text:bookmark text:name="LC1927"/></text:p>
          </table:table-cell>
          <table:table-cell table:style-name="Table10.A1" office:value-type="string">
            <text:p text:style-name="P23"><text:span text:style-name="T4">void</text:span> <text:span text:style-name="T7">setWeak</text:span>(string); <text:span text:style-name="T6">//Mutator</text:span><text:bookmark text:name="L2030"/><text:bookmark text:name="L2033"/></text:p>
          </table:table-cell>
        </table:table-row>
        <table:table-row>
          <table:table-cell table:style-name="Table10.A1" office:value-type="string">
            <text:p text:style-name="P21"><text:bookmark text:name="LC2030"/><text:bookmark text:name="LC2033"/></text:p>
          </table:table-cell>
          <table:table-cell table:style-name="Table10.A1" office:value-type="string">
            <text:p text:style-name="P23">string <text:span text:style-name="T7">getType</text:span>(){ <text:span text:style-name="T4">return</text:span> type;} <text:span text:style-name="T6">//Accessor (in-line)</text:span><text:bookmark text:name="L2132"/><text:bookmark text:name="L2133"/></text:p>
          </table:table-cell>
        </table:table-row>
        <table:table-row>
          <table:table-cell table:style-name="Table10.A1" office:value-type="string">
            <text:p text:style-name="P21"><text:bookmark text:name="LC2134"/><text:bookmark text:name="LC2135"/></text:p>
          </table:table-cell>
          <table:table-cell table:style-name="Table10.A1" office:value-type="string">
            <text:p text:style-name="P23">string <text:span text:style-name="T7">getWeak</text:span>(){ <text:span text:style-name="T4">return</text:span> weakness;} <text:span text:style-name="T6">//Accessor (in-line)</text:span><text:bookmark text:name="L2224"/><text:bookmark text:name="L2225"/></text:p>
          </table:table-cell>
        </table:table-row>
        <table:table-row>
          <table:table-cell table:style-name="Table10.A1" office:value-type="string">
            <text:p text:style-name="P21"><text:bookmark text:name="LC2224"/><text:bookmark text:name="LC2225"/></text:p>
          </table:table-cell>
          <table:table-cell table:style-name="Table10.A1" office:value-type="string">
            <text:p text:style-name="P23">};<text:bookmark text:name="L2324"/><text:bookmark text:name="L2325"/></text:p>
          </table:table-cell>
        </table:table-row>
        <table:table-row>
          <table:table-cell table:style-name="Table10.A1" office:value-type="string">
            <text:p text:style-name="P21"><text:bookmark text:name="LC2324"/><text:bookmark text:name="LC2325"/></text:p>
          </table:table-cell>
          <table:table-cell table:style-name="Table10.A1" office:value-type="string">
            <text:p text:style-name="P21"><text:bookmark text:name="L2422"/><text:bookmark text:name="L2423"/></text:p>
          </table:table-cell>
        </table:table-row>
        <table:table-row>
          <table:table-cell table:style-name="Table10.A1" office:value-type="string">
            <text:p text:style-name="P21"><text:bookmark text:name="LC2422"/><text:bookmark text:name="LC2423"/></text:p>
          </table:table-cell>
          <table:table-cell table:style-name="Table10.A1" office:value-type="string">
            <text:p text:style-name="P23">#<text:span text:style-name="T4">endif</text:span> <text:span text:style-name="T6">/* MODERATEUNIT_H */</text:span><text:bookmark text:name="L2522"/><text:bookmark text:name="L2523"/></text:p>
          </table:table-cell>
        </table:table-row>
        <table:table-row>
          <table:table-cell table:style-name="Table10.A1" office:value-type="string">
            <text:p text:style-name="P21"/>
          </table:table-cell>
          <table:table-cell table:style-name="Table10.B1" office:value-type="string">
            <text:p text:style-name="P21"/>
          </table:table-cell>
        </table:table-row>
      </table:table>
      <text:p text:style-name="Text_20_body"><text:line-break/></text:p>
      <table:table table:name="Table11" table:style-name="Table11">
        <table:table-column table:style-name="Table11.A"/>
        <table:table-column table:style-name="Table11.B"/>
        <table:table-row>
          <table:table-cell table:style-name="Table11.A1" office:value-type="string">
            <text:p text:style-name="P22"><text:bookmark text:name="LC1146"/><text:bookmark text:name="LC1147"/>/* <text:bookmark text:name="L2134"/><text:bookmark text:name="L2135"/></text:p>
          </table:table-cell>
          <table:table-cell table:style-name="Table11.B1" office:value-type="string">
            <text:p text:style-name="P21"/>
          </table:table-cell>
        </table:table-row>
        <table:table-row>
          <table:table-cell table:style-name="Table11.A1" office:value-type="string">
            <text:p text:style-name="P21"><text:bookmark text:name="LC2136"/><text:bookmark text:name="LC2137"/></text:p>
          </table:table-cell>
          <table:table-cell table:style-name="Table11.A1" office:value-type="string">
            <text:p text:style-name="P22">* File: ModerateUnit.h<text:bookmark text:name="L3128"/><text:bookmark text:name="L3129"/></text:p>
          </table:table-cell>
        </table:table-row>
        <table:table-row>
          <table:table-cell table:style-name="Table11.A1" office:value-type="string">
            <text:p text:style-name="P21"><text:bookmark text:name="LC3128"/><text:bookmark text:name="LC3129"/></text:p>
          </table:table-cell>
          <table:table-cell table:style-name="Table11.A1" office:value-type="string">
            <text:p text:style-name="P22">* Author: Branden<text:bookmark text:name="L4130"/><text:bookmark text:name="L4131"/></text:p>
          </table:table-cell>
        </table:table-row>
        <table:table-row>
          <table:table-cell table:style-name="Table11.A1" office:value-type="string">
            <text:p text:style-name="P21"><text:bookmark text:name="LC4128"/><text:bookmark text:name="LC4129"/></text:p>
          </table:table-cell>
          <table:table-cell table:style-name="Table11.A1" office:value-type="string">
            <text:p text:style-name="P22">* Purpose: Implementation for the ModerateUnit class<text:bookmark text:name="L5136"/><text:bookmark text:name="L5137"/></text:p>
          </table:table-cell>
        </table:table-row>
        <table:table-row>
          <table:table-cell table:style-name="Table11.A1" office:value-type="string">
            <text:p text:style-name="P21"><text:bookmark text:name="LC5134"/><text:bookmark text:name="LC5135"/></text:p>
          </table:table-cell>
          <table:table-cell table:style-name="Table11.A1" office:value-type="string">
            <text:p text:style-name="P22">* Created on December 3, 2015, 12:49 PM<text:bookmark text:name="L6124"/><text:bookmark text:name="L6125"/></text:p>
          </table:table-cell>
        </table:table-row>
        <table:table-row>
          <table:table-cell table:style-name="Table11.A1" office:value-type="string">
            <text:p text:style-name="P21"><text:bookmark text:name="LC6124"/><text:bookmark text:name="LC6125"/></text:p>
          </table:table-cell>
          <table:table-cell table:style-name="Table11.A1" office:value-type="string">
            <text:p text:style-name="P22">*/<text:bookmark text:name="L729"/><text:bookmark text:name="L730"/></text:p>
          </table:table-cell>
        </table:table-row>
        <table:table-row>
          <table:table-cell table:style-name="Table11.A1" office:value-type="string">
            <text:p text:style-name="P21"><text:bookmark text:name="LC729"/><text:bookmark text:name="LC730"/></text:p>
          </table:table-cell>
          <table:table-cell table:style-name="Table11.A1" office:value-type="string">
            <text:p text:style-name="P23">#<text:span text:style-name="T4">include</text:span> <text:span text:style-name="T5">"ModerateUnit.h"</text:span><text:bookmark text:name="L828"/><text:bookmark text:name="L829"/></text:p>
          </table:table-cell>
        </table:table-row>
        <table:table-row>
          <table:table-cell table:style-name="Table11.A1" office:value-type="string">
            <text:p text:style-name="P21"><text:bookmark text:name="LC828"/><text:bookmark text:name="LC829"/></text:p>
          </table:table-cell>
          <table:table-cell table:style-name="Table11.A1" office:value-type="string">
            <text:p text:style-name="P23">#<text:span text:style-name="T4">include</text:span> <text:span text:style-name="T5">&lt;cstdlib&gt;</text:span><text:bookmark text:name="L928"/><text:bookmark text:name="L929"/></text:p>
          </table:table-cell>
        </table:table-row>
        <table:table-row>
          <table:table-cell table:style-name="Table11.A1" office:value-type="string">
            <text:p text:style-name="P21"><text:bookmark text:name="LC928"/><text:bookmark text:name="LC929"/></text:p>
          </table:table-cell>
          <table:table-cell table:style-name="Table11.A1" office:value-type="string">
            <text:p text:style-name="P21"><text:bookmark text:name="L1034"/><text:bookmark text:name="L1035"/></text:p>
          </table:table-cell>
        </table:table-row>
        <table:table-row>
          <table:table-cell table:style-name="Table11.A1" office:value-type="string">
            <text:p text:style-name="P21"><text:bookmark text:name="LC1032"/><text:bookmark text:name="LC1033"/></text:p>
          </table:table-cell>
          <table:table-cell table:style-name="Table11.A1" office:value-type="string">
            <text:p text:style-name="P23"><text:span text:style-name="T7">ModerateUnit::ModerateUnit</text:span>(){<text:bookmark text:name="L1134"/><text:bookmark text:name="L1135"/></text:p>
          </table:table-cell>
        </table:table-row>
        <table:table-row>
          <table:table-cell table:style-name="Table11.A1" office:value-type="string">
            <text:p text:style-name="P21"><text:bookmark text:name="LC1148"/><text:bookmark text:name="LC1149"/></text:p>
          </table:table-cell>
          <table:table-cell table:style-name="Table11.A1" office:value-type="string">
            <text:p text:style-name="P23"><text:span text:style-name="T8">srand</text:span>(<text:span text:style-name="T4">static_cast</text:span>&lt;<text:span text:style-name="T4">unsigned</text:span> <text:span text:style-name="T4">int</text:span>&gt;(<text:span text:style-name="T8">time</text:span>(<text:span text:style-name="T8">0</text:span>)));<text:bookmark text:name="L1228"/><text:bookmark text:name="L1229"/></text:p>
          </table:table-cell>
        </table:table-row>
        <table:table-row>
          <table:table-cell table:style-name="Table11.A1" office:value-type="string">
            <text:p text:style-name="P21"><text:bookmark text:name="LC1230"/><text:bookmark text:name="LC1233"/></text:p>
          </table:table-cell>
          <table:table-cell table:style-name="Table11.A1" office:value-type="string">
            <text:p text:style-name="P23"><text:span text:style-name="T4">int</text:span> pick=(<text:span text:style-name="T8">rand</text:span>()%<text:span text:style-name="T8">5</text:span>+<text:span text:style-name="T8">1</text:span>);<text:bookmark text:name="L1334"/><text:bookmark text:name="L1335"/></text:p>
          </table:table-cell>
        </table:table-row>
        <table:table-row>
          <table:table-cell table:style-name="Table11.A1" office:value-type="string">
            <text:p text:style-name="P21"><text:bookmark text:name="LC1334"/><text:bookmark text:name="LC1335"/></text:p>
          </table:table-cell>
          <table:table-cell table:style-name="Table11.A1" office:value-type="string">
            <text:p text:style-name="P23"><text:span text:style-name="T4">if</text:span>(pick==<text:span text:style-name="T8">1</text:span>){<text:bookmark text:name="L1434"/><text:bookmark text:name="L1435"/></text:p>
          </table:table-cell>
        </table:table-row>
        <table:table-row>
          <table:table-cell table:style-name="Table11.A1" office:value-type="string">
            <text:p text:style-name="P21"><text:bookmark text:name="LC1432"/><text:bookmark text:name="LC1433"/></text:p>
          </table:table-cell>
          <table:table-cell table:style-name="Table11.A1" office:value-type="string">
            <text:p text:style-name="P23">name=<text:span text:style-name="T5">"Elder Vampire"</text:span>;<text:bookmark text:name="L1534"/><text:bookmark text:name="L1535"/></text:p>
          </table:table-cell>
        </table:table-row>
        <table:table-row>
          <table:table-cell table:style-name="Table11.A1" office:value-type="string">
            <text:p text:style-name="P21"><text:bookmark text:name="LC1534"/><text:bookmark text:name="LC1535"/></text:p>
          </table:table-cell>
          <table:table-cell table:style-name="Table11.A1" office:value-type="string">
            <text:p text:style-name="P23">health=<text:span text:style-name="T8">260</text:span>;<text:bookmark text:name="L1630"/><text:bookmark text:name="L1631"/></text:p>
          </table:table-cell>
        </table:table-row>
        <table:table-row>
          <table:table-cell table:style-name="Table11.A1" office:value-type="string">
            <text:p text:style-name="P21"><text:bookmark text:name="LC1628"/><text:bookmark text:name="LC1629"/></text:p>
          </table:table-cell>
          <table:table-cell table:style-name="Table11.A1" office:value-type="string">
            <text:p text:style-name="P23">dps=<text:span text:style-name="T8">45</text:span>;<text:bookmark text:name="L1728"/><text:bookmark text:name="L1729"/></text:p>
          </table:table-cell>
        </table:table-row>
        <table:table-row>
          <table:table-cell table:style-name="Table11.A1" office:value-type="string">
            <text:p text:style-name="P21"><text:bookmark text:name="LC1728"/><text:bookmark text:name="LC1729"/></text:p>
          </table:table-cell>
          <table:table-cell table:style-name="Table11.A1" office:value-type="string">
            <text:p text:style-name="P23">type=<text:span text:style-name="T5">"Vampire"</text:span>;<text:bookmark text:name="L1830"/><text:bookmark text:name="L1831"/></text:p>
          </table:table-cell>
        </table:table-row>
        <table:table-row>
          <table:table-cell table:style-name="Table11.A1" office:value-type="string">
            <text:p text:style-name="P21"><text:bookmark text:name="LC1830"/><text:bookmark text:name="LC1831"/></text:p>
          </table:table-cell>
          <table:table-cell table:style-name="Table11.A1" office:value-type="string">
            <text:p text:style-name="P23">weakness=<text:span text:style-name="T5">"Paladin"</text:span>;<text:bookmark text:name="L1928"/><text:bookmark text:name="L1929"/></text:p>
          </table:table-cell>
        </table:table-row>
        <table:table-row>
          <table:table-cell table:style-name="Table11.A1" office:value-type="string">
            <text:p text:style-name="P21"><text:bookmark text:name="LC1928"/><text:bookmark text:name="LC1929"/></text:p>
          </table:table-cell>
          <table:table-cell table:style-name="Table11.A1" office:value-type="string">
            <text:p text:style-name="P23">}<text:span text:style-name="T4">else</text:span> <text:span text:style-name="T4">if</text:span>(pick==<text:span text:style-name="T8">2</text:span>){<text:bookmark text:name="L2034"/><text:bookmark text:name="L2035"/></text:p>
          </table:table-cell>
        </table:table-row>
        <table:table-row>
          <table:table-cell table:style-name="Table11.A1" office:value-type="string">
            <text:p text:style-name="P21"><text:bookmark text:name="LC2034"/><text:bookmark text:name="LC2035"/></text:p>
          </table:table-cell>
          <table:table-cell table:style-name="Table11.A1" office:value-type="string">
            <text:p text:style-name="P23">name=<text:span text:style-name="T5">"Dread Horseman"</text:span>;<text:bookmark text:name="L2136"/><text:bookmark text:name="L2137"/></text:p>
          </table:table-cell>
        </table:table-row>
        <table:table-row>
          <table:table-cell table:style-name="Table11.A1" office:value-type="string">
            <text:p text:style-name="P21"><text:bookmark text:name="LC2138"/><text:bookmark text:name="LC2139"/></text:p>
          </table:table-cell>
          <table:table-cell table:style-name="Table11.A1" office:value-type="string">
            <text:p text:style-name="P23">health=<text:span text:style-name="T8">240</text:span>;<text:bookmark text:name="L2226"/><text:bookmark text:name="L2227"/></text:p>
          </table:table-cell>
        </table:table-row>
        <table:table-row>
          <table:table-cell table:style-name="Table11.A1" office:value-type="string">
            <text:p text:style-name="P21"><text:bookmark text:name="LC2226"/><text:bookmark text:name="LC2227"/></text:p>
          </table:table-cell>
          <table:table-cell table:style-name="Table11.A1" office:value-type="string">
            <text:p text:style-name="P23">dps=<text:span text:style-name="T8">50</text:span>;<text:bookmark text:name="L2326"/><text:bookmark text:name="L2327"/></text:p>
          </table:table-cell>
        </table:table-row>
        <table:table-row>
          <table:table-cell table:style-name="Table11.A1" office:value-type="string">
            <text:p text:style-name="P21"><text:bookmark text:name="LC2326"/><text:bookmark text:name="LC2327"/></text:p>
          </table:table-cell>
          <table:table-cell table:style-name="Table11.A1" office:value-type="string">
            <text:p text:style-name="P23">type=<text:span text:style-name="T5">"Vandal"</text:span>;<text:bookmark text:name="L2424"/><text:bookmark text:name="L2425"/></text:p>
          </table:table-cell>
        </table:table-row>
        <table:table-row>
          <table:table-cell table:style-name="Table11.A1" office:value-type="string">
            <text:p text:style-name="P21"><text:bookmark text:name="LC2424"/><text:bookmark text:name="LC2425"/></text:p>
          </table:table-cell>
          <table:table-cell table:style-name="Table11.A1" office:value-type="string">
            <text:p text:style-name="P23">weakness=<text:span text:style-name="T5">"Ranger"</text:span>;<text:bookmark text:name="L2524"/><text:bookmark text:name="L2525"/></text:p>
          </table:table-cell>
        </table:table-row>
        <table:table-row>
          <table:table-cell table:style-name="Table11.A1" office:value-type="string">
            <text:p text:style-name="P21"><text:bookmark text:name="LC2522"/><text:bookmark text:name="LC2523"/></text:p>
          </table:table-cell>
          <table:table-cell table:style-name="Table11.A1" office:value-type="string">
            <text:p text:style-name="P23">}<text:span text:style-name="T4">else</text:span> <text:span text:style-name="T4">if</text:span>(pick==<text:span text:style-name="T8">3</text:span>){<text:bookmark text:name="L2626"/><text:bookmark text:name="L2627"/></text:p>
          </table:table-cell>
        </table:table-row>
        <table:table-row>
          <table:table-cell table:style-name="Table11.A1" office:value-type="string">
            <text:p text:style-name="P21"><text:bookmark text:name="LC2626"/><text:bookmark text:name="LC2627"/></text:p>
          </table:table-cell>
          <table:table-cell table:style-name="Table11.A1" office:value-type="string">
            <text:p text:style-name="P23">name=<text:span text:style-name="T5">"Maniac"</text:span>;<text:bookmark text:name="L2724"/><text:bookmark text:name="L2725"/></text:p>
          </table:table-cell>
        </table:table-row>
        <table:table-row>
          <table:table-cell table:style-name="Table11.A1" office:value-type="string">
            <text:p text:style-name="P21"><text:bookmark text:name="LC2724"/><text:bookmark text:name="LC2725"/></text:p>
          </table:table-cell>
          <table:table-cell table:style-name="Table11.A1" office:value-type="string">
            <text:p text:style-name="P23">health=<text:span text:style-name="T8">200</text:span>;<text:bookmark text:name="L2820"/><text:bookmark text:name="L2823"/></text:p>
          </table:table-cell>
        </table:table-row>
        <table:table-row>
          <table:table-cell table:style-name="Table11.A1" office:value-type="string">
            <text:p text:style-name="P21"><text:bookmark text:name="LC2822"/><text:bookmark text:name="LC2823"/></text:p>
          </table:table-cell>
          <table:table-cell table:style-name="Table11.A1" office:value-type="string">
            <text:p text:style-name="P23">dps=<text:span text:style-name="T8">70</text:span>;<text:bookmark text:name="L2920"/><text:bookmark text:name="L2921"/></text:p>
          </table:table-cell>
        </table:table-row>
        <table:table-row>
          <table:table-cell table:style-name="Table11.A1" office:value-type="string">
            <text:p text:style-name="P21"><text:bookmark text:name="LC2920"/><text:bookmark text:name="LC2921"/></text:p>
          </table:table-cell>
          <table:table-cell table:style-name="Table11.A1" office:value-type="string">
            <text:p text:style-name="P23">type=<text:span text:style-name="T5">"Mad Scientist"</text:span>;<text:bookmark text:name="L3020"/><text:bookmark text:name="L3021"/></text:p>
          </table:table-cell>
        </table:table-row>
        <table:table-row>
          <table:table-cell table:style-name="Table11.A1" office:value-type="string">
            <text:p text:style-name="P21"><text:bookmark text:name="LC3020"/><text:bookmark text:name="LC3021"/></text:p>
          </table:table-cell>
          <table:table-cell table:style-name="Table11.A1" office:value-type="string">
            <text:p text:style-name="P23">weakness=<text:span text:style-name="T5">"Warlock"</text:span>;<text:bookmark text:name="L3130"/><text:bookmark text:name="L3131"/></text:p>
          </table:table-cell>
        </table:table-row>
        <table:table-row>
          <table:table-cell table:style-name="Table11.A1" office:value-type="string">
            <text:p text:style-name="P21"><text:bookmark text:name="LC3130"/><text:bookmark text:name="LC3131"/></text:p>
          </table:table-cell>
          <table:table-cell table:style-name="Table11.A1" office:value-type="string">
            <text:p text:style-name="P23">}<text:span text:style-name="T4">else</text:span> <text:span text:style-name="T4">if</text:span>(pick==<text:span text:style-name="T8">4</text:span>){<text:bookmark text:name="L3222"/><text:bookmark text:name="L3223"/></text:p>
          </table:table-cell>
        </table:table-row>
        <table:table-row>
          <table:table-cell table:style-name="Table11.A1" office:value-type="string">
            <text:p text:style-name="P21"><text:bookmark text:name="LC3220"/><text:bookmark text:name="LC3221"/></text:p>
          </table:table-cell>
          <table:table-cell table:style-name="Table11.A1" office:value-type="string">
            <text:p text:style-name="P23">name=<text:span text:style-name="T5">"Monstrocity"</text:span>;<text:bookmark text:name="L3318"/><text:bookmark text:name="L3319"/></text:p>
          </table:table-cell>
        </table:table-row>
        <table:table-row>
          <table:table-cell table:style-name="Table11.A1" office:value-type="string">
            <text:p text:style-name="P21"><text:bookmark text:name="LC3318"/><text:bookmark text:name="LC3319"/></text:p>
          </table:table-cell>
          <table:table-cell table:style-name="Table11.A1" office:value-type="string">
            <text:p text:style-name="P23">health=<text:span text:style-name="T8">300</text:span>;<text:bookmark text:name="L3420"/><text:bookmark text:name="L3423"/></text:p>
          </table:table-cell>
        </table:table-row>
        <table:table-row>
          <table:table-cell table:style-name="Table11.A1" office:value-type="string">
            <text:p text:style-name="P21"><text:bookmark text:name="LC3420"/><text:bookmark text:name="LC3423"/></text:p>
          </table:table-cell>
          <table:table-cell table:style-name="Table11.A1" office:value-type="string">
            <text:p text:style-name="P23">dps=<text:span text:style-name="T8">40</text:span>;<text:bookmark text:name="L3518"/><text:bookmark text:name="L3519"/></text:p>
          </table:table-cell>
        </table:table-row>
        <table:table-row>
          <table:table-cell table:style-name="Table11.A1" office:value-type="string">
            <text:p text:style-name="P21"><text:bookmark text:name="LC3518"/><text:bookmark text:name="LC3519"/></text:p>
          </table:table-cell>
          <table:table-cell table:style-name="Table11.A1" office:value-type="string">
            <text:p text:style-name="P23">type=<text:span text:style-name="T5">"Frankenstein"</text:span>;<text:bookmark text:name="L3618"/><text:bookmark text:name="L3619"/></text:p>
          </table:table-cell>
        </table:table-row>
        <table:table-row>
          <table:table-cell table:style-name="Table11.A1" office:value-type="string">
            <text:p text:style-name="P21"><text:bookmark text:name="LC3618"/><text:bookmark text:name="LC3619"/></text:p>
          </table:table-cell>
          <table:table-cell table:style-name="Table11.A1" office:value-type="string">
            <text:p text:style-name="P23">weakness=<text:span text:style-name="T5">"Beserker"</text:span>;<text:bookmark text:name="L3718"/><text:bookmark text:name="L3719"/></text:p>
          </table:table-cell>
        </table:table-row>
        <table:table-row>
          <table:table-cell table:style-name="Table11.A1" office:value-type="string">
            <text:p text:style-name="P21"><text:bookmark text:name="LC3718"/><text:bookmark text:name="LC3719"/></text:p>
          </table:table-cell>
          <table:table-cell table:style-name="Table11.A1" office:value-type="string">
            <text:p text:style-name="P23">}<text:span text:style-name="T4">else</text:span>{<text:bookmark text:name="L3818"/><text:bookmark text:name="L3819"/></text:p>
          </table:table-cell>
        </table:table-row>
        <table:table-row>
          <table:table-cell table:style-name="Table11.A1" office:value-type="string">
            <text:p text:style-name="P21"><text:bookmark text:name="LC3818"/><text:bookmark text:name="LC3819"/></text:p>
          </table:table-cell>
          <table:table-cell table:style-name="Table11.A1" office:value-type="string">
            <text:p text:style-name="P23">name=<text:span text:style-name="T5">"Fanatic"</text:span>;<text:bookmark text:name="L3918"/><text:bookmark text:name="L3919"/></text:p>
          </table:table-cell>
        </table:table-row>
        <table:table-row>
          <table:table-cell table:style-name="Table11.A1" office:value-type="string">
            <text:p text:style-name="P21"><text:bookmark text:name="LC3918"/><text:bookmark text:name="LC3919"/></text:p>
          </table:table-cell>
          <table:table-cell table:style-name="Table11.A1" office:value-type="string">
            <text:p text:style-name="P23">health=<text:span text:style-name="T8">100</text:span>;<text:bookmark text:name="L4020"/><text:bookmark text:name="L4023"/></text:p>
          </table:table-cell>
        </table:table-row>
        <table:table-row>
          <table:table-cell table:style-name="Table11.A1" office:value-type="string">
            <text:p text:style-name="P21"><text:bookmark text:name="LC4020"/><text:bookmark text:name="LC4023"/></text:p>
          </table:table-cell>
          <table:table-cell table:style-name="Table11.A1" office:value-type="string">
            <text:p text:style-name="P23">dps=<text:span text:style-name="T8">140</text:span>;<text:bookmark text:name="L4132"/><text:bookmark text:name="L4133"/></text:p>
          </table:table-cell>
        </table:table-row>
        <table:table-row>
          <table:table-cell table:style-name="Table11.A1" office:value-type="string">
            <text:p text:style-name="P21"><text:bookmark text:name="LC4130"/><text:bookmark text:name="LC4131"/></text:p>
          </table:table-cell>
          <table:table-cell table:style-name="Table11.A1" office:value-type="string">
            <text:p text:style-name="P23">type=<text:span text:style-name="T5">"Cthulhu Spawn"</text:span>;<text:bookmark text:name="L4218"/><text:bookmark text:name="L4219"/></text:p>
          </table:table-cell>
        </table:table-row>
        <text:soft-page-break/>
        <table:table-row>
          <table:table-cell table:style-name="Table11.A1" office:value-type="string">
            <text:p text:style-name="P21"><text:bookmark text:name="LC4216"/><text:bookmark text:name="LC4217"/></text:p>
          </table:table-cell>
          <table:table-cell table:style-name="Table11.A1" office:value-type="string">
            <text:p text:style-name="P23">weakness=<text:span text:style-name="T5">"Any"</text:span>;<text:bookmark text:name="L4316"/><text:bookmark text:name="L4317"/></text:p>
          </table:table-cell>
        </table:table-row>
        <table:table-row>
          <table:table-cell table:style-name="Table11.A1" office:value-type="string">
            <text:p text:style-name="P21"><text:bookmark text:name="LC4316"/><text:bookmark text:name="LC4317"/></text:p>
          </table:table-cell>
          <table:table-cell table:style-name="Table11.A1" office:value-type="string">
            <text:p text:style-name="P23">}<text:bookmark text:name="L4416"/><text:bookmark text:name="L4417"/></text:p>
          </table:table-cell>
        </table:table-row>
        <table:table-row>
          <table:table-cell table:style-name="Table11.A1" office:value-type="string">
            <text:p text:style-name="P21"><text:bookmark text:name="LC4416"/><text:bookmark text:name="LC4417"/></text:p>
          </table:table-cell>
          <table:table-cell table:style-name="Table11.A1" office:value-type="string">
            <text:p text:style-name="P23">}<text:bookmark text:name="L4516"/><text:bookmark text:name="L4517"/></text:p>
          </table:table-cell>
        </table:table-row>
        <table:table-row>
          <table:table-cell table:style-name="Table11.A1" office:value-type="string">
            <text:p text:style-name="P21"><text:bookmark text:name="LC4516"/><text:bookmark text:name="LC4517"/></text:p>
          </table:table-cell>
          <table:table-cell table:style-name="Table11.A1" office:value-type="string">
            <text:p text:style-name="P23"><text:span text:style-name="T7">ModerateUnit::ModerateUnit</text:span>(string na, <text:span text:style-name="T4">int</text:span> he, <text:span text:style-name="T4">int</text:span> dp, string ty, string we){<text:bookmark text:name="L4618"/><text:bookmark text:name="L4619"/></text:p>
          </table:table-cell>
        </table:table-row>
        <table:table-row>
          <table:table-cell table:style-name="Table11.A1" office:value-type="string">
            <text:p text:style-name="P21"><text:bookmark text:name="LC4618"/><text:bookmark text:name="LC4619"/></text:p>
          </table:table-cell>
          <table:table-cell table:style-name="Table11.A1" office:value-type="string">
            <text:p text:style-name="P23">name=na;<text:bookmark text:name="L4716"/><text:bookmark text:name="L4717"/></text:p>
          </table:table-cell>
        </table:table-row>
        <table:table-row>
          <table:table-cell table:style-name="Table11.A1" office:value-type="string">
            <text:p text:style-name="P21"><text:bookmark text:name="LC4716"/><text:bookmark text:name="LC4717"/></text:p>
          </table:table-cell>
          <table:table-cell table:style-name="Table11.A1" office:value-type="string">
            <text:p text:style-name="P23">health=he;<text:bookmark text:name="L4818"/><text:bookmark text:name="L4819"/></text:p>
          </table:table-cell>
        </table:table-row>
        <table:table-row>
          <table:table-cell table:style-name="Table11.A1" office:value-type="string">
            <text:p text:style-name="P21"><text:bookmark text:name="LC4818"/><text:bookmark text:name="LC4819"/></text:p>
          </table:table-cell>
          <table:table-cell table:style-name="Table11.A1" office:value-type="string">
            <text:p text:style-name="P23">dps=dp;<text:bookmark text:name="L4916"/><text:bookmark text:name="L4917"/></text:p>
          </table:table-cell>
        </table:table-row>
        <table:table-row>
          <table:table-cell table:style-name="Table11.A1" office:value-type="string">
            <text:p text:style-name="P21"><text:bookmark text:name="LC4918"/><text:bookmark text:name="LC4919"/></text:p>
          </table:table-cell>
          <table:table-cell table:style-name="Table11.A1" office:value-type="string">
            <text:p text:style-name="P23">type=ty;<text:bookmark text:name="L5018"/><text:bookmark text:name="L5019"/></text:p>
          </table:table-cell>
        </table:table-row>
        <table:table-row>
          <table:table-cell table:style-name="Table11.A1" office:value-type="string">
            <text:p text:style-name="P21"><text:bookmark text:name="LC5018"/><text:bookmark text:name="LC5019"/></text:p>
          </table:table-cell>
          <table:table-cell table:style-name="Table11.A1" office:value-type="string">
            <text:p text:style-name="P23">weakness=we;<text:bookmark text:name="L5138"/><text:bookmark text:name="L5139"/></text:p>
          </table:table-cell>
        </table:table-row>
        <table:table-row>
          <table:table-cell table:style-name="Table11.A1" office:value-type="string">
            <text:p text:style-name="P21"><text:bookmark text:name="LC5136"/><text:bookmark text:name="LC5137"/></text:p>
          </table:table-cell>
          <table:table-cell table:style-name="Table11.A1" office:value-type="string">
            <text:p text:style-name="P23">}<text:bookmark text:name="L5216"/><text:bookmark text:name="L5217"/></text:p>
          </table:table-cell>
        </table:table-row>
        <table:table-row>
          <table:table-cell table:style-name="Table11.A1" office:value-type="string">
            <text:p text:style-name="P21"><text:bookmark text:name="LC5216"/><text:bookmark text:name="LC5217"/></text:p>
          </table:table-cell>
          <table:table-cell table:style-name="Table11.A1" office:value-type="string">
            <text:p text:style-name="P23"><text:span text:style-name="T4">void</text:span> <text:span text:style-name="T7">ModerateUnit::setType</text:span>(string t){<text:bookmark text:name="L5316"/><text:bookmark text:name="L5317"/></text:p>
          </table:table-cell>
        </table:table-row>
        <table:table-row>
          <table:table-cell table:style-name="Table11.A1" office:value-type="string">
            <text:p text:style-name="P21"><text:bookmark text:name="LC5314"/><text:bookmark text:name="LC5315"/></text:p>
          </table:table-cell>
          <table:table-cell table:style-name="Table11.A1" office:value-type="string">
            <text:p text:style-name="P23">type=t;<text:bookmark text:name="L5414"/><text:bookmark text:name="L5415"/></text:p>
          </table:table-cell>
        </table:table-row>
        <table:table-row>
          <table:table-cell table:style-name="Table11.A1" office:value-type="string">
            <text:p text:style-name="P21"><text:bookmark text:name="LC5414"/><text:bookmark text:name="LC5415"/></text:p>
          </table:table-cell>
          <table:table-cell table:style-name="Table11.A1" office:value-type="string">
            <text:p text:style-name="P23">}<text:bookmark text:name="L5514"/><text:bookmark text:name="L5515"/></text:p>
          </table:table-cell>
        </table:table-row>
        <table:table-row>
          <table:table-cell table:style-name="Table11.A1" office:value-type="string">
            <text:p text:style-name="P21"><text:bookmark text:name="LC5514"/><text:bookmark text:name="LC5515"/></text:p>
          </table:table-cell>
          <table:table-cell table:style-name="Table11.A1" office:value-type="string">
            <text:p text:style-name="P23"><text:span text:style-name="T4">void</text:span> <text:span text:style-name="T7">ModerateUnit::setWeak</text:span>(string w){<text:bookmark text:name="L5614"/><text:bookmark text:name="L5615"/></text:p>
          </table:table-cell>
        </table:table-row>
        <table:table-row>
          <table:table-cell table:style-name="Table11.A1" office:value-type="string">
            <text:p text:style-name="P21"><text:bookmark text:name="LC5614"/><text:bookmark text:name="LC5615"/></text:p>
          </table:table-cell>
          <table:table-cell table:style-name="Table11.A1" office:value-type="string">
            <text:p text:style-name="P23">weakness=w;<text:bookmark text:name="L5714"/><text:bookmark text:name="L5715"/></text:p>
          </table:table-cell>
        </table:table-row>
        <table:table-row>
          <table:table-cell table:style-name="Table11.A1" office:value-type="string">
            <text:p text:style-name="P21"><text:bookmark text:name="LC5714"/><text:bookmark text:name="LC5715"/></text:p>
          </table:table-cell>
          <table:table-cell table:style-name="Table11.A1" office:value-type="string">
            <text:p text:style-name="P23">}</text:p>
          </table:table-cell>
        </table:table-row>
      </table:table>
      <text:p text:style-name="Text_20_body"/>
      <text:p text:style-name="Text_20_body"/>
      <table:table table:name="Table12" table:style-name="Table12">
        <table:table-column table:style-name="Table12.A"/>
        <table:table-column table:style-name="Table12.B"/>
        <table:table-row>
          <table:table-cell table:style-name="Table12.A1" office:value-type="string">
            <text:p text:style-name="P22"><text:bookmark text:name="LC1150"/><text:bookmark text:name="LC1153"/>/* <text:bookmark text:name="L2138"/><text:bookmark text:name="L2139"/></text:p>
          </table:table-cell>
          <table:table-cell table:style-name="Table12.B1" office:value-type="string">
            <text:p text:style-name="P21"/>
          </table:table-cell>
        </table:table-row>
        <table:table-row>
          <table:table-cell table:style-name="Table12.A1" office:value-type="string">
            <text:p text:style-name="P21"><text:bookmark text:name="LC2140"/><text:bookmark text:name="LC2143"/></text:p>
          </table:table-cell>
          <table:table-cell table:style-name="Table12.A1" office:value-type="string">
            <text:p text:style-name="P22">* File: ModerateUnitElite.h<text:bookmark text:name="L3132"/><text:bookmark text:name="L3133"/></text:p>
          </table:table-cell>
        </table:table-row>
        <table:table-row>
          <table:table-cell table:style-name="Table12.A1" office:value-type="string">
            <text:p text:style-name="P21"><text:bookmark text:name="LC3132"/><text:bookmark text:name="LC3133"/></text:p>
          </table:table-cell>
          <table:table-cell table:style-name="Table12.A1" office:value-type="string">
            <text:p text:style-name="P22">* Author: Branden Hitt<text:bookmark text:name="L4134"/><text:bookmark text:name="L4135"/></text:p>
          </table:table-cell>
        </table:table-row>
        <table:table-row>
          <table:table-cell table:style-name="Table12.A1" office:value-type="string">
            <text:p text:style-name="P21"><text:bookmark text:name="LC4132"/><text:bookmark text:name="LC4133"/></text:p>
          </table:table-cell>
          <table:table-cell table:style-name="Table12.A1" office:value-type="string">
            <text:p text:style-name="P22">* Purpose: Specification for the ModerateUnitElite class<text:bookmark text:name="L5140"/><text:bookmark text:name="L5141"/></text:p>
          </table:table-cell>
        </table:table-row>
        <table:table-row>
          <table:table-cell table:style-name="Table12.A1" office:value-type="string">
            <text:p text:style-name="P21"><text:bookmark text:name="LC5138"/><text:bookmark text:name="LC5139"/></text:p>
          </table:table-cell>
          <table:table-cell table:style-name="Table12.A1" office:value-type="string">
            <text:p text:style-name="P22">* Created on December 3, 2015, 12:54 PM<text:bookmark text:name="L6126"/><text:bookmark text:name="L6127"/></text:p>
          </table:table-cell>
        </table:table-row>
        <table:table-row>
          <table:table-cell table:style-name="Table12.A1" office:value-type="string">
            <text:p text:style-name="P21"><text:bookmark text:name="LC6126"/><text:bookmark text:name="LC6127"/></text:p>
          </table:table-cell>
          <table:table-cell table:style-name="Table12.A1" office:value-type="string">
            <text:p text:style-name="P22">*/<text:bookmark text:name="L731"/><text:bookmark text:name="L732"/></text:p>
          </table:table-cell>
        </table:table-row>
        <table:table-row>
          <table:table-cell table:style-name="Table12.A1" office:value-type="string">
            <text:p text:style-name="P21"><text:bookmark text:name="LC731"/><text:bookmark text:name="LC732"/></text:p>
          </table:table-cell>
          <table:table-cell table:style-name="Table12.A1" office:value-type="string">
            <text:p text:style-name="P21"><text:bookmark text:name="L830"/><text:bookmark text:name="L831"/></text:p>
          </table:table-cell>
        </table:table-row>
        <table:table-row>
          <table:table-cell table:style-name="Table12.A1" office:value-type="string">
            <text:p text:style-name="P21"><text:bookmark text:name="LC830"/><text:bookmark text:name="LC833"/></text:p>
          </table:table-cell>
          <table:table-cell table:style-name="Table12.A1" office:value-type="string">
            <text:p text:style-name="P23">#<text:span text:style-name="T4">ifndef</text:span> MODERATEUNITELITE_H<text:bookmark text:name="L930"/><text:bookmark text:name="L931"/></text:p>
          </table:table-cell>
        </table:table-row>
        <table:table-row>
          <table:table-cell table:style-name="Table12.A1" office:value-type="string">
            <text:p text:style-name="P21"><text:bookmark text:name="LC930"/><text:bookmark text:name="LC931"/></text:p>
          </table:table-cell>
          <table:table-cell table:style-name="Table12.A1" office:value-type="string">
            <text:p text:style-name="P23">#<text:span text:style-name="T4">define</text:span> <text:span text:style-name="T7">MODERATEUNITELITE_H</text:span><text:bookmark text:name="L1036"/><text:bookmark text:name="L1037"/></text:p>
          </table:table-cell>
        </table:table-row>
        <table:table-row>
          <table:table-cell table:style-name="Table12.A1" office:value-type="string">
            <text:p text:style-name="P21"><text:bookmark text:name="LC1034"/><text:bookmark text:name="LC1035"/></text:p>
          </table:table-cell>
          <table:table-cell table:style-name="Table12.A1" office:value-type="string">
            <text:p text:style-name="P23">#<text:span text:style-name="T4">include</text:span> <text:span text:style-name="T5">"ModerateUnit.h"</text:span><text:bookmark text:name="L1136"/><text:bookmark text:name="L1137"/></text:p>
          </table:table-cell>
        </table:table-row>
        <table:table-row>
          <table:table-cell table:style-name="Table12.A1" office:value-type="string">
            <text:p text:style-name="P21"><text:bookmark text:name="LC1154"/><text:bookmark text:name="LC1155"/></text:p>
          </table:table-cell>
          <table:table-cell table:style-name="Table12.A1" office:value-type="string">
            <text:p text:style-name="P23"><text:span text:style-name="T4">class</text:span> <text:span text:style-name="T7">ModerateUnitElite</text:span> : <text:span text:style-name="T4">public</text:span> <text:span text:style-name="T7">ModerateUnit</text:span>{<text:bookmark text:name="L1230"/><text:bookmark text:name="L1233"/></text:p>
          </table:table-cell>
        </table:table-row>
        <table:table-row>
          <table:table-cell table:style-name="Table12.A1" office:value-type="string">
            <text:p text:style-name="P21"><text:bookmark text:name="LC1234"/><text:bookmark text:name="LC1235"/></text:p>
          </table:table-cell>
          <table:table-cell table:style-name="Table12.A1" office:value-type="string">
            <text:p text:style-name="P25">private:<text:bookmark text:name="L1336"/><text:bookmark text:name="L1337"/></text:p>
          </table:table-cell>
        </table:table-row>
        <table:table-row>
          <table:table-cell table:style-name="Table12.A1" office:value-type="string">
            <text:p text:style-name="P21"><text:bookmark text:name="LC1336"/><text:bookmark text:name="LC1337"/></text:p>
          </table:table-cell>
          <table:table-cell table:style-name="Table12.A1" office:value-type="string">
            <text:p text:style-name="P23">string bonus;<text:bookmark text:name="L1436"/><text:bookmark text:name="L1437"/></text:p>
          </table:table-cell>
        </table:table-row>
        <table:table-row>
          <table:table-cell table:style-name="Table12.A1" office:value-type="string">
            <text:p text:style-name="P21"><text:bookmark text:name="LC1434"/><text:bookmark text:name="LC1435"/></text:p>
          </table:table-cell>
          <table:table-cell table:style-name="Table12.A1" office:value-type="string">
            <text:p text:style-name="P25">public:<text:bookmark text:name="L1536"/><text:bookmark text:name="L1537"/></text:p>
          </table:table-cell>
        </table:table-row>
        <table:table-row>
          <table:table-cell table:style-name="Table12.A1" office:value-type="string">
            <text:p text:style-name="P21"><text:bookmark text:name="LC1536"/><text:bookmark text:name="LC1537"/></text:p>
          </table:table-cell>
          <table:table-cell table:style-name="Table12.A1" office:value-type="string">
            <text:p text:style-name="P23"><text:span text:style-name="T7">ModerateUnitElite</text:span>(); <text:span text:style-name="T6">//Default Constructor</text:span><text:bookmark text:name="L1632"/><text:bookmark text:name="L1633"/></text:p>
          </table:table-cell>
        </table:table-row>
        <table:table-row>
          <table:table-cell table:style-name="Table12.A1" office:value-type="string">
            <text:p text:style-name="P21"><text:bookmark text:name="LC1630"/><text:bookmark text:name="LC1631"/></text:p>
          </table:table-cell>
          <table:table-cell table:style-name="Table12.A1" office:value-type="string">
            <text:p text:style-name="P23"><text:span text:style-name="T7">ModerateUnitElite</text:span>(string,<text:span text:style-name="T4">int</text:span>,<text:span text:style-name="T4">int</text:span>,string,string); <text:span text:style-name="T6">//Constructor</text:span><text:bookmark text:name="L1730"/><text:bookmark text:name="L1731"/></text:p>
          </table:table-cell>
        </table:table-row>
        <table:table-row>
          <table:table-cell table:style-name="Table12.A1" office:value-type="string">
            <text:p text:style-name="P21"><text:bookmark text:name="LC1730"/><text:bookmark text:name="LC1731"/></text:p>
          </table:table-cell>
          <table:table-cell table:style-name="Table12.A1" office:value-type="string">
            <text:p text:style-name="P23"><text:span text:style-name="T4">void</text:span> <text:span text:style-name="T7">setBon</text:span>(string); <text:span text:style-name="T6">//Mutator</text:span><text:bookmark text:name="L1832"/><text:bookmark text:name="L1833"/></text:p>
          </table:table-cell>
        </table:table-row>
        <table:table-row>
          <table:table-cell table:style-name="Table12.A1" office:value-type="string">
            <text:p text:style-name="P21"><text:bookmark text:name="LC1832"/><text:bookmark text:name="LC1833"/></text:p>
          </table:table-cell>
          <table:table-cell table:style-name="Table12.A1" office:value-type="string">
            <text:p text:style-name="P23">string <text:span text:style-name="T7">getBon</text:span>(){<text:span text:style-name="T4">return</text:span> bonus;} <text:span text:style-name="T6">//Accessor (in-line)</text:span><text:bookmark text:name="L1930"/><text:bookmark text:name="L1931"/></text:p>
          </table:table-cell>
        </table:table-row>
        <table:table-row>
          <table:table-cell table:style-name="Table12.A1" office:value-type="string">
            <text:p text:style-name="P21"><text:bookmark text:name="LC1930"/><text:bookmark text:name="LC1933"/></text:p>
          </table:table-cell>
          <table:table-cell table:style-name="Table12.A1" office:value-type="string">
            <text:p text:style-name="P23">};<text:bookmark text:name="L2036"/><text:bookmark text:name="L2037"/></text:p>
          </table:table-cell>
        </table:table-row>
        <table:table-row>
          <table:table-cell table:style-name="Table12.A1" office:value-type="string">
            <text:p text:style-name="P21"><text:bookmark text:name="LC2036"/><text:bookmark text:name="LC2037"/></text:p>
          </table:table-cell>
          <table:table-cell table:style-name="Table12.A1" office:value-type="string">
            <text:p text:style-name="P21"><text:bookmark text:name="L2140"/><text:bookmark text:name="L2143"/></text:p>
          </table:table-cell>
        </table:table-row>
        <table:table-row>
          <table:table-cell table:style-name="Table12.A1" office:value-type="string">
            <text:p text:style-name="P21"><text:bookmark text:name="LC2144"/><text:bookmark text:name="LC2145"/></text:p>
          </table:table-cell>
          <table:table-cell table:style-name="Table12.A1" office:value-type="string">
            <text:p text:style-name="P23">#<text:span text:style-name="T4">endif</text:span> <text:span text:style-name="T6">/* MODERATEUNITELITE_H */</text:span><text:bookmark text:name="L2228"/><text:bookmark text:name="L2229"/></text:p>
          </table:table-cell>
        </table:table-row>
        <table:table-row>
          <table:table-cell table:style-name="Table12.A1" office:value-type="string">
            <text:p text:style-name="P21"/>
          </table:table-cell>
          <table:table-cell table:style-name="Table12.B1" office:value-type="string">
            <text:p text:style-name="P21"/>
          </table:table-cell>
        </table:table-row>
      </table:table>
      <text:p text:style-name="Text_20_body"><text:line-break/></text:p>
      <table:table table:name="Table13" table:style-name="Table13">
        <table:table-column table:style-name="Table13.A"/>
        <table:table-column table:style-name="Table13.B"/>
        <table:table-row>
          <table:table-cell table:style-name="Table13.A1" office:value-type="string">
            <text:p text:style-name="P22"><text:bookmark text:name="LC1156"/><text:bookmark text:name="LC1157"/>/* <text:bookmark text:name="L2144"/><text:bookmark text:name="L2145"/></text:p>
          </table:table-cell>
          <table:table-cell table:style-name="Table13.B1" office:value-type="string">
            <text:p text:style-name="P21"/>
          </table:table-cell>
        </table:table-row>
        <table:table-row>
          <table:table-cell table:style-name="Table13.A1" office:value-type="string">
            <text:p text:style-name="P21"><text:bookmark text:name="LC2146"/><text:bookmark text:name="LC2147"/></text:p>
          </table:table-cell>
          <table:table-cell table:style-name="Table13.A1" office:value-type="string">
            <text:p text:style-name="P22">* File: ModerateUnitElite.h<text:bookmark text:name="L3134"/><text:bookmark text:name="L3135"/></text:p>
          </table:table-cell>
        </table:table-row>
        <table:table-row>
          <table:table-cell table:style-name="Table13.A1" office:value-type="string">
            <text:p text:style-name="P21"><text:bookmark text:name="LC3134"/><text:bookmark text:name="LC3135"/></text:p>
          </table:table-cell>
          <table:table-cell table:style-name="Table13.A1" office:value-type="string">
            <text:p text:style-name="P22">* Author: Branden Hitt<text:bookmark text:name="L4136"/><text:bookmark text:name="L4137"/></text:p>
          </table:table-cell>
        </table:table-row>
        <table:table-row>
          <table:table-cell table:style-name="Table13.A1" office:value-type="string">
            <text:p text:style-name="P21"><text:bookmark text:name="LC4134"/><text:bookmark text:name="LC4135"/></text:p>
          </table:table-cell>
          <table:table-cell table:style-name="Table13.A1" office:value-type="string">
            <text:p text:style-name="P22">* Purpose: Implementation for the ModerateUnitElite class<text:bookmark text:name="L5142"/><text:bookmark text:name="L5143"/></text:p>
          </table:table-cell>
        </table:table-row>
        <table:table-row>
          <table:table-cell table:style-name="Table13.A1" office:value-type="string">
            <text:p text:style-name="P21"><text:bookmark text:name="LC5140"/><text:bookmark text:name="LC5141"/></text:p>
          </table:table-cell>
          <table:table-cell table:style-name="Table13.A1" office:value-type="string">
            <text:p text:style-name="P22">* Created on December 3, 2015, 1:00 PM<text:bookmark text:name="L6128"/><text:bookmark text:name="L6129"/></text:p>
          </table:table-cell>
        </table:table-row>
        <table:table-row>
          <table:table-cell table:style-name="Table13.A1" office:value-type="string">
            <text:p text:style-name="P21"><text:bookmark text:name="LC6128"/><text:bookmark text:name="LC6129"/></text:p>
          </table:table-cell>
          <table:table-cell table:style-name="Table13.A1" office:value-type="string">
            <text:p text:style-name="P22">*/<text:bookmark text:name="L733"/><text:bookmark text:name="L734"/></text:p>
          </table:table-cell>
        </table:table-row>
        <table:table-row>
          <table:table-cell table:style-name="Table13.A1" office:value-type="string">
            <text:p text:style-name="P21"><text:bookmark text:name="LC733"/><text:bookmark text:name="LC734"/></text:p>
          </table:table-cell>
          <table:table-cell table:style-name="Table13.A1" office:value-type="string">
            <text:p text:style-name="P23">#<text:span text:style-name="T4">include</text:span> <text:span text:style-name="T5">"ModerateUnitElite.h"</text:span><text:bookmark text:name="L832"/><text:bookmark text:name="L833"/></text:p>
          </table:table-cell>
        </table:table-row>
        <table:table-row>
          <table:table-cell table:style-name="Table13.A1" office:value-type="string">
            <text:p text:style-name="P21"><text:bookmark text:name="LC834"/><text:bookmark text:name="LC835"/></text:p>
          </table:table-cell>
          <table:table-cell table:style-name="Table13.A1" office:value-type="string">
            <text:p text:style-name="P23">#<text:span text:style-name="T4">include</text:span> <text:span text:style-name="T5">&lt;cstdlib&gt;</text:span><text:bookmark text:name="L932"/><text:bookmark text:name="L933"/></text:p>
          </table:table-cell>
        </table:table-row>
        <table:table-row>
          <table:table-cell table:style-name="Table13.A1" office:value-type="string">
            <text:p text:style-name="P21"><text:bookmark text:name="LC932"/><text:bookmark text:name="LC933"/></text:p>
          </table:table-cell>
          <table:table-cell table:style-name="Table13.A1" office:value-type="string">
            <text:p text:style-name="P21"><text:bookmark text:name="L1038"/><text:bookmark text:name="L1039"/></text:p>
          </table:table-cell>
        </table:table-row>
        <table:table-row>
          <table:table-cell table:style-name="Table13.A1" office:value-type="string">
            <text:p text:style-name="P21"><text:bookmark text:name="LC1036"/><text:bookmark text:name="LC1037"/></text:p>
          </table:table-cell>
          <table:table-cell table:style-name="Table13.A1" office:value-type="string">
            <text:p text:style-name="P23"><text:span text:style-name="T7">ModerateUnitElite::ModerateUnitElite</text:span>(){<text:bookmark text:name="L1138"/><text:bookmark text:name="L1139"/></text:p>
          </table:table-cell>
        </table:table-row>
        <text:soft-page-break/>
        <table:table-row>
          <table:table-cell table:style-name="Table13.A1" office:value-type="string">
            <text:p text:style-name="P21"><text:bookmark text:name="LC1158"/><text:bookmark text:name="LC1159"/></text:p>
          </table:table-cell>
          <table:table-cell table:style-name="Table13.A1" office:value-type="string">
            <text:p text:style-name="P23"><text:span text:style-name="T8">srand</text:span>(<text:span text:style-name="T4">static_cast</text:span>&lt;<text:span text:style-name="T4">unsigned</text:span> <text:span text:style-name="T4">int</text:span>&gt;(<text:span text:style-name="T8">time</text:span>(<text:span text:style-name="T8">0</text:span>)));<text:bookmark text:name="L1234"/><text:bookmark text:name="L1235"/></text:p>
          </table:table-cell>
        </table:table-row>
        <table:table-row>
          <table:table-cell table:style-name="Table13.A1" office:value-type="string">
            <text:p text:style-name="P21"><text:bookmark text:name="LC1236"/><text:bookmark text:name="LC1237"/></text:p>
          </table:table-cell>
          <table:table-cell table:style-name="Table13.A1" office:value-type="string">
            <text:p text:style-name="P23"><text:span text:style-name="T4">int</text:span> pick=(<text:span text:style-name="T8">rand</text:span>()%<text:span text:style-name="T8">5</text:span>+<text:span text:style-name="T8">1</text:span>);<text:bookmark text:name="L1338"/><text:bookmark text:name="L1339"/></text:p>
          </table:table-cell>
        </table:table-row>
        <table:table-row>
          <table:table-cell table:style-name="Table13.A1" office:value-type="string">
            <text:p text:style-name="P21"><text:bookmark text:name="LC1338"/><text:bookmark text:name="LC1339"/></text:p>
          </table:table-cell>
          <table:table-cell table:style-name="Table13.A1" office:value-type="string">
            <text:p text:style-name="P23"><text:span text:style-name="T4">if</text:span>(pick==<text:span text:style-name="T8">1</text:span>){<text:bookmark text:name="L1438"/><text:bookmark text:name="L1439"/></text:p>
          </table:table-cell>
        </table:table-row>
        <table:table-row>
          <table:table-cell table:style-name="Table13.A1" office:value-type="string">
            <text:p text:style-name="P21"><text:bookmark text:name="LC1436"/><text:bookmark text:name="LC1437"/></text:p>
          </table:table-cell>
          <table:table-cell table:style-name="Table13.A1" office:value-type="string">
            <text:p text:style-name="P23">name=<text:span text:style-name="T5">"Elder Vampire Elite*"</text:span>;<text:bookmark text:name="L1538"/><text:bookmark text:name="L1539"/></text:p>
          </table:table-cell>
        </table:table-row>
        <table:table-row>
          <table:table-cell table:style-name="Table13.A1" office:value-type="string">
            <text:p text:style-name="P21"><text:bookmark text:name="LC1538"/><text:bookmark text:name="LC1539"/></text:p>
          </table:table-cell>
          <table:table-cell table:style-name="Table13.A1" office:value-type="string">
            <text:p text:style-name="P23">health=<text:span text:style-name="T8">360</text:span>;<text:bookmark text:name="L1634"/><text:bookmark text:name="L1635"/></text:p>
          </table:table-cell>
        </table:table-row>
        <table:table-row>
          <table:table-cell table:style-name="Table13.A1" office:value-type="string">
            <text:p text:style-name="P21"><text:bookmark text:name="LC1632"/><text:bookmark text:name="LC1633"/></text:p>
          </table:table-cell>
          <table:table-cell table:style-name="Table13.A1" office:value-type="string">
            <text:p text:style-name="P23">dps=<text:span text:style-name="T8">55</text:span>;<text:bookmark text:name="L1732"/><text:bookmark text:name="L1733"/></text:p>
          </table:table-cell>
        </table:table-row>
        <table:table-row>
          <table:table-cell table:style-name="Table13.A1" office:value-type="string">
            <text:p text:style-name="P21"><text:bookmark text:name="LC1732"/><text:bookmark text:name="LC1733"/></text:p>
          </table:table-cell>
          <table:table-cell table:style-name="Table13.A1" office:value-type="string">
            <text:p text:style-name="P23">type=<text:span text:style-name="T5">"Vampire"</text:span>;<text:bookmark text:name="L1834"/><text:bookmark text:name="L1835"/></text:p>
          </table:table-cell>
        </table:table-row>
        <table:table-row>
          <table:table-cell table:style-name="Table13.A1" office:value-type="string">
            <text:p text:style-name="P21"><text:bookmark text:name="LC1834"/><text:bookmark text:name="LC1835"/></text:p>
          </table:table-cell>
          <table:table-cell table:style-name="Table13.A1" office:value-type="string">
            <text:p text:style-name="P23">weakness=<text:span text:style-name="T5">"Paladin"</text:span>;<text:bookmark text:name="L1932"/><text:bookmark text:name="L1933"/></text:p>
          </table:table-cell>
        </table:table-row>
        <table:table-row>
          <table:table-cell table:style-name="Table13.A1" office:value-type="string">
            <text:p text:style-name="P21"><text:bookmark text:name="LC1934"/><text:bookmark text:name="LC1935"/></text:p>
          </table:table-cell>
          <table:table-cell table:style-name="Table13.A1" office:value-type="string">
            <text:p text:style-name="P23">bonus=<text:span text:style-name="T5">"none"</text:span>;<text:bookmark text:name="L2038"/><text:bookmark text:name="L2039"/></text:p>
          </table:table-cell>
        </table:table-row>
        <table:table-row>
          <table:table-cell table:style-name="Table13.A1" office:value-type="string">
            <text:p text:style-name="P21"><text:bookmark text:name="LC2038"/><text:bookmark text:name="LC2039"/></text:p>
          </table:table-cell>
          <table:table-cell table:style-name="Table13.A1" office:value-type="string">
            <text:p text:style-name="P23">}<text:span text:style-name="T4">else</text:span> <text:span text:style-name="T4">if</text:span>(pick==<text:span text:style-name="T8">2</text:span>){<text:bookmark text:name="L2146"/><text:bookmark text:name="L2147"/></text:p>
          </table:table-cell>
        </table:table-row>
        <table:table-row>
          <table:table-cell table:style-name="Table13.A1" office:value-type="string">
            <text:p text:style-name="P21"><text:bookmark text:name="LC2148"/><text:bookmark text:name="LC2149"/></text:p>
          </table:table-cell>
          <table:table-cell table:style-name="Table13.A1" office:value-type="string">
            <text:p text:style-name="P23">name=<text:span text:style-name="T5">"Dread Horseman Elite*"</text:span>;<text:bookmark text:name="L2230"/><text:bookmark text:name="L2231"/></text:p>
          </table:table-cell>
        </table:table-row>
        <table:table-row>
          <table:table-cell table:style-name="Table13.A1" office:value-type="string">
            <text:p text:style-name="P21"><text:bookmark text:name="LC2228"/><text:bookmark text:name="LC2229"/></text:p>
          </table:table-cell>
          <table:table-cell table:style-name="Table13.A1" office:value-type="string">
            <text:p text:style-name="P23">health=<text:span text:style-name="T8">340</text:span>;<text:bookmark text:name="L2328"/><text:bookmark text:name="L2329"/></text:p>
          </table:table-cell>
        </table:table-row>
        <table:table-row>
          <table:table-cell table:style-name="Table13.A1" office:value-type="string">
            <text:p text:style-name="P21"><text:bookmark text:name="LC2328"/><text:bookmark text:name="LC2329"/></text:p>
          </table:table-cell>
          <table:table-cell table:style-name="Table13.A1" office:value-type="string">
            <text:p text:style-name="P23">dps=<text:span text:style-name="T8">60</text:span>;<text:bookmark text:name="L2426"/><text:bookmark text:name="L2427"/></text:p>
          </table:table-cell>
        </table:table-row>
        <table:table-row>
          <table:table-cell table:style-name="Table13.A1" office:value-type="string">
            <text:p text:style-name="P21"><text:bookmark text:name="LC2426"/><text:bookmark text:name="LC2427"/></text:p>
          </table:table-cell>
          <table:table-cell table:style-name="Table13.A1" office:value-type="string">
            <text:p text:style-name="P23">type=<text:span text:style-name="T5">"Vandal"</text:span>;<text:bookmark text:name="L2526"/><text:bookmark text:name="L2527"/></text:p>
          </table:table-cell>
        </table:table-row>
        <table:table-row>
          <table:table-cell table:style-name="Table13.A1" office:value-type="string">
            <text:p text:style-name="P21"><text:bookmark text:name="LC2524"/><text:bookmark text:name="LC2525"/></text:p>
          </table:table-cell>
          <table:table-cell table:style-name="Table13.A1" office:value-type="string">
            <text:p text:style-name="P23">weakness=<text:span text:style-name="T5">"Ranger"</text:span>;<text:bookmark text:name="L2628"/><text:bookmark text:name="L2629"/></text:p>
          </table:table-cell>
        </table:table-row>
        <table:table-row>
          <table:table-cell table:style-name="Table13.A1" office:value-type="string">
            <text:p text:style-name="P21"><text:bookmark text:name="LC2628"/><text:bookmark text:name="LC2629"/></text:p>
          </table:table-cell>
          <table:table-cell table:style-name="Table13.A1" office:value-type="string">
            <text:p text:style-name="P23">bonus=<text:span text:style-name="T5">"none"</text:span>;<text:bookmark text:name="L2726"/><text:bookmark text:name="L2727"/></text:p>
          </table:table-cell>
        </table:table-row>
        <table:table-row>
          <table:table-cell table:style-name="Table13.A1" office:value-type="string">
            <text:p text:style-name="P21"><text:bookmark text:name="LC2726"/><text:bookmark text:name="LC2727"/></text:p>
          </table:table-cell>
          <table:table-cell table:style-name="Table13.A1" office:value-type="string">
            <text:p text:style-name="P23">}<text:span text:style-name="T4">else</text:span> <text:span text:style-name="T4">if</text:span>(pick==<text:span text:style-name="T8">3</text:span>){<text:bookmark text:name="L2824"/><text:bookmark text:name="L2825"/></text:p>
          </table:table-cell>
        </table:table-row>
        <table:table-row>
          <table:table-cell table:style-name="Table13.A1" office:value-type="string">
            <text:p text:style-name="P21"><text:bookmark text:name="LC2824"/><text:bookmark text:name="LC2825"/></text:p>
          </table:table-cell>
          <table:table-cell table:style-name="Table13.A1" office:value-type="string">
            <text:p text:style-name="P23">name=<text:span text:style-name="T5">"Maniac Elite*"</text:span>;<text:bookmark text:name="L2922"/><text:bookmark text:name="L2923"/></text:p>
          </table:table-cell>
        </table:table-row>
        <table:table-row>
          <table:table-cell table:style-name="Table13.A1" office:value-type="string">
            <text:p text:style-name="P21"><text:bookmark text:name="LC2922"/><text:bookmark text:name="LC2923"/></text:p>
          </table:table-cell>
          <table:table-cell table:style-name="Table13.A1" office:value-type="string">
            <text:p text:style-name="P23">health=<text:span text:style-name="T8">300</text:span>;<text:bookmark text:name="L3022"/><text:bookmark text:name="L3023"/></text:p>
          </table:table-cell>
        </table:table-row>
        <table:table-row>
          <table:table-cell table:style-name="Table13.A1" office:value-type="string">
            <text:p text:style-name="P21"><text:bookmark text:name="LC3022"/><text:bookmark text:name="LC3023"/></text:p>
          </table:table-cell>
          <table:table-cell table:style-name="Table13.A1" office:value-type="string">
            <text:p text:style-name="P23">dps=<text:span text:style-name="T8">80</text:span>;<text:bookmark text:name="L3136"/><text:bookmark text:name="L3137"/></text:p>
          </table:table-cell>
        </table:table-row>
        <table:table-row>
          <table:table-cell table:style-name="Table13.A1" office:value-type="string">
            <text:p text:style-name="P21"><text:bookmark text:name="LC3136"/><text:bookmark text:name="LC3137"/></text:p>
          </table:table-cell>
          <table:table-cell table:style-name="Table13.A1" office:value-type="string">
            <text:p text:style-name="P23">type=<text:span text:style-name="T5">"Mad Scientist"</text:span>;<text:bookmark text:name="L3224"/><text:bookmark text:name="L3225"/></text:p>
          </table:table-cell>
        </table:table-row>
        <table:table-row>
          <table:table-cell table:style-name="Table13.A1" office:value-type="string">
            <text:p text:style-name="P21"><text:bookmark text:name="LC3222"/><text:bookmark text:name="LC3223"/></text:p>
          </table:table-cell>
          <table:table-cell table:style-name="Table13.A1" office:value-type="string">
            <text:p text:style-name="P23">weakness=<text:span text:style-name="T5">"Warlock"</text:span>;<text:bookmark text:name="L3320"/><text:bookmark text:name="L3321"/></text:p>
          </table:table-cell>
        </table:table-row>
        <table:table-row>
          <table:table-cell table:style-name="Table13.A1" office:value-type="string">
            <text:p text:style-name="P21"><text:bookmark text:name="LC3320"/><text:bookmark text:name="LC3323"/></text:p>
          </table:table-cell>
          <table:table-cell table:style-name="Table13.A1" office:value-type="string">
            <text:p text:style-name="P23">bonus=<text:span text:style-name="T5">"none"</text:span>;<text:bookmark text:name="L3424"/><text:bookmark text:name="L3425"/></text:p>
          </table:table-cell>
        </table:table-row>
        <table:table-row>
          <table:table-cell table:style-name="Table13.A1" office:value-type="string">
            <text:p text:style-name="P21"><text:bookmark text:name="LC3424"/><text:bookmark text:name="LC3425"/></text:p>
          </table:table-cell>
          <table:table-cell table:style-name="Table13.A1" office:value-type="string">
            <text:p text:style-name="P23">}<text:span text:style-name="T4">else</text:span> <text:span text:style-name="T4">if</text:span>(pick==<text:span text:style-name="T8">4</text:span>){<text:bookmark text:name="L3520"/><text:bookmark text:name="L3521"/></text:p>
          </table:table-cell>
        </table:table-row>
        <table:table-row>
          <table:table-cell table:style-name="Table13.A1" office:value-type="string">
            <text:p text:style-name="P21"><text:bookmark text:name="LC3520"/><text:bookmark text:name="LC3521"/></text:p>
          </table:table-cell>
          <table:table-cell table:style-name="Table13.A1" office:value-type="string">
            <text:p text:style-name="P23">name=<text:span text:style-name="T5">"Monstrocity Elite*"</text:span>;<text:bookmark text:name="L3620"/><text:bookmark text:name="L3621"/></text:p>
          </table:table-cell>
        </table:table-row>
        <table:table-row>
          <table:table-cell table:style-name="Table13.A1" office:value-type="string">
            <text:p text:style-name="P21"><text:bookmark text:name="LC3620"/><text:bookmark text:name="LC3623"/></text:p>
          </table:table-cell>
          <table:table-cell table:style-name="Table13.A1" office:value-type="string">
            <text:p text:style-name="P23">health=<text:span text:style-name="T8">400</text:span>;<text:bookmark text:name="L3720"/><text:bookmark text:name="L3721"/></text:p>
          </table:table-cell>
        </table:table-row>
        <table:table-row>
          <table:table-cell table:style-name="Table13.A1" office:value-type="string">
            <text:p text:style-name="P21"><text:bookmark text:name="LC3720"/><text:bookmark text:name="LC3721"/></text:p>
          </table:table-cell>
          <table:table-cell table:style-name="Table13.A1" office:value-type="string">
            <text:p text:style-name="P23">dps=<text:span text:style-name="T8">50</text:span>;<text:bookmark text:name="L3820"/><text:bookmark text:name="L3821"/></text:p>
          </table:table-cell>
        </table:table-row>
        <table:table-row>
          <table:table-cell table:style-name="Table13.A1" office:value-type="string">
            <text:p text:style-name="P21"><text:bookmark text:name="LC3820"/><text:bookmark text:name="LC3821"/></text:p>
          </table:table-cell>
          <table:table-cell table:style-name="Table13.A1" office:value-type="string">
            <text:p text:style-name="P23">type=<text:span text:style-name="T5">"Frankenstein"</text:span>;<text:bookmark text:name="L3920"/><text:bookmark text:name="L3921"/></text:p>
          </table:table-cell>
        </table:table-row>
        <table:table-row>
          <table:table-cell table:style-name="Table13.A1" office:value-type="string">
            <text:p text:style-name="P21"><text:bookmark text:name="LC3920"/><text:bookmark text:name="LC3921"/></text:p>
          </table:table-cell>
          <table:table-cell table:style-name="Table13.A1" office:value-type="string">
            <text:p text:style-name="P23">weakness=<text:span text:style-name="T5">"Beserker"</text:span>;<text:bookmark text:name="L4024"/><text:bookmark text:name="L4025"/></text:p>
          </table:table-cell>
        </table:table-row>
        <table:table-row>
          <table:table-cell table:style-name="Table13.A1" office:value-type="string">
            <text:p text:style-name="P21"><text:bookmark text:name="LC4024"/><text:bookmark text:name="LC4025"/></text:p>
          </table:table-cell>
          <table:table-cell table:style-name="Table13.A1" office:value-type="string">
            <text:p text:style-name="P23">bonus=<text:span text:style-name="T5">"Rupture"</text:span>;<text:bookmark text:name="L4138"/><text:bookmark text:name="L4139"/></text:p>
          </table:table-cell>
        </table:table-row>
        <table:table-row>
          <table:table-cell table:style-name="Table13.A1" office:value-type="string">
            <text:p text:style-name="P21"><text:bookmark text:name="LC4136"/><text:bookmark text:name="LC4137"/></text:p>
          </table:table-cell>
          <table:table-cell table:style-name="Table13.A1" office:value-type="string">
            <text:p text:style-name="P23">}<text:span text:style-name="T4">else</text:span>{<text:bookmark text:name="L4220"/><text:bookmark text:name="L4221"/></text:p>
          </table:table-cell>
        </table:table-row>
        <table:table-row>
          <table:table-cell table:style-name="Table13.A1" office:value-type="string">
            <text:p text:style-name="P21"><text:bookmark text:name="LC4218"/><text:bookmark text:name="LC4219"/></text:p>
          </table:table-cell>
          <table:table-cell table:style-name="Table13.A1" office:value-type="string">
            <text:p text:style-name="P23">name=<text:span text:style-name="T5">"Fanatic Elite*"</text:span>;<text:bookmark text:name="L4318"/><text:bookmark text:name="L4319"/></text:p>
          </table:table-cell>
        </table:table-row>
        <table:table-row>
          <table:table-cell table:style-name="Table13.A1" office:value-type="string">
            <text:p text:style-name="P21"><text:bookmark text:name="LC4318"/><text:bookmark text:name="LC4319"/></text:p>
          </table:table-cell>
          <table:table-cell table:style-name="Table13.A1" office:value-type="string">
            <text:p text:style-name="P23">health=<text:span text:style-name="T8">200</text:span>;<text:bookmark text:name="L4418"/><text:bookmark text:name="L4419"/></text:p>
          </table:table-cell>
        </table:table-row>
        <table:table-row>
          <table:table-cell table:style-name="Table13.A1" office:value-type="string">
            <text:p text:style-name="P21"><text:bookmark text:name="LC4418"/><text:bookmark text:name="LC4419"/></text:p>
          </table:table-cell>
          <table:table-cell table:style-name="Table13.A1" office:value-type="string">
            <text:p text:style-name="P23">dps=<text:span text:style-name="T8">150</text:span>;<text:bookmark text:name="L4518"/><text:bookmark text:name="L4519"/></text:p>
          </table:table-cell>
        </table:table-row>
        <table:table-row>
          <table:table-cell table:style-name="Table13.A1" office:value-type="string">
            <text:p text:style-name="P21"><text:bookmark text:name="LC4518"/><text:bookmark text:name="LC4519"/></text:p>
          </table:table-cell>
          <table:table-cell table:style-name="Table13.A1" office:value-type="string">
            <text:p text:style-name="P23">type=<text:span text:style-name="T5">"Cthulhu Spawn"</text:span>;<text:bookmark text:name="L4620"/><text:bookmark text:name="L4623"/></text:p>
          </table:table-cell>
        </table:table-row>
        <table:table-row>
          <table:table-cell table:style-name="Table13.A1" office:value-type="string">
            <text:p text:style-name="P21"><text:bookmark text:name="LC4620"/><text:bookmark text:name="LC4621"/></text:p>
          </table:table-cell>
          <table:table-cell table:style-name="Table13.A1" office:value-type="string">
            <text:p text:style-name="P23">weakness=<text:span text:style-name="T5">"Any"</text:span>;<text:bookmark text:name="L4718"/><text:bookmark text:name="L4719"/></text:p>
          </table:table-cell>
        </table:table-row>
        <table:table-row>
          <table:table-cell table:style-name="Table13.A1" office:value-type="string">
            <text:p text:style-name="P21"><text:bookmark text:name="LC4718"/><text:bookmark text:name="LC4719"/></text:p>
          </table:table-cell>
          <table:table-cell table:style-name="Table13.A1" office:value-type="string">
            <text:p text:style-name="P23">bonus=<text:span text:style-name="T5">"none"</text:span>;<text:bookmark text:name="L4820"/><text:bookmark text:name="L4823"/></text:p>
          </table:table-cell>
        </table:table-row>
        <table:table-row>
          <table:table-cell table:style-name="Table13.A1" office:value-type="string">
            <text:p text:style-name="P21"><text:bookmark text:name="LC4820"/><text:bookmark text:name="LC4823"/></text:p>
          </table:table-cell>
          <table:table-cell table:style-name="Table13.A1" office:value-type="string">
            <text:p text:style-name="P23">}<text:bookmark text:name="L4918"/><text:bookmark text:name="L4919"/></text:p>
          </table:table-cell>
        </table:table-row>
        <table:table-row>
          <table:table-cell table:style-name="Table13.A1" office:value-type="string">
            <text:p text:style-name="P21"><text:bookmark text:name="LC4920"/><text:bookmark text:name="LC4923"/></text:p>
          </table:table-cell>
          <table:table-cell table:style-name="Table13.A1" office:value-type="string">
            <text:p text:style-name="P23">}<text:bookmark text:name="L5020"/><text:bookmark text:name="L5023"/></text:p>
          </table:table-cell>
        </table:table-row>
        <table:table-row>
          <table:table-cell table:style-name="Table13.A1" office:value-type="string">
            <text:p text:style-name="P21"><text:bookmark text:name="LC5020"/><text:bookmark text:name="LC5023"/></text:p>
          </table:table-cell>
          <table:table-cell table:style-name="Table13.A1" office:value-type="string">
            <text:p text:style-name="P23"><text:span text:style-name="T7">ModerateUnitElite::ModerateUnitElite</text:span>(string na, <text:span text:style-name="T4">int</text:span> he, <text:span text:style-name="T4">int</text:span> dp, string ty, string bo){<text:bookmark text:name="L5144"/><text:bookmark text:name="L5145"/></text:p>
          </table:table-cell>
        </table:table-row>
        <table:table-row>
          <table:table-cell table:style-name="Table13.A1" office:value-type="string">
            <text:p text:style-name="P21"><text:bookmark text:name="LC5142"/><text:bookmark text:name="LC5143"/></text:p>
          </table:table-cell>
          <table:table-cell table:style-name="Table13.A1" office:value-type="string">
            <text:p text:style-name="P23">name=na;<text:bookmark text:name="L5218"/><text:bookmark text:name="L5219"/></text:p>
          </table:table-cell>
        </table:table-row>
        <table:table-row>
          <table:table-cell table:style-name="Table13.A1" office:value-type="string">
            <text:p text:style-name="P21"><text:bookmark text:name="LC5218"/><text:bookmark text:name="LC5219"/></text:p>
          </table:table-cell>
          <table:table-cell table:style-name="Table13.A1" office:value-type="string">
            <text:p text:style-name="P23">health=he;<text:bookmark text:name="L5318"/><text:bookmark text:name="L5319"/></text:p>
          </table:table-cell>
        </table:table-row>
        <table:table-row>
          <table:table-cell table:style-name="Table13.A1" office:value-type="string">
            <text:p text:style-name="P21"><text:bookmark text:name="LC5316"/><text:bookmark text:name="LC5317"/></text:p>
          </table:table-cell>
          <table:table-cell table:style-name="Table13.A1" office:value-type="string">
            <text:p text:style-name="P23">dps=dp;<text:bookmark text:name="L5416"/><text:bookmark text:name="L5417"/></text:p>
          </table:table-cell>
        </table:table-row>
        <table:table-row>
          <table:table-cell table:style-name="Table13.A1" office:value-type="string">
            <text:p text:style-name="P21"><text:bookmark text:name="LC5416"/><text:bookmark text:name="LC5417"/></text:p>
          </table:table-cell>
          <table:table-cell table:style-name="Table13.A1" office:value-type="string">
            <text:p text:style-name="P23">type=ty;<text:bookmark text:name="L5516"/><text:bookmark text:name="L5517"/></text:p>
          </table:table-cell>
        </table:table-row>
        <table:table-row>
          <table:table-cell table:style-name="Table13.A1" office:value-type="string">
            <text:p text:style-name="P21"><text:bookmark text:name="LC5516"/><text:bookmark text:name="LC5517"/></text:p>
          </table:table-cell>
          <table:table-cell table:style-name="Table13.A1" office:value-type="string">
            <text:p text:style-name="P23">weakness=<text:span text:style-name="T5">"none"</text:span>;<text:bookmark text:name="L5616"/><text:bookmark text:name="L5617"/></text:p>
          </table:table-cell>
        </table:table-row>
        <table:table-row>
          <table:table-cell table:style-name="Table13.A1" office:value-type="string">
            <text:p text:style-name="P21"><text:bookmark text:name="LC5616"/><text:bookmark text:name="LC5617"/></text:p>
          </table:table-cell>
          <table:table-cell table:style-name="Table13.A1" office:value-type="string">
            <text:p text:style-name="P23">bonus=bo;<text:bookmark text:name="L5716"/><text:bookmark text:name="L5717"/></text:p>
          </table:table-cell>
        </table:table-row>
        <table:table-row>
          <table:table-cell table:style-name="Table13.A1" office:value-type="string">
            <text:p text:style-name="P21"><text:bookmark text:name="LC5716"/><text:bookmark text:name="LC5717"/></text:p>
          </table:table-cell>
          <table:table-cell table:style-name="Table13.A1" office:value-type="string">
            <text:p text:style-name="P23">}<text:bookmark text:name="L5814"/><text:bookmark text:name="L5815"/></text:p>
          </table:table-cell>
        </table:table-row>
        <table:table-row>
          <table:table-cell table:style-name="Table13.A1" office:value-type="string">
            <text:p text:style-name="P21"><text:bookmark text:name="LC5816"/><text:bookmark text:name="LC5817"/></text:p>
          </table:table-cell>
          <table:table-cell table:style-name="Table13.A1" office:value-type="string">
            <text:p text:style-name="P23"><text:span text:style-name="T4">void</text:span> <text:span text:style-name="T7">ModerateUnitElite::setBon</text:span>(string bo){<text:bookmark text:name="L5918"/><text:bookmark text:name="L5919"/></text:p>
          </table:table-cell>
        </table:table-row>
        <table:table-row>
          <table:table-cell table:style-name="Table13.A1" office:value-type="string">
            <text:p text:style-name="P21"><text:bookmark text:name="LC5916"/><text:bookmark text:name="LC5917"/></text:p>
          </table:table-cell>
          <table:table-cell table:style-name="Table13.A1" office:value-type="string">
            <text:p text:style-name="P23">bonus=bo;<text:bookmark text:name="L6014"/><text:bookmark text:name="L6015"/></text:p>
          </table:table-cell>
        </table:table-row>
        <table:table-row>
          <table:table-cell table:style-name="Table13.A1" office:value-type="string">
            <text:p text:style-name="P21"><text:bookmark text:name="LC6012"/><text:bookmark text:name="LC6013"/></text:p>
          </table:table-cell>
          <table:table-cell table:style-name="Table13.A1" office:value-type="string">
            <text:p text:style-name="P23">}</text:p>
          </table:table-cell>
        </table:table-row>
      </table:table>
      <text:p text:style-name="Text_20_body"/>
      <table:table table:name="Table14" table:style-name="Table14">
        <table:table-column table:style-name="Table14.A"/>
        <table:table-column table:style-name="Table14.B"/>
        <text:soft-page-break/>
        <table:table-row>
          <table:table-cell table:style-name="Table14.A1" office:value-type="string">
            <text:p text:style-name="P22"><text:bookmark text:name="LC1160"/><text:bookmark text:name="LC1163"/>/* <text:bookmark text:name="L2148"/><text:bookmark text:name="L2149"/></text:p>
          </table:table-cell>
          <table:table-cell table:style-name="Table14.B1" office:value-type="string">
            <text:p text:style-name="P21"/>
          </table:table-cell>
        </table:table-row>
        <table:table-row>
          <table:table-cell table:style-name="Table14.A1" office:value-type="string">
            <text:p text:style-name="P21"><text:bookmark text:name="LC2150"/><text:bookmark text:name="LC2151"/></text:p>
          </table:table-cell>
          <table:table-cell table:style-name="Table14.A1" office:value-type="string">
            <text:p text:style-name="P22">* File: BossUnit.h<text:bookmark text:name="L3138"/><text:bookmark text:name="L3139"/></text:p>
          </table:table-cell>
        </table:table-row>
        <table:table-row>
          <table:table-cell table:style-name="Table14.A1" office:value-type="string">
            <text:p text:style-name="P21"><text:bookmark text:name="LC3138"/><text:bookmark text:name="LC3139"/></text:p>
          </table:table-cell>
          <table:table-cell table:style-name="Table14.A1" office:value-type="string">
            <text:p text:style-name="P22">* Author: Branden Hitt<text:bookmark text:name="L4140"/><text:bookmark text:name="L4141"/></text:p>
          </table:table-cell>
        </table:table-row>
        <table:table-row>
          <table:table-cell table:style-name="Table14.A1" office:value-type="string">
            <text:p text:style-name="P21"><text:bookmark text:name="LC4138"/><text:bookmark text:name="LC4139"/></text:p>
          </table:table-cell>
          <table:table-cell table:style-name="Table14.A1" office:value-type="string">
            <text:p text:style-name="P22">* Purpose: Specification of the BossUnit class<text:bookmark text:name="L5146"/><text:bookmark text:name="L5147"/></text:p>
          </table:table-cell>
        </table:table-row>
        <table:table-row>
          <table:table-cell table:style-name="Table14.A1" office:value-type="string">
            <text:p text:style-name="P21"><text:bookmark text:name="LC5144"/><text:bookmark text:name="LC5145"/></text:p>
          </table:table-cell>
          <table:table-cell table:style-name="Table14.A1" office:value-type="string">
            <text:p text:style-name="P22">* Created on December 3, 2015, 1:06 PM<text:bookmark text:name="L6130"/><text:bookmark text:name="L6131"/></text:p>
          </table:table-cell>
        </table:table-row>
        <table:table-row>
          <table:table-cell table:style-name="Table14.A1" office:value-type="string">
            <text:p text:style-name="P21"><text:bookmark text:name="LC6130"/><text:bookmark text:name="LC6131"/></text:p>
          </table:table-cell>
          <table:table-cell table:style-name="Table14.A1" office:value-type="string">
            <text:p text:style-name="P22">*/<text:bookmark text:name="L735"/><text:bookmark text:name="L736"/></text:p>
          </table:table-cell>
        </table:table-row>
        <table:table-row>
          <table:table-cell table:style-name="Table14.A1" office:value-type="string">
            <text:p text:style-name="P21"><text:bookmark text:name="LC735"/><text:bookmark text:name="LC736"/></text:p>
          </table:table-cell>
          <table:table-cell table:style-name="Table14.A1" office:value-type="string">
            <text:p text:style-name="P21"><text:bookmark text:name="L834"/><text:bookmark text:name="L835"/></text:p>
          </table:table-cell>
        </table:table-row>
        <table:table-row>
          <table:table-cell table:style-name="Table14.A1" office:value-type="string">
            <text:p text:style-name="P21"><text:bookmark text:name="LC836"/><text:bookmark text:name="LC837"/></text:p>
          </table:table-cell>
          <table:table-cell table:style-name="Table14.A1" office:value-type="string">
            <text:p text:style-name="P23">#<text:span text:style-name="T4">ifndef</text:span> BOSSUNIT_H<text:bookmark text:name="L934"/><text:bookmark text:name="L935"/></text:p>
          </table:table-cell>
        </table:table-row>
        <table:table-row>
          <table:table-cell table:style-name="Table14.A1" office:value-type="string">
            <text:p text:style-name="P21"><text:bookmark text:name="LC934"/><text:bookmark text:name="LC935"/></text:p>
          </table:table-cell>
          <table:table-cell table:style-name="Table14.A1" office:value-type="string">
            <text:p text:style-name="P23">#<text:span text:style-name="T4">define</text:span> <text:span text:style-name="T7">BOSSUNIT_H</text:span><text:bookmark text:name="L1040"/><text:bookmark text:name="L1041"/></text:p>
          </table:table-cell>
        </table:table-row>
        <table:table-row>
          <table:table-cell table:style-name="Table14.A1" office:value-type="string">
            <text:p text:style-name="P21"><text:bookmark text:name="LC1038"/><text:bookmark text:name="LC1039"/></text:p>
          </table:table-cell>
          <table:table-cell table:style-name="Table14.A1" office:value-type="string">
            <text:p text:style-name="P23">#<text:span text:style-name="T4">include</text:span> <text:span text:style-name="T5">"EnemyUnit.h"</text:span><text:bookmark text:name="L1140"/><text:bookmark text:name="L1143"/></text:p>
          </table:table-cell>
        </table:table-row>
        <table:table-row>
          <table:table-cell table:style-name="Table14.A1" office:value-type="string">
            <text:p text:style-name="P21"><text:bookmark text:name="LC1164"/><text:bookmark text:name="LC1165"/></text:p>
          </table:table-cell>
          <table:table-cell table:style-name="Table14.A1" office:value-type="string">
            <text:p text:style-name="P23"><text:span text:style-name="T4">class</text:span> <text:span text:style-name="T7">BossUnit</text:span> : <text:span text:style-name="T4">public</text:span> <text:span text:style-name="T7">EnemyUnit</text:span>{<text:bookmark text:name="L1236"/><text:bookmark text:name="L1237"/></text:p>
          </table:table-cell>
        </table:table-row>
        <table:table-row>
          <table:table-cell table:style-name="Table14.A1" office:value-type="string">
            <text:p text:style-name="P21"><text:bookmark text:name="LC1238"/><text:bookmark text:name="LC1239"/></text:p>
          </table:table-cell>
          <table:table-cell table:style-name="Table14.A1" office:value-type="string">
            <text:p text:style-name="P25">private:<text:bookmark text:name="L1340"/><text:bookmark text:name="L1343"/></text:p>
          </table:table-cell>
        </table:table-row>
        <table:table-row>
          <table:table-cell table:style-name="Table14.A1" office:value-type="string">
            <text:p text:style-name="P21"><text:bookmark text:name="LC1340"/><text:bookmark text:name="LC1343"/></text:p>
          </table:table-cell>
          <table:table-cell table:style-name="Table14.A1" office:value-type="string">
            <text:p text:style-name="P23">string bonus;<text:bookmark text:name="L1440"/><text:bookmark text:name="L1441"/></text:p>
          </table:table-cell>
        </table:table-row>
        <table:table-row>
          <table:table-cell table:style-name="Table14.A1" office:value-type="string">
            <text:p text:style-name="P21"><text:bookmark text:name="LC1438"/><text:bookmark text:name="LC1439"/></text:p>
          </table:table-cell>
          <table:table-cell table:style-name="Table14.A1" office:value-type="string">
            <text:p text:style-name="P23">string special;<text:bookmark text:name="L1540"/><text:bookmark text:name="L1543"/></text:p>
          </table:table-cell>
        </table:table-row>
        <table:table-row>
          <table:table-cell table:style-name="Table14.A1" office:value-type="string">
            <text:p text:style-name="P21"><text:bookmark text:name="LC1540"/><text:bookmark text:name="LC1541"/></text:p>
          </table:table-cell>
          <table:table-cell table:style-name="Table14.A1" office:value-type="string">
            <text:p text:style-name="P25">public:<text:bookmark text:name="L1636"/><text:bookmark text:name="L1637"/></text:p>
          </table:table-cell>
        </table:table-row>
        <table:table-row>
          <table:table-cell table:style-name="Table14.A1" office:value-type="string">
            <text:p text:style-name="P21"><text:bookmark text:name="LC1634"/><text:bookmark text:name="LC1635"/></text:p>
          </table:table-cell>
          <table:table-cell table:style-name="Table14.A1" office:value-type="string">
            <text:p text:style-name="P23"><text:span text:style-name="T7">BossUnit</text:span>(); <text:span text:style-name="T6">//Default Constructor</text:span><text:bookmark text:name="L1734"/><text:bookmark text:name="L1735"/></text:p>
          </table:table-cell>
        </table:table-row>
        <table:table-row>
          <table:table-cell table:style-name="Table14.A1" office:value-type="string">
            <text:p text:style-name="P21"><text:bookmark text:name="LC1734"/><text:bookmark text:name="LC1735"/></text:p>
          </table:table-cell>
          <table:table-cell table:style-name="Table14.A1" office:value-type="string">
            <text:p text:style-name="P23"><text:span text:style-name="T4">void</text:span> <text:span text:style-name="T7">setBon</text:span>(string); <text:span text:style-name="T6">//Mutator</text:span><text:bookmark text:name="L1836"/><text:bookmark text:name="L1837"/></text:p>
          </table:table-cell>
        </table:table-row>
        <table:table-row>
          <table:table-cell table:style-name="Table14.A1" office:value-type="string">
            <text:p text:style-name="P21"><text:bookmark text:name="LC1836"/><text:bookmark text:name="LC1837"/></text:p>
          </table:table-cell>
          <table:table-cell table:style-name="Table14.A1" office:value-type="string">
            <text:p text:style-name="P23"><text:span text:style-name="T4">void</text:span> <text:span text:style-name="T7">setSpec</text:span>(string); <text:span text:style-name="T6">//Mutator</text:span><text:bookmark text:name="L1934"/><text:bookmark text:name="L1935"/></text:p>
          </table:table-cell>
        </table:table-row>
        <table:table-row>
          <table:table-cell table:style-name="Table14.A1" office:value-type="string">
            <text:p text:style-name="P21"><text:bookmark text:name="LC1936"/><text:bookmark text:name="LC1937"/></text:p>
          </table:table-cell>
          <table:table-cell table:style-name="Table14.A1" office:value-type="string">
            <text:p text:style-name="P23">string <text:span text:style-name="T7">getBon</text:span>(){<text:span text:style-name="T4">return</text:span> bonus;} <text:span text:style-name="T6">//Accessor (in-line)</text:span><text:bookmark text:name="L2040"/><text:bookmark text:name="L2043"/></text:p>
          </table:table-cell>
        </table:table-row>
        <table:table-row>
          <table:table-cell table:style-name="Table14.A1" office:value-type="string">
            <text:p text:style-name="P21"><text:bookmark text:name="LC2040"/><text:bookmark text:name="LC2043"/></text:p>
          </table:table-cell>
          <table:table-cell table:style-name="Table14.A1" office:value-type="string">
            <text:p text:style-name="P23">string <text:span text:style-name="T7">getSpec</text:span>(){<text:span text:style-name="T4">return</text:span> special;} <text:span text:style-name="T6">//Accessor (in-line)</text:span><text:bookmark text:name="L2150"/><text:bookmark text:name="L2153"/></text:p>
          </table:table-cell>
        </table:table-row>
        <table:table-row>
          <table:table-cell table:style-name="Table14.A1" office:value-type="string">
            <text:p text:style-name="P21"><text:bookmark text:name="LC2152"/><text:bookmark text:name="LC2153"/></text:p>
          </table:table-cell>
          <table:table-cell table:style-name="Table14.A1" office:value-type="string">
            <text:p text:style-name="P23">};<text:bookmark text:name="L2232"/><text:bookmark text:name="L2233"/></text:p>
          </table:table-cell>
        </table:table-row>
        <table:table-row>
          <table:table-cell table:style-name="Table14.A1" office:value-type="string">
            <text:p text:style-name="P21"><text:bookmark text:name="LC2230"/><text:bookmark text:name="LC2233"/></text:p>
          </table:table-cell>
          <table:table-cell table:style-name="Table14.A1" office:value-type="string">
            <text:p text:style-name="P21"><text:bookmark text:name="L2330"/><text:bookmark text:name="L2331"/></text:p>
          </table:table-cell>
        </table:table-row>
        <table:table-row>
          <table:table-cell table:style-name="Table14.A1" office:value-type="string">
            <text:p text:style-name="P21"><text:bookmark text:name="LC2330"/><text:bookmark text:name="LC2331"/></text:p>
          </table:table-cell>
          <table:table-cell table:style-name="Table14.A1" office:value-type="string">
            <text:p text:style-name="P23">#<text:span text:style-name="T4">endif</text:span> <text:span text:style-name="T6">/* BOSSUNIT_H */</text:span></text:p>
          </table:table-cell>
        </table:table-row>
      </table:table>
      <text:p text:style-name="Text_20_body"/>
      <table:table table:name="Table15" table:style-name="Table15">
        <table:table-column table:style-name="Table15.A"/>
        <table:table-column table:style-name="Table15.B"/>
        <table:table-row>
          <table:table-cell table:style-name="Table15.A1" office:value-type="string">
            <text:p text:style-name="P22"><text:bookmark text:name="LC1166"/><text:bookmark text:name="LC1167"/>/* <text:bookmark text:name="L2154"/><text:bookmark text:name="L2155"/></text:p>
          </table:table-cell>
          <table:table-cell table:style-name="Table15.B1" office:value-type="string">
            <text:p text:style-name="P21"/>
          </table:table-cell>
        </table:table-row>
        <table:table-row>
          <table:table-cell table:style-name="Table15.A1" office:value-type="string">
            <text:p text:style-name="P21"><text:bookmark text:name="LC2154"/><text:bookmark text:name="LC2155"/></text:p>
          </table:table-cell>
          <table:table-cell table:style-name="Table15.A1" office:value-type="string">
            <text:p text:style-name="P22">* File: BossUnit.h<text:bookmark text:name="L3140"/><text:bookmark text:name="L3141"/></text:p>
          </table:table-cell>
        </table:table-row>
        <table:table-row>
          <table:table-cell table:style-name="Table15.A1" office:value-type="string">
            <text:p text:style-name="P21"><text:bookmark text:name="LC3140"/><text:bookmark text:name="LC3141"/></text:p>
          </table:table-cell>
          <table:table-cell table:style-name="Table15.A1" office:value-type="string">
            <text:p text:style-name="P22">* Author: Branden Hitt<text:bookmark text:name="L4142"/><text:bookmark text:name="L4143"/></text:p>
          </table:table-cell>
        </table:table-row>
        <table:table-row>
          <table:table-cell table:style-name="Table15.A1" office:value-type="string">
            <text:p text:style-name="P21"><text:bookmark text:name="LC4140"/><text:bookmark text:name="LC4141"/></text:p>
          </table:table-cell>
          <table:table-cell table:style-name="Table15.A1" office:value-type="string">
            <text:p text:style-name="P22">* Purpose: Implementation of the BossUnit class<text:bookmark text:name="L5148"/><text:bookmark text:name="L5149"/></text:p>
          </table:table-cell>
        </table:table-row>
        <table:table-row>
          <table:table-cell table:style-name="Table15.A1" office:value-type="string">
            <text:p text:style-name="P21"><text:bookmark text:name="LC5146"/><text:bookmark text:name="LC5147"/></text:p>
          </table:table-cell>
          <table:table-cell table:style-name="Table15.A1" office:value-type="string">
            <text:p text:style-name="P22">* Created on December 3, 2015, 1:11 PM<text:bookmark text:name="L6132"/><text:bookmark text:name="L6133"/></text:p>
          </table:table-cell>
        </table:table-row>
        <table:table-row>
          <table:table-cell table:style-name="Table15.A1" office:value-type="string">
            <text:p text:style-name="P21"><text:bookmark text:name="LC6132"/><text:bookmark text:name="LC6133"/></text:p>
          </table:table-cell>
          <table:table-cell table:style-name="Table15.A1" office:value-type="string">
            <text:p text:style-name="P22">*/<text:bookmark text:name="L737"/><text:bookmark text:name="L738"/></text:p>
          </table:table-cell>
        </table:table-row>
        <table:table-row>
          <table:table-cell table:style-name="Table15.A1" office:value-type="string">
            <text:p text:style-name="P21"><text:bookmark text:name="LC737"/><text:bookmark text:name="LC738"/></text:p>
          </table:table-cell>
          <table:table-cell table:style-name="Table15.A1" office:value-type="string">
            <text:p text:style-name="P23">#<text:span text:style-name="T4">include</text:span> <text:span text:style-name="T5">"BossUnit.h"</text:span><text:bookmark text:name="L836"/><text:bookmark text:name="L837"/></text:p>
          </table:table-cell>
        </table:table-row>
        <table:table-row>
          <table:table-cell table:style-name="Table15.A1" office:value-type="string">
            <text:p text:style-name="P21"><text:bookmark text:name="LC838"/><text:bookmark text:name="LC839"/></text:p>
          </table:table-cell>
          <table:table-cell table:style-name="Table15.A1" office:value-type="string">
            <text:p text:style-name="P23">#<text:span text:style-name="T4">include</text:span> <text:span text:style-name="T5">&lt;cstdlib&gt;</text:span><text:bookmark text:name="L936"/><text:bookmark text:name="L937"/></text:p>
          </table:table-cell>
        </table:table-row>
        <table:table-row>
          <table:table-cell table:style-name="Table15.A1" office:value-type="string">
            <text:p text:style-name="P21"><text:bookmark text:name="LC936"/><text:bookmark text:name="LC937"/></text:p>
          </table:table-cell>
          <table:table-cell table:style-name="Table15.A1" office:value-type="string">
            <text:p text:style-name="P23"><text:span text:style-name="T7">BossUnit::BossUnit</text:span>(){<text:bookmark text:name="L1042"/><text:bookmark text:name="L1043"/></text:p>
          </table:table-cell>
        </table:table-row>
        <table:table-row>
          <table:table-cell table:style-name="Table15.A1" office:value-type="string">
            <text:p text:style-name="P21"><text:bookmark text:name="LC1040"/><text:bookmark text:name="LC1041"/></text:p>
          </table:table-cell>
          <table:table-cell table:style-name="Table15.A1" office:value-type="string">
            <text:p text:style-name="P23"><text:span text:style-name="T8">srand</text:span>(<text:span text:style-name="T4">static_cast</text:span>&lt;<text:span text:style-name="T4">unsigned</text:span> <text:span text:style-name="T4">int</text:span>&gt;(<text:span text:style-name="T8">time</text:span>(<text:span text:style-name="T8">0</text:span>)));<text:bookmark text:name="L1144"/><text:bookmark text:name="L1145"/></text:p>
          </table:table-cell>
        </table:table-row>
        <table:table-row>
          <table:table-cell table:style-name="Table15.A1" office:value-type="string">
            <text:p text:style-name="P21"><text:bookmark text:name="LC1168"/><text:bookmark text:name="LC1169"/></text:p>
          </table:table-cell>
          <table:table-cell table:style-name="Table15.A1" office:value-type="string">
            <text:p text:style-name="P23"><text:span text:style-name="T4">int</text:span> pick=(<text:span text:style-name="T8">rand</text:span>()%<text:span text:style-name="T8">5</text:span>+<text:span text:style-name="T8">1</text:span>);<text:bookmark text:name="L1238"/><text:bookmark text:name="L1239"/></text:p>
          </table:table-cell>
        </table:table-row>
        <table:table-row>
          <table:table-cell table:style-name="Table15.A1" office:value-type="string">
            <text:p text:style-name="P21"><text:bookmark text:name="LC1240"/><text:bookmark text:name="LC1243"/></text:p>
          </table:table-cell>
          <table:table-cell table:style-name="Table15.A1" office:value-type="string">
            <text:p text:style-name="P23"><text:span text:style-name="T4">if</text:span>(pick==<text:span text:style-name="T8">1</text:span>){<text:bookmark text:name="L1344"/><text:bookmark text:name="L1345"/></text:p>
          </table:table-cell>
        </table:table-row>
        <table:table-row>
          <table:table-cell table:style-name="Table15.A1" office:value-type="string">
            <text:p text:style-name="P21"><text:bookmark text:name="LC1344"/><text:bookmark text:name="LC1345"/></text:p>
          </table:table-cell>
          <table:table-cell table:style-name="Table15.A1" office:value-type="string">
            <text:p text:style-name="P23">name=<text:span text:style-name="T5">"Nosferatu"</text:span>;<text:bookmark text:name="L1442"/><text:bookmark text:name="L1443"/></text:p>
          </table:table-cell>
        </table:table-row>
        <table:table-row>
          <table:table-cell table:style-name="Table15.A1" office:value-type="string">
            <text:p text:style-name="P21"><text:bookmark text:name="LC1440"/><text:bookmark text:name="LC1441"/></text:p>
          </table:table-cell>
          <table:table-cell table:style-name="Table15.A1" office:value-type="string">
            <text:p text:style-name="P23">health=<text:span text:style-name="T8">1200</text:span>;<text:bookmark text:name="L1544"/><text:bookmark text:name="L1545"/></text:p>
          </table:table-cell>
        </table:table-row>
        <table:table-row>
          <table:table-cell table:style-name="Table15.A1" office:value-type="string">
            <text:p text:style-name="P21"><text:bookmark text:name="LC1542"/><text:bookmark text:name="LC1543"/></text:p>
          </table:table-cell>
          <table:table-cell table:style-name="Table15.A1" office:value-type="string">
            <text:p text:style-name="P23">dps=<text:span text:style-name="T8">70</text:span>;<text:bookmark text:name="L1638"/><text:bookmark text:name="L1639"/></text:p>
          </table:table-cell>
        </table:table-row>
        <table:table-row>
          <table:table-cell table:style-name="Table15.A1" office:value-type="string">
            <text:p text:style-name="P21"><text:bookmark text:name="LC1636"/><text:bookmark text:name="LC1637"/></text:p>
          </table:table-cell>
          <table:table-cell table:style-name="Table15.A1" office:value-type="string">
            <text:p text:style-name="P23">bonus=<text:span text:style-name="T5">"LifeSteal"</text:span>; <text:span text:style-name="T6">//Steals health from successful attacks</text:span><text:bookmark text:name="L1736"/><text:bookmark text:name="L1737"/></text:p>
          </table:table-cell>
        </table:table-row>
        <table:table-row>
          <table:table-cell table:style-name="Table15.A1" office:value-type="string">
            <text:p text:style-name="P21"><text:bookmark text:name="LC1736"/><text:bookmark text:name="LC1737"/></text:p>
          </table:table-cell>
          <table:table-cell table:style-name="Table15.A1" office:value-type="string">
            <text:p text:style-name="P23">special=<text:span text:style-name="T5">"LifeSwap"</text:span>; <text:span text:style-name="T6">//Swaps health with the player at a given percentage</text:span><text:bookmark text:name="L1838"/><text:bookmark text:name="L1839"/></text:p>
          </table:table-cell>
        </table:table-row>
        <table:table-row>
          <table:table-cell table:style-name="Table15.A1" office:value-type="string">
            <text:p text:style-name="P21"><text:bookmark text:name="LC1838"/><text:bookmark text:name="LC1839"/></text:p>
          </table:table-cell>
          <table:table-cell table:style-name="Table15.A1" office:value-type="string">
            <text:p text:style-name="P23">}<text:span text:style-name="T4">else</text:span> <text:span text:style-name="T4">if</text:span>(pick==<text:span text:style-name="T8">2</text:span>){<text:bookmark text:name="L1936"/><text:bookmark text:name="L1937"/></text:p>
          </table:table-cell>
        </table:table-row>
        <table:table-row>
          <table:table-cell table:style-name="Table15.A1" office:value-type="string">
            <text:p text:style-name="P21"><text:bookmark text:name="LC1938"/><text:bookmark text:name="LC1939"/></text:p>
          </table:table-cell>
          <table:table-cell table:style-name="Table15.A1" office:value-type="string">
            <text:p text:style-name="P23">name=<text:span text:style-name="T5">"Headless Horseman"</text:span>;<text:bookmark text:name="L2044"/><text:bookmark text:name="L2045"/></text:p>
          </table:table-cell>
        </table:table-row>
        <table:table-row>
          <table:table-cell table:style-name="Table15.A1" office:value-type="string">
            <text:p text:style-name="P21"><text:bookmark text:name="LC2044"/><text:bookmark text:name="LC2045"/></text:p>
          </table:table-cell>
          <table:table-cell table:style-name="Table15.A1" office:value-type="string">
            <text:p text:style-name="P23">health=<text:span text:style-name="T8">1400</text:span>;<text:bookmark text:name="L2156"/><text:bookmark text:name="L2157"/></text:p>
          </table:table-cell>
        </table:table-row>
        <table:table-row>
          <table:table-cell table:style-name="Table15.A1" office:value-type="string">
            <text:p text:style-name="P21"><text:bookmark text:name="LC2156"/><text:bookmark text:name="LC2157"/></text:p>
          </table:table-cell>
          <table:table-cell table:style-name="Table15.A1" office:value-type="string">
            <text:p text:style-name="P23">dps=<text:span text:style-name="T8">50</text:span>;<text:bookmark text:name="L2234"/><text:bookmark text:name="L2235"/></text:p>
          </table:table-cell>
        </table:table-row>
        <table:table-row>
          <table:table-cell table:style-name="Table15.A1" office:value-type="string">
            <text:p text:style-name="P21"><text:bookmark text:name="LC2234"/><text:bookmark text:name="LC2235"/></text:p>
          </table:table-cell>
          <table:table-cell table:style-name="Table15.A1" office:value-type="string">
            <text:p text:style-name="P23">bonus=<text:span text:style-name="T5">"Fear"</text:span>; <text:span text:style-name="T6">//Chance to force player to miss attack</text:span><text:bookmark text:name="L2332"/><text:bookmark text:name="L2333"/></text:p>
          </table:table-cell>
        </table:table-row>
        <table:table-row>
          <table:table-cell table:style-name="Table15.A1" office:value-type="string">
            <text:p text:style-name="P21"><text:bookmark text:name="LC2332"/><text:bookmark text:name="LC2333"/></text:p>
          </table:table-cell>
          <table:table-cell table:style-name="Table15.A1" office:value-type="string">
            <text:p text:style-name="P23">special=<text:span text:style-name="T5">"Trample"</text:span>; <text:span text:style-name="T6">//Attacks First</text:span><text:bookmark text:name="L2428"/><text:bookmark text:name="L2429"/></text:p>
          </table:table-cell>
        </table:table-row>
        <table:table-row>
          <table:table-cell table:style-name="Table15.A1" office:value-type="string">
            <text:p text:style-name="P21"><text:bookmark text:name="LC2428"/><text:bookmark text:name="LC2429"/></text:p>
          </table:table-cell>
          <table:table-cell table:style-name="Table15.A1" office:value-type="string">
            <text:p text:style-name="P23">}<text:span text:style-name="T4">else</text:span> <text:span text:style-name="T4">if</text:span>(pick==<text:span text:style-name="T8">3</text:span>){<text:bookmark text:name="L2528"/><text:bookmark text:name="L2529"/></text:p>
          </table:table-cell>
        </table:table-row>
        <table:table-row>
          <table:table-cell table:style-name="Table15.A1" office:value-type="string">
            <text:p text:style-name="P21"><text:bookmark text:name="LC2526"/><text:bookmark text:name="LC2527"/></text:p>
          </table:table-cell>
          <table:table-cell table:style-name="Table15.A1" office:value-type="string">
            <text:p text:style-name="P23">name=<text:span text:style-name="T5">"Dr. Jeckyl"</text:span>;<text:bookmark text:name="L2630"/><text:bookmark text:name="L2633"/></text:p>
          </table:table-cell>
        </table:table-row>
        <table:table-row>
          <table:table-cell table:style-name="Table15.A1" office:value-type="string">
            <text:p text:style-name="P21"><text:bookmark text:name="LC2630"/><text:bookmark text:name="LC2633"/></text:p>
          </table:table-cell>
          <table:table-cell table:style-name="Table15.A1" office:value-type="string">
            <text:p text:style-name="P23">health=<text:span text:style-name="T8">1200</text:span>;<text:bookmark text:name="L2728"/><text:bookmark text:name="L2729"/></text:p>
          </table:table-cell>
        </table:table-row>
        <table:table-row>
          <table:table-cell table:style-name="Table15.A1" office:value-type="string">
            <text:p text:style-name="P21"><text:bookmark text:name="LC2728"/><text:bookmark text:name="LC2729"/></text:p>
          </table:table-cell>
          <table:table-cell table:style-name="Table15.A1" office:value-type="string">
            <text:p text:style-name="P23">dps=<text:span text:style-name="T8">30</text:span>;<text:bookmark text:name="L2826"/><text:bookmark text:name="L2827"/></text:p>
          </table:table-cell>
        </table:table-row>
        <table:table-row>
          <table:table-cell table:style-name="Table15.A1" office:value-type="string">
            <text:p text:style-name="P21"><text:bookmark text:name="LC2826"/><text:bookmark text:name="LC2827"/></text:p>
          </table:table-cell>
          <table:table-cell table:style-name="Table15.A1" office:value-type="string">
            <text:p text:style-name="P23">bonus=<text:span text:style-name="T5">"Toxic"</text:span>; <text:span text:style-name="T6">//Chance to lower Max Health permanently</text:span><text:bookmark text:name="L2924"/><text:bookmark text:name="L2925"/></text:p>
          </table:table-cell>
        </table:table-row>
        <text:soft-page-break/>
        <table:table-row>
          <table:table-cell table:style-name="Table15.A1" office:value-type="string">
            <text:p text:style-name="P21"><text:bookmark text:name="LC2924"/><text:bookmark text:name="LC2925"/></text:p>
          </table:table-cell>
          <table:table-cell table:style-name="Table15.A1" office:value-type="string">
            <text:p text:style-name="P23">special=<text:span text:style-name="T5">"Anger"</text:span>; <text:span text:style-name="T6">//Chance to transform to Mr.Hyde and gain stats </text:span><text:bookmark text:name="L3024"/><text:bookmark text:name="L3025"/></text:p>
          </table:table-cell>
        </table:table-row>
        <table:table-row>
          <table:table-cell table:style-name="Table15.A1" office:value-type="string">
            <text:p text:style-name="P21"><text:bookmark text:name="LC3024"/><text:bookmark text:name="LC3025"/></text:p>
          </table:table-cell>
          <table:table-cell table:style-name="Table15.A1" office:value-type="string">
            <text:p text:style-name="P23">}<text:span text:style-name="T4">else</text:span> <text:span text:style-name="T4">if</text:span>(pick==<text:span text:style-name="T8">4</text:span>){<text:bookmark text:name="L3142"/><text:bookmark text:name="L3143"/></text:p>
          </table:table-cell>
        </table:table-row>
        <table:table-row>
          <table:table-cell table:style-name="Table15.A1" office:value-type="string">
            <text:p text:style-name="P21"><text:bookmark text:name="LC3142"/><text:bookmark text:name="LC3143"/></text:p>
          </table:table-cell>
          <table:table-cell table:style-name="Table15.A1" office:value-type="string">
            <text:p text:style-name="P23">name=<text:span text:style-name="T5">"Frankenstein's Monster"</text:span>;<text:bookmark text:name="L3226"/><text:bookmark text:name="L3227"/></text:p>
          </table:table-cell>
        </table:table-row>
        <table:table-row>
          <table:table-cell table:style-name="Table15.A1" office:value-type="string">
            <text:p text:style-name="P21"><text:bookmark text:name="LC3224"/><text:bookmark text:name="LC3225"/></text:p>
          </table:table-cell>
          <table:table-cell table:style-name="Table15.A1" office:value-type="string">
            <text:p text:style-name="P23">health=<text:span text:style-name="T8">1600</text:span>;<text:bookmark text:name="L3322"/><text:bookmark text:name="L3323"/></text:p>
          </table:table-cell>
        </table:table-row>
        <table:table-row>
          <table:table-cell table:style-name="Table15.A1" office:value-type="string">
            <text:p text:style-name="P21"><text:bookmark text:name="LC3324"/><text:bookmark text:name="LC3325"/></text:p>
          </table:table-cell>
          <table:table-cell table:style-name="Table15.A1" office:value-type="string">
            <text:p text:style-name="P23">dps=<text:span text:style-name="T8">60</text:span>;<text:bookmark text:name="L3426"/><text:bookmark text:name="L3427"/></text:p>
          </table:table-cell>
        </table:table-row>
        <table:table-row>
          <table:table-cell table:style-name="Table15.A1" office:value-type="string">
            <text:p text:style-name="P21"><text:bookmark text:name="LC3426"/><text:bookmark text:name="LC3427"/></text:p>
          </table:table-cell>
          <table:table-cell table:style-name="Table15.A1" office:value-type="string">
            <text:p text:style-name="P23">bonus=<text:span text:style-name="T5">"Conduit"</text:span>; <text:span text:style-name="T6">//Chance to shock player for damage when he is hit </text:span><text:bookmark text:name="L3522"/><text:bookmark text:name="L3523"/></text:p>
          </table:table-cell>
        </table:table-row>
        <table:table-row>
          <table:table-cell table:style-name="Table15.A1" office:value-type="string">
            <text:p text:style-name="P21"><text:bookmark text:name="LC3522"/><text:bookmark text:name="LC3523"/></text:p>
          </table:table-cell>
          <table:table-cell table:style-name="Table15.A1" office:value-type="string">
            <text:p text:style-name="P23">special=<text:span text:style-name="T5">"none"</text:span>; <text:span text:style-name="T6">//Chance to break the player's weapon, returning it to default stats</text:span><text:bookmark text:name="L3622"/><text:bookmark text:name="L3623"/></text:p>
          </table:table-cell>
        </table:table-row>
        <table:table-row>
          <table:table-cell table:style-name="Table15.A1" office:value-type="string">
            <text:p text:style-name="P21"><text:bookmark text:name="LC3624"/><text:bookmark text:name="LC3625"/></text:p>
          </table:table-cell>
          <table:table-cell table:style-name="Table15.A1" office:value-type="string">
            <text:p text:style-name="P23">}<text:span text:style-name="T4">else</text:span>{<text:bookmark text:name="L3722"/><text:bookmark text:name="L3723"/></text:p>
          </table:table-cell>
        </table:table-row>
        <table:table-row>
          <table:table-cell table:style-name="Table15.A1" office:value-type="string">
            <text:p text:style-name="P21"><text:bookmark text:name="LC3722"/><text:bookmark text:name="LC3723"/></text:p>
          </table:table-cell>
          <table:table-cell table:style-name="Table15.A1" office:value-type="string">
            <text:p text:style-name="P23">name=<text:span text:style-name="T5">"Cthulhu"</text:span>;<text:bookmark text:name="L3822"/><text:bookmark text:name="L3823"/></text:p>
          </table:table-cell>
        </table:table-row>
        <table:table-row>
          <table:table-cell table:style-name="Table15.A1" office:value-type="string">
            <text:p text:style-name="P21"><text:bookmark text:name="LC3822"/><text:bookmark text:name="LC3823"/></text:p>
          </table:table-cell>
          <table:table-cell table:style-name="Table15.A1" office:value-type="string">
            <text:p text:style-name="P23">health=<text:span text:style-name="T8">5000</text:span>;<text:bookmark text:name="L3922"/><text:bookmark text:name="L3923"/></text:p>
          </table:table-cell>
        </table:table-row>
        <table:table-row>
          <table:table-cell table:style-name="Table15.A1" office:value-type="string">
            <text:p text:style-name="P21"><text:bookmark text:name="LC3922"/><text:bookmark text:name="LC3923"/></text:p>
          </table:table-cell>
          <table:table-cell table:style-name="Table15.A1" office:value-type="string">
            <text:p text:style-name="P23">dps=<text:span text:style-name="T8">300</text:span>;<text:bookmark text:name="L4026"/><text:bookmark text:name="L4027"/></text:p>
          </table:table-cell>
        </table:table-row>
        <table:table-row>
          <table:table-cell table:style-name="Table15.A1" office:value-type="string">
            <text:p text:style-name="P21"><text:bookmark text:name="LC4026"/><text:bookmark text:name="LC4027"/></text:p>
          </table:table-cell>
          <table:table-cell table:style-name="Table15.A1" office:value-type="string">
            <text:p text:style-name="P23">bonus=<text:span text:style-name="T5">"The Call"</text:span>; <text:span text:style-name="T6">//Chance for the player to go mad and attack themselves</text:span><text:bookmark text:name="L4144"/><text:bookmark text:name="L4145"/></text:p>
          </table:table-cell>
        </table:table-row>
        <table:table-row>
          <table:table-cell table:style-name="Table15.A1" office:value-type="string">
            <text:p text:style-name="P21"><text:bookmark text:name="LC4142"/><text:bookmark text:name="LC4143"/></text:p>
          </table:table-cell>
          <table:table-cell table:style-name="Table15.A1" office:value-type="string">
            <text:p text:style-name="P23">special=<text:span text:style-name="T5">"Devour"</text:span>; <text:span text:style-name="T6">//Chance to automatically kill the player</text:span><text:bookmark text:name="L4222"/><text:bookmark text:name="L4223"/></text:p>
          </table:table-cell>
        </table:table-row>
        <table:table-row>
          <table:table-cell table:style-name="Table15.A1" office:value-type="string">
            <text:p text:style-name="P21"><text:bookmark text:name="LC4220"/><text:bookmark text:name="LC4221"/></text:p>
          </table:table-cell>
          <table:table-cell table:style-name="Table15.A1" office:value-type="string">
            <text:p text:style-name="P23">}<text:bookmark text:name="L4320"/><text:bookmark text:name="L4321"/></text:p>
          </table:table-cell>
        </table:table-row>
        <table:table-row>
          <table:table-cell table:style-name="Table15.A1" office:value-type="string">
            <text:p text:style-name="P21"><text:bookmark text:name="LC4320"/><text:bookmark text:name="LC4321"/></text:p>
          </table:table-cell>
          <table:table-cell table:style-name="Table15.A1" office:value-type="string">
            <text:p text:style-name="P23">}<text:bookmark text:name="L4420"/><text:bookmark text:name="L4421"/></text:p>
          </table:table-cell>
        </table:table-row>
        <table:table-row>
          <table:table-cell table:style-name="Table15.A1" office:value-type="string">
            <text:p text:style-name="P21"><text:bookmark text:name="LC4420"/><text:bookmark text:name="LC4421"/></text:p>
          </table:table-cell>
          <table:table-cell table:style-name="Table15.A1" office:value-type="string">
            <text:p text:style-name="P23"><text:span text:style-name="T4">void</text:span> <text:span text:style-name="T7">BossUnit::setBon</text:span>(string b){<text:bookmark text:name="L4520"/><text:bookmark text:name="L4521"/></text:p>
          </table:table-cell>
        </table:table-row>
        <table:table-row>
          <table:table-cell table:style-name="Table15.A1" office:value-type="string">
            <text:p text:style-name="P21"><text:bookmark text:name="LC4520"/><text:bookmark text:name="LC4521"/></text:p>
          </table:table-cell>
          <table:table-cell table:style-name="Table15.A1" office:value-type="string">
            <text:p text:style-name="P23">bonus=b;<text:bookmark text:name="L4624"/><text:bookmark text:name="L4625"/></text:p>
          </table:table-cell>
        </table:table-row>
        <table:table-row>
          <table:table-cell table:style-name="Table15.A1" office:value-type="string">
            <text:p text:style-name="P21"><text:bookmark text:name="LC4622"/><text:bookmark text:name="LC4623"/></text:p>
          </table:table-cell>
          <table:table-cell table:style-name="Table15.A1" office:value-type="string">
            <text:p text:style-name="P23">}<text:bookmark text:name="L4720"/><text:bookmark text:name="L4721"/></text:p>
          </table:table-cell>
        </table:table-row>
        <table:table-row>
          <table:table-cell table:style-name="Table15.A1" office:value-type="string">
            <text:p text:style-name="P21"><text:bookmark text:name="LC4720"/><text:bookmark text:name="LC4721"/></text:p>
          </table:table-cell>
          <table:table-cell table:style-name="Table15.A1" office:value-type="string">
            <text:p text:style-name="P23"><text:span text:style-name="T4">void</text:span> <text:span text:style-name="T7">BossUnit::setSpec</text:span>(string s){<text:bookmark text:name="L4824"/><text:bookmark text:name="L4825"/></text:p>
          </table:table-cell>
        </table:table-row>
        <table:table-row>
          <table:table-cell table:style-name="Table15.A1" office:value-type="string">
            <text:p text:style-name="P21"><text:bookmark text:name="LC4824"/><text:bookmark text:name="LC4825"/></text:p>
          </table:table-cell>
          <table:table-cell table:style-name="Table15.A1" office:value-type="string">
            <text:p text:style-name="P23">special=s;<text:bookmark text:name="L4920"/><text:bookmark text:name="L4923"/></text:p>
          </table:table-cell>
        </table:table-row>
        <table:table-row>
          <table:table-cell table:style-name="Table15.A1" office:value-type="string">
            <text:p text:style-name="P21"><text:bookmark text:name="LC4924"/><text:bookmark text:name="LC4925"/></text:p>
          </table:table-cell>
          <table:table-cell table:style-name="Table15.A1" office:value-type="string">
            <text:p text:style-name="P23">}</text:p>
          </table:table-cell>
        </table:table-row>
      </table:table>
      <text:p text:style-name="Text_20_body"/>
      <text:p text:style-name="Text_20_body"/>
      <table:table table:name="Table16" table:style-name="Table16">
        <table:table-column table:style-name="Table16.A"/>
        <table:table-column table:style-name="Table16.B"/>
        <table:table-row>
          <table:table-cell table:style-name="Table16.A1" office:value-type="string">
            <text:p text:style-name="P22"><text:bookmark text:name="LC1170"/><text:bookmark text:name="LC1171"/>/* <text:bookmark text:name="L2158"/><text:bookmark text:name="L2159"/></text:p>
          </table:table-cell>
          <table:table-cell table:style-name="Table16.B1" office:value-type="string">
            <text:p text:style-name="P21"/>
          </table:table-cell>
        </table:table-row>
        <table:table-row>
          <table:table-cell table:style-name="Table16.A1" office:value-type="string">
            <text:p text:style-name="P21"><text:bookmark text:name="LC2158"/><text:bookmark text:name="LC2159"/></text:p>
          </table:table-cell>
          <table:table-cell table:style-name="Table16.A1" office:value-type="string">
            <text:p text:style-name="P22">* File: Player.h<text:bookmark text:name="L3144"/><text:bookmark text:name="L3145"/></text:p>
          </table:table-cell>
        </table:table-row>
        <table:table-row>
          <table:table-cell table:style-name="Table16.A1" office:value-type="string">
            <text:p text:style-name="P21"><text:bookmark text:name="LC3144"/><text:bookmark text:name="LC3145"/></text:p>
          </table:table-cell>
          <table:table-cell table:style-name="Table16.A1" office:value-type="string">
            <text:p text:style-name="P22">* Author: Branden Hitt<text:bookmark text:name="L4146"/><text:bookmark text:name="L4147"/></text:p>
          </table:table-cell>
        </table:table-row>
        <table:table-row>
          <table:table-cell table:style-name="Table16.A1" office:value-type="string">
            <text:p text:style-name="P21"><text:bookmark text:name="LC4144"/><text:bookmark text:name="LC4145"/></text:p>
          </table:table-cell>
          <table:table-cell table:style-name="Table16.A1" office:value-type="string">
            <text:p text:style-name="P22">* Purpose: Specification of the Player class<text:bookmark text:name="L5150"/><text:bookmark text:name="L5151"/></text:p>
          </table:table-cell>
        </table:table-row>
        <table:table-row>
          <table:table-cell table:style-name="Table16.A1" office:value-type="string">
            <text:p text:style-name="P21"><text:bookmark text:name="LC5148"/><text:bookmark text:name="LC5149"/></text:p>
          </table:table-cell>
          <table:table-cell table:style-name="Table16.A1" office:value-type="string">
            <text:p text:style-name="P22">* Created on December 1, 2015, 2:01 PM<text:bookmark text:name="L6134"/><text:bookmark text:name="L6135"/></text:p>
          </table:table-cell>
        </table:table-row>
        <table:table-row>
          <table:table-cell table:style-name="Table16.A1" office:value-type="string">
            <text:p text:style-name="P21"><text:bookmark text:name="LC6134"/><text:bookmark text:name="LC6135"/></text:p>
          </table:table-cell>
          <table:table-cell table:style-name="Table16.A1" office:value-type="string">
            <text:p text:style-name="P22">*/<text:bookmark text:name="L739"/><text:bookmark text:name="L740"/></text:p>
          </table:table-cell>
        </table:table-row>
        <table:table-row>
          <table:table-cell table:style-name="Table16.A1" office:value-type="string">
            <text:p text:style-name="P21"><text:bookmark text:name="LC739"/><text:bookmark text:name="LC740"/></text:p>
          </table:table-cell>
          <table:table-cell table:style-name="Table16.A1" office:value-type="string">
            <text:p text:style-name="P23">#<text:span text:style-name="T4">include</text:span> <text:span text:style-name="T5">"Weapon.h"</text:span><text:bookmark text:name="L838"/><text:bookmark text:name="L839"/></text:p>
          </table:table-cell>
        </table:table-row>
        <table:table-row>
          <table:table-cell table:style-name="Table16.A1" office:value-type="string">
            <text:p text:style-name="P21"><text:bookmark text:name="LC840"/><text:bookmark text:name="LC843"/></text:p>
          </table:table-cell>
          <table:table-cell table:style-name="Table16.A1" office:value-type="string">
            <text:p text:style-name="P23">#<text:span text:style-name="T4">include</text:span> <text:span text:style-name="T5">&lt;string&gt;</text:span><text:bookmark text:name="L938"/><text:bookmark text:name="L939"/></text:p>
          </table:table-cell>
        </table:table-row>
        <table:table-row>
          <table:table-cell table:style-name="Table16.A1" office:value-type="string">
            <text:p text:style-name="P21"><text:bookmark text:name="LC938"/><text:bookmark text:name="LC939"/></text:p>
          </table:table-cell>
          <table:table-cell table:style-name="Table16.A1" office:value-type="string">
            <text:p text:style-name="P23"><text:span text:style-name="T4">using</text:span> <text:span text:style-name="T4">namespace</text:span> <text:span text:style-name="T7">std</text:span><text:span text:style-name="T4">;</text:span><text:bookmark text:name="L1044"/><text:bookmark text:name="L1045"/></text:p>
          </table:table-cell>
        </table:table-row>
        <table:table-row>
          <table:table-cell table:style-name="Table16.A1" office:value-type="string">
            <text:p text:style-name="P21"><text:bookmark text:name="LC1042"/><text:bookmark text:name="LC1043"/></text:p>
          </table:table-cell>
          <table:table-cell table:style-name="Table16.A1" office:value-type="string">
            <text:p text:style-name="P21"><text:bookmark text:name="L1146"/><text:bookmark text:name="L1147"/></text:p>
          </table:table-cell>
        </table:table-row>
        <table:table-row>
          <table:table-cell table:style-name="Table16.A1" office:value-type="string">
            <text:p text:style-name="P21"><text:bookmark text:name="LC1172"/><text:bookmark text:name="LC1173"/></text:p>
          </table:table-cell>
          <table:table-cell table:style-name="Table16.A1" office:value-type="string">
            <text:p text:style-name="P23">#<text:span text:style-name="T4">ifndef</text:span> PLAYER_H<text:bookmark text:name="L1240"/><text:bookmark text:name="L1243"/></text:p>
          </table:table-cell>
        </table:table-row>
        <table:table-row>
          <table:table-cell table:style-name="Table16.A1" office:value-type="string">
            <text:p text:style-name="P21"><text:bookmark text:name="LC1244"/><text:bookmark text:name="LC1245"/></text:p>
          </table:table-cell>
          <table:table-cell table:style-name="Table16.A1" office:value-type="string">
            <text:p text:style-name="P23">#<text:span text:style-name="T4">define</text:span> <text:span text:style-name="T7">PLAYER_H</text:span><text:bookmark text:name="L1346"/><text:bookmark text:name="L1347"/></text:p>
          </table:table-cell>
        </table:table-row>
        <table:table-row>
          <table:table-cell table:style-name="Table16.A1" office:value-type="string">
            <text:p text:style-name="P21"><text:bookmark text:name="LC1346"/><text:bookmark text:name="LC1347"/></text:p>
          </table:table-cell>
          <table:table-cell table:style-name="Table16.A1" office:value-type="string">
            <text:p text:style-name="P21"><text:bookmark text:name="L1444"/><text:bookmark text:name="L1445"/></text:p>
          </table:table-cell>
        </table:table-row>
        <table:table-row>
          <table:table-cell table:style-name="Table16.A1" office:value-type="string">
            <text:p text:style-name="P21"><text:bookmark text:name="LC1442"/><text:bookmark text:name="LC1443"/></text:p>
          </table:table-cell>
          <table:table-cell table:style-name="Table16.A1" office:value-type="string">
            <text:p text:style-name="P23"><text:span text:style-name="T4">class</text:span> <text:span text:style-name="T7">Player</text:span>{<text:bookmark text:name="L1546"/><text:bookmark text:name="L1547"/></text:p>
          </table:table-cell>
        </table:table-row>
        <table:table-row>
          <table:table-cell table:style-name="Table16.A1" office:value-type="string">
            <text:p text:style-name="P21"><text:bookmark text:name="LC1544"/><text:bookmark text:name="LC1545"/></text:p>
          </table:table-cell>
          <table:table-cell table:style-name="Table16.A1" office:value-type="string">
            <text:p text:style-name="P25">private:<text:bookmark text:name="L1640"/><text:bookmark text:name="L1641"/></text:p>
          </table:table-cell>
        </table:table-row>
        <table:table-row>
          <table:table-cell table:style-name="Table16.A1" office:value-type="string">
            <text:p text:style-name="P21"><text:bookmark text:name="LC1638"/><text:bookmark text:name="LC1639"/></text:p>
          </table:table-cell>
          <table:table-cell table:style-name="Table16.A1" office:value-type="string">
            <text:p text:style-name="P23">string name;<text:bookmark text:name="L1738"/><text:bookmark text:name="L1739"/></text:p>
          </table:table-cell>
        </table:table-row>
        <table:table-row>
          <table:table-cell table:style-name="Table16.A1" office:value-type="string">
            <text:p text:style-name="P21"><text:bookmark text:name="LC1738"/><text:bookmark text:name="LC1739"/></text:p>
          </table:table-cell>
          <table:table-cell table:style-name="Table16.A1" office:value-type="string">
            <text:p text:style-name="P23"><text:span text:style-name="T4">int</text:span> health;<text:bookmark text:name="L1840"/><text:bookmark text:name="L1841"/></text:p>
          </table:table-cell>
        </table:table-row>
        <table:table-row>
          <table:table-cell table:style-name="Table16.A1" office:value-type="string">
            <text:p text:style-name="P21"><text:bookmark text:name="LC1840"/><text:bookmark text:name="LC1841"/></text:p>
          </table:table-cell>
          <table:table-cell table:style-name="Table16.A1" office:value-type="string">
            <text:p text:style-name="P23"><text:span text:style-name="T4">int</text:span> dps;<text:bookmark text:name="L1938"/><text:bookmark text:name="L1939"/></text:p>
          </table:table-cell>
        </table:table-row>
        <table:table-row>
          <table:table-cell table:style-name="Table16.A1" office:value-type="string">
            <text:p text:style-name="P21"><text:bookmark text:name="LC1940"/><text:bookmark text:name="LC1943"/></text:p>
          </table:table-cell>
          <table:table-cell table:style-name="Table16.A1" office:value-type="string">
            <text:p text:style-name="P23"><text:span text:style-name="T4">int</text:span> selfH;<text:bookmark text:name="L2046"/><text:bookmark text:name="L2047"/></text:p>
          </table:table-cell>
        </table:table-row>
        <table:table-row>
          <table:table-cell table:style-name="Table16.A1" office:value-type="string">
            <text:p text:style-name="P21"><text:bookmark text:name="LC2046"/><text:bookmark text:name="LC2047"/></text:p>
          </table:table-cell>
          <table:table-cell table:style-name="Table16.A1" office:value-type="string">
            <text:p text:style-name="P23">string special;<text:bookmark text:name="L2160"/><text:bookmark text:name="L2161"/></text:p>
          </table:table-cell>
        </table:table-row>
        <table:table-row>
          <table:table-cell table:style-name="Table16.A1" office:value-type="string">
            <text:p text:style-name="P21"><text:bookmark text:name="LC2160"/><text:bookmark text:name="LC2161"/></text:p>
          </table:table-cell>
          <table:table-cell table:style-name="Table16.A1" office:value-type="string">
            <text:p text:style-name="P23"><text:span text:style-name="T4">int</text:span> specC;<text:bookmark text:name="L2236"/><text:bookmark text:name="L2237"/></text:p>
          </table:table-cell>
        </table:table-row>
        <table:table-row>
          <table:table-cell table:style-name="Table16.A1" office:value-type="string">
            <text:p text:style-name="P21"><text:bookmark text:name="LC2236"/><text:bookmark text:name="LC2237"/></text:p>
          </table:table-cell>
          <table:table-cell table:style-name="Table16.A1" office:value-type="string">
            <text:p text:style-name="P23">string arche;<text:bookmark text:name="L2334"/><text:bookmark text:name="L2335"/></text:p>
          </table:table-cell>
        </table:table-row>
        <table:table-row>
          <table:table-cell table:style-name="Table16.A1" office:value-type="string">
            <text:p text:style-name="P21"><text:bookmark text:name="LC2334"/><text:bookmark text:name="LC2335"/></text:p>
          </table:table-cell>
          <table:table-cell table:style-name="Table16.A1" office:value-type="string">
            <text:p text:style-name="P23">Weapon weapon;<text:bookmark text:name="L2430"/><text:bookmark text:name="L2431"/></text:p>
          </table:table-cell>
        </table:table-row>
        <table:table-row>
          <table:table-cell table:style-name="Table16.A1" office:value-type="string">
            <text:p text:style-name="P21"><text:bookmark text:name="LC2430"/><text:bookmark text:name="LC2431"/></text:p>
          </table:table-cell>
          <table:table-cell table:style-name="Table16.A1" office:value-type="string">
            <text:p text:style-name="P23"><text:span text:style-name="T4">int</text:span> maxHlth;<text:bookmark text:name="L2530"/><text:bookmark text:name="L2531"/></text:p>
          </table:table-cell>
        </table:table-row>
        <table:table-row>
          <table:table-cell table:style-name="Table16.A1" office:value-type="string">
            <text:p text:style-name="P21"><text:bookmark text:name="LC2528"/><text:bookmark text:name="LC2529"/></text:p>
          </table:table-cell>
          <table:table-cell table:style-name="Table16.A1" office:value-type="string">
            <text:p text:style-name="P23"><text:span text:style-name="T4">int</text:span> waveCnt;<text:bookmark text:name="L2634"/><text:bookmark text:name="L2635"/></text:p>
          </table:table-cell>
        </table:table-row>
        <table:table-row>
          <table:table-cell table:style-name="Table16.A1" office:value-type="string">
            <text:p text:style-name="P21"><text:bookmark text:name="LC2634"/><text:bookmark text:name="LC2635"/></text:p>
          </table:table-cell>
          <table:table-cell table:style-name="Table16.A1" office:value-type="string">
            <text:p text:style-name="P25">public:<text:bookmark text:name="L2730"/><text:bookmark text:name="L2733"/></text:p>
          </table:table-cell>
        </table:table-row>
        <table:table-row>
          <table:table-cell table:style-name="Table16.A1" office:value-type="string">
            <text:p text:style-name="P21"><text:bookmark text:name="LC2730"/><text:bookmark text:name="LC2731"/></text:p>
          </table:table-cell>
          <table:table-cell table:style-name="Table16.A1" office:value-type="string">
            <text:p text:style-name="P23"><text:span text:style-name="T7">Player</text:span>(); <text:span text:style-name="T6">//Default Constructor</text:span><text:bookmark text:name="L2828"/><text:bookmark text:name="L2829"/></text:p>
          </table:table-cell>
        </table:table-row>
        <table:table-row>
          <table:table-cell table:style-name="Table16.A1" office:value-type="string">
            <text:p text:style-name="P21"><text:bookmark text:name="LC2828"/><text:bookmark text:name="LC2829"/></text:p>
          </table:table-cell>
          <table:table-cell table:style-name="Table16.A1" office:value-type="string">
            <text:p text:style-name="P23"><text:span text:style-name="T7">Player</text:span>(string,<text:span text:style-name="T4">int</text:span>); <text:span text:style-name="T6">//Constructor</text:span><text:bookmark text:name="L2926"/><text:bookmark text:name="L2927"/></text:p>
          </table:table-cell>
        </table:table-row>
        <table:table-row>
          <table:table-cell table:style-name="Table16.A1" office:value-type="string">
            <text:p text:style-name="P21"><text:bookmark text:name="LC2926"/><text:bookmark text:name="LC2927"/></text:p>
          </table:table-cell>
          <table:table-cell table:style-name="Table16.A1" office:value-type="string">
            <text:p text:style-name="P23"><text:span text:style-name="T7">Player</text:span>(string,<text:span text:style-name="T4">int</text:span>,<text:span text:style-name="T4">int</text:span>,string); <text:span text:style-name="T6">//Constructor</text:span><text:bookmark text:name="L3026"/><text:bookmark text:name="L3027"/></text:p>
          </table:table-cell>
        </table:table-row>
        <text:soft-page-break/>
        <table:table-row>
          <table:table-cell table:style-name="Table16.A1" office:value-type="string">
            <text:p text:style-name="P21"><text:bookmark text:name="LC3026"/><text:bookmark text:name="LC3027"/></text:p>
          </table:table-cell>
          <table:table-cell table:style-name="Table16.A1" office:value-type="string">
            <text:p text:style-name="P23"><text:span text:style-name="T4">void</text:span> <text:span text:style-name="T7">setName</text:span>(string); <text:span text:style-name="T6">//Mutator</text:span><text:bookmark text:name="L3146"/><text:bookmark text:name="L3147"/></text:p>
          </table:table-cell>
        </table:table-row>
        <table:table-row>
          <table:table-cell table:style-name="Table16.A1" office:value-type="string">
            <text:p text:style-name="P21"><text:bookmark text:name="LC3146"/><text:bookmark text:name="LC3147"/></text:p>
          </table:table-cell>
          <table:table-cell table:style-name="Table16.A1" office:value-type="string">
            <text:p text:style-name="P23"><text:span text:style-name="T4">void</text:span> <text:span text:style-name="T7">setHel</text:span>(<text:span text:style-name="T4">int</text:span>); <text:span text:style-name="T6">//Mutator</text:span><text:bookmark text:name="L3228"/><text:bookmark text:name="L3229"/></text:p>
          </table:table-cell>
        </table:table-row>
        <table:table-row>
          <table:table-cell table:style-name="Table16.A1" office:value-type="string">
            <text:p text:style-name="P21"><text:bookmark text:name="LC3226"/><text:bookmark text:name="LC3227"/></text:p>
          </table:table-cell>
          <table:table-cell table:style-name="Table16.A1" office:value-type="string">
            <text:p text:style-name="P23"><text:span text:style-name="T4">void</text:span> <text:span text:style-name="T7">setDps</text:span>(<text:span text:style-name="T4">int</text:span>); <text:span text:style-name="T6">//Mutator</text:span><text:bookmark text:name="L3324"/><text:bookmark text:name="L3325"/></text:p>
          </table:table-cell>
        </table:table-row>
        <table:table-row>
          <table:table-cell table:style-name="Table16.A1" office:value-type="string">
            <text:p text:style-name="P21"><text:bookmark text:name="LC3326"/><text:bookmark text:name="LC3327"/></text:p>
          </table:table-cell>
          <table:table-cell table:style-name="Table16.A1" office:value-type="string">
            <text:p text:style-name="P23"><text:span text:style-name="T4">void</text:span> <text:span text:style-name="T7">setSlfH</text:span>(<text:span text:style-name="T4">int</text:span>); <text:span text:style-name="T6">//Mutator</text:span><text:bookmark text:name="L3428"/><text:bookmark text:name="L3429"/></text:p>
          </table:table-cell>
        </table:table-row>
        <table:table-row>
          <table:table-cell table:style-name="Table16.A1" office:value-type="string">
            <text:p text:style-name="P21"><text:bookmark text:name="LC3428"/><text:bookmark text:name="LC3429"/></text:p>
          </table:table-cell>
          <table:table-cell table:style-name="Table16.A1" office:value-type="string">
            <text:p text:style-name="P23"><text:span text:style-name="T4">void</text:span> <text:span text:style-name="T7">setSpec</text:span>(string); <text:span text:style-name="T6">//Mutator</text:span><text:bookmark text:name="L3524"/><text:bookmark text:name="L3525"/></text:p>
          </table:table-cell>
        </table:table-row>
        <table:table-row>
          <table:table-cell table:style-name="Table16.A1" office:value-type="string">
            <text:p text:style-name="P21"><text:bookmark text:name="LC3524"/><text:bookmark text:name="LC3525"/></text:p>
          </table:table-cell>
          <table:table-cell table:style-name="Table16.A1" office:value-type="string">
            <text:p text:style-name="P23"><text:span text:style-name="T4">void</text:span> <text:span text:style-name="T7">setSpC</text:span>(<text:span text:style-name="T4">int</text:span>); <text:span text:style-name="T6">//Mutator</text:span><text:bookmark text:name="L3624"/><text:bookmark text:name="L3625"/></text:p>
          </table:table-cell>
        </table:table-row>
        <table:table-row>
          <table:table-cell table:style-name="Table16.A1" office:value-type="string">
            <text:p text:style-name="P21"><text:bookmark text:name="LC3626"/><text:bookmark text:name="LC3627"/></text:p>
          </table:table-cell>
          <table:table-cell table:style-name="Table16.A1" office:value-type="string">
            <text:p text:style-name="P23"><text:span text:style-name="T4">void</text:span> <text:span text:style-name="T7">setArch</text:span>(string); <text:span text:style-name="T6">//Mutator </text:span><text:bookmark text:name="L3724"/><text:bookmark text:name="L3725"/></text:p>
          </table:table-cell>
        </table:table-row>
        <table:table-row>
          <table:table-cell table:style-name="Table16.A1" office:value-type="string">
            <text:p text:style-name="P21"><text:bookmark text:name="LC3724"/><text:bookmark text:name="LC3725"/></text:p>
          </table:table-cell>
          <table:table-cell table:style-name="Table16.A1" office:value-type="string">
            <text:p text:style-name="P23"><text:span text:style-name="T4">void</text:span> <text:span text:style-name="T7">setWepn</text:span>(Weapon &amp;); <text:span text:style-name="T6">//Mutator</text:span><text:bookmark text:name="L3824"/><text:bookmark text:name="L3825"/></text:p>
          </table:table-cell>
        </table:table-row>
        <table:table-row>
          <table:table-cell table:style-name="Table16.A1" office:value-type="string">
            <text:p text:style-name="P21"><text:bookmark text:name="LC3824"/><text:bookmark text:name="LC3825"/></text:p>
          </table:table-cell>
          <table:table-cell table:style-name="Table16.A1" office:value-type="string">
            <text:p text:style-name="P23"><text:span text:style-name="T4">void</text:span> <text:span text:style-name="T7">setMaxH</text:span>(<text:span text:style-name="T4">int</text:span>); <text:span text:style-name="T6">//Mutator</text:span><text:bookmark text:name="L3924"/><text:bookmark text:name="L3925"/></text:p>
          </table:table-cell>
        </table:table-row>
        <table:table-row>
          <table:table-cell table:style-name="Table16.A1" office:value-type="string">
            <text:p text:style-name="P21"><text:bookmark text:name="LC3924"/><text:bookmark text:name="LC3925"/></text:p>
          </table:table-cell>
          <table:table-cell table:style-name="Table16.A1" office:value-type="string">
            <text:p text:style-name="P23"><text:span text:style-name="T4">void</text:span> <text:span text:style-name="T7">setWave</text:span>(<text:span text:style-name="T4">int</text:span>); <text:span text:style-name="T6">//Mutator</text:span><text:bookmark text:name="L4028"/><text:bookmark text:name="L4029"/></text:p>
          </table:table-cell>
        </table:table-row>
        <table:table-row>
          <table:table-cell table:style-name="Table16.A1" office:value-type="string">
            <text:p text:style-name="P21"><text:bookmark text:name="LC4028"/><text:bookmark text:name="LC4029"/></text:p>
          </table:table-cell>
          <table:table-cell table:style-name="Table16.A1" office:value-type="string">
            <text:p text:style-name="P23">string <text:span text:style-name="T7">getName</text:span>(){ <text:span text:style-name="T4">return</text:span> name;} <text:span text:style-name="T6">//Accessor (in-line)</text:span><text:bookmark text:name="L4148"/><text:bookmark text:name="L4149"/></text:p>
          </table:table-cell>
        </table:table-row>
        <table:table-row>
          <table:table-cell table:style-name="Table16.A1" office:value-type="string">
            <text:p text:style-name="P21"><text:bookmark text:name="LC4146"/><text:bookmark text:name="LC4147"/></text:p>
          </table:table-cell>
          <table:table-cell table:style-name="Table16.A1" office:value-type="string">
            <text:p text:style-name="P23"><text:span text:style-name="T4">int</text:span> <text:span text:style-name="T7">getHel</text:span>(){ <text:span text:style-name="T4">return</text:span> health;} <text:span text:style-name="T6">//Accessor (in-line)</text:span><text:bookmark text:name="L4224"/><text:bookmark text:name="L4225"/></text:p>
          </table:table-cell>
        </table:table-row>
        <table:table-row>
          <table:table-cell table:style-name="Table16.A1" office:value-type="string">
            <text:p text:style-name="P21"><text:bookmark text:name="LC4222"/><text:bookmark text:name="LC4223"/></text:p>
          </table:table-cell>
          <table:table-cell table:style-name="Table16.A1" office:value-type="string">
            <text:p text:style-name="P23"><text:span text:style-name="T4">int</text:span> <text:span text:style-name="T7">getDps</text:span>(){ <text:span text:style-name="T4">return</text:span> dps;} <text:span text:style-name="T6">//Accessor (in-line)</text:span><text:bookmark text:name="L4322"/><text:bookmark text:name="L4323"/></text:p>
          </table:table-cell>
        </table:table-row>
        <table:table-row>
          <table:table-cell table:style-name="Table16.A1" office:value-type="string">
            <text:p text:style-name="P21"><text:bookmark text:name="LC4322"/><text:bookmark text:name="LC4323"/></text:p>
          </table:table-cell>
          <table:table-cell table:style-name="Table16.A1" office:value-type="string">
            <text:p text:style-name="P23"><text:span text:style-name="T4">int</text:span> <text:span text:style-name="T7">getSlfH</text:span>(){ <text:span text:style-name="T4">return</text:span> selfH;} <text:span text:style-name="T6">//Accessor (in-line)</text:span><text:bookmark text:name="L4422"/><text:bookmark text:name="L4423"/></text:p>
          </table:table-cell>
        </table:table-row>
        <table:table-row>
          <table:table-cell table:style-name="Table16.A1" office:value-type="string">
            <text:p text:style-name="P21"><text:bookmark text:name="LC4422"/><text:bookmark text:name="LC4423"/></text:p>
          </table:table-cell>
          <table:table-cell table:style-name="Table16.A1" office:value-type="string">
            <text:p text:style-name="P23">string <text:span text:style-name="T7">getSpec</text:span>(){ <text:span text:style-name="T4">return</text:span> special;} <text:span text:style-name="T6">//Accessor (in-line)</text:span><text:bookmark text:name="L4522"/><text:bookmark text:name="L4523"/></text:p>
          </table:table-cell>
        </table:table-row>
        <table:table-row>
          <table:table-cell table:style-name="Table16.A1" office:value-type="string">
            <text:p text:style-name="P21"><text:bookmark text:name="LC4522"/><text:bookmark text:name="LC4523"/></text:p>
          </table:table-cell>
          <table:table-cell table:style-name="Table16.A1" office:value-type="string">
            <text:p text:style-name="P23"><text:span text:style-name="T4">int</text:span> <text:span text:style-name="T7">getSpC</text:span>(){ <text:span text:style-name="T4">return</text:span> specC;} <text:span text:style-name="T6">//Accessor (in-line)</text:span><text:bookmark text:name="L4626"/><text:bookmark text:name="L4627"/></text:p>
          </table:table-cell>
        </table:table-row>
        <table:table-row>
          <table:table-cell table:style-name="Table16.A1" office:value-type="string">
            <text:p text:style-name="P21"><text:bookmark text:name="LC4624"/><text:bookmark text:name="LC4625"/></text:p>
          </table:table-cell>
          <table:table-cell table:style-name="Table16.A1" office:value-type="string">
            <text:p text:style-name="P23">string <text:span text:style-name="T7">getArch</text:span>(){ <text:span text:style-name="T4">return</text:span> arche;} <text:span text:style-name="T6">//Accessor (in-line)</text:span><text:bookmark text:name="L4722"/><text:bookmark text:name="L4723"/></text:p>
          </table:table-cell>
        </table:table-row>
        <table:table-row>
          <table:table-cell table:style-name="Table16.A1" office:value-type="string">
            <text:p text:style-name="P21"><text:bookmark text:name="LC4722"/><text:bookmark text:name="LC4723"/></text:p>
          </table:table-cell>
          <table:table-cell table:style-name="Table16.A1" office:value-type="string">
            <text:p text:style-name="P23">Weapon <text:span text:style-name="T7">getWepn</text:span>(){ <text:span text:style-name="T4">return</text:span> weapon;} <text:span text:style-name="T6">//Accessor (in-line)</text:span><text:bookmark text:name="L4826"/><text:bookmark text:name="L4827"/></text:p>
          </table:table-cell>
        </table:table-row>
        <table:table-row>
          <table:table-cell table:style-name="Table16.A1" office:value-type="string">
            <text:p text:style-name="P21"><text:bookmark text:name="LC4826"/><text:bookmark text:name="LC4827"/></text:p>
          </table:table-cell>
          <table:table-cell table:style-name="Table16.A1" office:value-type="string">
            <text:p text:style-name="P23"><text:span text:style-name="T4">int</text:span> <text:span text:style-name="T7">getMaxH</text:span>(){ <text:span text:style-name="T4">return</text:span> maxHlth;} <text:span text:style-name="T6">//Accessor (in-line)</text:span><text:bookmark text:name="L4924"/><text:bookmark text:name="L4925"/></text:p>
          </table:table-cell>
        </table:table-row>
        <table:table-row>
          <table:table-cell table:style-name="Table16.A1" office:value-type="string">
            <text:p text:style-name="P21"><text:bookmark text:name="LC4926"/><text:bookmark text:name="LC4927"/></text:p>
          </table:table-cell>
          <table:table-cell table:style-name="Table16.A1" office:value-type="string">
            <text:p text:style-name="P23"><text:span text:style-name="T4">int</text:span> <text:span text:style-name="T7">getWave</text:span>(){ <text:span text:style-name="T4">return</text:span> waveCnt;} <text:span text:style-name="T6">//Accessor (in-line)</text:span><text:bookmark text:name="L5024"/><text:bookmark text:name="L5025"/></text:p>
          </table:table-cell>
        </table:table-row>
        <table:table-row>
          <table:table-cell table:style-name="Table16.A1" office:value-type="string">
            <text:p text:style-name="P21"><text:bookmark text:name="LC5024"/><text:bookmark text:name="LC5025"/></text:p>
          </table:table-cell>
          <table:table-cell table:style-name="Table16.A1" office:value-type="string">
            <text:p text:style-name="P23"><text:span text:style-name="T4">void</text:span> <text:span text:style-name="T7">takeDam</text:span>(<text:span text:style-name="T4">int</text:span>); <text:span text:style-name="T6">//Take damage function</text:span><text:bookmark text:name="L5152"/><text:bookmark text:name="L5153"/></text:p>
          </table:table-cell>
        </table:table-row>
        <table:table-row>
          <table:table-cell table:style-name="Table16.A1" office:value-type="string">
            <text:p text:style-name="P21"><text:bookmark text:name="LC5150"/><text:bookmark text:name="LC5151"/></text:p>
          </table:table-cell>
          <table:table-cell table:style-name="Table16.A1" office:value-type="string">
            <text:p text:style-name="P23"><text:span text:style-name="T4">void</text:span> <text:span text:style-name="T7">addHel</text:span>(<text:span text:style-name="T4">int</text:span>); <text:span text:style-name="T6">//Add health function</text:span><text:bookmark text:name="L5220"/><text:bookmark text:name="L5223"/></text:p>
          </table:table-cell>
        </table:table-row>
        <table:table-row>
          <table:table-cell table:style-name="Table16.A1" office:value-type="string">
            <text:p text:style-name="P21"><text:bookmark text:name="LC5220"/><text:bookmark text:name="LC5223"/></text:p>
          </table:table-cell>
          <table:table-cell table:style-name="Table16.A1" office:value-type="string">
            <text:p text:style-name="P23"><text:span text:style-name="T4">void</text:span> <text:span text:style-name="T7">addMaxH</text:span>(<text:span text:style-name="T4">int</text:span>); <text:span text:style-name="T6">//Add max health</text:span><text:bookmark text:name="L5320"/><text:bookmark text:name="L5323"/></text:p>
          </table:table-cell>
        </table:table-row>
        <table:table-row>
          <table:table-cell table:style-name="Table16.A1" office:value-type="string">
            <text:p text:style-name="P21"><text:bookmark text:name="LC5318"/><text:bookmark text:name="LC5319"/></text:p>
          </table:table-cell>
          <table:table-cell table:style-name="Table16.A1" office:value-type="string">
            <text:p text:style-name="P23"><text:span text:style-name="T4">int</text:span> <text:span text:style-name="T7">useSpec</text:span>(<text:span text:style-name="T4">int</text:span>); <text:span text:style-name="T6">//Use special attack</text:span><text:bookmark text:name="L5418"/><text:bookmark text:name="L5419"/></text:p>
          </table:table-cell>
        </table:table-row>
        <table:table-row>
          <table:table-cell table:style-name="Table16.A1" office:value-type="string">
            <text:p text:style-name="P21"><text:bookmark text:name="LC5418"/><text:bookmark text:name="LC5419"/></text:p>
          </table:table-cell>
          <table:table-cell table:style-name="Table16.A1" office:value-type="string">
            <text:p text:style-name="P23"><text:span text:style-name="T4">void</text:span> <text:span text:style-name="T7">healS</text:span>(); <text:span text:style-name="T6">//Self heal</text:span><text:bookmark text:name="L5518"/><text:bookmark text:name="L5519"/></text:p>
          </table:table-cell>
        </table:table-row>
        <table:table-row>
          <table:table-cell table:style-name="Table16.A1" office:value-type="string">
            <text:p text:style-name="P21"><text:bookmark text:name="LC5518"/><text:bookmark text:name="LC5519"/></text:p>
          </table:table-cell>
          <table:table-cell table:style-name="Table16.A1" office:value-type="string">
            <text:p text:style-name="P23">};<text:bookmark text:name="L5618"/><text:bookmark text:name="L5619"/></text:p>
          </table:table-cell>
        </table:table-row>
        <table:table-row>
          <table:table-cell table:style-name="Table16.A1" office:value-type="string">
            <text:p text:style-name="P21"><text:bookmark text:name="LC5618"/><text:bookmark text:name="LC5619"/></text:p>
          </table:table-cell>
          <table:table-cell table:style-name="Table16.A1" office:value-type="string">
            <text:p text:style-name="P21"><text:bookmark text:name="L5718"/><text:bookmark text:name="L5719"/></text:p>
          </table:table-cell>
        </table:table-row>
        <table:table-row>
          <table:table-cell table:style-name="Table16.A1" office:value-type="string">
            <text:p text:style-name="P21"><text:bookmark text:name="LC5718"/><text:bookmark text:name="LC5719"/></text:p>
          </table:table-cell>
          <table:table-cell table:style-name="Table16.A1" office:value-type="string">
            <text:p text:style-name="P23">#<text:span text:style-name="T4">endif</text:span> <text:span text:style-name="T6">/* PLAYER_H */</text:span><text:bookmark text:name="L5816"/><text:bookmark text:name="L5817"/></text:p>
          </table:table-cell>
        </table:table-row>
        <table:table-row>
          <table:table-cell table:style-name="Table16.A1" office:value-type="string">
            <text:p text:style-name="P21"/>
          </table:table-cell>
          <table:table-cell table:style-name="Table16.B1" office:value-type="string">
            <text:p text:style-name="P21"/>
          </table:table-cell>
        </table:table-row>
      </table:table>
      <text:p text:style-name="Text_20_body"><text:line-break/></text:p>
      <table:table table:name="Table17" table:style-name="Table17">
        <table:table-column table:style-name="Table17.A"/>
        <table:table-column table:style-name="Table17.B"/>
        <table:table-row>
          <table:table-cell table:style-name="Table17.A1" office:value-type="string">
            <text:p text:style-name="P22"><text:bookmark text:name="LC1174"/><text:bookmark text:name="LC1175"/>/* <text:bookmark text:name="L2162"/><text:bookmark text:name="L2163"/></text:p>
          </table:table-cell>
          <table:table-cell table:style-name="Table17.B1" office:value-type="string">
            <text:p text:style-name="P21"/>
          </table:table-cell>
        </table:table-row>
        <table:table-row>
          <table:table-cell table:style-name="Table17.A1" office:value-type="string">
            <text:p text:style-name="P21"><text:bookmark text:name="LC2162"/><text:bookmark text:name="LC2163"/></text:p>
          </table:table-cell>
          <table:table-cell table:style-name="Table17.A1" office:value-type="string">
            <text:p text:style-name="P22">* File: Player.h<text:bookmark text:name="L3148"/><text:bookmark text:name="L3149"/></text:p>
          </table:table-cell>
        </table:table-row>
        <table:table-row>
          <table:table-cell table:style-name="Table17.A1" office:value-type="string">
            <text:p text:style-name="P21"><text:bookmark text:name="LC3148"/><text:bookmark text:name="LC3149"/></text:p>
          </table:table-cell>
          <table:table-cell table:style-name="Table17.A1" office:value-type="string">
            <text:p text:style-name="P22">* Author: Branden Hitt<text:bookmark text:name="L4150"/><text:bookmark text:name="L4151"/></text:p>
          </table:table-cell>
        </table:table-row>
        <table:table-row>
          <table:table-cell table:style-name="Table17.A1" office:value-type="string">
            <text:p text:style-name="P21"><text:bookmark text:name="LC4148"/><text:bookmark text:name="LC4149"/></text:p>
          </table:table-cell>
          <table:table-cell table:style-name="Table17.A1" office:value-type="string">
            <text:p text:style-name="P22">* Purpose: Implementation of the Player class<text:bookmark text:name="L5154"/><text:bookmark text:name="L5155"/></text:p>
          </table:table-cell>
        </table:table-row>
        <table:table-row>
          <table:table-cell table:style-name="Table17.A1" office:value-type="string">
            <text:p text:style-name="P21"><text:bookmark text:name="LC5152"/><text:bookmark text:name="LC5153"/></text:p>
          </table:table-cell>
          <table:table-cell table:style-name="Table17.A1" office:value-type="string">
            <text:p text:style-name="P22">* Created on December 2, 2015, 11:35 AM<text:bookmark text:name="L6136"/><text:bookmark text:name="L6137"/></text:p>
          </table:table-cell>
        </table:table-row>
        <table:table-row>
          <table:table-cell table:style-name="Table17.A1" office:value-type="string">
            <text:p text:style-name="P21"><text:bookmark text:name="LC6136"/><text:bookmark text:name="LC6137"/></text:p>
          </table:table-cell>
          <table:table-cell table:style-name="Table17.A1" office:value-type="string">
            <text:p text:style-name="P22">*/<text:bookmark text:name="L741"/><text:bookmark text:name="L742"/></text:p>
          </table:table-cell>
        </table:table-row>
        <table:table-row>
          <table:table-cell table:style-name="Table17.A1" office:value-type="string">
            <text:p text:style-name="P21"><text:bookmark text:name="LC741"/><text:bookmark text:name="LC742"/></text:p>
          </table:table-cell>
          <table:table-cell table:style-name="Table17.A1" office:value-type="string">
            <text:p text:style-name="P23">#<text:span text:style-name="T4">include</text:span> <text:span text:style-name="T5">&lt;iostream&gt;</text:span><text:bookmark text:name="L840"/><text:bookmark text:name="L843"/></text:p>
          </table:table-cell>
        </table:table-row>
        <table:table-row>
          <table:table-cell table:style-name="Table17.A1" office:value-type="string">
            <text:p text:style-name="P21"><text:bookmark text:name="LC844"/><text:bookmark text:name="LC845"/></text:p>
          </table:table-cell>
          <table:table-cell table:style-name="Table17.A1" office:value-type="string">
            <text:p text:style-name="P23">#<text:span text:style-name="T4">include</text:span> <text:span text:style-name="T5">"Player.h"</text:span><text:bookmark text:name="L940"/><text:bookmark text:name="L941"/></text:p>
          </table:table-cell>
        </table:table-row>
        <table:table-row>
          <table:table-cell table:style-name="Table17.A1" office:value-type="string">
            <text:p text:style-name="P21"><text:bookmark text:name="LC940"/><text:bookmark text:name="LC941"/></text:p>
          </table:table-cell>
          <table:table-cell table:style-name="Table17.A1" office:value-type="string">
            <text:p text:style-name="P21"><text:bookmark text:name="L1046"/><text:bookmark text:name="L1047"/></text:p>
          </table:table-cell>
        </table:table-row>
        <table:table-row>
          <table:table-cell table:style-name="Table17.A1" office:value-type="string">
            <text:p text:style-name="P21"><text:bookmark text:name="LC1044"/><text:bookmark text:name="LC1045"/></text:p>
          </table:table-cell>
          <table:table-cell table:style-name="Table17.A1" office:value-type="string">
            <text:p text:style-name="P23"><text:span text:style-name="T7">Player::Player</text:span>(){<text:bookmark text:name="L1148"/><text:bookmark text:name="L1149"/></text:p>
          </table:table-cell>
        </table:table-row>
        <table:table-row>
          <table:table-cell table:style-name="Table17.A1" office:value-type="string">
            <text:p text:style-name="P21"><text:bookmark text:name="LC1176"/><text:bookmark text:name="LC1177"/></text:p>
          </table:table-cell>
          <table:table-cell table:style-name="Table17.A1" office:value-type="string">
            <text:p text:style-name="P23">name=<text:span text:style-name="T5">"default"</text:span>;<text:bookmark text:name="L1244"/><text:bookmark text:name="L1245"/></text:p>
          </table:table-cell>
        </table:table-row>
        <table:table-row>
          <table:table-cell table:style-name="Table17.A1" office:value-type="string">
            <text:p text:style-name="P21"><text:bookmark text:name="LC1246"/><text:bookmark text:name="LC1247"/></text:p>
          </table:table-cell>
          <table:table-cell table:style-name="Table17.A1" office:value-type="string">
            <text:p text:style-name="P23">health=<text:span text:style-name="T8">0</text:span>;<text:bookmark text:name="L1348"/><text:bookmark text:name="L1349"/></text:p>
          </table:table-cell>
        </table:table-row>
        <table:table-row>
          <table:table-cell table:style-name="Table17.A1" office:value-type="string">
            <text:p text:style-name="P21"><text:bookmark text:name="LC1348"/><text:bookmark text:name="LC1349"/></text:p>
          </table:table-cell>
          <table:table-cell table:style-name="Table17.A1" office:value-type="string">
            <text:p text:style-name="P23">dps=<text:span text:style-name="T8">0</text:span>;<text:bookmark text:name="L1446"/><text:bookmark text:name="L1447"/></text:p>
          </table:table-cell>
        </table:table-row>
        <table:table-row>
          <table:table-cell table:style-name="Table17.A1" office:value-type="string">
            <text:p text:style-name="P21"><text:bookmark text:name="LC1444"/><text:bookmark text:name="LC1445"/></text:p>
          </table:table-cell>
          <table:table-cell table:style-name="Table17.A1" office:value-type="string">
            <text:p text:style-name="P23">arche=<text:span text:style-name="T5">"default"</text:span>;<text:bookmark text:name="L1548"/><text:bookmark text:name="L1549"/></text:p>
          </table:table-cell>
        </table:table-row>
        <table:table-row>
          <table:table-cell table:style-name="Table17.A1" office:value-type="string">
            <text:p text:style-name="P21"><text:bookmark text:name="LC1546"/><text:bookmark text:name="LC1547"/></text:p>
          </table:table-cell>
          <table:table-cell table:style-name="Table17.A1" office:value-type="string">
            <text:p text:style-name="P23">weapon=<text:span text:style-name="T8">Weapon</text:span>();<text:bookmark text:name="L1642"/><text:bookmark text:name="L1643"/></text:p>
          </table:table-cell>
        </table:table-row>
        <table:table-row>
          <table:table-cell table:style-name="Table17.A1" office:value-type="string">
            <text:p text:style-name="P21"><text:bookmark text:name="LC1640"/><text:bookmark text:name="LC1641"/></text:p>
          </table:table-cell>
          <table:table-cell table:style-name="Table17.A1" office:value-type="string">
            <text:p text:style-name="P23">maxHlth=<text:span text:style-name="T8">0</text:span>;<text:bookmark text:name="L1740"/><text:bookmark text:name="L1741"/></text:p>
          </table:table-cell>
        </table:table-row>
        <table:table-row>
          <table:table-cell table:style-name="Table17.A1" office:value-type="string">
            <text:p text:style-name="P21"><text:bookmark text:name="LC1740"/><text:bookmark text:name="LC1741"/></text:p>
          </table:table-cell>
          <table:table-cell table:style-name="Table17.A1" office:value-type="string">
            <text:p text:style-name="P23">waveCnt=<text:span text:style-name="T8">0</text:span>;<text:bookmark text:name="L1842"/><text:bookmark text:name="L1843"/></text:p>
          </table:table-cell>
        </table:table-row>
        <table:table-row>
          <table:table-cell table:style-name="Table17.A1" office:value-type="string">
            <text:p text:style-name="P21"><text:bookmark text:name="LC1842"/><text:bookmark text:name="LC1843"/></text:p>
          </table:table-cell>
          <table:table-cell table:style-name="Table17.A1" office:value-type="string">
            <text:p text:style-name="P23">selfH=<text:span text:style-name="T8">0</text:span>;<text:bookmark text:name="L1940"/><text:bookmark text:name="L1943"/></text:p>
          </table:table-cell>
        </table:table-row>
        <table:table-row>
          <table:table-cell table:style-name="Table17.A1" office:value-type="string">
            <text:p text:style-name="P21"><text:bookmark text:name="LC1944"/><text:bookmark text:name="LC1945"/></text:p>
          </table:table-cell>
          <table:table-cell table:style-name="Table17.A1" office:value-type="string">
            <text:p text:style-name="P23">}<text:bookmark text:name="L2048"/><text:bookmark text:name="L2049"/></text:p>
          </table:table-cell>
        </table:table-row>
        <table:table-row>
          <table:table-cell table:style-name="Table17.A1" office:value-type="string">
            <text:p text:style-name="P21"><text:bookmark text:name="LC2048"/><text:bookmark text:name="LC2049"/></text:p>
          </table:table-cell>
          <table:table-cell table:style-name="Table17.A1" office:value-type="string">
            <text:p text:style-name="P23"><text:span text:style-name="T7">Player::Player</text:span>(string n,<text:span text:style-name="T4">int</text:span> pick){<text:bookmark text:name="L2164"/><text:bookmark text:name="L2165"/></text:p>
          </table:table-cell>
        </table:table-row>
        <table:table-row>
          <table:table-cell table:style-name="Table17.A1" office:value-type="string">
            <text:p text:style-name="P21"><text:bookmark text:name="LC2164"/><text:bookmark text:name="LC2165"/></text:p>
          </table:table-cell>
          <table:table-cell table:style-name="Table17.A1" office:value-type="string">
            <text:p text:style-name="P23"><text:span text:style-name="T4">if</text:span>(pick==<text:span text:style-name="T8">1</text:span>){<text:bookmark text:name="L2238"/><text:bookmark text:name="L2239"/></text:p>
          </table:table-cell>
        </table:table-row>
        <table:table-row>
          <table:table-cell table:style-name="Table17.A1" office:value-type="string">
            <text:p text:style-name="P21"><text:bookmark text:name="LC2238"/><text:bookmark text:name="LC2239"/></text:p>
          </table:table-cell>
          <table:table-cell table:style-name="Table17.A1" office:value-type="string">
            <text:p text:style-name="P23">name=n;<text:bookmark text:name="L2336"/><text:bookmark text:name="L2337"/></text:p>
          </table:table-cell>
        </table:table-row>
        <text:soft-page-break/>
        <table:table-row>
          <table:table-cell table:style-name="Table17.A1" office:value-type="string">
            <text:p text:style-name="P21"><text:bookmark text:name="LC2336"/><text:bookmark text:name="LC2337"/></text:p>
          </table:table-cell>
          <table:table-cell table:style-name="Table17.A1" office:value-type="string">
            <text:p text:style-name="P23">health=<text:span text:style-name="T8">500</text:span>;<text:bookmark text:name="L2432"/><text:bookmark text:name="L2433"/></text:p>
          </table:table-cell>
        </table:table-row>
        <table:table-row>
          <table:table-cell table:style-name="Table17.A1" office:value-type="string">
            <text:p text:style-name="P21"><text:bookmark text:name="LC2432"/><text:bookmark text:name="LC2433"/></text:p>
          </table:table-cell>
          <table:table-cell table:style-name="Table17.A1" office:value-type="string">
            <text:p text:style-name="P23">dps=<text:span text:style-name="T8">70</text:span>;<text:bookmark text:name="L2532"/><text:bookmark text:name="L2533"/></text:p>
          </table:table-cell>
        </table:table-row>
        <table:table-row>
          <table:table-cell table:style-name="Table17.A1" office:value-type="string">
            <text:p text:style-name="P21"><text:bookmark text:name="LC2530"/><text:bookmark text:name="LC2531"/></text:p>
          </table:table-cell>
          <table:table-cell table:style-name="Table17.A1" office:value-type="string">
            <text:p text:style-name="P23">arche=<text:span text:style-name="T5">"Ranger"</text:span>;<text:bookmark text:name="L2636"/><text:bookmark text:name="L2637"/></text:p>
          </table:table-cell>
        </table:table-row>
        <table:table-row>
          <table:table-cell table:style-name="Table17.A1" office:value-type="string">
            <text:p text:style-name="P21"><text:bookmark text:name="LC2636"/><text:bookmark text:name="LC2637"/></text:p>
          </table:table-cell>
          <table:table-cell table:style-name="Table17.A1" office:value-type="string">
            <text:p text:style-name="P23">weapon=<text:span text:style-name="T8">Weapon</text:span>(<text:span text:style-name="T8">1</text:span>);<text:bookmark text:name="L2734"/><text:bookmark text:name="L2735"/></text:p>
          </table:table-cell>
        </table:table-row>
        <table:table-row>
          <table:table-cell table:style-name="Table17.A1" office:value-type="string">
            <text:p text:style-name="P21"><text:bookmark text:name="LC2732"/><text:bookmark text:name="LC2733"/></text:p>
          </table:table-cell>
          <table:table-cell table:style-name="Table17.A1" office:value-type="string">
            <text:p text:style-name="P23">special=<text:span text:style-name="T5">"Headshot"</text:span>;<text:bookmark text:name="L2830"/><text:bookmark text:name="L2831"/></text:p>
          </table:table-cell>
        </table:table-row>
        <table:table-row>
          <table:table-cell table:style-name="Table17.A1" office:value-type="string">
            <text:p text:style-name="P21"><text:bookmark text:name="LC2830"/><text:bookmark text:name="LC2831"/></text:p>
          </table:table-cell>
          <table:table-cell table:style-name="Table17.A1" office:value-type="string">
            <text:p text:style-name="P23">specC=<text:span text:style-name="T8">5</text:span>;<text:bookmark text:name="L2928"/><text:bookmark text:name="L2929"/></text:p>
          </table:table-cell>
        </table:table-row>
        <table:table-row>
          <table:table-cell table:style-name="Table17.A1" office:value-type="string">
            <text:p text:style-name="P21"><text:bookmark text:name="LC2928"/><text:bookmark text:name="LC2929"/></text:p>
          </table:table-cell>
          <table:table-cell table:style-name="Table17.A1" office:value-type="string">
            <text:p text:style-name="P23">selfH=<text:span text:style-name="T8">60</text:span>;<text:bookmark text:name="L3028"/><text:bookmark text:name="L3029"/></text:p>
          </table:table-cell>
        </table:table-row>
        <table:table-row>
          <table:table-cell table:style-name="Table17.A1" office:value-type="string">
            <text:p text:style-name="P21"><text:bookmark text:name="LC3028"/><text:bookmark text:name="LC3029"/></text:p>
          </table:table-cell>
          <table:table-cell table:style-name="Table17.A1" office:value-type="string">
            <text:p text:style-name="P23">}<text:span text:style-name="T4">else</text:span> <text:span text:style-name="T4">if</text:span>(pick==<text:span text:style-name="T8">2</text:span>){<text:bookmark text:name="L3150"/><text:bookmark text:name="L3151"/></text:p>
          </table:table-cell>
        </table:table-row>
        <table:table-row>
          <table:table-cell table:style-name="Table17.A1" office:value-type="string">
            <text:p text:style-name="P21"><text:bookmark text:name="LC3150"/><text:bookmark text:name="LC3151"/></text:p>
          </table:table-cell>
          <table:table-cell table:style-name="Table17.A1" office:value-type="string">
            <text:p text:style-name="P23">name=n;<text:bookmark text:name="L3230"/><text:bookmark text:name="L3231"/></text:p>
          </table:table-cell>
        </table:table-row>
        <table:table-row>
          <table:table-cell table:style-name="Table17.A1" office:value-type="string">
            <text:p text:style-name="P21"><text:bookmark text:name="LC3228"/><text:bookmark text:name="LC3229"/></text:p>
          </table:table-cell>
          <table:table-cell table:style-name="Table17.A1" office:value-type="string">
            <text:p text:style-name="P23">health=<text:span text:style-name="T8">450</text:span>;<text:bookmark text:name="L3326"/><text:bookmark text:name="L3327"/></text:p>
          </table:table-cell>
        </table:table-row>
        <table:table-row>
          <table:table-cell table:style-name="Table17.A1" office:value-type="string">
            <text:p text:style-name="P21"><text:bookmark text:name="LC3328"/><text:bookmark text:name="LC3329"/></text:p>
          </table:table-cell>
          <table:table-cell table:style-name="Table17.A1" office:value-type="string">
            <text:p text:style-name="P23">dps=<text:span text:style-name="T8">90</text:span>;<text:bookmark text:name="L3430"/><text:bookmark text:name="L3433"/></text:p>
          </table:table-cell>
        </table:table-row>
        <table:table-row>
          <table:table-cell table:style-name="Table17.A1" office:value-type="string">
            <text:p text:style-name="P21"><text:bookmark text:name="LC3430"/><text:bookmark text:name="LC3433"/></text:p>
          </table:table-cell>
          <table:table-cell table:style-name="Table17.A1" office:value-type="string">
            <text:p text:style-name="P23">arche=<text:span text:style-name="T5">"Warlock"</text:span>;<text:bookmark text:name="L3526"/><text:bookmark text:name="L3527"/></text:p>
          </table:table-cell>
        </table:table-row>
        <table:table-row>
          <table:table-cell table:style-name="Table17.A1" office:value-type="string">
            <text:p text:style-name="P21"><text:bookmark text:name="LC3526"/><text:bookmark text:name="LC3527"/></text:p>
          </table:table-cell>
          <table:table-cell table:style-name="Table17.A1" office:value-type="string">
            <text:p text:style-name="P23">weapon=<text:span text:style-name="T8">Weapon</text:span>(<text:span text:style-name="T8">2</text:span>);<text:bookmark text:name="L3626"/><text:bookmark text:name="L3627"/></text:p>
          </table:table-cell>
        </table:table-row>
        <table:table-row>
          <table:table-cell table:style-name="Table17.A1" office:value-type="string">
            <text:p text:style-name="P21"><text:bookmark text:name="LC3628"/><text:bookmark text:name="LC3629"/></text:p>
          </table:table-cell>
          <table:table-cell table:style-name="Table17.A1" office:value-type="string">
            <text:p text:style-name="P23">special=<text:span text:style-name="T5">"Transfusion"</text:span>;<text:bookmark text:name="L3726"/><text:bookmark text:name="L3727"/></text:p>
          </table:table-cell>
        </table:table-row>
        <table:table-row>
          <table:table-cell table:style-name="Table17.A1" office:value-type="string">
            <text:p text:style-name="P21"><text:bookmark text:name="LC3726"/><text:bookmark text:name="LC3727"/></text:p>
          </table:table-cell>
          <table:table-cell table:style-name="Table17.A1" office:value-type="string">
            <text:p text:style-name="P23">specC=<text:span text:style-name="T8">5</text:span>;<text:bookmark text:name="L3826"/><text:bookmark text:name="L3827"/></text:p>
          </table:table-cell>
        </table:table-row>
        <table:table-row>
          <table:table-cell table:style-name="Table17.A1" office:value-type="string">
            <text:p text:style-name="P21"><text:bookmark text:name="LC3826"/><text:bookmark text:name="LC3827"/></text:p>
          </table:table-cell>
          <table:table-cell table:style-name="Table17.A1" office:value-type="string">
            <text:p text:style-name="P23">selfH=<text:span text:style-name="T8">50</text:span>;<text:bookmark text:name="L3926"/><text:bookmark text:name="L3927"/></text:p>
          </table:table-cell>
        </table:table-row>
        <table:table-row>
          <table:table-cell table:style-name="Table17.A1" office:value-type="string">
            <text:p text:style-name="P21"><text:bookmark text:name="LC3926"/><text:bookmark text:name="LC3927"/></text:p>
          </table:table-cell>
          <table:table-cell table:style-name="Table17.A1" office:value-type="string">
            <text:p text:style-name="P23">}<text:span text:style-name="T4">else</text:span> <text:span text:style-name="T4">if</text:span>(pick==<text:span text:style-name="T8">3</text:span>){<text:bookmark text:name="L4030"/><text:bookmark text:name="L4033"/></text:p>
          </table:table-cell>
        </table:table-row>
        <table:table-row>
          <table:table-cell table:style-name="Table17.A1" office:value-type="string">
            <text:p text:style-name="P21"><text:bookmark text:name="LC4030"/><text:bookmark text:name="LC4033"/></text:p>
          </table:table-cell>
          <table:table-cell table:style-name="Table17.A1" office:value-type="string">
            <text:p text:style-name="P23">name=n;<text:bookmark text:name="L4152"/><text:bookmark text:name="L4153"/></text:p>
          </table:table-cell>
        </table:table-row>
        <table:table-row>
          <table:table-cell table:style-name="Table17.A1" office:value-type="string">
            <text:p text:style-name="P21"><text:bookmark text:name="LC4150"/><text:bookmark text:name="LC4151"/></text:p>
          </table:table-cell>
          <table:table-cell table:style-name="Table17.A1" office:value-type="string">
            <text:p text:style-name="P23">health=<text:span text:style-name="T8">550</text:span>;<text:bookmark text:name="L4226"/><text:bookmark text:name="L4227"/></text:p>
          </table:table-cell>
        </table:table-row>
        <table:table-row>
          <table:table-cell table:style-name="Table17.A1" office:value-type="string">
            <text:p text:style-name="P21"><text:bookmark text:name="LC4224"/><text:bookmark text:name="LC4225"/></text:p>
          </table:table-cell>
          <table:table-cell table:style-name="Table17.A1" office:value-type="string">
            <text:p text:style-name="P23">dps=<text:span text:style-name="T8">50</text:span>;<text:bookmark text:name="L4324"/><text:bookmark text:name="L4325"/></text:p>
          </table:table-cell>
        </table:table-row>
        <table:table-row>
          <table:table-cell table:style-name="Table17.A1" office:value-type="string">
            <text:p text:style-name="P21"><text:bookmark text:name="LC4324"/><text:bookmark text:name="LC4325"/></text:p>
          </table:table-cell>
          <table:table-cell table:style-name="Table17.A1" office:value-type="string">
            <text:p text:style-name="P23">arche=<text:span text:style-name="T5">"Paladin"</text:span>;<text:bookmark text:name="L4424"/><text:bookmark text:name="L4425"/></text:p>
          </table:table-cell>
        </table:table-row>
        <table:table-row>
          <table:table-cell table:style-name="Table17.A1" office:value-type="string">
            <text:p text:style-name="P21"><text:bookmark text:name="LC4424"/><text:bookmark text:name="LC4425"/></text:p>
          </table:table-cell>
          <table:table-cell table:style-name="Table17.A1" office:value-type="string">
            <text:p text:style-name="P23">weapon=<text:span text:style-name="T8">Weapon</text:span>(<text:span text:style-name="T8">3</text:span>);<text:bookmark text:name="L4524"/><text:bookmark text:name="L4525"/></text:p>
          </table:table-cell>
        </table:table-row>
        <table:table-row>
          <table:table-cell table:style-name="Table17.A1" office:value-type="string">
            <text:p text:style-name="P21"><text:bookmark text:name="LC4524"/><text:bookmark text:name="LC4525"/></text:p>
          </table:table-cell>
          <table:table-cell table:style-name="Table17.A1" office:value-type="string">
            <text:p text:style-name="P23">special=<text:span text:style-name="T5">"Fortify"</text:span>;<text:bookmark text:name="L4628"/><text:bookmark text:name="L4629"/></text:p>
          </table:table-cell>
        </table:table-row>
        <table:table-row>
          <table:table-cell table:style-name="Table17.A1" office:value-type="string">
            <text:p text:style-name="P21"><text:bookmark text:name="LC4626"/><text:bookmark text:name="LC4627"/></text:p>
          </table:table-cell>
          <table:table-cell table:style-name="Table17.A1" office:value-type="string">
            <text:p text:style-name="P23">specC=<text:span text:style-name="T8">5</text:span>;<text:bookmark text:name="L4724"/><text:bookmark text:name="L4725"/></text:p>
          </table:table-cell>
        </table:table-row>
        <table:table-row>
          <table:table-cell table:style-name="Table17.A1" office:value-type="string">
            <text:p text:style-name="P21"><text:bookmark text:name="LC4724"/><text:bookmark text:name="LC4725"/></text:p>
          </table:table-cell>
          <table:table-cell table:style-name="Table17.A1" office:value-type="string">
            <text:p text:style-name="P23">selfH=<text:span text:style-name="T8">70</text:span>;<text:bookmark text:name="L4828"/><text:bookmark text:name="L4829"/></text:p>
          </table:table-cell>
        </table:table-row>
        <table:table-row>
          <table:table-cell table:style-name="Table17.A1" office:value-type="string">
            <text:p text:style-name="P21"><text:bookmark text:name="LC4828"/><text:bookmark text:name="LC4829"/></text:p>
          </table:table-cell>
          <table:table-cell table:style-name="Table17.A1" office:value-type="string">
            <text:p text:style-name="P23">}<text:span text:style-name="T4">else</text:span>{<text:bookmark text:name="L4926"/><text:bookmark text:name="L4927"/></text:p>
          </table:table-cell>
        </table:table-row>
        <table:table-row>
          <table:table-cell table:style-name="Table17.A1" office:value-type="string">
            <text:p text:style-name="P21"><text:bookmark text:name="LC4928"/><text:bookmark text:name="LC4929"/></text:p>
          </table:table-cell>
          <table:table-cell table:style-name="Table17.A1" office:value-type="string">
            <text:p text:style-name="P23">name=n;<text:bookmark text:name="L5026"/><text:bookmark text:name="L5027"/></text:p>
          </table:table-cell>
        </table:table-row>
        <table:table-row>
          <table:table-cell table:style-name="Table17.A1" office:value-type="string">
            <text:p text:style-name="P21"><text:bookmark text:name="LC5026"/><text:bookmark text:name="LC5027"/></text:p>
          </table:table-cell>
          <table:table-cell table:style-name="Table17.A1" office:value-type="string">
            <text:p text:style-name="P23">health=<text:span text:style-name="T8">400</text:span>;<text:bookmark text:name="L5156"/><text:bookmark text:name="L5157"/></text:p>
          </table:table-cell>
        </table:table-row>
        <table:table-row>
          <table:table-cell table:style-name="Table17.A1" office:value-type="string">
            <text:p text:style-name="P21"><text:bookmark text:name="LC5154"/><text:bookmark text:name="LC5155"/></text:p>
          </table:table-cell>
          <table:table-cell table:style-name="Table17.A1" office:value-type="string">
            <text:p text:style-name="P23">dps=<text:span text:style-name="T8">100</text:span>;<text:bookmark text:name="L5224"/><text:bookmark text:name="L5225"/></text:p>
          </table:table-cell>
        </table:table-row>
        <table:table-row>
          <table:table-cell table:style-name="Table17.A1" office:value-type="string">
            <text:p text:style-name="P21"><text:bookmark text:name="LC5224"/><text:bookmark text:name="LC5225"/></text:p>
          </table:table-cell>
          <table:table-cell table:style-name="Table17.A1" office:value-type="string">
            <text:p text:style-name="P23">arche=<text:span text:style-name="T5">"Beserker"</text:span>;<text:bookmark text:name="L5324"/><text:bookmark text:name="L5325"/></text:p>
          </table:table-cell>
        </table:table-row>
        <table:table-row>
          <table:table-cell table:style-name="Table17.A1" office:value-type="string">
            <text:p text:style-name="P21"><text:bookmark text:name="LC5320"/><text:bookmark text:name="LC5321"/></text:p>
          </table:table-cell>
          <table:table-cell table:style-name="Table17.A1" office:value-type="string">
            <text:p text:style-name="P23">weapon=<text:span text:style-name="T8">Weapon</text:span>(<text:span text:style-name="T8">4</text:span>);<text:bookmark text:name="L5420"/><text:bookmark text:name="L5421"/></text:p>
          </table:table-cell>
        </table:table-row>
        <table:table-row>
          <table:table-cell table:style-name="Table17.A1" office:value-type="string">
            <text:p text:style-name="P21"><text:bookmark text:name="LC5420"/><text:bookmark text:name="LC5421"/></text:p>
          </table:table-cell>
          <table:table-cell table:style-name="Table17.A1" office:value-type="string">
            <text:p text:style-name="P23">special=<text:span text:style-name="T5">"Ragnarok"</text:span>;<text:bookmark text:name="L5520"/><text:bookmark text:name="L5521"/></text:p>
          </table:table-cell>
        </table:table-row>
        <table:table-row>
          <table:table-cell table:style-name="Table17.A1" office:value-type="string">
            <text:p text:style-name="P21"><text:bookmark text:name="LC5520"/><text:bookmark text:name="LC5521"/></text:p>
          </table:table-cell>
          <table:table-cell table:style-name="Table17.A1" office:value-type="string">
            <text:p text:style-name="P23">specC=<text:span text:style-name="T8">5</text:span>;<text:bookmark text:name="L5620"/><text:bookmark text:name="L5621"/></text:p>
          </table:table-cell>
        </table:table-row>
        <table:table-row>
          <table:table-cell table:style-name="Table17.A1" office:value-type="string">
            <text:p text:style-name="P21"><text:bookmark text:name="LC5620"/><text:bookmark text:name="LC5621"/></text:p>
          </table:table-cell>
          <table:table-cell table:style-name="Table17.A1" office:value-type="string">
            <text:p text:style-name="P23">selfH=<text:span text:style-name="T8">40</text:span>;<text:bookmark text:name="L5720"/><text:bookmark text:name="L5721"/></text:p>
          </table:table-cell>
        </table:table-row>
        <table:table-row>
          <table:table-cell table:style-name="Table17.A1" office:value-type="string">
            <text:p text:style-name="P21"><text:bookmark text:name="LC5720"/><text:bookmark text:name="LC5721"/></text:p>
          </table:table-cell>
          <table:table-cell table:style-name="Table17.A1" office:value-type="string">
            <text:p text:style-name="P23">}<text:bookmark text:name="L5818"/><text:bookmark text:name="L5819"/></text:p>
          </table:table-cell>
        </table:table-row>
        <table:table-row>
          <table:table-cell table:style-name="Table17.A1" office:value-type="string">
            <text:p text:style-name="P21"><text:bookmark text:name="LC5818"/><text:bookmark text:name="LC5819"/></text:p>
          </table:table-cell>
          <table:table-cell table:style-name="Table17.A1" office:value-type="string">
            <text:p text:style-name="P23">maxHlth=health;<text:bookmark text:name="L5920"/><text:bookmark text:name="L5925"/></text:p>
          </table:table-cell>
        </table:table-row>
        <table:table-row>
          <table:table-cell table:style-name="Table17.A1" office:value-type="string">
            <text:p text:style-name="P21"><text:bookmark text:name="LC5918"/><text:bookmark text:name="LC5919"/></text:p>
          </table:table-cell>
          <table:table-cell table:style-name="Table17.A1" office:value-type="string">
            <text:p text:style-name="P23">waveCnt=<text:span text:style-name="T8">0</text:span>;<text:bookmark text:name="L6016"/><text:bookmark text:name="L6017"/></text:p>
          </table:table-cell>
        </table:table-row>
        <table:table-row>
          <table:table-cell table:style-name="Table17.A1" office:value-type="string">
            <text:p text:style-name="P21"><text:bookmark text:name="LC6014"/><text:bookmark text:name="LC6015"/></text:p>
          </table:table-cell>
          <table:table-cell table:style-name="Table17.A1" office:value-type="string">
            <text:p text:style-name="P23">}<text:bookmark text:name="L6138"/><text:bookmark text:name="L6139"/></text:p>
          </table:table-cell>
        </table:table-row>
        <table:table-row>
          <table:table-cell table:style-name="Table17.A1" office:value-type="string">
            <text:p text:style-name="P21"><text:bookmark text:name="LC6138"/><text:bookmark text:name="LC6139"/></text:p>
          </table:table-cell>
          <table:table-cell table:style-name="Table17.A1" office:value-type="string">
            <text:p text:style-name="P23"><text:span text:style-name="T7">Player::Player</text:span>(string na, <text:span text:style-name="T4">int</text:span> he, <text:span text:style-name="T4">int</text:span> dp, string ar){<text:bookmark text:name="L6212"/><text:bookmark text:name="L6213"/></text:p>
          </table:table-cell>
        </table:table-row>
        <table:table-row>
          <table:table-cell table:style-name="Table17.A1" office:value-type="string">
            <text:p text:style-name="P21"><text:bookmark text:name="LC6212"/><text:bookmark text:name="LC6213"/></text:p>
          </table:table-cell>
          <table:table-cell table:style-name="Table17.A1" office:value-type="string">
            <text:p text:style-name="P23">name=na;<text:bookmark text:name="L6314"/><text:bookmark text:name="L6315"/></text:p>
          </table:table-cell>
        </table:table-row>
        <table:table-row>
          <table:table-cell table:style-name="Table17.A1" office:value-type="string">
            <text:p text:style-name="P21"><text:bookmark text:name="LC6314"/><text:bookmark text:name="LC6315"/></text:p>
          </table:table-cell>
          <table:table-cell table:style-name="Table17.A1" office:value-type="string">
            <text:p text:style-name="P23">health=he;<text:bookmark text:name="L6410"/><text:bookmark text:name="L6411"/></text:p>
          </table:table-cell>
        </table:table-row>
        <table:table-row>
          <table:table-cell table:style-name="Table17.A1" office:value-type="string">
            <text:p text:style-name="P21"><text:bookmark text:name="LC6410"/><text:bookmark text:name="LC6413"/></text:p>
          </table:table-cell>
          <table:table-cell table:style-name="Table17.A1" office:value-type="string">
            <text:p text:style-name="P23">dps=dp;<text:bookmark text:name="L6510"/><text:bookmark text:name="L6511"/></text:p>
          </table:table-cell>
        </table:table-row>
        <table:table-row>
          <table:table-cell table:style-name="Table17.A1" office:value-type="string">
            <text:p text:style-name="P21"><text:bookmark text:name="LC6510"/><text:bookmark text:name="LC6511"/></text:p>
          </table:table-cell>
          <table:table-cell table:style-name="Table17.A1" office:value-type="string">
            <text:p text:style-name="P23">arche=ar;<text:bookmark text:name="L6610"/><text:bookmark text:name="L6613"/></text:p>
          </table:table-cell>
        </table:table-row>
        <table:table-row>
          <table:table-cell table:style-name="Table17.A1" office:value-type="string">
            <text:p text:style-name="P21"><text:bookmark text:name="LC6610"/><text:bookmark text:name="LC6611"/></text:p>
          </table:table-cell>
          <table:table-cell table:style-name="Table17.A1" office:value-type="string">
            <text:p text:style-name="P23">weapon=<text:span text:style-name="T8">Weapon</text:span>();<text:bookmark text:name="L6710"/><text:bookmark text:name="L6711"/></text:p>
          </table:table-cell>
        </table:table-row>
        <table:table-row>
          <table:table-cell table:style-name="Table17.A1" office:value-type="string">
            <text:p text:style-name="P21"><text:bookmark text:name="LC6710"/><text:bookmark text:name="LC6711"/></text:p>
          </table:table-cell>
          <table:table-cell table:style-name="Table17.A1" office:value-type="string">
            <text:p text:style-name="P23">maxHlth=he;<text:bookmark text:name="L6810"/><text:bookmark text:name="L6811"/></text:p>
          </table:table-cell>
        </table:table-row>
        <table:table-row>
          <table:table-cell table:style-name="Table17.A1" office:value-type="string">
            <text:p text:style-name="P21"><text:bookmark text:name="LC6810"/><text:bookmark text:name="LC6813"/></text:p>
          </table:table-cell>
          <table:table-cell table:style-name="Table17.A1" office:value-type="string">
            <text:p text:style-name="P23">waveCnt=<text:span text:style-name="T8">0</text:span>;<text:bookmark text:name="L6910"/><text:bookmark text:name="L6911"/></text:p>
          </table:table-cell>
        </table:table-row>
        <table:table-row>
          <table:table-cell table:style-name="Table17.A1" office:value-type="string">
            <text:p text:style-name="P21"><text:bookmark text:name="LC6910"/><text:bookmark text:name="LC6911"/></text:p>
          </table:table-cell>
          <table:table-cell table:style-name="Table17.A1" office:value-type="string">
            <text:p text:style-name="P23">}<text:bookmark text:name="L7010"/><text:bookmark text:name="L7011"/></text:p>
          </table:table-cell>
        </table:table-row>
        <table:table-row>
          <table:table-cell table:style-name="Table17.A1" office:value-type="string">
            <text:p text:style-name="P21"><text:bookmark text:name="LC7010"/><text:bookmark text:name="LC7011"/></text:p>
          </table:table-cell>
          <table:table-cell table:style-name="Table17.A1" office:value-type="string">
            <text:p text:style-name="P23"><text:span text:style-name="T4">void</text:span> <text:span text:style-name="T7">Player::setName</text:span>(string na){<text:bookmark text:name="L7110"/><text:bookmark text:name="L7115"/></text:p>
          </table:table-cell>
        </table:table-row>
        <table:table-row>
          <table:table-cell table:style-name="Table17.A1" office:value-type="string">
            <text:p text:style-name="P21"><text:bookmark text:name="LC7110"/><text:bookmark text:name="LC7115"/></text:p>
          </table:table-cell>
          <table:table-cell table:style-name="Table17.A1" office:value-type="string">
            <text:p text:style-name="P23">name=na;<text:bookmark text:name="L7210"/><text:bookmark text:name="L7211"/></text:p>
          </table:table-cell>
        </table:table-row>
        <table:table-row>
          <table:table-cell table:style-name="Table17.A1" office:value-type="string">
            <text:p text:style-name="P21"><text:bookmark text:name="LC7210"/><text:bookmark text:name="LC7211"/></text:p>
          </table:table-cell>
          <table:table-cell table:style-name="Table17.A1" office:value-type="string">
            <text:p text:style-name="P23">}<text:bookmark text:name="L7310"/><text:bookmark text:name="L7311"/></text:p>
          </table:table-cell>
        </table:table-row>
        <table:table-row>
          <table:table-cell table:style-name="Table17.A1" office:value-type="string">
            <text:p text:style-name="P21"><text:bookmark text:name="LC7310"/><text:bookmark text:name="LC7311"/></text:p>
          </table:table-cell>
          <table:table-cell table:style-name="Table17.A1" office:value-type="string">
            <text:p text:style-name="P23"><text:span text:style-name="T4">void</text:span> <text:span text:style-name="T7">Player::setHel</text:span>(<text:span text:style-name="T4">int</text:span> he){<text:bookmark text:name="L743"/><text:bookmark text:name="L744"/></text:p>
          </table:table-cell>
        </table:table-row>
        <text:soft-page-break/>
        <table:table-row>
          <table:table-cell table:style-name="Table17.A1" office:value-type="string">
            <text:p text:style-name="P21"><text:bookmark text:name="LC743"/><text:bookmark text:name="LC744"/></text:p>
          </table:table-cell>
          <table:table-cell table:style-name="Table17.A1" office:value-type="string">
            <text:p text:style-name="P23">health=he;<text:bookmark text:name="L751"/><text:bookmark text:name="L752"/></text:p>
          </table:table-cell>
        </table:table-row>
        <table:table-row>
          <table:table-cell table:style-name="Table17.A1" office:value-type="string">
            <text:p text:style-name="P21"><text:bookmark text:name="LC753"/><text:bookmark text:name="LC754"/></text:p>
          </table:table-cell>
          <table:table-cell table:style-name="Table17.A1" office:value-type="string">
            <text:p text:style-name="P23">}<text:bookmark text:name="L763"/><text:bookmark text:name="L764"/></text:p>
          </table:table-cell>
        </table:table-row>
        <table:table-row>
          <table:table-cell table:style-name="Table17.A1" office:value-type="string">
            <text:p text:style-name="P21"><text:bookmark text:name="LC763"/><text:bookmark text:name="LC764"/></text:p>
          </table:table-cell>
          <table:table-cell table:style-name="Table17.A1" office:value-type="string">
            <text:p text:style-name="P23"><text:span text:style-name="T4">void</text:span> <text:span text:style-name="T7">Player::setDps</text:span>(<text:span text:style-name="T4">int</text:span> d){<text:bookmark text:name="L771"/><text:bookmark text:name="L772"/></text:p>
          </table:table-cell>
        </table:table-row>
        <table:table-row>
          <table:table-cell table:style-name="Table17.A1" office:value-type="string">
            <text:p text:style-name="P21"><text:bookmark text:name="LC773"/><text:bookmark text:name="LC774"/></text:p>
          </table:table-cell>
          <table:table-cell table:style-name="Table17.A1" office:value-type="string">
            <text:p text:style-name="P23">dps=d;<text:bookmark text:name="L783"/><text:bookmark text:name="L784"/></text:p>
          </table:table-cell>
        </table:table-row>
        <table:table-row>
          <table:table-cell table:style-name="Table17.A1" office:value-type="string">
            <text:p text:style-name="P21"><text:bookmark text:name="LC783"/><text:bookmark text:name="LC784"/></text:p>
          </table:table-cell>
          <table:table-cell table:style-name="Table17.A1" office:value-type="string">
            <text:p text:style-name="P23">}<text:bookmark text:name="L793"/><text:bookmark text:name="L794"/></text:p>
          </table:table-cell>
        </table:table-row>
        <table:table-row>
          <table:table-cell table:style-name="Table17.A1" office:value-type="string">
            <text:p text:style-name="P21"><text:bookmark text:name="LC791"/><text:bookmark text:name="LC792"/></text:p>
          </table:table-cell>
          <table:table-cell table:style-name="Table17.A1" office:value-type="string">
            <text:p text:style-name="P23"><text:span text:style-name="T4">void</text:span> <text:span text:style-name="T7">Player::setSlfH</text:span>(<text:span text:style-name="T4">int</text:span> s){<text:bookmark text:name="L801"/><text:bookmark text:name="L802"/></text:p>
          </table:table-cell>
        </table:table-row>
        <table:table-row>
          <table:table-cell table:style-name="Table17.A1" office:value-type="string">
            <text:p text:style-name="P21"><text:bookmark text:name="LC801"/><text:bookmark text:name="LC802"/></text:p>
          </table:table-cell>
          <table:table-cell table:style-name="Table17.A1" office:value-type="string">
            <text:p text:style-name="P23">selfH=s;<text:bookmark text:name="L8110"/><text:bookmark text:name="L8111"/></text:p>
          </table:table-cell>
        </table:table-row>
        <table:table-row>
          <table:table-cell table:style-name="Table17.A1" office:value-type="string">
            <text:p text:style-name="P21"><text:bookmark text:name="LC8110"/><text:bookmark text:name="LC8111"/></text:p>
          </table:table-cell>
          <table:table-cell table:style-name="Table17.A1" office:value-type="string">
            <text:p text:style-name="P23">}<text:bookmark text:name="L8210"/><text:bookmark text:name="L8211"/></text:p>
          </table:table-cell>
        </table:table-row>
        <table:table-row>
          <table:table-cell table:style-name="Table17.A1" office:value-type="string">
            <text:p text:style-name="P21"><text:bookmark text:name="LC8210"/><text:bookmark text:name="LC8211"/></text:p>
          </table:table-cell>
          <table:table-cell table:style-name="Table17.A1" office:value-type="string">
            <text:p text:style-name="P23"><text:span text:style-name="T4">void</text:span> <text:span text:style-name="T7">Player::setSpec</text:span>(string s){<text:bookmark text:name="L8310"/><text:bookmark text:name="L8311"/></text:p>
          </table:table-cell>
        </table:table-row>
        <table:table-row>
          <table:table-cell table:style-name="Table17.A1" office:value-type="string">
            <text:p text:style-name="P21"><text:bookmark text:name="LC8310"/><text:bookmark text:name="LC8311"/></text:p>
          </table:table-cell>
          <table:table-cell table:style-name="Table17.A1" office:value-type="string">
            <text:p text:style-name="P23">special=s;<text:bookmark text:name="L844"/><text:bookmark text:name="L845"/></text:p>
          </table:table-cell>
        </table:table-row>
        <table:table-row>
          <table:table-cell table:style-name="Table17.A1" office:value-type="string">
            <text:p text:style-name="P21"><text:bookmark text:name="LC846"/><text:bookmark text:name="LC847"/></text:p>
          </table:table-cell>
          <table:table-cell table:style-name="Table17.A1" office:value-type="string">
            <text:p text:style-name="P23">}<text:bookmark text:name="L853"/><text:bookmark text:name="L854"/></text:p>
          </table:table-cell>
        </table:table-row>
        <table:table-row>
          <table:table-cell table:style-name="Table17.A1" office:value-type="string">
            <text:p text:style-name="P21"><text:bookmark text:name="LC853"/><text:bookmark text:name="LC854"/></text:p>
          </table:table-cell>
          <table:table-cell table:style-name="Table17.A1" office:value-type="string">
            <text:p text:style-name="P23"><text:span text:style-name="T4">void</text:span> <text:span text:style-name="T7">Player::setSpC</text:span>(<text:span text:style-name="T4">int</text:span> c){<text:bookmark text:name="L863"/><text:bookmark text:name="L864"/></text:p>
          </table:table-cell>
        </table:table-row>
        <table:table-row>
          <table:table-cell table:style-name="Table17.A1" office:value-type="string">
            <text:p text:style-name="P21"><text:bookmark text:name="LC863"/><text:bookmark text:name="LC864"/></text:p>
          </table:table-cell>
          <table:table-cell table:style-name="Table17.A1" office:value-type="string">
            <text:p text:style-name="P23">specC=c;<text:bookmark text:name="L873"/><text:bookmark text:name="L874"/></text:p>
          </table:table-cell>
        </table:table-row>
        <table:table-row>
          <table:table-cell table:style-name="Table17.A1" office:value-type="string">
            <text:p text:style-name="P21"><text:bookmark text:name="LC871"/><text:bookmark text:name="LC872"/></text:p>
          </table:table-cell>
          <table:table-cell table:style-name="Table17.A1" office:value-type="string">
            <text:p text:style-name="P23">}<text:bookmark text:name="L881"/><text:bookmark text:name="L882"/></text:p>
          </table:table-cell>
        </table:table-row>
        <table:table-row>
          <table:table-cell table:style-name="Table17.A1" office:value-type="string">
            <text:p text:style-name="P21"><text:bookmark text:name="LC881"/><text:bookmark text:name="LC882"/></text:p>
          </table:table-cell>
          <table:table-cell table:style-name="Table17.A1" office:value-type="string">
            <text:p text:style-name="P23"><text:span text:style-name="T4">void</text:span> <text:span text:style-name="T7">Player::setArch</text:span>(string a){<text:bookmark text:name="L891"/><text:bookmark text:name="L892"/></text:p>
          </table:table-cell>
        </table:table-row>
        <table:table-row>
          <table:table-cell table:style-name="Table17.A1" office:value-type="string">
            <text:p text:style-name="P21"><text:bookmark text:name="LC891"/><text:bookmark text:name="LC892"/></text:p>
          </table:table-cell>
          <table:table-cell table:style-name="Table17.A1" office:value-type="string">
            <text:p text:style-name="P23">arche=a;<text:bookmark text:name="L901"/><text:bookmark text:name="L902"/></text:p>
          </table:table-cell>
        </table:table-row>
        <table:table-row>
          <table:table-cell table:style-name="Table17.A1" office:value-type="string">
            <text:p text:style-name="P21"><text:bookmark text:name="LC901"/><text:bookmark text:name="LC902"/></text:p>
          </table:table-cell>
          <table:table-cell table:style-name="Table17.A1" office:value-type="string">
            <text:p text:style-name="P23">}<text:bookmark text:name="L9110"/><text:bookmark text:name="L9111"/></text:p>
          </table:table-cell>
        </table:table-row>
        <table:table-row>
          <table:table-cell table:style-name="Table17.A1" office:value-type="string">
            <text:p text:style-name="P21"><text:bookmark text:name="LC9110"/><text:bookmark text:name="LC9111"/></text:p>
          </table:table-cell>
          <table:table-cell table:style-name="Table17.A1" office:value-type="string">
            <text:p text:style-name="P23"><text:span text:style-name="T4">void</text:span> <text:span text:style-name="T7">Player::setWepn</text:span>(Weapon &amp;w){<text:bookmark text:name="L9210"/><text:bookmark text:name="L9211"/></text:p>
          </table:table-cell>
        </table:table-row>
        <table:table-row>
          <table:table-cell table:style-name="Table17.A1" office:value-type="string">
            <text:p text:style-name="P21"><text:bookmark text:name="LC9210"/><text:bookmark text:name="LC9211"/></text:p>
          </table:table-cell>
          <table:table-cell table:style-name="Table17.A1" office:value-type="string">
            <text:p text:style-name="P23">weapon=w;<text:bookmark text:name="L9310"/><text:bookmark text:name="L9311"/></text:p>
          </table:table-cell>
        </table:table-row>
        <table:table-row>
          <table:table-cell table:style-name="Table17.A1" office:value-type="string">
            <text:p text:style-name="P21"><text:bookmark text:name="LC9310"/><text:bookmark text:name="LC9311"/></text:p>
          </table:table-cell>
          <table:table-cell table:style-name="Table17.A1" office:value-type="string">
            <text:p text:style-name="P23">}<text:bookmark text:name="L942"/><text:bookmark text:name="L943"/></text:p>
          </table:table-cell>
        </table:table-row>
        <table:table-row>
          <table:table-cell table:style-name="Table17.A1" office:value-type="string">
            <text:p text:style-name="P21"><text:bookmark text:name="LC942"/><text:bookmark text:name="LC943"/></text:p>
          </table:table-cell>
          <table:table-cell table:style-name="Table17.A1" office:value-type="string">
            <text:p text:style-name="P23"><text:span text:style-name="T4">void</text:span> <text:span text:style-name="T7">Player::setMaxH</text:span>(<text:span text:style-name="T4">int</text:span> m){<text:bookmark text:name="L951"/><text:bookmark text:name="L952"/></text:p>
          </table:table-cell>
        </table:table-row>
        <table:table-row>
          <table:table-cell table:style-name="Table17.A1" office:value-type="string">
            <text:p text:style-name="P21"><text:bookmark text:name="LC951"/><text:bookmark text:name="LC952"/></text:p>
          </table:table-cell>
          <table:table-cell table:style-name="Table17.A1" office:value-type="string">
            <text:p text:style-name="P23">maxHlth=m;<text:bookmark text:name="L961"/><text:bookmark text:name="L962"/></text:p>
          </table:table-cell>
        </table:table-row>
        <table:table-row>
          <table:table-cell table:style-name="Table17.A1" office:value-type="string">
            <text:p text:style-name="P21"><text:bookmark text:name="LC961"/><text:bookmark text:name="LC962"/></text:p>
          </table:table-cell>
          <table:table-cell table:style-name="Table17.A1" office:value-type="string">
            <text:p text:style-name="P23">}<text:bookmark text:name="L971"/><text:bookmark text:name="L972"/></text:p>
          </table:table-cell>
        </table:table-row>
        <table:table-row>
          <table:table-cell table:style-name="Table17.A1" office:value-type="string">
            <text:p text:style-name="P21"><text:bookmark text:name="LC971"/><text:bookmark text:name="LC972"/></text:p>
          </table:table-cell>
          <table:table-cell table:style-name="Table17.A1" office:value-type="string">
            <text:p text:style-name="P23"><text:span text:style-name="T4">void</text:span> <text:span text:style-name="T7">Player::setWave</text:span>(<text:span text:style-name="T4">int</text:span> w){<text:bookmark text:name="L981"/><text:bookmark text:name="L982"/></text:p>
          </table:table-cell>
        </table:table-row>
        <table:table-row>
          <table:table-cell table:style-name="Table17.A1" office:value-type="string">
            <text:p text:style-name="P21"><text:bookmark text:name="LC983"/><text:bookmark text:name="LC984"/></text:p>
          </table:table-cell>
          <table:table-cell table:style-name="Table17.A1" office:value-type="string">
            <text:p text:style-name="P23">waveCnt=w;<text:bookmark text:name="L993"/><text:bookmark text:name="L994"/></text:p>
          </table:table-cell>
        </table:table-row>
        <table:table-row>
          <table:table-cell table:style-name="Table17.A1" office:value-type="string">
            <text:p text:style-name="P21"><text:bookmark text:name="LC993"/><text:bookmark text:name="LC994"/></text:p>
          </table:table-cell>
          <table:table-cell table:style-name="Table17.A1" office:value-type="string">
            <text:p text:style-name="P23">}<text:bookmark text:name="L1003"/><text:bookmark text:name="L1004"/></text:p>
          </table:table-cell>
        </table:table-row>
        <table:table-row>
          <table:table-cell table:style-name="Table17.A1" office:value-type="string">
            <text:p text:style-name="P21"><text:bookmark text:name="LC1003"/><text:bookmark text:name="LC1004"/></text:p>
          </table:table-cell>
          <table:table-cell table:style-name="Table17.A1" office:value-type="string">
            <text:p text:style-name="P23"><text:span text:style-name="T4">void</text:span> <text:span text:style-name="T7">Player::takeDam</text:span>(<text:span text:style-name="T4">int</text:span> d){<text:bookmark text:name="L10110"/><text:bookmark text:name="L10111"/></text:p>
          </table:table-cell>
        </table:table-row>
        <table:table-row>
          <table:table-cell table:style-name="Table17.A1" office:value-type="string">
            <text:p text:style-name="P21"><text:bookmark text:name="LC10110"/><text:bookmark text:name="LC10111"/></text:p>
          </table:table-cell>
          <table:table-cell table:style-name="Table17.A1" office:value-type="string">
            <text:p text:style-name="P23">cout&lt;&lt;<text:span text:style-name="T5">"You have been hit for "</text:span>&lt;&lt;d&lt;&lt;<text:span text:style-name="T5">" damage."</text:span>&lt;&lt;endl;<text:bookmark text:name="L10210"/><text:bookmark text:name="L10211"/></text:p>
          </table:table-cell>
        </table:table-row>
        <table:table-row>
          <table:table-cell table:style-name="Table17.A1" office:value-type="string">
            <text:p text:style-name="P21"><text:bookmark text:name="LC10210"/><text:bookmark text:name="LC10211"/></text:p>
          </table:table-cell>
          <table:table-cell table:style-name="Table17.A1" office:value-type="string">
            <text:p text:style-name="P23">health-=d;<text:bookmark text:name="L10310"/><text:bookmark text:name="L10311"/></text:p>
          </table:table-cell>
        </table:table-row>
        <table:table-row>
          <table:table-cell table:style-name="Table17.A1" office:value-type="string">
            <text:p text:style-name="P21"><text:bookmark text:name="LC10310"/><text:bookmark text:name="LC10311"/></text:p>
          </table:table-cell>
          <table:table-cell table:style-name="Table17.A1" office:value-type="string">
            <text:p text:style-name="P23"><text:span text:style-name="T4">if</text:span>(health&lt;<text:span text:style-name="T8">0</text:span>)health=<text:span text:style-name="T8">0</text:span>;<text:bookmark text:name="L1048"/><text:bookmark text:name="L1049"/></text:p>
          </table:table-cell>
        </table:table-row>
        <table:table-row>
          <table:table-cell table:style-name="Table17.A1" office:value-type="string">
            <text:p text:style-name="P21"><text:bookmark text:name="LC1046"/><text:bookmark text:name="LC1047"/></text:p>
          </table:table-cell>
          <table:table-cell table:style-name="Table17.A1" office:value-type="string">
            <text:p text:style-name="P23">}<text:bookmark text:name="L1051"/><text:bookmark text:name="L1052"/></text:p>
          </table:table-cell>
        </table:table-row>
        <table:table-row>
          <table:table-cell table:style-name="Table17.A1" office:value-type="string">
            <text:p text:style-name="P21"><text:bookmark text:name="LC1051"/><text:bookmark text:name="LC1052"/></text:p>
          </table:table-cell>
          <table:table-cell table:style-name="Table17.A1" office:value-type="string">
            <text:p text:style-name="P23"><text:span text:style-name="T4">void</text:span> <text:span text:style-name="T7">Player::addHel</text:span>(<text:span text:style-name="T4">int</text:span> add){<text:bookmark text:name="L1061"/><text:bookmark text:name="L1062"/></text:p>
          </table:table-cell>
        </table:table-row>
        <table:table-row>
          <table:table-cell table:style-name="Table17.A1" office:value-type="string">
            <text:p text:style-name="P21"><text:bookmark text:name="LC1061"/><text:bookmark text:name="LC1062"/></text:p>
          </table:table-cell>
          <table:table-cell table:style-name="Table17.A1" office:value-type="string">
            <text:p text:style-name="P23">health+=add;<text:bookmark text:name="L1071"/><text:bookmark text:name="L1072"/></text:p>
          </table:table-cell>
        </table:table-row>
        <table:table-row>
          <table:table-cell table:style-name="Table17.A1" office:value-type="string">
            <text:p text:style-name="P21"><text:bookmark text:name="LC1071"/><text:bookmark text:name="LC1072"/></text:p>
          </table:table-cell>
          <table:table-cell table:style-name="Table17.A1" office:value-type="string">
            <text:p text:style-name="P23"><text:span text:style-name="T4">if</text:span>(health&gt;maxHlth) health=maxHlth;<text:bookmark text:name="L1081"/><text:bookmark text:name="L1082"/></text:p>
          </table:table-cell>
        </table:table-row>
        <table:table-row>
          <table:table-cell table:style-name="Table17.A1" office:value-type="string">
            <text:p text:style-name="P21"><text:bookmark text:name="LC1081"/><text:bookmark text:name="LC1082"/></text:p>
          </table:table-cell>
          <table:table-cell table:style-name="Table17.A1" office:value-type="string">
            <text:p text:style-name="P23">cout&lt;&lt;<text:span text:style-name="T5">"You have been healed for "</text:span>&lt;&lt;add&lt;&lt;endl;<text:bookmark text:name="L1091"/><text:bookmark text:name="L1092"/></text:p>
          </table:table-cell>
        </table:table-row>
        <table:table-row>
          <table:table-cell table:style-name="Table17.A1" office:value-type="string">
            <text:p text:style-name="P21"><text:bookmark text:name="LC1093"/><text:bookmark text:name="LC1094"/></text:p>
          </table:table-cell>
          <table:table-cell table:style-name="Table17.A1" office:value-type="string">
            <text:p text:style-name="P23">}<text:bookmark text:name="L1103"/><text:bookmark text:name="L1104"/></text:p>
          </table:table-cell>
        </table:table-row>
        <table:table-row>
          <table:table-cell table:style-name="Table17.A1" office:value-type="string">
            <text:p text:style-name="P21"><text:bookmark text:name="LC11010"/><text:bookmark text:name="LC11011"/></text:p>
          </table:table-cell>
          <table:table-cell table:style-name="Table17.A1" office:value-type="string">
            <text:p text:style-name="P23"><text:span text:style-name="T4">void</text:span> <text:span text:style-name="T7">Player::addMaxH</text:span>(<text:span text:style-name="T4">int</text:span> add){<text:bookmark text:name="L11110"/><text:bookmark text:name="L11111"/></text:p>
          </table:table-cell>
        </table:table-row>
        <table:table-row>
          <table:table-cell table:style-name="Table17.A1" office:value-type="string">
            <text:p text:style-name="P21"><text:bookmark text:name="LC11110"/><text:bookmark text:name="LC11111"/></text:p>
          </table:table-cell>
          <table:table-cell table:style-name="Table17.A1" office:value-type="string">
            <text:p text:style-name="P23">maxHlth+=add;<text:bookmark text:name="L11210"/><text:bookmark text:name="L11211"/></text:p>
          </table:table-cell>
        </table:table-row>
        <table:table-row>
          <table:table-cell table:style-name="Table17.A1" office:value-type="string">
            <text:p text:style-name="P21"><text:bookmark text:name="LC11210"/><text:bookmark text:name="LC11211"/></text:p>
          </table:table-cell>
          <table:table-cell table:style-name="Table17.A1" office:value-type="string">
            <text:p text:style-name="P23">cout&lt;&lt;<text:span text:style-name="T5">"You have gained +"</text:span>&lt;&lt;add&lt;&lt;<text:span text:style-name="T5">" max health."</text:span>&lt;&lt;endl;<text:bookmark text:name="L11310"/><text:bookmark text:name="L11311"/></text:p>
          </table:table-cell>
        </table:table-row>
        <table:table-row>
          <table:table-cell table:style-name="Table17.A1" office:value-type="string">
            <text:p text:style-name="P21"><text:bookmark text:name="LC11310"/><text:bookmark text:name="LC11311"/></text:p>
          </table:table-cell>
          <table:table-cell table:style-name="Table17.A1" office:value-type="string">
            <text:p text:style-name="P23">}<text:bookmark text:name="L11410"/><text:bookmark text:name="L11411"/></text:p>
          </table:table-cell>
        </table:table-row>
        <table:table-row>
          <table:table-cell table:style-name="Table17.A1" office:value-type="string">
            <text:p text:style-name="P21"><text:bookmark text:name="LC11410"/><text:bookmark text:name="LC11411"/></text:p>
          </table:table-cell>
          <table:table-cell table:style-name="Table17.A1" office:value-type="string">
            <text:p text:style-name="P23"><text:span text:style-name="T4">int</text:span> <text:span text:style-name="T7">Player::useSpec</text:span>(<text:span text:style-name="T4">int</text:span> eneHlth){<text:bookmark text:name="L1153"/><text:bookmark text:name="L1154"/></text:p>
          </table:table-cell>
        </table:table-row>
        <table:table-row>
          <table:table-cell table:style-name="Table17.A1" office:value-type="string">
            <text:p text:style-name="P21"><text:bookmark text:name="LC11510"/><text:bookmark text:name="LC11511"/></text:p>
          </table:table-cell>
          <table:table-cell table:style-name="Table17.A1" office:value-type="string">
            <text:p text:style-name="P23"><text:span text:style-name="T4">if</text:span>(<text:span text:style-name="T17">this</text:span>-&gt;special==<text:span text:style-name="T5">"Headshot"</text:span>){<text:bookmark text:name="L1163"/><text:bookmark text:name="L1164"/></text:p>
          </table:table-cell>
        </table:table-row>
        <table:table-row>
          <table:table-cell table:style-name="Table17.A1" office:value-type="string">
            <text:p text:style-name="P21"><text:bookmark text:name="LC11610"/><text:bookmark text:name="LC11611"/></text:p>
          </table:table-cell>
          <table:table-cell table:style-name="Table17.A1" office:value-type="string">
            <text:p text:style-name="P23"><text:span text:style-name="T4">int</text:span> halved=eneHlth/<text:span text:style-name="T8">2</text:span>;<text:bookmark text:name="L1173"/><text:bookmark text:name="L1174"/></text:p>
          </table:table-cell>
        </table:table-row>
        <table:table-row>
          <table:table-cell table:style-name="Table17.A1" office:value-type="string">
            <text:p text:style-name="P21"><text:bookmark text:name="LC1178"/><text:bookmark text:name="LC1179"/></text:p>
          </table:table-cell>
          <table:table-cell table:style-name="Table17.A1" office:value-type="string">
            <text:p text:style-name="P23">eneHlth-=halved;<text:bookmark text:name="L1181"/><text:bookmark text:name="L1182"/></text:p>
          </table:table-cell>
        </table:table-row>
        <table:table-row>
          <table:table-cell table:style-name="Table17.A1" office:value-type="string">
            <text:p text:style-name="P21"><text:bookmark text:name="LC1181"/><text:bookmark text:name="LC1182"/></text:p>
          </table:table-cell>
          <table:table-cell table:style-name="Table17.A1" office:value-type="string">
            <text:p text:style-name="P23"><text:span text:style-name="T4">if</text:span>(eneHlth&lt;<text:span text:style-name="T8">0</text:span>) eneHlth=<text:span text:style-name="T8">0</text:span>;<text:bookmark text:name="L1191"/><text:bookmark text:name="L1192"/></text:p>
          </table:table-cell>
        </table:table-row>
        <table:table-row>
          <table:table-cell table:style-name="Table17.A1" office:value-type="string">
            <text:p text:style-name="P21"><text:bookmark text:name="LC1191"/><text:bookmark text:name="LC1192"/></text:p>
          </table:table-cell>
          <table:table-cell table:style-name="Table17.A1" office:value-type="string">
            <text:p text:style-name="P23">cout&lt;&lt;<text:span text:style-name="T5">"You have fired a direct hit to the enemy for "</text:span>&lt;&lt;halved&lt;&lt;<text:span text:style-name="T5">" damage!"</text:span>&lt;&lt;endl;<text:bookmark text:name="L1201"/><text:bookmark text:name="L1202"/></text:p>
          </table:table-cell>
        </table:table-row>
        <table:table-row>
          <table:table-cell table:style-name="Table17.A1" office:value-type="string">
            <text:p text:style-name="P21"><text:bookmark text:name="LC1201"/><text:bookmark text:name="LC1202"/></text:p>
          </table:table-cell>
          <table:table-cell table:style-name="Table17.A1" office:value-type="string">
            <text:p text:style-name="P23">}<text:span text:style-name="T4">else</text:span> <text:span text:style-name="T4">if</text:span>(<text:span text:style-name="T17">this</text:span>-&gt;special==<text:span text:style-name="T5">"Transfusion"</text:span>){<text:bookmark text:name="L12110"/><text:bookmark text:name="L12111"/></text:p>
          </table:table-cell>
        </table:table-row>
        <table:table-row>
          <table:table-cell table:style-name="Table17.A1" office:value-type="string">
            <text:p text:style-name="P21"><text:bookmark text:name="LC12110"/><text:bookmark text:name="LC12111"/></text:p>
          </table:table-cell>
          <table:table-cell table:style-name="Table17.A1" office:value-type="string">
            <text:p text:style-name="P23"><text:span text:style-name="T4">int</text:span> steal=eneHlth/<text:span text:style-name="T8">4</text:span>;<text:bookmark text:name="L12210"/><text:bookmark text:name="L12211"/></text:p>
          </table:table-cell>
        </table:table-row>
        <table:table-row>
          <table:table-cell table:style-name="Table17.A1" office:value-type="string">
            <text:p text:style-name="P21"><text:bookmark text:name="LC12210"/><text:bookmark text:name="LC12211"/></text:p>
          </table:table-cell>
          <table:table-cell table:style-name="Table17.A1" office:value-type="string">
            <text:p text:style-name="P23">eneHlth-=steal;<text:bookmark text:name="L12310"/><text:bookmark text:name="L12311"/></text:p>
          </table:table-cell>
        </table:table-row>
        <table:table-row>
          <table:table-cell table:style-name="Table17.A1" office:value-type="string">
            <text:p text:style-name="P21"><text:bookmark text:name="LC12310"/><text:bookmark text:name="LC12311"/></text:p>
          </table:table-cell>
          <table:table-cell table:style-name="Table17.A1" office:value-type="string">
            <text:p text:style-name="P23"><text:span text:style-name="T4">if</text:span>(eneHlth&lt;<text:span text:style-name="T8">0</text:span>) eneHlth=<text:span text:style-name="T8">0</text:span>;<text:bookmark text:name="L1246"/><text:bookmark text:name="L1247"/></text:p>
          </table:table-cell>
        </table:table-row>
        <table:table-row>
          <table:table-cell table:style-name="Table17.A1" office:value-type="string">
            <text:p text:style-name="P21"><text:bookmark text:name="LC1248"/><text:bookmark text:name="LC1249"/></text:p>
          </table:table-cell>
          <table:table-cell table:style-name="Table17.A1" office:value-type="string">
            <text:p text:style-name="P23">health+=steal;<text:bookmark text:name="L1253"/><text:bookmark text:name="L1254"/></text:p>
          </table:table-cell>
        </table:table-row>
        <text:soft-page-break/>
        <table:table-row>
          <table:table-cell table:style-name="Table17.A1" office:value-type="string">
            <text:p text:style-name="P21"><text:bookmark text:name="LC1253"/><text:bookmark text:name="LC1254"/></text:p>
          </table:table-cell>
          <table:table-cell table:style-name="Table17.A1" office:value-type="string">
            <text:p text:style-name="P23"><text:span text:style-name="T4">if</text:span>(health&gt;maxHlth) health=maxHlth;<text:bookmark text:name="L1263"/><text:bookmark text:name="L1264"/></text:p>
          </table:table-cell>
        </table:table-row>
        <table:table-row>
          <table:table-cell table:style-name="Table17.A1" office:value-type="string">
            <text:p text:style-name="P21"><text:bookmark text:name="LC1263"/><text:bookmark text:name="LC1264"/></text:p>
          </table:table-cell>
          <table:table-cell table:style-name="Table17.A1" office:value-type="string">
            <text:p text:style-name="P23">cout&lt;&lt;<text:span text:style-name="T5">"You have stolen "</text:span>&lt;&lt;steal&lt;&lt;<text:span text:style-name="T5">" health from the enemy"</text:span>&lt;&lt;endl;<text:bookmark text:name="L1273"/><text:bookmark text:name="L1274"/></text:p>
          </table:table-cell>
        </table:table-row>
        <table:table-row>
          <table:table-cell table:style-name="Table17.A1" office:value-type="string">
            <text:p text:style-name="P21"><text:bookmark text:name="LC1273"/><text:bookmark text:name="LC1274"/></text:p>
          </table:table-cell>
          <table:table-cell table:style-name="Table17.A1" office:value-type="string">
            <text:p text:style-name="P23">}<text:span text:style-name="T4">else</text:span> <text:span text:style-name="T4">if</text:span>(<text:span text:style-name="T17">this</text:span>-&gt;special==<text:span text:style-name="T5">"Fortify"</text:span>){<text:bookmark text:name="L1283"/><text:bookmark text:name="L1284"/></text:p>
          </table:table-cell>
        </table:table-row>
        <table:table-row>
          <table:table-cell table:style-name="Table17.A1" office:value-type="string">
            <text:p text:style-name="P21"><text:bookmark text:name="LC1283"/><text:bookmark text:name="LC1284"/></text:p>
          </table:table-cell>
          <table:table-cell table:style-name="Table17.A1" office:value-type="string">
            <text:p text:style-name="P23"><text:span text:style-name="T4">int</text:span> placeH=maxHlth/<text:span text:style-name="T8">3</text:span>;<text:bookmark text:name="L1293"/><text:bookmark text:name="L1294"/></text:p>
          </table:table-cell>
        </table:table-row>
        <table:table-row>
          <table:table-cell table:style-name="Table17.A1" office:value-type="string">
            <text:p text:style-name="P21"><text:bookmark text:name="LC1293"/><text:bookmark text:name="LC1294"/></text:p>
          </table:table-cell>
          <table:table-cell table:style-name="Table17.A1" office:value-type="string">
            <text:p text:style-name="P23">health+=placeH;<text:bookmark text:name="L1303"/><text:bookmark text:name="L1304"/></text:p>
          </table:table-cell>
        </table:table-row>
        <table:table-row>
          <table:table-cell table:style-name="Table17.A1" office:value-type="string">
            <text:p text:style-name="P21"><text:bookmark text:name="LC1303"/><text:bookmark text:name="LC1304"/></text:p>
          </table:table-cell>
          <table:table-cell table:style-name="Table17.A1" office:value-type="string">
            <text:p text:style-name="P23">maxHlth+=placeH;<text:bookmark text:name="L13110"/><text:bookmark text:name="L13111"/></text:p>
          </table:table-cell>
        </table:table-row>
        <table:table-row>
          <table:table-cell table:style-name="Table17.A1" office:value-type="string">
            <text:p text:style-name="P21"><text:bookmark text:name="LC13110"/><text:bookmark text:name="LC13111"/></text:p>
          </table:table-cell>
          <table:table-cell table:style-name="Table17.A1" office:value-type="string">
            <text:p text:style-name="P23"><text:span text:style-name="T4">if</text:span>(health&gt;maxHlth) health=maxHlth;<text:bookmark text:name="L13210"/><text:bookmark text:name="L13211"/></text:p>
          </table:table-cell>
        </table:table-row>
        <table:table-row>
          <table:table-cell table:style-name="Table17.A1" office:value-type="string">
            <text:p text:style-name="P21"><text:bookmark text:name="LC13210"/><text:bookmark text:name="LC13211"/></text:p>
          </table:table-cell>
          <table:table-cell table:style-name="Table17.A1" office:value-type="string">
            <text:p text:style-name="P23">cout&lt;&lt;<text:span text:style-name="T5">"Your max health has increased to "</text:span>&lt;&lt;maxHlth&lt;&lt;<text:span text:style-name="T5">"."</text:span>&lt;&lt;endl;<text:bookmark text:name="L13310"/><text:bookmark text:name="L13311"/></text:p>
          </table:table-cell>
        </table:table-row>
        <table:table-row>
          <table:table-cell table:style-name="Table17.A1" office:value-type="string">
            <text:p text:style-name="P21"><text:bookmark text:name="LC13310"/><text:bookmark text:name="LC13311"/></text:p>
          </table:table-cell>
          <table:table-cell table:style-name="Table17.A1" office:value-type="string">
            <text:p text:style-name="P23">cout&lt;&lt;<text:span text:style-name="T5">"You have also healed for "</text:span>&lt;&lt;placeH&lt;&lt;<text:span text:style-name="T5">" health."</text:span>&lt;&lt;endl;<text:bookmark text:name="L13410"/><text:bookmark text:name="L13411"/></text:p>
          </table:table-cell>
        </table:table-row>
        <table:table-row>
          <table:table-cell table:style-name="Table17.A1" office:value-type="string">
            <text:p text:style-name="P21"><text:bookmark text:name="LC13410"/><text:bookmark text:name="LC13411"/></text:p>
          </table:table-cell>
          <table:table-cell table:style-name="Table17.A1" office:value-type="string">
            <text:p text:style-name="P23">}<text:span text:style-name="T4">else</text:span>{<text:bookmark text:name="L1353"/><text:bookmark text:name="L1354"/></text:p>
          </table:table-cell>
        </table:table-row>
        <table:table-row>
          <table:table-cell table:style-name="Table17.A1" office:value-type="string">
            <text:p text:style-name="P21"><text:bookmark text:name="LC1353"/><text:bookmark text:name="LC1354"/></text:p>
          </table:table-cell>
          <table:table-cell table:style-name="Table17.A1" office:value-type="string">
            <text:p text:style-name="P23"><text:span text:style-name="T4">int</text:span> half=health/<text:span text:style-name="T8">2</text:span>;<text:bookmark text:name="L1363"/><text:bookmark text:name="L1364"/></text:p>
          </table:table-cell>
        </table:table-row>
        <table:table-row>
          <table:table-cell table:style-name="Table17.A1" office:value-type="string">
            <text:p text:style-name="P21"><text:bookmark text:name="LC1363"/><text:bookmark text:name="LC1364"/></text:p>
          </table:table-cell>
          <table:table-cell table:style-name="Table17.A1" office:value-type="string">
            <text:p text:style-name="P23">health-=half;<text:bookmark text:name="L1373"/><text:bookmark text:name="L1374"/></text:p>
          </table:table-cell>
        </table:table-row>
        <table:table-row>
          <table:table-cell table:style-name="Table17.A1" office:value-type="string">
            <text:p text:style-name="P21"><text:bookmark text:name="LC1373"/><text:bookmark text:name="LC1374"/></text:p>
          </table:table-cell>
          <table:table-cell table:style-name="Table17.A1" office:value-type="string">
            <text:p text:style-name="P23">cout&lt;&lt;<text:span text:style-name="T5">"You have given up half of your current health"</text:span>&lt;&lt;endl;<text:bookmark text:name="L1383"/><text:bookmark text:name="L1384"/></text:p>
          </table:table-cell>
        </table:table-row>
        <table:table-row>
          <table:table-cell table:style-name="Table17.A1" office:value-type="string">
            <text:p text:style-name="P21"><text:bookmark text:name="LC1383"/><text:bookmark text:name="LC1384"/></text:p>
          </table:table-cell>
          <table:table-cell table:style-name="Table17.A1" office:value-type="string">
            <text:p text:style-name="P23">eneHlth=<text:span text:style-name="T8">0</text:span>;<text:bookmark text:name="L1393"/><text:bookmark text:name="L1394"/></text:p>
          </table:table-cell>
        </table:table-row>
        <table:table-row>
          <table:table-cell table:style-name="Table17.A1" office:value-type="string">
            <text:p text:style-name="P21"><text:bookmark text:name="LC1393"/><text:bookmark text:name="LC1394"/></text:p>
          </table:table-cell>
          <table:table-cell table:style-name="Table17.A1" office:value-type="string">
            <text:p text:style-name="P23">cout&lt;&lt;<text:span text:style-name="T5">"The enemy is now dead"</text:span>&lt;&lt;endl;<text:bookmark text:name="L1403"/><text:bookmark text:name="L1404"/></text:p>
          </table:table-cell>
        </table:table-row>
        <table:table-row>
          <table:table-cell table:style-name="Table17.A1" office:value-type="string">
            <text:p text:style-name="P21"><text:bookmark text:name="LC1403"/><text:bookmark text:name="LC1404"/></text:p>
          </table:table-cell>
          <table:table-cell table:style-name="Table17.A1" office:value-type="string">
            <text:p text:style-name="P23">}<text:bookmark text:name="L14110"/><text:bookmark text:name="L14111"/></text:p>
          </table:table-cell>
        </table:table-row>
        <table:table-row>
          <table:table-cell table:style-name="Table17.A1" office:value-type="string">
            <text:p text:style-name="P21"><text:bookmark text:name="LC14110"/><text:bookmark text:name="LC14111"/></text:p>
          </table:table-cell>
          <table:table-cell table:style-name="Table17.A1" office:value-type="string">
            <text:p text:style-name="P22">//decrement special count<text:bookmark text:name="L14210"/><text:bookmark text:name="L14211"/></text:p>
          </table:table-cell>
        </table:table-row>
        <table:table-row>
          <table:table-cell table:style-name="Table17.A1" office:value-type="string">
            <text:p text:style-name="P21"><text:bookmark text:name="LC14210"/><text:bookmark text:name="LC14211"/></text:p>
          </table:table-cell>
          <table:table-cell table:style-name="Table17.A1" office:value-type="string">
            <text:p text:style-name="P23">specC--;<text:bookmark text:name="L14310"/><text:bookmark text:name="L14311"/></text:p>
          </table:table-cell>
        </table:table-row>
        <table:table-row>
          <table:table-cell table:style-name="Table17.A1" office:value-type="string">
            <text:p text:style-name="P21"><text:bookmark text:name="LC14310"/><text:bookmark text:name="LC14311"/></text:p>
          </table:table-cell>
          <table:table-cell table:style-name="Table17.A1" office:value-type="string">
            <text:p text:style-name="P23"><text:span text:style-name="T4">return</text:span> eneHlth;<text:bookmark text:name="L1448"/><text:bookmark text:name="L1449"/></text:p>
          </table:table-cell>
        </table:table-row>
        <table:table-row>
          <table:table-cell table:style-name="Table17.A1" office:value-type="string">
            <text:p text:style-name="P21"><text:bookmark text:name="LC1446"/><text:bookmark text:name="LC1447"/></text:p>
          </table:table-cell>
          <table:table-cell table:style-name="Table17.A1" office:value-type="string">
            <text:p text:style-name="P23">}<text:bookmark text:name="L1451"/><text:bookmark text:name="L1452"/></text:p>
          </table:table-cell>
        </table:table-row>
        <table:table-row>
          <table:table-cell table:style-name="Table17.A1" office:value-type="string">
            <text:p text:style-name="P21"><text:bookmark text:name="LC1451"/><text:bookmark text:name="LC1452"/></text:p>
          </table:table-cell>
          <table:table-cell table:style-name="Table17.A1" office:value-type="string">
            <text:p text:style-name="P23"><text:span text:style-name="T4">void</text:span> <text:span text:style-name="T7">Player::healS</text:span>(){<text:bookmark text:name="L1461"/><text:bookmark text:name="L1462"/></text:p>
          </table:table-cell>
        </table:table-row>
        <table:table-row>
          <table:table-cell table:style-name="Table17.A1" office:value-type="string">
            <text:p text:style-name="P21"><text:bookmark text:name="LC1461"/><text:bookmark text:name="LC1462"/></text:p>
          </table:table-cell>
          <table:table-cell table:style-name="Table17.A1" office:value-type="string">
            <text:p text:style-name="P23">health+=selfH;<text:bookmark text:name="L1471"/><text:bookmark text:name="L1472"/></text:p>
          </table:table-cell>
        </table:table-row>
        <table:table-row>
          <table:table-cell table:style-name="Table17.A1" office:value-type="string">
            <text:p text:style-name="P21"><text:bookmark text:name="LC1473"/><text:bookmark text:name="LC1474"/></text:p>
          </table:table-cell>
          <table:table-cell table:style-name="Table17.A1" office:value-type="string">
            <text:p text:style-name="P23"><text:span text:style-name="T4">if</text:span>(health&gt;maxHlth) health=maxHlth;<text:bookmark text:name="L1483"/><text:bookmark text:name="L1484"/></text:p>
          </table:table-cell>
        </table:table-row>
        <table:table-row>
          <table:table-cell table:style-name="Table17.A1" office:value-type="string">
            <text:p text:style-name="P21"><text:bookmark text:name="LC1483"/><text:bookmark text:name="LC1484"/></text:p>
          </table:table-cell>
          <table:table-cell table:style-name="Table17.A1" office:value-type="string">
            <text:p text:style-name="P23">}</text:p>
          </table:table-cell>
        </table:table-row>
      </table:table>
      <text:p text:style-name="Text_20_body"/>
      <text:p text:style-name="Text_20_body"/>
      <table:table table:name="Table18" table:style-name="Table18">
        <table:table-column table:style-name="Table18.A"/>
        <table:table-column table:style-name="Table18.B"/>
        <table:table-row>
          <table:table-cell table:style-name="Table18.A1" office:value-type="string">
            <text:p text:style-name="P22"><text:bookmark text:name="LC1180"/><text:bookmark text:name="LC1183"/>/* <text:bookmark text:name="L2166"/><text:bookmark text:name="L2167"/></text:p>
          </table:table-cell>
          <table:table-cell table:style-name="Table18.B1" office:value-type="string">
            <text:p text:style-name="P21"/>
          </table:table-cell>
        </table:table-row>
        <table:table-row>
          <table:table-cell table:style-name="Table18.A1" office:value-type="string">
            <text:p text:style-name="P21"><text:bookmark text:name="LC2166"/><text:bookmark text:name="LC2167"/></text:p>
          </table:table-cell>
          <table:table-cell table:style-name="Table18.A1" office:value-type="string">
            <text:p text:style-name="P22">* File: Weapon.h<text:bookmark text:name="L3152"/><text:bookmark text:name="L3153"/></text:p>
          </table:table-cell>
        </table:table-row>
        <table:table-row>
          <table:table-cell table:style-name="Table18.A1" office:value-type="string">
            <text:p text:style-name="P21"><text:bookmark text:name="LC3152"/><text:bookmark text:name="LC3153"/></text:p>
          </table:table-cell>
          <table:table-cell table:style-name="Table18.A1" office:value-type="string">
            <text:p text:style-name="P22">* Author: Branden Hitt<text:bookmark text:name="L4154"/><text:bookmark text:name="L4155"/></text:p>
          </table:table-cell>
        </table:table-row>
        <table:table-row>
          <table:table-cell table:style-name="Table18.A1" office:value-type="string">
            <text:p text:style-name="P21"><text:bookmark text:name="LC4152"/><text:bookmark text:name="LC4153"/></text:p>
          </table:table-cell>
          <table:table-cell table:style-name="Table18.A1" office:value-type="string">
            <text:p text:style-name="P22">* Purpose: Specification for the Weapon class<text:bookmark text:name="L5158"/><text:bookmark text:name="L5159"/></text:p>
          </table:table-cell>
        </table:table-row>
        <table:table-row>
          <table:table-cell table:style-name="Table18.A1" office:value-type="string">
            <text:p text:style-name="P21"><text:bookmark text:name="LC5156"/><text:bookmark text:name="LC5157"/></text:p>
          </table:table-cell>
          <table:table-cell table:style-name="Table18.A1" office:value-type="string">
            <text:p text:style-name="P22">* Created on December 1, 2015, 2:10 PM<text:bookmark text:name="L6140"/><text:bookmark text:name="L6141"/></text:p>
          </table:table-cell>
        </table:table-row>
        <table:table-row>
          <table:table-cell table:style-name="Table18.A1" office:value-type="string">
            <text:p text:style-name="P21"><text:bookmark text:name="LC6140"/><text:bookmark text:name="LC6141"/></text:p>
          </table:table-cell>
          <table:table-cell table:style-name="Table18.A1" office:value-type="string">
            <text:p text:style-name="P22">*/<text:bookmark text:name="L745"/><text:bookmark text:name="L746"/></text:p>
          </table:table-cell>
        </table:table-row>
        <table:table-row>
          <table:table-cell table:style-name="Table18.A1" office:value-type="string">
            <text:p text:style-name="P21"><text:bookmark text:name="LC745"/><text:bookmark text:name="LC746"/></text:p>
          </table:table-cell>
          <table:table-cell table:style-name="Table18.A1" office:value-type="string">
            <text:p text:style-name="P21"><text:bookmark text:name="L846"/><text:bookmark text:name="L847"/></text:p>
          </table:table-cell>
        </table:table-row>
        <table:table-row>
          <table:table-cell table:style-name="Table18.A1" office:value-type="string">
            <text:p text:style-name="P21"><text:bookmark text:name="LC848"/><text:bookmark text:name="LC849"/></text:p>
          </table:table-cell>
          <table:table-cell table:style-name="Table18.A1" office:value-type="string">
            <text:p text:style-name="P23">#<text:span text:style-name="T4">include</text:span> <text:span text:style-name="T5">&lt;string&gt;</text:span><text:bookmark text:name="L944"/><text:bookmark text:name="L945"/></text:p>
          </table:table-cell>
        </table:table-row>
        <table:table-row>
          <table:table-cell table:style-name="Table18.A1" office:value-type="string">
            <text:p text:style-name="P21"><text:bookmark text:name="LC944"/><text:bookmark text:name="LC945"/></text:p>
          </table:table-cell>
          <table:table-cell table:style-name="Table18.A1" office:value-type="string">
            <text:p text:style-name="P23"><text:span text:style-name="T4">using</text:span> <text:span text:style-name="T4">namespace</text:span> <text:span text:style-name="T7">std</text:span><text:span text:style-name="T4">;</text:span><text:bookmark text:name="L1050"/><text:bookmark text:name="L1053"/></text:p>
          </table:table-cell>
        </table:table-row>
        <table:table-row>
          <table:table-cell table:style-name="Table18.A1" office:value-type="string">
            <text:p text:style-name="P21"><text:bookmark text:name="LC1048"/><text:bookmark text:name="LC1049"/></text:p>
          </table:table-cell>
          <table:table-cell table:style-name="Table18.A1" office:value-type="string">
            <text:p text:style-name="P21"><text:bookmark text:name="L1150"/><text:bookmark text:name="L1155"/></text:p>
          </table:table-cell>
        </table:table-row>
        <table:table-row>
          <table:table-cell table:style-name="Table18.A1" office:value-type="string">
            <text:p text:style-name="P21"><text:bookmark text:name="LC1184"/><text:bookmark text:name="LC1185"/></text:p>
          </table:table-cell>
          <table:table-cell table:style-name="Table18.A1" office:value-type="string">
            <text:p text:style-name="P23">#<text:span text:style-name="T4">ifndef</text:span> WEAPON_H<text:bookmark text:name="L1248"/><text:bookmark text:name="L1249"/></text:p>
          </table:table-cell>
        </table:table-row>
        <table:table-row>
          <table:table-cell table:style-name="Table18.A1" office:value-type="string">
            <text:p text:style-name="P21"><text:bookmark text:name="LC1250"/><text:bookmark text:name="LC1255"/></text:p>
          </table:table-cell>
          <table:table-cell table:style-name="Table18.A1" office:value-type="string">
            <text:p text:style-name="P23">#<text:span text:style-name="T4">define</text:span> <text:span text:style-name="T7">WEAPON_H</text:span><text:bookmark text:name="L1350"/><text:bookmark text:name="L1355"/></text:p>
          </table:table-cell>
        </table:table-row>
        <table:table-row>
          <table:table-cell table:style-name="Table18.A1" office:value-type="string">
            <text:p text:style-name="P21"><text:bookmark text:name="LC1350"/><text:bookmark text:name="LC1355"/></text:p>
          </table:table-cell>
          <table:table-cell table:style-name="Table18.A1" office:value-type="string">
            <text:p text:style-name="P21"><text:bookmark text:name="L1450"/><text:bookmark text:name="L1453"/></text:p>
          </table:table-cell>
        </table:table-row>
        <table:table-row>
          <table:table-cell table:style-name="Table18.A1" office:value-type="string">
            <text:p text:style-name="P21"><text:bookmark text:name="LC1448"/><text:bookmark text:name="LC1449"/></text:p>
          </table:table-cell>
          <table:table-cell table:style-name="Table18.A1" office:value-type="string">
            <text:p text:style-name="P23"><text:span text:style-name="T4">class</text:span> <text:span text:style-name="T7">Weapon</text:span>{<text:bookmark text:name="L1550"/><text:bookmark text:name="L1551"/></text:p>
          </table:table-cell>
        </table:table-row>
        <table:table-row>
          <table:table-cell table:style-name="Table18.A1" office:value-type="string">
            <text:p text:style-name="P21"><text:bookmark text:name="LC1548"/><text:bookmark text:name="LC1549"/></text:p>
          </table:table-cell>
          <table:table-cell table:style-name="Table18.A1" office:value-type="string">
            <text:p text:style-name="P25">private:<text:bookmark text:name="L1644"/><text:bookmark text:name="L1645"/></text:p>
          </table:table-cell>
        </table:table-row>
        <table:table-row>
          <table:table-cell table:style-name="Table18.A1" office:value-type="string">
            <text:p text:style-name="P21"><text:bookmark text:name="LC1642"/><text:bookmark text:name="LC1643"/></text:p>
          </table:table-cell>
          <table:table-cell table:style-name="Table18.A1" office:value-type="string">
            <text:p text:style-name="P23">string wName;<text:bookmark text:name="L1742"/><text:bookmark text:name="L1743"/></text:p>
          </table:table-cell>
        </table:table-row>
        <table:table-row>
          <table:table-cell table:style-name="Table18.A1" office:value-type="string">
            <text:p text:style-name="P21"><text:bookmark text:name="LC1742"/><text:bookmark text:name="LC1743"/></text:p>
          </table:table-cell>
          <table:table-cell table:style-name="Table18.A1" office:value-type="string">
            <text:p text:style-name="P23">string wBonus;<text:bookmark text:name="L1844"/><text:bookmark text:name="L1845"/></text:p>
          </table:table-cell>
        </table:table-row>
        <table:table-row>
          <table:table-cell table:style-name="Table18.A1" office:value-type="string">
            <text:p text:style-name="P21"><text:bookmark text:name="LC1844"/><text:bookmark text:name="LC1845"/></text:p>
          </table:table-cell>
          <table:table-cell table:style-name="Table18.A1" office:value-type="string">
            <text:p text:style-name="P23">string wType;<text:bookmark text:name="L1944"/><text:bookmark text:name="L1945"/></text:p>
          </table:table-cell>
        </table:table-row>
        <table:table-row>
          <table:table-cell table:style-name="Table18.A1" office:value-type="string">
            <text:p text:style-name="P21"><text:bookmark text:name="LC1946"/><text:bookmark text:name="LC1947"/></text:p>
          </table:table-cell>
          <table:table-cell table:style-name="Table18.A1" office:value-type="string">
            <text:p text:style-name="P25">public:<text:bookmark text:name="L2050"/><text:bookmark text:name="L2053"/></text:p>
          </table:table-cell>
        </table:table-row>
        <table:table-row>
          <table:table-cell table:style-name="Table18.A1" office:value-type="string">
            <text:p text:style-name="P21"><text:bookmark text:name="LC2050"/><text:bookmark text:name="LC2053"/></text:p>
          </table:table-cell>
          <table:table-cell table:style-name="Table18.A1" office:value-type="string">
            <text:p text:style-name="P23"><text:span text:style-name="T7">Weapon</text:span>(); <text:span text:style-name="T6">//Default Constructor</text:span><text:bookmark text:name="L2168"/><text:bookmark text:name="L2169"/></text:p>
          </table:table-cell>
        </table:table-row>
        <table:table-row>
          <table:table-cell table:style-name="Table18.A1" office:value-type="string">
            <text:p text:style-name="P21"><text:bookmark text:name="LC2168"/><text:bookmark text:name="LC2169"/></text:p>
          </table:table-cell>
          <table:table-cell table:style-name="Table18.A1" office:value-type="string">
            <text:p text:style-name="P23"><text:span text:style-name="T7">Weapon</text:span>(<text:span text:style-name="T4">int</text:span>); <text:span text:style-name="T6">//Constructor</text:span><text:bookmark text:name="L2240"/><text:bookmark text:name="L2243"/></text:p>
          </table:table-cell>
        </table:table-row>
        <table:table-row>
          <table:table-cell table:style-name="Table18.A1" office:value-type="string">
            <text:p text:style-name="P21"><text:bookmark text:name="LC2240"/><text:bookmark text:name="LC2241"/></text:p>
          </table:table-cell>
          <table:table-cell table:style-name="Table18.A1" office:value-type="string">
            <text:p text:style-name="P23"><text:span text:style-name="T7">Weapon</text:span>(string,string,string); <text:span text:style-name="T6">//Constructor</text:span><text:bookmark text:name="L2338"/><text:bookmark text:name="L2339"/></text:p>
          </table:table-cell>
        </table:table-row>
        <table:table-row>
          <table:table-cell table:style-name="Table18.A1" office:value-type="string">
            <text:p text:style-name="P21"><text:bookmark text:name="LC2338"/><text:bookmark text:name="LC2339"/></text:p>
          </table:table-cell>
          <table:table-cell table:style-name="Table18.A1" office:value-type="string">
            <text:p text:style-name="P23"><text:span text:style-name="T4">void</text:span> <text:span text:style-name="T7">setWNam</text:span>(string); <text:span text:style-name="T6">//Mutator</text:span><text:bookmark text:name="L2434"/><text:bookmark text:name="L2435"/></text:p>
          </table:table-cell>
        </table:table-row>
        <table:table-row>
          <table:table-cell table:style-name="Table18.A1" office:value-type="string">
            <text:p text:style-name="P21"><text:bookmark text:name="LC2434"/><text:bookmark text:name="LC2435"/></text:p>
          </table:table-cell>
          <table:table-cell table:style-name="Table18.A1" office:value-type="string">
            <text:p text:style-name="P23"><text:span text:style-name="T4">void</text:span> <text:span text:style-name="T7">setWBon</text:span>(string); <text:span text:style-name="T6">//Mutator</text:span><text:bookmark text:name="L2534"/><text:bookmark text:name="L2535"/></text:p>
          </table:table-cell>
        </table:table-row>
        <table:table-row>
          <table:table-cell table:style-name="Table18.A1" office:value-type="string">
            <text:p text:style-name="P21"><text:bookmark text:name="LC2532"/><text:bookmark text:name="LC2533"/></text:p>
          </table:table-cell>
          <table:table-cell table:style-name="Table18.A1" office:value-type="string">
            <text:p text:style-name="P23"><text:span text:style-name="T4">void</text:span> <text:span text:style-name="T7">setWTyp</text:span>(string); <text:span text:style-name="T6">//Mutator</text:span><text:bookmark text:name="L2638"/><text:bookmark text:name="L2639"/></text:p>
          </table:table-cell>
        </table:table-row>
        <table:table-row>
          <table:table-cell table:style-name="Table18.A1" office:value-type="string">
            <text:p text:style-name="P21"><text:bookmark text:name="LC2638"/><text:bookmark text:name="LC2639"/></text:p>
          </table:table-cell>
          <table:table-cell table:style-name="Table18.A1" office:value-type="string">
            <text:p text:style-name="P23">string <text:span text:style-name="T7">getWNam</text:span>(){<text:span text:style-name="T4">return</text:span> wName;} <text:span text:style-name="T6">//Accessor (in-line) </text:span><text:bookmark text:name="L2736"/><text:bookmark text:name="L2737"/></text:p>
          </table:table-cell>
        </table:table-row>
        <text:soft-page-break/>
        <table:table-row>
          <table:table-cell table:style-name="Table18.A1" office:value-type="string">
            <text:p text:style-name="P21"><text:bookmark text:name="LC2734"/><text:bookmark text:name="LC2735"/></text:p>
          </table:table-cell>
          <table:table-cell table:style-name="Table18.A1" office:value-type="string">
            <text:p text:style-name="P23">string <text:span text:style-name="T7">getWBon</text:span>(){<text:span text:style-name="T4">return</text:span> wBonus;}<text:span text:style-name="T6">//Accessor (in-line)</text:span><text:bookmark text:name="L2832"/><text:bookmark text:name="L2833"/></text:p>
          </table:table-cell>
        </table:table-row>
        <table:table-row>
          <table:table-cell table:style-name="Table18.A1" office:value-type="string">
            <text:p text:style-name="P21"><text:bookmark text:name="LC2832"/><text:bookmark text:name="LC2833"/></text:p>
          </table:table-cell>
          <table:table-cell table:style-name="Table18.A1" office:value-type="string">
            <text:p text:style-name="P23">string <text:span text:style-name="T7">getWTyp</text:span>(){<text:span text:style-name="T4">return</text:span> wType;} <text:span text:style-name="T6">//Accessor (in-line)</text:span><text:bookmark text:name="L2930"/><text:bookmark text:name="L2931"/></text:p>
          </table:table-cell>
        </table:table-row>
        <table:table-row>
          <table:table-cell table:style-name="Table18.A1" office:value-type="string">
            <text:p text:style-name="P21"><text:bookmark text:name="LC2930"/><text:bookmark text:name="LC2931"/></text:p>
          </table:table-cell>
          <table:table-cell table:style-name="Table18.A1" office:value-type="string">
            <text:p text:style-name="P23">};<text:bookmark text:name="L3030"/><text:bookmark text:name="L3031"/></text:p>
          </table:table-cell>
        </table:table-row>
        <table:table-row>
          <table:table-cell table:style-name="Table18.A1" office:value-type="string">
            <text:p text:style-name="P21"><text:bookmark text:name="LC3030"/><text:bookmark text:name="LC3031"/></text:p>
          </table:table-cell>
          <table:table-cell table:style-name="Table18.A1" office:value-type="string">
            <text:p text:style-name="P21"><text:bookmark text:name="L3154"/><text:bookmark text:name="L3155"/></text:p>
          </table:table-cell>
        </table:table-row>
        <table:table-row>
          <table:table-cell table:style-name="Table18.A1" office:value-type="string">
            <text:p text:style-name="P21"><text:bookmark text:name="LC3154"/><text:bookmark text:name="LC3155"/></text:p>
          </table:table-cell>
          <table:table-cell table:style-name="Table18.A1" office:value-type="string">
            <text:p text:style-name="P23">#<text:span text:style-name="T4">endif</text:span> <text:span text:style-name="T6">/* WEAPON_H */</text:span></text:p>
          </table:table-cell>
        </table:table-row>
      </table:table>
      <text:p text:style-name="Text_20_body"/>
      <text:p text:style-name="Text_20_body"/>
      <table:table table:name="Table19" table:style-name="Table19">
        <table:table-column table:style-name="Table19.A"/>
        <table:table-column table:style-name="Table19.B"/>
        <table:table-row>
          <table:table-cell table:style-name="Table19.A1" office:value-type="string">
            <text:p text:style-name="P31"><text:bookmark text:name="L3156"/><text:bookmark text:name="L3157"/></text:p>
          </table:table-cell>
          <table:table-cell table:style-name="Table19.B1" office:value-type="string">
            <text:p text:style-name="P24">#<text:span text:style-name="T4">include</text:span> <text:span text:style-name="T5">"Weapon.h"</text:span></text:p>
          </table:table-cell>
        </table:table-row>
        <table:table-row>
          <table:table-cell table:style-name="Table19.A1" office:value-type="string">
            <text:p text:style-name="P21"><text:bookmark text:name="LC3156"/><text:bookmark text:name="LC3157"/></text:p>
          </table:table-cell>
          <table:table-cell table:style-name="Table19.A1" office:value-type="string">
            <text:p text:style-name="P21"><text:bookmark text:name="L4156"/><text:bookmark text:name="L4157"/></text:p>
          </table:table-cell>
        </table:table-row>
        <table:table-row>
          <table:table-cell table:style-name="Table19.A1" office:value-type="string">
            <text:p text:style-name="P21"><text:bookmark text:name="LC4154"/><text:bookmark text:name="LC4155"/></text:p>
          </table:table-cell>
          <table:table-cell table:style-name="Table19.A1" office:value-type="string">
            <text:p text:style-name="P22">/* <text:bookmark text:name="L5160"/><text:bookmark text:name="L5161"/></text:p>
          </table:table-cell>
        </table:table-row>
        <table:table-row>
          <table:table-cell table:style-name="Table19.A1" office:value-type="string">
            <text:p text:style-name="P21"><text:bookmark text:name="LC5158"/><text:bookmark text:name="LC5159"/></text:p>
          </table:table-cell>
          <table:table-cell table:style-name="Table19.A1" office:value-type="string">
            <text:p text:style-name="P22">* File: Weapon.h<text:bookmark text:name="L6142"/><text:bookmark text:name="L6143"/></text:p>
          </table:table-cell>
        </table:table-row>
        <table:table-row>
          <table:table-cell table:style-name="Table19.A1" office:value-type="string">
            <text:p text:style-name="P21"><text:bookmark text:name="LC6142"/><text:bookmark text:name="LC6143"/></text:p>
          </table:table-cell>
          <table:table-cell table:style-name="Table19.A1" office:value-type="string">
            <text:p text:style-name="P22">* Author: Branden Hitt<text:bookmark text:name="L747"/><text:bookmark text:name="L748"/></text:p>
          </table:table-cell>
        </table:table-row>
        <table:table-row>
          <table:table-cell table:style-name="Table19.A1" office:value-type="string">
            <text:p text:style-name="P21"><text:bookmark text:name="LC747"/><text:bookmark text:name="LC748"/></text:p>
          </table:table-cell>
          <table:table-cell table:style-name="Table19.A1" office:value-type="string">
            <text:p text:style-name="P22">* Purpose: Implementation for the Weapon class<text:bookmark text:name="L848"/><text:bookmark text:name="L849"/></text:p>
          </table:table-cell>
        </table:table-row>
        <table:table-row>
          <table:table-cell table:style-name="Table19.A1" office:value-type="string">
            <text:p text:style-name="P21"><text:bookmark text:name="LC850"/><text:bookmark text:name="LC855"/></text:p>
          </table:table-cell>
          <table:table-cell table:style-name="Table19.A1" office:value-type="string">
            <text:p text:style-name="P22">* Created on December 1, 2015, 2:18 PM<text:bookmark text:name="L946"/><text:bookmark text:name="L947"/></text:p>
          </table:table-cell>
        </table:table-row>
        <table:table-row>
          <table:table-cell table:style-name="Table19.A1" office:value-type="string">
            <text:p text:style-name="P21"><text:bookmark text:name="LC946"/><text:bookmark text:name="LC947"/></text:p>
          </table:table-cell>
          <table:table-cell table:style-name="Table19.A1" office:value-type="string">
            <text:p text:style-name="P22">*/<text:bookmark text:name="L1054"/><text:bookmark text:name="L1055"/></text:p>
          </table:table-cell>
        </table:table-row>
        <table:table-row>
          <table:table-cell table:style-name="Table19.A1" office:value-type="string">
            <text:p text:style-name="P21"><text:bookmark text:name="LC1050"/><text:bookmark text:name="LC1053"/></text:p>
          </table:table-cell>
          <table:table-cell table:style-name="Table19.A1" office:value-type="string">
            <text:p text:style-name="P23"><text:span text:style-name="T7">Weapon::Weapon</text:span>(){<text:bookmark text:name="L1156"/><text:bookmark text:name="L1157"/></text:p>
          </table:table-cell>
        </table:table-row>
        <table:table-row>
          <table:table-cell table:style-name="Table19.A1" office:value-type="string">
            <text:p text:style-name="P21"><text:bookmark text:name="LC1186"/><text:bookmark text:name="LC1187"/></text:p>
          </table:table-cell>
          <table:table-cell table:style-name="Table19.A1" office:value-type="string">
            <text:p text:style-name="P23">wName=<text:span text:style-name="T5">"default"</text:span>;<text:bookmark text:name="L1250"/><text:bookmark text:name="L1255"/></text:p>
          </table:table-cell>
        </table:table-row>
        <table:table-row>
          <table:table-cell table:style-name="Table19.A1" office:value-type="string">
            <text:p text:style-name="P21"><text:bookmark text:name="LC1256"/><text:bookmark text:name="LC1257"/></text:p>
          </table:table-cell>
          <table:table-cell table:style-name="Table19.A1" office:value-type="string">
            <text:p text:style-name="P23">wBonus=<text:span text:style-name="T5">"none"</text:span>;<text:bookmark text:name="L1356"/><text:bookmark text:name="L1357"/></text:p>
          </table:table-cell>
        </table:table-row>
        <table:table-row>
          <table:table-cell table:style-name="Table19.A1" office:value-type="string">
            <text:p text:style-name="P21"><text:bookmark text:name="LC1356"/><text:bookmark text:name="LC1357"/></text:p>
          </table:table-cell>
          <table:table-cell table:style-name="Table19.A1" office:value-type="string">
            <text:p text:style-name="P23">wType=<text:span text:style-name="T5">"default"</text:span>;<text:bookmark text:name="L1454"/><text:bookmark text:name="L1455"/></text:p>
          </table:table-cell>
        </table:table-row>
        <table:table-row>
          <table:table-cell table:style-name="Table19.A1" office:value-type="string">
            <text:p text:style-name="P21"><text:bookmark text:name="LC1450"/><text:bookmark text:name="LC1453"/></text:p>
          </table:table-cell>
          <table:table-cell table:style-name="Table19.A1" office:value-type="string">
            <text:p text:style-name="P23">}<text:bookmark text:name="L1552"/><text:bookmark text:name="L1553"/></text:p>
          </table:table-cell>
        </table:table-row>
        <table:table-row>
          <table:table-cell table:style-name="Table19.A1" office:value-type="string">
            <text:p text:style-name="P21"><text:bookmark text:name="LC1550"/><text:bookmark text:name="LC1551"/></text:p>
          </table:table-cell>
          <table:table-cell table:style-name="Table19.A1" office:value-type="string">
            <text:p text:style-name="P23"><text:span text:style-name="T7">Weapon::Weapon</text:span>(<text:span text:style-name="T4">int</text:span> pick){<text:bookmark text:name="L1646"/><text:bookmark text:name="L1647"/></text:p>
          </table:table-cell>
        </table:table-row>
        <table:table-row>
          <table:table-cell table:style-name="Table19.A1" office:value-type="string">
            <text:p text:style-name="P21"><text:bookmark text:name="LC1644"/><text:bookmark text:name="LC1645"/></text:p>
          </table:table-cell>
          <table:table-cell table:style-name="Table19.A1" office:value-type="string">
            <text:p text:style-name="P23"><text:span text:style-name="T4">if</text:span>(pick==<text:span text:style-name="T8">1</text:span>){<text:bookmark text:name="L1744"/><text:bookmark text:name="L1745"/></text:p>
          </table:table-cell>
        </table:table-row>
        <table:table-row>
          <table:table-cell table:style-name="Table19.A1" office:value-type="string">
            <text:p text:style-name="P21"><text:bookmark text:name="LC1744"/><text:bookmark text:name="LC1745"/></text:p>
          </table:table-cell>
          <table:table-cell table:style-name="Table19.A1" office:value-type="string">
            <text:p text:style-name="P23">wName=<text:span text:style-name="T5">"Long Bow"</text:span>;<text:bookmark text:name="L1846"/><text:bookmark text:name="L1847"/></text:p>
          </table:table-cell>
        </table:table-row>
        <table:table-row>
          <table:table-cell table:style-name="Table19.A1" office:value-type="string">
            <text:p text:style-name="P21"><text:bookmark text:name="LC1846"/><text:bookmark text:name="LC1847"/></text:p>
          </table:table-cell>
          <table:table-cell table:style-name="Table19.A1" office:value-type="string">
            <text:p text:style-name="P23">wType=<text:span text:style-name="T5">"Ranged"</text:span>;<text:bookmark text:name="L1946"/><text:bookmark text:name="L1947"/></text:p>
          </table:table-cell>
        </table:table-row>
        <table:table-row>
          <table:table-cell table:style-name="Table19.A1" office:value-type="string">
            <text:p text:style-name="P21"><text:bookmark text:name="LC1948"/><text:bookmark text:name="LC1949"/></text:p>
          </table:table-cell>
          <table:table-cell table:style-name="Table19.A1" office:value-type="string">
            <text:p text:style-name="P23">wBonus=<text:span text:style-name="T5">"Dodge Chance"</text:span>;<text:bookmark text:name="L2054"/><text:bookmark text:name="L2055"/></text:p>
          </table:table-cell>
        </table:table-row>
        <table:table-row>
          <table:table-cell table:style-name="Table19.A1" office:value-type="string">
            <text:p text:style-name="P21"><text:bookmark text:name="LC2054"/><text:bookmark text:name="LC2055"/></text:p>
          </table:table-cell>
          <table:table-cell table:style-name="Table19.A1" office:value-type="string">
            <text:p text:style-name="P23">}<text:span text:style-name="T4">else</text:span> <text:span text:style-name="T4">if</text:span>(pick==<text:span text:style-name="T8">2</text:span>){<text:bookmark text:name="L2170"/><text:bookmark text:name="L2171"/></text:p>
          </table:table-cell>
        </table:table-row>
        <table:table-row>
          <table:table-cell table:style-name="Table19.A1" office:value-type="string">
            <text:p text:style-name="P21"><text:bookmark text:name="LC2172"/><text:bookmark text:name="LC2173"/></text:p>
          </table:table-cell>
          <table:table-cell table:style-name="Table19.A1" office:value-type="string">
            <text:p text:style-name="P23">wName=<text:span text:style-name="T5">"Staff"</text:span>;<text:bookmark text:name="L2244"/><text:bookmark text:name="L2245"/></text:p>
          </table:table-cell>
        </table:table-row>
        <table:table-row>
          <table:table-cell table:style-name="Table19.A1" office:value-type="string">
            <text:p text:style-name="P21"><text:bookmark text:name="LC2242"/><text:bookmark text:name="LC2243"/></text:p>
          </table:table-cell>
          <table:table-cell table:style-name="Table19.A1" office:value-type="string">
            <text:p text:style-name="P23">wType=<text:span text:style-name="T5">"Ranged"</text:span>;<text:bookmark text:name="L2340"/><text:bookmark text:name="L2341"/></text:p>
          </table:table-cell>
        </table:table-row>
        <table:table-row>
          <table:table-cell table:style-name="Table19.A1" office:value-type="string">
            <text:p text:style-name="P21"><text:bookmark text:name="LC2340"/><text:bookmark text:name="LC2341"/></text:p>
          </table:table-cell>
          <table:table-cell table:style-name="Table19.A1" office:value-type="string">
            <text:p text:style-name="P23">wBonus=<text:span text:style-name="T5">"LifeSteal"</text:span>;<text:bookmark text:name="L2436"/><text:bookmark text:name="L2437"/></text:p>
          </table:table-cell>
        </table:table-row>
        <table:table-row>
          <table:table-cell table:style-name="Table19.A1" office:value-type="string">
            <text:p text:style-name="P21"><text:bookmark text:name="LC2436"/><text:bookmark text:name="LC2437"/></text:p>
          </table:table-cell>
          <table:table-cell table:style-name="Table19.A1" office:value-type="string">
            <text:p text:style-name="P23">}<text:span text:style-name="T4">else</text:span> <text:span text:style-name="T4">if</text:span>(pick==<text:span text:style-name="T8">3</text:span>){<text:bookmark text:name="L2536"/><text:bookmark text:name="L2537"/></text:p>
          </table:table-cell>
        </table:table-row>
        <table:table-row>
          <table:table-cell table:style-name="Table19.A1" office:value-type="string">
            <text:p text:style-name="P21"><text:bookmark text:name="LC2534"/><text:bookmark text:name="LC2535"/></text:p>
          </table:table-cell>
          <table:table-cell table:style-name="Table19.A1" office:value-type="string">
            <text:p text:style-name="P23">wName=<text:span text:style-name="T5">"Sword"</text:span>;<text:bookmark text:name="L2640"/><text:bookmark text:name="L2643"/></text:p>
          </table:table-cell>
        </table:table-row>
        <table:table-row>
          <table:table-cell table:style-name="Table19.A1" office:value-type="string">
            <text:p text:style-name="P21"><text:bookmark text:name="LC2640"/><text:bookmark text:name="LC2643"/></text:p>
          </table:table-cell>
          <table:table-cell table:style-name="Table19.A1" office:value-type="string">
            <text:p text:style-name="P23">wType=<text:span text:style-name="T5">"Melee"</text:span>;<text:bookmark text:name="L2738"/><text:bookmark text:name="L2739"/></text:p>
          </table:table-cell>
        </table:table-row>
        <table:table-row>
          <table:table-cell table:style-name="Table19.A1" office:value-type="string">
            <text:p text:style-name="P21"><text:bookmark text:name="LC2736"/><text:bookmark text:name="LC2737"/></text:p>
          </table:table-cell>
          <table:table-cell table:style-name="Table19.A1" office:value-type="string">
            <text:p text:style-name="P23">wBonus=<text:span text:style-name="T5">"First Strike"</text:span>;<text:bookmark text:name="L2834"/><text:bookmark text:name="L2835"/></text:p>
          </table:table-cell>
        </table:table-row>
        <table:table-row>
          <table:table-cell table:style-name="Table19.A1" office:value-type="string">
            <text:p text:style-name="P21"><text:bookmark text:name="LC2834"/><text:bookmark text:name="LC2835"/></text:p>
          </table:table-cell>
          <table:table-cell table:style-name="Table19.A1" office:value-type="string">
            <text:p text:style-name="P23">}<text:span text:style-name="T4">else</text:span>{<text:bookmark text:name="L2932"/><text:bookmark text:name="L2933"/></text:p>
          </table:table-cell>
        </table:table-row>
        <table:table-row>
          <table:table-cell table:style-name="Table19.A1" office:value-type="string">
            <text:p text:style-name="P21"><text:bookmark text:name="LC2932"/><text:bookmark text:name="LC2933"/></text:p>
          </table:table-cell>
          <table:table-cell table:style-name="Table19.A1" office:value-type="string">
            <text:p text:style-name="P23">wName=<text:span text:style-name="T5">"War Axe"</text:span>;<text:bookmark text:name="L3032"/><text:bookmark text:name="L3033"/></text:p>
          </table:table-cell>
        </table:table-row>
        <table:table-row>
          <table:table-cell table:style-name="Table19.A1" office:value-type="string">
            <text:p text:style-name="P21"><text:bookmark text:name="LC3032"/><text:bookmark text:name="LC3033"/></text:p>
          </table:table-cell>
          <table:table-cell table:style-name="Table19.A1" office:value-type="string">
            <text:p text:style-name="P23">wType=<text:span text:style-name="T5">"Melee"</text:span>;<text:bookmark text:name="L3158"/><text:bookmark text:name="L3159"/></text:p>
          </table:table-cell>
        </table:table-row>
        <table:table-row>
          <table:table-cell table:style-name="Table19.A1" office:value-type="string">
            <text:p text:style-name="P21"><text:bookmark text:name="LC3158"/><text:bookmark text:name="LC3159"/></text:p>
          </table:table-cell>
          <table:table-cell table:style-name="Table19.A1" office:value-type="string">
            <text:p text:style-name="P23">wBonus=<text:span text:style-name="T5">"LifeSteal"</text:span>;<text:bookmark text:name="L3232"/><text:bookmark text:name="L3233"/></text:p>
          </table:table-cell>
        </table:table-row>
        <table:table-row>
          <table:table-cell table:style-name="Table19.A1" office:value-type="string">
            <text:p text:style-name="P21"><text:bookmark text:name="LC3230"/><text:bookmark text:name="LC3231"/></text:p>
          </table:table-cell>
          <table:table-cell table:style-name="Table19.A1" office:value-type="string">
            <text:p text:style-name="P23">}<text:bookmark text:name="L3328"/><text:bookmark text:name="L3329"/></text:p>
          </table:table-cell>
        </table:table-row>
        <table:table-row>
          <table:table-cell table:style-name="Table19.A1" office:value-type="string">
            <text:p text:style-name="P21"><text:bookmark text:name="LC3330"/><text:bookmark text:name="LC3333"/></text:p>
          </table:table-cell>
          <table:table-cell table:style-name="Table19.A1" office:value-type="string">
            <text:p text:style-name="P23">}<text:bookmark text:name="L3434"/><text:bookmark text:name="L3435"/></text:p>
          </table:table-cell>
        </table:table-row>
        <table:table-row>
          <table:table-cell table:style-name="Table19.A1" office:value-type="string">
            <text:p text:style-name="P21"><text:bookmark text:name="LC3434"/><text:bookmark text:name="LC3435"/></text:p>
          </table:table-cell>
          <table:table-cell table:style-name="Table19.A1" office:value-type="string">
            <text:p text:style-name="P23"><text:span text:style-name="T7">Weapon::Weapon</text:span>(string na, string bo, string ty){<text:bookmark text:name="L3528"/><text:bookmark text:name="L3529"/></text:p>
          </table:table-cell>
        </table:table-row>
        <table:table-row>
          <table:table-cell table:style-name="Table19.A1" office:value-type="string">
            <text:p text:style-name="P21"><text:bookmark text:name="LC3528"/><text:bookmark text:name="LC3529"/></text:p>
          </table:table-cell>
          <table:table-cell table:style-name="Table19.A1" office:value-type="string">
            <text:p text:style-name="P23">wName=na;<text:bookmark text:name="L3628"/><text:bookmark text:name="L3629"/></text:p>
          </table:table-cell>
        </table:table-row>
        <table:table-row>
          <table:table-cell table:style-name="Table19.A1" office:value-type="string">
            <text:p text:style-name="P21"><text:bookmark text:name="LC3630"/><text:bookmark text:name="LC3631"/></text:p>
          </table:table-cell>
          <table:table-cell table:style-name="Table19.A1" office:value-type="string">
            <text:p text:style-name="P23">wBonus=bo;<text:bookmark text:name="L3728"/><text:bookmark text:name="L3729"/></text:p>
          </table:table-cell>
        </table:table-row>
        <table:table-row>
          <table:table-cell table:style-name="Table19.A1" office:value-type="string">
            <text:p text:style-name="P21"><text:bookmark text:name="LC3728"/><text:bookmark text:name="LC3729"/></text:p>
          </table:table-cell>
          <table:table-cell table:style-name="Table19.A1" office:value-type="string">
            <text:p text:style-name="P23">wType=ty;<text:bookmark text:name="L3828"/><text:bookmark text:name="L3829"/></text:p>
          </table:table-cell>
        </table:table-row>
        <table:table-row>
          <table:table-cell table:style-name="Table19.A1" office:value-type="string">
            <text:p text:style-name="P21"><text:bookmark text:name="LC3828"/><text:bookmark text:name="LC3829"/></text:p>
          </table:table-cell>
          <table:table-cell table:style-name="Table19.A1" office:value-type="string">
            <text:p text:style-name="P23">}<text:bookmark text:name="L3928"/><text:bookmark text:name="L3929"/></text:p>
          </table:table-cell>
        </table:table-row>
        <table:table-row>
          <table:table-cell table:style-name="Table19.A1" office:value-type="string">
            <text:p text:style-name="P21"><text:bookmark text:name="LC3928"/><text:bookmark text:name="LC3929"/></text:p>
          </table:table-cell>
          <table:table-cell table:style-name="Table19.A1" office:value-type="string">
            <text:p text:style-name="P23"><text:span text:style-name="T4">void</text:span> <text:span text:style-name="T7">Weapon::setWNam</text:span>(string na){<text:bookmark text:name="L4034"/><text:bookmark text:name="L4035"/></text:p>
          </table:table-cell>
        </table:table-row>
        <table:table-row>
          <table:table-cell table:style-name="Table19.A1" office:value-type="string">
            <text:p text:style-name="P21"><text:bookmark text:name="LC4034"/><text:bookmark text:name="LC4035"/></text:p>
          </table:table-cell>
          <table:table-cell table:style-name="Table19.A1" office:value-type="string">
            <text:p text:style-name="P23">wName=na;<text:bookmark text:name="L4158"/><text:bookmark text:name="L4159"/></text:p>
          </table:table-cell>
        </table:table-row>
        <table:table-row>
          <table:table-cell table:style-name="Table19.A1" office:value-type="string">
            <text:p text:style-name="P21"><text:bookmark text:name="LC4156"/><text:bookmark text:name="LC4157"/></text:p>
          </table:table-cell>
          <table:table-cell table:style-name="Table19.A1" office:value-type="string">
            <text:p text:style-name="P23">}<text:bookmark text:name="L4228"/><text:bookmark text:name="L4229"/></text:p>
          </table:table-cell>
        </table:table-row>
        <table:table-row>
          <table:table-cell table:style-name="Table19.A1" office:value-type="string">
            <text:p text:style-name="P21"><text:bookmark text:name="LC4226"/><text:bookmark text:name="LC4227"/></text:p>
          </table:table-cell>
          <table:table-cell table:style-name="Table19.A1" office:value-type="string">
            <text:p text:style-name="P23"><text:span text:style-name="T4">void</text:span> <text:span text:style-name="T7">Weapon::setWBon</text:span>(string bo){<text:bookmark text:name="L4326"/><text:bookmark text:name="L4327"/></text:p>
          </table:table-cell>
        </table:table-row>
        <table:table-row>
          <table:table-cell table:style-name="Table19.A1" office:value-type="string">
            <text:p text:style-name="P21"><text:bookmark text:name="LC4326"/><text:bookmark text:name="LC4327"/></text:p>
          </table:table-cell>
          <table:table-cell table:style-name="Table19.A1" office:value-type="string">
            <text:p text:style-name="P23">wBonus=bo;<text:bookmark text:name="L4426"/><text:bookmark text:name="L4427"/></text:p>
          </table:table-cell>
        </table:table-row>
        <table:table-row>
          <table:table-cell table:style-name="Table19.A1" office:value-type="string">
            <text:p text:style-name="P21"><text:bookmark text:name="LC4426"/><text:bookmark text:name="LC4427"/></text:p>
          </table:table-cell>
          <table:table-cell table:style-name="Table19.A1" office:value-type="string">
            <text:p text:style-name="P23">}<text:bookmark text:name="L4526"/><text:bookmark text:name="L4527"/></text:p>
          </table:table-cell>
        </table:table-row>
        <table:table-row>
          <table:table-cell table:style-name="Table19.A1" office:value-type="string">
            <text:p text:style-name="P21"><text:bookmark text:name="LC4526"/><text:bookmark text:name="LC4527"/></text:p>
          </table:table-cell>
          <table:table-cell table:style-name="Table19.A1" office:value-type="string">
            <text:p text:style-name="P23"><text:span text:style-name="T4">void</text:span> <text:span text:style-name="T7">Weapon::setWTyp</text:span>(string ty){<text:bookmark text:name="L4630"/><text:bookmark text:name="L4631"/></text:p>
          </table:table-cell>
        </table:table-row>
        <table:table-row>
          <table:table-cell table:style-name="Table19.A1" office:value-type="string">
            <text:p text:style-name="P21"><text:bookmark text:name="LC4628"/><text:bookmark text:name="LC4629"/></text:p>
          </table:table-cell>
          <table:table-cell table:style-name="Table19.A1" office:value-type="string">
            <text:p text:style-name="P23">wType=ty;<text:bookmark text:name="L4726"/><text:bookmark text:name="L4727"/></text:p>
          </table:table-cell>
        </table:table-row>
        <text:soft-page-break/>
        <table:table-row>
          <table:table-cell table:style-name="Table19.A1" office:value-type="string">
            <text:p text:style-name="P21"><text:bookmark text:name="LC4726"/><text:bookmark text:name="LC4727"/></text:p>
          </table:table-cell>
          <table:table-cell table:style-name="Table19.A1" office:value-type="string">
            <text:p text:style-name="P23">}</text:p>
          </table:table-cell>
        </table:table-row>
      </table:table>
      <text:p text:style-name="Text_20_body"/>
      <text:p text:style-name="Text_20_body"/>
      <table:table table:name="Table20" table:style-name="Table20">
        <table:table-column table:style-name="Table20.A"/>
        <table:table-column table:style-name="Table20.B"/>
        <table:table-row>
          <table:table-cell table:style-name="Table20.A1" office:value-type="string">
            <text:p text:style-name="P22"><text:bookmark text:name="LC1188"/><text:bookmark text:name="LC1189"/>/* <text:bookmark text:name="L2172"/><text:bookmark text:name="L2173"/></text:p>
          </table:table-cell>
          <table:table-cell table:style-name="Table20.B1" office:value-type="string">
            <text:p text:style-name="P21"/>
          </table:table-cell>
        </table:table-row>
        <table:table-row>
          <table:table-cell table:style-name="Table20.A1" office:value-type="string">
            <text:p text:style-name="P21"><text:bookmark text:name="LC2174"/><text:bookmark text:name="LC2175"/></text:p>
          </table:table-cell>
          <table:table-cell table:style-name="Table20.A1" office:value-type="string">
            <text:p text:style-name="P22">* File: SimpleVector.h<text:bookmark text:name="L3160"/><text:bookmark text:name="L3161"/></text:p>
          </table:table-cell>
        </table:table-row>
        <table:table-row>
          <table:table-cell table:style-name="Table20.A1" office:value-type="string">
            <text:p text:style-name="P21"><text:bookmark text:name="LC3160"/><text:bookmark text:name="LC3161"/></text:p>
          </table:table-cell>
          <table:table-cell table:style-name="Table20.A1" office:value-type="string">
            <text:p text:style-name="P22">* Author: Branden Hitt<text:bookmark text:name="L4160"/><text:bookmark text:name="L4161"/></text:p>
          </table:table-cell>
        </table:table-row>
        <table:table-row>
          <table:table-cell table:style-name="Table20.A1" office:value-type="string">
            <text:p text:style-name="P21"><text:bookmark text:name="LC4158"/><text:bookmark text:name="LC4159"/></text:p>
          </table:table-cell>
          <table:table-cell table:style-name="Table20.A1" office:value-type="string">
            <text:p text:style-name="P22">* Purpose: specification and implementation of a vector template<text:bookmark text:name="L5162"/><text:bookmark text:name="L5163"/></text:p>
          </table:table-cell>
        </table:table-row>
        <table:table-row>
          <table:table-cell table:style-name="Table20.A1" office:value-type="string">
            <text:p text:style-name="P21"><text:bookmark text:name="LC5160"/><text:bookmark text:name="LC5161"/></text:p>
          </table:table-cell>
          <table:table-cell table:style-name="Table20.A1" office:value-type="string">
            <text:p text:style-name="P22">* Created on December 11, 2015, 2:30 PM<text:bookmark text:name="L6144"/><text:bookmark text:name="L6145"/></text:p>
          </table:table-cell>
        </table:table-row>
        <table:table-row>
          <table:table-cell table:style-name="Table20.A1" office:value-type="string">
            <text:p text:style-name="P21"><text:bookmark text:name="LC6144"/><text:bookmark text:name="LC6145"/></text:p>
          </table:table-cell>
          <table:table-cell table:style-name="Table20.A1" office:value-type="string">
            <text:p text:style-name="P22">*/<text:bookmark text:name="L749"/><text:bookmark text:name="L750"/></text:p>
          </table:table-cell>
        </table:table-row>
        <table:table-row>
          <table:table-cell table:style-name="Table20.A1" office:value-type="string">
            <text:p text:style-name="P21"><text:bookmark text:name="LC749"/><text:bookmark text:name="LC750"/></text:p>
          </table:table-cell>
          <table:table-cell table:style-name="Table20.A1" office:value-type="string">
            <text:p text:style-name="P21"><text:bookmark text:name="L850"/><text:bookmark text:name="L855"/></text:p>
          </table:table-cell>
        </table:table-row>
        <table:table-row>
          <table:table-cell table:style-name="Table20.A1" office:value-type="string">
            <text:p text:style-name="P21"><text:bookmark text:name="LC856"/><text:bookmark text:name="LC857"/></text:p>
          </table:table-cell>
          <table:table-cell table:style-name="Table20.A1" office:value-type="string">
            <text:p text:style-name="P23">#<text:span text:style-name="T4">ifndef</text:span> SIMPLEVECTOR_H<text:bookmark text:name="L948"/><text:bookmark text:name="L949"/></text:p>
          </table:table-cell>
        </table:table-row>
        <table:table-row>
          <table:table-cell table:style-name="Table20.A1" office:value-type="string">
            <text:p text:style-name="P21"><text:bookmark text:name="LC948"/><text:bookmark text:name="LC949"/></text:p>
          </table:table-cell>
          <table:table-cell table:style-name="Table20.A1" office:value-type="string">
            <text:p text:style-name="P23">#<text:span text:style-name="T4">define</text:span> <text:span text:style-name="T7">SIMPLEVECTOR_H</text:span><text:bookmark text:name="L1056"/><text:bookmark text:name="L1057"/></text:p>
          </table:table-cell>
        </table:table-row>
        <table:table-row>
          <table:table-cell table:style-name="Table20.A1" office:value-type="string">
            <text:p text:style-name="P21"><text:bookmark text:name="LC1054"/><text:bookmark text:name="LC1055"/></text:p>
          </table:table-cell>
          <table:table-cell table:style-name="Table20.A1" office:value-type="string">
            <text:p text:style-name="P21"><text:bookmark text:name="L1158"/><text:bookmark text:name="L1159"/></text:p>
          </table:table-cell>
        </table:table-row>
        <table:table-row>
          <table:table-cell table:style-name="Table20.A1" office:value-type="string">
            <text:p text:style-name="P21"><text:bookmark text:name="LC1190"/><text:bookmark text:name="LC1193"/></text:p>
          </table:table-cell>
          <table:table-cell table:style-name="Table20.A1" office:value-type="string">
            <text:p text:style-name="P23">#<text:span text:style-name="T4">include</text:span> <text:span text:style-name="T5">&lt;iostream&gt;</text:span><text:bookmark text:name="L1256"/><text:bookmark text:name="L1257"/></text:p>
          </table:table-cell>
        </table:table-row>
        <table:table-row>
          <table:table-cell table:style-name="Table20.A1" office:value-type="string">
            <text:p text:style-name="P21"><text:bookmark text:name="LC1258"/><text:bookmark text:name="LC1259"/></text:p>
          </table:table-cell>
          <table:table-cell table:style-name="Table20.A1" office:value-type="string">
            <text:p text:style-name="P23">#<text:span text:style-name="T4">include</text:span> <text:span text:style-name="T5">&lt;new&gt;</text:span> <text:span text:style-name="T6">// Needed for bad_alloc exception</text:span><text:bookmark text:name="L1358"/><text:bookmark text:name="L1359"/></text:p>
          </table:table-cell>
        </table:table-row>
        <table:table-row>
          <table:table-cell table:style-name="Table20.A1" office:value-type="string">
            <text:p text:style-name="P21"><text:bookmark text:name="LC1358"/><text:bookmark text:name="LC1359"/></text:p>
          </table:table-cell>
          <table:table-cell table:style-name="Table20.A1" office:value-type="string">
            <text:p text:style-name="P23">#<text:span text:style-name="T4">include</text:span> <text:span text:style-name="T5">&lt;cstdlib&gt;</text:span> <text:span text:style-name="T6">// Needed for the exit function</text:span><text:bookmark text:name="L1456"/><text:bookmark text:name="L1457"/></text:p>
          </table:table-cell>
        </table:table-row>
        <table:table-row>
          <table:table-cell table:style-name="Table20.A1" office:value-type="string">
            <text:p text:style-name="P21"><text:bookmark text:name="LC1454"/><text:bookmark text:name="LC1455"/></text:p>
          </table:table-cell>
          <table:table-cell table:style-name="Table20.A1" office:value-type="string">
            <text:p text:style-name="P23"><text:span text:style-name="T4">using</text:span> <text:span text:style-name="T4">namespace</text:span> <text:span text:style-name="T7">std</text:span><text:span text:style-name="T4">;</text:span><text:bookmark text:name="L1554"/><text:bookmark text:name="L1555"/></text:p>
          </table:table-cell>
        </table:table-row>
        <table:table-row>
          <table:table-cell table:style-name="Table20.A1" office:value-type="string">
            <text:p text:style-name="P21"><text:bookmark text:name="LC1552"/><text:bookmark text:name="LC1553"/></text:p>
          </table:table-cell>
          <table:table-cell table:style-name="Table20.A1" office:value-type="string">
            <text:p text:style-name="P21"><text:bookmark text:name="L1648"/><text:bookmark text:name="L1649"/></text:p>
          </table:table-cell>
        </table:table-row>
        <table:table-row>
          <table:table-cell table:style-name="Table20.A1" office:value-type="string">
            <text:p text:style-name="P21"><text:bookmark text:name="LC1646"/><text:bookmark text:name="LC1647"/></text:p>
          </table:table-cell>
          <table:table-cell table:style-name="Table20.A1" office:value-type="string">
            <text:p text:style-name="P23"><text:span text:style-name="T4">template </text:span>&lt;<text:span text:style-name="T4">class</text:span> <text:span text:style-name="T7">T</text:span>&gt;<text:bookmark text:name="L1746"/><text:bookmark text:name="L1747"/></text:p>
          </table:table-cell>
        </table:table-row>
        <table:table-row>
          <table:table-cell table:style-name="Table20.A1" office:value-type="string">
            <text:p text:style-name="P21"><text:bookmark text:name="LC1746"/><text:bookmark text:name="LC1747"/></text:p>
          </table:table-cell>
          <table:table-cell table:style-name="Table20.A1" office:value-type="string">
            <text:p text:style-name="P23"><text:span text:style-name="T4">class</text:span> <text:span text:style-name="T7">SimpleVector</text:span><text:bookmark text:name="L1848"/><text:bookmark text:name="L1849"/></text:p>
          </table:table-cell>
        </table:table-row>
        <table:table-row>
          <table:table-cell table:style-name="Table20.A1" office:value-type="string">
            <text:p text:style-name="P21"><text:bookmark text:name="LC1848"/><text:bookmark text:name="LC1849"/></text:p>
          </table:table-cell>
          <table:table-cell table:style-name="Table20.A1" office:value-type="string">
            <text:p text:style-name="P23">{<text:bookmark text:name="L1948"/><text:bookmark text:name="L1949"/></text:p>
          </table:table-cell>
        </table:table-row>
        <table:table-row>
          <table:table-cell table:style-name="Table20.A1" office:value-type="string">
            <text:p text:style-name="P21"><text:bookmark text:name="LC1950"/><text:bookmark text:name="LC1953"/></text:p>
          </table:table-cell>
          <table:table-cell table:style-name="Table20.A1" office:value-type="string">
            <text:p text:style-name="P25">private:<text:bookmark text:name="L2056"/><text:bookmark text:name="L2057"/></text:p>
          </table:table-cell>
        </table:table-row>
        <table:table-row>
          <table:table-cell table:style-name="Table20.A1" office:value-type="string">
            <text:p text:style-name="P21"><text:bookmark text:name="LC2056"/><text:bookmark text:name="LC2057"/></text:p>
          </table:table-cell>
          <table:table-cell table:style-name="Table20.A1" office:value-type="string">
            <text:p text:style-name="P23">T *aptr; <text:span text:style-name="T6">// To point to the allocated array</text:span><text:bookmark text:name="L2174"/><text:bookmark text:name="L2175"/></text:p>
          </table:table-cell>
        </table:table-row>
        <table:table-row>
          <table:table-cell table:style-name="Table20.A1" office:value-type="string">
            <text:p text:style-name="P21"><text:bookmark text:name="LC2176"/><text:bookmark text:name="LC2177"/></text:p>
          </table:table-cell>
          <table:table-cell table:style-name="Table20.A1" office:value-type="string">
            <text:p text:style-name="P23"><text:span text:style-name="T4">int</text:span> arrSize; <text:span text:style-name="T6">// Number of elements in the array</text:span><text:bookmark text:name="L2246"/><text:bookmark text:name="L2247"/></text:p>
          </table:table-cell>
        </table:table-row>
        <table:table-row>
          <table:table-cell table:style-name="Table20.A1" office:value-type="string">
            <text:p text:style-name="P21"><text:bookmark text:name="LC2244"/><text:bookmark text:name="LC2245"/></text:p>
          </table:table-cell>
          <table:table-cell table:style-name="Table20.A1" office:value-type="string">
            <text:p text:style-name="P23"><text:span text:style-name="T4">int</text:span> alSize; <text:span text:style-name="T6">// Size of the allocated array</text:span><text:bookmark text:name="L2342"/><text:bookmark text:name="L2343"/></text:p>
          </table:table-cell>
        </table:table-row>
        <table:table-row>
          <table:table-cell table:style-name="Table20.A1" office:value-type="string">
            <text:p text:style-name="P21"><text:bookmark text:name="LC2342"/><text:bookmark text:name="LC2343"/></text:p>
          </table:table-cell>
          <table:table-cell table:style-name="Table20.A1" office:value-type="string">
            <text:p text:style-name="P23"><text:span text:style-name="T4">void</text:span> <text:span text:style-name="T7">memError</text:span>(); <text:span text:style-name="T6">// Handles memory allocation errors</text:span><text:bookmark text:name="L2438"/><text:bookmark text:name="L2439"/></text:p>
          </table:table-cell>
        </table:table-row>
        <table:table-row>
          <table:table-cell table:style-name="Table20.A1" office:value-type="string">
            <text:p text:style-name="P21"><text:bookmark text:name="LC2438"/><text:bookmark text:name="LC2439"/></text:p>
          </table:table-cell>
          <table:table-cell table:style-name="Table20.A1" office:value-type="string">
            <text:p text:style-name="P23"><text:span text:style-name="T4">void</text:span> <text:span text:style-name="T7">subError</text:span>(); <text:span text:style-name="T6">// Handles subscripts out of range</text:span><text:bookmark text:name="L2538"/><text:bookmark text:name="L2539"/></text:p>
          </table:table-cell>
        </table:table-row>
        <table:table-row>
          <table:table-cell table:style-name="Table20.A1" office:value-type="string">
            <text:p text:style-name="P21"><text:bookmark text:name="LC2536"/><text:bookmark text:name="LC2537"/></text:p>
          </table:table-cell>
          <table:table-cell table:style-name="Table20.A1" office:value-type="string">
            <text:p text:style-name="P25">public:<text:bookmark text:name="L2644"/><text:bookmark text:name="L2645"/></text:p>
          </table:table-cell>
        </table:table-row>
        <table:table-row>
          <table:table-cell table:style-name="Table20.A1" office:value-type="string">
            <text:p text:style-name="P21"><text:bookmark text:name="LC2644"/><text:bookmark text:name="LC2645"/></text:p>
          </table:table-cell>
          <table:table-cell table:style-name="Table20.A1" office:value-type="string">
            <text:p text:style-name="P22">// Default constructor<text:bookmark text:name="L2740"/><text:bookmark text:name="L2741"/></text:p>
          </table:table-cell>
        </table:table-row>
        <table:table-row>
          <table:table-cell table:style-name="Table20.A1" office:value-type="string">
            <text:p text:style-name="P21"><text:bookmark text:name="LC2738"/><text:bookmark text:name="LC2739"/></text:p>
          </table:table-cell>
          <table:table-cell table:style-name="Table20.A1" office:value-type="string">
            <text:p text:style-name="P23"><text:span text:style-name="T7">SimpleVector</text:span>()<text:bookmark text:name="L2836"/><text:bookmark text:name="L2837"/></text:p>
          </table:table-cell>
        </table:table-row>
        <table:table-row>
          <table:table-cell table:style-name="Table20.A1" office:value-type="string">
            <text:p text:style-name="P21"><text:bookmark text:name="LC2836"/><text:bookmark text:name="LC2837"/></text:p>
          </table:table-cell>
          <table:table-cell table:style-name="Table20.A1" office:value-type="string">
            <text:p text:style-name="P23">{ aptr = <text:span text:style-name="T8">0</text:span>; arrSize = <text:span text:style-name="T8">0</text:span>; alSize=<text:span text:style-name="T8">0</text:span>;}<text:bookmark text:name="L2934"/><text:bookmark text:name="L2935"/></text:p>
          </table:table-cell>
        </table:table-row>
        <table:table-row>
          <table:table-cell table:style-name="Table20.A1" office:value-type="string">
            <text:p text:style-name="P21"><text:bookmark text:name="LC2934"/><text:bookmark text:name="LC2935"/></text:p>
          </table:table-cell>
          <table:table-cell table:style-name="Table20.A1" office:value-type="string">
            <text:p text:style-name="P21"><text:bookmark text:name="L3034"/><text:bookmark text:name="L3035"/></text:p>
          </table:table-cell>
        </table:table-row>
        <table:table-row>
          <table:table-cell table:style-name="Table20.A1" office:value-type="string">
            <text:p text:style-name="P21"><text:bookmark text:name="LC3034"/><text:bookmark text:name="LC3035"/></text:p>
          </table:table-cell>
          <table:table-cell table:style-name="Table20.A1" office:value-type="string">
            <text:p text:style-name="P22">// Constructor declaration<text:bookmark text:name="L3162"/><text:bookmark text:name="L3163"/></text:p>
          </table:table-cell>
        </table:table-row>
        <table:table-row>
          <table:table-cell table:style-name="Table20.A1" office:value-type="string">
            <text:p text:style-name="P21"><text:bookmark text:name="LC3162"/><text:bookmark text:name="LC3163"/></text:p>
          </table:table-cell>
          <table:table-cell table:style-name="Table20.A1" office:value-type="string">
            <text:p text:style-name="P23"><text:span text:style-name="T7">SimpleVector</text:span>(<text:span text:style-name="T4">int</text:span>);<text:bookmark text:name="L3234"/><text:bookmark text:name="L3235"/></text:p>
          </table:table-cell>
        </table:table-row>
        <table:table-row>
          <table:table-cell table:style-name="Table20.A1" office:value-type="string">
            <text:p text:style-name="P21"><text:bookmark text:name="LC3232"/><text:bookmark text:name="LC3233"/></text:p>
          </table:table-cell>
          <table:table-cell table:style-name="Table20.A1" office:value-type="string">
            <text:p text:style-name="P21"><text:bookmark text:name="L3330"/><text:bookmark text:name="L3333"/></text:p>
          </table:table-cell>
        </table:table-row>
        <table:table-row>
          <table:table-cell table:style-name="Table20.A1" office:value-type="string">
            <text:p text:style-name="P21"><text:bookmark text:name="LC3334"/><text:bookmark text:name="LC3335"/></text:p>
          </table:table-cell>
          <table:table-cell table:style-name="Table20.A1" office:value-type="string">
            <text:p text:style-name="P22">// Copy constructor declaration<text:bookmark text:name="L3436"/><text:bookmark text:name="L3437"/></text:p>
          </table:table-cell>
        </table:table-row>
        <table:table-row>
          <table:table-cell table:style-name="Table20.A1" office:value-type="string">
            <text:p text:style-name="P21"><text:bookmark text:name="LC3436"/><text:bookmark text:name="LC3437"/></text:p>
          </table:table-cell>
          <table:table-cell table:style-name="Table20.A1" office:value-type="string">
            <text:p text:style-name="P23"><text:span text:style-name="T7">SimpleVector</text:span>(<text:span text:style-name="T4">const</text:span> SimpleVector &amp;);<text:bookmark text:name="L3530"/><text:bookmark text:name="L3531"/></text:p>
          </table:table-cell>
        </table:table-row>
        <table:table-row>
          <table:table-cell table:style-name="Table20.A1" office:value-type="string">
            <text:p text:style-name="P21"><text:bookmark text:name="LC3530"/><text:bookmark text:name="LC3533"/></text:p>
          </table:table-cell>
          <table:table-cell table:style-name="Table20.A1" office:value-type="string">
            <text:p text:style-name="P21"><text:bookmark text:name="L3630"/><text:bookmark text:name="L3633"/></text:p>
          </table:table-cell>
        </table:table-row>
        <table:table-row>
          <table:table-cell table:style-name="Table20.A1" office:value-type="string">
            <text:p text:style-name="P21"><text:bookmark text:name="LC3632"/><text:bookmark text:name="LC3633"/></text:p>
          </table:table-cell>
          <table:table-cell table:style-name="Table20.A1" office:value-type="string">
            <text:p text:style-name="P22">// Destructor declaration<text:bookmark text:name="L3730"/><text:bookmark text:name="L3731"/></text:p>
          </table:table-cell>
        </table:table-row>
        <table:table-row>
          <table:table-cell table:style-name="Table20.A1" office:value-type="string">
            <text:p text:style-name="P21"><text:bookmark text:name="LC3730"/><text:bookmark text:name="LC3731"/></text:p>
          </table:table-cell>
          <table:table-cell table:style-name="Table20.A1" office:value-type="string">
            <text:p text:style-name="P23"><text:span text:style-name="T7">~SimpleVector</text:span>();<text:bookmark text:name="L3830"/><text:bookmark text:name="L3831"/></text:p>
          </table:table-cell>
        </table:table-row>
        <table:table-row>
          <table:table-cell table:style-name="Table20.A1" office:value-type="string">
            <text:p text:style-name="P21"><text:bookmark text:name="LC3830"/><text:bookmark text:name="LC3831"/></text:p>
          </table:table-cell>
          <table:table-cell table:style-name="Table20.A1" office:value-type="string">
            <text:p text:style-name="P21"><text:bookmark text:name="L3930"/><text:bookmark text:name="L3931"/></text:p>
          </table:table-cell>
        </table:table-row>
        <table:table-row>
          <table:table-cell table:style-name="Table20.A1" office:value-type="string">
            <text:p text:style-name="P21"><text:bookmark text:name="LC3930"/><text:bookmark text:name="LC3931"/></text:p>
          </table:table-cell>
          <table:table-cell table:style-name="Table20.A1" office:value-type="string">
            <text:p text:style-name="P22">// Accessor to return the array size<text:bookmark text:name="L4036"/><text:bookmark text:name="L4037"/></text:p>
          </table:table-cell>
        </table:table-row>
        <table:table-row>
          <table:table-cell table:style-name="Table20.A1" office:value-type="string">
            <text:p text:style-name="P21"><text:bookmark text:name="LC4036"/><text:bookmark text:name="LC4037"/></text:p>
          </table:table-cell>
          <table:table-cell table:style-name="Table20.A1" office:value-type="string">
            <text:p text:style-name="P23"><text:span text:style-name="T4">int</text:span> <text:span text:style-name="T7">size</text:span>() <text:span text:style-name="T4">const</text:span><text:bookmark text:name="L4162"/><text:bookmark text:name="L4163"/></text:p>
          </table:table-cell>
        </table:table-row>
        <table:table-row>
          <table:table-cell table:style-name="Table20.A1" office:value-type="string">
            <text:p text:style-name="P21"><text:bookmark text:name="LC4160"/><text:bookmark text:name="LC4161"/></text:p>
          </table:table-cell>
          <table:table-cell table:style-name="Table20.A1" office:value-type="string">
            <text:p text:style-name="P23">{ <text:span text:style-name="T4">return</text:span> arrSize; }<text:bookmark text:name="L4230"/><text:bookmark text:name="L4231"/></text:p>
          </table:table-cell>
        </table:table-row>
        <table:table-row>
          <table:table-cell table:style-name="Table20.A1" office:value-type="string">
            <text:p text:style-name="P21"><text:bookmark text:name="LC4228"/><text:bookmark text:name="LC4229"/></text:p>
          </table:table-cell>
          <table:table-cell table:style-name="Table20.A1" office:value-type="string">
            <text:p text:style-name="P21"><text:bookmark text:name="L4328"/><text:bookmark text:name="L4329"/></text:p>
          </table:table-cell>
        </table:table-row>
        <table:table-row>
          <table:table-cell table:style-name="Table20.A1" office:value-type="string">
            <text:p text:style-name="P21"><text:bookmark text:name="LC4328"/><text:bookmark text:name="LC4329"/></text:p>
          </table:table-cell>
          <table:table-cell table:style-name="Table20.A1" office:value-type="string">
            <text:p text:style-name="P22">// Accessor to return a specific element<text:bookmark text:name="L4428"/><text:bookmark text:name="L4429"/></text:p>
          </table:table-cell>
        </table:table-row>
        <table:table-row>
          <table:table-cell table:style-name="Table20.A1" office:value-type="string">
            <text:p text:style-name="P21"><text:bookmark text:name="LC4428"/><text:bookmark text:name="LC4429"/></text:p>
          </table:table-cell>
          <table:table-cell table:style-name="Table20.A1" office:value-type="string">
            <text:p text:style-name="P23">T <text:span text:style-name="T7">getElementAt</text:span>(<text:span text:style-name="T4">int</text:span> position);<text:bookmark text:name="L4528"/><text:bookmark text:name="L4529"/></text:p>
          </table:table-cell>
        </table:table-row>
        <table:table-row>
          <table:table-cell table:style-name="Table20.A1" office:value-type="string">
            <text:p text:style-name="P21"><text:bookmark text:name="LC4528"/><text:bookmark text:name="LC4529"/></text:p>
          </table:table-cell>
          <table:table-cell table:style-name="Table20.A1" office:value-type="string">
            <text:p text:style-name="P21"><text:bookmark text:name="L4632"/><text:bookmark text:name="L4633"/></text:p>
          </table:table-cell>
        </table:table-row>
        <table:table-row>
          <table:table-cell table:style-name="Table20.A1" office:value-type="string">
            <text:p text:style-name="P21"><text:bookmark text:name="LC4630"/><text:bookmark text:name="LC4631"/></text:p>
          </table:table-cell>
          <table:table-cell table:style-name="Table20.A1" office:value-type="string">
            <text:p text:style-name="P22">// Overloaded [] operator declaration<text:bookmark text:name="L4728"/><text:bookmark text:name="L4729"/></text:p>
          </table:table-cell>
        </table:table-row>
        <table:table-row>
          <table:table-cell table:style-name="Table20.A1" office:value-type="string">
            <text:p text:style-name="P21"><text:bookmark text:name="LC4728"/><text:bookmark text:name="LC4729"/></text:p>
          </table:table-cell>
          <table:table-cell table:style-name="Table20.A1" office:value-type="string">
            <text:p text:style-name="P23">T &amp;<text:span text:style-name="T4">operator</text:span>[](<text:span text:style-name="T4">const</text:span> <text:span text:style-name="T4">int</text:span> &amp;);<text:bookmark text:name="L4830"/><text:bookmark text:name="L4833"/></text:p>
          </table:table-cell>
        </table:table-row>
        <table:table-row>
          <table:table-cell table:style-name="Table20.A1" office:value-type="string">
            <text:p text:style-name="P21"><text:bookmark text:name="LC4830"/><text:bookmark text:name="LC4833"/></text:p>
          </table:table-cell>
          <table:table-cell table:style-name="Table20.A1" office:value-type="string">
            <text:p text:style-name="P21"><text:bookmark text:name="L4928"/><text:bookmark text:name="L4929"/></text:p>
          </table:table-cell>
        </table:table-row>
        <table:table-row>
          <table:table-cell table:style-name="Table20.A1" office:value-type="string">
            <text:p text:style-name="P21"><text:bookmark text:name="LC4930"/><text:bookmark text:name="LC4933"/></text:p>
          </table:table-cell>
          <table:table-cell table:style-name="Table20.A1" office:value-type="string">
            <text:p text:style-name="P22">//push function<text:bookmark text:name="L5028"/><text:bookmark text:name="L5029"/></text:p>
          </table:table-cell>
        </table:table-row>
        <table:table-row>
          <table:table-cell table:style-name="Table20.A1" office:value-type="string">
            <text:p text:style-name="P21"><text:bookmark text:name="LC5028"/><text:bookmark text:name="LC5029"/></text:p>
          </table:table-cell>
          <table:table-cell table:style-name="Table20.A1" office:value-type="string">
            <text:p text:style-name="P23"><text:span text:style-name="T4">void</text:span> <text:span text:style-name="T7">pushEle</text:span>(T);<text:bookmark text:name="L5164"/><text:bookmark text:name="L5165"/></text:p>
          </table:table-cell>
        </table:table-row>
        <table:table-row>
          <table:table-cell table:style-name="Table20.A1" office:value-type="string">
            <text:p text:style-name="P21"><text:bookmark text:name="LC5162"/><text:bookmark text:name="LC5163"/></text:p>
          </table:table-cell>
          <table:table-cell table:style-name="Table20.A1" office:value-type="string">
            <text:p text:style-name="P21"><text:bookmark text:name="L5226"/><text:bookmark text:name="L5227"/></text:p>
          </table:table-cell>
        </table:table-row>
        <table:table-row>
          <table:table-cell table:style-name="Table20.A1" office:value-type="string">
            <text:p text:style-name="P21"><text:bookmark text:name="LC5226"/><text:bookmark text:name="LC5227"/></text:p>
          </table:table-cell>
          <table:table-cell table:style-name="Table20.A1" office:value-type="string">
            <text:p text:style-name="P23">};<text:bookmark text:name="L5326"/><text:bookmark text:name="L5327"/></text:p>
          </table:table-cell>
        </table:table-row>
        <table:table-row>
          <table:table-cell table:style-name="Table20.A1" office:value-type="string">
            <text:p text:style-name="P21"><text:bookmark text:name="LC5322"/><text:bookmark text:name="LC5323"/></text:p>
          </table:table-cell>
          <table:table-cell table:style-name="Table20.A1" office:value-type="string">
            <text:p text:style-name="P21"><text:bookmark text:name="L5422"/><text:bookmark text:name="L5423"/></text:p>
          </table:table-cell>
        </table:table-row>
        <table:table-row>
          <table:table-cell table:style-name="Table20.A1" office:value-type="string">
            <text:p text:style-name="P21"><text:bookmark text:name="LC5422"/><text:bookmark text:name="LC5423"/></text:p>
          </table:table-cell>
          <table:table-cell table:style-name="Table20.A1" office:value-type="string">
            <text:p text:style-name="P22">//***********************************************************<text:bookmark text:name="L5522"/><text:bookmark text:name="L5523"/></text:p>
          </table:table-cell>
        </table:table-row>
        <table:table-row>
          <table:table-cell table:style-name="Table20.A1" office:value-type="string">
            <text:p text:style-name="P21"><text:bookmark text:name="LC5522"/><text:bookmark text:name="LC5523"/></text:p>
          </table:table-cell>
          <table:table-cell table:style-name="Table20.A1" office:value-type="string">
            <text:p text:style-name="P22">// Constructor for SimpleVector class. Sets the size of the *<text:bookmark text:name="L5622"/><text:bookmark text:name="L5623"/></text:p>
          </table:table-cell>
        </table:table-row>
        <text:soft-page-break/>
        <table:table-row>
          <table:table-cell table:style-name="Table20.A1" office:value-type="string">
            <text:p text:style-name="P21"><text:bookmark text:name="LC5622"/><text:bookmark text:name="LC5623"/></text:p>
          </table:table-cell>
          <table:table-cell table:style-name="Table20.A1" office:value-type="string">
            <text:p text:style-name="P22">// array and allocates memory for it. *<text:bookmark text:name="L5722"/><text:bookmark text:name="L5723"/></text:p>
          </table:table-cell>
        </table:table-row>
        <table:table-row>
          <table:table-cell table:style-name="Table20.A1" office:value-type="string">
            <text:p text:style-name="P21"><text:bookmark text:name="LC5722"/><text:bookmark text:name="LC5723"/></text:p>
          </table:table-cell>
          <table:table-cell table:style-name="Table20.A1" office:value-type="string">
            <text:p text:style-name="P22">//***********************************************************<text:bookmark text:name="L5820"/><text:bookmark text:name="L5821"/></text:p>
          </table:table-cell>
        </table:table-row>
        <table:table-row>
          <table:table-cell table:style-name="Table20.A1" office:value-type="string">
            <text:p text:style-name="P21"><text:bookmark text:name="LC5820"/><text:bookmark text:name="LC5823"/></text:p>
          </table:table-cell>
          <table:table-cell table:style-name="Table20.A1" office:value-type="string">
            <text:p text:style-name="P21"><text:bookmark text:name="L5926"/><text:bookmark text:name="L5927"/></text:p>
          </table:table-cell>
        </table:table-row>
        <table:table-row>
          <table:table-cell table:style-name="Table20.A1" office:value-type="string">
            <text:p text:style-name="P21"><text:bookmark text:name="LC5920"/><text:bookmark text:name="LC5923"/></text:p>
          </table:table-cell>
          <table:table-cell table:style-name="Table20.A1" office:value-type="string">
            <text:p text:style-name="P23"><text:span text:style-name="T4">template </text:span>&lt;<text:span text:style-name="T4">class</text:span> <text:span text:style-name="T7">T</text:span>&gt;<text:bookmark text:name="L6018"/><text:bookmark text:name="L6019"/></text:p>
          </table:table-cell>
        </table:table-row>
        <table:table-row>
          <table:table-cell table:style-name="Table20.A1" office:value-type="string">
            <text:p text:style-name="P21"><text:bookmark text:name="LC6016"/><text:bookmark text:name="LC6017"/></text:p>
          </table:table-cell>
          <table:table-cell table:style-name="Table20.A1" office:value-type="string">
            <text:p text:style-name="P23">SimpleVector&lt;T&gt;::SimpleVector(<text:span text:style-name="T4">int</text:span> s)<text:bookmark text:name="L6146"/><text:bookmark text:name="L6147"/></text:p>
          </table:table-cell>
        </table:table-row>
        <table:table-row>
          <table:table-cell table:style-name="Table20.A1" office:value-type="string">
            <text:p text:style-name="P21"><text:bookmark text:name="LC6146"/><text:bookmark text:name="LC6147"/></text:p>
          </table:table-cell>
          <table:table-cell table:style-name="Table20.A1" office:value-type="string">
            <text:p text:style-name="P23">{<text:bookmark text:name="L6214"/><text:bookmark text:name="L6215"/></text:p>
          </table:table-cell>
        </table:table-row>
        <table:table-row>
          <table:table-cell table:style-name="Table20.A1" office:value-type="string">
            <text:p text:style-name="P21"><text:bookmark text:name="LC6214"/><text:bookmark text:name="LC6215"/></text:p>
          </table:table-cell>
          <table:table-cell table:style-name="Table20.A1" office:value-type="string">
            <text:p text:style-name="P23">arrSize = s;<text:bookmark text:name="L6316"/><text:bookmark text:name="L6317"/></text:p>
          </table:table-cell>
        </table:table-row>
        <table:table-row>
          <table:table-cell table:style-name="Table20.A1" office:value-type="string">
            <text:p text:style-name="P21"><text:bookmark text:name="LC6316"/><text:bookmark text:name="LC6317"/></text:p>
          </table:table-cell>
          <table:table-cell table:style-name="Table20.A1" office:value-type="string">
            <text:p text:style-name="P23">alSize= <text:span text:style-name="T8">2</text:span>*s;<text:bookmark text:name="L6412"/><text:bookmark text:name="L6413"/></text:p>
          </table:table-cell>
        </table:table-row>
        <table:table-row>
          <table:table-cell table:style-name="Table20.A1" office:value-type="string">
            <text:p text:style-name="P21"><text:bookmark text:name="LC6414"/><text:bookmark text:name="LC6415"/></text:p>
          </table:table-cell>
          <table:table-cell table:style-name="Table20.A1" office:value-type="string">
            <text:p text:style-name="P22">// Allocate memory for the array.<text:bookmark text:name="L6512"/><text:bookmark text:name="L6513"/></text:p>
          </table:table-cell>
        </table:table-row>
        <table:table-row>
          <table:table-cell table:style-name="Table20.A1" office:value-type="string">
            <text:p text:style-name="P21"><text:bookmark text:name="LC6512"/><text:bookmark text:name="LC6513"/></text:p>
          </table:table-cell>
          <table:table-cell table:style-name="Table20.A1" office:value-type="string">
            <text:p text:style-name="P25">try<text:bookmark text:name="L6614"/><text:bookmark text:name="L6615"/></text:p>
          </table:table-cell>
        </table:table-row>
        <table:table-row>
          <table:table-cell table:style-name="Table20.A1" office:value-type="string">
            <text:p text:style-name="P21"><text:bookmark text:name="LC6612"/><text:bookmark text:name="LC6613"/></text:p>
          </table:table-cell>
          <table:table-cell table:style-name="Table20.A1" office:value-type="string">
            <text:p text:style-name="P23">{<text:bookmark text:name="L6712"/><text:bookmark text:name="L6713"/></text:p>
          </table:table-cell>
        </table:table-row>
        <table:table-row>
          <table:table-cell table:style-name="Table20.A1" office:value-type="string">
            <text:p text:style-name="P21"><text:bookmark text:name="LC6712"/><text:bookmark text:name="LC6713"/></text:p>
          </table:table-cell>
          <table:table-cell table:style-name="Table20.A1" office:value-type="string">
            <text:p text:style-name="P23">aptr = <text:span text:style-name="T4">new</text:span> T [alSize];<text:bookmark text:name="L6812"/><text:bookmark text:name="L6813"/></text:p>
          </table:table-cell>
        </table:table-row>
        <table:table-row>
          <table:table-cell table:style-name="Table20.A1" office:value-type="string">
            <text:p text:style-name="P21"><text:bookmark text:name="LC6814"/><text:bookmark text:name="LC6815"/></text:p>
          </table:table-cell>
          <table:table-cell table:style-name="Table20.A1" office:value-type="string">
            <text:p text:style-name="P23">}<text:bookmark text:name="L6912"/><text:bookmark text:name="L6913"/></text:p>
          </table:table-cell>
        </table:table-row>
        <table:table-row>
          <table:table-cell table:style-name="Table20.A1" office:value-type="string">
            <text:p text:style-name="P21"><text:bookmark text:name="LC6912"/><text:bookmark text:name="LC6913"/></text:p>
          </table:table-cell>
          <table:table-cell table:style-name="Table20.A1" office:value-type="string">
            <text:p text:style-name="P23"><text:span text:style-name="T4">catch</text:span> (bad_alloc)<text:bookmark text:name="L7012"/><text:bookmark text:name="L7013"/></text:p>
          </table:table-cell>
        </table:table-row>
        <table:table-row>
          <table:table-cell table:style-name="Table20.A1" office:value-type="string">
            <text:p text:style-name="P21"><text:bookmark text:name="LC7012"/><text:bookmark text:name="LC7013"/></text:p>
          </table:table-cell>
          <table:table-cell table:style-name="Table20.A1" office:value-type="string">
            <text:p text:style-name="P23">{<text:bookmark text:name="L7116"/><text:bookmark text:name="L7117"/></text:p>
          </table:table-cell>
        </table:table-row>
        <table:table-row>
          <table:table-cell table:style-name="Table20.A1" office:value-type="string">
            <text:p text:style-name="P21"><text:bookmark text:name="LC7116"/><text:bookmark text:name="LC7117"/></text:p>
          </table:table-cell>
          <table:table-cell table:style-name="Table20.A1" office:value-type="string">
            <text:p text:style-name="P23"><text:span text:style-name="T8">memError</text:span>();<text:bookmark text:name="L7212"/><text:bookmark text:name="L7213"/></text:p>
          </table:table-cell>
        </table:table-row>
        <table:table-row>
          <table:table-cell table:style-name="Table20.A1" office:value-type="string">
            <text:p text:style-name="P21"><text:bookmark text:name="LC7212"/><text:bookmark text:name="LC7213"/></text:p>
          </table:table-cell>
          <table:table-cell table:style-name="Table20.A1" office:value-type="string">
            <text:p text:style-name="P23">}<text:bookmark text:name="L7312"/><text:bookmark text:name="L7313"/></text:p>
          </table:table-cell>
        </table:table-row>
        <table:table-row>
          <table:table-cell table:style-name="Table20.A1" office:value-type="string">
            <text:p text:style-name="P21"><text:bookmark text:name="LC7312"/><text:bookmark text:name="LC7313"/></text:p>
          </table:table-cell>
          <table:table-cell table:style-name="Table20.A1" office:value-type="string">
            <text:p text:style-name="P21"><text:bookmark text:name="L7410"/><text:bookmark text:name="L7411"/></text:p>
          </table:table-cell>
        </table:table-row>
        <table:table-row>
          <table:table-cell table:style-name="Table20.A1" office:value-type="string">
            <text:p text:style-name="P21"><text:bookmark text:name="LC7410"/><text:bookmark text:name="LC7411"/></text:p>
          </table:table-cell>
          <table:table-cell table:style-name="Table20.A1" office:value-type="string">
            <text:p text:style-name="P22">// Initialize the array.<text:bookmark text:name="L753"/><text:bookmark text:name="L754"/></text:p>
          </table:table-cell>
        </table:table-row>
        <table:table-row>
          <table:table-cell table:style-name="Table20.A1" office:value-type="string">
            <text:p text:style-name="P21"><text:bookmark text:name="LC755"/><text:bookmark text:name="LC756"/></text:p>
          </table:table-cell>
          <table:table-cell table:style-name="Table20.A1" office:value-type="string">
            <text:p text:style-name="P23"><text:span text:style-name="T4">for</text:span> (<text:span text:style-name="T4">int</text:span> count = <text:span text:style-name="T8">0</text:span>; count &lt; arrSize; count++)<text:bookmark text:name="L765"/><text:bookmark text:name="L766"/></text:p>
          </table:table-cell>
        </table:table-row>
        <table:table-row>
          <table:table-cell table:style-name="Table20.A1" office:value-type="string">
            <text:p text:style-name="P21"><text:bookmark text:name="LC765"/><text:bookmark text:name="LC766"/></text:p>
          </table:table-cell>
          <table:table-cell table:style-name="Table20.A1" office:value-type="string">
            <text:p text:style-name="P23">*(aptr + count) = <text:span text:style-name="T8">0</text:span>;<text:bookmark text:name="L773"/><text:bookmark text:name="L774"/></text:p>
          </table:table-cell>
        </table:table-row>
        <table:table-row>
          <table:table-cell table:style-name="Table20.A1" office:value-type="string">
            <text:p text:style-name="P21"><text:bookmark text:name="LC775"/><text:bookmark text:name="LC776"/></text:p>
          </table:table-cell>
          <table:table-cell table:style-name="Table20.A1" office:value-type="string">
            <text:p text:style-name="P23">}<text:bookmark text:name="L785"/><text:bookmark text:name="L786"/></text:p>
          </table:table-cell>
        </table:table-row>
        <table:table-row>
          <table:table-cell table:style-name="Table20.A1" office:value-type="string">
            <text:p text:style-name="P21"><text:bookmark text:name="LC785"/><text:bookmark text:name="LC786"/></text:p>
          </table:table-cell>
          <table:table-cell table:style-name="Table20.A1" office:value-type="string">
            <text:p text:style-name="P21"><text:bookmark text:name="L795"/><text:bookmark text:name="L796"/></text:p>
          </table:table-cell>
        </table:table-row>
        <table:table-row>
          <table:table-cell table:style-name="Table20.A1" office:value-type="string">
            <text:p text:style-name="P21"><text:bookmark text:name="LC793"/><text:bookmark text:name="LC794"/></text:p>
          </table:table-cell>
          <table:table-cell table:style-name="Table20.A1" office:value-type="string">
            <text:p text:style-name="P22">//*******************************************<text:bookmark text:name="L803"/><text:bookmark text:name="L804"/></text:p>
          </table:table-cell>
        </table:table-row>
        <table:table-row>
          <table:table-cell table:style-name="Table20.A1" office:value-type="string">
            <text:p text:style-name="P21"><text:bookmark text:name="LC803"/><text:bookmark text:name="LC804"/></text:p>
          </table:table-cell>
          <table:table-cell table:style-name="Table20.A1" office:value-type="string">
            <text:p text:style-name="P22">// Copy Constructor for SimpleVector class. *<text:bookmark text:name="L8112"/><text:bookmark text:name="L8113"/></text:p>
          </table:table-cell>
        </table:table-row>
        <table:table-row>
          <table:table-cell table:style-name="Table20.A1" office:value-type="string">
            <text:p text:style-name="P21"><text:bookmark text:name="LC8112"/><text:bookmark text:name="LC8113"/></text:p>
          </table:table-cell>
          <table:table-cell table:style-name="Table20.A1" office:value-type="string">
            <text:p text:style-name="P22">//*******************************************<text:bookmark text:name="L8212"/><text:bookmark text:name="L8213"/></text:p>
          </table:table-cell>
        </table:table-row>
        <table:table-row>
          <table:table-cell table:style-name="Table20.A1" office:value-type="string">
            <text:p text:style-name="P21"><text:bookmark text:name="LC8212"/><text:bookmark text:name="LC8213"/></text:p>
          </table:table-cell>
          <table:table-cell table:style-name="Table20.A1" office:value-type="string">
            <text:p text:style-name="P21"><text:bookmark text:name="L8312"/><text:bookmark text:name="L8313"/></text:p>
          </table:table-cell>
        </table:table-row>
        <table:table-row>
          <table:table-cell table:style-name="Table20.A1" office:value-type="string">
            <text:p text:style-name="P21"><text:bookmark text:name="LC8312"/><text:bookmark text:name="LC8313"/></text:p>
          </table:table-cell>
          <table:table-cell table:style-name="Table20.A1" office:value-type="string">
            <text:p text:style-name="P23"><text:span text:style-name="T4">template </text:span>&lt;<text:span text:style-name="T4">class</text:span> <text:span text:style-name="T7">T</text:span>&gt;<text:bookmark text:name="L8410"/><text:bookmark text:name="L8411"/></text:p>
          </table:table-cell>
        </table:table-row>
        <table:table-row>
          <table:table-cell table:style-name="Table20.A1" office:value-type="string">
            <text:p text:style-name="P21"><text:bookmark text:name="LC8410"/><text:bookmark text:name="LC8411"/></text:p>
          </table:table-cell>
          <table:table-cell table:style-name="Table20.A1" office:value-type="string">
            <text:p text:style-name="P23">SimpleVector&lt;T&gt;::SimpleVector(<text:span text:style-name="T4">const</text:span> SimpleVector &amp;obj)<text:bookmark text:name="L856"/><text:bookmark text:name="L857"/></text:p>
          </table:table-cell>
        </table:table-row>
        <table:table-row>
          <table:table-cell table:style-name="Table20.A1" office:value-type="string">
            <text:p text:style-name="P21"><text:bookmark text:name="LC858"/><text:bookmark text:name="LC859"/></text:p>
          </table:table-cell>
          <table:table-cell table:style-name="Table20.A1" office:value-type="string">
            <text:p text:style-name="P23">{<text:bookmark text:name="L865"/><text:bookmark text:name="L866"/></text:p>
          </table:table-cell>
        </table:table-row>
        <table:table-row>
          <table:table-cell table:style-name="Table20.A1" office:value-type="string">
            <text:p text:style-name="P21"><text:bookmark text:name="LC865"/><text:bookmark text:name="LC866"/></text:p>
          </table:table-cell>
          <table:table-cell table:style-name="Table20.A1" office:value-type="string">
            <text:p text:style-name="P22">// Copy the array size.<text:bookmark text:name="L875"/><text:bookmark text:name="L876"/></text:p>
          </table:table-cell>
        </table:table-row>
        <table:table-row>
          <table:table-cell table:style-name="Table20.A1" office:value-type="string">
            <text:p text:style-name="P21"><text:bookmark text:name="LC873"/><text:bookmark text:name="LC874"/></text:p>
          </table:table-cell>
          <table:table-cell table:style-name="Table20.A1" office:value-type="string">
            <text:p text:style-name="P23">arrSize = obj.arrSize;<text:bookmark text:name="L883"/><text:bookmark text:name="L884"/></text:p>
          </table:table-cell>
        </table:table-row>
        <table:table-row>
          <table:table-cell table:style-name="Table20.A1" office:value-type="string">
            <text:p text:style-name="P21"><text:bookmark text:name="LC883"/><text:bookmark text:name="LC884"/></text:p>
          </table:table-cell>
          <table:table-cell table:style-name="Table20.A1" office:value-type="string">
            <text:p text:style-name="P21"><text:bookmark text:name="L893"/><text:bookmark text:name="L894"/></text:p>
          </table:table-cell>
        </table:table-row>
        <table:table-row>
          <table:table-cell table:style-name="Table20.A1" office:value-type="string">
            <text:p text:style-name="P21"><text:bookmark text:name="LC893"/><text:bookmark text:name="LC894"/></text:p>
          </table:table-cell>
          <table:table-cell table:style-name="Table20.A1" office:value-type="string">
            <text:p text:style-name="P22">// Allocate memory for the array.<text:bookmark text:name="L903"/><text:bookmark text:name="L904"/></text:p>
          </table:table-cell>
        </table:table-row>
        <table:table-row>
          <table:table-cell table:style-name="Table20.A1" office:value-type="string">
            <text:p text:style-name="P21"><text:bookmark text:name="LC903"/><text:bookmark text:name="LC904"/></text:p>
          </table:table-cell>
          <table:table-cell table:style-name="Table20.A1" office:value-type="string">
            <text:p text:style-name="P23">aptr = <text:span text:style-name="T4">new</text:span> T [arrSize];<text:bookmark text:name="L9112"/><text:bookmark text:name="L9113"/></text:p>
          </table:table-cell>
        </table:table-row>
        <table:table-row>
          <table:table-cell table:style-name="Table20.A1" office:value-type="string">
            <text:p text:style-name="P21"><text:bookmark text:name="LC9112"/><text:bookmark text:name="LC9113"/></text:p>
          </table:table-cell>
          <table:table-cell table:style-name="Table20.A1" office:value-type="string">
            <text:p text:style-name="P23"><text:span text:style-name="T4">if</text:span> (aptr == <text:span text:style-name="T8">0</text:span>)<text:bookmark text:name="L9212"/><text:bookmark text:name="L9213"/></text:p>
          </table:table-cell>
        </table:table-row>
        <table:table-row>
          <table:table-cell table:style-name="Table20.A1" office:value-type="string">
            <text:p text:style-name="P21"><text:bookmark text:name="LC9212"/><text:bookmark text:name="LC9213"/></text:p>
          </table:table-cell>
          <table:table-cell table:style-name="Table20.A1" office:value-type="string">
            <text:p text:style-name="P23"><text:span text:style-name="T8">memError</text:span>();<text:bookmark text:name="L9312"/><text:bookmark text:name="L9313"/></text:p>
          </table:table-cell>
        </table:table-row>
        <table:table-row>
          <table:table-cell table:style-name="Table20.A1" office:value-type="string">
            <text:p text:style-name="P21"><text:bookmark text:name="LC9312"/><text:bookmark text:name="LC9313"/></text:p>
          </table:table-cell>
          <table:table-cell table:style-name="Table20.A1" office:value-type="string">
            <text:p text:style-name="P21"><text:bookmark text:name="L9410"/><text:bookmark text:name="L9411"/></text:p>
          </table:table-cell>
        </table:table-row>
        <table:table-row>
          <table:table-cell table:style-name="Table20.A1" office:value-type="string">
            <text:p text:style-name="P21"><text:bookmark text:name="LC9410"/><text:bookmark text:name="LC9411"/></text:p>
          </table:table-cell>
          <table:table-cell table:style-name="Table20.A1" office:value-type="string">
            <text:p text:style-name="P22">// Copy the elements of obj's array.<text:bookmark text:name="L953"/><text:bookmark text:name="L954"/></text:p>
          </table:table-cell>
        </table:table-row>
        <table:table-row>
          <table:table-cell table:style-name="Table20.A1" office:value-type="string">
            <text:p text:style-name="P21"><text:bookmark text:name="LC953"/><text:bookmark text:name="LC954"/></text:p>
          </table:table-cell>
          <table:table-cell table:style-name="Table20.A1" office:value-type="string">
            <text:p text:style-name="P23"><text:span text:style-name="T4">for</text:span>(<text:span text:style-name="T4">int</text:span> count = <text:span text:style-name="T8">0</text:span>; count &lt; arrSize; count++)<text:bookmark text:name="L963"/><text:bookmark text:name="L964"/></text:p>
          </table:table-cell>
        </table:table-row>
        <table:table-row>
          <table:table-cell table:style-name="Table20.A1" office:value-type="string">
            <text:p text:style-name="P21"><text:bookmark text:name="LC963"/><text:bookmark text:name="LC964"/></text:p>
          </table:table-cell>
          <table:table-cell table:style-name="Table20.A1" office:value-type="string">
            <text:p text:style-name="P23">*(aptr + count) = *(obj.aptr + count);<text:bookmark text:name="L973"/><text:bookmark text:name="L974"/></text:p>
          </table:table-cell>
        </table:table-row>
        <table:table-row>
          <table:table-cell table:style-name="Table20.A1" office:value-type="string">
            <text:p text:style-name="P21"><text:bookmark text:name="LC973"/><text:bookmark text:name="LC974"/></text:p>
          </table:table-cell>
          <table:table-cell table:style-name="Table20.A1" office:value-type="string">
            <text:p text:style-name="P23">}<text:bookmark text:name="L983"/><text:bookmark text:name="L984"/></text:p>
          </table:table-cell>
        </table:table-row>
        <table:table-row>
          <table:table-cell table:style-name="Table20.A1" office:value-type="string">
            <text:p text:style-name="P21"><text:bookmark text:name="LC985"/><text:bookmark text:name="LC986"/></text:p>
          </table:table-cell>
          <table:table-cell table:style-name="Table20.A1" office:value-type="string">
            <text:p text:style-name="P21"><text:bookmark text:name="L995"/><text:bookmark text:name="L996"/></text:p>
          </table:table-cell>
        </table:table-row>
        <table:table-row>
          <table:table-cell table:style-name="Table20.A1" office:value-type="string">
            <text:p text:style-name="P21"><text:bookmark text:name="LC995"/><text:bookmark text:name="LC996"/></text:p>
          </table:table-cell>
          <table:table-cell table:style-name="Table20.A1" office:value-type="string">
            <text:p text:style-name="P22">//**************************************<text:bookmark text:name="L1005"/><text:bookmark text:name="L1006"/></text:p>
          </table:table-cell>
        </table:table-row>
        <table:table-row>
          <table:table-cell table:style-name="Table20.A1" office:value-type="string">
            <text:p text:style-name="P21"><text:bookmark text:name="LC1005"/><text:bookmark text:name="LC1006"/></text:p>
          </table:table-cell>
          <table:table-cell table:style-name="Table20.A1" office:value-type="string">
            <text:p text:style-name="P22">// Destructor for SimpleVector class. *<text:bookmark text:name="L10112"/><text:bookmark text:name="L10113"/></text:p>
          </table:table-cell>
        </table:table-row>
        <table:table-row>
          <table:table-cell table:style-name="Table20.A1" office:value-type="string">
            <text:p text:style-name="P21"><text:bookmark text:name="LC10112"/><text:bookmark text:name="LC10113"/></text:p>
          </table:table-cell>
          <table:table-cell table:style-name="Table20.A1" office:value-type="string">
            <text:p text:style-name="P22">//**************************************<text:bookmark text:name="L10212"/><text:bookmark text:name="L10213"/></text:p>
          </table:table-cell>
        </table:table-row>
        <table:table-row>
          <table:table-cell table:style-name="Table20.A1" office:value-type="string">
            <text:p text:style-name="P21"><text:bookmark text:name="LC10212"/><text:bookmark text:name="LC10213"/></text:p>
          </table:table-cell>
          <table:table-cell table:style-name="Table20.A1" office:value-type="string">
            <text:p text:style-name="P21"><text:bookmark text:name="L10312"/><text:bookmark text:name="L10313"/></text:p>
          </table:table-cell>
        </table:table-row>
        <table:table-row>
          <table:table-cell table:style-name="Table20.A1" office:value-type="string">
            <text:p text:style-name="P21"><text:bookmark text:name="LC10312"/><text:bookmark text:name="LC10313"/></text:p>
          </table:table-cell>
          <table:table-cell table:style-name="Table20.A1" office:value-type="string">
            <text:p text:style-name="P23"><text:span text:style-name="T4">template </text:span>&lt;<text:span text:style-name="T4">class</text:span> <text:span text:style-name="T7">T</text:span>&gt;<text:bookmark text:name="L10410"/><text:bookmark text:name="L10411"/></text:p>
          </table:table-cell>
        </table:table-row>
        <table:table-row>
          <table:table-cell table:style-name="Table20.A1" office:value-type="string">
            <text:p text:style-name="P21"><text:bookmark text:name="LC10410"/><text:bookmark text:name="LC10411"/></text:p>
          </table:table-cell>
          <table:table-cell table:style-name="Table20.A1" office:value-type="string">
            <text:p text:style-name="P23">SimpleVector&lt;T&gt;::<text:span text:style-name="T7">~SimpleVector</text:span>()<text:bookmark text:name="L1058"/><text:bookmark text:name="L1059"/></text:p>
          </table:table-cell>
        </table:table-row>
        <table:table-row>
          <table:table-cell table:style-name="Table20.A1" office:value-type="string">
            <text:p text:style-name="P21"><text:bookmark text:name="LC1056"/><text:bookmark text:name="LC1057"/></text:p>
          </table:table-cell>
          <table:table-cell table:style-name="Table20.A1" office:value-type="string">
            <text:p text:style-name="P23">{<text:bookmark text:name="L1063"/><text:bookmark text:name="L1064"/></text:p>
          </table:table-cell>
        </table:table-row>
        <table:table-row>
          <table:table-cell table:style-name="Table20.A1" office:value-type="string">
            <text:p text:style-name="P21"><text:bookmark text:name="LC1063"/><text:bookmark text:name="LC1064"/></text:p>
          </table:table-cell>
          <table:table-cell table:style-name="Table20.A1" office:value-type="string">
            <text:p text:style-name="P23"><text:span text:style-name="T4">if</text:span> (arrSize &gt; <text:span text:style-name="T8">0</text:span>)<text:bookmark text:name="L1073"/><text:bookmark text:name="L1074"/></text:p>
          </table:table-cell>
        </table:table-row>
        <table:table-row>
          <table:table-cell table:style-name="Table20.A1" office:value-type="string">
            <text:p text:style-name="P21"><text:bookmark text:name="LC1073"/><text:bookmark text:name="LC1074"/></text:p>
          </table:table-cell>
          <table:table-cell table:style-name="Table20.A1" office:value-type="string">
            <text:p text:style-name="P23"><text:span text:style-name="T4">delete []</text:span> aptr;<text:bookmark text:name="L1083"/><text:bookmark text:name="L1084"/></text:p>
          </table:table-cell>
        </table:table-row>
        <table:table-row>
          <table:table-cell table:style-name="Table20.A1" office:value-type="string">
            <text:p text:style-name="P21"><text:bookmark text:name="LC1083"/><text:bookmark text:name="LC1084"/></text:p>
          </table:table-cell>
          <table:table-cell table:style-name="Table20.A1" office:value-type="string">
            <text:p text:style-name="P23">}<text:bookmark text:name="L1093"/><text:bookmark text:name="L1094"/></text:p>
          </table:table-cell>
        </table:table-row>
        <table:table-row>
          <table:table-cell table:style-name="Table20.A1" office:value-type="string">
            <text:p text:style-name="P21"><text:bookmark text:name="LC1095"/><text:bookmark text:name="LC1096"/></text:p>
          </table:table-cell>
          <table:table-cell table:style-name="Table20.A1" office:value-type="string">
            <text:p text:style-name="P21"><text:bookmark text:name="L1105"/><text:bookmark text:name="L1106"/></text:p>
          </table:table-cell>
        </table:table-row>
        <table:table-row>
          <table:table-cell table:style-name="Table20.A1" office:value-type="string">
            <text:p text:style-name="P21"><text:bookmark text:name="LC11012"/><text:bookmark text:name="LC11013"/></text:p>
          </table:table-cell>
          <table:table-cell table:style-name="Table20.A1" office:value-type="string">
            <text:p text:style-name="P22">//*******************************************************<text:bookmark text:name="L11112"/><text:bookmark text:name="L11113"/></text:p>
          </table:table-cell>
        </table:table-row>
        <table:table-row>
          <table:table-cell table:style-name="Table20.A1" office:value-type="string">
            <text:p text:style-name="P21"><text:bookmark text:name="LC11112"/><text:bookmark text:name="LC11113"/></text:p>
          </table:table-cell>
          <table:table-cell table:style-name="Table20.A1" office:value-type="string">
            <text:p text:style-name="P22">// memError function. Displays an error message and *<text:bookmark text:name="L11212"/><text:bookmark text:name="L11213"/></text:p>
          </table:table-cell>
        </table:table-row>
        <table:table-row>
          <table:table-cell table:style-name="Table20.A1" office:value-type="string">
            <text:p text:style-name="P21"><text:bookmark text:name="LC11212"/><text:bookmark text:name="LC11213"/></text:p>
          </table:table-cell>
          <table:table-cell table:style-name="Table20.A1" office:value-type="string">
            <text:p text:style-name="P22">// terminates the program when memory allocation fails. *<text:bookmark text:name="L11312"/><text:bookmark text:name="L11313"/></text:p>
          </table:table-cell>
        </table:table-row>
        <text:soft-page-break/>
        <table:table-row>
          <table:table-cell table:style-name="Table20.A1" office:value-type="string">
            <text:p text:style-name="P21"><text:bookmark text:name="LC11312"/><text:bookmark text:name="LC11313"/></text:p>
          </table:table-cell>
          <table:table-cell table:style-name="Table20.A1" office:value-type="string">
            <text:p text:style-name="P22">//*******************************************************<text:bookmark text:name="L11412"/><text:bookmark text:name="L11413"/></text:p>
          </table:table-cell>
        </table:table-row>
        <table:table-row>
          <table:table-cell table:style-name="Table20.A1" office:value-type="string">
            <text:p text:style-name="P21"><text:bookmark text:name="LC11412"/><text:bookmark text:name="LC11413"/></text:p>
          </table:table-cell>
          <table:table-cell table:style-name="Table20.A1" office:value-type="string">
            <text:p text:style-name="P21"><text:bookmark text:name="L11510"/><text:bookmark text:name="L11511"/></text:p>
          </table:table-cell>
        </table:table-row>
        <table:table-row>
          <table:table-cell table:style-name="Table20.A1" office:value-type="string">
            <text:p text:style-name="P21"><text:bookmark text:name="LC11512"/><text:bookmark text:name="LC11513"/></text:p>
          </table:table-cell>
          <table:table-cell table:style-name="Table20.A1" office:value-type="string">
            <text:p text:style-name="P23"><text:span text:style-name="T4">template </text:span>&lt;<text:span text:style-name="T4">class</text:span> <text:span text:style-name="T7">T</text:span>&gt;<text:bookmark text:name="L1165"/><text:bookmark text:name="L1166"/></text:p>
          </table:table-cell>
        </table:table-row>
        <table:table-row>
          <table:table-cell table:style-name="Table20.A1" office:value-type="string">
            <text:p text:style-name="P21"><text:bookmark text:name="LC11612"/><text:bookmark text:name="LC11613"/></text:p>
          </table:table-cell>
          <table:table-cell table:style-name="Table20.A1" office:value-type="string">
            <text:p text:style-name="P23"><text:span text:style-name="T4">void</text:span> SimpleVector&lt;T&gt;::memError()<text:bookmark text:name="L1175"/><text:bookmark text:name="L1176"/></text:p>
          </table:table-cell>
        </table:table-row>
        <table:table-row>
          <table:table-cell table:style-name="Table20.A1" office:value-type="string">
            <text:p text:style-name="P21"><text:bookmark text:name="LC11710"/><text:bookmark text:name="LC11711"/></text:p>
          </table:table-cell>
          <table:table-cell table:style-name="Table20.A1" office:value-type="string">
            <text:p text:style-name="P23">{<text:bookmark text:name="L1183"/><text:bookmark text:name="L1184"/></text:p>
          </table:table-cell>
        </table:table-row>
        <table:table-row>
          <table:table-cell table:style-name="Table20.A1" office:value-type="string">
            <text:p text:style-name="P21"><text:bookmark text:name="LC11810"/><text:bookmark text:name="LC11811"/></text:p>
          </table:table-cell>
          <table:table-cell table:style-name="Table20.A1" office:value-type="string">
            <text:p text:style-name="P23">cout &lt;&lt; <text:span text:style-name="T5">"ERROR:Cannot allocate memory.\n"</text:span>;<text:bookmark text:name="L1193"/><text:bookmark text:name="L1194"/></text:p>
          </table:table-cell>
        </table:table-row>
        <table:table-row>
          <table:table-cell table:style-name="Table20.A1" office:value-type="string">
            <text:p text:style-name="P21"><text:bookmark text:name="LC1194"/><text:bookmark text:name="LC1195"/></text:p>
          </table:table-cell>
          <table:table-cell table:style-name="Table20.A1" office:value-type="string">
            <text:p text:style-name="P23"><text:span text:style-name="T8">exit</text:span>(EXIT_FAILURE);<text:bookmark text:name="L1203"/><text:bookmark text:name="L1204"/></text:p>
          </table:table-cell>
        </table:table-row>
        <table:table-row>
          <table:table-cell table:style-name="Table20.A1" office:value-type="string">
            <text:p text:style-name="P21"><text:bookmark text:name="LC1203"/><text:bookmark text:name="LC1204"/></text:p>
          </table:table-cell>
          <table:table-cell table:style-name="Table20.A1" office:value-type="string">
            <text:p text:style-name="P23">}<text:bookmark text:name="L12112"/><text:bookmark text:name="L12113"/></text:p>
          </table:table-cell>
        </table:table-row>
        <table:table-row>
          <table:table-cell table:style-name="Table20.A1" office:value-type="string">
            <text:p text:style-name="P21"><text:bookmark text:name="LC12112"/><text:bookmark text:name="LC12113"/></text:p>
          </table:table-cell>
          <table:table-cell table:style-name="Table20.A1" office:value-type="string">
            <text:p text:style-name="P21"><text:bookmark text:name="L12212"/><text:bookmark text:name="L12213"/></text:p>
          </table:table-cell>
        </table:table-row>
        <table:table-row>
          <table:table-cell table:style-name="Table20.A1" office:value-type="string">
            <text:p text:style-name="P21"><text:bookmark text:name="LC12212"/><text:bookmark text:name="LC12213"/></text:p>
          </table:table-cell>
          <table:table-cell table:style-name="Table20.A1" office:value-type="string">
            <text:p text:style-name="P22">//***********************************************************<text:bookmark text:name="L12312"/><text:bookmark text:name="L12313"/></text:p>
          </table:table-cell>
        </table:table-row>
        <table:table-row>
          <table:table-cell table:style-name="Table20.A1" office:value-type="string">
            <text:p text:style-name="P21"><text:bookmark text:name="LC12312"/><text:bookmark text:name="LC12313"/></text:p>
          </table:table-cell>
          <table:table-cell table:style-name="Table20.A1" office:value-type="string">
            <text:p text:style-name="P22">// subError function. Displays an error message and *<text:bookmark text:name="L12410"/><text:bookmark text:name="L12411"/></text:p>
          </table:table-cell>
        </table:table-row>
        <table:table-row>
          <table:table-cell table:style-name="Table20.A1" office:value-type="string">
            <text:p text:style-name="P21"><text:bookmark text:name="LC12410"/><text:bookmark text:name="LC12411"/></text:p>
          </table:table-cell>
          <table:table-cell table:style-name="Table20.A1" office:value-type="string">
            <text:p text:style-name="P22">// terminates the program when a subscript is out of range. *<text:bookmark text:name="L1258"/><text:bookmark text:name="L1259"/></text:p>
          </table:table-cell>
        </table:table-row>
        <table:table-row>
          <table:table-cell table:style-name="Table20.A1" office:value-type="string">
            <text:p text:style-name="P21"><text:bookmark text:name="LC12510"/><text:bookmark text:name="LC12511"/></text:p>
          </table:table-cell>
          <table:table-cell table:style-name="Table20.A1" office:value-type="string">
            <text:p text:style-name="P22">//***********************************************************<text:bookmark text:name="L1265"/><text:bookmark text:name="L1266"/></text:p>
          </table:table-cell>
        </table:table-row>
        <table:table-row>
          <table:table-cell table:style-name="Table20.A1" office:value-type="string">
            <text:p text:style-name="P21"><text:bookmark text:name="LC1265"/><text:bookmark text:name="LC1266"/></text:p>
          </table:table-cell>
          <table:table-cell table:style-name="Table20.A1" office:value-type="string">
            <text:p text:style-name="P21"><text:bookmark text:name="L1275"/><text:bookmark text:name="L1276"/></text:p>
          </table:table-cell>
        </table:table-row>
        <table:table-row>
          <table:table-cell table:style-name="Table20.A1" office:value-type="string">
            <text:p text:style-name="P21"><text:bookmark text:name="LC1275"/><text:bookmark text:name="LC1276"/></text:p>
          </table:table-cell>
          <table:table-cell table:style-name="Table20.A1" office:value-type="string">
            <text:p text:style-name="P23"><text:span text:style-name="T4">template </text:span>&lt;<text:span text:style-name="T4">class</text:span> <text:span text:style-name="T7">T</text:span>&gt;<text:bookmark text:name="L1285"/><text:bookmark text:name="L1286"/></text:p>
          </table:table-cell>
        </table:table-row>
        <table:table-row>
          <table:table-cell table:style-name="Table20.A1" office:value-type="string">
            <text:p text:style-name="P21"><text:bookmark text:name="LC1285"/><text:bookmark text:name="LC1286"/></text:p>
          </table:table-cell>
          <table:table-cell table:style-name="Table20.A1" office:value-type="string">
            <text:p text:style-name="P23"><text:span text:style-name="T4">void</text:span> SimpleVector&lt;T&gt;::subError()<text:bookmark text:name="L1295"/><text:bookmark text:name="L1296"/></text:p>
          </table:table-cell>
        </table:table-row>
        <table:table-row>
          <table:table-cell table:style-name="Table20.A1" office:value-type="string">
            <text:p text:style-name="P21"><text:bookmark text:name="LC1295"/><text:bookmark text:name="LC1296"/></text:p>
          </table:table-cell>
          <table:table-cell table:style-name="Table20.A1" office:value-type="string">
            <text:p text:style-name="P23">{<text:bookmark text:name="L1305"/><text:bookmark text:name="L1306"/></text:p>
          </table:table-cell>
        </table:table-row>
        <table:table-row>
          <table:table-cell table:style-name="Table20.A1" office:value-type="string">
            <text:p text:style-name="P21"><text:bookmark text:name="LC1305"/><text:bookmark text:name="LC1306"/></text:p>
          </table:table-cell>
          <table:table-cell table:style-name="Table20.A1" office:value-type="string">
            <text:p text:style-name="P23">cout &lt;&lt; <text:span text:style-name="T5">"ERROR: Subscript out of range.\n"</text:span>;<text:bookmark text:name="L13112"/><text:bookmark text:name="L13113"/></text:p>
          </table:table-cell>
        </table:table-row>
        <table:table-row>
          <table:table-cell table:style-name="Table20.A1" office:value-type="string">
            <text:p text:style-name="P21"><text:bookmark text:name="LC13112"/><text:bookmark text:name="LC13113"/></text:p>
          </table:table-cell>
          <table:table-cell table:style-name="Table20.A1" office:value-type="string">
            <text:p text:style-name="P23"><text:span text:style-name="T8">exit</text:span>(EXIT_FAILURE);<text:bookmark text:name="L13212"/><text:bookmark text:name="L13213"/></text:p>
          </table:table-cell>
        </table:table-row>
        <table:table-row>
          <table:table-cell table:style-name="Table20.A1" office:value-type="string">
            <text:p text:style-name="P21"><text:bookmark text:name="LC13212"/><text:bookmark text:name="LC13213"/></text:p>
          </table:table-cell>
          <table:table-cell table:style-name="Table20.A1" office:value-type="string">
            <text:p text:style-name="P23">}<text:bookmark text:name="L13312"/><text:bookmark text:name="L13313"/></text:p>
          </table:table-cell>
        </table:table-row>
        <table:table-row>
          <table:table-cell table:style-name="Table20.A1" office:value-type="string">
            <text:p text:style-name="P21"><text:bookmark text:name="LC13312"/><text:bookmark text:name="LC13313"/></text:p>
          </table:table-cell>
          <table:table-cell table:style-name="Table20.A1" office:value-type="string">
            <text:p text:style-name="P21"><text:bookmark text:name="L13412"/><text:bookmark text:name="L13413"/></text:p>
          </table:table-cell>
        </table:table-row>
        <table:table-row>
          <table:table-cell table:style-name="Table20.A1" office:value-type="string">
            <text:p text:style-name="P21"><text:bookmark text:name="LC13412"/><text:bookmark text:name="LC13413"/></text:p>
          </table:table-cell>
          <table:table-cell table:style-name="Table20.A1" office:value-type="string">
            <text:p text:style-name="P22">//*******************************************************<text:bookmark text:name="L13510"/><text:bookmark text:name="L13511"/></text:p>
          </table:table-cell>
        </table:table-row>
        <table:table-row>
          <table:table-cell table:style-name="Table20.A1" office:value-type="string">
            <text:p text:style-name="P21"><text:bookmark text:name="LC13510"/><text:bookmark text:name="LC13511"/></text:p>
          </table:table-cell>
          <table:table-cell table:style-name="Table20.A1" office:value-type="string">
            <text:p text:style-name="P22">// getElementAt function. The argument is a subscript. *<text:bookmark text:name="L1365"/><text:bookmark text:name="L1366"/></text:p>
          </table:table-cell>
        </table:table-row>
        <table:table-row>
          <table:table-cell table:style-name="Table20.A1" office:value-type="string">
            <text:p text:style-name="P21"><text:bookmark text:name="LC1365"/><text:bookmark text:name="LC1366"/></text:p>
          </table:table-cell>
          <table:table-cell table:style-name="Table20.A1" office:value-type="string">
            <text:p text:style-name="P22">// This function returns the value stored at the sub- *<text:bookmark text:name="L1375"/><text:bookmark text:name="L1376"/></text:p>
          </table:table-cell>
        </table:table-row>
        <table:table-row>
          <table:table-cell table:style-name="Table20.A1" office:value-type="string">
            <text:p text:style-name="P21"><text:bookmark text:name="LC1375"/><text:bookmark text:name="LC1376"/></text:p>
          </table:table-cell>
          <table:table-cell table:style-name="Table20.A1" office:value-type="string">
            <text:p text:style-name="P22">// cript in the array. *<text:bookmark text:name="L1385"/><text:bookmark text:name="L1386"/></text:p>
          </table:table-cell>
        </table:table-row>
        <table:table-row>
          <table:table-cell table:style-name="Table20.A1" office:value-type="string">
            <text:p text:style-name="P21"><text:bookmark text:name="LC1385"/><text:bookmark text:name="LC1386"/></text:p>
          </table:table-cell>
          <table:table-cell table:style-name="Table20.A1" office:value-type="string">
            <text:p text:style-name="P22">//*******************************************************<text:bookmark text:name="L1395"/><text:bookmark text:name="L1396"/></text:p>
          </table:table-cell>
        </table:table-row>
        <table:table-row>
          <table:table-cell table:style-name="Table20.A1" office:value-type="string">
            <text:p text:style-name="P21"><text:bookmark text:name="LC1395"/><text:bookmark text:name="LC1396"/></text:p>
          </table:table-cell>
          <table:table-cell table:style-name="Table20.A1" office:value-type="string">
            <text:p text:style-name="P21"><text:bookmark text:name="L1405"/><text:bookmark text:name="L1406"/></text:p>
          </table:table-cell>
        </table:table-row>
        <table:table-row>
          <table:table-cell table:style-name="Table20.A1" office:value-type="string">
            <text:p text:style-name="P21"><text:bookmark text:name="LC1405"/><text:bookmark text:name="LC1406"/></text:p>
          </table:table-cell>
          <table:table-cell table:style-name="Table20.A1" office:value-type="string">
            <text:p text:style-name="P23"><text:span text:style-name="T4">template </text:span>&lt;<text:span text:style-name="T4">class</text:span> <text:span text:style-name="T7">T</text:span>&gt;<text:bookmark text:name="L14112"/><text:bookmark text:name="L14113"/></text:p>
          </table:table-cell>
        </table:table-row>
        <table:table-row>
          <table:table-cell table:style-name="Table20.A1" office:value-type="string">
            <text:p text:style-name="P21"><text:bookmark text:name="LC14112"/><text:bookmark text:name="LC14113"/></text:p>
          </table:table-cell>
          <table:table-cell table:style-name="Table20.A1" office:value-type="string">
            <text:p text:style-name="P23">T SimpleVector&lt;T&gt;::getElementAt(<text:span text:style-name="T4">int</text:span> sub)<text:bookmark text:name="L14212"/><text:bookmark text:name="L14213"/></text:p>
          </table:table-cell>
        </table:table-row>
        <table:table-row>
          <table:table-cell table:style-name="Table20.A1" office:value-type="string">
            <text:p text:style-name="P21"><text:bookmark text:name="LC14212"/><text:bookmark text:name="LC14213"/></text:p>
          </table:table-cell>
          <table:table-cell table:style-name="Table20.A1" office:value-type="string">
            <text:p text:style-name="P23">{<text:bookmark text:name="L14312"/><text:bookmark text:name="L14313"/></text:p>
          </table:table-cell>
        </table:table-row>
        <table:table-row>
          <table:table-cell table:style-name="Table20.A1" office:value-type="string">
            <text:p text:style-name="P21"><text:bookmark text:name="LC14312"/><text:bookmark text:name="LC14313"/></text:p>
          </table:table-cell>
          <table:table-cell table:style-name="Table20.A1" office:value-type="string">
            <text:p text:style-name="P23"><text:span text:style-name="T4">if</text:span> (sub &lt; <text:span text:style-name="T8">0</text:span> || sub &gt;= arrSize)<text:bookmark text:name="L14410"/><text:bookmark text:name="L14411"/></text:p>
          </table:table-cell>
        </table:table-row>
        <table:table-row>
          <table:table-cell table:style-name="Table20.A1" office:value-type="string">
            <text:p text:style-name="P21"><text:bookmark text:name="LC14410"/><text:bookmark text:name="LC14411"/></text:p>
          </table:table-cell>
          <table:table-cell table:style-name="Table20.A1" office:value-type="string">
            <text:p text:style-name="P23"><text:span text:style-name="T8">subError</text:span>();<text:bookmark text:name="L1458"/><text:bookmark text:name="L1459"/></text:p>
          </table:table-cell>
        </table:table-row>
        <table:table-row>
          <table:table-cell table:style-name="Table20.A1" office:value-type="string">
            <text:p text:style-name="P21"><text:bookmark text:name="LC1456"/><text:bookmark text:name="LC1457"/></text:p>
          </table:table-cell>
          <table:table-cell table:style-name="Table20.A1" office:value-type="string">
            <text:p text:style-name="P23"><text:span text:style-name="T4">return</text:span> aptr[sub];<text:bookmark text:name="L1463"/><text:bookmark text:name="L1464"/></text:p>
          </table:table-cell>
        </table:table-row>
        <table:table-row>
          <table:table-cell table:style-name="Table20.A1" office:value-type="string">
            <text:p text:style-name="P21"><text:bookmark text:name="LC1463"/><text:bookmark text:name="LC1464"/></text:p>
          </table:table-cell>
          <table:table-cell table:style-name="Table20.A1" office:value-type="string">
            <text:p text:style-name="P23">}<text:bookmark text:name="L1473"/><text:bookmark text:name="L1474"/></text:p>
          </table:table-cell>
        </table:table-row>
        <table:table-row>
          <table:table-cell table:style-name="Table20.A1" office:value-type="string">
            <text:p text:style-name="P21"><text:bookmark text:name="LC1475"/><text:bookmark text:name="LC1476"/></text:p>
          </table:table-cell>
          <table:table-cell table:style-name="Table20.A1" office:value-type="string">
            <text:p text:style-name="P21"><text:bookmark text:name="L1485"/><text:bookmark text:name="L1486"/></text:p>
          </table:table-cell>
        </table:table-row>
        <table:table-row>
          <table:table-cell table:style-name="Table20.A1" office:value-type="string">
            <text:p text:style-name="P21"><text:bookmark text:name="LC1485"/><text:bookmark text:name="LC1486"/></text:p>
          </table:table-cell>
          <table:table-cell table:style-name="Table20.A1" office:value-type="string">
            <text:p text:style-name="P22">//*******************************************************<text:bookmark text:name="L1493"/><text:bookmark text:name="L1494"/></text:p>
          </table:table-cell>
        </table:table-row>
        <table:table-row>
          <table:table-cell table:style-name="Table20.A1" office:value-type="string">
            <text:p text:style-name="P21"><text:bookmark text:name="LC1493"/><text:bookmark text:name="LC1494"/></text:p>
          </table:table-cell>
          <table:table-cell table:style-name="Table20.A1" office:value-type="string">
            <text:p text:style-name="P22">// Overloaded [] operator. The argument is a subscript. *<text:bookmark text:name="L1503"/><text:bookmark text:name="L1504"/></text:p>
          </table:table-cell>
        </table:table-row>
        <table:table-row>
          <table:table-cell table:style-name="Table20.A1" office:value-type="string">
            <text:p text:style-name="P21"><text:bookmark text:name="LC1503"/><text:bookmark text:name="LC1504"/></text:p>
          </table:table-cell>
          <table:table-cell table:style-name="Table20.A1" office:value-type="string">
            <text:p text:style-name="P22">// This function returns a reference to the element *<text:bookmark text:name="L15110"/><text:bookmark text:name="L15111"/></text:p>
          </table:table-cell>
        </table:table-row>
        <table:table-row>
          <table:table-cell table:style-name="Table20.A1" office:value-type="string">
            <text:p text:style-name="P21"><text:bookmark text:name="LC15110"/><text:bookmark text:name="LC15111"/></text:p>
          </table:table-cell>
          <table:table-cell table:style-name="Table20.A1" office:value-type="string">
            <text:p text:style-name="P22">// in the array indexed by the subscript. *<text:bookmark text:name="L15210"/><text:bookmark text:name="L15211"/></text:p>
          </table:table-cell>
        </table:table-row>
        <table:table-row>
          <table:table-cell table:style-name="Table20.A1" office:value-type="string">
            <text:p text:style-name="P21"><text:bookmark text:name="LC15210"/><text:bookmark text:name="LC15211"/></text:p>
          </table:table-cell>
          <table:table-cell table:style-name="Table20.A1" office:value-type="string">
            <text:p text:style-name="P22">//*******************************************************<text:bookmark text:name="L15310"/><text:bookmark text:name="L15311"/></text:p>
          </table:table-cell>
        </table:table-row>
        <table:table-row>
          <table:table-cell table:style-name="Table20.A1" office:value-type="string">
            <text:p text:style-name="P21"><text:bookmark text:name="LC15310"/><text:bookmark text:name="LC15311"/></text:p>
          </table:table-cell>
          <table:table-cell table:style-name="Table20.A1" office:value-type="string">
            <text:p text:style-name="P21"><text:bookmark text:name="L15410"/><text:bookmark text:name="L15411"/></text:p>
          </table:table-cell>
        </table:table-row>
        <table:table-row>
          <table:table-cell table:style-name="Table20.A1" office:value-type="string">
            <text:p text:style-name="P21"><text:bookmark text:name="LC15410"/><text:bookmark text:name="LC15411"/></text:p>
          </table:table-cell>
          <table:table-cell table:style-name="Table20.A1" office:value-type="string">
            <text:p text:style-name="P23"><text:span text:style-name="T4">template </text:span>&lt;<text:span text:style-name="T4">class</text:span> <text:span text:style-name="T7">T</text:span>&gt;<text:bookmark text:name="L1556"/><text:bookmark text:name="L1557"/></text:p>
          </table:table-cell>
        </table:table-row>
        <table:table-row>
          <table:table-cell table:style-name="Table20.A1" office:value-type="string">
            <text:p text:style-name="P21"><text:bookmark text:name="LC1554"/><text:bookmark text:name="LC1555"/></text:p>
          </table:table-cell>
          <table:table-cell table:style-name="Table20.A1" office:value-type="string">
            <text:p text:style-name="P23">T &amp;SimpleVector&lt;T&gt;::<text:span text:style-name="T4">operator</text:span>[](<text:span text:style-name="T4">const</text:span> <text:span text:style-name="T4">int</text:span> &amp;sub)<text:bookmark text:name="L1561"/><text:bookmark text:name="L1562"/></text:p>
          </table:table-cell>
        </table:table-row>
        <table:table-row>
          <table:table-cell table:style-name="Table20.A1" office:value-type="string">
            <text:p text:style-name="P21"><text:bookmark text:name="LC1561"/><text:bookmark text:name="LC1562"/></text:p>
          </table:table-cell>
          <table:table-cell table:style-name="Table20.A1" office:value-type="string">
            <text:p text:style-name="P23">{<text:bookmark text:name="L1571"/><text:bookmark text:name="L1572"/></text:p>
          </table:table-cell>
        </table:table-row>
        <table:table-row>
          <table:table-cell table:style-name="Table20.A1" office:value-type="string">
            <text:p text:style-name="P21"><text:bookmark text:name="LC1571"/><text:bookmark text:name="LC1572"/></text:p>
          </table:table-cell>
          <table:table-cell table:style-name="Table20.A1" office:value-type="string">
            <text:p text:style-name="P23"><text:span text:style-name="T4">if</text:span> (sub &lt; <text:span text:style-name="T8">0</text:span> || sub &gt;= arrSize)<text:bookmark text:name="L1581"/><text:bookmark text:name="L1582"/></text:p>
          </table:table-cell>
        </table:table-row>
        <table:table-row>
          <table:table-cell table:style-name="Table20.A1" office:value-type="string">
            <text:p text:style-name="P21"><text:bookmark text:name="LC1581"/><text:bookmark text:name="LC1582"/></text:p>
          </table:table-cell>
          <table:table-cell table:style-name="Table20.A1" office:value-type="string">
            <text:p text:style-name="P23"><text:span text:style-name="T8">subError</text:span>();<text:bookmark text:name="L1591"/><text:bookmark text:name="L1592"/></text:p>
          </table:table-cell>
        </table:table-row>
        <table:table-row>
          <table:table-cell table:style-name="Table20.A1" office:value-type="string">
            <text:p text:style-name="P21"><text:bookmark text:name="LC1591"/><text:bookmark text:name="LC1592"/></text:p>
          </table:table-cell>
          <table:table-cell table:style-name="Table20.A1" office:value-type="string">
            <text:p text:style-name="P23"><text:span text:style-name="T4">return</text:span> aptr[sub];<text:bookmark text:name="L1601"/><text:bookmark text:name="L1602"/></text:p>
          </table:table-cell>
        </table:table-row>
        <table:table-row>
          <table:table-cell table:style-name="Table20.A1" office:value-type="string">
            <text:p text:style-name="P21"><text:bookmark text:name="LC1603"/><text:bookmark text:name="LC1604"/></text:p>
          </table:table-cell>
          <table:table-cell table:style-name="Table20.A1" office:value-type="string">
            <text:p text:style-name="P23">}<text:bookmark text:name="L16110"/><text:bookmark text:name="L16111"/></text:p>
          </table:table-cell>
        </table:table-row>
        <table:table-row>
          <table:table-cell table:style-name="Table20.A1" office:value-type="string">
            <text:p text:style-name="P21"><text:bookmark text:name="LC16110"/><text:bookmark text:name="LC16111"/></text:p>
          </table:table-cell>
          <table:table-cell table:style-name="Table20.A1" office:value-type="string">
            <text:p text:style-name="P21"><text:bookmark text:name="L16210"/><text:bookmark text:name="L16211"/></text:p>
          </table:table-cell>
        </table:table-row>
        <table:table-row>
          <table:table-cell table:style-name="Table20.A1" office:value-type="string">
            <text:p text:style-name="P21"><text:bookmark text:name="LC16210"/><text:bookmark text:name="LC16211"/></text:p>
          </table:table-cell>
          <table:table-cell table:style-name="Table20.A1" office:value-type="string">
            <text:p text:style-name="P22">//*******************************************************<text:bookmark text:name="L16310"/><text:bookmark text:name="L16311"/></text:p>
          </table:table-cell>
        </table:table-row>
        <table:table-row>
          <table:table-cell table:style-name="Table20.A1" office:value-type="string">
            <text:p text:style-name="P21"><text:bookmark text:name="LC16310"/><text:bookmark text:name="LC16311"/></text:p>
          </table:table-cell>
          <table:table-cell table:style-name="Table20.A1" office:value-type="string">
            <text:p text:style-name="P22">// Push function *<text:bookmark text:name="L16410"/><text:bookmark text:name="L16411"/></text:p>
          </table:table-cell>
        </table:table-row>
        <table:table-row>
          <table:table-cell table:style-name="Table20.A1" office:value-type="string">
            <text:p text:style-name="P21"><text:bookmark text:name="LC1648"/><text:bookmark text:name="LC1649"/></text:p>
          </table:table-cell>
          <table:table-cell table:style-name="Table20.A1" office:value-type="string">
            <text:p text:style-name="P22">// *<text:bookmark text:name="L1651"/><text:bookmark text:name="L1652"/></text:p>
          </table:table-cell>
        </table:table-row>
        <table:table-row>
          <table:table-cell table:style-name="Table20.A1" office:value-type="string">
            <text:p text:style-name="P21"><text:bookmark text:name="LC1651"/><text:bookmark text:name="LC1652"/></text:p>
          </table:table-cell>
          <table:table-cell table:style-name="Table20.A1" office:value-type="string">
            <text:p text:style-name="P22">// *<text:bookmark text:name="L1661"/><text:bookmark text:name="L1662"/></text:p>
          </table:table-cell>
        </table:table-row>
        <table:table-row>
          <table:table-cell table:style-name="Table20.A1" office:value-type="string">
            <text:p text:style-name="P21"><text:bookmark text:name="LC1661"/><text:bookmark text:name="LC1662"/></text:p>
          </table:table-cell>
          <table:table-cell table:style-name="Table20.A1" office:value-type="string">
            <text:p text:style-name="P22">//*******************************************************<text:bookmark text:name="L1671"/><text:bookmark text:name="L1672"/></text:p>
          </table:table-cell>
        </table:table-row>
        <table:table-row>
          <table:table-cell table:style-name="Table20.A1" office:value-type="string">
            <text:p text:style-name="P21"><text:bookmark text:name="LC1671"/><text:bookmark text:name="LC1672"/></text:p>
          </table:table-cell>
          <table:table-cell table:style-name="Table20.A1" office:value-type="string">
            <text:p text:style-name="P21"><text:bookmark text:name="L1681"/><text:bookmark text:name="L1682"/></text:p>
          </table:table-cell>
        </table:table-row>
        <table:table-row>
          <table:table-cell table:style-name="Table20.A1" office:value-type="string">
            <text:p text:style-name="P21"><text:bookmark text:name="LC1681"/><text:bookmark text:name="LC1682"/></text:p>
          </table:table-cell>
          <table:table-cell table:style-name="Table20.A1" office:value-type="string">
            <text:p text:style-name="P23"><text:span text:style-name="T4">template </text:span>&lt;<text:span text:style-name="T4">class</text:span> <text:span text:style-name="T7">T</text:span>&gt;<text:bookmark text:name="L1691"/><text:bookmark text:name="L1692"/></text:p>
          </table:table-cell>
        </table:table-row>
        <table:table-row>
          <table:table-cell table:style-name="Table20.A1" office:value-type="string">
            <text:p text:style-name="P21"><text:bookmark text:name="LC1691"/><text:bookmark text:name="LC1692"/></text:p>
          </table:table-cell>
          <table:table-cell table:style-name="Table20.A1" office:value-type="string">
            <text:p text:style-name="P23"><text:span text:style-name="T4">void</text:span> SimpleVector&lt;T&gt;::pushEle(T newEle){<text:bookmark text:name="L1701"/><text:bookmark text:name="L1702"/></text:p>
          </table:table-cell>
        </table:table-row>
        <text:soft-page-break/>
        <table:table-row>
          <table:table-cell table:style-name="Table20.A1" office:value-type="string">
            <text:p text:style-name="P21"><text:bookmark text:name="LC1701"/><text:bookmark text:name="LC1702"/></text:p>
          </table:table-cell>
          <table:table-cell table:style-name="Table20.A1" office:value-type="string">
            <text:p text:style-name="P22">//check the allocated size<text:bookmark text:name="L17110"/><text:bookmark text:name="L17111"/></text:p>
          </table:table-cell>
        </table:table-row>
        <table:table-row>
          <table:table-cell table:style-name="Table20.A1" office:value-type="string">
            <text:p text:style-name="P21"><text:bookmark text:name="LC17110"/><text:bookmark text:name="LC17111"/></text:p>
          </table:table-cell>
          <table:table-cell table:style-name="Table20.A1" office:value-type="string">
            <text:p text:style-name="P23"><text:span text:style-name="T4">if</text:span>(alSize&lt;=(arrSize+<text:span text:style-name="T8">1</text:span>)){<text:bookmark text:name="L17210"/><text:bookmark text:name="L17211"/></text:p>
          </table:table-cell>
        </table:table-row>
        <table:table-row>
          <table:table-cell table:style-name="Table20.A1" office:value-type="string">
            <text:p text:style-name="P21"><text:bookmark text:name="LC17210"/><text:bookmark text:name="LC17211"/></text:p>
          </table:table-cell>
          <table:table-cell table:style-name="Table20.A1" office:value-type="string">
            <text:p text:style-name="P22">//double allocated size<text:bookmark text:name="L17310"/><text:bookmark text:name="L17311"/></text:p>
          </table:table-cell>
        </table:table-row>
        <table:table-row>
          <table:table-cell table:style-name="Table20.A1" office:value-type="string">
            <text:p text:style-name="P21"><text:bookmark text:name="LC17310"/><text:bookmark text:name="LC17311"/></text:p>
          </table:table-cell>
          <table:table-cell table:style-name="Table20.A1" office:value-type="string">
            <text:p text:style-name="P23">alSize*=<text:span text:style-name="T8">2</text:span>;<text:bookmark text:name="L1748"/><text:bookmark text:name="L1749"/></text:p>
          </table:table-cell>
        </table:table-row>
        <table:table-row>
          <table:table-cell table:style-name="Table20.A1" office:value-type="string">
            <text:p text:style-name="P21"><text:bookmark text:name="LC1748"/><text:bookmark text:name="LC1749"/></text:p>
          </table:table-cell>
          <table:table-cell table:style-name="Table20.A1" office:value-type="string">
            <text:p text:style-name="P22">// Copy the array size.<text:bookmark text:name="L1751"/><text:bookmark text:name="L1752"/></text:p>
          </table:table-cell>
        </table:table-row>
        <table:table-row>
          <table:table-cell table:style-name="Table20.A1" office:value-type="string">
            <text:p text:style-name="P21"><text:bookmark text:name="LC1751"/><text:bookmark text:name="LC1752"/></text:p>
          </table:table-cell>
          <table:table-cell table:style-name="Table20.A1" office:value-type="string">
            <text:p text:style-name="P23">arrSize+=<text:span text:style-name="T8">1</text:span>;<text:bookmark text:name="L1761"/><text:bookmark text:name="L1762"/></text:p>
          </table:table-cell>
        </table:table-row>
        <table:table-row>
          <table:table-cell table:style-name="Table20.A1" office:value-type="string">
            <text:p text:style-name="P21"><text:bookmark text:name="LC1763"/><text:bookmark text:name="LC1764"/></text:p>
          </table:table-cell>
          <table:table-cell table:style-name="Table20.A1" office:value-type="string">
            <text:p text:style-name="P21"><text:bookmark text:name="L1773"/><text:bookmark text:name="L1774"/></text:p>
          </table:table-cell>
        </table:table-row>
        <table:table-row>
          <table:table-cell table:style-name="Table20.A1" office:value-type="string">
            <text:p text:style-name="P21"><text:bookmark text:name="LC1773"/><text:bookmark text:name="LC1774"/></text:p>
          </table:table-cell>
          <table:table-cell table:style-name="Table20.A1" office:value-type="string">
            <text:p text:style-name="P22">// Allocate memory for the array.<text:bookmark text:name="L1783"/><text:bookmark text:name="L1784"/></text:p>
          </table:table-cell>
        </table:table-row>
        <table:table-row>
          <table:table-cell table:style-name="Table20.A1" office:value-type="string">
            <text:p text:style-name="P21"><text:bookmark text:name="LC1783"/><text:bookmark text:name="LC1784"/></text:p>
          </table:table-cell>
          <table:table-cell table:style-name="Table20.A1" office:value-type="string">
            <text:p text:style-name="P23">T *nAptr = <text:span text:style-name="T4">new</text:span> T [alSize];<text:bookmark text:name="L1793"/><text:bookmark text:name="L1794"/></text:p>
          </table:table-cell>
        </table:table-row>
        <table:table-row>
          <table:table-cell table:style-name="Table20.A1" office:value-type="string">
            <text:p text:style-name="P21"><text:bookmark text:name="LC1793"/><text:bookmark text:name="LC1794"/></text:p>
          </table:table-cell>
          <table:table-cell table:style-name="Table20.A1" office:value-type="string">
            <text:p text:style-name="P23">cout&lt;&lt;<text:span text:style-name="T5">"New allocation"</text:span>&lt;&lt;endl;<text:bookmark text:name="L1803"/><text:bookmark text:name="L1804"/></text:p>
          </table:table-cell>
        </table:table-row>
        <table:table-row>
          <table:table-cell table:style-name="Table20.A1" office:value-type="string">
            <text:p text:style-name="P21"><text:bookmark text:name="LC1803"/><text:bookmark text:name="LC1804"/></text:p>
          </table:table-cell>
          <table:table-cell table:style-name="Table20.A1" office:value-type="string">
            <text:p text:style-name="P22">// Copy the elements of obj's array.<text:bookmark text:name="L18110"/><text:bookmark text:name="L18111"/></text:p>
          </table:table-cell>
        </table:table-row>
        <table:table-row>
          <table:table-cell table:style-name="Table20.A1" office:value-type="string">
            <text:p text:style-name="P21"><text:bookmark text:name="LC18110"/><text:bookmark text:name="LC18111"/></text:p>
          </table:table-cell>
          <table:table-cell table:style-name="Table20.A1" office:value-type="string">
            <text:p text:style-name="P23"><text:span text:style-name="T4">for</text:span>(<text:span text:style-name="T4">int</text:span> count = <text:span text:style-name="T8">0</text:span>; count &lt; arrSize; count++)<text:bookmark text:name="L18210"/><text:bookmark text:name="L18211"/></text:p>
          </table:table-cell>
        </table:table-row>
        <table:table-row>
          <table:table-cell table:style-name="Table20.A1" office:value-type="string">
            <text:p text:style-name="P21"><text:bookmark text:name="LC18210"/><text:bookmark text:name="LC18211"/></text:p>
          </table:table-cell>
          <table:table-cell table:style-name="Table20.A1" office:value-type="string">
            <text:p text:style-name="P23">*(nAptr + count) = *(aptr + count);<text:bookmark text:name="L18310"/><text:bookmark text:name="L18311"/></text:p>
          </table:table-cell>
        </table:table-row>
        <table:table-row>
          <table:table-cell table:style-name="Table20.A1" office:value-type="string">
            <text:p text:style-name="P21"><text:bookmark text:name="LC18310"/><text:bookmark text:name="LC18311"/></text:p>
          </table:table-cell>
          <table:table-cell table:style-name="Table20.A1" office:value-type="string">
            <text:p text:style-name="P21"><text:bookmark text:name="L18410"/><text:bookmark text:name="L18411"/></text:p>
          </table:table-cell>
        </table:table-row>
        <table:table-row>
          <table:table-cell table:style-name="Table20.A1" office:value-type="string">
            <text:p text:style-name="P21"><text:bookmark text:name="LC18410"/><text:bookmark text:name="LC18411"/></text:p>
          </table:table-cell>
          <table:table-cell table:style-name="Table20.A1" office:value-type="string">
            <text:p text:style-name="P22">//Add the new element at the end<text:bookmark text:name="L1851"/><text:bookmark text:name="L1852"/></text:p>
          </table:table-cell>
        </table:table-row>
        <table:table-row>
          <table:table-cell table:style-name="Table20.A1" office:value-type="string">
            <text:p text:style-name="P21"><text:bookmark text:name="LC1851"/><text:bookmark text:name="LC1852"/></text:p>
          </table:table-cell>
          <table:table-cell table:style-name="Table20.A1" office:value-type="string">
            <text:p text:style-name="P23">*(nAptr + (arrSize-<text:span text:style-name="T8">1</text:span>))=newEle;<text:bookmark text:name="L1861"/><text:bookmark text:name="L1862"/></text:p>
          </table:table-cell>
        </table:table-row>
        <table:table-row>
          <table:table-cell table:style-name="Table20.A1" office:value-type="string">
            <text:p text:style-name="P21"><text:bookmark text:name="LC1861"/><text:bookmark text:name="LC1862"/></text:p>
          </table:table-cell>
          <table:table-cell table:style-name="Table20.A1" office:value-type="string">
            <text:p text:style-name="P21"><text:bookmark text:name="L1871"/><text:bookmark text:name="L1872"/></text:p>
          </table:table-cell>
        </table:table-row>
        <table:table-row>
          <table:table-cell table:style-name="Table20.A1" office:value-type="string">
            <text:p text:style-name="P21"><text:bookmark text:name="LC1871"/><text:bookmark text:name="LC1872"/></text:p>
          </table:table-cell>
          <table:table-cell table:style-name="Table20.A1" office:value-type="string">
            <text:p text:style-name="P22">//delete old array<text:bookmark text:name="L1881"/><text:bookmark text:name="L1882"/></text:p>
          </table:table-cell>
        </table:table-row>
        <table:table-row>
          <table:table-cell table:style-name="Table20.A1" office:value-type="string">
            <text:p text:style-name="P21"><text:bookmark text:name="LC1881"/><text:bookmark text:name="LC1882"/></text:p>
          </table:table-cell>
          <table:table-cell table:style-name="Table20.A1" office:value-type="string">
            <text:p text:style-name="P23"><text:span text:style-name="T4">delete []</text:span>aptr;<text:bookmark text:name="L1891"/><text:bookmark text:name="L1892"/></text:p>
          </table:table-cell>
        </table:table-row>
        <table:table-row>
          <table:table-cell table:style-name="Table20.A1" office:value-type="string">
            <text:p text:style-name="P21"><text:bookmark text:name="LC1891"/><text:bookmark text:name="LC1892"/></text:p>
          </table:table-cell>
          <table:table-cell table:style-name="Table20.A1" office:value-type="string">
            <text:p text:style-name="P21"><text:bookmark text:name="L1901"/><text:bookmark text:name="L1902"/></text:p>
          </table:table-cell>
        </table:table-row>
        <table:table-row>
          <table:table-cell table:style-name="Table20.A1" office:value-type="string">
            <text:p text:style-name="P21"><text:bookmark text:name="LC1901"/><text:bookmark text:name="LC1902"/></text:p>
          </table:table-cell>
          <table:table-cell table:style-name="Table20.A1" office:value-type="string">
            <text:p text:style-name="P22">//set pointer to new array<text:bookmark text:name="L19110"/><text:bookmark text:name="L19111"/></text:p>
          </table:table-cell>
        </table:table-row>
        <table:table-row>
          <table:table-cell table:style-name="Table20.A1" office:value-type="string">
            <text:p text:style-name="P21"><text:bookmark text:name="LC19110"/><text:bookmark text:name="LC19111"/></text:p>
          </table:table-cell>
          <table:table-cell table:style-name="Table20.A1" office:value-type="string">
            <text:p text:style-name="P23">aptr=nAptr;<text:bookmark text:name="L19210"/><text:bookmark text:name="L19211"/></text:p>
          </table:table-cell>
        </table:table-row>
        <table:table-row>
          <table:table-cell table:style-name="Table20.A1" office:value-type="string">
            <text:p text:style-name="P21"><text:bookmark text:name="LC19210"/><text:bookmark text:name="LC19211"/></text:p>
          </table:table-cell>
          <table:table-cell table:style-name="Table20.A1" office:value-type="string">
            <text:p text:style-name="P23">}<text:span text:style-name="T4">else</text:span>{<text:bookmark text:name="L19310"/><text:bookmark text:name="L19311"/></text:p>
          </table:table-cell>
        </table:table-row>
        <table:table-row>
          <table:table-cell table:style-name="Table20.A1" office:value-type="string">
            <text:p text:style-name="P21"><text:bookmark text:name="LC19310"/><text:bookmark text:name="LC19311"/></text:p>
          </table:table-cell>
          <table:table-cell table:style-name="Table20.A1" office:value-type="string">
            <text:p text:style-name="P22">//add new element<text:bookmark text:name="L19410"/><text:bookmark text:name="L19411"/></text:p>
          </table:table-cell>
        </table:table-row>
        <table:table-row>
          <table:table-cell table:style-name="Table20.A1" office:value-type="string">
            <text:p text:style-name="P21"><text:bookmark text:name="LC19410"/><text:bookmark text:name="LC19411"/></text:p>
          </table:table-cell>
          <table:table-cell table:style-name="Table20.A1" office:value-type="string">
            <text:p text:style-name="P23">*(aptr + arrSize)= newEle;<text:bookmark text:name="L1953"/><text:bookmark text:name="L1954"/></text:p>
          </table:table-cell>
        </table:table-row>
        <table:table-row>
          <table:table-cell table:style-name="Table20.A1" office:value-type="string">
            <text:p text:style-name="P21"><text:bookmark text:name="LC1954"/><text:bookmark text:name="LC1955"/></text:p>
          </table:table-cell>
          <table:table-cell table:style-name="Table20.A1" office:value-type="string">
            <text:p text:style-name="P22">//increment array size<text:bookmark text:name="L1963"/><text:bookmark text:name="L1964"/></text:p>
          </table:table-cell>
        </table:table-row>
        <table:table-row>
          <table:table-cell table:style-name="Table20.A1" office:value-type="string">
            <text:p text:style-name="P21"><text:bookmark text:name="LC1963"/><text:bookmark text:name="LC1964"/></text:p>
          </table:table-cell>
          <table:table-cell table:style-name="Table20.A1" office:value-type="string">
            <text:p text:style-name="P23">arrSize++;<text:bookmark text:name="L1973"/><text:bookmark text:name="L1974"/></text:p>
          </table:table-cell>
        </table:table-row>
        <table:table-row>
          <table:table-cell table:style-name="Table20.A1" office:value-type="string">
            <text:p text:style-name="P21"><text:bookmark text:name="LC1973"/><text:bookmark text:name="LC1974"/></text:p>
          </table:table-cell>
          <table:table-cell table:style-name="Table20.A1" office:value-type="string">
            <text:p text:style-name="P23">} <text:bookmark text:name="L1983"/><text:bookmark text:name="L1984"/></text:p>
          </table:table-cell>
        </table:table-row>
        <table:table-row>
          <table:table-cell table:style-name="Table20.A1" office:value-type="string">
            <text:p text:style-name="P21"><text:bookmark text:name="LC1983"/><text:bookmark text:name="LC1984"/></text:p>
          </table:table-cell>
          <table:table-cell table:style-name="Table20.A1" office:value-type="string">
            <text:p text:style-name="P21"><text:bookmark text:name="L1993"/><text:bookmark text:name="L1994"/></text:p>
          </table:table-cell>
        </table:table-row>
        <table:table-row>
          <table:table-cell table:style-name="Table20.A1" office:value-type="string">
            <text:p text:style-name="P21"><text:bookmark text:name="LC1993"/><text:bookmark text:name="LC1994"/></text:p>
          </table:table-cell>
          <table:table-cell table:style-name="Table20.A1" office:value-type="string">
            <text:p text:style-name="P23">}<text:bookmark text:name="L2003"/><text:bookmark text:name="L2004"/></text:p>
          </table:table-cell>
        </table:table-row>
        <table:table-row>
          <table:table-cell table:style-name="Table20.A1" office:value-type="string">
            <text:p text:style-name="P21"><text:bookmark text:name="LC2003"/><text:bookmark text:name="LC2004"/></text:p>
          </table:table-cell>
          <table:table-cell table:style-name="Table20.A1" office:value-type="string">
            <text:p text:style-name="P21"><text:bookmark text:name="L20110"/><text:bookmark text:name="L20111"/></text:p>
          </table:table-cell>
        </table:table-row>
        <table:table-row>
          <table:table-cell table:style-name="Table20.A1" office:value-type="string">
            <text:p text:style-name="P21"><text:bookmark text:name="LC20110"/><text:bookmark text:name="LC20111"/></text:p>
          </table:table-cell>
          <table:table-cell table:style-name="Table20.A1" office:value-type="string">
            <text:p text:style-name="P23">#<text:span text:style-name="T4">endif</text:span> <text:span text:style-name="T6">/* SIMPLEVECTOR_H */</text:spa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Liberation Mono', Menlo, Courier, monospace"/>
    <style:font-face style:name="Mangal1" svg:font-family="Mangal"/>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ext:p text:style-name="MP1">Hitt <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15T14:44:07.47</meta:creation-date>
    <dc:date>2015-12-12T03:46:35.47</dc:date>
    <meta:editing-duration>PT20H56M51S</meta:editing-duration>
    <meta:editing-cycles>19</meta:editing-cycles>
    <meta:generator>OpenOffice/4.1.1$Win32 OpenOffice.org_project/411m6$Build-9775</meta:generator>
    <meta:document-statistic meta:table-count="21" meta:image-count="0" meta:object-count="0" meta:page-count="49" meta:paragraph-count="2061" meta:word-count="6873" meta:character-count="56370"/>
  </office:meta>
</office:document-meta>
</file>